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2.494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1.965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2.9cm"/>
    </style:style>
    <style:style style:name="co10" style:family="table-column">
      <style:table-column-properties fo:break-before="auto" style:column-width="0.958cm"/>
    </style:style>
    <style:style style:name="co11" style:family="table-column">
      <style:table-column-properties fo:break-before="auto" style:column-width="1.815cm"/>
    </style:style>
    <style:style style:name="co12" style:family="table-column">
      <style:table-column-properties fo:break-before="auto" style:column-width="0.882cm"/>
    </style:style>
    <style:style style:name="co13" style:family="table-column">
      <style:table-column-properties fo:break-before="auto" style:column-width="2.395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1.337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8" style:family="table-column">
      <style:table-column-properties fo:break-before="auto" style:column-width="1.083cm"/>
    </style:style>
    <style:style style:name="co19" style:family="table-column">
      <style:table-column-properties fo:break-before="auto" style:column-width="1.058cm"/>
    </style:style>
    <style:style style:name="co20" style:family="table-column">
      <style:table-column-properties fo:break-before="auto" style:column-width="2.295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3pt" style:font-name-asian="Arial" style:font-size-asian="13pt" style:font-size-complex="13pt"/>
    </style:style>
    <style:style style:name="ce20" style:family="table-cell" style:parent-style-name="Default">
      <style:table-cell-properties fo:border="none"/>
      <style:text-properties fo:font-size="13pt" style:font-name-asian="Arial" style:font-size-asian="13pt" style:font-size-complex="13pt"/>
    </style:style>
    <style:style style:name="ce21" style:family="table-cell" style:parent-style-name="Default">
      <style:table-cell-properties fo:background-color="#99ff66" style:text-align-source="fix" style:repeat-content="false" fo:border="0.002cm solid #000000"/>
      <style:paragraph-properties fo:text-align="end" fo:margin-left="0cm"/>
      <style:text-properties fo:font-size="13pt" style:font-name-asian="Arial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24" style:family="table-cell" style:parent-style-name="Default" style:data-style-name="N37">
      <style:table-cell-properties fo:border="none"/>
      <style:text-properties fo:font-size="13pt" style:font-name-asian="Arial" style:font-size-asian="13pt" style:font-size-complex="13pt"/>
    </style:style>
    <style:style style:name="ce25" style:family="table-cell" style:parent-style-name="Default">
      <style:table-cell-properties fo:border="0.002cm solid #000000"/>
      <style:text-properties fo:font-size="13pt" style:font-name-asian="Arial" style:font-size-asian="13pt" style:font-size-complex="13pt"/>
    </style:style>
    <style:style style:name="ce26" style:family="table-cell" style:parent-style-name="Default" style:data-style-name="N113">
      <style:table-cell-properties fo:border="0.002cm solid #000000"/>
      <style:text-properties fo:font-size="13pt" style:font-name-asian="Arial" style:font-size-asian="13pt" style:font-size-complex="13pt"/>
    </style:style>
    <style:style style:name="ce27" style:family="table-cell" style:parent-style-name="Default" style:data-style-name="N11">
      <style:table-cell-properties fo:border="0.002cm solid #000000"/>
      <style:text-properties fo:font-size="13pt" style:font-name-asian="Arial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2" style:family="table-cell" style:parent-style-name="Default" style:data-style-name="N11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ja" style:country-asian="JP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6e6ff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38" style:family="table-cell" style:parent-style-name="Default">
      <style:table-cell-properties fo:background-color="#e6e6ff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e6e6ff"/>
    </style:style>
    <style:style style:name="ce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5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46" style:family="table-cell" style:parent-style-name="Default">
      <style:table-cell-properties fo:background-color="#ffff99"/>
    </style:style>
    <style:style style:name="ce47" style:family="table-cell" style:parent-style-name="Default">
      <style:table-cell-properties fo:background-color="#99ffff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5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ce6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mi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53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0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</office:automatic-styles>
  <office:body>
    <office:spreadsheet>
      <table:table table:name="list_mix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5" table:default-cell-style-name="ce13"/>
        <table:table-column table:style-name="co1" table:default-cell-style-name="ce1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8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/>
          <table:table-cell table:style-name="ce14" table:number-columns-repeated="9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/>
          <table:table-cell table:style-name="ce14" table:number-columns-repeated="9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/>
          <table:table-cell table:style-name="ce14" table:number-columns-repeated="9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 table:formula="of:=LEFT([.$C5];1)">
            <text:p/>
          </table:table-cell>
          <table:table-cell table:style-name="ce14" table:formula="of:=MID([.$C5];2;1)">
            <text:p/>
          </table:table-cell>
          <table:table-cell table:style-name="ce14" table:formula="of:=MID([.$C5];3;1)">
            <text:p/>
          </table:table-cell>
          <table:table-cell table:style-name="ce14" table:formula="of:=MID([.$C5];4;1)">
            <text:p/>
          </table:table-cell>
          <table:table-cell table:style-name="ce14" table:formula="of:=MID([.$C5];5;1)">
            <text:p/>
          </table:table-cell>
          <table:table-cell table:style-name="ce14" table:number-columns-repeated="5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 table:formula="of:=LEFT([.$C6];1)">
            <text:p/>
          </table:table-cell>
          <table:table-cell table:style-name="ce14" table:formula="of:=MID([.$C6];2;1)">
            <text:p/>
          </table:table-cell>
          <table:table-cell table:style-name="ce14" table:formula="of:=MID([.$C6];3;1)">
            <text:p/>
          </table:table-cell>
          <table:table-cell table:style-name="ce14" table:formula="of:=MID([.$C6];4;1)">
            <text:p/>
          </table:table-cell>
          <table:table-cell table:style-name="ce14" table:formula="of:=MID([.$C6];5;1)">
            <text:p/>
          </table:table-cell>
          <table:table-cell table:style-name="ce14" table:number-columns-repeated="5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 table:formula="of:=LEFT([.$C7];1)">
            <text:p/>
          </table:table-cell>
          <table:table-cell table:style-name="ce14" table:formula="of:=MID([.$C7];2;1)">
            <text:p/>
          </table:table-cell>
          <table:table-cell table:style-name="ce14" table:formula="of:=MID([.$C7];3;1)">
            <text:p/>
          </table:table-cell>
          <table:table-cell table:style-name="ce14" table:formula="of:=MID([.$C7];4;1)">
            <text:p/>
          </table:table-cell>
          <table:table-cell table:style-name="ce14" table:formula="of:=MID([.$C7];5;1)">
            <text:p/>
          </table:table-cell>
          <table:table-cell table:style-name="ce14" table:number-columns-repeated="5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6"/>
          <table:table-cell table:style-name="ce7" table:number-columns-repeated="2"/>
          <table:table-cell table:style-name="ce10" table:formula="of:=LEFT([.$C8];1)">
            <text:p/>
          </table:table-cell>
          <table:table-cell table:style-name="ce14" table:formula="of:=MID([.$C8];2;1)">
            <text:p/>
          </table:table-cell>
          <table:table-cell table:style-name="ce14" table:formula="of:=MID([.$C8];3;1)">
            <text:p/>
          </table:table-cell>
          <table:table-cell table:style-name="ce14" table:formula="of:=MID([.$C8];4;1)">
            <text:p/>
          </table:table-cell>
          <table:table-cell table:style-name="ce14" table:formula="of:=MID([.$C8];5;1)">
            <text:p/>
          </table:table-cell>
          <table:table-cell table:style-name="ce14" table:number-columns-repeated="5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6"/>
          <table:table-cell table:style-name="ce7"/>
          <table:table-cell table:style-name="ce2" table:formula="of:=CONCATENATE([.C9];&quot;-&quot;;[.D9])" office:value-type="string" office:string-value="-">
            <text:p>-</text:p>
          </table:table-cell>
          <table:table-cell table:style-name="ce2" table:formula="of:=IF([.C9]=&quot;&quot;;0;VLOOKUP(LEFT([.C9];1);[.$T$2:.$U$5];2;0))" office:value-type="float" office:value="0">
            <text:p>0</text:p>
          </table:table-cell>
          <table:table-cell table:style-name="ce14" table:formula="of:=IF([.C9]=&quot;&quot;;0;VLOOKUP(RIGHT([.C9];1);[.$T$2:.$U$7];2;0))" office:value-type="float" office:value="0">
            <text:p>0</text:p>
          </table:table-cell>
          <table:table-cell table:style-name="ce14" table:number-columns-repeated="8"/>
          <table:table-cell table:style-name="ce15" table:number-columns-repeated="2"/>
          <table:table-cell table:style-name="ce16"/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3-02T02:27:44.85">
            <text:p>2023/3/2 2:27</text:p>
          </table:table-cell>
          <table:table-cell table:number-columns-repeated="2" table:style-name="ce3" office:value-type="string">
            <text:p>*</text:p>
          </table:table-cell>
          <table:table-cell table:style-name="ce9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9" office:value-type="string">
            <text:p>*</text:p>
          </table:table-cell>
          <table:table-cell table:style-name="ce17" table:formula="of:=NOW()" office:value-type="date" office:date-value="2023-03-02T02:27:44.85">
            <text:p>2023/3/2 2:27</text:p>
          </table:table-cell>
          <table:table-cell table:style-name="ce9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4" table:number-columns-repeated="5"/>
          <table:table-cell table:style-name="ce11" table:number-columns-repeated="6"/>
          <table:table-cell table:style-name="ce4" table:number-columns-repeated="1013"/>
        </table:table-row>
        <table:table-row table:style-name="ro2">
          <table:table-cell table:style-name="ce4" table:number-columns-repeated="3"/>
          <table:table-cell table:style-name="ce8" office:value-type="string">
            <text:p>DEFI</text:p>
          </table:table-cell>
          <table:table-cell table:style-name="ce8" table:formula="of:=COUNTIF([.C2:.C8];[.D13])" office:value-type="float" office:value="0">
            <text:p>0</text:p>
          </table:table-cell>
          <table:table-cell table:style-name="ce10" table:formula="of:=LEFT([.$D13];1)" office:value-type="string" office:string-value="D">
            <text:p>D</text:p>
          </table:table-cell>
          <table:table-cell table:style-name="ce14" table:formula="of:=MID([.$D13];2;1)" office:value-type="string" office:string-value="E">
            <text:p>E</text:p>
          </table:table-cell>
          <table:table-cell table:style-name="ce14" table:formula="of:=MID([.$D13];3;1)" office:value-type="string" office:string-value="F">
            <text:p>F</text:p>
          </table:table-cell>
          <table:table-cell table:style-name="ce14" table:formula="of:=MID([.$D13];4;1)" office:value-type="string" office:string-value="I">
            <text:p>I</text:p>
          </table:table-cell>
          <table:table-cell table:style-name="ce14" table:formula="of:=MID([.$D13];5;1)">
            <text:p/>
          </table:table-cell>
          <table:table-cell table:style-name="ce14" table:formula="of:=VLOOKUP([.F13];['1'.$A$2:.$B$11];2)" office:value-type="string" office:string-value="レモン">
            <text:p>レモン</text:p>
          </table:table-cell>
          <table:table-cell table:style-name="ce14" table:formula="of:=VLOOKUP([.G13];['1'.$A$2:.$B$11];2)" office:value-type="string" office:string-value="ニンニク">
            <text:p>ニンニク</text:p>
          </table:table-cell>
          <table:table-cell table:style-name="ce14" table:formula="of:=VLOOKUP([.H13];['1'.$A$2:.$B$11];2)" office:value-type="string" office:string-value="生姜">
            <text:p>生姜</text:p>
          </table:table-cell>
          <table:table-cell table:style-name="ce14" table:formula="of:=VLOOKUP([.I13];['1'.$A$2:.$B$11];2)" office:value-type="string" office:string-value="ローズマリー">
            <text:p>ローズマリー</text:p>
          </table:table-cell>
          <table:table-cell table:style-name="ce14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 office:value-type="string">
            <text:p>BDEFI</text:p>
          </table:table-cell>
          <table:table-cell table:style-name="ce8" table:formula="of:=COUNTIF([.C2:.C9];[.D14])" office:value-type="float" office:value="0">
            <text:p>0</text:p>
          </table:table-cell>
          <table:table-cell table:style-name="ce10" table:formula="of:=LEFT([.$D14];1)" office:value-type="string" office:string-value="B">
            <text:p>B</text:p>
          </table:table-cell>
          <table:table-cell table:style-name="ce14" table:formula="of:=MID([.$D14];2;1)" office:value-type="string" office:string-value="D">
            <text:p>D</text:p>
          </table:table-cell>
          <table:table-cell table:style-name="ce14" table:formula="of:=MID([.$D14];3;1)" office:value-type="string" office:string-value="E">
            <text:p>E</text:p>
          </table:table-cell>
          <table:table-cell table:number-columns-repeated="2" table:style-name="ce14"/>
          <table:table-cell table:style-name="ce14" table:formula="of:=VLOOKUP([.F14];['1'.$A$2:.$B$11];2)" office:value-type="string" office:string-value="ディル">
            <text:p>ディル</text:p>
          </table:table-cell>
          <table:table-cell table:style-name="ce14" table:formula="of:=VLOOKUP([.G14];['1'.$A$2:.$B$11];2)" office:value-type="string" office:string-value="レモン">
            <text:p>レモン</text:p>
          </table:table-cell>
          <table:table-cell table:style-name="ce14" table:formula="of:=VLOOKUP([.H14];['1'.$A$2:.$B$11];2)" office:value-type="string" office:string-value="ニンニク">
            <text:p>ニンニク</text:p>
          </table:table-cell>
          <table:table-cell table:style-name="ce14" table:formula="of:=VLOOKUP([.I14];['1'.$A$2:.$B$11];2)" office:value-type="float" office:value="0">
            <text:p>#N/A</text:p>
          </table:table-cell>
          <table:table-cell table:style-name="ce14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0];[.D15])" office:value-type="float" office:value="0">
            <text:p>0</text:p>
          </table:table-cell>
          <table:table-cell table:style-name="ce10" table:formula="of:=LEFT([.$D15];1)">
            <text:p/>
          </table:table-cell>
          <table:table-cell table:style-name="ce14" table:formula="of:=MID([.$D15];2;1)">
            <text:p/>
          </table:table-cell>
          <table:table-cell table:style-name="ce14" table:formula="of:=MID([.$D15];3;1)">
            <text:p/>
          </table:table-cell>
          <table:table-cell table:number-columns-repeated="2" table:style-name="ce14"/>
          <table:table-cell table:style-name="ce14" table:formula="of:=VLOOKUP([.F15];['1'.$A$2:.$B$11];2)" office:value-type="float" office:value="0">
            <text:p>#N/A</text:p>
          </table:table-cell>
          <table:table-cell table:style-name="ce14" table:formula="of:=VLOOKUP([.G15];['1'.$A$2:.$B$11];2)" office:value-type="float" office:value="0">
            <text:p>#N/A</text:p>
          </table:table-cell>
          <table:table-cell table:style-name="ce14" table:formula="of:=VLOOKUP([.H15];['1'.$A$2:.$B$11];2)" office:value-type="float" office:value="0">
            <text:p>#N/A</text:p>
          </table:table-cell>
          <table:table-cell table:style-name="ce14" table:formula="of:=VLOOKUP([.I15];['1'.$A$2:.$B$11];2)" office:value-type="float" office:value="0">
            <text:p>#N/A</text:p>
          </table:table-cell>
          <table:table-cell table:style-name="ce14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0];[.D16])" office:value-type="float" office:value="0">
            <text:p>0</text:p>
          </table:table-cell>
          <table:table-cell table:style-name="ce10" table:formula="of:=LEFT([.$D16];1)">
            <text:p/>
          </table:table-cell>
          <table:table-cell table:style-name="ce14" table:formula="of:=MID([.$D16];2;1)">
            <text:p/>
          </table:table-cell>
          <table:table-cell table:style-name="ce14" table:formula="of:=MID([.$D16];3;1)">
            <text:p/>
          </table:table-cell>
          <table:table-cell table:number-columns-repeated="2" table:style-name="ce14"/>
          <table:table-cell table:style-name="ce14" table:formula="of:=VLOOKUP([.F16];['1'.$A$2:.$B$11];2)" office:value-type="float" office:value="0">
            <text:p>#N/A</text:p>
          </table:table-cell>
          <table:table-cell table:style-name="ce14" table:formula="of:=VLOOKUP([.G16];['1'.$A$2:.$B$11];2)" office:value-type="float" office:value="0">
            <text:p>#N/A</text:p>
          </table:table-cell>
          <table:table-cell table:style-name="ce14" table:formula="of:=VLOOKUP([.H16];['1'.$A$2:.$B$11];2)" office:value-type="float" office:value="0">
            <text:p>#N/A</text:p>
          </table:table-cell>
          <table:table-cell table:style-name="ce14" table:formula="of:=VLOOKUP([.I16];['1'.$A$2:.$B$11];2)" office:value-type="float" office:value="0">
            <text:p>#N/A</text:p>
          </table:table-cell>
          <table:table-cell table:style-name="ce14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1];[.D17])" office:value-type="float" office:value="0">
            <text:p>0</text:p>
          </table:table-cell>
          <table:table-cell table:style-name="ce10" table:formula="of:=LEFT([.$D17];1)">
            <text:p/>
          </table:table-cell>
          <table:table-cell table:style-name="ce14" table:formula="of:=MID([.$D17];2;1)">
            <text:p/>
          </table:table-cell>
          <table:table-cell table:style-name="ce14" table:formula="of:=MID([.$D17];3;1)">
            <text:p/>
          </table:table-cell>
          <table:table-cell table:number-columns-repeated="2" table:style-name="ce14"/>
          <table:table-cell table:style-name="ce14" table:formula="of:=VLOOKUP([.F17];['1'.$A$2:.$B$11];2)" office:value-type="float" office:value="0">
            <text:p>#N/A</text:p>
          </table:table-cell>
          <table:table-cell table:style-name="ce14" table:formula="of:=VLOOKUP([.G17];['1'.$A$2:.$B$11];2)" office:value-type="float" office:value="0">
            <text:p>#N/A</text:p>
          </table:table-cell>
          <table:table-cell table:style-name="ce14" table:formula="of:=VLOOKUP([.H17];['1'.$A$2:.$B$11];2)" office:value-type="float" office:value="0">
            <text:p>#N/A</text:p>
          </table:table-cell>
          <table:table-cell table:style-name="ce14" table:formula="of:=VLOOKUP([.I17];['1'.$A$2:.$B$11];2)" office:value-type="float" office:value="0">
            <text:p>#N/A</text:p>
          </table:table-cell>
          <table:table-cell table:style-name="ce14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2];[.D18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18];['1'.$A$2:.$B$11];2)" office:value-type="float" office:value="0">
            <text:p>#N/A</text:p>
          </table:table-cell>
          <table:table-cell table:style-name="ce14" table:formula="of:=VLOOKUP([.G18];['1'.$A$2:.$B$11];2)" office:value-type="float" office:value="0">
            <text:p>#N/A</text:p>
          </table:table-cell>
          <table:table-cell table:style-name="ce14" table:formula="of:=VLOOKUP([.H18];['1'.$A$2:.$B$11];2)" office:value-type="float" office:value="0">
            <text:p>#N/A</text:p>
          </table:table-cell>
          <table:table-cell table:style-name="ce14" table:formula="of:=VLOOKUP([.I18];['1'.$A$2:.$B$11];2)" office:value-type="float" office:value="0">
            <text:p>#N/A</text:p>
          </table:table-cell>
          <table:table-cell table:style-name="ce14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3];[.D19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19];['1'.$A$2:.$B$11];2)" office:value-type="float" office:value="0">
            <text:p>#N/A</text:p>
          </table:table-cell>
          <table:table-cell table:style-name="ce14" table:formula="of:=VLOOKUP([.G19];['1'.$A$2:.$B$11];2)" office:value-type="float" office:value="0">
            <text:p>#N/A</text:p>
          </table:table-cell>
          <table:table-cell table:style-name="ce14" table:formula="of:=VLOOKUP([.H19];['1'.$A$2:.$B$11];2)" office:value-type="float" office:value="0">
            <text:p>#N/A</text:p>
          </table:table-cell>
          <table:table-cell table:style-name="ce14" table:formula="of:=VLOOKUP([.I19];['1'.$A$2:.$B$11];2)" office:value-type="float" office:value="0">
            <text:p>#N/A</text:p>
          </table:table-cell>
          <table:table-cell table:style-name="ce14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4];[.D20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20];['1'.$A$2:.$B$11];2)" office:value-type="float" office:value="0">
            <text:p>#N/A</text:p>
          </table:table-cell>
          <table:table-cell table:style-name="ce14" table:formula="of:=VLOOKUP([.G20];['1'.$A$2:.$B$11];2)" office:value-type="float" office:value="0">
            <text:p>#N/A</text:p>
          </table:table-cell>
          <table:table-cell table:style-name="ce14" table:formula="of:=VLOOKUP([.H20];['1'.$A$2:.$B$11];2)" office:value-type="float" office:value="0">
            <text:p>#N/A</text:p>
          </table:table-cell>
          <table:table-cell table:style-name="ce14" table:formula="of:=VLOOKUP([.I20];['1'.$A$2:.$B$11];2)" office:value-type="float" office:value="0">
            <text:p>#N/A</text:p>
          </table:table-cell>
          <table:table-cell table:style-name="ce14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6];[.D21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21];['1'.$A$2:.$B$11];2)" office:value-type="float" office:value="0">
            <text:p>#N/A</text:p>
          </table:table-cell>
          <table:table-cell table:style-name="ce14" table:formula="of:=VLOOKUP([.G21];['1'.$A$2:.$B$11];2)" office:value-type="float" office:value="0">
            <text:p>#N/A</text:p>
          </table:table-cell>
          <table:table-cell table:style-name="ce14" table:formula="of:=VLOOKUP([.H21];['1'.$A$2:.$B$11];2)" office:value-type="float" office:value="0">
            <text:p>#N/A</text:p>
          </table:table-cell>
          <table:table-cell table:style-name="ce14" table:formula="of:=VLOOKUP([.I21];['1'.$A$2:.$B$11];2)" office:value-type="float" office:value="0">
            <text:p>#N/A</text:p>
          </table:table-cell>
          <table:table-cell table:style-name="ce14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7];[.D22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22];['1'.$A$2:.$B$11];2)" office:value-type="float" office:value="0">
            <text:p>#N/A</text:p>
          </table:table-cell>
          <table:table-cell table:style-name="ce14" table:formula="of:=VLOOKUP([.G22];['1'.$A$2:.$B$11];2)" office:value-type="float" office:value="0">
            <text:p>#N/A</text:p>
          </table:table-cell>
          <table:table-cell table:style-name="ce14" table:formula="of:=VLOOKUP([.H22];['1'.$A$2:.$B$11];2)" office:value-type="float" office:value="0">
            <text:p>#N/A</text:p>
          </table:table-cell>
          <table:table-cell table:style-name="ce14" table:formula="of:=VLOOKUP([.I22];['1'.$A$2:.$B$11];2)" office:value-type="float" office:value="0">
            <text:p>#N/A</text:p>
          </table:table-cell>
          <table:table-cell table:style-name="ce14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2">
          <table:table-cell table:style-name="ce4" table:number-columns-repeated="3"/>
          <table:table-cell table:style-name="ce8"/>
          <table:table-cell table:style-name="ce8" table:formula="of:=COUNTIF([.C2:.C18];[.D23])" office:value-type="float" office:value="0">
            <text:p>0</text:p>
          </table:table-cell>
          <table:table-cell table:style-name="ce12"/>
          <table:table-cell table:style-name="Default"/>
          <table:table-cell table:number-columns-repeated="3" table:style-name="ce11"/>
          <table:table-cell table:style-name="ce14" table:formula="of:=VLOOKUP([.F23];['1'.$A$2:.$B$11];2)" office:value-type="float" office:value="0">
            <text:p>#N/A</text:p>
          </table:table-cell>
          <table:table-cell table:style-name="ce14" table:formula="of:=VLOOKUP([.G23];['1'.$A$2:.$B$11];2)" office:value-type="float" office:value="0">
            <text:p>#N/A</text:p>
          </table:table-cell>
          <table:table-cell table:style-name="ce14" table:formula="of:=VLOOKUP([.H23];['1'.$A$2:.$B$11];2)" office:value-type="float" office:value="0">
            <text:p>#N/A</text:p>
          </table:table-cell>
          <table:table-cell table:style-name="ce14" table:formula="of:=VLOOKUP([.I23];['1'.$A$2:.$B$11];2)" office:value-type="float" office:value="0">
            <text:p>#N/A</text:p>
          </table:table-cell>
          <table:table-cell table:style-name="ce14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data" table:style-name="ta1" table:print="false">
        <office:forms form:automatic-focus="false" form:apply-design-mode="false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6" table:number-columns-repeated="3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number-columns-repeated="2" table:default-cell-style-name="ce19"/>
        <table:table-column table:style-name="co15" table:default-cell-style-name="ce19"/>
        <table:table-column table:style-name="co16" table:number-columns-repeated="3" table:default-cell-style-name="ce19"/>
        <table:table-column table:style-name="co17" table:default-cell-style-name="ce19"/>
        <table:table-column table:style-name="co1" table:number-columns-repeated="1003" table:default-cell-style-name="ce19"/>
        <table:table-row table:style-name="ro2">
          <table:table-cell table:number-columns-repeated="2"/>
          <table:table-cell table:style-name="ce20"/>
          <table:table-cell table:style-name="ce24" office:value-type="date" office:date-value="2023-02-03T01:06:56.37">
            <text:p>23/02/03</text:p>
          </table:table-cell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1" office:value-type="string" table:number-columns-spanned="2" table:number-rows-spanned="1">
            <text:p>焼酎：度数</text:p>
          </table:table-cell>
          <table:covered-table-cell table:style-name="ce25"/>
          <table:table-cell table:style-name="ce26" office:value-type="percentage" office:value="0.25">
            <text:p>25.0%</text:p>
          </table:table-cell>
          <table:table-cell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1" office:value-type="string" table:number-columns-spanned="2" table:number-rows-spanned="1">
            <text:p>日本酒：度数</text:p>
          </table:table-cell>
          <table:covered-table-cell table:style-name="ce25"/>
          <table:table-cell table:style-name="ce26" office:value-type="percentage" office:value="0.13">
            <text:p>13.0%</text:p>
          </table:table-cell>
          <table:table-cell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Default" table:number-columns-repeated="4"/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22" office:value-type="string">
            <text:p>焼酎漬け</text:p>
            <text:p>（単位：匙）</text:p>
          </table:table-cell>
          <table:table-cell table:style-name="ce22" office:value-type="string">
            <text:p>水</text:p>
          </table:table-cell>
          <table:table-cell table:style-name="ce22" office:value-type="string">
            <text:p>混合後</text:p>
            <text:p>度数</text:p>
          </table:table-cell>
          <table:table-cell/>
          <table:table-cell table:style-name="ce22" office:value-type="string">
            <text:p>焼酎漬け</text:p>
            <text:p>（単位：匙）</text:p>
          </table:table-cell>
          <table:table-cell table:style-name="ce22" office:value-type="string">
            <text:p>日本酒</text:p>
            <text:p>（単位：匙）</text:p>
          </table:table-cell>
          <table:table-cell table:style-name="ce22" office:value-type="string">
            <text:p>水</text:p>
          </table:table-cell>
          <table:table-cell table:style-name="ce22" office:value-type="string">
            <text:p>混合後</text:p>
            <text:p>度数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7" table:formula="of:=[.C8]/([.C8]+[.D8])*[.$E$3]" office:value-type="percentage" office:value="0.0961538461538462">
            <text:p>9.62%</text:p>
          </table:table-cell>
          <table:table-cell/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7" table:formula="of:=([.G8]*[.$E$3]+[.H8]*[.$E$4])/SUM([.G8:.I8])" office:value-type="percentage" office:value="0.127142857142857">
            <text:p>12.71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7" table:formula="of:=[.C9]/([.C9]+[.D9])*[.$E$3]" office:value-type="percentage" office:value="0.107142857142857">
            <text:p>10.71%</text:p>
          </table:table-cell>
          <table:table-cell/>
          <table:table-cell table:style-name="ce23" office:value-type="float" office:value="4">
            <text:p>4</text:p>
          </table:table-cell>
          <table:table-cell table:number-columns-repeated="2" table:style-name="ce23" office:value-type="float" office:value="6">
            <text:p>6</text:p>
          </table:table-cell>
          <table:table-cell table:style-name="ce27" table:formula="of:=([.G9]*[.$E$3]+[.H9]*[.$E$4])/SUM([.G9:.I9])" office:value-type="percentage" office:value="0.11125">
            <text:p>11.13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7" table:formula="of:=[.C10]/([.C10]+[.D10])*[.$E$3]" office:value-type="percentage" office:value="0.09375">
            <text:p>9.38%</text:p>
          </table:table-cell>
          <table:table-cell/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7" table:formula="of:=([.G10]*[.$E$3]+[.H10]*[.$E$4])/SUM([.G10:.I10])" office:value-type="percentage" office:value="0.19">
            <text:p>19.00%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7" table:formula="of:=IF([.C11]=&quot;&quot;;0;[.C11]/([.C11]+[.D11])*[.$E$3])" office:value-type="percentage" office:value="0.111111111111111">
            <text:p>11.11%</text:p>
          </table:table-cell>
          <table:table-cell/>
          <table:table-cell table:style-name="ce23"/>
          <table:table-cell table:style-name="ce23"/>
          <table:table-cell table:style-name="ce23"/>
          <table:table-cell table:style-name="ce27" table:formula="of:=[.G11]/([.G11]+[.I11])*[.$E$3]" office:value-type="percentage" office:value="0">
            <text:p>#DIV/0!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9">
            <text:p>9</text:p>
          </table:table-cell>
          <table:table-cell table:style-name="ce23" office:value-type="float" office:value="13">
            <text:p>13</text:p>
          </table:table-cell>
          <table:table-cell table:style-name="ce27" table:formula="of:=IF([.C12]=&quot;&quot;;0;[.C12]/([.C12]+[.D12])*[.$E$3])" office:value-type="percentage" office:value="0.102272727272727">
            <text:p>10.23%</text:p>
          </table:table-cell>
          <table:table-cell/>
          <table:table-cell table:number-columns-repeated="4" table:style-name="ce20" office:value-type="string">
            <text:p>*</text:p>
          </table:table-cell>
          <table:table-cell table:number-columns-repeated="8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7" table:formula="of:=[.C13]/([.C13]+[.D13])*[.$E$3]" office:value-type="percentage" office:value="0.113636363636364">
            <text:p>11.36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7" table:formula="of:=[.C14]/([.C14]+[.D14])*[.$E$3]" office:value-type="percentage" office:value="0.104166666666667">
            <text:p>10.42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7" table:formula="of:=IF([.C15]=&quot;&quot;;0;[.C15]/([.C15]+[.D15])*[.$E$3])" office:value-type="percentage" office:value="0.0892857142857143">
            <text:p>8.93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7" table:formula="of:=[.C16]/([.C16]+[.D16])*[.$E$3]" office:value-type="percentage" office:value="0.119565217391304">
            <text:p>11.96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7" table:formula="of:=[.C17]/([.C17]+[.D17])*[.$E$3]" office:value-type="percentage" office:value="0.11">
            <text:p>11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2">
            <text:p>12</text:p>
          </table:table-cell>
          <table:table-cell table:style-name="ce23" office:value-type="float" office:value="14">
            <text:p>14</text:p>
          </table:table-cell>
          <table:table-cell table:style-name="ce27" table:formula="of:=IF([.C18]=&quot;&quot;;0;[.C18]/([.C18]+[.D18])*[.$E$3])" office:value-type="percentage" office:value="0.115384615384615">
            <text:p>11.54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7" table:formula="of:=IF([.C19]=&quot;&quot;;0;[.C19]/([.C19]+[.D19])*[.$E$3])" office:value-type="percentage" office:value="0.1">
            <text:p>1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20]=&quot;&quot;;0;[.C20]/([.C20]+[.D20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21]=&quot;&quot;;0;[.C21]/([.C21]+[.D21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22]=&quot;&quot;;0;[.C22]/([.C22]+[.D22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23]=&quot;&quot;;0;[.C23]/([.C23]+[.D23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24]=&quot;&quot;;0;[.C24]/([.C24]+[.D24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25]=&quot;&quot;;0;[.C25]/([.C25]+[.D25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26]=&quot;&quot;;0;[.C26]/([.C26]+[.D26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2" table:style-name="ce23"/>
          <table:table-cell table:style-name="ce27" table:formula="of:=IF([.C27]=&quot;&quot;;0;[.C27]/([.C27]+[.D27])*[.$E$3])" office:value-type="percentage" office:value="0">
            <text:p>0.00%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number-columns-repeated="3" table:style-name="ce20" office:value-type="string">
            <text:p>*</text:p>
          </table:table-cell>
          <table:table-cell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 table:number-rows-repeated="28">
          <table:table-cell table:number-columns-repeated="2"/>
          <table:table-cell table:style-name="ce20" table:number-columns-repeated="2"/>
          <table:table-cell table:number-columns-repeated="2"/>
          <table:table-cell table:style-name="ce20" table:number-columns-repeated="3"/>
          <table:table-cell table:number-columns-repeated="9"/>
          <table:table-cell table:style-name="ce20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2" table:number-rows-repeated="11">
          <table:table-cell table:number-columns-repeated="2"/>
          <table:table-cell table:style-name="ce20" table:number-columns-repeated="2"/>
          <table:table-cell/>
          <table:table-cell table:style-name="ce20"/>
          <table:table-cell table:number-columns-repeated="5"/>
          <table:table-cell table:style-name="ce20" table:number-columns-repeated="6"/>
          <table:table-cell table:number-columns-repeated="1007"/>
        </table:table-row>
        <table:table-row table:style-name="ro2">
          <table:table-cell table:number-columns-repeated="5"/>
          <table:table-cell table:style-name="ce20"/>
          <table:table-cell table:number-columns-repeated="5"/>
          <table:table-cell table:style-name="ce20" table:number-columns-repeated="6"/>
          <table:table-cell table:number-columns-repeated="1007"/>
        </table:table-row>
        <table:table-row table:style-name="ro2" table:number-rows-repeated="18">
          <table:table-cell table:number-columns-repeated="11"/>
          <table:table-cell table:style-name="ce20" table:number-columns-repeated="6"/>
          <table:table-cell table:number-columns-repeated="1007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8" table:visibility="collapse" table:number-columns-repeated="3" table:default-cell-style-name="ce39"/>
        <table:table-column table:style-name="co1" table:number-columns-repeated="2" table:default-cell-style-name="Default"/>
        <table:table-column table:style-name="co19" table:number-columns-repeated="4" table:default-cell-style-name="ce13"/>
        <table:table-column table:style-name="co11" table:default-cell-style-name="ce13"/>
        <table:table-column table:style-name="co1" table:number-columns-repeated="2" table:default-cell-style-name="ce13"/>
        <table:table-column table:style-name="co1" table:default-cell-style-name="Default"/>
        <table:table-column table:style-name="co20" table:number-columns-repeated="2" table:default-cell-style-name="Default"/>
        <table:table-column table:style-name="co1" table:number-columns-repeated="1006" table:default-cell-style-name="Default"/>
        <table:table-row table:style-name="ro1">
          <table:table-cell table:style-name="ce1" table:formula="of:=CONCATENATE(&quot;sn(&quot;;MAX([.A2];[.A315]);&quot;)&quot;)" office:value-type="string" office:string-value="sn(217)">
            <text:p>sn(217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36" table:number-columns-repeated="3"/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7">
            <text:p>217</text:p>
          </table:table-cell>
          <table:table-cell table:style-name="ce30" office:value-type="date" office:date-value="2023-02-01T01:47:08.24">
            <text:p>02/01 1:47</text:p>
          </table:table-cell>
          <table:table-cell table:style-name="ce34" office:value-type="string">
            <text:p>(BEFI)BCLM</text:p>
          </table:table-cell>
          <table:table-cell table:style-name="ce37" table:formula="of:=FIND(&quot;C&quot;;[.$C2];1)" office:value-type="float" office:value="8">
            <text:p>8</text:p>
          </table:table-cell>
          <table:table-cell table:style-name="ce37" table:formula="of:=FIND(&quot;K&quot;;[.$C2];1)" office:value-type="float" office:value="0">
            <text:p>#VALUE!</text:p>
          </table:table-cell>
          <table:table-cell table:style-name="ce37" table:formula="of:=[.D2]*[.E2]" office:value-type="float" office:value="0">
            <text:p>#VALUE!</text:p>
          </table:table-cell>
          <table:table-cell table:style-name="ce40" office:value-type="string">
            <text:p>(7:5:5:7)~2:2:2:4:8</text:p>
          </table:table-cell>
          <table:table-cell table:style-name="ce40"/>
          <table:table-cell table:style-name="ce29" table:formula="of:=LEFT([.$C2];1)" office:value-type="string" office:string-value="(">
            <text:p>(</text:p>
          </table:table-cell>
          <table:table-cell table:style-name="ce49" table:formula="of:=MID([.$C2];2;1)" office:value-type="string" office:string-value="B">
            <text:p>B</text:p>
          </table:table-cell>
          <table:table-cell table:style-name="ce49" table:formula="of:=MID([.$C2];3;1)" office:value-type="string" office:string-value="E">
            <text:p>E</text:p>
          </table:table-cell>
          <table:table-cell table:style-name="ce49" table:formula="of:=IF(LEN([.$C2])&gt;3;MID([.$C2];4;1);-1)" office:value-type="string" office:string-value="F">
            <text:p>F</text:p>
          </table:table-cell>
          <table:table-cell table:style-name="ce49" table:formula="of:=IF(LEN([.$C2])&gt;3;MID([.$C2];5;1);-1)" office:value-type="string" office:string-value="I">
            <text:p>I</text:p>
          </table:table-cell>
          <table:table-cell table:style-name="ce49" table:formula="of:=VLOOKUP([.I2];['1'.$A$2:.$B$14];2)" office:value-type="float" office:value="0">
            <text:p>#N/A</text:p>
          </table:table-cell>
          <table:table-cell table:style-name="ce49" table:formula="of:=VLOOKUP([.J2];['1'.$A$2:.$B$16];2)" office:value-type="string" office:string-value="ディル">
            <text:p>ディル</text:p>
          </table:table-cell>
          <table:table-cell table:style-name="ce49" table:formula="of:=VLOOKUP([.K2];['1'.$A$2:.$B$16];2)" office:value-type="string" office:string-value="ニンニク">
            <text:p>ニンニク</text:p>
          </table:table-cell>
          <table:table-cell table:style-name="ce49" table:formula="of:=VLOOKUP([.L2];['1'.$A$2:.$B$16];2)" office:value-type="string" office:string-value="生姜">
            <text:p>生姜</text:p>
          </table:table-cell>
          <table:table-cell table:style-name="ce49" table:formula="of:=VLOOKUP([.M2];['1'.$A$2:.$B$16];2)" office:value-type="string" office:string-value="ローズマリー">
            <text:p>ローズマリー</text:p>
          </table:table-cell>
          <table:table-cell table:style-name="ce51" office:value-type="string">
            <text:p>맛 : (1) 로즈마리. (2) 일본수 : 없다. 느끼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4" office:value-type="string">
            <text:p>A</text:p>
          </table:table-cell>
          <table:table-cell table:style-name="ce37" table:formula="of:=FIND(&quot;C&quot;;[.$C3];1)" office:value-type="float" office:value="0">
            <text:p>#VALUE!</text:p>
          </table:table-cell>
          <table:table-cell table:style-name="ce37" table:formula="of:=FIND(&quot;K&quot;;[.$C3];1)" office:value-type="float" office:value="0">
            <text:p>#VALUE!</text:p>
          </table:table-cell>
          <table:table-cell table:style-name="ce37" table:formula="of:=[.D3]*[.E3]" office:value-type="float" office:value="0">
            <text:p>#VALUE!</text:p>
          </table:table-cell>
          <table:table-cell table:style-name="ce40" office:value-type="string">
            <text:p>1</text:p>
          </table:table-cell>
          <table:table-cell table:style-name="ce40" office:value-type="string">
            <text:p>3</text:p>
          </table:table-cell>
          <table:table-cell table:style-name="ce29" table:formula="of:=LEFT([.$C3];1)" office:value-type="string" office:string-value="A">
            <text:p>A</text:p>
          </table:table-cell>
          <table:table-cell table:style-name="ce49" table:formula="of:=MID([.$C3];2;1)">
            <text:p/>
          </table:table-cell>
          <table:table-cell table:style-name="ce49" table:formula="of:=MID([.$C3];3;1)">
            <text:p/>
          </table:table-cell>
          <table:table-cell table:style-name="ce49" table:formula="of:=IF(LEN([.$C3])&gt;3;MID([.$C3];4;1);-1)" office:value-type="float" office:value="-1">
            <text:p>-1</text:p>
          </table:table-cell>
          <table:table-cell table:style-name="ce49" table:formula="of:=IF(LEN([.$C3])&gt;3;MID([.$C3];5;1);-1)" office:value-type="float" office:value="-1">
            <text:p>-1</text:p>
          </table:table-cell>
          <table:table-cell table:style-name="ce49" table:formula="of:=VLOOKUP([.I3];['1'.$A$2:.$B$11];2)" office:value-type="string" office:string-value="ゆず">
            <text:p>ゆず</text:p>
          </table:table-cell>
          <table:table-cell table:style-name="ce49" table:formula="of:=VLOOKUP([.J3];['1'.$A$2:.$B$11];2)" office:value-type="float" office:value="0">
            <text:p>#N/A</text:p>
          </table:table-cell>
          <table:table-cell table:style-name="ce49" table:formula="of:=VLOOKUP([.K3];['1'.$A$2:.$B$11];2)" office:value-type="float" office:value="0">
            <text:p>#N/A</text:p>
          </table:table-cell>
          <table:table-cell table:style-name="ce49" table:formula="of:=VLOOKUP([.L3];['1'.$A$2:.$B$15];2)" office:value-type="float" office:value="0">
            <text:p>#N/A</text:p>
          </table:table-cell>
          <table:table-cell table:style-name="ce49" table:formula="of:=VLOOKUP([.M3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4" office:value-type="string">
            <text:p>AB</text:p>
          </table:table-cell>
          <table:table-cell table:style-name="ce37" table:formula="of:=FIND(&quot;C&quot;;[.$C4];1)" office:value-type="float" office:value="0">
            <text:p>#VALUE!</text:p>
          </table:table-cell>
          <table:table-cell table:style-name="ce37" table:formula="of:=FIND(&quot;K&quot;;[.$C4];1)" office:value-type="float" office:value="0">
            <text:p>#VALUE!</text:p>
          </table:table-cell>
          <table:table-cell table:style-name="ce37" table:formula="of:=[.D4]*[.E4]" office:value-type="float" office:value="0">
            <text:p>#VALUE!</text:p>
          </table:table-cell>
          <table:table-cell table:style-name="ce40" office:value-type="string">
            <text:p>2:3</text:p>
          </table:table-cell>
          <table:table-cell table:style-name="ce28"/>
          <table:table-cell table:style-name="ce29" table:formula="of:=LEFT([.$C4];1)" office:value-type="string" office:string-value="A">
            <text:p>A</text:p>
          </table:table-cell>
          <table:table-cell table:style-name="ce49" table:formula="of:=MID([.$C4];2;1)" office:value-type="string" office:string-value="B">
            <text:p>B</text:p>
          </table:table-cell>
          <table:table-cell table:style-name="ce49" table:formula="of:=MID([.$C4];3;1)">
            <text:p/>
          </table:table-cell>
          <table:table-cell table:style-name="ce49" table:formula="of:=IF(LEN([.$C4])&gt;3;MID([.$C4];4;1);-1)" office:value-type="float" office:value="-1">
            <text:p>-1</text:p>
          </table:table-cell>
          <table:table-cell table:style-name="ce49" table:formula="of:=IF(LEN([.$C4])&gt;3;MID([.$C4];5;1);-1)" office:value-type="float" office:value="-1">
            <text:p>-1</text:p>
          </table:table-cell>
          <table:table-cell table:style-name="ce49" table:formula="of:=VLOOKUP([.I4];['1'.$A$2:.$B$11];2)" office:value-type="string" office:string-value="ゆず">
            <text:p>ゆず</text:p>
          </table:table-cell>
          <table:table-cell table:style-name="ce49" table:formula="of:=VLOOKUP([.J4];['1'.$A$2:.$B$11];2)" office:value-type="string" office:string-value="ディル">
            <text:p>ディル</text:p>
          </table:table-cell>
          <table:table-cell table:style-name="ce49" table:formula="of:=VLOOKUP([.K4];['1'.$A$2:.$B$11];2)" office:value-type="float" office:value="0">
            <text:p>#N/A</text:p>
          </table:table-cell>
          <table:table-cell table:style-name="ce49" table:formula="of:=VLOOKUP([.L4];['1'.$A$2:.$B$15];2)" office:value-type="float" office:value="0">
            <text:p>#N/A</text:p>
          </table:table-cell>
          <table:table-cell table:style-name="ce49" table:formula="of:=VLOOKUP([.M4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5" office:value-type="string">
            <text:p>ABC</text:p>
          </table:table-cell>
          <table:table-cell table:style-name="ce37" table:formula="of:=FIND(&quot;C&quot;;[.$C5];1)" office:value-type="float" office:value="3">
            <text:p>3</text:p>
          </table:table-cell>
          <table:table-cell table:style-name="ce37" table:formula="of:=FIND(&quot;K&quot;;[.$C5];1)" office:value-type="float" office:value="0">
            <text:p>#VALUE!</text:p>
          </table:table-cell>
          <table:table-cell table:style-name="ce37" table:formula="of:=[.D5]*[.E5]" office:value-type="float" office:value="0">
            <text:p>#VALUE!</text:p>
          </table:table-cell>
          <table:table-cell table:style-name="ce41" office:value-type="string">
            <text:p>2:2:2</text:p>
          </table:table-cell>
          <table:table-cell table:style-name="ce40" office:value-type="string">
            <text:p>2:1:2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9" table:formula="of:=MID([.$C5];2;1)" office:value-type="string" office:string-value="B">
            <text:p>B</text:p>
          </table:table-cell>
          <table:table-cell table:style-name="ce49" table:formula="of:=MID([.$C5];3;1)" office:value-type="string" office:string-value="C">
            <text:p>C</text:p>
          </table:table-cell>
          <table:table-cell table:style-name="ce49" table:formula="of:=IF(LEN([.$C5])&gt;3;MID([.$C5];4;1);-1)" office:value-type="float" office:value="-1">
            <text:p>-1</text:p>
          </table:table-cell>
          <table:table-cell table:style-name="ce49" table:formula="of:=IF(LEN([.$C5])&gt;3;MID([.$C5];5;1);-1)" office:value-type="float" office:value="-1">
            <text:p>-1</text:p>
          </table:table-cell>
          <table:table-cell table:style-name="ce49" table:formula="of:=VLOOKUP([.I5];['1'.$A$2:.$B$11];2)" office:value-type="string" office:string-value="ゆず">
            <text:p>ゆず</text:p>
          </table:table-cell>
          <table:table-cell table:style-name="ce49" table:formula="of:=VLOOKUP([.J5];['1'.$A$2:.$B$11];2)" office:value-type="string" office:string-value="ディル">
            <text:p>ディル</text:p>
          </table:table-cell>
          <table:table-cell table:style-name="ce49" table:formula="of:=VLOOKUP([.K5];['1'.$A$2:.$B$11];2)" office:value-type="string" office:string-value="オオバ">
            <text:p>オオバ</text:p>
          </table:table-cell>
          <table:table-cell table:style-name="ce49" table:formula="of:=VLOOKUP([.L5];['1'.$A$2:.$B$15];2)" office:value-type="float" office:value="0">
            <text:p>#N/A</text:p>
          </table:table-cell>
          <table:table-cell table:style-name="ce49" table:formula="of:=VLOOKUP([.M5];['1'.$A$2:.$B$15];2)" office:value-type="float" office:value="0">
            <text:p>#N/A</text:p>
          </table:table-cell>
          <table:table-cell table:style-name="ce51" office:value-type="string">
            <text:p>ディル。但し、ディル、プロパーの、鋭さ、ない。</text:p>
            <text:p>ゆずの酸味、あり。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4" office:value-type="string">
            <text:p>ABD</text:p>
          </table:table-cell>
          <table:table-cell table:style-name="ce37" table:formula="of:=FIND(&quot;C&quot;;[.$C6];1)" office:value-type="float" office:value="0">
            <text:p>#VALUE!</text:p>
          </table:table-cell>
          <table:table-cell table:style-name="ce37" table:formula="of:=FIND(&quot;K&quot;;[.$C6];1)" office:value-type="float" office:value="0">
            <text:p>#VALUE!</text:p>
          </table:table-cell>
          <table:table-cell table:style-name="ce37" table:formula="of:=[.D6]*[.E6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2:1:1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9" table:formula="of:=MID([.$C6];2;1)" office:value-type="string" office:string-value="B">
            <text:p>B</text:p>
          </table:table-cell>
          <table:table-cell table:style-name="ce49" table:formula="of:=MID([.$C6];3;1)" office:value-type="string" office:string-value="D">
            <text:p>D</text:p>
          </table:table-cell>
          <table:table-cell table:style-name="ce49" table:formula="of:=IF(LEN([.$C6])&gt;3;MID([.$C6];4;1);-1)" office:value-type="float" office:value="-1">
            <text:p>-1</text:p>
          </table:table-cell>
          <table:table-cell table:style-name="ce49" table:formula="of:=IF(LEN([.$C6])&gt;3;MID([.$C6];5;1);-1)" office:value-type="float" office:value="-1">
            <text:p>-1</text:p>
          </table:table-cell>
          <table:table-cell table:style-name="ce49" table:formula="of:=VLOOKUP([.I6];['1'.$A$2:.$B$11];2)" office:value-type="string" office:string-value="ゆず">
            <text:p>ゆず</text:p>
          </table:table-cell>
          <table:table-cell table:style-name="ce49" table:formula="of:=VLOOKUP([.J6];['1'.$A$2:.$B$11];2)" office:value-type="string" office:string-value="ディル">
            <text:p>ディル</text:p>
          </table:table-cell>
          <table:table-cell table:style-name="ce49" table:formula="of:=VLOOKUP([.K6];['1'.$A$2:.$B$11];2)" office:value-type="string" office:string-value="レモン">
            <text:p>レモン</text:p>
          </table:table-cell>
          <table:table-cell table:style-name="ce49" table:formula="of:=VLOOKUP([.L6];['1'.$A$2:.$B$15];2)" office:value-type="float" office:value="0">
            <text:p>#N/A</text:p>
          </table:table-cell>
          <table:table-cell table:style-name="ce49" table:formula="of:=VLOOKUP([.M6];['1'.$A$2:.$B$15];2)" office:value-type="float" office:value="0">
            <text:p>#N/A</text:p>
          </table:table-cell>
          <table:table-cell table:style-name="ce51" office:value-type="string">
            <text:p>맛: 레몬. 단독와 비교: 레몬의 산맛, 약하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4" office:value-type="string">
            <text:p>ABD</text:p>
          </table:table-cell>
          <table:table-cell table:style-name="ce37" table:formula="of:=FIND(&quot;C&quot;;[.$C7];1)" office:value-type="float" office:value="0">
            <text:p>#VALUE!</text:p>
          </table:table-cell>
          <table:table-cell table:style-name="ce37" table:formula="of:=FIND(&quot;K&quot;;[.$C7];1)" office:value-type="float" office:value="0">
            <text:p>#VALUE!</text:p>
          </table:table-cell>
          <table:table-cell table:style-name="ce37" table:formula="of:=[.D7]*[.E7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9" table:formula="of:=MID([.$C7];2;1)" office:value-type="string" office:string-value="B">
            <text:p>B</text:p>
          </table:table-cell>
          <table:table-cell table:style-name="ce49" table:formula="of:=MID([.$C7];3;1)" office:value-type="string" office:string-value="D">
            <text:p>D</text:p>
          </table:table-cell>
          <table:table-cell table:style-name="ce49" table:formula="of:=IF(LEN([.$C7])&gt;3;MID([.$C7];4;1);-1)" office:value-type="float" office:value="-1">
            <text:p>-1</text:p>
          </table:table-cell>
          <table:table-cell table:style-name="ce49" table:formula="of:=IF(LEN([.$C7])&gt;3;MID([.$C7];5;1);-1)" office:value-type="float" office:value="-1">
            <text:p>-1</text:p>
          </table:table-cell>
          <table:table-cell table:style-name="ce49" table:formula="of:=VLOOKUP([.I7];['1'.$A$2:.$B$11];2)" office:value-type="string" office:string-value="ゆず">
            <text:p>ゆず</text:p>
          </table:table-cell>
          <table:table-cell table:style-name="ce49" table:formula="of:=VLOOKUP([.J7];['1'.$A$2:.$B$11];2)" office:value-type="string" office:string-value="ディル">
            <text:p>ディル</text:p>
          </table:table-cell>
          <table:table-cell table:style-name="ce49" table:formula="of:=VLOOKUP([.K7];['1'.$A$2:.$B$11];2)" office:value-type="string" office:string-value="レモン">
            <text:p>レモン</text:p>
          </table:table-cell>
          <table:table-cell table:style-name="ce49" table:formula="of:=VLOOKUP([.L7];['1'.$A$2:.$B$15];2)" office:value-type="float" office:value="0">
            <text:p>#N/A</text:p>
          </table:table-cell>
          <table:table-cell table:style-name="ce49" table:formula="of:=VLOOKUP([.M7];['1'.$A$2:.$B$15];2)" office:value-type="float" office:value="0">
            <text:p>#N/A</text:p>
          </table:table-cell>
          <table:table-cell table:style-name="ce51" office:value-type="string">
            <text:p>레몬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4" office:value-type="string">
            <text:p>ABE</text:p>
          </table:table-cell>
          <table:table-cell table:style-name="ce37" table:formula="of:=FIND(&quot;C&quot;;[.$C8];1)" office:value-type="float" office:value="0">
            <text:p>#VALUE!</text:p>
          </table:table-cell>
          <table:table-cell table:style-name="ce37" table:formula="of:=FIND(&quot;K&quot;;[.$C8];1)" office:value-type="float" office:value="0">
            <text:p>#VALUE!</text:p>
          </table:table-cell>
          <table:table-cell table:style-name="ce37" table:formula="of:=[.D8]*[.E8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2:1:3</text:p>
          </table:table-cell>
          <table:table-cell table:style-name="ce29" table:formula="of:=LEFT([.$C8];1)" office:value-type="string" office:string-value="A">
            <text:p>A</text:p>
          </table:table-cell>
          <table:table-cell table:style-name="ce49" table:formula="of:=MID([.$C8];2;1)" office:value-type="string" office:string-value="B">
            <text:p>B</text:p>
          </table:table-cell>
          <table:table-cell table:style-name="ce49" table:formula="of:=MID([.$C8];3;1)" office:value-type="string" office:string-value="E">
            <text:p>E</text:p>
          </table:table-cell>
          <table:table-cell table:style-name="ce49" table:formula="of:=IF(LEN([.$C8])&gt;3;MID([.$C8];4;1);-1)" office:value-type="float" office:value="-1">
            <text:p>-1</text:p>
          </table:table-cell>
          <table:table-cell table:style-name="ce49" table:formula="of:=IF(LEN([.$C8])&gt;3;MID([.$C8];5;1);-1)" office:value-type="float" office:value="-1">
            <text:p>-1</text:p>
          </table:table-cell>
          <table:table-cell table:style-name="ce49" table:formula="of:=VLOOKUP([.I8];['1'.$A$2:.$B$11];2)" office:value-type="string" office:string-value="ゆず">
            <text:p>ゆず</text:p>
          </table:table-cell>
          <table:table-cell table:style-name="ce49" table:formula="of:=VLOOKUP([.J8];['1'.$A$2:.$B$11];2)" office:value-type="string" office:string-value="ディル">
            <text:p>ディル</text:p>
          </table:table-cell>
          <table:table-cell table:style-name="ce49" table:formula="of:=VLOOKUP([.K8];['1'.$A$2:.$B$11];2)" office:value-type="string" office:string-value="ニンニク">
            <text:p>ニンニク</text:p>
          </table:table-cell>
          <table:table-cell table:style-name="ce49" table:formula="of:=VLOOKUP([.L8];['1'.$A$2:.$B$15];2)" office:value-type="float" office:value="0">
            <text:p>#N/A</text:p>
          </table:table-cell>
          <table:table-cell table:style-name="ce49" table:formula="of:=VLOOKUP([.M8];['1'.$A$2:.$B$15];2)" office:value-type="float" office:value="0">
            <text:p>#N/A</text:p>
          </table:table-cell>
          <table:table-cell table:style-name="ce51" office:value-type="string">
            <text:p>ゆず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4" office:value-type="string">
            <text:p>ABI</text:p>
          </table:table-cell>
          <table:table-cell table:style-name="ce37" table:formula="of:=FIND(&quot;C&quot;;[.$C9];1)" office:value-type="float" office:value="0">
            <text:p>#VALUE!</text:p>
          </table:table-cell>
          <table:table-cell table:style-name="ce37" table:formula="of:=FIND(&quot;K&quot;;[.$C9];1)" office:value-type="float" office:value="0">
            <text:p>#VALUE!</text:p>
          </table:table-cell>
          <table:table-cell table:style-name="ce37" table:formula="of:=[.D9]*[.E9]" office:value-type="float" office:value="0">
            <text:p>#VALUE!</text:p>
          </table:table-cell>
          <table:table-cell table:style-name="ce40" office:value-type="string">
            <text:p>2:2:1</text:p>
          </table:table-cell>
          <table:table-cell table:style-name="ce28"/>
          <table:table-cell table:style-name="ce29" table:formula="of:=LEFT([.$C9];1)" office:value-type="string" office:string-value="A">
            <text:p>A</text:p>
          </table:table-cell>
          <table:table-cell table:style-name="ce49" table:formula="of:=MID([.$C9];2;1)" office:value-type="string" office:string-value="B">
            <text:p>B</text:p>
          </table:table-cell>
          <table:table-cell table:style-name="ce49" table:formula="of:=MID([.$C9];3;1)" office:value-type="string" office:string-value="I">
            <text:p>I</text:p>
          </table:table-cell>
          <table:table-cell table:style-name="ce49" table:formula="of:=IF(LEN([.$C9])&gt;3;MID([.$C9];4;1);-1)" office:value-type="float" office:value="-1">
            <text:p>-1</text:p>
          </table:table-cell>
          <table:table-cell table:style-name="ce49" table:formula="of:=IF(LEN([.$C9])&gt;3;MID([.$C9];5;1);-1)" office:value-type="float" office:value="-1">
            <text:p>-1</text:p>
          </table:table-cell>
          <table:table-cell table:style-name="ce49" table:formula="of:=VLOOKUP([.I9];['1'.$A$2:.$B$11];2)" office:value-type="string" office:string-value="ゆず">
            <text:p>ゆず</text:p>
          </table:table-cell>
          <table:table-cell table:style-name="ce49" table:formula="of:=VLOOKUP([.J9];['1'.$A$2:.$B$11];2)" office:value-type="string" office:string-value="ディル">
            <text:p>ディル</text:p>
          </table:table-cell>
          <table:table-cell table:style-name="ce49" table:formula="of:=VLOOKUP([.K9];['1'.$A$2:.$B$11];2)" office:value-type="string" office:string-value="ローズマリー">
            <text:p>ローズマリー</text:p>
          </table:table-cell>
          <table:table-cell table:style-name="ce49" table:formula="of:=VLOOKUP([.L9];['1'.$A$2:.$B$15];2)" office:value-type="float" office:value="0">
            <text:p>#N/A</text:p>
          </table:table-cell>
          <table:table-cell table:style-name="ce49" table:formula="of:=VLOOKUP([.M9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4" office:value-type="string">
            <text:p>AC</text:p>
          </table:table-cell>
          <table:table-cell table:style-name="ce37" table:formula="of:=FIND(&quot;C&quot;;[.$C10];1)" office:value-type="float" office:value="2">
            <text:p>2</text:p>
          </table:table-cell>
          <table:table-cell table:style-name="ce37" table:formula="of:=FIND(&quot;K&quot;;[.$C10];1)" office:value-type="float" office:value="0">
            <text:p>#VALUE!</text:p>
          </table:table-cell>
          <table:table-cell table:style-name="ce37" table:formula="of:=[.D10]*[.E10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9" table:formula="of:=MID([.$C10];2;1)" office:value-type="string" office:string-value="C">
            <text:p>C</text:p>
          </table:table-cell>
          <table:table-cell table:style-name="ce49" table:formula="of:=MID([.$C10];3;1)">
            <text:p/>
          </table:table-cell>
          <table:table-cell table:style-name="ce49" table:formula="of:=IF(LEN([.$C10])&gt;3;MID([.$C10];4;1);-1)" office:value-type="float" office:value="-1">
            <text:p>-1</text:p>
          </table:table-cell>
          <table:table-cell table:style-name="ce49" table:formula="of:=IF(LEN([.$C10])&gt;3;MID([.$C10];5;1);-1)" office:value-type="float" office:value="-1">
            <text:p>-1</text:p>
          </table:table-cell>
          <table:table-cell table:style-name="ce49" table:formula="of:=VLOOKUP([.I10];['1'.$A$2:.$B$14];2)" office:value-type="string" office:string-value="ゆず">
            <text:p>ゆず</text:p>
          </table:table-cell>
          <table:table-cell table:style-name="ce49" table:formula="of:=VLOOKUP([.J10];['1'.$A$2:.$B$14];2)" office:value-type="string" office:string-value="オオバ">
            <text:p>オオバ</text:p>
          </table:table-cell>
          <table:table-cell table:style-name="ce49" table:formula="of:=VLOOKUP([.K10];['1'.$A$2:.$B$14];2)" office:value-type="float" office:value="0">
            <text:p>#N/A</text:p>
          </table:table-cell>
          <table:table-cell table:style-name="ce49" table:formula="of:=VLOOKUP([.L10];['1'.$A$2:.$B$15];2)" office:value-type="float" office:value="0">
            <text:p>#N/A</text:p>
          </table:table-cell>
          <table:table-cell table:style-name="ce49" table:formula="of:=VLOOKUP([.M10];['1'.$A$2:.$B$15];2)" office:value-type="float" office:value="0">
            <text:p>#N/A</text:p>
          </table:table-cell>
          <table:table-cell table:style-name="ce51" office:value-type="string">
            <text:p>맛 : 유자. 잎 냄시, 약간 있을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4" office:value-type="string">
            <text:p>AC</text:p>
          </table:table-cell>
          <table:table-cell table:style-name="ce37" table:formula="of:=FIND(&quot;C&quot;;[.$C11];1)" office:value-type="float" office:value="2">
            <text:p>2</text:p>
          </table:table-cell>
          <table:table-cell table:style-name="ce37" table:formula="of:=FIND(&quot;K&quot;;[.$C11];1)" office:value-type="float" office:value="0">
            <text:p>#VALUE!</text:p>
          </table:table-cell>
          <table:table-cell table:style-name="ce37" table:formula="of:=[.D11]*[.E11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9" table:formula="of:=MID([.$C11];2;1)" office:value-type="string" office:string-value="C">
            <text:p>C</text:p>
          </table:table-cell>
          <table:table-cell table:style-name="ce49" table:formula="of:=MID([.$C11];3;1)">
            <text:p/>
          </table:table-cell>
          <table:table-cell table:style-name="ce49" table:formula="of:=IF(LEN([.$C11])&gt;3;MID([.$C11];4;1);-1)" office:value-type="float" office:value="-1">
            <text:p>-1</text:p>
          </table:table-cell>
          <table:table-cell table:style-name="ce49" table:formula="of:=IF(LEN([.$C11])&gt;3;MID([.$C11];5;1);-1)" office:value-type="float" office:value="-1">
            <text:p>-1</text:p>
          </table:table-cell>
          <table:table-cell table:style-name="ce49" table:formula="of:=VLOOKUP([.I11];['1'.$A$2:.$B$14];2)" office:value-type="string" office:string-value="ゆず">
            <text:p>ゆず</text:p>
          </table:table-cell>
          <table:table-cell table:style-name="ce49" table:formula="of:=VLOOKUP([.J11];['1'.$A$2:.$B$14];2)" office:value-type="string" office:string-value="オオバ">
            <text:p>オオバ</text:p>
          </table:table-cell>
          <table:table-cell table:style-name="ce49" table:formula="of:=VLOOKUP([.K11];['1'.$A$2:.$B$14];2)" office:value-type="float" office:value="0">
            <text:p>#N/A</text:p>
          </table:table-cell>
          <table:table-cell table:style-name="ce49" table:formula="of:=VLOOKUP([.L11];['1'.$A$2:.$B$15];2)" office:value-type="float" office:value="0">
            <text:p>#N/A</text:p>
          </table:table-cell>
          <table:table-cell table:style-name="ce49" table:formula="of:=VLOOKUP([.M11];['1'.$A$2:.$B$15];2)" office:value-type="float" office:value="0">
            <text:p>#N/A</text:p>
          </table:table-cell>
          <table:table-cell table:style-name="ce51" office:value-type="string">
            <text:p>맛 : 번호 60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4" office:value-type="string">
            <text:p>AC</text:p>
          </table:table-cell>
          <table:table-cell table:style-name="ce37" table:formula="of:=FIND(&quot;C&quot;;[.$C12];1)" office:value-type="float" office:value="2">
            <text:p>2</text:p>
          </table:table-cell>
          <table:table-cell table:style-name="ce37" table:formula="of:=FIND(&quot;K&quot;;[.$C12];1)" office:value-type="float" office:value="0">
            <text:p>#VALUE!</text:p>
          </table:table-cell>
          <table:table-cell table:style-name="ce37" table:formula="of:=[.D12]*[.E12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9" table:formula="of:=MID([.$C12];2;1)" office:value-type="string" office:string-value="C">
            <text:p>C</text:p>
          </table:table-cell>
          <table:table-cell table:style-name="ce49" table:formula="of:=MID([.$C12];3;1)">
            <text:p/>
          </table:table-cell>
          <table:table-cell table:style-name="ce49" table:formula="of:=IF(LEN([.$C12])&gt;3;MID([.$C12];4;1);-1)" office:value-type="float" office:value="-1">
            <text:p>-1</text:p>
          </table:table-cell>
          <table:table-cell table:style-name="ce49" table:formula="of:=IF(LEN([.$C12])&gt;3;MID([.$C12];5;1);-1)" office:value-type="float" office:value="-1">
            <text:p>-1</text:p>
          </table:table-cell>
          <table:table-cell table:style-name="ce49" table:formula="of:=VLOOKUP([.I12];['1'.$A$2:.$B$14];2)" office:value-type="string" office:string-value="ゆず">
            <text:p>ゆず</text:p>
          </table:table-cell>
          <table:table-cell table:style-name="ce49" table:formula="of:=VLOOKUP([.J12];['1'.$A$2:.$B$14];2)" office:value-type="string" office:string-value="オオバ">
            <text:p>オオバ</text:p>
          </table:table-cell>
          <table:table-cell table:style-name="ce49" table:formula="of:=VLOOKUP([.K12];['1'.$A$2:.$B$14];2)" office:value-type="float" office:value="0">
            <text:p>#N/A</text:p>
          </table:table-cell>
          <table:table-cell table:style-name="ce49" table:formula="of:=VLOOKUP([.L12];['1'.$A$2:.$B$16];2)" office:value-type="float" office:value="0">
            <text:p>#N/A</text:p>
          </table:table-cell>
          <table:table-cell table:style-name="ce49" table:formula="of:=VLOOKUP([.M1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4" office:value-type="string">
            <text:p>AC</text:p>
          </table:table-cell>
          <table:table-cell table:style-name="ce37" table:formula="of:=FIND(&quot;C&quot;;[.$C13];1)" office:value-type="float" office:value="2">
            <text:p>2</text:p>
          </table:table-cell>
          <table:table-cell table:style-name="ce37" table:formula="of:=FIND(&quot;K&quot;;[.$C13];1)" office:value-type="float" office:value="0">
            <text:p>#VALUE!</text:p>
          </table:table-cell>
          <table:table-cell table:style-name="ce37" table:formula="of:=[.D13]*[.E13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4:1</text:p>
          </table:table-cell>
          <table:table-cell table:style-name="ce29" table:formula="of:=LEFT([.$C13];1)" office:value-type="string" office:string-value="A">
            <text:p>A</text:p>
          </table:table-cell>
          <table:table-cell table:style-name="ce49" table:formula="of:=MID([.$C13];2;1)" office:value-type="string" office:string-value="C">
            <text:p>C</text:p>
          </table:table-cell>
          <table:table-cell table:style-name="ce49" table:formula="of:=MID([.$C13];3;1)">
            <text:p/>
          </table:table-cell>
          <table:table-cell table:style-name="ce49" table:formula="of:=IF(LEN([.$C13])&gt;3;MID([.$C13];4;1);-1)" office:value-type="float" office:value="-1">
            <text:p>-1</text:p>
          </table:table-cell>
          <table:table-cell table:style-name="ce49" table:formula="of:=IF(LEN([.$C13])&gt;3;MID([.$C13];5;1);-1)" office:value-type="float" office:value="-1">
            <text:p>-1</text:p>
          </table:table-cell>
          <table:table-cell table:style-name="ce49" table:formula="of:=VLOOKUP([.I13];['1'.$A$2:.$B$14];2)" office:value-type="string" office:string-value="ゆず">
            <text:p>ゆず</text:p>
          </table:table-cell>
          <table:table-cell table:style-name="ce49" table:formula="of:=VLOOKUP([.J13];['1'.$A$2:.$B$14];2)" office:value-type="string" office:string-value="オオバ">
            <text:p>オオバ</text:p>
          </table:table-cell>
          <table:table-cell table:style-name="ce49" table:formula="of:=VLOOKUP([.K13];['1'.$A$2:.$B$14];2)" office:value-type="float" office:value="0">
            <text:p>#N/A</text:p>
          </table:table-cell>
          <table:table-cell table:style-name="ce49" table:formula="of:=VLOOKUP([.L13];['1'.$A$2:.$B$16];2)" office:value-type="float" office:value="0">
            <text:p>#N/A</text:p>
          </table:table-cell>
          <table:table-cell table:style-name="ce49" table:formula="of:=VLOOKUP([.M13];['1'.$A$2:.$B$16];2)" office:value-type="float" office:value="0">
            <text:p>#N/A</text:p>
          </table:table-cell>
          <table:table-cell table:style-name="ce51" office:value-type="string">
            <text:p>맛 : 소옆. 상쾌한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4" office:value-type="string">
            <text:p>ACD</text:p>
          </table:table-cell>
          <table:table-cell table:style-name="ce37" table:formula="of:=FIND(&quot;C&quot;;[.$C14];1)" office:value-type="float" office:value="2">
            <text:p>2</text:p>
          </table:table-cell>
          <table:table-cell table:style-name="ce37" table:formula="of:=FIND(&quot;K&quot;;[.$C14];1)" office:value-type="float" office:value="0">
            <text:p>#VALUE!</text:p>
          </table:table-cell>
          <table:table-cell table:style-name="ce37" table:formula="of:=[.D14]*[.E14]" office:value-type="float" office:value="0">
            <text:p>#VALUE!</text:p>
          </table:table-cell>
          <table:table-cell table:style-name="ce40" office:value-type="string">
            <text:p>2:2:1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9" table:formula="of:=MID([.$C14];2;1)" office:value-type="string" office:string-value="C">
            <text:p>C</text:p>
          </table:table-cell>
          <table:table-cell table:style-name="ce49" table:formula="of:=MID([.$C14];3;1)" office:value-type="string" office:string-value="D">
            <text:p>D</text:p>
          </table:table-cell>
          <table:table-cell table:style-name="ce49" table:formula="of:=IF(LEN([.$C14])&gt;3;MID([.$C14];4;1);-1)" office:value-type="float" office:value="-1">
            <text:p>-1</text:p>
          </table:table-cell>
          <table:table-cell table:style-name="ce49" table:formula="of:=IF(LEN([.$C14])&gt;3;MID([.$C14];5;1);-1)" office:value-type="float" office:value="-1">
            <text:p>-1</text:p>
          </table:table-cell>
          <table:table-cell table:style-name="ce49" table:formula="of:=VLOOKUP([.I14];['1'.$A$2:.$B$11];2)" office:value-type="string" office:string-value="ゆず">
            <text:p>ゆず</text:p>
          </table:table-cell>
          <table:table-cell table:style-name="ce49" table:formula="of:=VLOOKUP([.J14];['1'.$A$2:.$B$11];2)" office:value-type="string" office:string-value="オオバ">
            <text:p>オオバ</text:p>
          </table:table-cell>
          <table:table-cell table:style-name="ce49" table:formula="of:=VLOOKUP([.K14];['1'.$A$2:.$B$11];2)" office:value-type="string" office:string-value="レモン">
            <text:p>レモン</text:p>
          </table:table-cell>
          <table:table-cell table:style-name="ce49" table:formula="of:=VLOOKUP([.L14];['1'.$A$2:.$B$15];2)" office:value-type="float" office:value="0">
            <text:p>#N/A</text:p>
          </table:table-cell>
          <table:table-cell table:style-name="ce49" table:formula="of:=VLOOKUP([.M14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4" office:value-type="string">
            <text:p>ACD</text:p>
          </table:table-cell>
          <table:table-cell table:style-name="ce37" table:formula="of:=FIND(&quot;C&quot;;[.$C15];1)" office:value-type="float" office:value="2">
            <text:p>2</text:p>
          </table:table-cell>
          <table:table-cell table:style-name="ce37" table:formula="of:=FIND(&quot;K&quot;;[.$C15];1)" office:value-type="float" office:value="0">
            <text:p>#VALUE!</text:p>
          </table:table-cell>
          <table:table-cell table:style-name="ce37" table:formula="of:=[.D15]*[.E15]" office:value-type="float" office:value="0">
            <text:p>#VALUE!</text:p>
          </table:table-cell>
          <table:table-cell table:style-name="ce41" office:value-type="string">
            <text:p>2:2:2</text:p>
          </table:table-cell>
          <table:table-cell table:style-name="ce28"/>
          <table:table-cell table:style-name="ce29" table:formula="of:=LEFT([.$C15];1)" office:value-type="string" office:string-value="A">
            <text:p>A</text:p>
          </table:table-cell>
          <table:table-cell table:style-name="ce49" table:formula="of:=MID([.$C15];2;1)" office:value-type="string" office:string-value="C">
            <text:p>C</text:p>
          </table:table-cell>
          <table:table-cell table:style-name="ce49" table:formula="of:=MID([.$C15];3;1)" office:value-type="string" office:string-value="D">
            <text:p>D</text:p>
          </table:table-cell>
          <table:table-cell table:style-name="ce49" table:formula="of:=IF(LEN([.$C15])&gt;3;MID([.$C15];4;1);-1)" office:value-type="float" office:value="-1">
            <text:p>-1</text:p>
          </table:table-cell>
          <table:table-cell table:style-name="ce49" table:formula="of:=IF(LEN([.$C15])&gt;3;MID([.$C15];5;1);-1)" office:value-type="float" office:value="-1">
            <text:p>-1</text:p>
          </table:table-cell>
          <table:table-cell table:style-name="ce49" table:formula="of:=VLOOKUP([.I15];['1'.$A$2:.$B$11];2)" office:value-type="string" office:string-value="ゆず">
            <text:p>ゆず</text:p>
          </table:table-cell>
          <table:table-cell table:style-name="ce49" table:formula="of:=VLOOKUP([.J15];['1'.$A$2:.$B$11];2)" office:value-type="string" office:string-value="オオバ">
            <text:p>オオバ</text:p>
          </table:table-cell>
          <table:table-cell table:style-name="ce49" table:formula="of:=VLOOKUP([.K15];['1'.$A$2:.$B$11];2)" office:value-type="string" office:string-value="レモン">
            <text:p>レモン</text:p>
          </table:table-cell>
          <table:table-cell table:style-name="ce49" table:formula="of:=VLOOKUP([.L15];['1'.$A$2:.$B$15];2)" office:value-type="float" office:value="0">
            <text:p>#N/A</text:p>
          </table:table-cell>
          <table:table-cell table:style-name="ce49" table:formula="of:=VLOOKUP([.M15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4" office:value-type="string">
            <text:p>ACE</text:p>
          </table:table-cell>
          <table:table-cell table:style-name="ce37" table:formula="of:=FIND(&quot;C&quot;;[.$C16];1)" office:value-type="float" office:value="2">
            <text:p>2</text:p>
          </table:table-cell>
          <table:table-cell table:style-name="ce37" table:formula="of:=FIND(&quot;K&quot;;[.$C16];1)" office:value-type="float" office:value="0">
            <text:p>#VALUE!</text:p>
          </table:table-cell>
          <table:table-cell table:style-name="ce37" table:formula="of:=[.D16]*[.E16]" office:value-type="float" office:value="0">
            <text:p>#VALUE!</text:p>
          </table:table-cell>
          <table:table-cell table:style-name="ce41" office:value-type="string">
            <text:p>2:2:1</text:p>
          </table:table-cell>
          <table:table-cell table:style-name="ce28"/>
          <table:table-cell table:style-name="ce29" table:formula="of:=LEFT([.C16];1)" office:value-type="string" office:string-value="A">
            <text:p>A</text:p>
          </table:table-cell>
          <table:table-cell table:style-name="ce49" table:formula="of:=MID([.C16];2;1)" office:value-type="string" office:string-value="C">
            <text:p>C</text:p>
          </table:table-cell>
          <table:table-cell table:style-name="ce49" table:formula="of:=MID([.C16];3;1)" office:value-type="string" office:string-value="E">
            <text:p>E</text:p>
          </table:table-cell>
          <table:table-cell table:style-name="ce49" table:formula="of:=IF(LEN([.$C16])&gt;3;MID([.$C16];4;1);-1)" office:value-type="float" office:value="-1">
            <text:p>-1</text:p>
          </table:table-cell>
          <table:table-cell table:style-name="ce49" table:formula="of:=IF(LEN([.$C16])&gt;3;MID([.$C16];5;1);-1)" office:value-type="float" office:value="-1">
            <text:p>-1</text:p>
          </table:table-cell>
          <table:table-cell table:style-name="ce49" table:formula="of:=VLOOKUP([.I16];['1'.$A$2:.$B$11];2)" office:value-type="string" office:string-value="ゆず">
            <text:p>ゆず</text:p>
          </table:table-cell>
          <table:table-cell table:style-name="ce49" table:formula="of:=VLOOKUP([.J16];['1'.$A$2:.$B$11];2)" office:value-type="string" office:string-value="オオバ">
            <text:p>オオバ</text:p>
          </table:table-cell>
          <table:table-cell table:style-name="ce49" table:formula="of:=VLOOKUP([.K16];['1'.$A$2:.$B$11];2)" office:value-type="string" office:string-value="ニンニク">
            <text:p>ニンニク</text:p>
          </table:table-cell>
          <table:table-cell table:style-name="ce49" table:formula="of:=VLOOKUP([.L16];['1'.$A$2:.$B$15];2)" office:value-type="float" office:value="0">
            <text:p>#N/A</text:p>
          </table:table-cell>
          <table:table-cell table:style-name="ce49" table:formula="of:=VLOOKUP([.M16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4" office:value-type="string">
            <text:p>ACE</text:p>
          </table:table-cell>
          <table:table-cell table:style-name="ce37" table:formula="of:=FIND(&quot;C&quot;;[.$C17];1)" office:value-type="float" office:value="2">
            <text:p>2</text:p>
          </table:table-cell>
          <table:table-cell table:style-name="ce37" table:formula="of:=FIND(&quot;K&quot;;[.$C17];1)" office:value-type="float" office:value="0">
            <text:p>#VALUE!</text:p>
          </table:table-cell>
          <table:table-cell table:style-name="ce37" table:formula="of:=[.D17]*[.E17]" office:value-type="float" office:value="0">
            <text:p>#VALUE!</text:p>
          </table:table-cell>
          <table:table-cell table:style-name="ce41" office:value-type="string">
            <text:p>2:2:2</text:p>
          </table:table-cell>
          <table:table-cell table:style-name="ce40" office:value-type="string">
            <text:p>2:2:3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9" table:formula="of:=MID([.$C17];2;1)" office:value-type="string" office:string-value="C">
            <text:p>C</text:p>
          </table:table-cell>
          <table:table-cell table:style-name="ce49" table:formula="of:=MID([.$C17];3;1)" office:value-type="string" office:string-value="E">
            <text:p>E</text:p>
          </table:table-cell>
          <table:table-cell table:style-name="ce49" table:formula="of:=IF(LEN([.$C17])&gt;3;MID([.$C17];4;1);-1)" office:value-type="float" office:value="-1">
            <text:p>-1</text:p>
          </table:table-cell>
          <table:table-cell table:style-name="ce49" table:formula="of:=IF(LEN([.$C17])&gt;3;MID([.$C17];5;1);-1)" office:value-type="float" office:value="-1">
            <text:p>-1</text:p>
          </table:table-cell>
          <table:table-cell table:style-name="ce49" table:formula="of:=VLOOKUP([.I17];['1'.$A$2:.$B$11];2)" office:value-type="string" office:string-value="ゆず">
            <text:p>ゆず</text:p>
          </table:table-cell>
          <table:table-cell table:style-name="ce49" table:formula="of:=VLOOKUP([.J17];['1'.$A$2:.$B$11];2)" office:value-type="string" office:string-value="オオバ">
            <text:p>オオバ</text:p>
          </table:table-cell>
          <table:table-cell table:style-name="ce49" table:formula="of:=VLOOKUP([.K17];['1'.$A$2:.$B$11];2)" office:value-type="string" office:string-value="ニンニク">
            <text:p>ニンニク</text:p>
          </table:table-cell>
          <table:table-cell table:style-name="ce49" table:formula="of:=VLOOKUP([.L17];['1'.$A$2:.$B$15];2)" office:value-type="float" office:value="0">
            <text:p>#N/A</text:p>
          </table:table-cell>
          <table:table-cell table:style-name="ce49" table:formula="of:=VLOOKUP([.M17];['1'.$A$2:.$B$15];2)" office:value-type="float" office:value="0">
            <text:p>#N/A</text:p>
          </table:table-cell>
          <table:table-cell table:style-name="ce5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4" office:value-type="string">
            <text:p>ACEF</text:p>
          </table:table-cell>
          <table:table-cell table:style-name="ce37" table:formula="of:=FIND(&quot;C&quot;;[.$C18];1)" office:value-type="float" office:value="2">
            <text:p>2</text:p>
          </table:table-cell>
          <table:table-cell table:style-name="ce37" table:formula="of:=FIND(&quot;K&quot;;[.$C18];1)" office:value-type="float" office:value="0">
            <text:p>#VALUE!</text:p>
          </table:table-cell>
          <table:table-cell table:style-name="ce37" table:formula="of:=[.D18]*[.E18]" office:value-type="float" office:value="0">
            <text:p>#VALUE!</text:p>
          </table:table-cell>
          <table:table-cell table:style-name="ce40" office:value-type="string">
            <text:p>2:2:1:1</text:p>
          </table:table-cell>
          <table:table-cell table:style-name="ce40" office:value-type="string">
            <text:p>4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9" table:formula="of:=MID([.$C18];2;1)" office:value-type="string" office:string-value="C">
            <text:p>C</text:p>
          </table:table-cell>
          <table:table-cell table:style-name="ce49" table:formula="of:=MID([.$C18];3;1)" office:value-type="string" office:string-value="E">
            <text:p>E</text:p>
          </table:table-cell>
          <table:table-cell table:style-name="ce49" table:formula="of:=IF(LEN([.$C18])&gt;3;MID([.$C18];4;1);-1)" office:value-type="string" office:string-value="F">
            <text:p>F</text:p>
          </table:table-cell>
          <table:table-cell table:style-name="ce49" table:formula="of:=IF(LEN([.$C18])&gt;3;MID([.$C18];5;1);-1)">
            <text:p/>
          </table:table-cell>
          <table:table-cell table:style-name="ce49" table:formula="of:=VLOOKUP([.I18];['1'.$A$2:.$B$14];2)" office:value-type="string" office:string-value="ゆず">
            <text:p>ゆず</text:p>
          </table:table-cell>
          <table:table-cell table:style-name="ce49" table:formula="of:=VLOOKUP([.J18];['1'.$A$2:.$B$14];2)" office:value-type="string" office:string-value="オオバ">
            <text:p>オオバ</text:p>
          </table:table-cell>
          <table:table-cell table:style-name="ce49" table:formula="of:=VLOOKUP([.K18];['1'.$A$2:.$B$14];2)" office:value-type="string" office:string-value="ニンニク">
            <text:p>ニンニク</text:p>
          </table:table-cell>
          <table:table-cell table:style-name="ce49" table:formula="of:=VLOOKUP([.L18];['1'.$A$2:.$B$15];2)" office:value-type="string" office:string-value="生姜">
            <text:p>生姜</text:p>
          </table:table-cell>
          <table:table-cell table:style-name="ce49" table:formula="of:=VLOOKUP([.M18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4" office:value-type="string">
            <text:p>ACEFM</text:p>
          </table:table-cell>
          <table:table-cell table:style-name="ce37" table:formula="of:=FIND(&quot;C&quot;;[.$C19];1)" office:value-type="float" office:value="2">
            <text:p>2</text:p>
          </table:table-cell>
          <table:table-cell table:style-name="ce37" table:formula="of:=FIND(&quot;K&quot;;[.$C19];1)" office:value-type="float" office:value="0">
            <text:p>#VALUE!</text:p>
          </table:table-cell>
          <table:table-cell table:style-name="ce37" table:formula="of:=[.D19]*[.E19]" office:value-type="float" office:value="0">
            <text:p>#VALUE!</text:p>
          </table:table-cell>
          <table:table-cell table:style-name="ce40" office:value-type="string">
            <text:p>2:2:1:2:4</text:p>
          </table:table-cell>
          <table:table-cell table:style-name="ce40" office:value-type="string">
            <text:p>1:2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9" table:formula="of:=MID([.$C19];2;1)" office:value-type="string" office:string-value="C">
            <text:p>C</text:p>
          </table:table-cell>
          <table:table-cell table:style-name="ce49" table:formula="of:=MID([.$C19];3;1)" office:value-type="string" office:string-value="E">
            <text:p>E</text:p>
          </table:table-cell>
          <table:table-cell table:style-name="ce49" table:formula="of:=IF(LEN([.$C19])&gt;3;MID([.$C19];4;1);-1)" office:value-type="string" office:string-value="F">
            <text:p>F</text:p>
          </table:table-cell>
          <table:table-cell table:style-name="ce49" table:formula="of:=IF(LEN([.$C19])&gt;3;MID([.$C19];5;1);-1)" office:value-type="string" office:string-value="M">
            <text:p>M</text:p>
          </table:table-cell>
          <table:table-cell table:style-name="ce49" table:formula="of:=VLOOKUP([.I19];['1'.$A$2:.$B$14];2)" office:value-type="string" office:string-value="ゆず">
            <text:p>ゆず</text:p>
          </table:table-cell>
          <table:table-cell table:style-name="ce49" table:formula="of:=VLOOKUP([.J19];['1'.$A$2:.$B$14];2)" office:value-type="string" office:string-value="オオバ">
            <text:p>オオバ</text:p>
          </table:table-cell>
          <table:table-cell table:style-name="ce49" table:formula="of:=VLOOKUP([.K19];['1'.$A$2:.$B$14];2)" office:value-type="string" office:string-value="ニンニク">
            <text:p>ニンニク</text:p>
          </table:table-cell>
          <table:table-cell table:style-name="ce49" table:formula="of:=VLOOKUP([.L19];['1'.$A$2:.$B$15];2)" office:value-type="string" office:string-value="生姜">
            <text:p>生姜</text:p>
          </table:table-cell>
          <table:table-cell table:style-name="ce49" table:formula="of:=VLOOKUP([.M19];['1'.$A$2:.$B$15];2)" office:value-type="string" office:string-value="お湯">
            <text:p>お湯</text:p>
          </table:table-cell>
          <table:table-cell table:style-name="ce51" office:value-type="string">
            <text:p>맛 : (1) 유자. 다시, 얇은 맛.</text:p>
          </table:table-cell>
          <table:table-cell table:style-name="ce51" office:value-type="string">
            <text:p><text:a xlink:href="https://www.desmos.com/calculator/ixvllcuvoq">https://www.desmos.com/calculator/ixvllcuvoq</text:a> </text:p>
          </table:table-cell>
          <table:table-cell table:style-name="ce52" office:value-type="string">
            <text:p>res-id=JVR6</text:p>
          </table:table-cell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4" office:value-type="string">
            <text:p>ACEM</text:p>
          </table:table-cell>
          <table:table-cell table:style-name="ce37" table:formula="of:=FIND(&quot;C&quot;;[.$C20];1)" office:value-type="float" office:value="2">
            <text:p>2</text:p>
          </table:table-cell>
          <table:table-cell table:style-name="ce37" table:formula="of:=FIND(&quot;K&quot;;[.$C20];1)" office:value-type="float" office:value="0">
            <text:p>#VALUE!</text:p>
          </table:table-cell>
          <table:table-cell table:style-name="ce37" table:formula="of:=[.D20]*[.E20]" office:value-type="float" office:value="0">
            <text:p>#VALUE!</text:p>
          </table:table-cell>
          <table:table-cell table:style-name="ce40" office:value-type="string">
            <text:p>2:2:0.5:2</text:p>
          </table:table-cell>
          <table:table-cell table:style-name="ce40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9" table:formula="of:=MID([.$C20];2;1)" office:value-type="string" office:string-value="C">
            <text:p>C</text:p>
          </table:table-cell>
          <table:table-cell table:style-name="ce49" table:formula="of:=MID([.$C20];3;1)" office:value-type="string" office:string-value="E">
            <text:p>E</text:p>
          </table:table-cell>
          <table:table-cell table:style-name="ce49" table:formula="of:=IF(LEN([.$C20])&gt;3;MID([.$C20];4;1);-1)" office:value-type="string" office:string-value="M">
            <text:p>M</text:p>
          </table:table-cell>
          <table:table-cell table:style-name="ce49" table:formula="of:=IF(LEN([.$C20])&gt;3;MID([.$C20];5;1);-1)">
            <text:p/>
          </table:table-cell>
          <table:table-cell table:style-name="ce49" table:formula="of:=VLOOKUP([.I20];['1'.$A$2:.$B$14];2)" office:value-type="string" office:string-value="ゆず">
            <text:p>ゆず</text:p>
          </table:table-cell>
          <table:table-cell table:style-name="ce49" table:formula="of:=VLOOKUP([.J20];['1'.$A$2:.$B$14];2)" office:value-type="string" office:string-value="オオバ">
            <text:p>オオバ</text:p>
          </table:table-cell>
          <table:table-cell table:style-name="ce49" table:formula="of:=VLOOKUP([.K20];['1'.$A$2:.$B$14];2)" office:value-type="string" office:string-value="ニンニク">
            <text:p>ニンニク</text:p>
          </table:table-cell>
          <table:table-cell table:style-name="ce49" table:formula="of:=VLOOKUP([.L20];['1'.$A$2:.$B$15];2)" office:value-type="string" office:string-value="お湯">
            <text:p>お湯</text:p>
          </table:table-cell>
          <table:table-cell table:style-name="ce49" table:formula="of:=VLOOKUP([.M20];['1'.$A$2:.$B$15];2)" office:value-type="float" office:value="0">
            <text:p>#N/A</text:p>
          </table:table-cell>
          <table:table-cell table:style-name="ce51" office:value-type="string">
            <text:p>맛 : 유자. &lt;좋다&gt;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4" office:value-type="string">
            <text:p>ACFM</text:p>
          </table:table-cell>
          <table:table-cell table:style-name="ce37" table:formula="of:=FIND(&quot;C&quot;;[.$C21];1)" office:value-type="float" office:value="2">
            <text:p>2</text:p>
          </table:table-cell>
          <table:table-cell table:style-name="ce37" table:formula="of:=FIND(&quot;K&quot;;[.$C21];1)" office:value-type="float" office:value="0">
            <text:p>#VALUE!</text:p>
          </table:table-cell>
          <table:table-cell table:style-name="ce37" table:formula="of:=[.D21]*[.E21]" office:value-type="float" office:value="0">
            <text:p>#VALUE!</text:p>
          </table:table-cell>
          <table:table-cell table:style-name="ce40" office:value-type="string">
            <text:p>2:1:2:4</text:p>
          </table:table-cell>
          <table:table-cell table:style-name="ce40" office:value-type="string">
            <text:p>1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9" table:formula="of:=MID([.$C21];2;1)" office:value-type="string" office:string-value="C">
            <text:p>C</text:p>
          </table:table-cell>
          <table:table-cell table:style-name="ce49" table:formula="of:=MID([.$C21];3;1)" office:value-type="string" office:string-value="F">
            <text:p>F</text:p>
          </table:table-cell>
          <table:table-cell table:style-name="ce49" table:formula="of:=IF(LEN([.$C21])&gt;3;MID([.$C21];4;1);-1)" office:value-type="string" office:string-value="M">
            <text:p>M</text:p>
          </table:table-cell>
          <table:table-cell table:style-name="ce49" table:formula="of:=IF(LEN([.$C21])&gt;3;MID([.$C21];5;1);-1)">
            <text:p/>
          </table:table-cell>
          <table:table-cell table:style-name="ce49" table:formula="of:=VLOOKUP([.I21];['1'.$A$2:.$B$14];2)" office:value-type="string" office:string-value="ゆず">
            <text:p>ゆず</text:p>
          </table:table-cell>
          <table:table-cell table:style-name="ce49" table:formula="of:=VLOOKUP([.J21];['1'.$A$2:.$B$14];2)" office:value-type="string" office:string-value="オオバ">
            <text:p>オオバ</text:p>
          </table:table-cell>
          <table:table-cell table:style-name="ce49" table:formula="of:=VLOOKUP([.K21];['1'.$A$2:.$B$14];2)" office:value-type="string" office:string-value="生姜">
            <text:p>生姜</text:p>
          </table:table-cell>
          <table:table-cell table:style-name="ce49" table:formula="of:=VLOOKUP([.L21];['1'.$A$2:.$B$15];2)" office:value-type="string" office:string-value="お湯">
            <text:p>お湯</text:p>
          </table:table-cell>
          <table:table-cell table:style-name="ce49" table:formula="of:=VLOOKUP([.M21];['1'.$A$2:.$B$15];2)" office:value-type="float" office:value="0">
            <text:p>#N/A</text:p>
          </table:table-cell>
          <table:table-cell table:style-name="ce51" office:value-type="string">
            <text:p>맛 : (1) 유자. (2) 소옆 : "거의" 가 아니라, 완전히 없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4" office:value-type="string">
            <text:p>ACFM</text:p>
          </table:table-cell>
          <table:table-cell table:style-name="ce37" table:formula="of:=FIND(&quot;C&quot;;[.$C22];1)" office:value-type="float" office:value="2">
            <text:p>2</text:p>
          </table:table-cell>
          <table:table-cell table:style-name="ce37" table:formula="of:=FIND(&quot;K&quot;;[.$C22];1)" office:value-type="float" office:value="0">
            <text:p>#VALUE!</text:p>
          </table:table-cell>
          <table:table-cell table:style-name="ce37" table:formula="of:=[.D22]*[.E22]" office:value-type="float" office:value="0">
            <text:p>#VALUE!</text:p>
          </table:table-cell>
          <table:table-cell table:style-name="ce40" office:value-type="string">
            <text:p>2:2:2:4</text:p>
          </table:table-cell>
          <table:table-cell table:style-name="ce40" office:value-type="string">
            <text:p>4:1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9" table:formula="of:=MID([.$C22];2;1)" office:value-type="string" office:string-value="C">
            <text:p>C</text:p>
          </table:table-cell>
          <table:table-cell table:style-name="ce49" table:formula="of:=MID([.$C22];3;1)" office:value-type="string" office:string-value="F">
            <text:p>F</text:p>
          </table:table-cell>
          <table:table-cell table:style-name="ce49" table:formula="of:=IF(LEN([.$C22])&gt;3;MID([.$C22];4;1);-1)" office:value-type="string" office:string-value="M">
            <text:p>M</text:p>
          </table:table-cell>
          <table:table-cell table:style-name="ce49" table:formula="of:=IF(LEN([.$C22])&gt;3;MID([.$C22];5;1);-1)">
            <text:p/>
          </table:table-cell>
          <table:table-cell table:style-name="ce49" table:formula="of:=VLOOKUP([.I22];['1'.$A$2:.$B$14];2)" office:value-type="string" office:string-value="ゆず">
            <text:p>ゆず</text:p>
          </table:table-cell>
          <table:table-cell table:style-name="ce49" table:formula="of:=VLOOKUP([.J22];['1'.$A$2:.$B$14];2)" office:value-type="string" office:string-value="オオバ">
            <text:p>オオバ</text:p>
          </table:table-cell>
          <table:table-cell table:style-name="ce49" table:formula="of:=VLOOKUP([.K22];['1'.$A$2:.$B$14];2)" office:value-type="string" office:string-value="生姜">
            <text:p>生姜</text:p>
          </table:table-cell>
          <table:table-cell table:style-name="ce49" table:formula="of:=VLOOKUP([.L22];['1'.$A$2:.$B$16];2)" office:value-type="string" office:string-value="お湯">
            <text:p>お湯</text:p>
          </table:table-cell>
          <table:table-cell table:style-name="ce49" table:formula="of:=VLOOKUP([.M22];['1'.$A$2:.$B$16];2)" office:value-type="float" office:value="0">
            <text:p>#N/A</text:p>
          </table:table-cell>
          <table:table-cell table:style-name="ce51" office:value-type="string">
            <text:p>맛 : 생강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4" office:value-type="string">
            <text:p>ACM</text:p>
          </table:table-cell>
          <table:table-cell table:style-name="ce37" table:formula="of:=FIND(&quot;C&quot;;[.$C23];1)" office:value-type="float" office:value="2">
            <text:p>2</text:p>
          </table:table-cell>
          <table:table-cell table:style-name="ce37" table:formula="of:=FIND(&quot;K&quot;;[.$C23];1)" office:value-type="float" office:value="0">
            <text:p>#VALUE!</text:p>
          </table:table-cell>
          <table:table-cell table:style-name="ce37" table:formula="of:=[.D23]*[.E23]" office:value-type="float" office:value="0">
            <text:p>#VALUE!</text:p>
          </table:table-cell>
          <table:table-cell table:style-name="ce40" office:value-type="string">
            <text:p>1:2:2</text:p>
          </table:table-cell>
          <table:table-cell table:style-name="ce40" office:value-type="string">
            <text:p>4:1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49" table:formula="of:=MID([.$C23];2;1)" office:value-type="string" office:string-value="C">
            <text:p>C</text:p>
          </table:table-cell>
          <table:table-cell table:style-name="ce49" table:formula="of:=MID([.$C23];3;1)" office:value-type="string" office:string-value="M">
            <text:p>M</text:p>
          </table:table-cell>
          <table:table-cell table:style-name="ce49" table:formula="of:=IF(LEN([.$C23])&gt;3;MID([.$C23];4;1);-1)" office:value-type="float" office:value="-1">
            <text:p>-1</text:p>
          </table:table-cell>
          <table:table-cell table:style-name="ce49" table:formula="of:=IF(LEN([.$C23])&gt;3;MID([.$C23];5;1);-1)" office:value-type="float" office:value="-1">
            <text:p>-1</text:p>
          </table:table-cell>
          <table:table-cell table:style-name="ce49" table:formula="of:=VLOOKUP([.I23];['1'.$A$2:.$B$14];2)" office:value-type="string" office:string-value="ゆず">
            <text:p>ゆず</text:p>
          </table:table-cell>
          <table:table-cell table:style-name="ce49" table:formula="of:=VLOOKUP([.J23];['1'.$A$2:.$B$16];2)" office:value-type="string" office:string-value="オオバ">
            <text:p>オオバ</text:p>
          </table:table-cell>
          <table:table-cell table:style-name="ce49" table:formula="of:=VLOOKUP([.K23];['1'.$A$2:.$B$16];2)" office:value-type="string" office:string-value="お湯">
            <text:p>お湯</text:p>
          </table:table-cell>
          <table:table-cell table:style-name="ce49" table:formula="of:=VLOOKUP([.L23];['1'.$A$2:.$B$16];2)" office:value-type="float" office:value="0">
            <text:p>#N/A</text:p>
          </table:table-cell>
          <table:table-cell table:style-name="ce49" table:formula="of:=VLOOKUP([.M2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4" office:value-type="string">
            <text:p>ADE</text:p>
          </table:table-cell>
          <table:table-cell table:style-name="ce37" table:formula="of:=FIND(&quot;C&quot;;[.$C24];1)" office:value-type="float" office:value="0">
            <text:p>#VALUE!</text:p>
          </table:table-cell>
          <table:table-cell table:style-name="ce37" table:formula="of:=FIND(&quot;K&quot;;[.$C24];1)" office:value-type="float" office:value="0">
            <text:p>#VALUE!</text:p>
          </table:table-cell>
          <table:table-cell table:style-name="ce37" table:formula="of:=[.D24]*[.E24]" office:value-type="float" office:value="0">
            <text:p>#VALUE!</text:p>
          </table:table-cell>
          <table:table-cell table:style-name="ce41" office:value-type="string">
            <text:p>2:2:1</text:p>
          </table:table-cell>
          <table:table-cell table:style-name="ce40" office:value-type="string">
            <text:p>2:2.5:2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49" table:formula="of:=MID([.$C24];2;1)" office:value-type="string" office:string-value="D">
            <text:p>D</text:p>
          </table:table-cell>
          <table:table-cell table:style-name="ce49" table:formula="of:=MID([.$C24];3;1)" office:value-type="string" office:string-value="E">
            <text:p>E</text:p>
          </table:table-cell>
          <table:table-cell table:style-name="ce49" table:formula="of:=IF(LEN([.$C24])&gt;3;MID([.$C24];4;1);-1)" office:value-type="float" office:value="-1">
            <text:p>-1</text:p>
          </table:table-cell>
          <table:table-cell table:style-name="ce49" table:formula="of:=IF(LEN([.$C24])&gt;3;MID([.$C24];5;1);-1)" office:value-type="float" office:value="-1">
            <text:p>-1</text:p>
          </table:table-cell>
          <table:table-cell table:style-name="ce49" table:formula="of:=VLOOKUP([.I24];['1'.$A$2:.$B$11];2)" office:value-type="string" office:string-value="ゆず">
            <text:p>ゆず</text:p>
          </table:table-cell>
          <table:table-cell table:style-name="ce49" table:formula="of:=VLOOKUP([.J24];['1'.$A$2:.$B$11];2)" office:value-type="string" office:string-value="レモン">
            <text:p>レモン</text:p>
          </table:table-cell>
          <table:table-cell table:style-name="ce49" table:formula="of:=VLOOKUP([.K24];['1'.$A$2:.$B$11];2)" office:value-type="string" office:string-value="ニンニク">
            <text:p>ニンニク</text:p>
          </table:table-cell>
          <table:table-cell table:style-name="ce49" table:formula="of:=VLOOKUP([.L24];['1'.$A$2:.$B$15];2)" office:value-type="float" office:value="0">
            <text:p>#N/A</text:p>
          </table:table-cell>
          <table:table-cell table:style-name="ce49" table:formula="of:=VLOOKUP([.M24];['1'.$A$2:.$B$15];2)" office:value-type="float" office:value="0">
            <text:p>#N/A</text:p>
          </table:table-cell>
          <table:table-cell table:style-name="ce51" office:value-type="string">
            <text:p>맛: 유즈. 유즈 단독와 비교, 맛은 물 같은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4" office:value-type="string">
            <text:p>ADE</text:p>
          </table:table-cell>
          <table:table-cell table:style-name="ce37" table:formula="of:=FIND(&quot;C&quot;;[.$C25];1)" office:value-type="float" office:value="0">
            <text:p>#VALUE!</text:p>
          </table:table-cell>
          <table:table-cell table:style-name="ce37" table:formula="of:=FIND(&quot;K&quot;;[.$C25];1)" office:value-type="float" office:value="0">
            <text:p>#VALUE!</text:p>
          </table:table-cell>
          <table:table-cell table:style-name="ce37" table:formula="of:=[.D25]*[.E25]" office:value-type="float" office:value="0">
            <text:p>#VALUE!</text:p>
          </table:table-cell>
          <table:table-cell table:style-name="ce41" office:value-type="string">
            <text:p>2:2:1</text:p>
          </table:table-cell>
          <table:table-cell table:style-name="ce28"/>
          <table:table-cell table:style-name="ce29" table:formula="of:=LEFT([.$C25];1)" office:value-type="string" office:string-value="A">
            <text:p>A</text:p>
          </table:table-cell>
          <table:table-cell table:style-name="ce49" table:formula="of:=MID([.$C25];2;1)" office:value-type="string" office:string-value="D">
            <text:p>D</text:p>
          </table:table-cell>
          <table:table-cell table:style-name="ce49" table:formula="of:=MID([.$C25];3;1)" office:value-type="string" office:string-value="E">
            <text:p>E</text:p>
          </table:table-cell>
          <table:table-cell table:style-name="ce49" table:formula="of:=IF(LEN([.$C25])&gt;3;MID([.$C25];4;1);-1)" office:value-type="float" office:value="-1">
            <text:p>-1</text:p>
          </table:table-cell>
          <table:table-cell table:style-name="ce49" table:formula="of:=IF(LEN([.$C25])&gt;3;MID([.$C25];5;1);-1)" office:value-type="float" office:value="-1">
            <text:p>-1</text:p>
          </table:table-cell>
          <table:table-cell table:style-name="ce49" table:formula="of:=VLOOKUP([.I25];['1'.$A$2:.$B$11];2)" office:value-type="string" office:string-value="ゆず">
            <text:p>ゆず</text:p>
          </table:table-cell>
          <table:table-cell table:style-name="ce49" table:formula="of:=VLOOKUP([.J25];['1'.$A$2:.$B$11];2)" office:value-type="string" office:string-value="レモン">
            <text:p>レモン</text:p>
          </table:table-cell>
          <table:table-cell table:style-name="ce49" table:formula="of:=VLOOKUP([.K25];['1'.$A$2:.$B$11];2)" office:value-type="string" office:string-value="ニンニク">
            <text:p>ニンニク</text:p>
          </table:table-cell>
          <table:table-cell table:style-name="ce49" table:formula="of:=VLOOKUP([.L25];['1'.$A$2:.$B$15];2)" office:value-type="float" office:value="0">
            <text:p>#N/A</text:p>
          </table:table-cell>
          <table:table-cell table:style-name="ce49" table:formula="of:=VLOOKUP([.M25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18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5" office:value-type="string">
            <text:p>ADH</text:p>
          </table:table-cell>
          <table:table-cell table:style-name="ce37" table:formula="of:=FIND(&quot;C&quot;;[.$C26];1)" office:value-type="float" office:value="0">
            <text:p>#VALUE!</text:p>
          </table:table-cell>
          <table:table-cell table:style-name="ce37" table:formula="of:=FIND(&quot;K&quot;;[.$C26];1)" office:value-type="float" office:value="0">
            <text:p>#VALUE!</text:p>
          </table:table-cell>
          <table:table-cell table:style-name="ce37" table:formula="of:=[.D26]*[.E26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2:3:1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9" table:formula="of:=MID([.$C26];2;1)" office:value-type="string" office:string-value="D">
            <text:p>D</text:p>
          </table:table-cell>
          <table:table-cell table:style-name="ce49" table:formula="of:=MID([.$C26];3;1)" office:value-type="string" office:string-value="H">
            <text:p>H</text:p>
          </table:table-cell>
          <table:table-cell table:style-name="ce49" table:formula="of:=IF(LEN([.$C26])&gt;3;MID([.$C26];4;1);-1)" office:value-type="float" office:value="-1">
            <text:p>-1</text:p>
          </table:table-cell>
          <table:table-cell table:style-name="ce49" table:formula="of:=IF(LEN([.$C26])&gt;3;MID([.$C26];5;1);-1)" office:value-type="float" office:value="-1">
            <text:p>-1</text:p>
          </table:table-cell>
          <table:table-cell table:style-name="ce49" table:formula="of:=VLOOKUP([.I26];['1'.$A$2:.$B$11];2)" office:value-type="string" office:string-value="ゆず">
            <text:p>ゆず</text:p>
          </table:table-cell>
          <table:table-cell table:style-name="ce49" table:formula="of:=VLOOKUP([.J26];['1'.$A$2:.$B$11];2)" office:value-type="string" office:string-value="レモン">
            <text:p>レモン</text:p>
          </table:table-cell>
          <table:table-cell table:style-name="ce49" table:formula="of:=VLOOKUP([.K26];['1'.$A$2:.$B$11];2)" office:value-type="string" office:string-value="ペパーミント">
            <text:p>ペパーミント</text:p>
          </table:table-cell>
          <table:table-cell table:style-name="ce49" table:formula="of:=VLOOKUP([.L26];['1'.$A$2:.$B$15];2)" office:value-type="float" office:value="0">
            <text:p>#N/A</text:p>
          </table:table-cell>
          <table:table-cell table:style-name="ce49" table:formula="of:=VLOOKUP([.M26];['1'.$A$2:.$B$15];2)" office:value-type="float" office:value="0">
            <text:p>#N/A</text:p>
          </table:table-cell>
          <table:table-cell table:style-name="ce51" office:value-type="string">
            <text:p>맛:유즈. / 유즈 단독와의 비교:맛은 단독보다 맛이 평평하다.</text:p>
          </table:table-cell>
          <table:table-cell table:style-name="ce51"/>
          <table:table-cell table:style-name="ce53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4" office:value-type="string">
            <text:p>ADH</text:p>
          </table:table-cell>
          <table:table-cell table:style-name="ce37" table:formula="of:=FIND(&quot;C&quot;;[.$C27];1)" office:value-type="float" office:value="0">
            <text:p>#VALUE!</text:p>
          </table:table-cell>
          <table:table-cell table:style-name="ce37" table:formula="of:=FIND(&quot;K&quot;;[.$C27];1)" office:value-type="float" office:value="0">
            <text:p>#VALUE!</text:p>
          </table:table-cell>
          <table:table-cell table:style-name="ce37" table:formula="of:=[.D27]*[.E27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2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9" table:formula="of:=MID([.$C27];2;1)" office:value-type="string" office:string-value="D">
            <text:p>D</text:p>
          </table:table-cell>
          <table:table-cell table:style-name="ce49" table:formula="of:=MID([.$C27];3;1)" office:value-type="string" office:string-value="H">
            <text:p>H</text:p>
          </table:table-cell>
          <table:table-cell table:style-name="ce49" table:formula="of:=IF(LEN([.$C27])&gt;3;MID([.$C27];4;1);-1)" office:value-type="float" office:value="-1">
            <text:p>-1</text:p>
          </table:table-cell>
          <table:table-cell table:style-name="ce49" table:formula="of:=IF(LEN([.$C27])&gt;3;MID([.$C27];5;1);-1)" office:value-type="float" office:value="-1">
            <text:p>-1</text:p>
          </table:table-cell>
          <table:table-cell table:style-name="ce49" table:formula="of:=VLOOKUP([.I27];['1'.$A$2:.$B$11];2)" office:value-type="string" office:string-value="ゆず">
            <text:p>ゆず</text:p>
          </table:table-cell>
          <table:table-cell table:style-name="ce49" table:formula="of:=VLOOKUP([.J27];['1'.$A$2:.$B$11];2)" office:value-type="string" office:string-value="レモン">
            <text:p>レモン</text:p>
          </table:table-cell>
          <table:table-cell table:style-name="ce49" table:formula="of:=VLOOKUP([.K27];['1'.$A$2:.$B$11];2)" office:value-type="string" office:string-value="ペパーミント">
            <text:p>ペパーミント</text:p>
          </table:table-cell>
          <table:table-cell table:style-name="ce49" table:formula="of:=VLOOKUP([.L27];['1'.$A$2:.$B$15];2)" office:value-type="float" office:value="0">
            <text:p>#N/A</text:p>
          </table:table-cell>
          <table:table-cell table:style-name="ce49" table:formula="of:=VLOOKUP([.M27];['1'.$A$2:.$B$15];2)" office:value-type="float" office:value="0">
            <text:p>#N/A</text:p>
          </table:table-cell>
          <table:table-cell table:style-name="ce51" office:value-type="string">
            <text:p>맛: 유즈. 유즈 단독보다, 이 번째는, 맛이 옅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4" office:value-type="string">
            <text:p>ADH</text:p>
          </table:table-cell>
          <table:table-cell table:style-name="ce37" table:formula="of:=FIND(&quot;C&quot;;[.$C28];1)" office:value-type="float" office:value="0">
            <text:p>#VALUE!</text:p>
          </table:table-cell>
          <table:table-cell table:style-name="ce37" table:formula="of:=FIND(&quot;K&quot;;[.$C28];1)" office:value-type="float" office:value="0">
            <text:p>#VALUE!</text:p>
          </table:table-cell>
          <table:table-cell table:style-name="ce37" table:formula="of:=[.D28]*[.E28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3:4:2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9" table:formula="of:=MID([.$C28];2;1)" office:value-type="string" office:string-value="D">
            <text:p>D</text:p>
          </table:table-cell>
          <table:table-cell table:style-name="ce49" table:formula="of:=MID([.$C28];3;1)" office:value-type="string" office:string-value="H">
            <text:p>H</text:p>
          </table:table-cell>
          <table:table-cell table:style-name="ce49" table:formula="of:=IF(LEN([.$C28])&gt;3;MID([.$C28];4;1);-1)" office:value-type="float" office:value="-1">
            <text:p>-1</text:p>
          </table:table-cell>
          <table:table-cell table:style-name="ce49" table:formula="of:=IF(LEN([.$C28])&gt;3;MID([.$C28];5;1);-1)" office:value-type="float" office:value="-1">
            <text:p>-1</text:p>
          </table:table-cell>
          <table:table-cell table:style-name="ce49" table:formula="of:=VLOOKUP([.I28];['1'.$A$2:.$B$11];2)" office:value-type="string" office:string-value="ゆず">
            <text:p>ゆず</text:p>
          </table:table-cell>
          <table:table-cell table:style-name="ce49" table:formula="of:=VLOOKUP([.J28];['1'.$A$2:.$B$11];2)" office:value-type="string" office:string-value="レモン">
            <text:p>レモン</text:p>
          </table:table-cell>
          <table:table-cell table:style-name="ce49" table:formula="of:=VLOOKUP([.K28];['1'.$A$2:.$B$11];2)" office:value-type="string" office:string-value="ペパーミント">
            <text:p>ペパーミント</text:p>
          </table:table-cell>
          <table:table-cell table:style-name="ce49" table:formula="of:=VLOOKUP([.L28];['1'.$A$2:.$B$15];2)" office:value-type="float" office:value="0">
            <text:p>#N/A</text:p>
          </table:table-cell>
          <table:table-cell table:style-name="ce49" table:formula="of:=VLOOKUP([.M28];['1'.$A$2:.$B$15];2)" office:value-type="float" office:value="0">
            <text:p>#N/A</text:p>
          </table:table-cell>
          <table:table-cell table:style-name="ce51" office:value-type="string">
            <text:p>맛:유자, 레몬, 반반. 가벼운 맛.</text:p>
            <text:p>맛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4" office:value-type="string">
            <text:p>AEFIM</text:p>
          </table:table-cell>
          <table:table-cell table:style-name="ce37" table:formula="of:=FIND(&quot;C&quot;;[.$C29];1)" office:value-type="float" office:value="0">
            <text:p>#VALUE!</text:p>
          </table:table-cell>
          <table:table-cell table:style-name="ce37" table:formula="of:=FIND(&quot;K&quot;;[.$C29];1)" office:value-type="float" office:value="0">
            <text:p>#VALUE!</text:p>
          </table:table-cell>
          <table:table-cell table:style-name="ce37" table:formula="of:=[.D29]*[.E29]" office:value-type="float" office:value="0">
            <text:p>#VALUE!</text:p>
          </table:table-cell>
          <table:table-cell table:style-name="ce40" office:value-type="string">
            <text:p>1:1:2:1:4</text:p>
          </table:table-cell>
          <table:table-cell table:style-name="ce40" office:value-type="string">
            <text:p>1:1:1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9" table:formula="of:=MID([.$C29];2;1)" office:value-type="string" office:string-value="E">
            <text:p>E</text:p>
          </table:table-cell>
          <table:table-cell table:style-name="ce49" table:formula="of:=MID([.$C29];3;1)" office:value-type="string" office:string-value="F">
            <text:p>F</text:p>
          </table:table-cell>
          <table:table-cell table:style-name="ce49" table:formula="of:=IF(LEN([.$C29])&gt;3;MID([.$C29];4;1);-1)" office:value-type="string" office:string-value="I">
            <text:p>I</text:p>
          </table:table-cell>
          <table:table-cell table:style-name="ce49" table:formula="of:=IF(LEN([.$C29])&gt;3;MID([.$C29];5;1);-1)" office:value-type="string" office:string-value="M">
            <text:p>M</text:p>
          </table:table-cell>
          <table:table-cell table:style-name="ce49" table:formula="of:=VLOOKUP([.I29];['1'.$A$2:.$B$14];2)" office:value-type="string" office:string-value="ゆず">
            <text:p>ゆず</text:p>
          </table:table-cell>
          <table:table-cell table:style-name="ce49" table:formula="of:=VLOOKUP([.J29];['1'.$A$2:.$B$14];2)" office:value-type="string" office:string-value="ニンニク">
            <text:p>ニンニク</text:p>
          </table:table-cell>
          <table:table-cell table:style-name="ce49" table:formula="of:=VLOOKUP([.K29];['1'.$A$2:.$B$14];2)" office:value-type="string" office:string-value="生姜">
            <text:p>生姜</text:p>
          </table:table-cell>
          <table:table-cell table:style-name="ce49" table:formula="of:=VLOOKUP([.L29];['1'.$A$2:.$B$15];2)" office:value-type="string" office:string-value="ローズマリー">
            <text:p>ローズマリー</text:p>
          </table:table-cell>
          <table:table-cell table:style-name="ce49" table:formula="of:=VLOOKUP([.M29];['1'.$A$2:.$B$15];2)" office:value-type="string" office:string-value="お湯">
            <text:p>お湯</text:p>
          </table:table-cell>
          <table:table-cell table:style-name="ce51" office:value-type="string">
            <text:p>맛 : 유자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4" office:value-type="string">
            <text:p>AEH</text:p>
          </table:table-cell>
          <table:table-cell table:style-name="ce37" table:formula="of:=FIND(&quot;C&quot;;[.$C30];1)" office:value-type="float" office:value="0">
            <text:p>#VALUE!</text:p>
          </table:table-cell>
          <table:table-cell table:style-name="ce37" table:formula="of:=FIND(&quot;K&quot;;[.$C30];1)" office:value-type="float" office:value="0">
            <text:p>#VALUE!</text:p>
          </table:table-cell>
          <table:table-cell table:style-name="ce37" table:formula="of:=[.D30]*[.E30]" office:value-type="float" office:value="0">
            <text:p>#VALUE!</text:p>
          </table:table-cell>
          <table:table-cell table:number-columns-repeated="2" table:style-name="ce40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9" table:formula="of:=MID([.$C30];2;1)" office:value-type="string" office:string-value="E">
            <text:p>E</text:p>
          </table:table-cell>
          <table:table-cell table:style-name="ce49" table:formula="of:=MID([.$C30];3;1)" office:value-type="string" office:string-value="H">
            <text:p>H</text:p>
          </table:table-cell>
          <table:table-cell table:style-name="ce49" table:formula="of:=IF(LEN([.$C30])&gt;3;MID([.$C30];4;1);-1)" office:value-type="float" office:value="-1">
            <text:p>-1</text:p>
          </table:table-cell>
          <table:table-cell table:style-name="ce49" table:formula="of:=IF(LEN([.$C30])&gt;3;MID([.$C30];5;1);-1)" office:value-type="float" office:value="-1">
            <text:p>-1</text:p>
          </table:table-cell>
          <table:table-cell table:style-name="ce49" table:formula="of:=VLOOKUP([.I30];['1'.$A$2:.$B$11];2)" office:value-type="string" office:string-value="ゆず">
            <text:p>ゆず</text:p>
          </table:table-cell>
          <table:table-cell table:style-name="ce49" table:formula="of:=VLOOKUP([.J30];['1'.$A$2:.$B$11];2)" office:value-type="string" office:string-value="ニンニク">
            <text:p>ニンニク</text:p>
          </table:table-cell>
          <table:table-cell table:style-name="ce49" table:formula="of:=VLOOKUP([.K30];['1'.$A$2:.$B$11];2)" office:value-type="string" office:string-value="ペパーミント">
            <text:p>ペパーミント</text:p>
          </table:table-cell>
          <table:table-cell table:style-name="ce49" table:formula="of:=VLOOKUP([.L30];['1'.$A$2:.$B$15];2)" office:value-type="float" office:value="0">
            <text:p>#N/A</text:p>
          </table:table-cell>
          <table:table-cell table:style-name="ce49" table:formula="of:=VLOOKUP([.M30];['1'.$A$2:.$B$15];2)" office:value-type="float" office:value="0">
            <text:p>#N/A</text:p>
          </table:table-cell>
          <table:table-cell table:style-name="ce51" office:value-type="string">
            <text:p>맛:ゆず、민트, 반반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4" office:value-type="string">
            <text:p>AEH</text:p>
          </table:table-cell>
          <table:table-cell table:style-name="ce37" table:formula="of:=FIND(&quot;C&quot;;[.$C31];1)" office:value-type="float" office:value="0">
            <text:p>#VALUE!</text:p>
          </table:table-cell>
          <table:table-cell table:style-name="ce37" table:formula="of:=FIND(&quot;K&quot;;[.$C31];1)" office:value-type="float" office:value="0">
            <text:p>#VALUE!</text:p>
          </table:table-cell>
          <table:table-cell table:style-name="ce37" table:formula="of:=[.D31]*[.E31]" office:value-type="float" office:value="0">
            <text:p>#VALUE!</text:p>
          </table:table-cell>
          <table:table-cell table:number-columns-repeated="2" table:style-name="ce40" office:value-type="string">
            <text:p>2:2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9" table:formula="of:=MID([.$C31];2;1)" office:value-type="string" office:string-value="E">
            <text:p>E</text:p>
          </table:table-cell>
          <table:table-cell table:style-name="ce49" table:formula="of:=MID([.$C31];3;1)" office:value-type="string" office:string-value="H">
            <text:p>H</text:p>
          </table:table-cell>
          <table:table-cell table:style-name="ce49" table:formula="of:=IF(LEN([.$C31])&gt;3;MID([.$C31];4;1);-1)" office:value-type="float" office:value="-1">
            <text:p>-1</text:p>
          </table:table-cell>
          <table:table-cell table:style-name="ce49" table:formula="of:=IF(LEN([.$C31])&gt;3;MID([.$C31];5;1);-1)" office:value-type="float" office:value="-1">
            <text:p>-1</text:p>
          </table:table-cell>
          <table:table-cell table:style-name="ce49" table:formula="of:=VLOOKUP([.I31];['1'.$A$2:.$B$11];2)" office:value-type="string" office:string-value="ゆず">
            <text:p>ゆず</text:p>
          </table:table-cell>
          <table:table-cell table:style-name="ce49" table:formula="of:=VLOOKUP([.J31];['1'.$A$2:.$B$11];2)" office:value-type="string" office:string-value="ニンニク">
            <text:p>ニンニク</text:p>
          </table:table-cell>
          <table:table-cell table:style-name="ce49" table:formula="of:=VLOOKUP([.K31];['1'.$A$2:.$B$11];2)" office:value-type="string" office:string-value="ペパーミント">
            <text:p>ペパーミント</text:p>
          </table:table-cell>
          <table:table-cell table:style-name="ce49" table:formula="of:=VLOOKUP([.L31];['1'.$A$2:.$B$15];2)" office:value-type="float" office:value="0">
            <text:p>#N/A</text:p>
          </table:table-cell>
          <table:table-cell table:style-name="ce49" table:formula="of:=VLOOKUP([.M31];['1'.$A$2:.$B$15];2)" office:value-type="float" office:value="0">
            <text:p>#N/A</text:p>
          </table:table-cell>
          <table:table-cell table:style-name="ce51" office:value-type="string">
            <text:p>12/23와 동일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4" office:value-type="string">
            <text:p>AEKM</text:p>
          </table:table-cell>
          <table:table-cell table:style-name="ce37" table:formula="of:=FIND(&quot;C&quot;;[.$C32];1)" office:value-type="float" office:value="0">
            <text:p>#VALUE!</text:p>
          </table:table-cell>
          <table:table-cell table:style-name="ce37" table:formula="of:=FIND(&quot;K&quot;;[.$C32];1)" office:value-type="float" office:value="3">
            <text:p>3</text:p>
          </table:table-cell>
          <table:table-cell table:style-name="ce37" table:formula="of:=[.D32]*[.E32]" office:value-type="float" office:value="0">
            <text:p>#VALUE!</text:p>
          </table:table-cell>
          <table:table-cell table:style-name="ce40" office:value-type="string">
            <text:p>3:1:2:3</text:p>
          </table:table-cell>
          <table:table-cell table:style-name="ce40" office:value-type="string">
            <text:p>4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9" table:formula="of:=MID([.$C32];2;1)" office:value-type="string" office:string-value="E">
            <text:p>E</text:p>
          </table:table-cell>
          <table:table-cell table:style-name="ce49" table:formula="of:=MID([.$C32];3;1)" office:value-type="string" office:string-value="K">
            <text:p>K</text:p>
          </table:table-cell>
          <table:table-cell table:style-name="ce49" table:formula="of:=IF(LEN([.$C32])&gt;3;MID([.$C32];4;1);-1)" office:value-type="string" office:string-value="M">
            <text:p>M</text:p>
          </table:table-cell>
          <table:table-cell table:style-name="ce49" table:formula="of:=IF(LEN([.$C32])&gt;3;MID([.$C32];5;1);-1)">
            <text:p/>
          </table:table-cell>
          <table:table-cell table:style-name="ce49" table:formula="of:=VLOOKUP([.I32];['1'.$A$2:.$B$14];2)" office:value-type="string" office:string-value="ゆず">
            <text:p>ゆず</text:p>
          </table:table-cell>
          <table:table-cell table:style-name="ce49" table:formula="of:=VLOOKUP([.J32];['1'.$A$2:.$B$14];2)" office:value-type="string" office:string-value="ニンニク">
            <text:p>ニンニク</text:p>
          </table:table-cell>
          <table:table-cell table:style-name="ce49" table:formula="of:=VLOOKUP([.K32];['1'.$A$2:.$B$14];2)" office:value-type="string" office:string-value="スペアミント">
            <text:p>スペアミント</text:p>
          </table:table-cell>
          <table:table-cell table:style-name="ce49" table:formula="of:=VLOOKUP([.L32];['1'.$A$2:.$B$15];2)" office:value-type="string" office:string-value="お湯">
            <text:p>お湯</text:p>
          </table:table-cell>
          <table:table-cell table:style-name="ce49" table:formula="of:=VLOOKUP([.M32];['1'.$A$2:.$B$15];2)" office:value-type="float" office:value="0">
            <text:p>#N/A</text:p>
          </table:table-cell>
          <table:table-cell table:style-name="ce51" office:value-type="string">
            <text:p>맛 : 유자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4" office:value-type="string">
            <text:p>AF</text:p>
          </table:table-cell>
          <table:table-cell table:style-name="ce37" table:formula="of:=FIND(&quot;C&quot;;[.$C33];1)" office:value-type="float" office:value="0">
            <text:p>#VALUE!</text:p>
          </table:table-cell>
          <table:table-cell table:style-name="ce37" table:formula="of:=FIND(&quot;K&quot;;[.$C33];1)" office:value-type="float" office:value="0">
            <text:p>#VALUE!</text:p>
          </table:table-cell>
          <table:table-cell table:style-name="ce37" table:formula="of:=[.D33]*[.E33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9" table:formula="of:=MID([.$C33];2;1)" office:value-type="string" office:string-value="F">
            <text:p>F</text:p>
          </table:table-cell>
          <table:table-cell table:style-name="ce49" table:formula="of:=MID([.$C33];3;1)">
            <text:p/>
          </table:table-cell>
          <table:table-cell table:style-name="ce49" table:formula="of:=IF(LEN([.$C33])&gt;3;MID([.$C33];4;1);-1)" office:value-type="float" office:value="-1">
            <text:p>-1</text:p>
          </table:table-cell>
          <table:table-cell table:style-name="ce49" table:formula="of:=IF(LEN([.$C33])&gt;3;MID([.$C33];5;1);-1)" office:value-type="float" office:value="-1">
            <text:p>-1</text:p>
          </table:table-cell>
          <table:table-cell table:style-name="ce49" table:formula="of:=VLOOKUP([.I33];['1'.$A$2:.$B$14];2)" office:value-type="string" office:string-value="ゆず">
            <text:p>ゆず</text:p>
          </table:table-cell>
          <table:table-cell table:style-name="ce49" table:formula="of:=VLOOKUP([.J33];['1'.$A$2:.$B$14];2)" office:value-type="string" office:string-value="生姜">
            <text:p>生姜</text:p>
          </table:table-cell>
          <table:table-cell table:style-name="ce49" table:formula="of:=VLOOKUP([.K33];['1'.$A$2:.$B$14];2)" office:value-type="float" office:value="0">
            <text:p>#N/A</text:p>
          </table:table-cell>
          <table:table-cell table:style-name="ce49" table:formula="of:=VLOOKUP([.L33];['1'.$A$2:.$B$15];2)" office:value-type="float" office:value="0">
            <text:p>#N/A</text:p>
          </table:table-cell>
          <table:table-cell table:style-name="ce49" table:formula="of:=VLOOKUP([.M33];['1'.$A$2:.$B$15];2)" office:value-type="float" office:value="0">
            <text:p>#N/A</text:p>
          </table:table-cell>
          <table:table-cell table:style-name="ce51" office:value-type="string">
            <text:p>맛 : (1) 유자. 나쁘지 않아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4" office:value-type="string">
            <text:p>AFH</text:p>
          </table:table-cell>
          <table:table-cell table:style-name="ce37" table:formula="of:=FIND(&quot;C&quot;;[.$C34];1)" office:value-type="float" office:value="0">
            <text:p>#VALUE!</text:p>
          </table:table-cell>
          <table:table-cell table:style-name="ce37" table:formula="of:=FIND(&quot;K&quot;;[.$C34];1)" office:value-type="float" office:value="0">
            <text:p>#VALUE!</text:p>
          </table:table-cell>
          <table:table-cell table:style-name="ce37" table:formula="of:=[.D34]*[.E34]" office:value-type="float" office:value="0">
            <text:p>#VALUE!</text:p>
          </table:table-cell>
          <table:table-cell table:style-name="ce40" office:value-type="string">
            <text:p>2:1:2</text:p>
          </table:table-cell>
          <table:table-cell table:style-name="ce40" office:value-type="string">
            <text:p>2:1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9" table:formula="of:=MID([.$C34];2;1)" office:value-type="string" office:string-value="F">
            <text:p>F</text:p>
          </table:table-cell>
          <table:table-cell table:style-name="ce49" table:formula="of:=MID([.$C34];3;1)" office:value-type="string" office:string-value="H">
            <text:p>H</text:p>
          </table:table-cell>
          <table:table-cell table:style-name="ce49" table:formula="of:=IF(LEN([.$C34])&gt;3;MID([.$C34];4;1);-1)" office:value-type="float" office:value="-1">
            <text:p>-1</text:p>
          </table:table-cell>
          <table:table-cell table:style-name="ce49" table:formula="of:=IF(LEN([.$C34])&gt;3;MID([.$C34];5;1);-1)" office:value-type="float" office:value="-1">
            <text:p>-1</text:p>
          </table:table-cell>
          <table:table-cell table:style-name="ce49" table:formula="of:=VLOOKUP([.I34];['1'.$A$2:.$B$11];2)" office:value-type="string" office:string-value="ゆず">
            <text:p>ゆず</text:p>
          </table:table-cell>
          <table:table-cell table:style-name="ce49" table:formula="of:=VLOOKUP([.J34];['1'.$A$2:.$B$11];2)" office:value-type="string" office:string-value="生姜">
            <text:p>生姜</text:p>
          </table:table-cell>
          <table:table-cell table:style-name="ce49" table:formula="of:=VLOOKUP([.K34];['1'.$A$2:.$B$11];2)" office:value-type="string" office:string-value="ペパーミント">
            <text:p>ペパーミント</text:p>
          </table:table-cell>
          <table:table-cell table:style-name="ce49" table:formula="of:=VLOOKUP([.L34];['1'.$A$2:.$B$15];2)" office:value-type="float" office:value="0">
            <text:p>#N/A</text:p>
          </table:table-cell>
          <table:table-cell table:style-name="ce49" table:formula="of:=VLOOKUP([.M34];['1'.$A$2:.$B$15];2)" office:value-type="float" office:value="0">
            <text:p>#N/A</text:p>
          </table:table-cell>
          <table:table-cell table:style-name="ce51" office:value-type="string">
            <text:p>맛:유자과 민트, 반반.</text:p>
          </table:table-cell>
          <table:table-cell table:style-name="ce51"/>
          <table:table-cell table:style-name="ce53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4" office:value-type="string">
            <text:p>AH</text:p>
          </table:table-cell>
          <table:table-cell table:style-name="ce37" table:formula="of:=FIND(&quot;C&quot;;[.$C35];1)" office:value-type="float" office:value="0">
            <text:p>#VALUE!</text:p>
          </table:table-cell>
          <table:table-cell table:style-name="ce37" table:formula="of:=FIND(&quot;K&quot;;[.$C35];1)" office:value-type="float" office:value="0">
            <text:p>#VALUE!</text:p>
          </table:table-cell>
          <table:table-cell table:style-name="ce37" table:formula="of:=[.D35]*[.E35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3:1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9" table:formula="of:=MID([.$C35];2;1)" office:value-type="string" office:string-value="H">
            <text:p>H</text:p>
          </table:table-cell>
          <table:table-cell table:style-name="ce49" table:formula="of:=MID([.$C35];3;1)">
            <text:p/>
          </table:table-cell>
          <table:table-cell table:style-name="ce49" table:formula="of:=IF(LEN([.$C35])&gt;3;MID([.$C35];4;1);-1)" office:value-type="float" office:value="-1">
            <text:p>-1</text:p>
          </table:table-cell>
          <table:table-cell table:style-name="ce49" table:formula="of:=IF(LEN([.$C35])&gt;3;MID([.$C35];5;1);-1)" office:value-type="float" office:value="-1">
            <text:p>-1</text:p>
          </table:table-cell>
          <table:table-cell table:style-name="ce49" table:formula="of:=VLOOKUP([.I35];['1'.$A$2:.$B$11];2)" office:value-type="string" office:string-value="ゆず">
            <text:p>ゆず</text:p>
          </table:table-cell>
          <table:table-cell table:style-name="ce49" table:formula="of:=VLOOKUP([.J35];['1'.$A$2:.$B$11];2)" office:value-type="string" office:string-value="ペパーミント">
            <text:p>ペパーミント</text:p>
          </table:table-cell>
          <table:table-cell table:style-name="ce49" table:formula="of:=VLOOKUP([.K35];['1'.$A$2:.$B$11];2)" office:value-type="float" office:value="0">
            <text:p>#N/A</text:p>
          </table:table-cell>
          <table:table-cell table:style-name="ce49" table:formula="of:=VLOOKUP([.L35];['1'.$A$2:.$B$15];2)" office:value-type="float" office:value="0">
            <text:p>#N/A</text:p>
          </table:table-cell>
          <table:table-cell table:style-name="ce49" table:formula="of:=VLOOKUP([.M35];['1'.$A$2:.$B$15];2)" office:value-type="float" office:value="0">
            <text:p>#N/A</text:p>
          </table:table-cell>
          <table:table-cell table:style-name="ce51" office:value-type="string">
            <text:p>맛: 반반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4" office:value-type="string">
            <text:p>AH</text:p>
          </table:table-cell>
          <table:table-cell table:style-name="ce37" table:formula="of:=FIND(&quot;C&quot;;[.$C36];1)" office:value-type="float" office:value="0">
            <text:p>#VALUE!</text:p>
          </table:table-cell>
          <table:table-cell table:style-name="ce37" table:formula="of:=FIND(&quot;K&quot;;[.$C36];1)" office:value-type="float" office:value="0">
            <text:p>#VALUE!</text:p>
          </table:table-cell>
          <table:table-cell table:style-name="ce37" table:formula="of:=[.D36]*[.E36]" office:value-type="float" office:value="0">
            <text:p>#VALUE!</text:p>
          </table:table-cell>
          <table:table-cell table:style-name="ce40" office:value-type="string">
            <text:p>3:3</text:p>
          </table:table-cell>
          <table:table-cell table:style-name="ce40" office:value-type="string">
            <text:p>3:2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9" table:formula="of:=MID([.$C36];2;1)" office:value-type="string" office:string-value="H">
            <text:p>H</text:p>
          </table:table-cell>
          <table:table-cell table:style-name="ce49" table:formula="of:=MID([.$C36];3;1)">
            <text:p/>
          </table:table-cell>
          <table:table-cell table:style-name="ce49" table:formula="of:=IF(LEN([.$C36])&gt;3;MID([.$C36];4;1);-1)" office:value-type="float" office:value="-1">
            <text:p>-1</text:p>
          </table:table-cell>
          <table:table-cell table:style-name="ce49" table:formula="of:=IF(LEN([.$C36])&gt;3;MID([.$C36];5;1);-1)" office:value-type="float" office:value="-1">
            <text:p>-1</text:p>
          </table:table-cell>
          <table:table-cell table:style-name="ce49" table:formula="of:=VLOOKUP([.I36];['1'.$A$2:.$B$11];2)" office:value-type="string" office:string-value="ゆず">
            <text:p>ゆず</text:p>
          </table:table-cell>
          <table:table-cell table:style-name="ce49" table:formula="of:=VLOOKUP([.J36];['1'.$A$2:.$B$11];2)" office:value-type="string" office:string-value="ペパーミント">
            <text:p>ペパーミント</text:p>
          </table:table-cell>
          <table:table-cell table:style-name="ce49" table:formula="of:=VLOOKUP([.K36];['1'.$A$2:.$B$11];2)" office:value-type="float" office:value="0">
            <text:p>#N/A</text:p>
          </table:table-cell>
          <table:table-cell table:style-name="ce49" table:formula="of:=VLOOKUP([.L36];['1'.$A$2:.$B$15];2)" office:value-type="float" office:value="0">
            <text:p>#N/A</text:p>
          </table:table-cell>
          <table:table-cell table:style-name="ce49" table:formula="of:=VLOOKUP([.M36];['1'.$A$2:.$B$15];2)" office:value-type="float" office:value="0">
            <text:p>#N/A</text:p>
          </table:table-cell>
          <table:table-cell table:style-name="ce51" office:value-type="string">
            <text:p>맛: 민트. 민트의 잎 냄새, 없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4" office:value-type="string">
            <text:p>AHI</text:p>
          </table:table-cell>
          <table:table-cell table:style-name="ce37" table:formula="of:=FIND(&quot;C&quot;;[.$C37];1)" office:value-type="float" office:value="0">
            <text:p>#VALUE!</text:p>
          </table:table-cell>
          <table:table-cell table:style-name="ce37" table:formula="of:=FIND(&quot;K&quot;;[.$C37];1)" office:value-type="float" office:value="0">
            <text:p>#VALUE!</text:p>
          </table:table-cell>
          <table:table-cell table:style-name="ce37" table:formula="of:=[.D37]*[.E37]" office:value-type="float" office:value="0">
            <text:p>#VALUE!</text:p>
          </table:table-cell>
          <table:table-cell table:style-name="ce40" office:value-type="string">
            <text:p>2:2:1</text:p>
          </table:table-cell>
          <table:table-cell table:style-name="ce40" office:value-type="string">
            <text:p>3:2:3</text:p>
          </table:table-cell>
          <table:table-cell table:style-name="ce29" table:formula="of:=LEFT([.$C37];1)" office:value-type="string" office:string-value="A">
            <text:p>A</text:p>
          </table:table-cell>
          <table:table-cell table:style-name="ce49" table:formula="of:=MID([.$C37];2;1)" office:value-type="string" office:string-value="H">
            <text:p>H</text:p>
          </table:table-cell>
          <table:table-cell table:style-name="ce49" table:formula="of:=MID([.$C37];3;1)" office:value-type="string" office:string-value="I">
            <text:p>I</text:p>
          </table:table-cell>
          <table:table-cell table:style-name="ce49" table:formula="of:=IF(LEN([.$C37])&gt;3;MID([.$C37];4;1);-1)" office:value-type="float" office:value="-1">
            <text:p>-1</text:p>
          </table:table-cell>
          <table:table-cell table:style-name="ce49" table:formula="of:=IF(LEN([.$C37])&gt;3;MID([.$C37];5;1);-1)" office:value-type="float" office:value="-1">
            <text:p>-1</text:p>
          </table:table-cell>
          <table:table-cell table:style-name="ce49" table:formula="of:=VLOOKUP([.I37];['1'.$A$2:.$B$11];2)" office:value-type="string" office:string-value="ゆず">
            <text:p>ゆず</text:p>
          </table:table-cell>
          <table:table-cell table:style-name="ce49" table:formula="of:=VLOOKUP([.J37];['1'.$A$2:.$B$11];2)" office:value-type="string" office:string-value="ペパーミント">
            <text:p>ペパーミント</text:p>
          </table:table-cell>
          <table:table-cell table:style-name="ce49" table:formula="of:=VLOOKUP([.K37];['1'.$A$2:.$B$11];2)" office:value-type="string" office:string-value="ローズマリー">
            <text:p>ローズマリー</text:p>
          </table:table-cell>
          <table:table-cell table:style-name="ce49" table:formula="of:=VLOOKUP([.L37];['1'.$A$2:.$B$15];2)" office:value-type="float" office:value="0">
            <text:p>#N/A</text:p>
          </table:table-cell>
          <table:table-cell table:style-name="ce49" table:formula="of:=VLOOKUP([.M37];['1'.$A$2:.$B$15];2)" office:value-type="float" office:value="0">
            <text:p>#N/A</text:p>
          </table:table-cell>
          <table:table-cell table:style-name="ce51" office:value-type="string">
            <text:p>맛: 유자:창백한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4" office:value-type="string">
            <text:p>AHM</text:p>
          </table:table-cell>
          <table:table-cell table:style-name="ce37" table:formula="of:=FIND(&quot;C&quot;;[.$C38];1)" office:value-type="float" office:value="0">
            <text:p>#VALUE!</text:p>
          </table:table-cell>
          <table:table-cell table:style-name="ce37" table:formula="of:=FIND(&quot;K&quot;;[.$C38];1)" office:value-type="float" office:value="0">
            <text:p>#VALUE!</text:p>
          </table:table-cell>
          <table:table-cell table:style-name="ce37" table:formula="of:=[.D38]*[.E38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/>
          <table:table-cell table:style-name="ce29" table:formula="of:=LEFT([.$C38];1)" office:value-type="string" office:string-value="A">
            <text:p>A</text:p>
          </table:table-cell>
          <table:table-cell table:style-name="ce49" table:formula="of:=MID([.$C38];2;1)" office:value-type="string" office:string-value="H">
            <text:p>H</text:p>
          </table:table-cell>
          <table:table-cell table:style-name="ce49" table:formula="of:=MID([.$C38];3;1)" office:value-type="string" office:string-value="M">
            <text:p>M</text:p>
          </table:table-cell>
          <table:table-cell table:style-name="ce49" table:formula="of:=IF(LEN([.$C38])&gt;3;MID([.$C38];4;1);-1)" office:value-type="float" office:value="-1">
            <text:p>-1</text:p>
          </table:table-cell>
          <table:table-cell table:style-name="ce49" table:formula="of:=IF(LEN([.$C38])&gt;3;MID([.$C38];5;1);-1)" office:value-type="float" office:value="-1">
            <text:p>-1</text:p>
          </table:table-cell>
          <table:table-cell table:style-name="ce49" table:formula="of:=VLOOKUP([.I38];['1'.$A$2:.$B$14];2)" office:value-type="string" office:string-value="ゆず">
            <text:p>ゆず</text:p>
          </table:table-cell>
          <table:table-cell table:style-name="ce49" table:formula="of:=VLOOKUP([.J38];['1'.$A$2:.$B$14];2)" office:value-type="string" office:string-value="ペパーミント">
            <text:p>ペパーミント</text:p>
          </table:table-cell>
          <table:table-cell table:style-name="ce49" table:formula="of:=VLOOKUP([.K38];['1'.$A$2:.$B$14];2)" office:value-type="string" office:string-value="お湯">
            <text:p>お湯</text:p>
          </table:table-cell>
          <table:table-cell table:style-name="ce49" table:formula="of:=VLOOKUP([.L38];['1'.$A$2:.$B$15];2)" office:value-type="float" office:value="0">
            <text:p>#N/A</text:p>
          </table:table-cell>
          <table:table-cell table:style-name="ce49" table:formula="of:=VLOOKUP([.M38];['1'.$A$2:.$B$15];2)" office:value-type="float" office:value="0">
            <text:p>#N/A</text:p>
          </table:table-cell>
          <table:table-cell table:style-name="ce51" office:value-type="string">
            <text:p>맛 : 유자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4" office:value-type="string">
            <text:p>AK</text:p>
          </table:table-cell>
          <table:table-cell table:style-name="ce37" table:formula="of:=FIND(&quot;C&quot;;[.$C39];1)" office:value-type="float" office:value="0">
            <text:p>#VALUE!</text:p>
          </table:table-cell>
          <table:table-cell table:style-name="ce37" table:formula="of:=FIND(&quot;K&quot;;[.$C39];1)" office:value-type="float" office:value="2">
            <text:p>2</text:p>
          </table:table-cell>
          <table:table-cell table:style-name="ce37" table:formula="of:=[.D39]*[.E39]" office:value-type="float" office:value="0">
            <text:p>#VALUE!</text:p>
          </table:table-cell>
          <table:table-cell table:style-name="ce40" office:value-type="string">
            <text:p>3:2</text:p>
          </table:table-cell>
          <table:table-cell table:style-name="ce40" office:value-type="string">
            <text:p>4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9" table:formula="of:=MID([.$C39];2;1)" office:value-type="string" office:string-value="K">
            <text:p>K</text:p>
          </table:table-cell>
          <table:table-cell table:style-name="ce49" table:formula="of:=MID([.$C39];3;1)">
            <text:p/>
          </table:table-cell>
          <table:table-cell table:style-name="ce49" table:formula="of:=IF(LEN([.$C39])&gt;3;MID([.$C39];4;1);-1)" office:value-type="float" office:value="-1">
            <text:p>-1</text:p>
          </table:table-cell>
          <table:table-cell table:style-name="ce49" table:formula="of:=IF(LEN([.$C39])&gt;3;MID([.$C39];5;1);-1)" office:value-type="float" office:value="-1">
            <text:p>-1</text:p>
          </table:table-cell>
          <table:table-cell table:style-name="ce49" table:formula="of:=VLOOKUP([.I39];['1'.$A$2:.$B$14];2)" office:value-type="string" office:string-value="ゆず">
            <text:p>ゆず</text:p>
          </table:table-cell>
          <table:table-cell table:style-name="ce49" table:formula="of:=VLOOKUP([.J39];['1'.$A$2:.$B$14];2)" office:value-type="string" office:string-value="スペアミント">
            <text:p>スペアミント</text:p>
          </table:table-cell>
          <table:table-cell table:style-name="ce49" table:formula="of:=VLOOKUP([.K39];['1'.$A$2:.$B$14];2)" office:value-type="float" office:value="0">
            <text:p>#N/A</text:p>
          </table:table-cell>
          <table:table-cell table:style-name="ce49" table:formula="of:=VLOOKUP([.L39];['1'.$A$2:.$B$15];2)" office:value-type="float" office:value="0">
            <text:p>#N/A</text:p>
          </table:table-cell>
          <table:table-cell table:style-name="ce49" table:formula="of:=VLOOKUP([.M39];['1'.$A$2:.$B$15];2)" office:value-type="float" office:value="0">
            <text:p>#N/A</text:p>
          </table:table-cell>
          <table:table-cell table:style-name="ce51" office:value-type="string">
            <text:p>맛 : 유자. 가벼운 맛. 희미하게, 민트의 잎 냄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4" office:value-type="string">
            <text:p>AKM</text:p>
          </table:table-cell>
          <table:table-cell table:style-name="ce37" table:formula="of:=FIND(&quot;C&quot;;[.$C40];1)" office:value-type="float" office:value="0">
            <text:p>#VALUE!</text:p>
          </table:table-cell>
          <table:table-cell table:style-name="ce37" table:formula="of:=FIND(&quot;K&quot;;[.$C40];1)" office:value-type="float" office:value="2">
            <text:p>2</text:p>
          </table:table-cell>
          <table:table-cell table:style-name="ce37" table:formula="of:=[.D40]*[.E40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9" table:formula="of:=MID([.$C40];2;1)" office:value-type="string" office:string-value="K">
            <text:p>K</text:p>
          </table:table-cell>
          <table:table-cell table:style-name="ce49" table:formula="of:=MID([.$C40];3;1)" office:value-type="string" office:string-value="M">
            <text:p>M</text:p>
          </table:table-cell>
          <table:table-cell table:style-name="ce49" table:formula="of:=IF(LEN([.$C40])&gt;3;MID([.$C40];4;1);-1)" office:value-type="float" office:value="-1">
            <text:p>-1</text:p>
          </table:table-cell>
          <table:table-cell table:style-name="ce49" table:formula="of:=IF(LEN([.$C40])&gt;3;MID([.$C40];5;1);-1)" office:value-type="float" office:value="-1">
            <text:p>-1</text:p>
          </table:table-cell>
          <table:table-cell table:style-name="ce49" table:formula="of:=VLOOKUP([.I40];['1'.$A$2:.$B$14];2)" office:value-type="string" office:string-value="ゆず">
            <text:p>ゆず</text:p>
          </table:table-cell>
          <table:table-cell table:style-name="ce49" table:formula="of:=VLOOKUP([.J40];['1'.$A$2:.$B$14];2)" office:value-type="string" office:string-value="スペアミント">
            <text:p>スペアミント</text:p>
          </table:table-cell>
          <table:table-cell table:style-name="ce49" table:formula="of:=VLOOKUP([.K40];['1'.$A$2:.$B$14];2)" office:value-type="string" office:string-value="お湯">
            <text:p>お湯</text:p>
          </table:table-cell>
          <table:table-cell table:style-name="ce49" table:formula="of:=VLOOKUP([.L40];['1'.$A$2:.$B$15];2)" office:value-type="float" office:value="0">
            <text:p>#N/A</text:p>
          </table:table-cell>
          <table:table-cell table:style-name="ce49" table:formula="of:=VLOOKUP([.M40];['1'.$A$2:.$B$15];2)" office:value-type="float" office:value="0">
            <text:p>#N/A</text:p>
          </table:table-cell>
          <table:table-cell table:style-name="ce51" office:value-type="string">
            <text:p>맛 : 유자 위에 민트가 덮여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4" office:value-type="string">
            <text:p>AKM</text:p>
          </table:table-cell>
          <table:table-cell table:style-name="ce37" table:formula="of:=FIND(&quot;C&quot;;[.$C41];1)" office:value-type="float" office:value="0">
            <text:p>#VALUE!</text:p>
          </table:table-cell>
          <table:table-cell table:style-name="ce37" table:formula="of:=FIND(&quot;K&quot;;[.$C41];1)" office:value-type="float" office:value="2">
            <text:p>2</text:p>
          </table:table-cell>
          <table:table-cell table:style-name="ce37" table:formula="of:=[.D41]*[.E41]" office:value-type="float" office:value="0">
            <text:p>#VALUE!</text:p>
          </table:table-cell>
          <table:table-cell table:style-name="ce40" office:value-type="string">
            <text:p>2:3:2</text:p>
          </table:table-cell>
          <table:table-cell table:style-name="ce40" office:value-type="string">
            <text:p>1:1</text:p>
          </table:table-cell>
          <table:table-cell table:style-name="ce29" table:formula="of:=LEFT([.$C41];1)" office:value-type="string" office:string-value="A">
            <text:p>A</text:p>
          </table:table-cell>
          <table:table-cell table:style-name="ce49" table:formula="of:=MID([.$C41];2;1)" office:value-type="string" office:string-value="K">
            <text:p>K</text:p>
          </table:table-cell>
          <table:table-cell table:style-name="ce49" table:formula="of:=MID([.$C41];3;1)" office:value-type="string" office:string-value="M">
            <text:p>M</text:p>
          </table:table-cell>
          <table:table-cell table:style-name="ce49" table:formula="of:=IF(LEN([.$C41])&gt;3;MID([.$C41];4;1);-1)" office:value-type="float" office:value="-1">
            <text:p>-1</text:p>
          </table:table-cell>
          <table:table-cell table:style-name="ce49" table:formula="of:=IF(LEN([.$C41])&gt;3;MID([.$C41];5;1);-1)" office:value-type="float" office:value="-1">
            <text:p>-1</text:p>
          </table:table-cell>
          <table:table-cell table:style-name="ce49" table:formula="of:=VLOOKUP([.I41];['1'.$A$2:.$B$14];2)" office:value-type="string" office:string-value="ゆず">
            <text:p>ゆず</text:p>
          </table:table-cell>
          <table:table-cell table:style-name="ce49" table:formula="of:=VLOOKUP([.J41];['1'.$A$2:.$B$14];2)" office:value-type="string" office:string-value="スペアミント">
            <text:p>スペアミント</text:p>
          </table:table-cell>
          <table:table-cell table:style-name="ce49" table:formula="of:=VLOOKUP([.K41];['1'.$A$2:.$B$14];2)" office:value-type="string" office:string-value="お湯">
            <text:p>お湯</text:p>
          </table:table-cell>
          <table:table-cell table:style-name="ce49" table:formula="of:=VLOOKUP([.L41];['1'.$A$2:.$B$15];2)" office:value-type="float" office:value="0">
            <text:p>#N/A</text:p>
          </table:table-cell>
          <table:table-cell table:style-name="ce49" table:formula="of:=VLOOKUP([.M41];['1'.$A$2:.$B$15];2)" office:value-type="float" office:value="0">
            <text:p>#N/A</text:p>
          </table:table-cell>
          <table:table-cell table:style-name="ce51" office:value-type="string">
            <text:p>맛 : 매우 가볍다. 창백한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7">
            <text:p>257</text:p>
          </table:table-cell>
          <table:table-cell table:style-name="ce30" office:value-type="date" office:date-value="2023-02-12T01:47:13.44">
            <text:p>02/12 1:47</text:p>
          </table:table-cell>
          <table:table-cell table:style-name="ce34" office:value-type="string">
            <text:p>BC</text:p>
          </table:table-cell>
          <table:table-cell table:style-name="ce37" table:number-columns-repeated="3"/>
          <table:table-cell table:style-name="ce40" office:value-type="string">
            <text:p>1.5:1.5</text:p>
          </table:table-cell>
          <table:table-cell table:style-name="ce40" office:value-type="string">
            <text:p>1:1</text:p>
          </table:table-cell>
          <table:table-cell table:style-name="ce29" table:formula="of:=LEFT([.$C42];1)" office:value-type="string" office:string-value="B">
            <text:p>B</text:p>
          </table:table-cell>
          <table:table-cell table:style-name="ce49" table:formula="of:=MID([.$C42];2;1)" office:value-type="string" office:string-value="C">
            <text:p>C</text:p>
          </table:table-cell>
          <table:table-cell table:style-name="ce49" table:formula="of:=MID([.$C42];3;1)">
            <text:p/>
          </table:table-cell>
          <table:table-cell table:style-name="ce49" table:formula="of:=IF(LEN([.$C42])&gt;3;MID([.$C42];4;1);-1)" office:value-type="float" office:value="-1">
            <text:p>-1</text:p>
          </table:table-cell>
          <table:table-cell table:style-name="ce49" table:formula="of:=IF(LEN([.$C42])&gt;3;MID([.$C42];5;1);-1)" office:value-type="float" office:value="-1">
            <text:p>-1</text:p>
          </table:table-cell>
          <table:table-cell table:style-name="ce49" table:formula="of:=VLOOKUP([.I42];['1'.$A$2:.$B$14];2)" office:value-type="string" office:string-value="ディル">
            <text:p>ディル</text:p>
          </table:table-cell>
          <table:table-cell table:style-name="ce49" table:formula="of:=VLOOKUP([.J42];['1'.$A$2:.$B$16];2)" office:value-type="string" office:string-value="オオバ">
            <text:p>オオバ</text:p>
          </table:table-cell>
          <table:table-cell table:style-name="ce49" table:formula="of:=VLOOKUP([.K42];['1'.$A$2:.$B$16];2)" office:value-type="float" office:value="0">
            <text:p>#N/A</text:p>
          </table:table-cell>
          <table:table-cell table:style-name="ce49" table:formula="of:=VLOOKUP([.L42];['1'.$A$2:.$B$16];2)" office:value-type="float" office:value="0">
            <text:p>#N/A</text:p>
          </table:table-cell>
          <table:table-cell table:style-name="ce49" table:formula="of:=VLOOKUP([.M42];['1'.$A$2:.$B$16];2)" office:value-type="float" office:value="0">
            <text:p>#N/A</text:p>
          </table:table-cell>
          <table:table-cell table:style-name="ce51" office:value-type="string">
            <text:p>맛 : (1) 소옆인가? (2) 딜와 비슷하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2">
            <text:p>222</text:p>
          </table:table-cell>
          <table:table-cell table:style-name="ce30" office:value-type="date" office:date-value="2023-02-03T00:44:20.9">
            <text:p>02/03 0:44</text:p>
          </table:table-cell>
          <table:table-cell table:style-name="ce34" office:value-type="string">
            <text:p>BCDEFM</text:p>
          </table:table-cell>
          <table:table-cell table:style-name="ce37" table:formula="of:=FIND(&quot;C&quot;;[.$C43];1)" office:value-type="float" office:value="2">
            <text:p>2</text:p>
          </table:table-cell>
          <table:table-cell table:style-name="ce37" table:formula="of:=FIND(&quot;K&quot;;[.$C43];1)" office:value-type="float" office:value="0">
            <text:p>#VALUE!</text:p>
          </table:table-cell>
          <table:table-cell table:style-name="ce37" table:formula="of:=[.D43]*[.E43]" office:value-type="float" office:value="0">
            <text:p>#VALUE!</text:p>
          </table:table-cell>
          <table:table-cell table:style-name="ce40" office:value-type="string">
            <office:annotation draw:style-name="gr1" draw:text-style-name="P1" svg:width="2.899cm" svg:height="0.991cm" svg:x="9.632cm" svg:y="24.42cm" draw:caption-point-x="-0.61cm" draw:caption-point-y="1.545cm">
              <dc:creator>ik</dc:creator>
              <dc:date>2023-02-03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2:2:2:2:2:12</text:p>
          </table:table-cell>
          <table:table-cell table:style-name="ce40"/>
          <table:table-cell table:style-name="ce29" table:formula="of:=LEFT([.$C43];1)" office:value-type="string" office:string-value="B">
            <text:p>B</text:p>
          </table:table-cell>
          <table:table-cell table:style-name="ce49" table:formula="of:=MID([.$C43];2;1)" office:value-type="string" office:string-value="C">
            <text:p>C</text:p>
          </table:table-cell>
          <table:table-cell table:style-name="ce49" table:formula="of:=MID([.$C43];3;1)" office:value-type="string" office:string-value="D">
            <text:p>D</text:p>
          </table:table-cell>
          <table:table-cell table:style-name="ce49" table:formula="of:=IF(LEN([.$C43])&gt;3;MID([.$C43];4;1);-1)" office:value-type="string" office:string-value="E">
            <text:p>E</text:p>
          </table:table-cell>
          <table:table-cell table:style-name="ce49" table:formula="of:=IF(LEN([.$C43])&gt;3;MID([.$C43];5;1);-1)" office:value-type="string" office:string-value="F">
            <text:p>F</text:p>
          </table:table-cell>
          <table:table-cell table:style-name="ce49" table:formula="of:=VLOOKUP([.I43];['1'.$A$2:.$B$14];2)" office:value-type="string" office:string-value="ディル">
            <text:p>ディル</text:p>
          </table:table-cell>
          <table:table-cell table:style-name="ce49" table:formula="of:=VLOOKUP([.J43];['1'.$A$2:.$B$16];2)" office:value-type="string" office:string-value="オオバ">
            <text:p>オオバ</text:p>
          </table:table-cell>
          <table:table-cell table:style-name="ce49" table:formula="of:=VLOOKUP([.K43];['1'.$A$2:.$B$16];2)" office:value-type="string" office:string-value="レモン">
            <text:p>レモン</text:p>
          </table:table-cell>
          <table:table-cell table:style-name="ce49" table:formula="of:=VLOOKUP([.L43];['1'.$A$2:.$B$16];2)" office:value-type="string" office:string-value="ニンニク">
            <text:p>ニンニク</text:p>
          </table:table-cell>
          <table:table-cell table:style-name="ce49" table:formula="of:=VLOOKUP([.M43];['1'.$A$2:.$B$16];2)" office:value-type="string" office:string-value="生姜">
            <text:p>生姜</text:p>
          </table:table-cell>
          <table:table-cell table:style-name="ce51" office:value-type="string">
            <text:p>맛 : (1) 레몬. (2) 맛있어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6">
          <table:table-cell table:style-name="ce28" office:value-type="float" office:value="240">
            <text:p>240</text:p>
          </table:table-cell>
          <table:table-cell table:style-name="ce30" office:value-type="date" office:date-value="2023-02-08T01:49:49.4">
            <text:p>02/08 1:49</text:p>
          </table:table-cell>
          <table:table-cell table:style-name="ce34" office:value-type="string">
            <text:p>BCDM</text:p>
          </table:table-cell>
          <table:table-cell table:style-name="ce37" table:number-columns-repeated="3"/>
          <table:table-cell table:style-name="ce40" office:value-type="string">
            <text:p>2:2:2:8</text:p>
          </table:table-cell>
          <table:table-cell table:style-name="ce40"/>
          <table:table-cell table:style-name="ce29" table:formula="of:=LEFT([.$C44];1)" office:value-type="string" office:string-value="B">
            <text:p>B</text:p>
          </table:table-cell>
          <table:table-cell table:style-name="ce49" table:formula="of:=MID([.$C44];2;1)" office:value-type="string" office:string-value="C">
            <text:p>C</text:p>
          </table:table-cell>
          <table:table-cell table:style-name="ce49" table:formula="of:=MID([.$C44];3;1)" office:value-type="string" office:string-value="D">
            <text:p>D</text:p>
          </table:table-cell>
          <table:table-cell table:style-name="ce49" table:formula="of:=IF(LEN([.$C44])&gt;3;MID([.$C44];4;1);-1)" office:value-type="string" office:string-value="M">
            <text:p>M</text:p>
          </table:table-cell>
          <table:table-cell table:style-name="ce49" table:formula="of:=IF(LEN([.$C44])&gt;3;MID([.$C44];5;1);-1)">
            <text:p/>
          </table:table-cell>
          <table:table-cell table:style-name="ce49" table:formula="of:=VLOOKUP([.I44];['1'.$A$2:.$B$14];2)" office:value-type="string" office:string-value="ディル">
            <text:p>ディル</text:p>
          </table:table-cell>
          <table:table-cell table:style-name="ce49" table:formula="of:=VLOOKUP([.J44];['1'.$A$2:.$B$16];2)" office:value-type="string" office:string-value="オオバ">
            <text:p>オオバ</text:p>
          </table:table-cell>
          <table:table-cell table:style-name="ce49" table:formula="of:=VLOOKUP([.K44];['1'.$A$2:.$B$16];2)" office:value-type="string" office:string-value="レモン">
            <text:p>レモン</text:p>
          </table:table-cell>
          <table:table-cell table:style-name="ce49" table:formula="of:=VLOOKUP([.L44];['1'.$A$2:.$B$16];2)" office:value-type="string" office:string-value="お湯">
            <text:p>お湯</text:p>
          </table:table-cell>
          <table:table-cell table:style-name="ce49" table:formula="of:=VLOOKUP([.M44];['1'.$A$2:.$B$16];2)" office:value-type="float" office:value="0">
            <text:p>#N/A</text:p>
          </table:table-cell>
          <table:table-cell table:style-name="ce51" office:value-type="string">
            <text:p>맛 : (1) 레몬. 씁쓸하다. <text:s/>즉, 씁쓸한 레몬 맛. (2) 그럼, 무슨 쓴 맛일까?</text:p>
            <text:p>소옆, 딜. 각각 단독으로 마셔 보았다.</text:p>
            <text:p>판정 --&gt; 딜.</text:p>
            <text:p>(3) 맛있는가? 맛있다. 또, 마시고 싶은가? 네, 마시고 싶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87">
            <text:p>287</text:p>
          </table:table-cell>
          <table:table-cell table:style-name="ce30" office:value-type="date" office:date-value="2023-02-20T01:43:22.99">
            <text:p>02/20 1:43</text:p>
          </table:table-cell>
          <table:table-cell table:style-name="ce34" office:value-type="string">
            <text:p>BCK</text:p>
          </table:table-cell>
          <table:table-cell table:style-name="ce37" table:number-columns-repeated="3"/>
          <table:table-cell table:style-name="ce40" office:value-type="string">
            <text:p>2:2:2</text:p>
          </table:table-cell>
          <table:table-cell table:style-name="ce40" office:value-type="string">
            <text:p>1:1:1</text:p>
          </table:table-cell>
          <table:table-cell table:style-name="ce29" table:formula="of:=LEFT([.$C45];1)" office:value-type="string" office:string-value="B">
            <text:p>B</text:p>
          </table:table-cell>
          <table:table-cell table:style-name="ce49" table:formula="of:=MID([.$C45];2;1)" office:value-type="string" office:string-value="C">
            <text:p>C</text:p>
          </table:table-cell>
          <table:table-cell table:style-name="ce49" table:formula="of:=MID([.$C45];3;1)" office:value-type="string" office:string-value="K">
            <text:p>K</text:p>
          </table:table-cell>
          <table:table-cell table:style-name="ce49" table:formula="of:=IF(LEN([.$C45])&gt;3;MID([.$C45];4;1);-1)" office:value-type="float" office:value="-1">
            <text:p>-1</text:p>
          </table:table-cell>
          <table:table-cell table:style-name="ce49" table:formula="of:=IF(LEN([.$C45])&gt;3;MID([.$C45];5;1);-1)" office:value-type="float" office:value="-1">
            <text:p>-1</text:p>
          </table:table-cell>
          <table:table-cell table:style-name="ce49" table:formula="of:=VLOOKUP([.I45];['1'.$A$2:.$B$14];2)" office:value-type="string" office:string-value="ディル">
            <text:p>ディル</text:p>
          </table:table-cell>
          <table:table-cell table:style-name="ce49" table:formula="of:=VLOOKUP([.J45];['1'.$A$2:.$B$16];2)" office:value-type="string" office:string-value="オオバ">
            <text:p>オオバ</text:p>
          </table:table-cell>
          <table:table-cell table:style-name="ce49" table:formula="of:=VLOOKUP([.K45];['1'.$A$2:.$B$16];2)" office:value-type="string" office:string-value="スペアミント">
            <text:p>スペアミント</text:p>
          </table:table-cell>
          <table:table-cell table:style-name="ce49" table:formula="of:=VLOOKUP([.L45];['1'.$A$2:.$B$16];2)" office:value-type="float" office:value="0">
            <text:p>#N/A</text:p>
          </table:table-cell>
          <table:table-cell table:style-name="ce49" table:formula="of:=VLOOKUP([.M45];['1'.$A$2:.$B$16];2)" office:value-type="float" office:value="0">
            <text:p>#N/A</text:p>
          </table:table-cell>
          <table:table-cell table:style-name="ce51" office:value-type="string">
            <text:p>맛 : (1) 딜. (2) 싱겁다 (일본어 : 水っぽい)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0">
            <text:p>220</text:p>
          </table:table-cell>
          <table:table-cell table:style-name="ce30" office:value-type="date" office:date-value="2023-02-02T01:51:46.64">
            <text:p>02/02 1:51</text:p>
          </table:table-cell>
          <table:table-cell table:style-name="ce34" office:value-type="string">
            <text:p>BCLM</text:p>
          </table:table-cell>
          <table:table-cell table:style-name="ce37" table:formula="of:=FIND(&quot;C&quot;;[.$C46];1)" office:value-type="float" office:value="2">
            <text:p>2</text:p>
          </table:table-cell>
          <table:table-cell table:style-name="ce37" table:formula="of:=FIND(&quot;K&quot;;[.$C46];1)" office:value-type="float" office:value="0">
            <text:p>#VALUE!</text:p>
          </table:table-cell>
          <table:table-cell table:style-name="ce37" table:formula="of:=[.D46]*[.E46]" office:value-type="float" office:value="0">
            <text:p>#VALUE!</text:p>
          </table:table-cell>
          <table:table-cell table:style-name="ce40" office:value-type="string">
            <text:p>2:2:4:6</text:p>
          </table:table-cell>
          <table:table-cell table:style-name="ce40"/>
          <table:table-cell table:style-name="ce29" table:formula="of:=LEFT([.$C46];1)" office:value-type="string" office:string-value="B">
            <text:p>B</text:p>
          </table:table-cell>
          <table:table-cell table:style-name="ce49" table:formula="of:=MID([.$C46];2;1)" office:value-type="string" office:string-value="C">
            <text:p>C</text:p>
          </table:table-cell>
          <table:table-cell table:style-name="ce49" table:formula="of:=MID([.$C46];3;1)" office:value-type="string" office:string-value="L">
            <text:p>L</text:p>
          </table:table-cell>
          <table:table-cell table:style-name="ce49" table:formula="of:=IF(LEN([.$C46])&gt;3;MID([.$C46];4;1);-1)" office:value-type="string" office:string-value="M">
            <text:p>M</text:p>
          </table:table-cell>
          <table:table-cell table:style-name="ce49" table:formula="of:=IF(LEN([.$C46])&gt;3;MID([.$C46];5;1);-1)">
            <text:p/>
          </table:table-cell>
          <table:table-cell table:style-name="ce49" table:formula="of:=VLOOKUP([.I46];['1'.$A$2:.$B$14];2)" office:value-type="string" office:string-value="ディル">
            <text:p>ディル</text:p>
          </table:table-cell>
          <table:table-cell table:style-name="ce49" table:formula="of:=VLOOKUP([.J46];['1'.$A$2:.$B$16];2)" office:value-type="string" office:string-value="オオバ">
            <text:p>オオバ</text:p>
          </table:table-cell>
          <table:table-cell table:style-name="ce49" table:formula="of:=VLOOKUP([.K46];['1'.$A$2:.$B$16];2)" office:value-type="string" office:string-value="日本酒（米だけの）">
            <text:p>日本酒（米だけの）</text:p>
          </table:table-cell>
          <table:table-cell table:style-name="ce49" table:formula="of:=VLOOKUP([.L46];['1'.$A$2:.$B$16];2)" office:value-type="string" office:string-value="お湯">
            <text:p>お湯</text:p>
          </table:table-cell>
          <table:table-cell table:style-name="ce49" table:formula="of:=VLOOKUP([.M46];['1'.$A$2:.$B$16];2)" office:value-type="float" office:value="0">
            <text:p>#N/A</text:p>
          </table:table-cell>
          <table:table-cell table:style-name="ce51" office:value-type="string">
            <text:p>맛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3">
            <text:p>223</text:p>
          </table:table-cell>
          <table:table-cell table:style-name="ce30" office:value-type="date" office:date-value="2023-02-03T01:10:29.98">
            <text:p>02/03 1:10</text:p>
          </table:table-cell>
          <table:table-cell table:style-name="ce34" office:value-type="string">
            <text:p>BCLM</text:p>
          </table:table-cell>
          <table:table-cell table:style-name="ce37" table:formula="of:=FIND(&quot;C&quot;;[.$C47];1)" office:value-type="float" office:value="2">
            <text:p>2</text:p>
          </table:table-cell>
          <table:table-cell table:style-name="ce37" table:formula="of:=FIND(&quot;K&quot;;[.$C47];1)" office:value-type="float" office:value="0">
            <text:p>#VALUE!</text:p>
          </table:table-cell>
          <table:table-cell table:style-name="ce37" table:formula="of:=[.D47]*[.E47]" office:value-type="float" office:value="0">
            <text:p>#VALUE!</text:p>
          </table:table-cell>
          <table:table-cell table:style-name="ce40" office:value-type="string">
            <text:p>2:2:6:6</text:p>
          </table:table-cell>
          <table:table-cell table:style-name="ce40"/>
          <table:table-cell table:style-name="ce29" table:formula="of:=LEFT([.$C47];1)" office:value-type="string" office:string-value="B">
            <text:p>B</text:p>
          </table:table-cell>
          <table:table-cell table:style-name="ce49" table:formula="of:=MID([.$C47];2;1)" office:value-type="string" office:string-value="C">
            <text:p>C</text:p>
          </table:table-cell>
          <table:table-cell table:style-name="ce49" table:formula="of:=MID([.$C47];3;1)" office:value-type="string" office:string-value="L">
            <text:p>L</text:p>
          </table:table-cell>
          <table:table-cell table:style-name="ce49" table:formula="of:=IF(LEN([.$C47])&gt;3;MID([.$C47];4;1);-1)" office:value-type="string" office:string-value="M">
            <text:p>M</text:p>
          </table:table-cell>
          <table:table-cell table:style-name="ce49" table:formula="of:=IF(LEN([.$C47])&gt;3;MID([.$C47];5;1);-1)">
            <text:p/>
          </table:table-cell>
          <table:table-cell table:style-name="ce49" table:formula="of:=VLOOKUP([.I47];['1'.$A$2:.$B$14];2)" office:value-type="string" office:string-value="ディル">
            <text:p>ディル</text:p>
          </table:table-cell>
          <table:table-cell table:style-name="ce49" table:formula="of:=VLOOKUP([.J47];['1'.$A$2:.$B$16];2)" office:value-type="string" office:string-value="オオバ">
            <text:p>オオバ</text:p>
          </table:table-cell>
          <table:table-cell table:style-name="ce49" table:formula="of:=VLOOKUP([.K47];['1'.$A$2:.$B$16];2)" office:value-type="string" office:string-value="日本酒（米だけの）">
            <text:p>日本酒（米だけの）</text:p>
          </table:table-cell>
          <table:table-cell table:style-name="ce49" table:formula="of:=VLOOKUP([.L47];['1'.$A$2:.$B$16];2)" office:value-type="string" office:string-value="お湯">
            <text:p>お湯</text:p>
          </table:table-cell>
          <table:table-cell table:style-name="ce49" table:formula="of:=VLOOKUP([.M47];['1'.$A$2:.$B$16];2)" office:value-type="float" office:value="0">
            <text:p>#N/A</text:p>
          </table:table-cell>
          <table:table-cell table:style-name="ce51" office:value-type="string">
            <text:p>맛 : (1) 일본주. (2) 일본주의 단 맛. 약간 약하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310">
            <text:p>310</text:p>
          </table:table-cell>
          <table:table-cell table:style-name="ce30" office:value-type="date" office:date-value="2023-02-25T01:44:00.66">
            <text:p>02/25 1:44</text:p>
          </table:table-cell>
          <table:table-cell table:style-name="ce34" office:value-type="string">
            <text:p>BD</text:p>
          </table:table-cell>
          <table:table-cell table:style-name="ce37" table:number-columns-repeated="3"/>
          <table:table-cell table:style-name="ce40" office:value-type="string">
            <text:p>3:1</text:p>
          </table:table-cell>
          <table:table-cell table:style-name="ce40" office:value-type="string">
            <text:p>1:2</text:p>
          </table:table-cell>
          <table:table-cell table:style-name="ce29" table:formula="of:=LEFT([.$C48];1)" office:value-type="string" office:string-value="B">
            <text:p>B</text:p>
          </table:table-cell>
          <table:table-cell table:style-name="ce49" table:formula="of:=MID([.$C48];2;1)" office:value-type="string" office:string-value="D">
            <text:p>D</text:p>
          </table:table-cell>
          <table:table-cell table:style-name="ce49" table:formula="of:=MID([.$C48];3;1)">
            <text:p/>
          </table:table-cell>
          <table:table-cell table:style-name="ce49" table:formula="of:=IF(LEN([.$C48])&gt;3;MID([.$C48];4;1);-1)" office:value-type="float" office:value="-1">
            <text:p>-1</text:p>
          </table:table-cell>
          <table:table-cell table:style-name="ce49" table:formula="of:=IF(LEN([.$C48])&gt;3;MID([.$C48];5;1);-1)" office:value-type="float" office:value="-1">
            <text:p>-1</text:p>
          </table:table-cell>
          <table:table-cell table:style-name="ce49" table:formula="of:=VLOOKUP([.I48];['1'.$A$2:.$B$14];2)" office:value-type="string" office:string-value="ディル">
            <text:p>ディル</text:p>
          </table:table-cell>
          <table:table-cell table:style-name="ce49" table:formula="of:=VLOOKUP([.J48];['1'.$A$2:.$B$16];2)" office:value-type="string" office:string-value="レモン">
            <text:p>レモン</text:p>
          </table:table-cell>
          <table:table-cell table:style-name="ce49" table:formula="of:=VLOOKUP([.K48];['1'.$A$2:.$B$16];2)" office:value-type="float" office:value="0">
            <text:p>#N/A</text:p>
          </table:table-cell>
          <table:table-cell table:style-name="ce49" table:formula="of:=VLOOKUP([.L48];['1'.$A$2:.$B$16];2)" office:value-type="float" office:value="0">
            <text:p>#N/A</text:p>
          </table:table-cell>
          <table:table-cell table:style-name="ce49" table:formula="of:=VLOOKUP([.M48];['1'.$A$2:.$B$16];2)" office:value-type="float" office:value="0">
            <text:p>#N/A</text:p>
          </table:table-cell>
          <table:table-cell table:style-name="ce51" office:value-type="string">
            <text:p>맛 : (1) 딜 (2) 상쾌함. (3) 뒷맛 --&gt; 딜의 쓴맛. </text:p>
            <text:p>(4) 나쁘지 않다. 어른의 맛이라고라도 할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3">
            <text:p>263</text:p>
          </table:table-cell>
          <table:table-cell table:style-name="ce30" office:value-type="date" office:date-value="2023-02-14T01:22:46.37">
            <text:p>02/14 1:22</text:p>
          </table:table-cell>
          <table:table-cell table:style-name="ce34" office:value-type="string">
            <text:p>BDEFIM</text:p>
          </table:table-cell>
          <table:table-cell table:style-name="ce37" table:number-columns-repeated="3"/>
          <table:table-cell table:style-name="ce40" office:value-type="string">
            <text:p>2:2:2:2:2:14</text:p>
          </table:table-cell>
          <table:table-cell table:style-name="ce40"/>
          <table:table-cell table:style-name="ce29" table:formula="of:=LEFT([.$C49];1)" office:value-type="string" office:string-value="B">
            <text:p>B</text:p>
          </table:table-cell>
          <table:table-cell table:style-name="ce49" table:formula="of:=MID([.$C49];2;1)" office:value-type="string" office:string-value="D">
            <text:p>D</text:p>
          </table:table-cell>
          <table:table-cell table:style-name="ce49" table:formula="of:=MID([.$C49];3;1)" office:value-type="string" office:string-value="E">
            <text:p>E</text:p>
          </table:table-cell>
          <table:table-cell table:style-name="ce49" table:formula="of:=IF(LEN([.$C49])&gt;3;MID([.$C49];4;1);-1)" office:value-type="string" office:string-value="F">
            <text:p>F</text:p>
          </table:table-cell>
          <table:table-cell table:style-name="ce49" table:formula="of:=IF(LEN([.$C49])&gt;3;MID([.$C49];5;1);-1)" office:value-type="string" office:string-value="I">
            <text:p>I</text:p>
          </table:table-cell>
          <table:table-cell table:style-name="ce49" table:formula="of:=VLOOKUP([.I49];['1'.$A$2:.$B$14];2)" office:value-type="string" office:string-value="ディル">
            <text:p>ディル</text:p>
          </table:table-cell>
          <table:table-cell table:style-name="ce49" table:formula="of:=VLOOKUP([.J49];['1'.$A$2:.$B$16];2)" office:value-type="string" office:string-value="レモン">
            <text:p>レモン</text:p>
          </table:table-cell>
          <table:table-cell table:style-name="ce49" table:formula="of:=VLOOKUP([.K49];['1'.$A$2:.$B$16];2)" office:value-type="string" office:string-value="ニンニク">
            <text:p>ニンニク</text:p>
          </table:table-cell>
          <table:table-cell table:style-name="ce49" table:formula="of:=VLOOKUP([.L49];['1'.$A$2:.$B$16];2)" office:value-type="string" office:string-value="生姜">
            <text:p>生姜</text:p>
          </table:table-cell>
          <table:table-cell table:style-name="ce49" table:formula="of:=VLOOKUP([.M49];['1'.$A$2:.$B$16];2)" office:value-type="string" office:string-value="ローズマリー">
            <text:p>ローズマリー</text:p>
          </table:table-cell>
          <table:table-cell table:style-name="ce51" office:value-type="string">
            <text:p>맛 : (1) 로즈마리인가. 어느 쪽인일까 결정하기 어렵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14">
            <text:p>214</text:p>
          </table:table-cell>
          <table:table-cell table:style-name="ce30" office:value-type="date" office:date-value="2023-01-31T01:25:24.18">
            <text:p>01/31 1:25</text:p>
          </table:table-cell>
          <table:table-cell table:style-name="ce34" office:value-type="string">
            <text:p>BDEFIM</text:p>
          </table:table-cell>
          <table:table-cell table:style-name="ce37" table:formula="of:=FIND(&quot;C&quot;;[.$C50];1)" office:value-type="float" office:value="0">
            <text:p>#VALUE!</text:p>
          </table:table-cell>
          <table:table-cell table:style-name="ce37" table:formula="of:=FIND(&quot;K&quot;;[.$C50];1)" office:value-type="float" office:value="0">
            <text:p>#VALUE!</text:p>
          </table:table-cell>
          <table:table-cell table:style-name="ce37" table:formula="of:=[.D50]*[.E50]" office:value-type="float" office:value="0">
            <text:p>#VALUE!</text:p>
          </table:table-cell>
          <table:table-cell table:style-name="ce40" office:value-type="string">
            <text:p>3:4:5:5:7</text:p>
          </table:table-cell>
          <table:table-cell table:style-name="ce40"/>
          <table:table-cell table:style-name="ce29" table:formula="of:=LEFT([.$C50];1)" office:value-type="string" office:string-value="B">
            <text:p>B</text:p>
          </table:table-cell>
          <table:table-cell table:style-name="ce49" table:formula="of:=MID([.$C50];2;1)" office:value-type="string" office:string-value="D">
            <text:p>D</text:p>
          </table:table-cell>
          <table:table-cell table:style-name="ce49" table:formula="of:=MID([.$C50];3;1)" office:value-type="string" office:string-value="E">
            <text:p>E</text:p>
          </table:table-cell>
          <table:table-cell table:style-name="ce49" table:formula="of:=IF(LEN([.$C50])&gt;3;MID([.$C50];4;1);-1)" office:value-type="string" office:string-value="F">
            <text:p>F</text:p>
          </table:table-cell>
          <table:table-cell table:style-name="ce49" table:formula="of:=IF(LEN([.$C50])&gt;3;MID([.$C50];5;1);-1)" office:value-type="string" office:string-value="I">
            <text:p>I</text:p>
          </table:table-cell>
          <table:table-cell table:style-name="ce49" table:formula="of:=VLOOKUP([.I50];['1'.$A$2:.$B$14];2)" office:value-type="string" office:string-value="ディル">
            <text:p>ディル</text:p>
          </table:table-cell>
          <table:table-cell table:style-name="ce49" table:formula="of:=VLOOKUP([.J50];['1'.$A$2:.$B$16];2)" office:value-type="string" office:string-value="レモン">
            <text:p>レモン</text:p>
          </table:table-cell>
          <table:table-cell table:style-name="ce49" table:formula="of:=VLOOKUP([.K50];['1'.$A$2:.$B$16];2)" office:value-type="string" office:string-value="ニンニク">
            <text:p>ニンニク</text:p>
          </table:table-cell>
          <table:table-cell table:style-name="ce49" table:formula="of:=VLOOKUP([.L50];['1'.$A$2:.$B$16];2)" office:value-type="string" office:string-value="生姜">
            <text:p>生姜</text:p>
          </table:table-cell>
          <table:table-cell table:style-name="ce49" table:formula="of:=VLOOKUP([.M50];['1'.$A$2:.$B$16];2)" office:value-type="string" office:string-value="ローズマリー">
            <text:p>ローズマリー</text:p>
          </table:table-cell>
          <table:table-cell table:style-name="ce51" office:value-type="string">
            <text:p>(1) 맛 : 212와 같다.</text:p>
            <text:p>(2) 전회보다 조금 뜨거운. --&gt; 좋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6">
            <text:p>216</text:p>
          </table:table-cell>
          <table:table-cell table:style-name="ce30" office:value-type="date" office:date-value="2023-02-01T01:26:39">
            <text:p>02/01 1:26</text:p>
          </table:table-cell>
          <table:table-cell table:style-name="ce34" office:value-type="string">
            <text:p>BDEFIM</text:p>
          </table:table-cell>
          <table:table-cell table:style-name="ce37" table:formula="of:=FIND(&quot;C&quot;;[.$C51];1)" office:value-type="float" office:value="0">
            <text:p>#VALUE!</text:p>
          </table:table-cell>
          <table:table-cell table:style-name="ce37" table:formula="of:=FIND(&quot;K&quot;;[.$C51];1)" office:value-type="float" office:value="0">
            <text:p>#VALUE!</text:p>
          </table:table-cell>
          <table:table-cell table:style-name="ce37" table:formula="of:=[.D51]*[.E51]" office:value-type="float" office:value="0">
            <text:p>#VALUE!</text:p>
          </table:table-cell>
          <table:table-cell table:style-name="ce40" office:value-type="string">
            <office:annotation draw:style-name="gr2" draw:text-style-name="P1" svg:width="2.899cm" svg:height="1.344cm" svg:x="9.632cm" svg:y="31.452cm" draw:caption-point-x="-0.61cm" draw:caption-point-y="1.547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3:4:5:5:7</text:p>
          </table:table-cell>
          <table:table-cell table:style-name="ce40"/>
          <table:table-cell table:style-name="ce29" table:formula="of:=LEFT([.$C51];1)" office:value-type="string" office:string-value="B">
            <text:p>B</text:p>
          </table:table-cell>
          <table:table-cell table:style-name="ce49" table:formula="of:=MID([.$C51];2;1)" office:value-type="string" office:string-value="D">
            <text:p>D</text:p>
          </table:table-cell>
          <table:table-cell table:style-name="ce49" table:formula="of:=MID([.$C51];3;1)" office:value-type="string" office:string-value="E">
            <text:p>E</text:p>
          </table:table-cell>
          <table:table-cell table:style-name="ce49" table:formula="of:=IF(LEN([.$C51])&gt;3;MID([.$C51];4;1);-1)" office:value-type="string" office:string-value="F">
            <text:p>F</text:p>
          </table:table-cell>
          <table:table-cell table:style-name="ce49" table:formula="of:=IF(LEN([.$C51])&gt;3;MID([.$C51];5;1);-1)" office:value-type="string" office:string-value="I">
            <text:p>I</text:p>
          </table:table-cell>
          <table:table-cell table:style-name="ce49" table:formula="of:=VLOOKUP([.I51];['1'.$A$2:.$B$14];2)" office:value-type="string" office:string-value="ディル">
            <text:p>ディル</text:p>
          </table:table-cell>
          <table:table-cell table:style-name="ce49" table:formula="of:=VLOOKUP([.J51];['1'.$A$2:.$B$16];2)" office:value-type="string" office:string-value="レモン">
            <text:p>レモン</text:p>
          </table:table-cell>
          <table:table-cell table:style-name="ce49" table:formula="of:=VLOOKUP([.K51];['1'.$A$2:.$B$16];2)" office:value-type="string" office:string-value="ニンニク">
            <text:p>ニンニク</text:p>
          </table:table-cell>
          <table:table-cell table:style-name="ce49" table:formula="of:=VLOOKUP([.L51];['1'.$A$2:.$B$16];2)" office:value-type="string" office:string-value="生姜">
            <text:p>生姜</text:p>
          </table:table-cell>
          <table:table-cell table:style-name="ce49" table:formula="of:=VLOOKUP([.M51];['1'.$A$2:.$B$16];2)" office:value-type="string" office:string-value="ローズマリー">
            <text:p>ローズマリー</text:p>
          </table:table-cell>
          <table:table-cell table:style-name="ce51" office:value-type="string">
            <text:p>맛 : (1) 레몬. (2) 마늘 : 없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9">
            <text:p>219</text:p>
          </table:table-cell>
          <table:table-cell table:style-name="ce30" office:value-type="date" office:date-value="2023-02-02T01:12:17.12">
            <text:p>02/02 1:12</text:p>
          </table:table-cell>
          <table:table-cell table:style-name="ce34" office:value-type="string">
            <text:p>BDEFIM</text:p>
          </table:table-cell>
          <table:table-cell table:style-name="ce37" table:formula="of:=FIND(&quot;C&quot;;[.$C52];1)" office:value-type="float" office:value="0">
            <text:p>#VALUE!</text:p>
          </table:table-cell>
          <table:table-cell table:style-name="ce37" table:formula="of:=FIND(&quot;K&quot;;[.$C52];1)" office:value-type="float" office:value="0">
            <text:p>#VALUE!</text:p>
          </table:table-cell>
          <table:table-cell table:style-name="ce37" table:formula="of:=[.D52]*[.E52]" office:value-type="float" office:value="0">
            <text:p>#VALUE!</text:p>
          </table:table-cell>
          <table:table-cell table:style-name="ce40" office:value-type="string">
            <office:annotation draw:style-name="gr2" draw:text-style-name="P1" svg:width="2.899cm" svg:height="1.344cm" svg:x="9.632cm" svg:y="32.03cm" draw:caption-point-x="-0.61cm" draw:caption-point-y="1.547cm">
              <dc:creator>ik</dc:creator>
              <dc:date>2023-02-03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3:4:5:5:7</text:p>
          </table:table-cell>
          <table:table-cell table:style-name="ce40"/>
          <table:table-cell table:style-name="ce29" table:formula="of:=LEFT([.$C52];1)" office:value-type="string" office:string-value="B">
            <text:p>B</text:p>
          </table:table-cell>
          <table:table-cell table:style-name="ce49" table:formula="of:=MID([.$C52];2;1)" office:value-type="string" office:string-value="D">
            <text:p>D</text:p>
          </table:table-cell>
          <table:table-cell table:style-name="ce49" table:formula="of:=MID([.$C52];3;1)" office:value-type="string" office:string-value="E">
            <text:p>E</text:p>
          </table:table-cell>
          <table:table-cell table:style-name="ce49" table:formula="of:=IF(LEN([.$C52])&gt;3;MID([.$C52];4;1);-1)" office:value-type="string" office:string-value="F">
            <text:p>F</text:p>
          </table:table-cell>
          <table:table-cell table:style-name="ce49" table:formula="of:=IF(LEN([.$C52])&gt;3;MID([.$C52];5;1);-1)" office:value-type="string" office:string-value="I">
            <text:p>I</text:p>
          </table:table-cell>
          <table:table-cell table:style-name="ce49" table:formula="of:=VLOOKUP([.I52];['1'.$A$2:.$B$14];2)" office:value-type="string" office:string-value="ディル">
            <text:p>ディル</text:p>
          </table:table-cell>
          <table:table-cell table:style-name="ce49" table:formula="of:=VLOOKUP([.J52];['1'.$A$2:.$B$16];2)" office:value-type="string" office:string-value="レモン">
            <text:p>レモン</text:p>
          </table:table-cell>
          <table:table-cell table:style-name="ce49" table:formula="of:=VLOOKUP([.K52];['1'.$A$2:.$B$16];2)" office:value-type="string" office:string-value="ニンニク">
            <text:p>ニンニク</text:p>
          </table:table-cell>
          <table:table-cell table:style-name="ce49" table:formula="of:=VLOOKUP([.L52];['1'.$A$2:.$B$16];2)" office:value-type="string" office:string-value="生姜">
            <text:p>生姜</text:p>
          </table:table-cell>
          <table:table-cell table:style-name="ce49" table:formula="of:=VLOOKUP([.M52];['1'.$A$2:.$B$16];2)" office:value-type="string" office:string-value="ローズマリー">
            <text:p>ローズマリー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4">
            <text:p>264</text:p>
          </table:table-cell>
          <table:table-cell table:style-name="ce30" office:value-type="date" office:date-value="2023-02-14T01:40:42.5">
            <text:p>02/14 1:40</text:p>
          </table:table-cell>
          <table:table-cell table:style-name="ce34" office:value-type="string">
            <text:p>BDEFK</text:p>
          </table:table-cell>
          <table:table-cell table:style-name="ce37" table:number-columns-repeated="3"/>
          <table:table-cell table:style-name="ce40" office:value-type="string">
            <office:annotation office:display="true" draw:style-name="gr1" draw:text-style-name="P1" svg:width="2.899cm" svg:height="0.991cm" svg:x="9.632cm" svg:y="32.653cm" draw:caption-point-x="-0.61cm" draw:caption-point-y="1.503cm">
              <dc:creator>ik</dc:creator>
              <dc:date>2023-02-14T00:00:00</dc:date>
              <text:p text:style-name="P2"><text:span text:style-name="T1">スプーン </text:span><text:span text:style-name="T1">2.5</text:span></text:p>
            </office:annotation>
            <text:p>3:4:5:5:3</text:p>
          </table:table-cell>
          <table:table-cell table:style-name="ce40"/>
          <table:table-cell table:style-name="ce29" table:formula="of:=LEFT([.$C53];1)" office:value-type="string" office:string-value="B">
            <text:p>B</text:p>
          </table:table-cell>
          <table:table-cell table:style-name="ce49" table:formula="of:=MID([.$C53];2;1)" office:value-type="string" office:string-value="D">
            <text:p>D</text:p>
          </table:table-cell>
          <table:table-cell table:style-name="ce49" table:formula="of:=MID([.$C53];3;1)" office:value-type="string" office:string-value="E">
            <text:p>E</text:p>
          </table:table-cell>
          <table:table-cell table:style-name="ce49" table:formula="of:=IF(LEN([.$C53])&gt;3;MID([.$C53];4;1);-1)" office:value-type="string" office:string-value="F">
            <text:p>F</text:p>
          </table:table-cell>
          <table:table-cell table:style-name="ce49" table:formula="of:=IF(LEN([.$C53])&gt;3;MID([.$C53];5;1);-1)" office:value-type="string" office:string-value="K">
            <text:p>K</text:p>
          </table:table-cell>
          <table:table-cell table:style-name="ce49" table:formula="of:=VLOOKUP([.I53];['1'.$A$2:.$B$14];2)" office:value-type="string" office:string-value="ディル">
            <text:p>ディル</text:p>
          </table:table-cell>
          <table:table-cell table:style-name="ce49" table:formula="of:=VLOOKUP([.J53];['1'.$A$2:.$B$16];2)" office:value-type="string" office:string-value="レモン">
            <text:p>レモン</text:p>
          </table:table-cell>
          <table:table-cell table:style-name="ce49" table:formula="of:=VLOOKUP([.K53];['1'.$A$2:.$B$16];2)" office:value-type="string" office:string-value="ニンニク">
            <text:p>ニンニク</text:p>
          </table:table-cell>
          <table:table-cell table:style-name="ce49" table:formula="of:=VLOOKUP([.L53];['1'.$A$2:.$B$16];2)" office:value-type="string" office:string-value="生姜">
            <text:p>生姜</text:p>
          </table:table-cell>
          <table:table-cell table:style-name="ce49" table:formula="of:=VLOOKUP([.M53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레몬. 매웁다. (2) 맛있지 않을까?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7">
            <text:p>227</text:p>
          </table:table-cell>
          <table:table-cell table:style-name="ce30" office:value-type="date" office:date-value="2023-02-04T01:40:40.66">
            <text:p>02/04 1:40</text:p>
          </table:table-cell>
          <table:table-cell table:style-name="ce34" office:value-type="string">
            <text:p>BDEFKM</text:p>
          </table:table-cell>
          <table:table-cell table:style-name="ce37" table:formula="of:=FIND(&quot;C&quot;;[.$C54];1)" office:value-type="float" office:value="0">
            <text:p>#VALUE!</text:p>
          </table:table-cell>
          <table:table-cell table:style-name="ce37" table:formula="of:=FIND(&quot;K&quot;;[.$C54];1)" office:value-type="float" office:value="5">
            <text:p>5</text:p>
          </table:table-cell>
          <table:table-cell table:style-name="ce37" table:formula="of:=[.D54]*[.E54]" office:value-type="float" office:value="0">
            <text:p>#VALUE!</text:p>
          </table:table-cell>
          <table:table-cell table:style-name="ce40" office:value-type="string">
            <office:annotation draw:style-name="gr1" draw:text-style-name="P1" svg:width="2.899cm" svg:height="0.991cm" svg:x="9.632cm" svg:y="33.189cm" draw:caption-point-x="-0.61cm" draw:caption-point-y="1.545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40"/>
          <table:table-cell table:style-name="ce29" table:formula="of:=LEFT([.$C54];1)" office:value-type="string" office:string-value="B">
            <text:p>B</text:p>
          </table:table-cell>
          <table:table-cell table:style-name="ce49" table:formula="of:=MID([.$C54];2;1)" office:value-type="string" office:string-value="D">
            <text:p>D</text:p>
          </table:table-cell>
          <table:table-cell table:style-name="ce49" table:formula="of:=MID([.$C54];3;1)" office:value-type="string" office:string-value="E">
            <text:p>E</text:p>
          </table:table-cell>
          <table:table-cell table:style-name="ce49" table:formula="of:=IF(LEN([.$C54])&gt;3;MID([.$C54];4;1);-1)" office:value-type="string" office:string-value="F">
            <text:p>F</text:p>
          </table:table-cell>
          <table:table-cell table:style-name="ce49" table:formula="of:=IF(LEN([.$C54])&gt;3;MID([.$C54];5;1);-1)" office:value-type="string" office:string-value="K">
            <text:p>K</text:p>
          </table:table-cell>
          <table:table-cell table:style-name="ce49" table:formula="of:=VLOOKUP([.I54];['1'.$A$2:.$B$14];2)" office:value-type="string" office:string-value="ディル">
            <text:p>ディル</text:p>
          </table:table-cell>
          <table:table-cell table:style-name="ce49" table:formula="of:=VLOOKUP([.J54];['1'.$A$2:.$B$16];2)" office:value-type="string" office:string-value="レモン">
            <text:p>レモン</text:p>
          </table:table-cell>
          <table:table-cell table:style-name="ce49" table:formula="of:=VLOOKUP([.K54];['1'.$A$2:.$B$16];2)" office:value-type="string" office:string-value="ニンニク">
            <text:p>ニンニク</text:p>
          </table:table-cell>
          <table:table-cell table:style-name="ce49" table:formula="of:=VLOOKUP([.L54];['1'.$A$2:.$B$16];2)" office:value-type="string" office:string-value="生姜">
            <text:p>生姜</text:p>
          </table:table-cell>
          <table:table-cell table:style-name="ce49" table:formula="of:=VLOOKUP([.M54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0">
            <text:p>230</text:p>
          </table:table-cell>
          <table:table-cell table:style-name="ce30" office:value-type="date" office:date-value="2023-02-05T01:34:41.62">
            <text:p>02/05 1:34</text:p>
          </table:table-cell>
          <table:table-cell table:style-name="ce34" office:value-type="string">
            <text:p>BDEFKM</text:p>
          </table:table-cell>
          <table:table-cell table:style-name="ce37" table:formula="of:=FIND(&quot;C&quot;;[.$C55];1)" office:value-type="float" office:value="0">
            <text:p>#VALUE!</text:p>
          </table:table-cell>
          <table:table-cell table:style-name="ce37" table:formula="of:=FIND(&quot;K&quot;;[.$C55];1)" office:value-type="float" office:value="5">
            <text:p>5</text:p>
          </table:table-cell>
          <table:table-cell table:style-name="ce37" table:formula="of:=[.D55]*[.E55]" office:value-type="float" office:value="0">
            <text:p>#VALUE!</text:p>
          </table:table-cell>
          <table:table-cell table:style-name="ce40" office:value-type="string">
            <office:annotation draw:style-name="gr1" draw:text-style-name="P1" svg:width="2.899cm" svg:height="0.991cm" svg:x="9.632cm" svg:y="33.767cm" draw:caption-point-x="-0.61cm" draw:caption-point-y="1.545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40"/>
          <table:table-cell table:style-name="ce29" table:formula="of:=LEFT([.$C55];1)" office:value-type="string" office:string-value="B">
            <text:p>B</text:p>
          </table:table-cell>
          <table:table-cell table:style-name="ce49" table:formula="of:=MID([.$C55];2;1)" office:value-type="string" office:string-value="D">
            <text:p>D</text:p>
          </table:table-cell>
          <table:table-cell table:style-name="ce49" table:formula="of:=MID([.$C55];3;1)" office:value-type="string" office:string-value="E">
            <text:p>E</text:p>
          </table:table-cell>
          <table:table-cell table:style-name="ce49" table:formula="of:=IF(LEN([.$C55])&gt;3;MID([.$C55];4;1);-1)" office:value-type="string" office:string-value="F">
            <text:p>F</text:p>
          </table:table-cell>
          <table:table-cell table:style-name="ce49" table:formula="of:=IF(LEN([.$C55])&gt;3;MID([.$C55];5;1);-1)" office:value-type="string" office:string-value="K">
            <text:p>K</text:p>
          </table:table-cell>
          <table:table-cell table:style-name="ce49" table:formula="of:=VLOOKUP([.I55];['1'.$A$2:.$B$14];2)" office:value-type="string" office:string-value="ディル">
            <text:p>ディル</text:p>
          </table:table-cell>
          <table:table-cell table:style-name="ce49" table:formula="of:=VLOOKUP([.J55];['1'.$A$2:.$B$16];2)" office:value-type="string" office:string-value="レモン">
            <text:p>レモン</text:p>
          </table:table-cell>
          <table:table-cell table:style-name="ce49" table:formula="of:=VLOOKUP([.K55];['1'.$A$2:.$B$16];2)" office:value-type="string" office:string-value="ニンニク">
            <text:p>ニンニク</text:p>
          </table:table-cell>
          <table:table-cell table:style-name="ce49" table:formula="of:=VLOOKUP([.L55];['1'.$A$2:.$B$16];2)" office:value-type="string" office:string-value="生姜">
            <text:p>生姜</text:p>
          </table:table-cell>
          <table:table-cell table:style-name="ce49" table:formula="of:=VLOOKUP([.M55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4">
            <text:p>234</text:p>
          </table:table-cell>
          <table:table-cell table:style-name="ce30" office:value-type="date" office:date-value="2023-02-06T01:14:07.71">
            <text:p>02/06 1:14</text:p>
          </table:table-cell>
          <table:table-cell table:style-name="ce34" office:value-type="string">
            <text:p>BDEFKM</text:p>
          </table:table-cell>
          <table:table-cell table:style-name="ce37" table:number-columns-repeated="3"/>
          <table:table-cell table:style-name="ce40" office:value-type="string">
            <office:annotation draw:style-name="gr1" draw:text-style-name="P1" svg:width="2.899cm" svg:height="0.991cm" svg:x="9.632cm" svg:y="34.345cm" draw:caption-point-x="-0.61cm" draw:caption-point-y="1.545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2:2:2:2:2:14</text:p>
          </table:table-cell>
          <table:table-cell table:style-name="ce40"/>
          <table:table-cell table:style-name="ce29" table:formula="of:=LEFT([.$C56];1)" office:value-type="string" office:string-value="B">
            <text:p>B</text:p>
          </table:table-cell>
          <table:table-cell table:style-name="ce49" table:formula="of:=MID([.$C56];2;1)" office:value-type="string" office:string-value="D">
            <text:p>D</text:p>
          </table:table-cell>
          <table:table-cell table:style-name="ce49" table:formula="of:=MID([.$C56];3;1)" office:value-type="string" office:string-value="E">
            <text:p>E</text:p>
          </table:table-cell>
          <table:table-cell table:style-name="ce49" table:formula="of:=IF(LEN([.$C56])&gt;3;MID([.$C56];4;1);-1)" office:value-type="string" office:string-value="F">
            <text:p>F</text:p>
          </table:table-cell>
          <table:table-cell table:style-name="ce49" table:formula="of:=IF(LEN([.$C56])&gt;3;MID([.$C56];5;1);-1)" office:value-type="string" office:string-value="K">
            <text:p>K</text:p>
          </table:table-cell>
          <table:table-cell table:style-name="ce49" table:formula="of:=VLOOKUP([.I56];['1'.$A$2:.$B$14];2)" office:value-type="string" office:string-value="ディル">
            <text:p>ディル</text:p>
          </table:table-cell>
          <table:table-cell table:style-name="ce49" table:formula="of:=VLOOKUP([.J56];['1'.$A$2:.$B$16];2)" office:value-type="string" office:string-value="レモン">
            <text:p>レモン</text:p>
          </table:table-cell>
          <table:table-cell table:style-name="ce49" table:formula="of:=VLOOKUP([.K56];['1'.$A$2:.$B$16];2)" office:value-type="string" office:string-value="ニンニク">
            <text:p>ニンニク</text:p>
          </table:table-cell>
          <table:table-cell table:style-name="ce49" table:formula="of:=VLOOKUP([.L56];['1'.$A$2:.$B$16];2)" office:value-type="string" office:string-value="生姜">
            <text:p>生姜</text:p>
          </table:table-cell>
          <table:table-cell table:style-name="ce49" table:formula="of:=VLOOKUP([.M56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39">
            <text:p>239</text:p>
          </table:table-cell>
          <table:table-cell table:style-name="ce30" office:value-type="date" office:date-value="2023-02-08T01:34:05.86">
            <text:p>02/08 1:34</text:p>
          </table:table-cell>
          <table:table-cell table:style-name="ce34" office:value-type="string">
            <text:p>BDEFKM</text:p>
          </table:table-cell>
          <table:table-cell table:style-name="ce37" table:number-columns-repeated="3"/>
          <table:table-cell table:style-name="ce40" office:value-type="string">
            <text:p>2:2:2:2:2:14</text:p>
          </table:table-cell>
          <table:table-cell table:style-name="ce40"/>
          <table:table-cell table:style-name="ce29" table:formula="of:=LEFT([.$C57];1)" office:value-type="string" office:string-value="B">
            <text:p>B</text:p>
          </table:table-cell>
          <table:table-cell table:style-name="ce49" table:formula="of:=MID([.$C57];2;1)" office:value-type="string" office:string-value="D">
            <text:p>D</text:p>
          </table:table-cell>
          <table:table-cell table:style-name="ce49" table:formula="of:=MID([.$C57];3;1)" office:value-type="string" office:string-value="E">
            <text:p>E</text:p>
          </table:table-cell>
          <table:table-cell table:style-name="ce49" table:formula="of:=IF(LEN([.$C57])&gt;3;MID([.$C57];4;1);-1)" office:value-type="string" office:string-value="F">
            <text:p>F</text:p>
          </table:table-cell>
          <table:table-cell table:style-name="ce49" table:formula="of:=IF(LEN([.$C57])&gt;3;MID([.$C57];5;1);-1)" office:value-type="string" office:string-value="K">
            <text:p>K</text:p>
          </table:table-cell>
          <table:table-cell table:style-name="ce49" table:formula="of:=VLOOKUP([.I57];['1'.$A$2:.$B$14];2)" office:value-type="string" office:string-value="ディル">
            <text:p>ディル</text:p>
          </table:table-cell>
          <table:table-cell table:style-name="ce49" table:formula="of:=VLOOKUP([.J57];['1'.$A$2:.$B$16];2)" office:value-type="string" office:string-value="レモン">
            <text:p>レモン</text:p>
          </table:table-cell>
          <table:table-cell table:style-name="ce49" table:formula="of:=VLOOKUP([.K57];['1'.$A$2:.$B$16];2)" office:value-type="string" office:string-value="ニンニク">
            <text:p>ニンニク</text:p>
          </table:table-cell>
          <table:table-cell table:style-name="ce49" table:formula="of:=VLOOKUP([.L57];['1'.$A$2:.$B$16];2)" office:value-type="string" office:string-value="生姜">
            <text:p>生姜</text:p>
          </table:table-cell>
          <table:table-cell table:style-name="ce49" table:formula="of:=VLOOKUP([.M57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최초의 입맛 --&gt; 레몬. (2) 이어, 마늘. 밑변에서 떠올라 오는 것처럼한 맛의 나타나는 방식.</text:p>
            <text:p>(3) 가만히 맛 전체의 바닥 쪽으로 의식을 향하고 있으면, 희미하게 민트의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2">
            <text:p>242</text:p>
          </table:table-cell>
          <table:table-cell table:style-name="ce30" office:value-type="date" office:date-value="2023-02-09T01:24:22.3">
            <text:p>02/09 1:24</text:p>
          </table:table-cell>
          <table:table-cell table:style-name="ce34" office:value-type="string">
            <text:p>BDEFKM</text:p>
          </table:table-cell>
          <table:table-cell table:style-name="ce37" table:number-columns-repeated="3"/>
          <table:table-cell table:style-name="ce40" office:value-type="string">
            <text:p>2:2:2:2:2:14</text:p>
          </table:table-cell>
          <table:table-cell table:style-name="ce40"/>
          <table:table-cell table:style-name="ce29" table:formula="of:=LEFT([.$C58];1)" office:value-type="string" office:string-value="B">
            <text:p>B</text:p>
          </table:table-cell>
          <table:table-cell table:style-name="ce49" table:formula="of:=MID([.$C58];2;1)" office:value-type="string" office:string-value="D">
            <text:p>D</text:p>
          </table:table-cell>
          <table:table-cell table:style-name="ce49" table:formula="of:=MID([.$C58];3;1)" office:value-type="string" office:string-value="E">
            <text:p>E</text:p>
          </table:table-cell>
          <table:table-cell table:style-name="ce49" table:formula="of:=IF(LEN([.$C58])&gt;3;MID([.$C58];4;1);-1)" office:value-type="string" office:string-value="F">
            <text:p>F</text:p>
          </table:table-cell>
          <table:table-cell table:style-name="ce49" table:formula="of:=IF(LEN([.$C58])&gt;3;MID([.$C58];5;1);-1)" office:value-type="string" office:string-value="K">
            <text:p>K</text:p>
          </table:table-cell>
          <table:table-cell table:style-name="ce49" table:formula="of:=VLOOKUP([.I58];['1'.$A$2:.$B$14];2)" office:value-type="string" office:string-value="ディル">
            <text:p>ディル</text:p>
          </table:table-cell>
          <table:table-cell table:style-name="ce49" table:formula="of:=VLOOKUP([.J58];['1'.$A$2:.$B$16];2)" office:value-type="string" office:string-value="レモン">
            <text:p>レモン</text:p>
          </table:table-cell>
          <table:table-cell table:style-name="ce49" table:formula="of:=VLOOKUP([.K58];['1'.$A$2:.$B$16];2)" office:value-type="string" office:string-value="ニンニク">
            <text:p>ニンニク</text:p>
          </table:table-cell>
          <table:table-cell table:style-name="ce49" table:formula="of:=VLOOKUP([.L58];['1'.$A$2:.$B$16];2)" office:value-type="string" office:string-value="生姜">
            <text:p>生姜</text:p>
          </table:table-cell>
          <table:table-cell table:style-name="ce49" table:formula="of:=VLOOKUP([.M58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5">
            <text:p>245</text:p>
          </table:table-cell>
          <table:table-cell table:style-name="ce30" office:value-type="date" office:date-value="2023-02-10T00:50:11.53">
            <text:p>02/10 0:50</text:p>
          </table:table-cell>
          <table:table-cell table:style-name="ce34" office:value-type="string">
            <text:p>BDEFKM</text:p>
          </table:table-cell>
          <table:table-cell table:style-name="ce37" table:number-columns-repeated="3"/>
          <table:table-cell table:style-name="ce40" office:value-type="string">
            <text:p>2:2:2:2:2:14</text:p>
          </table:table-cell>
          <table:table-cell table:style-name="ce40"/>
          <table:table-cell table:style-name="ce29" table:formula="of:=LEFT([.$C59];1)" office:value-type="string" office:string-value="B">
            <text:p>B</text:p>
          </table:table-cell>
          <table:table-cell table:style-name="ce49" table:formula="of:=MID([.$C59];2;1)" office:value-type="string" office:string-value="D">
            <text:p>D</text:p>
          </table:table-cell>
          <table:table-cell table:style-name="ce49" table:formula="of:=MID([.$C59];3;1)" office:value-type="string" office:string-value="E">
            <text:p>E</text:p>
          </table:table-cell>
          <table:table-cell table:style-name="ce49" table:formula="of:=IF(LEN([.$C59])&gt;3;MID([.$C59];4;1);-1)" office:value-type="string" office:string-value="F">
            <text:p>F</text:p>
          </table:table-cell>
          <table:table-cell table:style-name="ce49" table:formula="of:=IF(LEN([.$C59])&gt;3;MID([.$C59];5;1);-1)" office:value-type="string" office:string-value="K">
            <text:p>K</text:p>
          </table:table-cell>
          <table:table-cell table:style-name="ce49" table:formula="of:=VLOOKUP([.I59];['1'.$A$2:.$B$14];2)" office:value-type="string" office:string-value="ディル">
            <text:p>ディル</text:p>
          </table:table-cell>
          <table:table-cell table:style-name="ce49" table:formula="of:=VLOOKUP([.J59];['1'.$A$2:.$B$16];2)" office:value-type="string" office:string-value="レモン">
            <text:p>レモン</text:p>
          </table:table-cell>
          <table:table-cell table:style-name="ce49" table:formula="of:=VLOOKUP([.K59];['1'.$A$2:.$B$16];2)" office:value-type="string" office:string-value="ニンニク">
            <text:p>ニンニク</text:p>
          </table:table-cell>
          <table:table-cell table:style-name="ce49" table:formula="of:=VLOOKUP([.L59];['1'.$A$2:.$B$16];2)" office:value-type="string" office:string-value="生姜">
            <text:p>生姜</text:p>
          </table:table-cell>
          <table:table-cell table:style-name="ce49" table:formula="of:=VLOOKUP([.M59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9">
            <text:p>249</text:p>
          </table:table-cell>
          <table:table-cell table:style-name="ce30" office:value-type="date" office:date-value="2023-02-11T01:28:02.86">
            <text:p>02/11 1:28</text:p>
          </table:table-cell>
          <table:table-cell table:style-name="ce34" office:value-type="string">
            <text:p>BDEFKM</text:p>
          </table:table-cell>
          <table:table-cell table:style-name="ce37" table:number-columns-repeated="3"/>
          <table:table-cell table:style-name="ce40" office:value-type="string">
            <text:p>2:2:2:2:2:14</text:p>
          </table:table-cell>
          <table:table-cell table:style-name="ce40"/>
          <table:table-cell table:style-name="ce29" table:formula="of:=LEFT([.$C60];1)" office:value-type="string" office:string-value="B">
            <text:p>B</text:p>
          </table:table-cell>
          <table:table-cell table:style-name="ce49" table:formula="of:=MID([.$C60];2;1)" office:value-type="string" office:string-value="D">
            <text:p>D</text:p>
          </table:table-cell>
          <table:table-cell table:style-name="ce49" table:formula="of:=MID([.$C60];3;1)" office:value-type="string" office:string-value="E">
            <text:p>E</text:p>
          </table:table-cell>
          <table:table-cell table:style-name="ce49" table:formula="of:=IF(LEN([.$C60])&gt;3;MID([.$C60];4;1);-1)" office:value-type="string" office:string-value="F">
            <text:p>F</text:p>
          </table:table-cell>
          <table:table-cell table:style-name="ce49" table:formula="of:=IF(LEN([.$C60])&gt;3;MID([.$C60];5;1);-1)" office:value-type="string" office:string-value="K">
            <text:p>K</text:p>
          </table:table-cell>
          <table:table-cell table:style-name="ce49" table:formula="of:=VLOOKUP([.I60];['1'.$A$2:.$B$14];2)" office:value-type="string" office:string-value="ディル">
            <text:p>ディル</text:p>
          </table:table-cell>
          <table:table-cell table:style-name="ce49" table:formula="of:=VLOOKUP([.J60];['1'.$A$2:.$B$16];2)" office:value-type="string" office:string-value="レモン">
            <text:p>レモン</text:p>
          </table:table-cell>
          <table:table-cell table:style-name="ce49" table:formula="of:=VLOOKUP([.K60];['1'.$A$2:.$B$16];2)" office:value-type="string" office:string-value="ニンニク">
            <text:p>ニンニク</text:p>
          </table:table-cell>
          <table:table-cell table:style-name="ce49" table:formula="of:=VLOOKUP([.L60];['1'.$A$2:.$B$16];2)" office:value-type="string" office:string-value="生姜">
            <text:p>生姜</text:p>
          </table:table-cell>
          <table:table-cell table:style-name="ce49" table:formula="of:=VLOOKUP([.M60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레몬. 레몬만. (2) 얼마 안 되어, 뒷맛으로, 마늘. 희미하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4">
            <text:p>254</text:p>
          </table:table-cell>
          <table:table-cell table:style-name="ce30" office:value-type="date" office:date-value="2023-02-12T01:14:20.19">
            <text:p>02/12 1:14</text:p>
          </table:table-cell>
          <table:table-cell table:style-name="ce34" office:value-type="string">
            <text:p>BDEFKM</text:p>
          </table:table-cell>
          <table:table-cell table:style-name="ce37" table:number-columns-repeated="3"/>
          <table:table-cell table:style-name="ce40" office:value-type="string">
            <office:annotation draw:style-name="gr1" draw:text-style-name="P1" svg:width="2.899cm" svg:height="0.991cm" svg:x="9.632cm" svg:y="37.707cm" draw:caption-point-x="-0.61cm" draw:caption-point-y="1.545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3:4:5:5:3</text:p>
          </table:table-cell>
          <table:table-cell table:style-name="ce40"/>
          <table:table-cell table:style-name="ce29" table:formula="of:=LEFT([.$C61];1)" office:value-type="string" office:string-value="B">
            <text:p>B</text:p>
          </table:table-cell>
          <table:table-cell table:style-name="ce49" table:formula="of:=MID([.$C61];2;1)" office:value-type="string" office:string-value="D">
            <text:p>D</text:p>
          </table:table-cell>
          <table:table-cell table:style-name="ce49" table:formula="of:=MID([.$C61];3;1)" office:value-type="string" office:string-value="E">
            <text:p>E</text:p>
          </table:table-cell>
          <table:table-cell table:style-name="ce49" table:formula="of:=IF(LEN([.$C61])&gt;3;MID([.$C61];4;1);-1)" office:value-type="string" office:string-value="F">
            <text:p>F</text:p>
          </table:table-cell>
          <table:table-cell table:style-name="ce49" table:formula="of:=IF(LEN([.$C61])&gt;3;MID([.$C61];5;1);-1)" office:value-type="string" office:string-value="K">
            <text:p>K</text:p>
          </table:table-cell>
          <table:table-cell table:style-name="ce49" table:formula="of:=VLOOKUP([.I61];['1'.$A$2:.$B$14];2)" office:value-type="string" office:string-value="ディル">
            <text:p>ディル</text:p>
          </table:table-cell>
          <table:table-cell table:style-name="ce49" table:formula="of:=VLOOKUP([.J61];['1'.$A$2:.$B$16];2)" office:value-type="string" office:string-value="レモン">
            <text:p>レモン</text:p>
          </table:table-cell>
          <table:table-cell table:style-name="ce49" table:formula="of:=VLOOKUP([.K61];['1'.$A$2:.$B$16];2)" office:value-type="string" office:string-value="ニンニク">
            <text:p>ニンニク</text:p>
          </table:table-cell>
          <table:table-cell table:style-name="ce49" table:formula="of:=VLOOKUP([.L61];['1'.$A$2:.$B$16];2)" office:value-type="string" office:string-value="生姜">
            <text:p>生姜</text:p>
          </table:table-cell>
          <table:table-cell table:style-name="ce49" table:formula="of:=VLOOKUP([.M61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레몬. (2) 맛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8">
            <text:p>258</text:p>
          </table:table-cell>
          <table:table-cell table:style-name="ce30" office:value-type="date" office:date-value="2023-02-13T01:22:14.45">
            <text:p>02/13 1:22</text:p>
          </table:table-cell>
          <table:table-cell table:style-name="ce34" office:value-type="string">
            <text:p>BDEFKM</text:p>
          </table:table-cell>
          <table:table-cell table:style-name="ce37" table:number-columns-repeated="3"/>
          <table:table-cell table:style-name="ce40" office:value-type="string">
            <office:annotation draw:style-name="gr1" draw:text-style-name="P1" svg:width="2.899cm" svg:height="0.991cm" svg:x="9.632cm" svg:y="38.285cm" draw:caption-point-x="-0.61cm" draw:caption-point-y="1.545cm">
              <dc:creator>ik</dc:creator>
              <dc:date>2023-02-04T00:00:00</dc:date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3:4:5:5:3</text:p>
          </table:table-cell>
          <table:table-cell table:style-name="ce40"/>
          <table:table-cell table:style-name="ce29" table:formula="of:=LEFT([.$C62];1)" office:value-type="string" office:string-value="B">
            <text:p>B</text:p>
          </table:table-cell>
          <table:table-cell table:style-name="ce49" table:formula="of:=MID([.$C62];2;1)" office:value-type="string" office:string-value="D">
            <text:p>D</text:p>
          </table:table-cell>
          <table:table-cell table:style-name="ce49" table:formula="of:=MID([.$C62];3;1)" office:value-type="string" office:string-value="E">
            <text:p>E</text:p>
          </table:table-cell>
          <table:table-cell table:style-name="ce49" table:formula="of:=IF(LEN([.$C62])&gt;3;MID([.$C62];4;1);-1)" office:value-type="string" office:string-value="F">
            <text:p>F</text:p>
          </table:table-cell>
          <table:table-cell table:style-name="ce49" table:formula="of:=IF(LEN([.$C62])&gt;3;MID([.$C62];5;1);-1)" office:value-type="string" office:string-value="K">
            <text:p>K</text:p>
          </table:table-cell>
          <table:table-cell table:style-name="ce49" table:formula="of:=VLOOKUP([.I62];['1'.$A$2:.$B$14];2)" office:value-type="string" office:string-value="ディル">
            <text:p>ディル</text:p>
          </table:table-cell>
          <table:table-cell table:style-name="ce49" table:formula="of:=VLOOKUP([.J62];['1'.$A$2:.$B$16];2)" office:value-type="string" office:string-value="レモン">
            <text:p>レモン</text:p>
          </table:table-cell>
          <table:table-cell table:style-name="ce49" table:formula="of:=VLOOKUP([.K62];['1'.$A$2:.$B$16];2)" office:value-type="string" office:string-value="ニンニク">
            <text:p>ニンニク</text:p>
          </table:table-cell>
          <table:table-cell table:style-name="ce49" table:formula="of:=VLOOKUP([.L62];['1'.$A$2:.$B$16];2)" office:value-type="string" office:string-value="生姜">
            <text:p>生姜</text:p>
          </table:table-cell>
          <table:table-cell table:style-name="ce49" table:formula="of:=VLOOKUP([.M62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254와 같다. (2) 마늘 : 없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5">
            <text:p>235</text:p>
          </table:table-cell>
          <table:table-cell table:style-name="ce30" office:value-type="date" office:date-value="2023-02-06T01:47:37.76">
            <text:p>02/06 1:47</text:p>
          </table:table-cell>
          <table:table-cell table:style-name="ce34" office:value-type="string">
            <text:p>BDKM</text:p>
          </table:table-cell>
          <table:table-cell table:style-name="ce37" table:number-columns-repeated="3"/>
          <table:table-cell table:style-name="ce40" office:value-type="string">
            <text:p>2:2:2:10</text:p>
          </table:table-cell>
          <table:table-cell table:style-name="ce40"/>
          <table:table-cell table:style-name="ce29" table:formula="of:=LEFT([.$C63];1)" office:value-type="string" office:string-value="B">
            <text:p>B</text:p>
          </table:table-cell>
          <table:table-cell table:style-name="ce49" table:formula="of:=MID([.$C63];2;1)" office:value-type="string" office:string-value="D">
            <text:p>D</text:p>
          </table:table-cell>
          <table:table-cell table:style-name="ce49" table:formula="of:=MID([.$C63];3;1)" office:value-type="string" office:string-value="K">
            <text:p>K</text:p>
          </table:table-cell>
          <table:table-cell table:style-name="ce49" table:formula="of:=IF(LEN([.$C63])&gt;3;MID([.$C63];4;1);-1)" office:value-type="string" office:string-value="M">
            <text:p>M</text:p>
          </table:table-cell>
          <table:table-cell table:style-name="ce49" table:formula="of:=IF(LEN([.$C63])&gt;3;MID([.$C63];5;1);-1)">
            <text:p/>
          </table:table-cell>
          <table:table-cell table:style-name="ce49" table:formula="of:=VLOOKUP([.I63];['1'.$A$2:.$B$14];2)" office:value-type="string" office:string-value="ディル">
            <text:p>ディル</text:p>
          </table:table-cell>
          <table:table-cell table:style-name="ce49" table:formula="of:=VLOOKUP([.J63];['1'.$A$2:.$B$16];2)" office:value-type="string" office:string-value="レモン">
            <text:p>レモン</text:p>
          </table:table-cell>
          <table:table-cell table:style-name="ce49" table:formula="of:=VLOOKUP([.K63];['1'.$A$2:.$B$16];2)" office:value-type="string" office:string-value="スペアミント">
            <text:p>スペアミント</text:p>
          </table:table-cell>
          <table:table-cell table:style-name="ce49" table:formula="of:=VLOOKUP([.L63];['1'.$A$2:.$B$16];2)" office:value-type="string" office:string-value="お湯">
            <text:p>お湯</text:p>
          </table:table-cell>
          <table:table-cell table:style-name="ce49" table:formula="of:=VLOOKUP([.M6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4">
            <text:p>314</text:p>
          </table:table-cell>
          <table:table-cell table:style-name="ce30" office:value-type="date" office:date-value="2023-02-26T01:38:19.06">
            <text:p>02/26 1:38</text:p>
          </table:table-cell>
          <table:table-cell table:style-name="ce34" office:value-type="string">
            <text:p>BE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text:p>1:3</text:p>
          </table:table-cell>
          <table:table-cell table:style-name="ce29" table:formula="of:=LEFT([.$C64];1)" office:value-type="string" office:string-value="B">
            <text:p>B</text:p>
          </table:table-cell>
          <table:table-cell table:style-name="ce49" table:formula="of:=MID([.$C64];2;1)" office:value-type="string" office:string-value="E">
            <text:p>E</text:p>
          </table:table-cell>
          <table:table-cell table:style-name="ce49" table:formula="of:=MID([.$C64];3;1)">
            <text:p/>
          </table:table-cell>
          <table:table-cell table:style-name="ce49" table:formula="of:=IF(LEN([.$C64])&gt;3;MID([.$C64];4;1);-1)" office:value-type="float" office:value="-1">
            <text:p>-1</text:p>
          </table:table-cell>
          <table:table-cell table:style-name="ce49" table:formula="of:=IF(LEN([.$C64])&gt;3;MID([.$C64];5;1);-1)" office:value-type="float" office:value="-1">
            <text:p>-1</text:p>
          </table:table-cell>
          <table:table-cell table:style-name="ce49" table:formula="of:=VLOOKUP([.I64];['1'.$A$2:.$B$14];2)" office:value-type="string" office:string-value="ディル">
            <text:p>ディル</text:p>
          </table:table-cell>
          <table:table-cell table:style-name="ce49" table:formula="of:=VLOOKUP([.J64];['1'.$A$2:.$B$16];2)" office:value-type="string" office:string-value="ニンニク">
            <text:p>ニンニク</text:p>
          </table:table-cell>
          <table:table-cell table:style-name="ce49" table:formula="of:=VLOOKUP([.K64];['1'.$A$2:.$B$16];2)" office:value-type="float" office:value="0">
            <text:p>#N/A</text:p>
          </table:table-cell>
          <table:table-cell table:style-name="ce49" table:formula="of:=VLOOKUP([.L64];['1'.$A$2:.$B$16];2)" office:value-type="float" office:value="0">
            <text:p>#N/A</text:p>
          </table:table-cell>
          <table:table-cell table:style-name="ce49" table:formula="of:=VLOOKUP([.M64];['1'.$A$2:.$B$16];2)" office:value-type="float" office:value="0">
            <text:p>#N/A</text:p>
          </table:table-cell>
          <table:table-cell table:style-name="ce51" office:value-type="string">
            <text:p>맛 : (1) 딜. 잎 냄새, 없음. 맛에 두께, 있음. (2) 마늘의 감칠맛, 있음. 악취, 없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80">
            <text:p>280</text:p>
          </table:table-cell>
          <table:table-cell table:style-name="ce30" office:value-type="date" office:date-value="2023-02-19T01:21:29.23">
            <text:p>02/19 1:21</text:p>
          </table:table-cell>
          <table:table-cell table:style-name="ce34" office:value-type="string">
            <text:p>BEFIKM</text:p>
          </table:table-cell>
          <table:table-cell table:style-name="ce37" table:number-columns-repeated="3"/>
          <table:table-cell table:style-name="ce42" office:value-type="string">
            <text:p>2:2:2:2:2:14</text:p>
          </table:table-cell>
          <table:table-cell table:style-name="ce40"/>
          <table:table-cell table:style-name="ce29" table:formula="of:=LEFT([.$C65];1)" office:value-type="string" office:string-value="B">
            <text:p>B</text:p>
          </table:table-cell>
          <table:table-cell table:style-name="ce49" table:formula="of:=MID([.$C65];2;1)" office:value-type="string" office:string-value="E">
            <text:p>E</text:p>
          </table:table-cell>
          <table:table-cell table:style-name="ce49" table:formula="of:=MID([.$C65];3;1)" office:value-type="string" office:string-value="F">
            <text:p>F</text:p>
          </table:table-cell>
          <table:table-cell table:style-name="ce49" table:formula="of:=IF(LEN([.$C65])&gt;3;MID([.$C65];4;1);-1)" office:value-type="string" office:string-value="I">
            <text:p>I</text:p>
          </table:table-cell>
          <table:table-cell table:style-name="ce49" table:formula="of:=IF(LEN([.$C65])&gt;3;MID([.$C65];5;1);-1)" office:value-type="string" office:string-value="K">
            <text:p>K</text:p>
          </table:table-cell>
          <table:table-cell table:style-name="ce49" table:formula="of:=VLOOKUP([.I65];['1'.$A$2:.$B$14];2)" office:value-type="string" office:string-value="ディル">
            <text:p>ディル</text:p>
          </table:table-cell>
          <table:table-cell table:style-name="ce49" table:formula="of:=VLOOKUP([.J65];['1'.$A$2:.$B$16];2)" office:value-type="string" office:string-value="ニンニク">
            <text:p>ニンニク</text:p>
          </table:table-cell>
          <table:table-cell table:style-name="ce49" table:formula="of:=VLOOKUP([.K65];['1'.$A$2:.$B$16];2)" office:value-type="string" office:string-value="生姜">
            <text:p>生姜</text:p>
          </table:table-cell>
          <table:table-cell table:style-name="ce49" table:formula="of:=VLOOKUP([.L65];['1'.$A$2:.$B$16];2)" office:value-type="string" office:string-value="ローズマリー">
            <text:p>ローズマリー</text:p>
          </table:table-cell>
          <table:table-cell table:style-name="ce49" table:formula="of:=VLOOKUP([.M65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로즈마리인가. 판별, 붙이기 어렵다.</text:p>
            <text:p>(2) 비공을 통과하는 공기. 희미하게 마늘의 냄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85">
            <text:p>285</text:p>
          </table:table-cell>
          <table:table-cell table:style-name="ce30" office:value-type="date" office:date-value="2023-02-20T01:15:17.57">
            <text:p>02/20 1:15</text:p>
          </table:table-cell>
          <table:table-cell table:style-name="ce34" office:value-type="string">
            <text:p>BEFIKM</text:p>
          </table:table-cell>
          <table:table-cell table:style-name="ce37" table:number-columns-repeated="3"/>
          <table:table-cell table:style-name="ce42" office:value-type="string">
            <text:p>2:2:2:2:2:14</text:p>
          </table:table-cell>
          <table:table-cell table:style-name="ce40"/>
          <table:table-cell table:style-name="ce29" table:formula="of:=LEFT([.$C66];1)" office:value-type="string" office:string-value="B">
            <text:p>B</text:p>
          </table:table-cell>
          <table:table-cell table:style-name="ce49" table:formula="of:=MID([.$C66];2;1)" office:value-type="string" office:string-value="E">
            <text:p>E</text:p>
          </table:table-cell>
          <table:table-cell table:style-name="ce49" table:formula="of:=MID([.$C66];3;1)" office:value-type="string" office:string-value="F">
            <text:p>F</text:p>
          </table:table-cell>
          <table:table-cell table:style-name="ce49" table:formula="of:=IF(LEN([.$C66])&gt;3;MID([.$C66];4;1);-1)" office:value-type="string" office:string-value="I">
            <text:p>I</text:p>
          </table:table-cell>
          <table:table-cell table:style-name="ce49" table:formula="of:=IF(LEN([.$C66])&gt;3;MID([.$C66];5;1);-1)" office:value-type="string" office:string-value="K">
            <text:p>K</text:p>
          </table:table-cell>
          <table:table-cell table:style-name="ce49" table:formula="of:=VLOOKUP([.I66];['1'.$A$2:.$B$14];2)" office:value-type="string" office:string-value="ディル">
            <text:p>ディル</text:p>
          </table:table-cell>
          <table:table-cell table:style-name="ce49" table:formula="of:=VLOOKUP([.J66];['1'.$A$2:.$B$16];2)" office:value-type="string" office:string-value="ニンニク">
            <text:p>ニンニク</text:p>
          </table:table-cell>
          <table:table-cell table:style-name="ce49" table:formula="of:=VLOOKUP([.K66];['1'.$A$2:.$B$16];2)" office:value-type="string" office:string-value="生姜">
            <text:p>生姜</text:p>
          </table:table-cell>
          <table:table-cell table:style-name="ce49" table:formula="of:=VLOOKUP([.L66];['1'.$A$2:.$B$16];2)" office:value-type="string" office:string-value="ローズマリー">
            <text:p>ローズマリー</text:p>
          </table:table-cell>
          <table:table-cell table:style-name="ce49" table:formula="of:=VLOOKUP([.M66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6">
            <text:p>296</text:p>
          </table:table-cell>
          <table:table-cell table:style-name="ce30" office:value-type="date" office:date-value="2023-02-23T01:12:40.42">
            <text:p>02/23 1:12</text:p>
          </table:table-cell>
          <table:table-cell table:style-name="ce34" office:value-type="string">
            <text:p>BEFIKM</text:p>
          </table:table-cell>
          <table:table-cell table:style-name="ce37" table:number-columns-repeated="3"/>
          <table:table-cell table:style-name="ce42" office:value-type="string">
            <text:p>2:2:3:3:2:18</text:p>
          </table:table-cell>
          <table:table-cell table:style-name="ce40"/>
          <table:table-cell table:style-name="ce29" table:formula="of:=LEFT([.$C67];1)" office:value-type="string" office:string-value="B">
            <text:p>B</text:p>
          </table:table-cell>
          <table:table-cell table:style-name="ce49" table:formula="of:=MID([.$C67];2;1)" office:value-type="string" office:string-value="E">
            <text:p>E</text:p>
          </table:table-cell>
          <table:table-cell table:style-name="ce49" table:formula="of:=MID([.$C67];3;1)" office:value-type="string" office:string-value="F">
            <text:p>F</text:p>
          </table:table-cell>
          <table:table-cell table:style-name="ce49" table:formula="of:=IF(LEN([.$C67])&gt;3;MID([.$C67];4;1);-1)" office:value-type="string" office:string-value="I">
            <text:p>I</text:p>
          </table:table-cell>
          <table:table-cell table:style-name="ce49" table:formula="of:=IF(LEN([.$C67])&gt;3;MID([.$C67];5;1);-1)" office:value-type="string" office:string-value="K">
            <text:p>K</text:p>
          </table:table-cell>
          <table:table-cell table:style-name="ce49" table:formula="of:=VLOOKUP([.I67];['1'.$A$2:.$B$14];2)" office:value-type="string" office:string-value="ディル">
            <text:p>ディル</text:p>
          </table:table-cell>
          <table:table-cell table:style-name="ce49" table:formula="of:=VLOOKUP([.J67];['1'.$A$2:.$B$16];2)" office:value-type="string" office:string-value="ニンニク">
            <text:p>ニンニク</text:p>
          </table:table-cell>
          <table:table-cell table:style-name="ce49" table:formula="of:=VLOOKUP([.K67];['1'.$A$2:.$B$16];2)" office:value-type="string" office:string-value="生姜">
            <text:p>生姜</text:p>
          </table:table-cell>
          <table:table-cell table:style-name="ce49" table:formula="of:=VLOOKUP([.L67];['1'.$A$2:.$B$16];2)" office:value-type="string" office:string-value="ローズマリー">
            <text:p>ローズマリー</text:p>
          </table:table-cell>
          <table:table-cell table:style-name="ce49" table:formula="of:=VLOOKUP([.M67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알 수 없다. (2) 머리에 <text:s/>떠오른 표현은 `희미하게 씁슬한 맛의 로즈마리`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1">
            <text:p>301</text:p>
          </table:table-cell>
          <table:table-cell table:style-name="ce30" office:value-type="date" office:date-value="2023-02-24T00:57:08.61">
            <text:p>02/24 0:57</text:p>
          </table:table-cell>
          <table:table-cell table:style-name="ce34" office:value-type="string">
            <text:p>BEFIKM</text:p>
          </table:table-cell>
          <table:table-cell table:style-name="ce37" table:number-columns-repeated="3"/>
          <table:table-cell table:style-name="ce42" office:value-type="string">
            <text:p>2:2:3:3:2:18</text:p>
          </table:table-cell>
          <table:table-cell table:style-name="ce40"/>
          <table:table-cell table:style-name="ce29" table:formula="of:=LEFT([.$C68];1)" office:value-type="string" office:string-value="B">
            <text:p>B</text:p>
          </table:table-cell>
          <table:table-cell table:style-name="ce49" table:formula="of:=MID([.$C68];2;1)" office:value-type="string" office:string-value="E">
            <text:p>E</text:p>
          </table:table-cell>
          <table:table-cell table:style-name="ce49" table:formula="of:=MID([.$C68];3;1)" office:value-type="string" office:string-value="F">
            <text:p>F</text:p>
          </table:table-cell>
          <table:table-cell table:style-name="ce49" table:formula="of:=IF(LEN([.$C68])&gt;3;MID([.$C68];4;1);-1)" office:value-type="string" office:string-value="I">
            <text:p>I</text:p>
          </table:table-cell>
          <table:table-cell table:style-name="ce49" table:formula="of:=IF(LEN([.$C68])&gt;3;MID([.$C68];5;1);-1)" office:value-type="string" office:string-value="K">
            <text:p>K</text:p>
          </table:table-cell>
          <table:table-cell table:style-name="ce49" table:formula="of:=VLOOKUP([.I68];['1'.$A$2:.$B$14];2)" office:value-type="string" office:string-value="ディル">
            <text:p>ディル</text:p>
          </table:table-cell>
          <table:table-cell table:style-name="ce49" table:formula="of:=VLOOKUP([.J68];['1'.$A$2:.$B$16];2)" office:value-type="string" office:string-value="ニンニク">
            <text:p>ニンニク</text:p>
          </table:table-cell>
          <table:table-cell table:style-name="ce49" table:formula="of:=VLOOKUP([.K68];['1'.$A$2:.$B$16];2)" office:value-type="string" office:string-value="生姜">
            <text:p>生姜</text:p>
          </table:table-cell>
          <table:table-cell table:style-name="ce49" table:formula="of:=VLOOKUP([.L68];['1'.$A$2:.$B$16];2)" office:value-type="string" office:string-value="ローズマリー">
            <text:p>ローズマリー</text:p>
          </table:table-cell>
          <table:table-cell table:style-name="ce49" table:formula="of:=VLOOKUP([.M68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역시, 296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2">
            <text:p>312</text:p>
          </table:table-cell>
          <table:table-cell table:style-name="ce30" office:value-type="date" office:date-value="2023-02-26T01:13:28.22">
            <text:p>02/26 1:13</text:p>
          </table:table-cell>
          <table:table-cell table:style-name="ce34" office:value-type="string">
            <text:p>BEFIM</text:p>
          </table:table-cell>
          <table:table-cell table:style-name="ce37" table:number-columns-repeated="3"/>
          <table:table-cell table:style-name="ce40" office:value-type="string">
            <text:p>2:3:2:2:13</text:p>
          </table:table-cell>
          <table:table-cell table:style-name="ce40"/>
          <table:table-cell table:style-name="ce29" table:formula="of:=LEFT([.$C69];1)" office:value-type="string" office:string-value="B">
            <text:p>B</text:p>
          </table:table-cell>
          <table:table-cell table:style-name="ce49" table:formula="of:=MID([.$C69];2;1)" office:value-type="string" office:string-value="E">
            <text:p>E</text:p>
          </table:table-cell>
          <table:table-cell table:style-name="ce49" table:formula="of:=MID([.$C69];3;1)" office:value-type="string" office:string-value="F">
            <text:p>F</text:p>
          </table:table-cell>
          <table:table-cell table:style-name="ce49" table:formula="of:=IF(LEN([.$C69])&gt;3;MID([.$C69];4;1);-1)" office:value-type="string" office:string-value="I">
            <text:p>I</text:p>
          </table:table-cell>
          <table:table-cell table:style-name="ce49" table:formula="of:=IF(LEN([.$C69])&gt;3;MID([.$C69];5;1);-1)" office:value-type="string" office:string-value="M">
            <text:p>M</text:p>
          </table:table-cell>
          <table:table-cell table:style-name="ce49" table:formula="of:=VLOOKUP([.I69];['1'.$A$2:.$B$14];2)" office:value-type="string" office:string-value="ディル">
            <text:p>ディル</text:p>
          </table:table-cell>
          <table:table-cell table:style-name="ce49" table:formula="of:=VLOOKUP([.J69];['1'.$A$2:.$B$16];2)" office:value-type="string" office:string-value="ニンニク">
            <text:p>ニンニク</text:p>
          </table:table-cell>
          <table:table-cell table:style-name="ce49" table:formula="of:=VLOOKUP([.K69];['1'.$A$2:.$B$16];2)" office:value-type="string" office:string-value="生姜">
            <text:p>生姜</text:p>
          </table:table-cell>
          <table:table-cell table:style-name="ce49" table:formula="of:=VLOOKUP([.L69];['1'.$A$2:.$B$16];2)" office:value-type="string" office:string-value="ローズマリー">
            <text:p>ローズマリー</text:p>
          </table:table-cell>
          <table:table-cell table:style-name="ce49" table:formula="of:=VLOOKUP([.M69];['1'.$A$2:.$B$16];2)" office:value-type="string" office:string-value="お湯">
            <text:p>お湯</text:p>
          </table:table-cell>
          <table:table-cell table:style-name="ce51" office:value-type="string">
            <text:p>맛 : (1) 로즈마리안가 (2) 로즈마리의 매운 맛. 가시가 있는 맛. --&gt; 없다. (3) 그들 가시(棘)들이 잘라내어지고 있다. 남은 간(幹)은, 그러나, 굵다(太い)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12">
            <text:p>212</text:p>
          </table:table-cell>
          <table:table-cell table:style-name="ce30" office:value-type="date" office:date-value="2023-01-30T01:20:24.5">
            <text:p>01/30 1:20</text:p>
          </table:table-cell>
          <table:table-cell table:style-name="ce34" office:value-type="string">
            <text:p>BEFIM</text:p>
          </table:table-cell>
          <table:table-cell table:style-name="ce37" table:formula="of:=FIND(&quot;C&quot;;[.$C70];1)" office:value-type="float" office:value="0">
            <text:p>#VALUE!</text:p>
          </table:table-cell>
          <table:table-cell table:style-name="ce37" table:formula="of:=FIND(&quot;K&quot;;[.$C70];1)" office:value-type="float" office:value="0">
            <text:p>#VALUE!</text:p>
          </table:table-cell>
          <table:table-cell table:style-name="ce37" table:formula="of:=[.D70]*[.E70]" office:value-type="float" office:value="0">
            <text:p>#VALUE!</text:p>
          </table:table-cell>
          <table:table-cell table:style-name="ce40" office:value-type="string">
            <office:annotation draw:style-name="gr2" draw:text-style-name="P1" svg:width="2.899cm" svg:height="1.344cm" svg:x="9.632cm" svg:y="43.377cm" draw:caption-point-x="-0.61cm" draw:caption-point-y="1.549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0</text:span></text:p>
            </office:annotation>
            <text:p>7:5:5:7</text:p>
          </table:table-cell>
          <table:table-cell table:style-name="ce40"/>
          <table:table-cell table:style-name="ce29" table:formula="of:=LEFT([.$C70];1)" office:value-type="string" office:string-value="B">
            <text:p>B</text:p>
          </table:table-cell>
          <table:table-cell table:style-name="ce49" table:formula="of:=MID([.$C70];2;1)" office:value-type="string" office:string-value="E">
            <text:p>E</text:p>
          </table:table-cell>
          <table:table-cell table:style-name="ce49" table:formula="of:=MID([.$C70];3;1)" office:value-type="string" office:string-value="F">
            <text:p>F</text:p>
          </table:table-cell>
          <table:table-cell table:style-name="ce49" table:formula="of:=IF(LEN([.$C70])&gt;3;MID([.$C70];4;1);-1)" office:value-type="string" office:string-value="I">
            <text:p>I</text:p>
          </table:table-cell>
          <table:table-cell table:style-name="ce49" table:formula="of:=IF(LEN([.$C70])&gt;3;MID([.$C70];5;1);-1)" office:value-type="string" office:string-value="M">
            <text:p>M</text:p>
          </table:table-cell>
          <table:table-cell table:style-name="ce49" table:formula="of:=VLOOKUP([.I70];['1'.$A$2:.$B$14];2)" office:value-type="string" office:string-value="ディル">
            <text:p>ディル</text:p>
          </table:table-cell>
          <table:table-cell table:style-name="ce49" table:formula="of:=VLOOKUP([.J70];['1'.$A$2:.$B$16];2)" office:value-type="string" office:string-value="ニンニク">
            <text:p>ニンニク</text:p>
          </table:table-cell>
          <table:table-cell table:style-name="ce49" table:formula="of:=VLOOKUP([.K70];['1'.$A$2:.$B$16];2)" office:value-type="string" office:string-value="生姜">
            <text:p>生姜</text:p>
          </table:table-cell>
          <table:table-cell table:style-name="ce49" table:formula="of:=VLOOKUP([.L70];['1'.$A$2:.$B$16];2)" office:value-type="string" office:string-value="ローズマリー">
            <text:p>ローズマリー</text:p>
          </table:table-cell>
          <table:table-cell table:style-name="ce49" table:formula="of:=VLOOKUP([.M70];['1'.$A$2:.$B$16];2)" office:value-type="string" office:string-value="お湯">
            <text:p>お湯</text:p>
          </table:table-cell>
          <table:table-cell table:style-name="ce51" office:value-type="string">
            <text:p>딜의 떫은 맛. 로즈마리의 혀에 짜릿짜릿 오는 맛. 그리고, 마지막으로, 마늘.</text:p>
            <text:p>(2) 나쁘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36">
            <text:p>236</text:p>
          </table:table-cell>
          <table:table-cell table:style-name="ce30" office:value-type="date" office:date-value="2023-02-07T01:23:43.57">
            <text:p>02/07 1:23</text:p>
          </table:table-cell>
          <table:table-cell table:style-name="ce34" office:value-type="string">
            <text:p>BEFKM</text:p>
          </table:table-cell>
          <table:table-cell table:style-name="ce37" table:number-columns-repeated="3"/>
          <table:table-cell table:style-name="ce40" office:value-type="string">
            <text:p>3:2:2:3:14</text:p>
          </table:table-cell>
          <table:table-cell table:style-name="ce40"/>
          <table:table-cell table:style-name="ce29" table:formula="of:=LEFT([.$C71];1)" office:value-type="string" office:string-value="B">
            <text:p>B</text:p>
          </table:table-cell>
          <table:table-cell table:style-name="ce49" table:formula="of:=MID([.$C71];2;1)" office:value-type="string" office:string-value="E">
            <text:p>E</text:p>
          </table:table-cell>
          <table:table-cell table:style-name="ce49" table:formula="of:=MID([.$C71];3;1)" office:value-type="string" office:string-value="F">
            <text:p>F</text:p>
          </table:table-cell>
          <table:table-cell table:style-name="ce49" table:formula="of:=IF(LEN([.$C71])&gt;3;MID([.$C71];4;1);-1)" office:value-type="string" office:string-value="K">
            <text:p>K</text:p>
          </table:table-cell>
          <table:table-cell table:style-name="ce49" table:formula="of:=IF(LEN([.$C71])&gt;3;MID([.$C71];5;1);-1)" office:value-type="string" office:string-value="M">
            <text:p>M</text:p>
          </table:table-cell>
          <table:table-cell table:style-name="ce49" table:formula="of:=VLOOKUP([.I71];['1'.$A$2:.$B$14];2)" office:value-type="string" office:string-value="ディル">
            <text:p>ディル</text:p>
          </table:table-cell>
          <table:table-cell table:style-name="ce49" table:formula="of:=VLOOKUP([.J71];['1'.$A$2:.$B$16];2)" office:value-type="string" office:string-value="ニンニク">
            <text:p>ニンニク</text:p>
          </table:table-cell>
          <table:table-cell table:style-name="ce49" table:formula="of:=VLOOKUP([.K71];['1'.$A$2:.$B$16];2)" office:value-type="string" office:string-value="生姜">
            <text:p>生姜</text:p>
          </table:table-cell>
          <table:table-cell table:style-name="ce49" table:formula="of:=VLOOKUP([.L71];['1'.$A$2:.$B$16];2)" office:value-type="string" office:string-value="スペアミント">
            <text:p>スペアミント</text:p>
          </table:table-cell>
          <table:table-cell table:style-name="ce49" table:formula="of:=VLOOKUP([.M71];['1'.$A$2:.$B$16];2)" office:value-type="string" office:string-value="お湯">
            <text:p>お湯</text:p>
          </table:table-cell>
          <table:table-cell table:style-name="ce51" office:value-type="string">
            <text:p>맛 : (1) 스피어민트. (2) 가벼운 입맛. (3) 마늘 --&gt; 들어가 있는지 완전히 모르겠다. (4) 딜 --&gt; 마찬가지. 생강 --&gt; 동일. </text:p>
            <text:p>/ 향후의 혼합 후보 : <text:span text:style-name="T2">CEFKM</text:span><text:span text:style-name="T2"><text:tab/></text:span><text:span text:style-name="T2">2:2:1:2:4</text:span>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4" office:value-type="string">
            <text:p>BHI</text:p>
          </table:table-cell>
          <table:table-cell table:style-name="ce37" table:formula="of:=FIND(&quot;C&quot;;[.$C72];1)" office:value-type="float" office:value="0">
            <text:p>#VALUE!</text:p>
          </table:table-cell>
          <table:table-cell table:style-name="ce37" table:formula="of:=FIND(&quot;K&quot;;[.$C72];1)" office:value-type="float" office:value="0">
            <text:p>#VALUE!</text:p>
          </table:table-cell>
          <table:table-cell table:style-name="ce37" table:formula="of:=[.D72]*[.E72]" office:value-type="float" office:value="0">
            <text:p>#VALUE!</text:p>
          </table:table-cell>
          <table:table-cell table:style-name="ce40" office:value-type="string">
            <text:p>2:2:1</text:p>
          </table:table-cell>
          <table:table-cell table:style-name="ce40" office:value-type="string">
            <text:p>1:1:1</text:p>
          </table:table-cell>
          <table:table-cell table:style-name="ce29" table:formula="of:=LEFT([.$C72];1)" office:value-type="string" office:string-value="B">
            <text:p>B</text:p>
          </table:table-cell>
          <table:table-cell table:style-name="ce49" table:formula="of:=MID([.$C72];2;1)" office:value-type="string" office:string-value="H">
            <text:p>H</text:p>
          </table:table-cell>
          <table:table-cell table:style-name="ce49" table:formula="of:=MID([.$C72];3;1)" office:value-type="string" office:string-value="I">
            <text:p>I</text:p>
          </table:table-cell>
          <table:table-cell table:style-name="ce49" table:formula="of:=IF(LEN([.$C72])&gt;3;MID([.$C72];4;1);-1)" office:value-type="float" office:value="-1">
            <text:p>-1</text:p>
          </table:table-cell>
          <table:table-cell table:style-name="ce49" table:formula="of:=IF(LEN([.$C72])&gt;3;MID([.$C72];5;1);-1)" office:value-type="float" office:value="-1">
            <text:p>-1</text:p>
          </table:table-cell>
          <table:table-cell table:style-name="ce49" table:formula="of:=VLOOKUP([.I72];['1'.$A$2:.$B$11];2)" office:value-type="string" office:string-value="ディル">
            <text:p>ディル</text:p>
          </table:table-cell>
          <table:table-cell table:style-name="ce49" table:formula="of:=VLOOKUP([.J72];['1'.$A$2:.$B$11];2)" office:value-type="string" office:string-value="ペパーミント">
            <text:p>ペパーミント</text:p>
          </table:table-cell>
          <table:table-cell table:style-name="ce49" table:formula="of:=VLOOKUP([.K72];['1'.$A$2:.$B$11];2)" office:value-type="string" office:string-value="ローズマリー">
            <text:p>ローズマリー</text:p>
          </table:table-cell>
          <table:table-cell table:style-name="ce49" table:formula="of:=VLOOKUP([.L72];['1'.$A$2:.$B$15];2)" office:value-type="float" office:value="0">
            <text:p>#N/A</text:p>
          </table:table-cell>
          <table:table-cell table:style-name="ce49" table:formula="of:=VLOOKUP([.M72];['1'.$A$2:.$B$15];2)" office:value-type="float" office:value="0">
            <text:p>#N/A</text:p>
          </table:table-cell>
          <table:table-cell table:style-name="ce51" office:value-type="string">
            <text:p>맛: 가벼운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4" office:value-type="string">
            <text:p>BHI</text:p>
          </table:table-cell>
          <table:table-cell table:style-name="ce37" table:formula="of:=FIND(&quot;C&quot;;[.$C73];1)" office:value-type="float" office:value="0">
            <text:p>#VALUE!</text:p>
          </table:table-cell>
          <table:table-cell table:style-name="ce37" table:formula="of:=FIND(&quot;K&quot;;[.$C73];1)" office:value-type="float" office:value="0">
            <text:p>#VALUE!</text:p>
          </table:table-cell>
          <table:table-cell table:style-name="ce37" table:formula="of:=[.D73]*[.E73]" office:value-type="float" office:value="0">
            <text:p>#VALUE!</text:p>
          </table:table-cell>
          <table:table-cell table:style-name="ce40" office:value-type="string">
            <text:p>2:2:1</text:p>
          </table:table-cell>
          <table:table-cell table:style-name="ce28"/>
          <table:table-cell table:style-name="ce29" table:formula="of:=LEFT([.$C73];1)" office:value-type="string" office:string-value="B">
            <text:p>B</text:p>
          </table:table-cell>
          <table:table-cell table:style-name="ce49" table:formula="of:=MID([.$C73];2;1)" office:value-type="string" office:string-value="H">
            <text:p>H</text:p>
          </table:table-cell>
          <table:table-cell table:style-name="ce49" table:formula="of:=MID([.$C73];3;1)" office:value-type="string" office:string-value="I">
            <text:p>I</text:p>
          </table:table-cell>
          <table:table-cell table:style-name="ce49" table:formula="of:=IF(LEN([.$C73])&gt;3;MID([.$C73];4;1);-1)" office:value-type="float" office:value="-1">
            <text:p>-1</text:p>
          </table:table-cell>
          <table:table-cell table:style-name="ce49" table:formula="of:=IF(LEN([.$C73])&gt;3;MID([.$C73];5;1);-1)" office:value-type="float" office:value="-1">
            <text:p>-1</text:p>
          </table:table-cell>
          <table:table-cell table:style-name="ce49" table:formula="of:=VLOOKUP([.I73];['1'.$A$2:.$B$11];2)" office:value-type="string" office:string-value="ディル">
            <text:p>ディル</text:p>
          </table:table-cell>
          <table:table-cell table:style-name="ce49" table:formula="of:=VLOOKUP([.J73];['1'.$A$2:.$B$11];2)" office:value-type="string" office:string-value="ペパーミント">
            <text:p>ペパーミント</text:p>
          </table:table-cell>
          <table:table-cell table:style-name="ce49" table:formula="of:=VLOOKUP([.K73];['1'.$A$2:.$B$11];2)" office:value-type="string" office:string-value="ローズマリー">
            <text:p>ローズマリー</text:p>
          </table:table-cell>
          <table:table-cell table:style-name="ce49" table:formula="of:=VLOOKUP([.L73];['1'.$A$2:.$B$15];2)" office:value-type="float" office:value="0">
            <text:p>#N/A</text:p>
          </table:table-cell>
          <table:table-cell table:style-name="ce49" table:formula="of:=VLOOKUP([.M73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1">
            <text:p>261</text:p>
          </table:table-cell>
          <table:table-cell table:style-name="ce30" office:value-type="date" office:date-value="2023-02-13T01:42:22.7">
            <text:p>02/13 1:42</text:p>
          </table:table-cell>
          <table:table-cell table:style-name="ce34" office:value-type="string">
            <text:p>BK</text:p>
          </table:table-cell>
          <table:table-cell table:style-name="ce37" table:number-columns-repeated="3"/>
          <table:table-cell table:style-name="ce40" office:value-type="string">
            <text:p>1.5:1.5</text:p>
          </table:table-cell>
          <table:table-cell table:style-name="ce40" office:value-type="string">
            <text:p>1:1</text:p>
          </table:table-cell>
          <table:table-cell table:style-name="ce29" table:formula="of:=LEFT([.$C74];1)" office:value-type="string" office:string-value="B">
            <text:p>B</text:p>
          </table:table-cell>
          <table:table-cell table:style-name="ce49" table:formula="of:=MID([.$C74];2;1)" office:value-type="string" office:string-value="K">
            <text:p>K</text:p>
          </table:table-cell>
          <table:table-cell table:style-name="ce49" table:formula="of:=MID([.$C74];3;1)">
            <text:p/>
          </table:table-cell>
          <table:table-cell table:style-name="ce49" table:formula="of:=IF(LEN([.$C74])&gt;3;MID([.$C74];4;1);-1)" office:value-type="float" office:value="-1">
            <text:p>-1</text:p>
          </table:table-cell>
          <table:table-cell table:style-name="ce49" table:formula="of:=IF(LEN([.$C74])&gt;3;MID([.$C74];5;1);-1)" office:value-type="float" office:value="-1">
            <text:p>-1</text:p>
          </table:table-cell>
          <table:table-cell table:style-name="ce49" table:formula="of:=VLOOKUP([.I74];['1'.$A$2:.$B$14];2)" office:value-type="string" office:string-value="ディル">
            <text:p>ディル</text:p>
          </table:table-cell>
          <table:table-cell table:style-name="ce49" table:formula="of:=VLOOKUP([.J74];['1'.$A$2:.$B$16];2)" office:value-type="string" office:string-value="スペアミント">
            <text:p>スペアミント</text:p>
          </table:table-cell>
          <table:table-cell table:style-name="ce49" table:formula="of:=VLOOKUP([.K74];['1'.$A$2:.$B$16];2)" office:value-type="float" office:value="0">
            <text:p>#N/A</text:p>
          </table:table-cell>
          <table:table-cell table:style-name="ce49" table:formula="of:=VLOOKUP([.L74];['1'.$A$2:.$B$16];2)" office:value-type="float" office:value="0">
            <text:p>#N/A</text:p>
          </table:table-cell>
          <table:table-cell table:style-name="ce49" table:formula="of:=VLOOKUP([.M74];['1'.$A$2:.$B$16];2)" office:value-type="float" office:value="0">
            <text:p>#N/A</text:p>
          </table:table-cell>
          <table:table-cell table:style-name="ce51" office:value-type="string">
            <text:p>맛 : (1) 각각 반반. (2) 어느 쪽도 각각의 맛을 유지하고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8">
            <text:p>308</text:p>
          </table:table-cell>
          <table:table-cell table:style-name="ce30" office:value-type="date" office:date-value="2023-02-25T01:31:05.2">
            <text:p>02/25 1:31</text:p>
          </table:table-cell>
          <table:table-cell table:style-name="ce34" office:value-type="string">
            <text:p>BK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75];1)" office:value-type="string" office:string-value="B">
            <text:p>B</text:p>
          </table:table-cell>
          <table:table-cell table:style-name="ce49" table:formula="of:=MID([.$C75];2;1)" office:value-type="string" office:string-value="K">
            <text:p>K</text:p>
          </table:table-cell>
          <table:table-cell table:style-name="ce49" table:formula="of:=MID([.$C75];3;1)">
            <text:p/>
          </table:table-cell>
          <table:table-cell table:style-name="ce49" table:formula="of:=IF(LEN([.$C75])&gt;3;MID([.$C75];4;1);-1)" office:value-type="float" office:value="-1">
            <text:p>-1</text:p>
          </table:table-cell>
          <table:table-cell table:style-name="ce49" table:formula="of:=IF(LEN([.$C75])&gt;3;MID([.$C75];5;1);-1)" office:value-type="float" office:value="-1">
            <text:p>-1</text:p>
          </table:table-cell>
          <table:table-cell table:style-name="ce49" table:formula="of:=VLOOKUP([.I75];['1'.$A$2:.$B$14];2)" office:value-type="string" office:string-value="ディル">
            <text:p>ディル</text:p>
          </table:table-cell>
          <table:table-cell table:style-name="ce49" table:formula="of:=VLOOKUP([.J75];['1'.$A$2:.$B$16];2)" office:value-type="string" office:string-value="スペアミント">
            <text:p>スペアミント</text:p>
          </table:table-cell>
          <table:table-cell table:style-name="ce49" table:formula="of:=VLOOKUP([.K75];['1'.$A$2:.$B$16];2)" office:value-type="float" office:value="0">
            <text:p>#N/A</text:p>
          </table:table-cell>
          <table:table-cell table:style-name="ce49" table:formula="of:=VLOOKUP([.L75];['1'.$A$2:.$B$16];2)" office:value-type="float" office:value="0">
            <text:p>#N/A</text:p>
          </table:table-cell>
          <table:table-cell table:style-name="ce49" table:formula="of:=VLOOKUP([.M75];['1'.$A$2:.$B$16];2)" office:value-type="float" office:value="0">
            <text:p>#N/A</text:p>
          </table:table-cell>
          <table:table-cell table:style-name="ce51" office:value-type="string">
            <text:p>맛 : (1) 각가 반반. 261와 같다. (2) 가벼운, 상쾌한 맛. 맛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9">
            <text:p>299</text:p>
          </table:table-cell>
          <table:table-cell table:style-name="ce30" office:value-type="date" office:date-value="2023-02-23T02:03:57.36">
            <text:p>02/23 2:3</text:p>
          </table:table-cell>
          <table:table-cell table:style-name="ce34" office:value-type="string">
            <text:p>BL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76];1)" office:value-type="string" office:string-value="B">
            <text:p>B</text:p>
          </table:table-cell>
          <table:table-cell table:style-name="ce49" table:formula="of:=MID([.$C76];2;1)" office:value-type="string" office:string-value="L">
            <text:p>L</text:p>
          </table:table-cell>
          <table:table-cell table:style-name="ce49" table:formula="of:=MID([.$C76];3;1)">
            <text:p/>
          </table:table-cell>
          <table:table-cell table:style-name="ce49" table:formula="of:=IF(LEN([.$C76])&gt;3;MID([.$C76];4;1);-1)" office:value-type="float" office:value="-1">
            <text:p>-1</text:p>
          </table:table-cell>
          <table:table-cell table:style-name="ce49" table:formula="of:=IF(LEN([.$C76])&gt;3;MID([.$C76];5;1);-1)" office:value-type="float" office:value="-1">
            <text:p>-1</text:p>
          </table:table-cell>
          <table:table-cell table:style-name="ce49" table:formula="of:=VLOOKUP([.I76];['1'.$A$2:.$B$14];2)" office:value-type="string" office:string-value="ディル">
            <text:p>ディル</text:p>
          </table:table-cell>
          <table:table-cell table:style-name="ce49" table:formula="of:=VLOOKUP([.J76];['1'.$A$2:.$B$16];2)" office:value-type="string" office:string-value="日本酒（米だけの）">
            <text:p>日本酒（米だけの）</text:p>
          </table:table-cell>
          <table:table-cell table:style-name="ce49" table:formula="of:=VLOOKUP([.K76];['1'.$A$2:.$B$16];2)" office:value-type="float" office:value="0">
            <text:p>#N/A</text:p>
          </table:table-cell>
          <table:table-cell table:style-name="ce49" table:formula="of:=VLOOKUP([.L76];['1'.$A$2:.$B$16];2)" office:value-type="float" office:value="0">
            <text:p>#N/A</text:p>
          </table:table-cell>
          <table:table-cell table:style-name="ce49" table:formula="of:=VLOOKUP([.M76];['1'.$A$2:.$B$16];2)" office:value-type="float" office:value="0">
            <text:p>#N/A</text:p>
          </table:table-cell>
          <table:table-cell table:style-name="ce51" office:value-type="string">
            <text:p>맛 : (1) 딜. (2) 달 단독 시와의 비교 : 뒷맛 중에 딜의 잎 냄새 --&gt; 없을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4" office:value-type="string">
            <text:p>C</text:p>
          </table:table-cell>
          <table:table-cell table:style-name="ce37" table:formula="of:=FIND(&quot;C&quot;;[.$C77];1)" office:value-type="float" office:value="1">
            <text:p>1</text:p>
          </table:table-cell>
          <table:table-cell table:style-name="ce37" table:formula="of:=FIND(&quot;K&quot;;[.$C77];1)" office:value-type="float" office:value="0">
            <text:p>#VALUE!</text:p>
          </table:table-cell>
          <table:table-cell table:style-name="ce37" table:formula="of:=[.D77]*[.E77]" office:value-type="float" office:value="0">
            <text:p>#VALUE!</text:p>
          </table:table-cell>
          <table:table-cell table:style-name="ce40" office:value-type="string">
            <office:annotation draw:style-name="gr3" draw:text-style-name="P1" svg:width="2.899cm" svg:height="0.669cm" svg:x="9.632cm" svg:y="48.334cm" draw:caption-point-x="-0.61cm" draw:caption-point-y="1.581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40" office:value-type="string">
            <text:p>2</text:p>
          </table:table-cell>
          <table:table-cell table:style-name="ce29" table:formula="of:=LEFT([.$C77];1)" office:value-type="string" office:string-value="C">
            <text:p>C</text:p>
          </table:table-cell>
          <table:table-cell table:style-name="ce49" table:formula="of:=MID([.$C77];2;1)">
            <text:p/>
          </table:table-cell>
          <table:table-cell table:style-name="ce49" table:formula="of:=MID([.$C77];3;1)">
            <text:p/>
          </table:table-cell>
          <table:table-cell table:style-name="ce49" table:formula="of:=IF(LEN([.$C77])&gt;3;MID([.$C77];4;1);-1)" office:value-type="float" office:value="-1">
            <text:p>-1</text:p>
          </table:table-cell>
          <table:table-cell table:style-name="ce49" table:formula="of:=IF(LEN([.$C77])&gt;3;MID([.$C77];5;1);-1)" office:value-type="float" office:value="-1">
            <text:p>-1</text:p>
          </table:table-cell>
          <table:table-cell table:style-name="ce49" table:formula="of:=VLOOKUP([.I77];['1'.$A$2:.$B$14];2)" office:value-type="string" office:string-value="オオバ">
            <text:p>オオバ</text:p>
          </table:table-cell>
          <table:table-cell table:style-name="ce49" table:formula="of:=VLOOKUP([.J77];['1'.$A$2:.$B$14];2)" office:value-type="float" office:value="0">
            <text:p>#N/A</text:p>
          </table:table-cell>
          <table:table-cell table:style-name="ce49" table:formula="of:=VLOOKUP([.K77];['1'.$A$2:.$B$14];2)" office:value-type="float" office:value="0">
            <text:p>#N/A</text:p>
          </table:table-cell>
          <table:table-cell table:style-name="ce49" table:formula="of:=VLOOKUP([.L77];['1'.$A$2:.$B$15];2)" office:value-type="float" office:value="0">
            <text:p>#N/A</text:p>
          </table:table-cell>
          <table:table-cell table:style-name="ce49" table:formula="of:=VLOOKUP([.M77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7">
            <text:p>187</text:p>
          </table:table-cell>
          <table:table-cell table:style-name="ce30" office:value-type="date" office:date-value="2023-01-22T01:48:06.41">
            <text:p>01/22 1:48</text:p>
          </table:table-cell>
          <table:table-cell table:style-name="ce34" office:value-type="string">
            <text:p>C</text:p>
          </table:table-cell>
          <table:table-cell table:style-name="ce37" table:formula="of:=FIND(&quot;C&quot;;[.$C78];1)" office:value-type="float" office:value="1">
            <text:p>1</text:p>
          </table:table-cell>
          <table:table-cell table:style-name="ce37" table:formula="of:=FIND(&quot;K&quot;;[.$C78];1)" office:value-type="float" office:value="0">
            <text:p>#VALUE!</text:p>
          </table:table-cell>
          <table:table-cell table:style-name="ce37" table:formula="of:=[.D78]*[.E78]" office:value-type="float" office:value="0">
            <text:p>#VALUE!</text:p>
          </table:table-cell>
          <table:table-cell table:style-name="ce40" office:value-type="string">
            <text:p>1'</text:p>
          </table:table-cell>
          <table:table-cell table:style-name="ce40" office:value-type="string">
            <text:p>2</text:p>
          </table:table-cell>
          <table:table-cell table:style-name="ce29" table:formula="of:=LEFT([.$C78];1)" office:value-type="string" office:string-value="C">
            <text:p>C</text:p>
          </table:table-cell>
          <table:table-cell table:style-name="ce49" table:formula="of:=MID([.$C78];2;1)">
            <text:p/>
          </table:table-cell>
          <table:table-cell table:style-name="ce49" table:formula="of:=MID([.$C78];3;1)">
            <text:p/>
          </table:table-cell>
          <table:table-cell table:style-name="ce49" table:formula="of:=IF(LEN([.$C78])&gt;3;MID([.$C78];4;1);-1)" office:value-type="float" office:value="-1">
            <text:p>-1</text:p>
          </table:table-cell>
          <table:table-cell table:style-name="ce49" table:formula="of:=IF(LEN([.$C78])&gt;3;MID([.$C78];5;1);-1)" office:value-type="float" office:value="-1">
            <text:p>-1</text:p>
          </table:table-cell>
          <table:table-cell table:style-name="ce49" table:formula="of:=VLOOKUP([.I78];['1'.$A$2:.$B$14];2)" office:value-type="string" office:string-value="オオバ">
            <text:p>オオバ</text:p>
          </table:table-cell>
          <table:table-cell table:style-name="ce49" table:formula="of:=VLOOKUP([.J78];['1'.$A$2:.$B$16];2)" office:value-type="float" office:value="0">
            <text:p>#N/A</text:p>
          </table:table-cell>
          <table:table-cell table:style-name="ce49" table:formula="of:=VLOOKUP([.K78];['1'.$A$2:.$B$16];2)" office:value-type="float" office:value="0">
            <text:p>#N/A</text:p>
          </table:table-cell>
          <table:table-cell table:style-name="ce49" table:formula="of:=VLOOKUP([.L78];['1'.$A$2:.$B$16];2)" office:value-type="float" office:value="0">
            <text:p>#N/A</text:p>
          </table:table-cell>
          <table:table-cell table:style-name="ce49" table:formula="of:=VLOOKUP([.M78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3">
            <text:p>253</text:p>
          </table:table-cell>
          <table:table-cell table:style-name="ce30" office:value-type="date" office:date-value="2023-02-11T02:14:04.020001">
            <text:p>02/11 2:14</text:p>
          </table:table-cell>
          <table:table-cell table:style-name="ce34" office:value-type="string">
            <text:p>C</text:p>
          </table:table-cell>
          <table:table-cell table:style-name="ce37" table:number-columns-repeated="3"/>
          <table:table-cell table:style-name="ce40" office:value-type="string">
            <text:p>1'</text:p>
          </table:table-cell>
          <table:table-cell table:style-name="ce40"/>
          <table:table-cell table:style-name="ce29" table:formula="of:=LEFT([.$C79];1)" office:value-type="string" office:string-value="C">
            <text:p>C</text:p>
          </table:table-cell>
          <table:table-cell table:style-name="ce49" table:formula="of:=MID([.$C79];2;1)">
            <text:p/>
          </table:table-cell>
          <table:table-cell table:style-name="ce49" table:formula="of:=MID([.$C79];3;1)">
            <text:p/>
          </table:table-cell>
          <table:table-cell table:style-name="ce49" table:formula="of:=IF(LEN([.$C79])&gt;3;MID([.$C79];4;1);-1)" office:value-type="float" office:value="-1">
            <text:p>-1</text:p>
          </table:table-cell>
          <table:table-cell table:style-name="ce49" table:formula="of:=IF(LEN([.$C79])&gt;3;MID([.$C79];5;1);-1)" office:value-type="float" office:value="-1">
            <text:p>-1</text:p>
          </table:table-cell>
          <table:table-cell table:style-name="ce49" table:formula="of:=VLOOKUP([.I79];['1'.$A$2:.$B$14];2)" office:value-type="string" office:string-value="オオバ">
            <text:p>オオバ</text:p>
          </table:table-cell>
          <table:table-cell table:style-name="ce49" table:formula="of:=VLOOKUP([.J79];['1'.$A$2:.$B$16];2)" office:value-type="float" office:value="0">
            <text:p>#N/A</text:p>
          </table:table-cell>
          <table:table-cell table:style-name="ce49" table:formula="of:=VLOOKUP([.K79];['1'.$A$2:.$B$16];2)" office:value-type="float" office:value="0">
            <text:p>#N/A</text:p>
          </table:table-cell>
          <table:table-cell table:style-name="ce49" table:formula="of:=VLOOKUP([.L79];['1'.$A$2:.$B$16];2)" office:value-type="float" office:value="0">
            <text:p>#N/A</text:p>
          </table:table-cell>
          <table:table-cell table:style-name="ce49" table:formula="of:=VLOOKUP([.M79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2">
            <text:p>262</text:p>
          </table:table-cell>
          <table:table-cell table:style-name="ce30" office:value-type="date" office:date-value="2023-02-13T01:50:03.49">
            <text:p>02/13 1:50</text:p>
          </table:table-cell>
          <table:table-cell table:style-name="ce34" office:value-type="string">
            <text:p>C</text:p>
          </table:table-cell>
          <table:table-cell table:style-name="ce37" table:number-columns-repeated="3"/>
          <table:table-cell table:style-name="ce40" office:value-type="string">
            <text:p>1'</text:p>
          </table:table-cell>
          <table:table-cell table:style-name="ce40"/>
          <table:table-cell table:style-name="ce29" table:formula="of:=LEFT([.$C80];1)" office:value-type="string" office:string-value="C">
            <text:p>C</text:p>
          </table:table-cell>
          <table:table-cell table:style-name="ce49" table:formula="of:=MID([.$C80];2;1)">
            <text:p/>
          </table:table-cell>
          <table:table-cell table:style-name="ce49" table:formula="of:=MID([.$C80];3;1)">
            <text:p/>
          </table:table-cell>
          <table:table-cell table:style-name="ce49" table:formula="of:=IF(LEN([.$C80])&gt;3;MID([.$C80];4;1);-1)" office:value-type="float" office:value="-1">
            <text:p>-1</text:p>
          </table:table-cell>
          <table:table-cell table:style-name="ce49" table:formula="of:=IF(LEN([.$C80])&gt;3;MID([.$C80];5;1);-1)" office:value-type="float" office:value="-1">
            <text:p>-1</text:p>
          </table:table-cell>
          <table:table-cell table:style-name="ce49" table:formula="of:=VLOOKUP([.I80];['1'.$A$2:.$B$14];2)" office:value-type="string" office:string-value="オオバ">
            <text:p>オオバ</text:p>
          </table:table-cell>
          <table:table-cell table:style-name="ce49" table:formula="of:=VLOOKUP([.J80];['1'.$A$2:.$B$16];2)" office:value-type="float" office:value="0">
            <text:p>#N/A</text:p>
          </table:table-cell>
          <table:table-cell table:style-name="ce49" table:formula="of:=VLOOKUP([.K80];['1'.$A$2:.$B$16];2)" office:value-type="float" office:value="0">
            <text:p>#N/A</text:p>
          </table:table-cell>
          <table:table-cell table:style-name="ce49" table:formula="of:=VLOOKUP([.L80];['1'.$A$2:.$B$16];2)" office:value-type="float" office:value="0">
            <text:p>#N/A</text:p>
          </table:table-cell>
          <table:table-cell table:style-name="ce49" table:formula="of:=VLOOKUP([.M80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8">
            <text:p>238</text:p>
          </table:table-cell>
          <table:table-cell table:style-name="ce30" office:value-type="date" office:date-value="2023-02-07T01:43:36.05">
            <text:p>02/07 1:43</text:p>
          </table:table-cell>
          <table:table-cell table:style-name="ce34" office:value-type="string">
            <text:p>C</text:p>
          </table:table-cell>
          <table:table-cell table:style-name="ce37" table:number-columns-repeated="3"/>
          <table:table-cell table:style-name="ce40" office:value-type="string">
            <text:p>1'1'</text:p>
          </table:table-cell>
          <table:table-cell table:style-name="ce40"/>
          <table:table-cell table:style-name="ce29" table:formula="of:=LEFT([.$C81];1)" office:value-type="string" office:string-value="C">
            <text:p>C</text:p>
          </table:table-cell>
          <table:table-cell table:style-name="ce49" table:formula="of:=MID([.$C81];2;1)">
            <text:p/>
          </table:table-cell>
          <table:table-cell table:style-name="ce49" table:formula="of:=MID([.$C81];3;1)">
            <text:p/>
          </table:table-cell>
          <table:table-cell table:style-name="ce49" table:formula="of:=IF(LEN([.$C81])&gt;3;MID([.$C81];4;1);-1)" office:value-type="float" office:value="-1">
            <text:p>-1</text:p>
          </table:table-cell>
          <table:table-cell table:style-name="ce49" table:formula="of:=IF(LEN([.$C81])&gt;3;MID([.$C81];5;1);-1)" office:value-type="float" office:value="-1">
            <text:p>-1</text:p>
          </table:table-cell>
          <table:table-cell table:style-name="ce49" table:formula="of:=VLOOKUP([.I81];['1'.$A$2:.$B$14];2)" office:value-type="string" office:string-value="オオバ">
            <text:p>オオバ</text:p>
          </table:table-cell>
          <table:table-cell table:style-name="ce49" table:formula="of:=VLOOKUP([.J81];['1'.$A$2:.$B$16];2)" office:value-type="float" office:value="0">
            <text:p>#N/A</text:p>
          </table:table-cell>
          <table:table-cell table:style-name="ce49" table:formula="of:=VLOOKUP([.K81];['1'.$A$2:.$B$16];2)" office:value-type="float" office:value="0">
            <text:p>#N/A</text:p>
          </table:table-cell>
          <table:table-cell table:style-name="ce49" table:formula="of:=VLOOKUP([.L81];['1'.$A$2:.$B$16];2)" office:value-type="float" office:value="0">
            <text:p>#N/A</text:p>
          </table:table-cell>
          <table:table-cell table:style-name="ce49" table:formula="of:=VLOOKUP([.M81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 office:value-type="date" office:date-value="2023-01-20T01:57:59.76">
            <text:p>01/20 1:58</text:p>
          </table:table-cell>
          <table:table-cell table:style-name="ce34" office:value-type="string">
            <text:p>C</text:p>
          </table:table-cell>
          <table:table-cell table:style-name="ce37" table:formula="of:=FIND(&quot;C&quot;;[.$C82];1)" office:value-type="float" office:value="1">
            <text:p>1</text:p>
          </table:table-cell>
          <table:table-cell table:style-name="ce37" table:formula="of:=FIND(&quot;K&quot;;[.$C82];1)" office:value-type="float" office:value="0">
            <text:p>#VALUE!</text:p>
          </table:table-cell>
          <table:table-cell table:style-name="ce37" table:formula="of:=[.D82]*[.E82]" office:value-type="float" office:value="0">
            <text:p>#VALUE!</text:p>
          </table:table-cell>
          <table:table-cell table:style-name="ce40" office:value-type="string">
            <text:p>1'1'1'1'</text:p>
          </table:table-cell>
          <table:table-cell table:style-name="ce40" office:value-type="string">
            <text:p>2</text:p>
          </table:table-cell>
          <table:table-cell table:style-name="ce29" table:formula="of:=LEFT([.$C82];1)" office:value-type="string" office:string-value="C">
            <text:p>C</text:p>
          </table:table-cell>
          <table:table-cell table:style-name="ce49" table:formula="of:=MID([.$C82];2;1)">
            <text:p/>
          </table:table-cell>
          <table:table-cell table:style-name="ce49" table:formula="of:=MID([.$C82];3;1)">
            <text:p/>
          </table:table-cell>
          <table:table-cell table:style-name="ce49" table:formula="of:=IF(LEN([.$C82])&gt;3;MID([.$C82];4;1);-1)" office:value-type="float" office:value="-1">
            <text:p>-1</text:p>
          </table:table-cell>
          <table:table-cell table:style-name="ce49" table:formula="of:=IF(LEN([.$C82])&gt;3;MID([.$C82];5;1);-1)" office:value-type="float" office:value="-1">
            <text:p>-1</text:p>
          </table:table-cell>
          <table:table-cell table:style-name="ce49" table:formula="of:=VLOOKUP([.I82];['1'.$A$2:.$B$14];2)" office:value-type="string" office:string-value="オオバ">
            <text:p>オオバ</text:p>
          </table:table-cell>
          <table:table-cell table:style-name="ce49" table:formula="of:=VLOOKUP([.J82];['1'.$A$2:.$B$16];2)" office:value-type="float" office:value="0">
            <text:p>#N/A</text:p>
          </table:table-cell>
          <table:table-cell table:style-name="ce49" table:formula="of:=VLOOKUP([.K82];['1'.$A$2:.$B$16];2)" office:value-type="float" office:value="0">
            <text:p>#N/A</text:p>
          </table:table-cell>
          <table:table-cell table:style-name="ce49" table:formula="of:=VLOOKUP([.L82];['1'.$A$2:.$B$16];2)" office:value-type="float" office:value="0">
            <text:p>#N/A</text:p>
          </table:table-cell>
          <table:table-cell table:style-name="ce49" table:formula="of:=VLOOKUP([.M8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84">
            <text:p>284</text:p>
          </table:table-cell>
          <table:table-cell table:style-name="ce30" office:value-type="date" office:date-value="2023-02-19T02:25:04.49">
            <text:p>02/19 2:25</text:p>
          </table:table-cell>
          <table:table-cell table:style-name="ce34" office:value-type="string">
            <text:p>C</text:p>
          </table:table-cell>
          <table:table-cell table:style-name="ce37" table:number-columns-repeated="3"/>
          <table:table-cell table:style-name="ce40" office:value-type="string">
            <text:p>2</text:p>
          </table:table-cell>
          <table:table-cell table:style-name="ce40" office:value-type="string">
            <text:p>1</text:p>
          </table:table-cell>
          <table:table-cell table:style-name="ce29" table:formula="of:=LEFT([.$C83];1)" office:value-type="string" office:string-value="C">
            <text:p>C</text:p>
          </table:table-cell>
          <table:table-cell table:style-name="ce49" table:formula="of:=MID([.$C83];2;1)">
            <text:p/>
          </table:table-cell>
          <table:table-cell table:style-name="ce49" table:formula="of:=MID([.$C83];3;1)">
            <text:p/>
          </table:table-cell>
          <table:table-cell table:style-name="ce49" table:formula="of:=IF(LEN([.$C83])&gt;3;MID([.$C83];4;1);-1)" office:value-type="float" office:value="-1">
            <text:p>-1</text:p>
          </table:table-cell>
          <table:table-cell table:style-name="ce49" table:formula="of:=IF(LEN([.$C83])&gt;3;MID([.$C83];5;1);-1)" office:value-type="float" office:value="-1">
            <text:p>-1</text:p>
          </table:table-cell>
          <table:table-cell table:style-name="ce49" table:formula="of:=VLOOKUP([.I83];['1'.$A$2:.$B$14];2)" office:value-type="string" office:string-value="オオバ">
            <text:p>オオバ</text:p>
          </table:table-cell>
          <table:table-cell table:style-name="ce49" table:formula="of:=VLOOKUP([.J83];['1'.$A$2:.$B$16];2)" office:value-type="float" office:value="0">
            <text:p>#N/A</text:p>
          </table:table-cell>
          <table:table-cell table:style-name="ce49" table:formula="of:=VLOOKUP([.K83];['1'.$A$2:.$B$16];2)" office:value-type="float" office:value="0">
            <text:p>#N/A</text:p>
          </table:table-cell>
          <table:table-cell table:style-name="ce49" table:formula="of:=VLOOKUP([.L83];['1'.$A$2:.$B$16];2)" office:value-type="float" office:value="0">
            <text:p>#N/A</text:p>
          </table:table-cell>
          <table:table-cell table:style-name="ce49" table:formula="of:=VLOOKUP([.M8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5">
            <text:p>275</text:p>
          </table:table-cell>
          <table:table-cell table:style-name="ce30" office:value-type="date" office:date-value="2023-02-17T02:33:44.92">
            <text:p>02/17 2:33</text:p>
          </table:table-cell>
          <table:table-cell table:style-name="ce34" office:value-type="string">
            <text:p>C</text:p>
          </table:table-cell>
          <table:table-cell table:style-name="ce37" table:number-columns-repeated="3"/>
          <table:table-cell table:style-name="ce40" office:value-type="string">
            <text:p>3</text:p>
          </table:table-cell>
          <table:table-cell table:style-name="ce40" office:value-type="string">
            <text:p>1</text:p>
          </table:table-cell>
          <table:table-cell table:style-name="ce29" table:formula="of:=LEFT([.$C84];1)" office:value-type="string" office:string-value="C">
            <text:p>C</text:p>
          </table:table-cell>
          <table:table-cell table:style-name="ce49" table:formula="of:=MID([.$C84];2;1)">
            <text:p/>
          </table:table-cell>
          <table:table-cell table:style-name="ce49" table:formula="of:=MID([.$C84];3;1)">
            <text:p/>
          </table:table-cell>
          <table:table-cell table:style-name="ce49" table:formula="of:=IF(LEN([.$C84])&gt;3;MID([.$C84];4;1);-1)" office:value-type="float" office:value="-1">
            <text:p>-1</text:p>
          </table:table-cell>
          <table:table-cell table:style-name="ce49" table:formula="of:=IF(LEN([.$C84])&gt;3;MID([.$C84];5;1);-1)" office:value-type="float" office:value="-1">
            <text:p>-1</text:p>
          </table:table-cell>
          <table:table-cell table:style-name="ce49" table:formula="of:=VLOOKUP([.I84];['1'.$A$2:.$B$14];2)" office:value-type="string" office:string-value="オオバ">
            <text:p>オオバ</text:p>
          </table:table-cell>
          <table:table-cell table:style-name="ce49" table:formula="of:=VLOOKUP([.J84];['1'.$A$2:.$B$16];2)" office:value-type="float" office:value="0">
            <text:p>#N/A</text:p>
          </table:table-cell>
          <table:table-cell table:style-name="ce49" table:formula="of:=VLOOKUP([.K84];['1'.$A$2:.$B$16];2)" office:value-type="float" office:value="0">
            <text:p>#N/A</text:p>
          </table:table-cell>
          <table:table-cell table:style-name="ce49" table:formula="of:=VLOOKUP([.L84];['1'.$A$2:.$B$16];2)" office:value-type="float" office:value="0">
            <text:p>#N/A</text:p>
          </table:table-cell>
          <table:table-cell table:style-name="ce49" table:formula="of:=VLOOKUP([.M84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83">
            <text:p>283</text:p>
          </table:table-cell>
          <table:table-cell table:style-name="ce30" office:value-type="date" office:date-value="2023-02-19T02:08:28.210001">
            <text:p>02/19 2:8</text:p>
          </table:table-cell>
          <table:table-cell table:style-name="ce34" office:value-type="string">
            <text:p>C</text:p>
          </table:table-cell>
          <table:table-cell table:style-name="ce37" table:number-columns-repeated="3"/>
          <table:table-cell table:style-name="ce40" office:value-type="string">
            <text:p>3</text:p>
          </table:table-cell>
          <table:table-cell table:style-name="ce40" office:value-type="string">
            <text:p>1</text:p>
          </table:table-cell>
          <table:table-cell table:style-name="ce29" table:formula="of:=LEFT([.$C85];1)" office:value-type="string" office:string-value="C">
            <text:p>C</text:p>
          </table:table-cell>
          <table:table-cell table:style-name="ce49" table:formula="of:=MID([.$C85];2;1)">
            <text:p/>
          </table:table-cell>
          <table:table-cell table:style-name="ce49" table:formula="of:=MID([.$C85];3;1)">
            <text:p/>
          </table:table-cell>
          <table:table-cell table:style-name="ce49" table:formula="of:=IF(LEN([.$C85])&gt;3;MID([.$C85];4;1);-1)" office:value-type="float" office:value="-1">
            <text:p>-1</text:p>
          </table:table-cell>
          <table:table-cell table:style-name="ce49" table:formula="of:=IF(LEN([.$C85])&gt;3;MID([.$C85];5;1);-1)" office:value-type="float" office:value="-1">
            <text:p>-1</text:p>
          </table:table-cell>
          <table:table-cell table:style-name="ce49" table:formula="of:=VLOOKUP([.I85];['1'.$A$2:.$B$14];2)" office:value-type="string" office:string-value="オオバ">
            <text:p>オオバ</text:p>
          </table:table-cell>
          <table:table-cell table:style-name="ce49" table:formula="of:=VLOOKUP([.J85];['1'.$A$2:.$B$16];2)" office:value-type="float" office:value="0">
            <text:p>#N/A</text:p>
          </table:table-cell>
          <table:table-cell table:style-name="ce49" table:formula="of:=VLOOKUP([.K85];['1'.$A$2:.$B$16];2)" office:value-type="float" office:value="0">
            <text:p>#N/A</text:p>
          </table:table-cell>
          <table:table-cell table:style-name="ce49" table:formula="of:=VLOOKUP([.L85];['1'.$A$2:.$B$16];2)" office:value-type="float" office:value="0">
            <text:p>#N/A</text:p>
          </table:table-cell>
          <table:table-cell table:style-name="ce49" table:formula="of:=VLOOKUP([.M85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7">
            <text:p>247</text:p>
          </table:table-cell>
          <table:table-cell table:style-name="ce30" office:value-type="date" office:date-value="2023-02-10T01:37:21.62">
            <text:p>02/10 1:37</text:p>
          </table:table-cell>
          <table:table-cell table:style-name="ce34" office:value-type="string">
            <text:p>CD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text:p>2:2</text:p>
          </table:table-cell>
          <table:table-cell table:style-name="ce29" table:formula="of:=LEFT([.$C86];1)" office:value-type="string" office:string-value="C">
            <text:p>C</text:p>
          </table:table-cell>
          <table:table-cell table:style-name="ce49" table:formula="of:=MID([.$C86];2;1)" office:value-type="string" office:string-value="D">
            <text:p>D</text:p>
          </table:table-cell>
          <table:table-cell table:style-name="ce49" table:formula="of:=MID([.$C86];3;1)">
            <text:p/>
          </table:table-cell>
          <table:table-cell table:style-name="ce49" table:formula="of:=IF(LEN([.$C86])&gt;3;MID([.$C86];4;1);-1)" office:value-type="float" office:value="-1">
            <text:p>-1</text:p>
          </table:table-cell>
          <table:table-cell table:style-name="ce49" table:formula="of:=IF(LEN([.$C86])&gt;3;MID([.$C86];5;1);-1)" office:value-type="float" office:value="-1">
            <text:p>-1</text:p>
          </table:table-cell>
          <table:table-cell table:style-name="ce49" table:formula="of:=VLOOKUP([.I86];['1'.$A$2:.$B$14];2)" office:value-type="string" office:string-value="オオバ">
            <text:p>オオバ</text:p>
          </table:table-cell>
          <table:table-cell table:style-name="ce49" table:formula="of:=VLOOKUP([.J86];['1'.$A$2:.$B$16];2)" office:value-type="string" office:string-value="レモン">
            <text:p>レモン</text:p>
          </table:table-cell>
          <table:table-cell table:style-name="ce49" table:formula="of:=VLOOKUP([.K86];['1'.$A$2:.$B$16];2)" office:value-type="float" office:value="0">
            <text:p>#N/A</text:p>
          </table:table-cell>
          <table:table-cell table:style-name="ce49" table:formula="of:=VLOOKUP([.L86];['1'.$A$2:.$B$16];2)" office:value-type="float" office:value="0">
            <text:p>#N/A</text:p>
          </table:table-cell>
          <table:table-cell table:style-name="ce49" table:formula="of:=VLOOKUP([.M86];['1'.$A$2:.$B$16];2)" office:value-type="float" office:value="0">
            <text:p>#N/A</text:p>
          </table:table-cell>
          <table:table-cell table:style-name="ce51" office:value-type="string">
            <text:p>맛 : (1) 레몬. (2) 레몬의 분량이 2잔의 경우와 비교해, 차이는 --&gt; 모른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37">
            <text:p>237</text:p>
          </table:table-cell>
          <table:table-cell table:style-name="ce30" office:value-type="date" office:date-value="2023-02-07T01:36:54.08">
            <text:p>02/07 1:36</text:p>
          </table:table-cell>
          <table:table-cell table:style-name="ce34" office:value-type="string">
            <text:p>CD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 office:value-type="string">
            <text:p>1:2</text:p>
          </table:table-cell>
          <table:table-cell table:style-name="ce29" table:formula="of:=LEFT([.$C87];1)" office:value-type="string" office:string-value="C">
            <text:p>C</text:p>
          </table:table-cell>
          <table:table-cell table:style-name="ce49" table:formula="of:=MID([.$C87];2;1)" office:value-type="string" office:string-value="D">
            <text:p>D</text:p>
          </table:table-cell>
          <table:table-cell table:style-name="ce49" table:formula="of:=MID([.$C87];3;1)">
            <text:p/>
          </table:table-cell>
          <table:table-cell table:style-name="ce49" table:formula="of:=IF(LEN([.$C87])&gt;3;MID([.$C87];4;1);-1)" office:value-type="float" office:value="-1">
            <text:p>-1</text:p>
          </table:table-cell>
          <table:table-cell table:style-name="ce49" table:formula="of:=IF(LEN([.$C87])&gt;3;MID([.$C87];5;1);-1)" office:value-type="float" office:value="-1">
            <text:p>-1</text:p>
          </table:table-cell>
          <table:table-cell table:style-name="ce49" table:formula="of:=VLOOKUP([.I87];['1'.$A$2:.$B$14];2)" office:value-type="string" office:string-value="オオバ">
            <text:p>オオバ</text:p>
          </table:table-cell>
          <table:table-cell table:style-name="ce49" table:formula="of:=VLOOKUP([.J87];['1'.$A$2:.$B$16];2)" office:value-type="string" office:string-value="レモン">
            <text:p>レモン</text:p>
          </table:table-cell>
          <table:table-cell table:style-name="ce49" table:formula="of:=VLOOKUP([.K87];['1'.$A$2:.$B$16];2)" office:value-type="float" office:value="0">
            <text:p>#N/A</text:p>
          </table:table-cell>
          <table:table-cell table:style-name="ce49" table:formula="of:=VLOOKUP([.L87];['1'.$A$2:.$B$16];2)" office:value-type="float" office:value="0">
            <text:p>#N/A</text:p>
          </table:table-cell>
          <table:table-cell table:style-name="ce49" table:formula="of:=VLOOKUP([.M87];['1'.$A$2:.$B$16];2)" office:value-type="float" office:value="0">
            <text:p>#N/A</text:p>
          </table:table-cell>
          <table:table-cell table:style-name="ce51" office:value-type="string">
            <text:p>맛 : (1) 레몬. (2) 소옆의 맛 --&gt; 없음. (3) 레몬의 맛 --&gt; 두께가 있다. 가볍지는 않다. &lt;1&gt; 즉, 혀 위에 실어 계속해도, 맛이 흩뜨리지않는다. </text:p>
            <text:p>&lt;2&gt; '흩뜨리지않는', 즉, 사라지지 않는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4">
            <text:p>244</text:p>
          </table:table-cell>
          <table:table-cell table:style-name="ce30" office:value-type="date" office:date-value="2023-02-09T01:51:32.38">
            <text:p>02/09 1:51</text:p>
          </table:table-cell>
          <table:table-cell table:style-name="ce34" office:value-type="string">
            <text:p>CD</text:p>
          </table:table-cell>
          <table:table-cell table:style-name="ce37" table:number-columns-repeated="3"/>
          <table:table-cell table:number-columns-repeated="2" table:style-name="ce40" office:value-type="string">
            <text:p>2:2</text:p>
          </table:table-cell>
          <table:table-cell table:style-name="ce29" table:formula="of:=LEFT([.$C88];1)" office:value-type="string" office:string-value="C">
            <text:p>C</text:p>
          </table:table-cell>
          <table:table-cell table:style-name="ce49" table:formula="of:=MID([.$C88];2;1)" office:value-type="string" office:string-value="D">
            <text:p>D</text:p>
          </table:table-cell>
          <table:table-cell table:style-name="ce49" table:formula="of:=MID([.$C88];3;1)">
            <text:p/>
          </table:table-cell>
          <table:table-cell table:style-name="ce49" table:formula="of:=IF(LEN([.$C88])&gt;3;MID([.$C88];4;1);-1)" office:value-type="float" office:value="-1">
            <text:p>-1</text:p>
          </table:table-cell>
          <table:table-cell table:style-name="ce49" table:formula="of:=IF(LEN([.$C88])&gt;3;MID([.$C88];5;1);-1)" office:value-type="float" office:value="-1">
            <text:p>-1</text:p>
          </table:table-cell>
          <table:table-cell table:style-name="ce49" table:formula="of:=VLOOKUP([.I88];['1'.$A$2:.$B$14];2)" office:value-type="string" office:string-value="オオバ">
            <text:p>オオバ</text:p>
          </table:table-cell>
          <table:table-cell table:style-name="ce49" table:formula="of:=VLOOKUP([.J88];['1'.$A$2:.$B$16];2)" office:value-type="string" office:string-value="レモン">
            <text:p>レモン</text:p>
          </table:table-cell>
          <table:table-cell table:style-name="ce49" table:formula="of:=VLOOKUP([.K88];['1'.$A$2:.$B$16];2)" office:value-type="float" office:value="0">
            <text:p>#N/A</text:p>
          </table:table-cell>
          <table:table-cell table:style-name="ce49" table:formula="of:=VLOOKUP([.L88];['1'.$A$2:.$B$16];2)" office:value-type="float" office:value="0">
            <text:p>#N/A</text:p>
          </table:table-cell>
          <table:table-cell table:style-name="ce49" table:formula="of:=VLOOKUP([.M88];['1'.$A$2:.$B$16];2)" office:value-type="float" office:value="0">
            <text:p>#N/A</text:p>
          </table:table-cell>
          <table:table-cell table:style-name="ce51" office:value-type="string">
            <text:p>맛 : (1) 레몬. 쓴 맛도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1">
            <text:p>241</text:p>
          </table:table-cell>
          <table:table-cell table:style-name="ce30" office:value-type="date" office:date-value="2023-02-08T02:14:43.73">
            <text:p>02/08 2:14</text:p>
          </table:table-cell>
          <table:table-cell table:style-name="ce34" office:value-type="string">
            <text:p>CD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/>
          <table:table-cell table:style-name="ce29" table:formula="of:=LEFT([.$C89];1)" office:value-type="string" office:string-value="C">
            <text:p>C</text:p>
          </table:table-cell>
          <table:table-cell table:style-name="ce49" table:formula="of:=MID([.$C89];2;1)" office:value-type="string" office:string-value="D">
            <text:p>D</text:p>
          </table:table-cell>
          <table:table-cell table:style-name="ce49" table:formula="of:=MID([.$C89];3;1)">
            <text:p/>
          </table:table-cell>
          <table:table-cell table:style-name="ce49" table:formula="of:=IF(LEN([.$C89])&gt;3;MID([.$C89];4;1);-1)" office:value-type="float" office:value="-1">
            <text:p>-1</text:p>
          </table:table-cell>
          <table:table-cell table:style-name="ce49" table:formula="of:=IF(LEN([.$C89])&gt;3;MID([.$C89];5;1);-1)" office:value-type="float" office:value="-1">
            <text:p>-1</text:p>
          </table:table-cell>
          <table:table-cell table:style-name="ce49" table:formula="of:=VLOOKUP([.I89];['1'.$A$2:.$B$14];2)" office:value-type="string" office:string-value="オオバ">
            <text:p>オオバ</text:p>
          </table:table-cell>
          <table:table-cell table:style-name="ce49" table:formula="of:=VLOOKUP([.J89];['1'.$A$2:.$B$16];2)" office:value-type="string" office:string-value="レモン">
            <text:p>レモン</text:p>
          </table:table-cell>
          <table:table-cell table:style-name="ce49" table:formula="of:=VLOOKUP([.K89];['1'.$A$2:.$B$16];2)" office:value-type="float" office:value="0">
            <text:p>#N/A</text:p>
          </table:table-cell>
          <table:table-cell table:style-name="ce49" table:formula="of:=VLOOKUP([.L89];['1'.$A$2:.$B$16];2)" office:value-type="float" office:value="0">
            <text:p>#N/A</text:p>
          </table:table-cell>
          <table:table-cell table:style-name="ce49" table:formula="of:=VLOOKUP([.M89];['1'.$A$2:.$B$16];2)" office:value-type="float" office:value="0">
            <text:p>#N/A</text:p>
          </table:table-cell>
          <table:table-cell table:style-name="ce51" office:value-type="string">
            <text:p>맛 : (1) 237와 같다. (2) 맛에 쓴 맛이 있다. 237에서는 '두께' 라고 표현하고 있었던 것인가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8">
            <text:p>248</text:p>
          </table:table-cell>
          <table:table-cell table:style-name="ce30" office:value-type="date" office:date-value="2023-02-10T01:53:34.42">
            <text:p>02/10 1:53</text:p>
          </table:table-cell>
          <table:table-cell table:style-name="ce34" office:value-type="string">
            <text:p>CD</text:p>
          </table:table-cell>
          <table:table-cell table:style-name="ce37" table:number-columns-repeated="3"/>
          <table:table-cell table:style-name="ce40" office:value-type="string">
            <text:p>3:2</text:p>
          </table:table-cell>
          <table:table-cell table:style-name="ce40" office:value-type="string">
            <text:p>2:2</text:p>
          </table:table-cell>
          <table:table-cell table:style-name="ce29" table:formula="of:=LEFT([.$C90];1)" office:value-type="string" office:string-value="C">
            <text:p>C</text:p>
          </table:table-cell>
          <table:table-cell table:style-name="ce49" table:formula="of:=MID([.$C90];2;1)" office:value-type="string" office:string-value="D">
            <text:p>D</text:p>
          </table:table-cell>
          <table:table-cell table:style-name="ce49" table:formula="of:=MID([.$C90];3;1)">
            <text:p/>
          </table:table-cell>
          <table:table-cell table:style-name="ce49" table:formula="of:=IF(LEN([.$C90])&gt;3;MID([.$C90];4;1);-1)" office:value-type="float" office:value="-1">
            <text:p>-1</text:p>
          </table:table-cell>
          <table:table-cell table:style-name="ce49" table:formula="of:=IF(LEN([.$C90])&gt;3;MID([.$C90];5;1);-1)" office:value-type="float" office:value="-1">
            <text:p>-1</text:p>
          </table:table-cell>
          <table:table-cell table:style-name="ce49" table:formula="of:=VLOOKUP([.I90];['1'.$A$2:.$B$14];2)" office:value-type="string" office:string-value="オオバ">
            <text:p>オオバ</text:p>
          </table:table-cell>
          <table:table-cell table:style-name="ce49" table:formula="of:=VLOOKUP([.J90];['1'.$A$2:.$B$16];2)" office:value-type="string" office:string-value="レモン">
            <text:p>レモン</text:p>
          </table:table-cell>
          <table:table-cell table:style-name="ce49" table:formula="of:=VLOOKUP([.K90];['1'.$A$2:.$B$16];2)" office:value-type="float" office:value="0">
            <text:p>#N/A</text:p>
          </table:table-cell>
          <table:table-cell table:style-name="ce49" table:formula="of:=VLOOKUP([.L90];['1'.$A$2:.$B$16];2)" office:value-type="float" office:value="0">
            <text:p>#N/A</text:p>
          </table:table-cell>
          <table:table-cell table:style-name="ce49" table:formula="of:=VLOOKUP([.M90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4">
            <text:p>294</text:p>
          </table:table-cell>
          <table:table-cell table:style-name="ce30" office:value-type="date" office:date-value="2023-02-22T01:25:46.44">
            <text:p>02/22 1:25</text:p>
          </table:table-cell>
          <table:table-cell table:style-name="ce34" office:value-type="string">
            <text:p>CDE</text:p>
          </table:table-cell>
          <table:table-cell table:style-name="ce37" table:number-columns-repeated="3"/>
          <table:table-cell table:style-name="ce40" office:value-type="string">
            <text:p>2:2:2</text:p>
          </table:table-cell>
          <table:table-cell table:style-name="ce40" office:value-type="string">
            <text:p>1:2:2</text:p>
          </table:table-cell>
          <table:table-cell table:style-name="ce29" table:formula="of:=LEFT([.$C91];1)" office:value-type="string" office:string-value="C">
            <text:p>C</text:p>
          </table:table-cell>
          <table:table-cell table:style-name="ce49" table:formula="of:=MID([.$C91];2;1)" office:value-type="string" office:string-value="D">
            <text:p>D</text:p>
          </table:table-cell>
          <table:table-cell table:style-name="ce49" table:formula="of:=MID([.$C91];3;1)" office:value-type="string" office:string-value="E">
            <text:p>E</text:p>
          </table:table-cell>
          <table:table-cell table:style-name="ce49" table:formula="of:=IF(LEN([.$C91])&gt;3;MID([.$C91];4;1);-1)" office:value-type="float" office:value="-1">
            <text:p>-1</text:p>
          </table:table-cell>
          <table:table-cell table:style-name="ce49" table:formula="of:=IF(LEN([.$C91])&gt;3;MID([.$C91];5;1);-1)" office:value-type="float" office:value="-1">
            <text:p>-1</text:p>
          </table:table-cell>
          <table:table-cell table:style-name="ce49" table:formula="of:=VLOOKUP([.I91];['1'.$A$2:.$B$14];2)" office:value-type="string" office:string-value="オオバ">
            <text:p>オオバ</text:p>
          </table:table-cell>
          <table:table-cell table:style-name="ce49" table:formula="of:=VLOOKUP([.J91];['1'.$A$2:.$B$16];2)" office:value-type="string" office:string-value="レモン">
            <text:p>レモン</text:p>
          </table:table-cell>
          <table:table-cell table:style-name="ce49" table:formula="of:=VLOOKUP([.K91];['1'.$A$2:.$B$16];2)" office:value-type="string" office:string-value="ニンニク">
            <text:p>ニンニク</text:p>
          </table:table-cell>
          <table:table-cell table:style-name="ce49" table:formula="of:=VLOOKUP([.L91];['1'.$A$2:.$B$16];2)" office:value-type="float" office:value="0">
            <text:p>#N/A</text:p>
          </table:table-cell>
          <table:table-cell table:style-name="ce49" table:formula="of:=VLOOKUP([.M91];['1'.$A$2:.$B$16];2)" office:value-type="float" office:value="0">
            <text:p>#N/A</text:p>
          </table:table-cell>
          <table:table-cell table:style-name="ce51" office:value-type="string">
            <text:p>맛 : (1) 레몬. (2) 뒷맛으로 마늘. (3) 소옆 --&gt; 알 수 없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4" office:value-type="string">
            <text:p>CDEFM</text:p>
          </table:table-cell>
          <table:table-cell table:style-name="ce37" table:formula="of:=FIND(&quot;C&quot;;[.$C92];1)" office:value-type="float" office:value="1">
            <text:p>1</text:p>
          </table:table-cell>
          <table:table-cell table:style-name="ce37" table:formula="of:=FIND(&quot;K&quot;;[.$C92];1)" office:value-type="float" office:value="0">
            <text:p>#VALUE!</text:p>
          </table:table-cell>
          <table:table-cell table:style-name="ce37" table:formula="of:=[.D92]*[.E92]" office:value-type="float" office:value="0">
            <text:p>#VALUE!</text:p>
          </table:table-cell>
          <table:table-cell table:style-name="ce40" office:value-type="string">
            <text:p>2:1:2:2:4</text:p>
          </table:table-cell>
          <table:table-cell table:style-name="ce40" office:value-type="string">
            <text:p>1:1:1:1</text:p>
          </table:table-cell>
          <table:table-cell table:style-name="ce29" table:formula="of:=LEFT([.$C92];1)" office:value-type="string" office:string-value="C">
            <text:p>C</text:p>
          </table:table-cell>
          <table:table-cell table:style-name="ce49" table:formula="of:=MID([.$C92];2;1)" office:value-type="string" office:string-value="D">
            <text:p>D</text:p>
          </table:table-cell>
          <table:table-cell table:style-name="ce49" table:formula="of:=MID([.$C92];3;1)" office:value-type="string" office:string-value="E">
            <text:p>E</text:p>
          </table:table-cell>
          <table:table-cell table:style-name="ce49" table:formula="of:=IF(LEN([.$C92])&gt;3;MID([.$C92];4;1);-1)" office:value-type="string" office:string-value="F">
            <text:p>F</text:p>
          </table:table-cell>
          <table:table-cell table:style-name="ce49" table:formula="of:=IF(LEN([.$C92])&gt;3;MID([.$C92];5;1);-1)" office:value-type="string" office:string-value="M">
            <text:p>M</text:p>
          </table:table-cell>
          <table:table-cell table:style-name="ce49" table:formula="of:=VLOOKUP([.I92];['1'.$A$2:.$B$14];2)" office:value-type="string" office:string-value="オオバ">
            <text:p>オオバ</text:p>
          </table:table-cell>
          <table:table-cell table:style-name="ce49" table:formula="of:=VLOOKUP([.J92];['1'.$A$2:.$B$16];2)" office:value-type="string" office:string-value="レモン">
            <text:p>レモン</text:p>
          </table:table-cell>
          <table:table-cell table:style-name="ce49" table:formula="of:=VLOOKUP([.K92];['1'.$A$2:.$B$16];2)" office:value-type="string" office:string-value="ニンニク">
            <text:p>ニンニク</text:p>
          </table:table-cell>
          <table:table-cell table:style-name="ce49" table:formula="of:=VLOOKUP([.L92];['1'.$A$2:.$B$16];2)" office:value-type="string" office:string-value="生姜">
            <text:p>生姜</text:p>
          </table:table-cell>
          <table:table-cell table:style-name="ce49" table:formula="of:=VLOOKUP([.M92];['1'.$A$2:.$B$16];2)" office:value-type="string" office:string-value="お湯">
            <text:p>お湯</text:p>
          </table:table-cell>
          <table:table-cell table:style-name="ce51" office:value-type="string">
            <text:p>맛 : (1) 레몬. (2) 혀를 자극하는 매운 맛, 있다. 마늘일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4" office:value-type="string">
            <text:p>CDEFM</text:p>
          </table:table-cell>
          <table:table-cell table:style-name="ce37" table:formula="of:=FIND(&quot;C&quot;;[.$C93];1)" office:value-type="float" office:value="1">
            <text:p>1</text:p>
          </table:table-cell>
          <table:table-cell table:style-name="ce37" table:formula="of:=FIND(&quot;K&quot;;[.$C93];1)" office:value-type="float" office:value="0">
            <text:p>#VALUE!</text:p>
          </table:table-cell>
          <table:table-cell table:style-name="ce37" table:formula="of:=[.D93]*[.E93]" office:value-type="float" office:value="0">
            <text:p>#VALUE!</text:p>
          </table:table-cell>
          <table:table-cell table:style-name="ce40" office:value-type="string">
            <text:p>2:1:2:2:4</text:p>
          </table:table-cell>
          <table:table-cell table:style-name="ce40" office:value-type="string">
            <text:p>1:1:1:1</text:p>
          </table:table-cell>
          <table:table-cell table:style-name="ce29" table:formula="of:=LEFT([.$C93];1)" office:value-type="string" office:string-value="C">
            <text:p>C</text:p>
          </table:table-cell>
          <table:table-cell table:style-name="ce49" table:formula="of:=MID([.$C93];2;1)" office:value-type="string" office:string-value="D">
            <text:p>D</text:p>
          </table:table-cell>
          <table:table-cell table:style-name="ce49" table:formula="of:=MID([.$C93];3;1)" office:value-type="string" office:string-value="E">
            <text:p>E</text:p>
          </table:table-cell>
          <table:table-cell table:style-name="ce49" table:formula="of:=IF(LEN([.$C93])&gt;3;MID([.$C93];4;1);-1)" office:value-type="string" office:string-value="F">
            <text:p>F</text:p>
          </table:table-cell>
          <table:table-cell table:style-name="ce49" table:formula="of:=IF(LEN([.$C93])&gt;3;MID([.$C93];5;1);-1)" office:value-type="string" office:string-value="M">
            <text:p>M</text:p>
          </table:table-cell>
          <table:table-cell table:style-name="ce49" table:formula="of:=VLOOKUP([.I93];['1'.$A$2:.$B$14];2)" office:value-type="string" office:string-value="オオバ">
            <text:p>オオバ</text:p>
          </table:table-cell>
          <table:table-cell table:style-name="ce49" table:formula="of:=VLOOKUP([.J93];['1'.$A$2:.$B$16];2)" office:value-type="string" office:string-value="レモン">
            <text:p>レモン</text:p>
          </table:table-cell>
          <table:table-cell table:style-name="ce49" table:formula="of:=VLOOKUP([.K93];['1'.$A$2:.$B$16];2)" office:value-type="string" office:string-value="ニンニク">
            <text:p>ニンニク</text:p>
          </table:table-cell>
          <table:table-cell table:style-name="ce49" table:formula="of:=VLOOKUP([.L93];['1'.$A$2:.$B$16];2)" office:value-type="string" office:string-value="生姜">
            <text:p>生姜</text:p>
          </table:table-cell>
          <table:table-cell table:style-name="ce49" table:formula="of:=VLOOKUP([.M93];['1'.$A$2:.$B$16];2)" office:value-type="string" office:string-value="お湯">
            <text:p>お湯</text:p>
          </table:table-cell>
          <table:table-cell table:style-name="ce51" office:value-type="string">
            <text:p>맛 : 레몬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4" office:value-type="string">
            <text:p>CDEFM</text:p>
          </table:table-cell>
          <table:table-cell table:style-name="ce37" table:formula="of:=FIND(&quot;C&quot;;[.$C94];1)" office:value-type="float" office:value="1">
            <text:p>1</text:p>
          </table:table-cell>
          <table:table-cell table:style-name="ce37" table:formula="of:=FIND(&quot;K&quot;;[.$C94];1)" office:value-type="float" office:value="0">
            <text:p>#VALUE!</text:p>
          </table:table-cell>
          <table:table-cell table:style-name="ce37" table:formula="of:=[.D94]*[.E94]" office:value-type="float" office:value="0">
            <text:p>#VALUE!</text:p>
          </table:table-cell>
          <table:table-cell table:style-name="ce40" office:value-type="string">
            <text:p>2:1:2:2:4</text:p>
          </table:table-cell>
          <table:table-cell table:style-name="ce40" office:value-type="string">
            <text:p>1:1:1:1</text:p>
          </table:table-cell>
          <table:table-cell table:style-name="ce29" table:formula="of:=LEFT([.$C94];1)" office:value-type="string" office:string-value="C">
            <text:p>C</text:p>
          </table:table-cell>
          <table:table-cell table:style-name="ce49" table:formula="of:=MID([.$C94];2;1)" office:value-type="string" office:string-value="D">
            <text:p>D</text:p>
          </table:table-cell>
          <table:table-cell table:style-name="ce49" table:formula="of:=MID([.$C94];3;1)" office:value-type="string" office:string-value="E">
            <text:p>E</text:p>
          </table:table-cell>
          <table:table-cell table:style-name="ce49" table:formula="of:=IF(LEN([.$C94])&gt;3;MID([.$C94];4;1);-1)" office:value-type="string" office:string-value="F">
            <text:p>F</text:p>
          </table:table-cell>
          <table:table-cell table:style-name="ce49" table:formula="of:=IF(LEN([.$C94])&gt;3;MID([.$C94];5;1);-1)" office:value-type="string" office:string-value="M">
            <text:p>M</text:p>
          </table:table-cell>
          <table:table-cell table:style-name="ce49" table:formula="of:=VLOOKUP([.I94];['1'.$A$2:.$B$14];2)" office:value-type="string" office:string-value="オオバ">
            <text:p>オオバ</text:p>
          </table:table-cell>
          <table:table-cell table:style-name="ce49" table:formula="of:=VLOOKUP([.J94];['1'.$A$2:.$B$16];2)" office:value-type="string" office:string-value="レモン">
            <text:p>レモン</text:p>
          </table:table-cell>
          <table:table-cell table:style-name="ce49" table:formula="of:=VLOOKUP([.K94];['1'.$A$2:.$B$16];2)" office:value-type="string" office:string-value="ニンニク">
            <text:p>ニンニク</text:p>
          </table:table-cell>
          <table:table-cell table:style-name="ce49" table:formula="of:=VLOOKUP([.L94];['1'.$A$2:.$B$16];2)" office:value-type="string" office:string-value="生姜">
            <text:p>生姜</text:p>
          </table:table-cell>
          <table:table-cell table:style-name="ce49" table:formula="of:=VLOOKUP([.M94];['1'.$A$2:.$B$16];2)" office:value-type="string" office:string-value="お湯">
            <text:p>お湯</text:p>
          </table:table-cell>
          <table:table-cell table:style-name="ce51" office:value-type="string">
            <text:p>맛 : 163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3">
            <text:p>243</text:p>
          </table:table-cell>
          <table:table-cell table:style-name="ce30" office:value-type="date" office:date-value="2023-02-09T01:35:17.52">
            <text:p>02/09 1:35</text:p>
          </table:table-cell>
          <table:table-cell table:style-name="ce34" office:value-type="string">
            <text:p>CDEM</text:p>
          </table:table-cell>
          <table:table-cell table:style-name="ce37" table:number-columns-repeated="3"/>
          <table:table-cell table:style-name="ce40" office:value-type="string">
            <text:p>2:2:1:8</text:p>
          </table:table-cell>
          <table:table-cell table:style-name="ce40" office:value-type="string">
            <text:p>2:2</text:p>
          </table:table-cell>
          <table:table-cell table:style-name="ce29" table:formula="of:=LEFT([.$C95];1)" office:value-type="string" office:string-value="C">
            <text:p>C</text:p>
          </table:table-cell>
          <table:table-cell table:style-name="ce49" table:formula="of:=MID([.$C95];2;1)" office:value-type="string" office:string-value="D">
            <text:p>D</text:p>
          </table:table-cell>
          <table:table-cell table:style-name="ce49" table:formula="of:=MID([.$C95];3;1)" office:value-type="string" office:string-value="E">
            <text:p>E</text:p>
          </table:table-cell>
          <table:table-cell table:style-name="ce49" table:formula="of:=IF(LEN([.$C95])&gt;3;MID([.$C95];4;1);-1)" office:value-type="string" office:string-value="M">
            <text:p>M</text:p>
          </table:table-cell>
          <table:table-cell table:style-name="ce49" table:formula="of:=IF(LEN([.$C95])&gt;3;MID([.$C95];5;1);-1)">
            <text:p/>
          </table:table-cell>
          <table:table-cell table:style-name="ce49" table:formula="of:=VLOOKUP([.I95];['1'.$A$2:.$B$14];2)" office:value-type="string" office:string-value="オオバ">
            <text:p>オオバ</text:p>
          </table:table-cell>
          <table:table-cell table:style-name="ce49" table:formula="of:=VLOOKUP([.J95];['1'.$A$2:.$B$16];2)" office:value-type="string" office:string-value="レモン">
            <text:p>レモン</text:p>
          </table:table-cell>
          <table:table-cell table:style-name="ce49" table:formula="of:=VLOOKUP([.K95];['1'.$A$2:.$B$16];2)" office:value-type="string" office:string-value="ニンニク">
            <text:p>ニンニク</text:p>
          </table:table-cell>
          <table:table-cell table:style-name="ce49" table:formula="of:=VLOOKUP([.L95];['1'.$A$2:.$B$16];2)" office:value-type="string" office:string-value="お湯">
            <text:p>お湯</text:p>
          </table:table-cell>
          <table:table-cell table:style-name="ce49" table:formula="of:=VLOOKUP([.M95];['1'.$A$2:.$B$16];2)" office:value-type="float" office:value="0">
            <text:p>#N/A</text:p>
          </table:table-cell>
          <table:table-cell table:style-name="ce51" office:value-type="string">
            <text:p>맛 : (1) 레몬. (2) 마늘 --&gt; 없음. (3) 레몬. 산미 --&gt; 약하다. (3) 감칠맛 --&gt;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6">
            <text:p>246</text:p>
          </table:table-cell>
          <table:table-cell table:style-name="ce30" office:value-type="date" office:date-value="2023-02-10T01:19:24.74">
            <text:p>02/10 1:19</text:p>
          </table:table-cell>
          <table:table-cell table:style-name="ce34" office:value-type="string">
            <text:p>CDEM</text:p>
          </table:table-cell>
          <table:table-cell table:style-name="ce37" table:number-columns-repeated="3"/>
          <table:table-cell table:style-name="ce40" office:value-type="string">
            <office:annotation draw:style-name="gr4" draw:text-style-name="P1" svg:width="2.899cm" svg:height="3.731cm" svg:x="9.632cm" svg:y="59.833cm" draw:caption-point-x="-0.61cm" draw:caption-point-y="1.538cm">
              <dc:creator>ik</dc:creator>
              <dc:date>2023-02-10T00:00:00</dc:date>
              <text:p text:style-name="P1"><text:span text:style-name="T1">ここから、グラスによる計量、刷新した。数字は、スプーン計量と同じ。</text:span></text:p>
              <text:p text:style-name="P1"><text:span text:style-name="T1">これまでと比べて、同じ数字の場合、１０は、以前の、８に、だいたい、</text:span></text:p>
              <text:p text:style-name="P1"><text:span text:style-name="T1">相当</text:span></text:p>
            </office:annotation>
            <text:p>2:2:1:8</text:p>
          </table:table-cell>
          <table:table-cell table:style-name="ce40" office:value-type="string">
            <text:p>2:2</text:p>
          </table:table-cell>
          <table:table-cell table:style-name="ce29" table:formula="of:=LEFT([.$C96];1)" office:value-type="string" office:string-value="C">
            <text:p>C</text:p>
          </table:table-cell>
          <table:table-cell table:style-name="ce49" table:formula="of:=MID([.$C96];2;1)" office:value-type="string" office:string-value="D">
            <text:p>D</text:p>
          </table:table-cell>
          <table:table-cell table:style-name="ce49" table:formula="of:=MID([.$C96];3;1)" office:value-type="string" office:string-value="E">
            <text:p>E</text:p>
          </table:table-cell>
          <table:table-cell table:style-name="ce49" table:formula="of:=IF(LEN([.$C96])&gt;3;MID([.$C96];4;1);-1)" office:value-type="string" office:string-value="M">
            <text:p>M</text:p>
          </table:table-cell>
          <table:table-cell table:style-name="ce49" table:formula="of:=IF(LEN([.$C96])&gt;3;MID([.$C96];5;1);-1)">
            <text:p/>
          </table:table-cell>
          <table:table-cell table:style-name="ce49" table:formula="of:=VLOOKUP([.I96];['1'.$A$2:.$B$14];2)" office:value-type="string" office:string-value="オオバ">
            <text:p>オオバ</text:p>
          </table:table-cell>
          <table:table-cell table:style-name="ce49" table:formula="of:=VLOOKUP([.J96];['1'.$A$2:.$B$16];2)" office:value-type="string" office:string-value="レモン">
            <text:p>レモン</text:p>
          </table:table-cell>
          <table:table-cell table:style-name="ce49" table:formula="of:=VLOOKUP([.K96];['1'.$A$2:.$B$16];2)" office:value-type="string" office:string-value="ニンニク">
            <text:p>ニンニク</text:p>
          </table:table-cell>
          <table:table-cell table:style-name="ce49" table:formula="of:=VLOOKUP([.L96];['1'.$A$2:.$B$16];2)" office:value-type="string" office:string-value="お湯">
            <text:p>お湯</text:p>
          </table:table-cell>
          <table:table-cell table:style-name="ce49" table:formula="of:=VLOOKUP([.M96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5">
            <text:p>255</text:p>
          </table:table-cell>
          <table:table-cell table:style-name="ce30" office:value-type="date" office:date-value="2023-02-12T01:22:24.98">
            <text:p>02/12 1:22</text:p>
          </table:table-cell>
          <table:table-cell table:style-name="ce34" office:value-type="string">
            <text:p>CDEM</text:p>
          </table:table-cell>
          <table:table-cell table:style-name="ce37" table:number-columns-repeated="3"/>
          <table:table-cell table:style-name="ce40" office:value-type="string">
            <text:p>2:2:2:10</text:p>
          </table:table-cell>
          <table:table-cell table:style-name="ce40" office:value-type="string">
            <text:p>1:1</text:p>
          </table:table-cell>
          <table:table-cell table:style-name="ce29" table:formula="of:=LEFT([.$C97];1)" office:value-type="string" office:string-value="C">
            <text:p>C</text:p>
          </table:table-cell>
          <table:table-cell table:style-name="ce49" table:formula="of:=MID([.$C97];2;1)" office:value-type="string" office:string-value="D">
            <text:p>D</text:p>
          </table:table-cell>
          <table:table-cell table:style-name="ce49" table:formula="of:=MID([.$C97];3;1)" office:value-type="string" office:string-value="E">
            <text:p>E</text:p>
          </table:table-cell>
          <table:table-cell table:style-name="ce49" table:formula="of:=IF(LEN([.$C97])&gt;3;MID([.$C97];4;1);-1)" office:value-type="string" office:string-value="M">
            <text:p>M</text:p>
          </table:table-cell>
          <table:table-cell table:style-name="ce49" table:formula="of:=IF(LEN([.$C97])&gt;3;MID([.$C97];5;1);-1)">
            <text:p/>
          </table:table-cell>
          <table:table-cell table:style-name="ce49" table:formula="of:=VLOOKUP([.I97];['1'.$A$2:.$B$14];2)" office:value-type="string" office:string-value="オオバ">
            <text:p>オオバ</text:p>
          </table:table-cell>
          <table:table-cell table:style-name="ce49" table:formula="of:=VLOOKUP([.J97];['1'.$A$2:.$B$16];2)" office:value-type="string" office:string-value="レモン">
            <text:p>レモン</text:p>
          </table:table-cell>
          <table:table-cell table:style-name="ce49" table:formula="of:=VLOOKUP([.K97];['1'.$A$2:.$B$16];2)" office:value-type="string" office:string-value="ニンニク">
            <text:p>ニンニク</text:p>
          </table:table-cell>
          <table:table-cell table:style-name="ce49" table:formula="of:=VLOOKUP([.L97];['1'.$A$2:.$B$16];2)" office:value-type="string" office:string-value="お湯">
            <text:p>お湯</text:p>
          </table:table-cell>
          <table:table-cell table:style-name="ce49" table:formula="of:=VLOOKUP([.M97];['1'.$A$2:.$B$16];2)" office:value-type="float" office:value="0">
            <text:p>#N/A</text:p>
          </table:table-cell>
          <table:table-cell table:style-name="ce51" office:value-type="string">
            <text:p>맛 : (1) 레몬. (2) 소옆의 쓴 맛, 희미하게. (3) 맛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049999">
            <text:p>01/14 1:34</text:p>
          </table:table-cell>
          <table:table-cell table:style-name="ce34" office:value-type="string">
            <text:p>CDFO</text:p>
          </table:table-cell>
          <table:table-cell table:style-name="ce37" table:formula="of:=FIND(&quot;C&quot;;[.$C98];1)" office:value-type="float" office:value="1">
            <text:p>1</text:p>
          </table:table-cell>
          <table:table-cell table:style-name="ce37" table:formula="of:=FIND(&quot;K&quot;;[.$C98];1)" office:value-type="float" office:value="0">
            <text:p>#VALUE!</text:p>
          </table:table-cell>
          <table:table-cell table:style-name="ce37" table:formula="of:=[.D98]*[.E98]" office:value-type="float" office:value="0">
            <text:p>#VALUE!</text:p>
          </table:table-cell>
          <table:table-cell table:style-name="ce40" office:value-type="string">
            <text:p>2:1:1:3</text:p>
          </table:table-cell>
          <table:table-cell table:style-name="ce40" office:value-type="string">
            <text:p>1:1:1</text:p>
          </table:table-cell>
          <table:table-cell table:style-name="ce29" table:formula="of:=LEFT([.$C98];1)" office:value-type="string" office:string-value="C">
            <text:p>C</text:p>
          </table:table-cell>
          <table:table-cell table:style-name="ce49" table:formula="of:=MID([.$C98];2;1)" office:value-type="string" office:string-value="D">
            <text:p>D</text:p>
          </table:table-cell>
          <table:table-cell table:style-name="ce49" table:formula="of:=MID([.$C98];3;1)" office:value-type="string" office:string-value="F">
            <text:p>F</text:p>
          </table:table-cell>
          <table:table-cell table:style-name="ce49" table:formula="of:=IF(LEN([.$C98])&gt;3;MID([.$C98];4;1);-1)" office:value-type="string" office:string-value="O">
            <text:p>O</text:p>
          </table:table-cell>
          <table:table-cell table:style-name="ce49" table:formula="of:=IF(LEN([.$C98])&gt;3;MID([.$C98];5;1);-1)">
            <text:p/>
          </table:table-cell>
          <table:table-cell table:style-name="ce49" table:formula="of:=VLOOKUP([.I98];['1'.$A$2:.$B$14];2)" office:value-type="string" office:string-value="オオバ">
            <text:p>オオバ</text:p>
          </table:table-cell>
          <table:table-cell table:style-name="ce49" table:formula="of:=VLOOKUP([.J98];['1'.$A$2:.$B$14];2)" office:value-type="string" office:string-value="レモン">
            <text:p>レモン</text:p>
          </table:table-cell>
          <table:table-cell table:style-name="ce49" table:formula="of:=VLOOKUP([.K98];['1'.$A$2:.$B$14];2)" office:value-type="string" office:string-value="生姜">
            <text:p>生姜</text:p>
          </table:table-cell>
          <table:table-cell table:style-name="ce49" table:formula="of:=VLOOKUP([.L98];['1'.$A$2:.$B$16];2)" office:value-type="string" office:string-value="ウーロン茶">
            <text:p>ウーロン茶</text:p>
          </table:table-cell>
          <table:table-cell table:style-name="ce49" table:formula="of:=VLOOKUP([.M98];['1'.$A$2:.$B$16];2)" office:value-type="float" office:value="0">
            <text:p>#N/A</text:p>
          </table:table-cell>
          <table:table-cell table:style-name="ce51" office:value-type="string">
            <text:p>맛 : (1) 레몬. (2) 소옆일까, 아래의 층에 잎의 떫은 맛이 차지하고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4">
            <text:p>184</text:p>
          </table:table-cell>
          <table:table-cell table:style-name="ce30" office:value-type="date" office:date-value="2023-01-22T01:16:13.27">
            <text:p>01/22 1:16</text:p>
          </table:table-cell>
          <table:table-cell table:style-name="ce34" office:value-type="string">
            <text:p>CDIM</text:p>
          </table:table-cell>
          <table:table-cell table:style-name="ce37" table:formula="of:=FIND(&quot;C&quot;;[.$C99];1)" office:value-type="float" office:value="1">
            <text:p>1</text:p>
          </table:table-cell>
          <table:table-cell table:style-name="ce37" table:formula="of:=FIND(&quot;K&quot;;[.$C99];1)" office:value-type="float" office:value="0">
            <text:p>#VALUE!</text:p>
          </table:table-cell>
          <table:table-cell table:style-name="ce37" table:formula="of:=[.D99]*[.E99]" office:value-type="float" office:value="0">
            <text:p>#VALUE!</text:p>
          </table:table-cell>
          <table:table-cell table:style-name="ce40" office:value-type="string">
            <text:p>2:1:2:3</text:p>
          </table:table-cell>
          <table:table-cell table:style-name="ce40" office:value-type="string">
            <text:p>2:1:1</text:p>
          </table:table-cell>
          <table:table-cell table:style-name="ce29" table:formula="of:=LEFT([.$C99];1)" office:value-type="string" office:string-value="C">
            <text:p>C</text:p>
          </table:table-cell>
          <table:table-cell table:style-name="ce49" table:formula="of:=MID([.$C99];2;1)" office:value-type="string" office:string-value="D">
            <text:p>D</text:p>
          </table:table-cell>
          <table:table-cell table:style-name="ce49" table:formula="of:=MID([.$C99];3;1)" office:value-type="string" office:string-value="I">
            <text:p>I</text:p>
          </table:table-cell>
          <table:table-cell table:style-name="ce49" table:formula="of:=IF(LEN([.$C99])&gt;3;MID([.$C99];4;1);-1)" office:value-type="string" office:string-value="M">
            <text:p>M</text:p>
          </table:table-cell>
          <table:table-cell table:style-name="ce49" table:formula="of:=IF(LEN([.$C99])&gt;3;MID([.$C99];5;1);-1)">
            <text:p/>
          </table:table-cell>
          <table:table-cell table:style-name="ce49" table:formula="of:=VLOOKUP([.I99];['1'.$A$2:.$B$14];2)" office:value-type="string" office:string-value="オオバ">
            <text:p>オオバ</text:p>
          </table:table-cell>
          <table:table-cell table:style-name="ce49" table:formula="of:=VLOOKUP([.J99];['1'.$A$2:.$B$16];2)" office:value-type="string" office:string-value="レモン">
            <text:p>レモン</text:p>
          </table:table-cell>
          <table:table-cell table:style-name="ce49" table:formula="of:=VLOOKUP([.K99];['1'.$A$2:.$B$16];2)" office:value-type="string" office:string-value="ローズマリー">
            <text:p>ローズマリー</text:p>
          </table:table-cell>
          <table:table-cell table:style-name="ce49" table:formula="of:=VLOOKUP([.L99];['1'.$A$2:.$B$16];2)" office:value-type="string" office:string-value="お湯">
            <text:p>お湯</text:p>
          </table:table-cell>
          <table:table-cell table:style-name="ce49" table:formula="of:=VLOOKUP([.M99];['1'.$A$2:.$B$16];2)" office:value-type="float" office:value="0">
            <text:p>#N/A</text:p>
          </table:table-cell>
          <table:table-cell table:style-name="ce51" office:value-type="string">
            <text:p>맛 : (1) 레몬. 하지만, 단독 때의 일종 거친 맛, 없다. 차분한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9">
            <text:p>189</text:p>
          </table:table-cell>
          <table:table-cell table:style-name="ce30" office:value-type="date" office:date-value="2023-01-23T01:29:48.71">
            <text:p>01/23 1:29</text:p>
          </table:table-cell>
          <table:table-cell table:style-name="ce34" office:value-type="string">
            <text:p>CDIM</text:p>
          </table:table-cell>
          <table:table-cell table:style-name="ce37" table:formula="of:=FIND(&quot;C&quot;;[.$C100];1)" office:value-type="float" office:value="1">
            <text:p>1</text:p>
          </table:table-cell>
          <table:table-cell table:style-name="ce37" table:formula="of:=FIND(&quot;K&quot;;[.$C100];1)" office:value-type="float" office:value="0">
            <text:p>#VALUE!</text:p>
          </table:table-cell>
          <table:table-cell table:style-name="ce37" table:formula="of:=[.D100]*[.E100]" office:value-type="float" office:value="0">
            <text:p>#VALUE!</text:p>
          </table:table-cell>
          <table:table-cell table:style-name="ce40" office:value-type="string">
            <text:p>2:1:2:3</text:p>
          </table:table-cell>
          <table:table-cell table:style-name="ce40" office:value-type="string">
            <text:p>2:1:1</text:p>
          </table:table-cell>
          <table:table-cell table:style-name="ce29" table:formula="of:=LEFT([.$C100];1)" office:value-type="string" office:string-value="C">
            <text:p>C</text:p>
          </table:table-cell>
          <table:table-cell table:style-name="ce49" table:formula="of:=MID([.$C100];2;1)" office:value-type="string" office:string-value="D">
            <text:p>D</text:p>
          </table:table-cell>
          <table:table-cell table:style-name="ce49" table:formula="of:=MID([.$C100];3;1)" office:value-type="string" office:string-value="I">
            <text:p>I</text:p>
          </table:table-cell>
          <table:table-cell table:style-name="ce49" table:formula="of:=IF(LEN([.$C100])&gt;3;MID([.$C100];4;1);-1)" office:value-type="string" office:string-value="M">
            <text:p>M</text:p>
          </table:table-cell>
          <table:table-cell table:style-name="ce49" table:formula="of:=IF(LEN([.$C100])&gt;3;MID([.$C100];5;1);-1)">
            <text:p/>
          </table:table-cell>
          <table:table-cell table:style-name="ce49" table:formula="of:=VLOOKUP([.I100];['1'.$A$2:.$B$14];2)" office:value-type="string" office:string-value="オオバ">
            <text:p>オオバ</text:p>
          </table:table-cell>
          <table:table-cell table:style-name="ce49" table:formula="of:=VLOOKUP([.J100];['1'.$A$2:.$B$16];2)" office:value-type="string" office:string-value="レモン">
            <text:p>レモン</text:p>
          </table:table-cell>
          <table:table-cell table:style-name="ce49" table:formula="of:=VLOOKUP([.K100];['1'.$A$2:.$B$16];2)" office:value-type="string" office:string-value="ローズマリー">
            <text:p>ローズマリー</text:p>
          </table:table-cell>
          <table:table-cell table:style-name="ce49" table:formula="of:=VLOOKUP([.L100];['1'.$A$2:.$B$16];2)" office:value-type="string" office:string-value="お湯">
            <text:p>お湯</text:p>
          </table:table-cell>
          <table:table-cell table:style-name="ce49" table:formula="of:=VLOOKUP([.M100];['1'.$A$2:.$B$16];2)" office:value-type="float" office:value="0">
            <text:p>#N/A</text:p>
          </table:table-cell>
          <table:table-cell table:style-name="ce51" office:value-type="string">
            <text:p>맛 : (1) 184와 같다. 레몬. (2) 비강을 빠져나가는 냄새. 희미하게 소옆의 입 냄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51">
            <text:p>251</text:p>
          </table:table-cell>
          <table:table-cell table:style-name="ce30" office:value-type="date" office:date-value="2023-02-11T01:55:37.44">
            <text:p>02/11 1:55</text:p>
          </table:table-cell>
          <table:table-cell table:style-name="ce34" office:value-type="string">
            <text:p>CDK</text:p>
          </table:table-cell>
          <table:table-cell table:style-name="ce37" table:number-columns-repeated="3"/>
          <table:table-cell table:style-name="ce40" office:value-type="string">
            <text:p>1.5:0.5:1</text:p>
          </table:table-cell>
          <table:table-cell table:style-name="ce40"/>
          <table:table-cell table:style-name="ce29" table:formula="of:=LEFT([.$C101];1)" office:value-type="string" office:string-value="C">
            <text:p>C</text:p>
          </table:table-cell>
          <table:table-cell table:style-name="ce49" table:formula="of:=MID([.$C101];2;1)" office:value-type="string" office:string-value="D">
            <text:p>D</text:p>
          </table:table-cell>
          <table:table-cell table:style-name="ce49" table:formula="of:=MID([.$C101];3;1)" office:value-type="string" office:string-value="K">
            <text:p>K</text:p>
          </table:table-cell>
          <table:table-cell table:style-name="ce49" table:formula="of:=IF(LEN([.$C101])&gt;3;MID([.$C101];4;1);-1)" office:value-type="float" office:value="-1">
            <text:p>-1</text:p>
          </table:table-cell>
          <table:table-cell table:style-name="ce49" table:formula="of:=IF(LEN([.$C101])&gt;3;MID([.$C101];5;1);-1)" office:value-type="float" office:value="-1">
            <text:p>-1</text:p>
          </table:table-cell>
          <table:table-cell table:style-name="ce49" table:formula="of:=VLOOKUP([.I101];['1'.$A$2:.$B$14];2)" office:value-type="string" office:string-value="オオバ">
            <text:p>オオバ</text:p>
          </table:table-cell>
          <table:table-cell table:style-name="ce49" table:formula="of:=VLOOKUP([.J101];['1'.$A$2:.$B$16];2)" office:value-type="string" office:string-value="レモン">
            <text:p>レモン</text:p>
          </table:table-cell>
          <table:table-cell table:style-name="ce49" table:formula="of:=VLOOKUP([.K101];['1'.$A$2:.$B$16];2)" office:value-type="string" office:string-value="スペアミント">
            <text:p>スペアミント</text:p>
          </table:table-cell>
          <table:table-cell table:style-name="ce49" table:formula="of:=VLOOKUP([.L101];['1'.$A$2:.$B$16];2)" office:value-type="float" office:value="0">
            <text:p>#N/A</text:p>
          </table:table-cell>
          <table:table-cell table:style-name="ce49" table:formula="of:=VLOOKUP([.M101];['1'.$A$2:.$B$16];2)" office:value-type="float" office:value="0">
            <text:p>#N/A</text:p>
          </table:table-cell>
          <table:table-cell table:style-name="ce51" office:value-type="string">
            <text:p>맛 : (1) 소옆. 단, 무언가, 혀에 저리는 감각. 레몬인가.</text:p>
            <text:p>(2) 나쁘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0">
            <text:p>250</text:p>
          </table:table-cell>
          <table:table-cell table:style-name="ce30" office:value-type="date" office:date-value="2023-02-11T01:39:55.31">
            <text:p>02/11 1:39</text:p>
          </table:table-cell>
          <table:table-cell table:style-name="ce34" office:value-type="string">
            <text:p>CDKM</text:p>
          </table:table-cell>
          <table:table-cell table:style-name="ce37" table:number-columns-repeated="3"/>
          <table:table-cell table:style-name="ce40" office:value-type="string">
            <text:p>2:2:2:10</text:p>
          </table:table-cell>
          <table:table-cell table:style-name="ce40"/>
          <table:table-cell table:style-name="ce29" table:formula="of:=LEFT([.$C102];1)" office:value-type="string" office:string-value="C">
            <text:p>C</text:p>
          </table:table-cell>
          <table:table-cell table:style-name="ce49" table:formula="of:=MID([.$C102];2;1)" office:value-type="string" office:string-value="D">
            <text:p>D</text:p>
          </table:table-cell>
          <table:table-cell table:style-name="ce49" table:formula="of:=MID([.$C102];3;1)" office:value-type="string" office:string-value="K">
            <text:p>K</text:p>
          </table:table-cell>
          <table:table-cell table:style-name="ce49" table:formula="of:=IF(LEN([.$C102])&gt;3;MID([.$C102];4;1);-1)" office:value-type="string" office:string-value="M">
            <text:p>M</text:p>
          </table:table-cell>
          <table:table-cell table:style-name="ce49" table:formula="of:=IF(LEN([.$C102])&gt;3;MID([.$C102];5;1);-1)">
            <text:p/>
          </table:table-cell>
          <table:table-cell table:style-name="ce49" table:formula="of:=VLOOKUP([.I102];['1'.$A$2:.$B$14];2)" office:value-type="string" office:string-value="オオバ">
            <text:p>オオバ</text:p>
          </table:table-cell>
          <table:table-cell table:style-name="ce49" table:formula="of:=VLOOKUP([.J102];['1'.$A$2:.$B$16];2)" office:value-type="string" office:string-value="レモン">
            <text:p>レモン</text:p>
          </table:table-cell>
          <table:table-cell table:style-name="ce49" table:formula="of:=VLOOKUP([.K102];['1'.$A$2:.$B$16];2)" office:value-type="string" office:string-value="スペアミント">
            <text:p>スペアミント</text:p>
          </table:table-cell>
          <table:table-cell table:style-name="ce49" table:formula="of:=VLOOKUP([.L102];['1'.$A$2:.$B$16];2)" office:value-type="string" office:string-value="お湯">
            <text:p>お湯</text:p>
          </table:table-cell>
          <table:table-cell table:style-name="ce49" table:formula="of:=VLOOKUP([.M102];['1'.$A$2:.$B$16];2)" office:value-type="float" office:value="0">
            <text:p>#N/A</text:p>
          </table:table-cell>
          <table:table-cell table:style-name="ce51" office:value-type="string">
            <text:p>맛 : (1) 레몬. 레몬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7">
          <table:table-cell table:style-name="ce28" office:value-type="float" office:value="228">
            <text:p>228</text:p>
          </table:table-cell>
          <table:table-cell table:style-name="ce30" office:value-type="date" office:date-value="2023-02-04T01:58:03.11">
            <text:p>02/04 1:58</text:p>
          </table:table-cell>
          <table:table-cell table:style-name="ce34" office:value-type="string">
            <text:p>CDLM</text:p>
          </table:table-cell>
          <table:table-cell table:style-name="ce37" table:formula="of:=FIND(&quot;C&quot;;[.$C103];1)" office:value-type="float" office:value="1">
            <text:p>1</text:p>
          </table:table-cell>
          <table:table-cell table:style-name="ce37" table:formula="of:=FIND(&quot;K&quot;;[.$C103];1)" office:value-type="float" office:value="0">
            <text:p>#VALUE!</text:p>
          </table:table-cell>
          <table:table-cell table:style-name="ce37" table:formula="of:=[.D103]*[.E103]" office:value-type="float" office:value="0">
            <text:p>#VALUE!</text:p>
          </table:table-cell>
          <table:table-cell table:style-name="ce40" office:value-type="string">
            <text:p>3:1:6:6</text:p>
          </table:table-cell>
          <table:table-cell table:style-name="ce40"/>
          <table:table-cell table:style-name="ce29" table:formula="of:=LEFT([.$C103];1)" office:value-type="string" office:string-value="C">
            <text:p>C</text:p>
          </table:table-cell>
          <table:table-cell table:style-name="ce49" table:formula="of:=MID([.$C103];2;1)" office:value-type="string" office:string-value="D">
            <text:p>D</text:p>
          </table:table-cell>
          <table:table-cell table:style-name="ce49" table:formula="of:=MID([.$C103];3;1)" office:value-type="string" office:string-value="L">
            <text:p>L</text:p>
          </table:table-cell>
          <table:table-cell table:style-name="ce49" table:formula="of:=IF(LEN([.$C103])&gt;3;MID([.$C103];4;1);-1)" office:value-type="string" office:string-value="M">
            <text:p>M</text:p>
          </table:table-cell>
          <table:table-cell table:style-name="ce49" table:formula="of:=IF(LEN([.$C103])&gt;3;MID([.$C103];5;1);-1)">
            <text:p/>
          </table:table-cell>
          <table:table-cell table:style-name="ce49" table:formula="of:=VLOOKUP([.I103];['1'.$A$2:.$B$14];2)" office:value-type="string" office:string-value="オオバ">
            <text:p>オオバ</text:p>
          </table:table-cell>
          <table:table-cell table:style-name="ce49" table:formula="of:=VLOOKUP([.J103];['1'.$A$2:.$B$16];2)" office:value-type="string" office:string-value="レモン">
            <text:p>レモン</text:p>
          </table:table-cell>
          <table:table-cell table:style-name="ce49" table:formula="of:=VLOOKUP([.K103];['1'.$A$2:.$B$16];2)" office:value-type="string" office:string-value="日本酒（米だけの）">
            <text:p>日本酒（米だけの）</text:p>
          </table:table-cell>
          <table:table-cell table:style-name="ce49" table:formula="of:=VLOOKUP([.L103];['1'.$A$2:.$B$16];2)" office:value-type="string" office:string-value="お湯">
            <text:p>お湯</text:p>
          </table:table-cell>
          <table:table-cell table:style-name="ce49" table:formula="of:=VLOOKUP([.M103];['1'.$A$2:.$B$16];2)" office:value-type="float" office:value="0">
            <text:p>#N/A</text:p>
          </table:table-cell>
          <table:table-cell table:style-name="ce51" office:value-type="string">
            <text:p>맛 : (1) 일본수와 레몬, 반반.</text:p>
            <text:p>(2) 알코올의 도수 --&gt; 딱 좋다. (11.13%</text:p>
            <text:p>) (3) 소엎의 맛 --&gt; 모른다. 느끼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4" office:value-type="string">
            <text:p>CDM</text:p>
          </table:table-cell>
          <table:table-cell table:style-name="ce37" table:formula="of:=FIND(&quot;C&quot;;[.$C104];1)" office:value-type="float" office:value="1">
            <text:p>1</text:p>
          </table:table-cell>
          <table:table-cell table:style-name="ce37" table:formula="of:=FIND(&quot;K&quot;;[.$C104];1)" office:value-type="float" office:value="0">
            <text:p>#VALUE!</text:p>
          </table:table-cell>
          <table:table-cell table:style-name="ce37" table:formula="of:=[.D104]*[.E104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2:2</text:p>
          </table:table-cell>
          <table:table-cell table:style-name="ce29" table:formula="of:=LEFT([.$C104];1)" office:value-type="string" office:string-value="C">
            <text:p>C</text:p>
          </table:table-cell>
          <table:table-cell table:style-name="ce49" table:formula="of:=MID([.$C104];2;1)" office:value-type="string" office:string-value="D">
            <text:p>D</text:p>
          </table:table-cell>
          <table:table-cell table:style-name="ce49" table:formula="of:=MID([.$C104];3;1)" office:value-type="string" office:string-value="M">
            <text:p>M</text:p>
          </table:table-cell>
          <table:table-cell table:style-name="ce49" table:formula="of:=IF(LEN([.$C104])&gt;3;MID([.$C104];4;1);-1)" office:value-type="float" office:value="-1">
            <text:p>-1</text:p>
          </table:table-cell>
          <table:table-cell table:style-name="ce49" table:formula="of:=IF(LEN([.$C104])&gt;3;MID([.$C104];5;1);-1)" office:value-type="float" office:value="-1">
            <text:p>-1</text:p>
          </table:table-cell>
          <table:table-cell table:style-name="ce49" table:formula="of:=VLOOKUP([.I104];['1'.$A$2:.$B$14];2)" office:value-type="string" office:string-value="オオバ">
            <text:p>オオバ</text:p>
          </table:table-cell>
          <table:table-cell table:style-name="ce49" table:formula="of:=VLOOKUP([.J104];['1'.$A$2:.$B$14];2)" office:value-type="string" office:string-value="レモン">
            <text:p>レモン</text:p>
          </table:table-cell>
          <table:table-cell table:style-name="ce49" table:formula="of:=VLOOKUP([.K104];['1'.$A$2:.$B$14];2)" office:value-type="string" office:string-value="お湯">
            <text:p>お湯</text:p>
          </table:table-cell>
          <table:table-cell table:style-name="ce49" table:formula="of:=VLOOKUP([.L104];['1'.$A$2:.$B$15];2)" office:value-type="float" office:value="0">
            <text:p>#N/A</text:p>
          </table:table-cell>
          <table:table-cell table:style-name="ce49" table:formula="of:=VLOOKUP([.M104];['1'.$A$2:.$B$15];2)" office:value-type="float" office:value="0">
            <text:p>#N/A</text:p>
          </table:table-cell>
          <table:table-cell table:style-name="ce51" office:value-type="string">
            <text:p>맛 : 레몬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9">
            <text:p>279</text:p>
          </table:table-cell>
          <table:table-cell table:style-name="ce30" office:value-type="date" office:date-value="2023-02-18T01:48:29.87">
            <text:p>02/18 1:48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number-columns-repeated="2" table:style-name="ce40" office:value-type="string">
            <text:p>1:2</text:p>
          </table:table-cell>
          <table:table-cell table:style-name="ce29" table:formula="of:=LEFT([.$C105];1)" office:value-type="string" office:string-value="C">
            <text:p>C</text:p>
          </table:table-cell>
          <table:table-cell table:style-name="ce49" table:formula="of:=MID([.$C105];2;1)" office:value-type="string" office:string-value="E">
            <text:p>E</text:p>
          </table:table-cell>
          <table:table-cell table:style-name="ce49" table:formula="of:=MID([.$C105];3;1)">
            <text:p/>
          </table:table-cell>
          <table:table-cell table:style-name="ce49" table:formula="of:=IF(LEN([.$C105])&gt;3;MID([.$C105];4;1);-1)" office:value-type="float" office:value="-1">
            <text:p>-1</text:p>
          </table:table-cell>
          <table:table-cell table:style-name="ce49" table:formula="of:=IF(LEN([.$C105])&gt;3;MID([.$C105];5;1);-1)" office:value-type="float" office:value="-1">
            <text:p>-1</text:p>
          </table:table-cell>
          <table:table-cell table:style-name="ce49" table:formula="of:=VLOOKUP([.I105];['1'.$A$2:.$B$14];2)" office:value-type="string" office:string-value="オオバ">
            <text:p>オオバ</text:p>
          </table:table-cell>
          <table:table-cell table:style-name="ce49" table:formula="of:=VLOOKUP([.J105];['1'.$A$2:.$B$16];2)" office:value-type="string" office:string-value="ニンニク">
            <text:p>ニンニク</text:p>
          </table:table-cell>
          <table:table-cell table:style-name="ce49" table:formula="of:=VLOOKUP([.K105];['1'.$A$2:.$B$16];2)" office:value-type="float" office:value="0">
            <text:p>#N/A</text:p>
          </table:table-cell>
          <table:table-cell table:style-name="ce49" table:formula="of:=VLOOKUP([.L105];['1'.$A$2:.$B$16];2)" office:value-type="float" office:value="0">
            <text:p>#N/A</text:p>
          </table:table-cell>
          <table:table-cell table:style-name="ce49" table:formula="of:=VLOOKUP([.M105];['1'.$A$2:.$B$16];2)" office:value-type="float" office:value="0">
            <text:p>#N/A</text:p>
          </table:table-cell>
          <table:table-cell table:style-name="ce51" office:value-type="string">
            <text:p>맛 : (1) 마늘. 상쾌함, 있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9">
            <text:p>259</text:p>
          </table:table-cell>
          <table:table-cell table:style-name="ce30" office:value-type="date" office:date-value="2023-02-13T01:30:54.08">
            <text:p>02/13 1:30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style-name="ce40" office:value-type="string">
            <text:p>1.5:1</text:p>
          </table:table-cell>
          <table:table-cell table:style-name="ce40" office:value-type="string">
            <text:p>1</text:p>
          </table:table-cell>
          <table:table-cell table:style-name="ce29" table:formula="of:=LEFT([.$C106];1)" office:value-type="string" office:string-value="C">
            <text:p>C</text:p>
          </table:table-cell>
          <table:table-cell table:style-name="ce49" table:formula="of:=MID([.$C106];2;1)" office:value-type="string" office:string-value="E">
            <text:p>E</text:p>
          </table:table-cell>
          <table:table-cell table:style-name="ce49" table:formula="of:=MID([.$C106];3;1)">
            <text:p/>
          </table:table-cell>
          <table:table-cell table:style-name="ce49" table:formula="of:=IF(LEN([.$C106])&gt;3;MID([.$C106];4;1);-1)" office:value-type="float" office:value="-1">
            <text:p>-1</text:p>
          </table:table-cell>
          <table:table-cell table:style-name="ce49" table:formula="of:=IF(LEN([.$C106])&gt;3;MID([.$C106];5;1);-1)" office:value-type="float" office:value="-1">
            <text:p>-1</text:p>
          </table:table-cell>
          <table:table-cell table:style-name="ce49" table:formula="of:=VLOOKUP([.I106];['1'.$A$2:.$B$14];2)" office:value-type="string" office:string-value="オオバ">
            <text:p>オオバ</text:p>
          </table:table-cell>
          <table:table-cell table:style-name="ce49" table:formula="of:=VLOOKUP([.J106];['1'.$A$2:.$B$16];2)" office:value-type="string" office:string-value="ニンニク">
            <text:p>ニンニク</text:p>
          </table:table-cell>
          <table:table-cell table:style-name="ce49" table:formula="of:=VLOOKUP([.K106];['1'.$A$2:.$B$16];2)" office:value-type="float" office:value="0">
            <text:p>#N/A</text:p>
          </table:table-cell>
          <table:table-cell table:style-name="ce49" table:formula="of:=VLOOKUP([.L106];['1'.$A$2:.$B$16];2)" office:value-type="float" office:value="0">
            <text:p>#N/A</text:p>
          </table:table-cell>
          <table:table-cell table:style-name="ce49" table:formula="of:=VLOOKUP([.M106];['1'.$A$2:.$B$16];2)" office:value-type="float" office:value="0">
            <text:p>#N/A</text:p>
          </table:table-cell>
          <table:table-cell table:style-name="ce51" office:value-type="string">
            <text:p>맛 : (1) 소옆. 약하다. (2) 마늘의 냄새, 거의 없음. 단, 마늘의 매운 맛, 있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8">
            <text:p>268</text:p>
          </table:table-cell>
          <table:table-cell table:style-name="ce30" office:value-type="date" office:date-value="2023-02-15T01:41:23.16">
            <text:p>02/15 1:41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text:p>1</text:p>
          </table:table-cell>
          <table:table-cell table:style-name="ce29" table:formula="of:=LEFT([.$C107];1)" office:value-type="string" office:string-value="C">
            <text:p>C</text:p>
          </table:table-cell>
          <table:table-cell table:style-name="ce49" table:formula="of:=MID([.$C107];2;1)" office:value-type="string" office:string-value="E">
            <text:p>E</text:p>
          </table:table-cell>
          <table:table-cell table:style-name="ce49" table:formula="of:=MID([.$C107];3;1)">
            <text:p/>
          </table:table-cell>
          <table:table-cell table:style-name="ce49" table:formula="of:=IF(LEN([.$C107])&gt;3;MID([.$C107];4;1);-1)" office:value-type="float" office:value="-1">
            <text:p>-1</text:p>
          </table:table-cell>
          <table:table-cell table:style-name="ce49" table:formula="of:=IF(LEN([.$C107])&gt;3;MID([.$C107];5;1);-1)" office:value-type="float" office:value="-1">
            <text:p>-1</text:p>
          </table:table-cell>
          <table:table-cell table:style-name="ce49" table:formula="of:=VLOOKUP([.I107];['1'.$A$2:.$B$14];2)" office:value-type="string" office:string-value="オオバ">
            <text:p>オオバ</text:p>
          </table:table-cell>
          <table:table-cell table:style-name="ce49" table:formula="of:=VLOOKUP([.J107];['1'.$A$2:.$B$16];2)" office:value-type="string" office:string-value="ニンニク">
            <text:p>ニンニク</text:p>
          </table:table-cell>
          <table:table-cell table:style-name="ce49" table:formula="of:=VLOOKUP([.K107];['1'.$A$2:.$B$16];2)" office:value-type="float" office:value="0">
            <text:p>#N/A</text:p>
          </table:table-cell>
          <table:table-cell table:style-name="ce49" table:formula="of:=VLOOKUP([.L107];['1'.$A$2:.$B$16];2)" office:value-type="float" office:value="0">
            <text:p>#N/A</text:p>
          </table:table-cell>
          <table:table-cell table:style-name="ce49" table:formula="of:=VLOOKUP([.M107];['1'.$A$2:.$B$16];2)" office:value-type="float" office:value="0">
            <text:p>#N/A</text:p>
          </table:table-cell>
          <table:table-cell table:style-name="ce51" office:value-type="string">
            <text:p>맛 : (1) 소옆. (2) 잎 냄새, 없음. (3) 은은하게 달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0">
            <text:p>270</text:p>
          </table:table-cell>
          <table:table-cell table:style-name="ce30" office:value-type="date" office:date-value="2023-02-16T01:31:33.38">
            <text:p>02/16 1:31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text:p>1</text:p>
          </table:table-cell>
          <table:table-cell table:style-name="ce29" table:formula="of:=LEFT([.$C108];1)" office:value-type="string" office:string-value="C">
            <text:p>C</text:p>
          </table:table-cell>
          <table:table-cell table:style-name="ce49" table:formula="of:=MID([.$C108];2;1)" office:value-type="string" office:string-value="E">
            <text:p>E</text:p>
          </table:table-cell>
          <table:table-cell table:style-name="ce49" table:formula="of:=MID([.$C108];3;1)">
            <text:p/>
          </table:table-cell>
          <table:table-cell table:style-name="ce49" table:formula="of:=IF(LEN([.$C108])&gt;3;MID([.$C108];4;1);-1)" office:value-type="float" office:value="-1">
            <text:p>-1</text:p>
          </table:table-cell>
          <table:table-cell table:style-name="ce49" table:formula="of:=IF(LEN([.$C108])&gt;3;MID([.$C108];5;1);-1)" office:value-type="float" office:value="-1">
            <text:p>-1</text:p>
          </table:table-cell>
          <table:table-cell table:style-name="ce49" table:formula="of:=VLOOKUP([.I108];['1'.$A$2:.$B$14];2)" office:value-type="string" office:string-value="オオバ">
            <text:p>オオバ</text:p>
          </table:table-cell>
          <table:table-cell table:style-name="ce49" table:formula="of:=VLOOKUP([.J108];['1'.$A$2:.$B$16];2)" office:value-type="string" office:string-value="ニンニク">
            <text:p>ニンニク</text:p>
          </table:table-cell>
          <table:table-cell table:style-name="ce49" table:formula="of:=VLOOKUP([.K108];['1'.$A$2:.$B$16];2)" office:value-type="float" office:value="0">
            <text:p>#N/A</text:p>
          </table:table-cell>
          <table:table-cell table:style-name="ce49" table:formula="of:=VLOOKUP([.L108];['1'.$A$2:.$B$16];2)" office:value-type="float" office:value="0">
            <text:p>#N/A</text:p>
          </table:table-cell>
          <table:table-cell table:style-name="ce49" table:formula="of:=VLOOKUP([.M108];['1'.$A$2:.$B$16];2)" office:value-type="float" office:value="0">
            <text:p>#N/A</text:p>
          </table:table-cell>
          <table:table-cell table:style-name="ce51" office:value-type="string">
            <text:p>맛 : (1) 소옆. (2) 잎 냄새. 과연, 느끼지 않는다. (3) 감미. <text:s/>잘 모른다. 부드러운 맛이라고 할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3">
            <text:p>273</text:p>
          </table:table-cell>
          <table:table-cell table:style-name="ce30" office:value-type="date" office:date-value="2023-02-17T01:57:49.88">
            <text:p>02/17 1:57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text:p>1:2</text:p>
          </table:table-cell>
          <table:table-cell table:style-name="ce29" table:formula="of:=LEFT([.$C109];1)" office:value-type="string" office:string-value="C">
            <text:p>C</text:p>
          </table:table-cell>
          <table:table-cell table:style-name="ce49" table:formula="of:=MID([.$C109];2;1)" office:value-type="string" office:string-value="E">
            <text:p>E</text:p>
          </table:table-cell>
          <table:table-cell table:style-name="ce49" table:formula="of:=MID([.$C109];3;1)">
            <text:p/>
          </table:table-cell>
          <table:table-cell table:style-name="ce49" table:formula="of:=IF(LEN([.$C109])&gt;3;MID([.$C109];4;1);-1)" office:value-type="float" office:value="-1">
            <text:p>-1</text:p>
          </table:table-cell>
          <table:table-cell table:style-name="ce49" table:formula="of:=IF(LEN([.$C109])&gt;3;MID([.$C109];5;1);-1)" office:value-type="float" office:value="-1">
            <text:p>-1</text:p>
          </table:table-cell>
          <table:table-cell table:style-name="ce49" table:formula="of:=VLOOKUP([.I109];['1'.$A$2:.$B$14];2)" office:value-type="string" office:string-value="オオバ">
            <text:p>オオバ</text:p>
          </table:table-cell>
          <table:table-cell table:style-name="ce49" table:formula="of:=VLOOKUP([.J109];['1'.$A$2:.$B$16];2)" office:value-type="string" office:string-value="ニンニク">
            <text:p>ニンニク</text:p>
          </table:table-cell>
          <table:table-cell table:style-name="ce49" table:formula="of:=VLOOKUP([.K109];['1'.$A$2:.$B$16];2)" office:value-type="float" office:value="0">
            <text:p>#N/A</text:p>
          </table:table-cell>
          <table:table-cell table:style-name="ce49" table:formula="of:=VLOOKUP([.L109];['1'.$A$2:.$B$16];2)" office:value-type="float" office:value="0">
            <text:p>#N/A</text:p>
          </table:table-cell>
          <table:table-cell table:style-name="ce49" table:formula="of:=VLOOKUP([.M109];['1'.$A$2:.$B$16];2)" office:value-type="float" office:value="0">
            <text:p>#N/A</text:p>
          </table:table-cell>
          <table:table-cell table:style-name="ce51" office:value-type="string">
            <text:p>맛 : (1) 소옆. (2) 소옆 단독의 경우에 비해, 차이 --&gt; 거의 모르겠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89">
            <text:p>289</text:p>
          </table:table-cell>
          <table:table-cell table:style-name="ce30" office:value-type="date" office:date-value="2023-02-21T01:27:08.59">
            <text:p>02/21 1:27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text:p>2:2</text:p>
          </table:table-cell>
          <table:table-cell table:style-name="ce29" table:formula="of:=LEFT([.$C110];1)" office:value-type="string" office:string-value="C">
            <text:p>C</text:p>
          </table:table-cell>
          <table:table-cell table:style-name="ce49" table:formula="of:=MID([.$C110];2;1)" office:value-type="string" office:string-value="E">
            <text:p>E</text:p>
          </table:table-cell>
          <table:table-cell table:style-name="ce49" table:formula="of:=MID([.$C110];3;1)">
            <text:p/>
          </table:table-cell>
          <table:table-cell table:style-name="ce49" table:formula="of:=IF(LEN([.$C110])&gt;3;MID([.$C110];4;1);-1)" office:value-type="float" office:value="-1">
            <text:p>-1</text:p>
          </table:table-cell>
          <table:table-cell table:style-name="ce49" table:formula="of:=IF(LEN([.$C110])&gt;3;MID([.$C110];5;1);-1)" office:value-type="float" office:value="-1">
            <text:p>-1</text:p>
          </table:table-cell>
          <table:table-cell table:style-name="ce49" table:formula="of:=VLOOKUP([.I110];['1'.$A$2:.$B$14];2)" office:value-type="string" office:string-value="オオバ">
            <text:p>オオバ</text:p>
          </table:table-cell>
          <table:table-cell table:style-name="ce49" table:formula="of:=VLOOKUP([.J110];['1'.$A$2:.$B$16];2)" office:value-type="string" office:string-value="ニンニク">
            <text:p>ニンニク</text:p>
          </table:table-cell>
          <table:table-cell table:style-name="ce49" table:formula="of:=VLOOKUP([.K110];['1'.$A$2:.$B$16];2)" office:value-type="float" office:value="0">
            <text:p>#N/A</text:p>
          </table:table-cell>
          <table:table-cell table:style-name="ce49" table:formula="of:=VLOOKUP([.L110];['1'.$A$2:.$B$16];2)" office:value-type="float" office:value="0">
            <text:p>#N/A</text:p>
          </table:table-cell>
          <table:table-cell table:style-name="ce49" table:formula="of:=VLOOKUP([.M110];['1'.$A$2:.$B$16];2)" office:value-type="float" office:value="0">
            <text:p>#N/A</text:p>
          </table:table-cell>
          <table:table-cell table:style-name="ce51" office:value-type="string">
            <text:p>맛 : (1) 소옆 (2) 마늘의 감칠맛이 있는 맛. 바로 뒤에 느끼기 시작한다.</text:p>
            <text:p>(3) 마늘. 악취는 없다. 맑았던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4">
            <text:p>274</text:p>
          </table:table-cell>
          <table:table-cell table:style-name="ce30" office:value-type="date" office:date-value="2023-02-17T02:08:41.560001">
            <text:p>02/17 2:8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 office:value-type="string">
            <text:p>1:2</text:p>
          </table:table-cell>
          <table:table-cell table:style-name="ce29" table:formula="of:=LEFT([.$C111];1)" office:value-type="string" office:string-value="C">
            <text:p>C</text:p>
          </table:table-cell>
          <table:table-cell table:style-name="ce49" table:formula="of:=MID([.$C111];2;1)" office:value-type="string" office:string-value="E">
            <text:p>E</text:p>
          </table:table-cell>
          <table:table-cell table:style-name="ce49" table:formula="of:=MID([.$C111];3;1)">
            <text:p/>
          </table:table-cell>
          <table:table-cell table:style-name="ce49" table:formula="of:=IF(LEN([.$C111])&gt;3;MID([.$C111];4;1);-1)" office:value-type="float" office:value="-1">
            <text:p>-1</text:p>
          </table:table-cell>
          <table:table-cell table:style-name="ce49" table:formula="of:=IF(LEN([.$C111])&gt;3;MID([.$C111];5;1);-1)" office:value-type="float" office:value="-1">
            <text:p>-1</text:p>
          </table:table-cell>
          <table:table-cell table:style-name="ce49" table:formula="of:=VLOOKUP([.I111];['1'.$A$2:.$B$14];2)" office:value-type="string" office:string-value="オオバ">
            <text:p>オオバ</text:p>
          </table:table-cell>
          <table:table-cell table:style-name="ce49" table:formula="of:=VLOOKUP([.J111];['1'.$A$2:.$B$16];2)" office:value-type="string" office:string-value="ニンニク">
            <text:p>ニンニク</text:p>
          </table:table-cell>
          <table:table-cell table:style-name="ce49" table:formula="of:=VLOOKUP([.K111];['1'.$A$2:.$B$16];2)" office:value-type="float" office:value="0">
            <text:p>#N/A</text:p>
          </table:table-cell>
          <table:table-cell table:style-name="ce49" table:formula="of:=VLOOKUP([.L111];['1'.$A$2:.$B$16];2)" office:value-type="float" office:value="0">
            <text:p>#N/A</text:p>
          </table:table-cell>
          <table:table-cell table:style-name="ce49" table:formula="of:=VLOOKUP([.M111];['1'.$A$2:.$B$16];2)" office:value-type="float" office:value="0">
            <text:p>#N/A</text:p>
          </table:table-cell>
          <table:table-cell table:style-name="ce51" office:value-type="string">
            <text:p>맛 : (1) 소옆와 마늘, 비율은 3:2. 어느 쪽도 독립하게 느낀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7">
            <text:p>277</text:p>
          </table:table-cell>
          <table:table-cell table:style-name="ce30" office:value-type="date" office:date-value="2023-02-18T01:25:40.9">
            <text:p>02/18 1:25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 office:value-type="string">
            <text:p>1:2</text:p>
          </table:table-cell>
          <table:table-cell table:style-name="ce29" table:formula="of:=LEFT([.$C112];1)" office:value-type="string" office:string-value="C">
            <text:p>C</text:p>
          </table:table-cell>
          <table:table-cell table:style-name="ce49" table:formula="of:=MID([.$C112];2;1)" office:value-type="string" office:string-value="E">
            <text:p>E</text:p>
          </table:table-cell>
          <table:table-cell table:style-name="ce49" table:formula="of:=MID([.$C112];3;1)">
            <text:p/>
          </table:table-cell>
          <table:table-cell table:style-name="ce49" table:formula="of:=IF(LEN([.$C112])&gt;3;MID([.$C112];4;1);-1)" office:value-type="float" office:value="-1">
            <text:p>-1</text:p>
          </table:table-cell>
          <table:table-cell table:style-name="ce49" table:formula="of:=IF(LEN([.$C112])&gt;3;MID([.$C112];5;1);-1)" office:value-type="float" office:value="-1">
            <text:p>-1</text:p>
          </table:table-cell>
          <table:table-cell table:style-name="ce49" table:formula="of:=VLOOKUP([.I112];['1'.$A$2:.$B$14];2)" office:value-type="string" office:string-value="オオバ">
            <text:p>オオバ</text:p>
          </table:table-cell>
          <table:table-cell table:style-name="ce49" table:formula="of:=VLOOKUP([.J112];['1'.$A$2:.$B$16];2)" office:value-type="string" office:string-value="ニンニク">
            <text:p>ニンニク</text:p>
          </table:table-cell>
          <table:table-cell table:style-name="ce49" table:formula="of:=VLOOKUP([.K112];['1'.$A$2:.$B$16];2)" office:value-type="float" office:value="0">
            <text:p>#N/A</text:p>
          </table:table-cell>
          <table:table-cell table:style-name="ce49" table:formula="of:=VLOOKUP([.L112];['1'.$A$2:.$B$16];2)" office:value-type="float" office:value="0">
            <text:p>#N/A</text:p>
          </table:table-cell>
          <table:table-cell table:style-name="ce49" table:formula="of:=VLOOKUP([.M11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2">
            <text:p>252</text:p>
          </table:table-cell>
          <table:table-cell table:style-name="ce30" office:value-type="date" office:date-value="2023-02-11T02:03:41.12">
            <text:p>02/11 2:3</text:p>
          </table:table-cell>
          <table:table-cell table:style-name="ce34" office:value-type="string">
            <text:p>CE</text:p>
          </table:table-cell>
          <table:table-cell table:style-name="ce37" table:number-columns-repeated="3"/>
          <table:table-cell table:style-name="ce40" office:value-type="string">
            <text:p>3:0.5</text:p>
          </table:table-cell>
          <table:table-cell table:style-name="ce40" office:value-type="string">
            <text:p>1</text:p>
          </table:table-cell>
          <table:table-cell table:style-name="ce29" table:formula="of:=LEFT([.$C113];1)" office:value-type="string" office:string-value="C">
            <text:p>C</text:p>
          </table:table-cell>
          <table:table-cell table:style-name="ce49" table:formula="of:=MID([.$C113];2;1)" office:value-type="string" office:string-value="E">
            <text:p>E</text:p>
          </table:table-cell>
          <table:table-cell table:style-name="ce49" table:formula="of:=MID([.$C113];3;1)">
            <text:p/>
          </table:table-cell>
          <table:table-cell table:style-name="ce49" table:formula="of:=IF(LEN([.$C113])&gt;3;MID([.$C113];4;1);-1)" office:value-type="float" office:value="-1">
            <text:p>-1</text:p>
          </table:table-cell>
          <table:table-cell table:style-name="ce49" table:formula="of:=IF(LEN([.$C113])&gt;3;MID([.$C113];5;1);-1)" office:value-type="float" office:value="-1">
            <text:p>-1</text:p>
          </table:table-cell>
          <table:table-cell table:style-name="ce49" table:formula="of:=VLOOKUP([.I113];['1'.$A$2:.$B$14];2)" office:value-type="string" office:string-value="オオバ">
            <text:p>オオバ</text:p>
          </table:table-cell>
          <table:table-cell table:style-name="ce49" table:formula="of:=VLOOKUP([.J113];['1'.$A$2:.$B$16];2)" office:value-type="string" office:string-value="ニンニク">
            <text:p>ニンニク</text:p>
          </table:table-cell>
          <table:table-cell table:style-name="ce49" table:formula="of:=VLOOKUP([.K113];['1'.$A$2:.$B$16];2)" office:value-type="float" office:value="0">
            <text:p>#N/A</text:p>
          </table:table-cell>
          <table:table-cell table:style-name="ce49" table:formula="of:=VLOOKUP([.L113];['1'.$A$2:.$B$16];2)" office:value-type="float" office:value="0">
            <text:p>#N/A</text:p>
          </table:table-cell>
          <table:table-cell table:style-name="ce49" table:formula="of:=VLOOKUP([.M113];['1'.$A$2:.$B$16];2)" office:value-type="float" office:value="0">
            <text:p>#N/A</text:p>
          </table:table-cell>
          <table:table-cell table:style-name="ce51" office:value-type="string">
            <text:p>맛 : (1) 소옆. (2) 마늘 --&gt; 뒷맛 중에도 없다. (여기에서, '뒷맛'란 액체를 삼킨 직후에 호기가 비강을 뽑어 나가는 때, 코가 느끼는 맛.)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4" office:value-type="string">
            <text:p>CEFH</text:p>
          </table:table-cell>
          <table:table-cell table:style-name="ce37" table:formula="of:=FIND(&quot;C&quot;;[.$C114];1)" office:value-type="float" office:value="1">
            <text:p>1</text:p>
          </table:table-cell>
          <table:table-cell table:style-name="ce37" table:formula="of:=FIND(&quot;K&quot;;[.$C114];1)" office:value-type="float" office:value="0">
            <text:p>#VALUE!</text:p>
          </table:table-cell>
          <table:table-cell table:style-name="ce37" table:formula="of:=[.D114]*[.E114]" office:value-type="float" office:value="0">
            <text:p>#VALUE!</text:p>
          </table:table-cell>
          <table:table-cell table:style-name="ce40" office:value-type="string">
            <text:p>2:2:2:2</text:p>
          </table:table-cell>
          <table:table-cell table:style-name="ce40" office:value-type="string">
            <text:p>2:1:1:1</text:p>
          </table:table-cell>
          <table:table-cell table:style-name="ce29" table:formula="of:=LEFT([.$C114];1)" office:value-type="string" office:string-value="C">
            <text:p>C</text:p>
          </table:table-cell>
          <table:table-cell table:style-name="ce49" table:formula="of:=MID([.$C114];2;1)" office:value-type="string" office:string-value="E">
            <text:p>E</text:p>
          </table:table-cell>
          <table:table-cell table:style-name="ce49" table:formula="of:=MID([.$C114];3;1)" office:value-type="string" office:string-value="F">
            <text:p>F</text:p>
          </table:table-cell>
          <table:table-cell table:style-name="ce49" table:formula="of:=IF(LEN([.$C114])&gt;3;MID([.$C114];4;1);-1)" office:value-type="string" office:string-value="H">
            <text:p>H</text:p>
          </table:table-cell>
          <table:table-cell table:style-name="ce49" table:formula="of:=IF(LEN([.$C114])&gt;3;MID([.$C114];5;1);-1)">
            <text:p/>
          </table:table-cell>
          <table:table-cell table:style-name="ce49" table:formula="of:=VLOOKUP([.I114];['1'.$A$2:.$B$14];2)" office:value-type="string" office:string-value="オオバ">
            <text:p>オオバ</text:p>
          </table:table-cell>
          <table:table-cell table:style-name="ce49" table:formula="of:=VLOOKUP([.J114];['1'.$A$2:.$B$14];2)" office:value-type="string" office:string-value="ニンニク">
            <text:p>ニンニク</text:p>
          </table:table-cell>
          <table:table-cell table:style-name="ce49" table:formula="of:=VLOOKUP([.K114];['1'.$A$2:.$B$14];2)" office:value-type="string" office:string-value="生姜">
            <text:p>生姜</text:p>
          </table:table-cell>
          <table:table-cell table:style-name="ce49" table:formula="of:=VLOOKUP([.L114];['1'.$A$2:.$B$15];2)" office:value-type="string" office:string-value="ペパーミント">
            <text:p>ペパーミント</text:p>
          </table:table-cell>
          <table:table-cell table:style-name="ce49" table:formula="of:=VLOOKUP([.M114];['1'.$A$2:.$B$15];2)" office:value-type="float" office:value="0">
            <text:p>#N/A</text:p>
          </table:table-cell>
          <table:table-cell table:style-name="ce51" office:value-type="string">
            <text:p>맛 : (1) 페퍼민트. (2) 떫은 맛도 있다. 아마도 소엽의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4" office:value-type="string">
            <text:p>CEFI</text:p>
          </table:table-cell>
          <table:table-cell table:style-name="ce37" table:formula="of:=FIND(&quot;C&quot;;[.$C115];1)" office:value-type="float" office:value="1">
            <text:p>1</text:p>
          </table:table-cell>
          <table:table-cell table:style-name="ce37" table:formula="of:=FIND(&quot;K&quot;;[.$C115];1)" office:value-type="float" office:value="0">
            <text:p>#VALUE!</text:p>
          </table:table-cell>
          <table:table-cell table:style-name="ce37" table:formula="of:=[.D115]*[.E115]" office:value-type="float" office:value="0">
            <text:p>#VALUE!</text:p>
          </table:table-cell>
          <table:table-cell table:style-name="ce40" office:value-type="string">
            <text:p>1:2:2:2</text:p>
          </table:table-cell>
          <table:table-cell table:style-name="ce40" office:value-type="string">
            <text:p>2:1:1:1</text:p>
          </table:table-cell>
          <table:table-cell table:style-name="ce29" table:formula="of:=LEFT([.$C115];1)" office:value-type="string" office:string-value="C">
            <text:p>C</text:p>
          </table:table-cell>
          <table:table-cell table:style-name="ce49" table:formula="of:=MID([.$C115];2;1)" office:value-type="string" office:string-value="E">
            <text:p>E</text:p>
          </table:table-cell>
          <table:table-cell table:style-name="ce49" table:formula="of:=MID([.$C115];3;1)" office:value-type="string" office:string-value="F">
            <text:p>F</text:p>
          </table:table-cell>
          <table:table-cell table:style-name="ce49" table:formula="of:=IF(LEN([.$C115])&gt;3;MID([.$C115];4;1);-1)" office:value-type="string" office:string-value="I">
            <text:p>I</text:p>
          </table:table-cell>
          <table:table-cell table:style-name="ce49" table:formula="of:=IF(LEN([.$C115])&gt;3;MID([.$C115];5;1);-1)">
            <text:p/>
          </table:table-cell>
          <table:table-cell table:style-name="ce49" table:formula="of:=VLOOKUP([.I115];['1'.$A$2:.$B$14];2)" office:value-type="string" office:string-value="オオバ">
            <text:p>オオバ</text:p>
          </table:table-cell>
          <table:table-cell table:style-name="ce49" table:formula="of:=VLOOKUP([.J115];['1'.$A$2:.$B$14];2)" office:value-type="string" office:string-value="ニンニク">
            <text:p>ニンニク</text:p>
          </table:table-cell>
          <table:table-cell table:style-name="ce49" table:formula="of:=VLOOKUP([.K115];['1'.$A$2:.$B$14];2)" office:value-type="string" office:string-value="生姜">
            <text:p>生姜</text:p>
          </table:table-cell>
          <table:table-cell table:style-name="ce49" table:formula="of:=VLOOKUP([.L115];['1'.$A$2:.$B$15];2)" office:value-type="string" office:string-value="ローズマリー">
            <text:p>ローズマリー</text:p>
          </table:table-cell>
          <table:table-cell table:style-name="ce49" table:formula="of:=VLOOKUP([.M115];['1'.$A$2:.$B$15];2)" office:value-type="float" office:value="0">
            <text:p>#N/A</text:p>
          </table:table-cell>
          <table:table-cell table:style-name="ce51" office:value-type="string">
            <text:p>맛 : (1) 로즈마리. 가벼운 맛. (2) 마늘의 맛. 로즈마리 대신 페퍼민트를 넣었을 때 보다, 더 강한가?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88">
            <text:p>288</text:p>
          </table:table-cell>
          <table:table-cell table:style-name="ce30" office:value-type="date" office:date-value="2023-02-21T01:08:42.96">
            <text:p>02/21 1:8</text:p>
          </table:table-cell>
          <table:table-cell table:style-name="ce34" office:value-type="string">
            <text:p>CEFIKM</text:p>
          </table:table-cell>
          <table:table-cell table:style-name="ce37" table:number-columns-repeated="3"/>
          <table:table-cell table:style-name="ce42" office:value-type="string">
            <text:p>2:2:2:2:2:14</text:p>
          </table:table-cell>
          <table:table-cell table:style-name="ce40"/>
          <table:table-cell table:style-name="ce29" table:formula="of:=LEFT([.$C116];1)" office:value-type="string" office:string-value="C">
            <text:p>C</text:p>
          </table:table-cell>
          <table:table-cell table:style-name="ce49" table:formula="of:=MID([.$C116];2;1)" office:value-type="string" office:string-value="E">
            <text:p>E</text:p>
          </table:table-cell>
          <table:table-cell table:style-name="ce49" table:formula="of:=MID([.$C116];3;1)" office:value-type="string" office:string-value="F">
            <text:p>F</text:p>
          </table:table-cell>
          <table:table-cell table:style-name="ce49" table:formula="of:=IF(LEN([.$C116])&gt;3;MID([.$C116];4;1);-1)" office:value-type="string" office:string-value="I">
            <text:p>I</text:p>
          </table:table-cell>
          <table:table-cell table:style-name="ce49" table:formula="of:=IF(LEN([.$C116])&gt;3;MID([.$C116];5;1);-1)" office:value-type="string" office:string-value="K">
            <text:p>K</text:p>
          </table:table-cell>
          <table:table-cell table:style-name="ce49" table:formula="of:=VLOOKUP([.I116];['1'.$A$2:.$B$14];2)" office:value-type="string" office:string-value="オオバ">
            <text:p>オオバ</text:p>
          </table:table-cell>
          <table:table-cell table:style-name="ce49" table:formula="of:=VLOOKUP([.J116];['1'.$A$2:.$B$16];2)" office:value-type="string" office:string-value="ニンニク">
            <text:p>ニンニク</text:p>
          </table:table-cell>
          <table:table-cell table:style-name="ce49" table:formula="of:=VLOOKUP([.K116];['1'.$A$2:.$B$16];2)" office:value-type="string" office:string-value="生姜">
            <text:p>生姜</text:p>
          </table:table-cell>
          <table:table-cell table:style-name="ce49" table:formula="of:=VLOOKUP([.L116];['1'.$A$2:.$B$16];2)" office:value-type="string" office:string-value="ローズマリー">
            <text:p>ローズマリー</text:p>
          </table:table-cell>
          <table:table-cell table:style-name="ce49" table:formula="of:=VLOOKUP([.M116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처음, 억지로 말하면, 소옆이라고 생각했지만, 지금, 최후의 마시에 있어서, 로즈마리일까, 라고 생각한다. <text:s/></text:p>
            <text:p>(2) 사전의 지식이 없으면, 무슨 맛인지 모를 것이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3">
            <text:p>293</text:p>
          </table:table-cell>
          <table:table-cell table:style-name="ce30" office:value-type="date" office:date-value="2023-02-22T01:02:49.34">
            <text:p>02/22 1:2</text:p>
          </table:table-cell>
          <table:table-cell table:style-name="ce34" office:value-type="string">
            <text:p>CEFIKM</text:p>
          </table:table-cell>
          <table:table-cell table:style-name="ce37" table:number-columns-repeated="3"/>
          <table:table-cell table:style-name="ce42" office:value-type="string">
            <text:p>2:3:3:2:2:18</text:p>
          </table:table-cell>
          <table:table-cell table:style-name="ce40"/>
          <table:table-cell table:style-name="ce29" table:formula="of:=LEFT([.$C117];1)" office:value-type="string" office:string-value="C">
            <text:p>C</text:p>
          </table:table-cell>
          <table:table-cell table:style-name="ce49" table:formula="of:=MID([.$C117];2;1)" office:value-type="string" office:string-value="E">
            <text:p>E</text:p>
          </table:table-cell>
          <table:table-cell table:style-name="ce49" table:formula="of:=MID([.$C117];3;1)" office:value-type="string" office:string-value="F">
            <text:p>F</text:p>
          </table:table-cell>
          <table:table-cell table:style-name="ce49" table:formula="of:=IF(LEN([.$C117])&gt;3;MID([.$C117];4;1);-1)" office:value-type="string" office:string-value="I">
            <text:p>I</text:p>
          </table:table-cell>
          <table:table-cell table:style-name="ce49" table:formula="of:=IF(LEN([.$C117])&gt;3;MID([.$C117];5;1);-1)" office:value-type="string" office:string-value="K">
            <text:p>K</text:p>
          </table:table-cell>
          <table:table-cell table:style-name="ce49" table:formula="of:=VLOOKUP([.I117];['1'.$A$2:.$B$14];2)" office:value-type="string" office:string-value="オオバ">
            <text:p>オオバ</text:p>
          </table:table-cell>
          <table:table-cell table:style-name="ce49" table:formula="of:=VLOOKUP([.J117];['1'.$A$2:.$B$16];2)" office:value-type="string" office:string-value="ニンニク">
            <text:p>ニンニク</text:p>
          </table:table-cell>
          <table:table-cell table:style-name="ce49" table:formula="of:=VLOOKUP([.K117];['1'.$A$2:.$B$16];2)" office:value-type="string" office:string-value="生姜">
            <text:p>生姜</text:p>
          </table:table-cell>
          <table:table-cell table:style-name="ce49" table:formula="of:=VLOOKUP([.L117];['1'.$A$2:.$B$16];2)" office:value-type="string" office:string-value="ローズマリー">
            <text:p>ローズマリー</text:p>
          </table:table-cell>
          <table:table-cell table:style-name="ce49" table:formula="of:=VLOOKUP([.M117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마늘. 강하다. (2) 기타 맛은? --&gt; 미소하게 로즈마리인가. 거의 알 수 없어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059999">
            <text:p>01/06 1:37</text:p>
          </table:table-cell>
          <table:table-cell table:style-name="ce34" office:value-type="string">
            <text:p>CEFIM</text:p>
          </table:table-cell>
          <table:table-cell table:style-name="ce37" table:formula="of:=FIND(&quot;C&quot;;[.$C118];1)" office:value-type="float" office:value="1">
            <text:p>1</text:p>
          </table:table-cell>
          <table:table-cell table:style-name="ce37" table:formula="of:=FIND(&quot;K&quot;;[.$C118];1)" office:value-type="float" office:value="0">
            <text:p>#VALUE!</text:p>
          </table:table-cell>
          <table:table-cell table:style-name="ce37" table:formula="of:=[.D118]*[.E118]" office:value-type="float" office:value="0">
            <text:p>#VALUE!</text:p>
          </table:table-cell>
          <table:table-cell table:style-name="ce40" office:value-type="string">
            <text:p>2:2:2:1:4</text:p>
          </table:table-cell>
          <table:table-cell table:style-name="ce40" office:value-type="string">
            <text:p>1:1:1:1</text:p>
          </table:table-cell>
          <table:table-cell table:style-name="ce29" table:formula="of:=LEFT([.$C118];1)" office:value-type="string" office:string-value="C">
            <text:p>C</text:p>
          </table:table-cell>
          <table:table-cell table:style-name="ce49" table:formula="of:=MID([.$C118];2;1)" office:value-type="string" office:string-value="E">
            <text:p>E</text:p>
          </table:table-cell>
          <table:table-cell table:style-name="ce49" table:formula="of:=MID([.$C118];3;1)" office:value-type="string" office:string-value="F">
            <text:p>F</text:p>
          </table:table-cell>
          <table:table-cell table:style-name="ce49" table:formula="of:=IF(LEN([.$C118])&gt;3;MID([.$C118];4;1);-1)" office:value-type="string" office:string-value="I">
            <text:p>I</text:p>
          </table:table-cell>
          <table:table-cell table:style-name="ce49" table:formula="of:=IF(LEN([.$C118])&gt;3;MID([.$C118];5;1);-1)" office:value-type="string" office:string-value="M">
            <text:p>M</text:p>
          </table:table-cell>
          <table:table-cell table:style-name="ce49" table:formula="of:=VLOOKUP([.I118];['1'.$A$2:.$B$14];2)" office:value-type="string" office:string-value="オオバ">
            <text:p>オオバ</text:p>
          </table:table-cell>
          <table:table-cell table:style-name="ce49" table:formula="of:=VLOOKUP([.J118];['1'.$A$2:.$B$14];2)" office:value-type="string" office:string-value="ニンニク">
            <text:p>ニンニク</text:p>
          </table:table-cell>
          <table:table-cell table:style-name="ce49" table:formula="of:=VLOOKUP([.K118];['1'.$A$2:.$B$14];2)" office:value-type="string" office:string-value="生姜">
            <text:p>生姜</text:p>
          </table:table-cell>
          <table:table-cell table:style-name="ce49" table:formula="of:=VLOOKUP([.L118];['1'.$A$2:.$B$15];2)" office:value-type="string" office:string-value="ローズマリー">
            <text:p>ローズマリー</text:p>
          </table:table-cell>
          <table:table-cell table:style-name="ce49" table:formula="of:=VLOOKUP([.M118];['1'.$A$2:.$B$15];2)" office:value-type="string" office:string-value="お湯">
            <text:p>お湯</text:p>
          </table:table-cell>
          <table:table-cell table:style-name="ce51" office:value-type="string">
            <text:p>맛 : 거의 마늘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4" office:value-type="string">
            <text:p>CEFIM</text:p>
          </table:table-cell>
          <table:table-cell table:style-name="ce37" table:formula="of:=FIND(&quot;C&quot;;[.$C119];1)" office:value-type="float" office:value="1">
            <text:p>1</text:p>
          </table:table-cell>
          <table:table-cell table:style-name="ce37" table:formula="of:=FIND(&quot;K&quot;;[.$C119];1)" office:value-type="float" office:value="0">
            <text:p>#VALUE!</text:p>
          </table:table-cell>
          <table:table-cell table:style-name="ce37" table:formula="of:=[.D119]*[.E119]" office:value-type="float" office:value="0">
            <text:p>#VALUE!</text:p>
          </table:table-cell>
          <table:table-cell table:style-name="ce40" office:value-type="string">
            <text:p>2:2:2:2:4</text:p>
          </table:table-cell>
          <table:table-cell table:style-name="ce40" office:value-type="string">
            <text:p>2:1:1:1</text:p>
          </table:table-cell>
          <table:table-cell table:style-name="ce29" table:formula="of:=LEFT([.$C119];1)" office:value-type="string" office:string-value="C">
            <text:p>C</text:p>
          </table:table-cell>
          <table:table-cell table:style-name="ce49" table:formula="of:=MID([.$C119];2;1)" office:value-type="string" office:string-value="E">
            <text:p>E</text:p>
          </table:table-cell>
          <table:table-cell table:style-name="ce49" table:formula="of:=MID([.$C119];3;1)" office:value-type="string" office:string-value="F">
            <text:p>F</text:p>
          </table:table-cell>
          <table:table-cell table:style-name="ce49" table:formula="of:=IF(LEN([.$C119])&gt;3;MID([.$C119];4;1);-1)" office:value-type="string" office:string-value="I">
            <text:p>I</text:p>
          </table:table-cell>
          <table:table-cell table:style-name="ce49" table:formula="of:=IF(LEN([.$C119])&gt;3;MID([.$C119];5;1);-1)" office:value-type="string" office:string-value="M">
            <text:p>M</text:p>
          </table:table-cell>
          <table:table-cell table:style-name="ce49" table:formula="of:=VLOOKUP([.I119];['1'.$A$2:.$B$14];2)" office:value-type="string" office:string-value="オオバ">
            <text:p>オオバ</text:p>
          </table:table-cell>
          <table:table-cell table:style-name="ce49" table:formula="of:=VLOOKUP([.J119];['1'.$A$2:.$B$14];2)" office:value-type="string" office:string-value="ニンニク">
            <text:p>ニンニク</text:p>
          </table:table-cell>
          <table:table-cell table:style-name="ce49" table:formula="of:=VLOOKUP([.K119];['1'.$A$2:.$B$14];2)" office:value-type="string" office:string-value="生姜">
            <text:p>生姜</text:p>
          </table:table-cell>
          <table:table-cell table:style-name="ce49" table:formula="of:=VLOOKUP([.L119];['1'.$A$2:.$B$15];2)" office:value-type="string" office:string-value="ローズマリー">
            <text:p>ローズマリー</text:p>
          </table:table-cell>
          <table:table-cell table:style-name="ce49" table:formula="of:=VLOOKUP([.M119];['1'.$A$2:.$B$15];2)" office:value-type="string" office:string-value="お湯">
            <text:p>お湯</text:p>
          </table:table-cell>
          <table:table-cell table:style-name="ce51" office:value-type="string">
            <text:p>맛 : (1) 소옆. 얇은 맛. (2) 로즈마리. 느끼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01">
            <text:p>201</text:p>
          </table:table-cell>
          <table:table-cell table:style-name="ce30" office:value-type="date" office:date-value="2023-01-26T01:06:49.28">
            <text:p>01/26 1:6</text:p>
          </table:table-cell>
          <table:table-cell table:style-name="ce34" office:value-type="string">
            <text:p>CEFIM</text:p>
          </table:table-cell>
          <table:table-cell table:style-name="ce37" table:formula="of:=FIND(&quot;C&quot;;[.$C120];1)" office:value-type="float" office:value="1">
            <text:p>1</text:p>
          </table:table-cell>
          <table:table-cell table:style-name="ce37" table:formula="of:=FIND(&quot;K&quot;;[.$C120];1)" office:value-type="float" office:value="0">
            <text:p>#VALUE!</text:p>
          </table:table-cell>
          <table:table-cell table:style-name="ce37" table:formula="of:=[.D120]*[.E120]" office:value-type="float" office:value="0">
            <text:p>#VALUE!</text:p>
          </table:table-cell>
          <table:table-cell table:style-name="ce40" office:value-type="string">
            <text:p>3:2:4:4:10</text:p>
          </table:table-cell>
          <table:table-cell table:style-name="ce40" office:value-type="string">
            <text:p>1:1:1:1</text:p>
          </table:table-cell>
          <table:table-cell table:style-name="ce29" table:formula="of:=LEFT([.$C120];1)" office:value-type="string" office:string-value="C">
            <text:p>C</text:p>
          </table:table-cell>
          <table:table-cell table:style-name="ce49" table:formula="of:=MID([.$C120];2;1)" office:value-type="string" office:string-value="E">
            <text:p>E</text:p>
          </table:table-cell>
          <table:table-cell table:style-name="ce49" table:formula="of:=MID([.$C120];3;1)" office:value-type="string" office:string-value="F">
            <text:p>F</text:p>
          </table:table-cell>
          <table:table-cell table:style-name="ce49" table:formula="of:=IF(LEN([.$C120])&gt;3;MID([.$C120];4;1);-1)" office:value-type="string" office:string-value="I">
            <text:p>I</text:p>
          </table:table-cell>
          <table:table-cell table:style-name="ce49" table:formula="of:=IF(LEN([.$C120])&gt;3;MID([.$C120];5;1);-1)" office:value-type="string" office:string-value="M">
            <text:p>M</text:p>
          </table:table-cell>
          <table:table-cell table:style-name="ce49" table:formula="of:=VLOOKUP([.I120];['1'.$A$2:.$B$14];2)" office:value-type="string" office:string-value="オオバ">
            <text:p>オオバ</text:p>
          </table:table-cell>
          <table:table-cell table:style-name="ce49" table:formula="of:=VLOOKUP([.J120];['1'.$A$2:.$B$16];2)" office:value-type="string" office:string-value="ニンニク">
            <text:p>ニンニク</text:p>
          </table:table-cell>
          <table:table-cell table:style-name="ce49" table:formula="of:=VLOOKUP([.K120];['1'.$A$2:.$B$16];2)" office:value-type="string" office:string-value="生姜">
            <text:p>生姜</text:p>
          </table:table-cell>
          <table:table-cell table:style-name="ce49" table:formula="of:=VLOOKUP([.L120];['1'.$A$2:.$B$16];2)" office:value-type="string" office:string-value="ローズマリー">
            <text:p>ローズマリー</text:p>
          </table:table-cell>
          <table:table-cell table:style-name="ce49" table:formula="of:=VLOOKUP([.M120];['1'.$A$2:.$B$16];2)" office:value-type="string" office:string-value="お湯">
            <text:p>お湯</text:p>
          </table:table-cell>
          <table:table-cell table:style-name="ce51" office:value-type="string">
            <text:p>맛 : (1) 로즈마리 일까. (2) 이어, 곧, 나믈의 맛. 즉, 두깨 있는, 감칠맛이 있는, 맛.</text:p>
            <text:p>(3) 따뜻한 물의 량. 이번은, 소주, 숟가락 <text:s/>13 잔에 대해 10. &lt;1&gt; 이 량을, 8로 해도 좋은 것이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4" office:value-type="string">
            <text:p>CEFKM</text:p>
          </table:table-cell>
          <table:table-cell table:style-name="ce37" table:formula="of:=FIND(&quot;C&quot;;[.$C121];1)" office:value-type="float" office:value="1">
            <text:p>1</text:p>
          </table:table-cell>
          <table:table-cell table:style-name="ce37" table:formula="of:=FIND(&quot;K&quot;;[.$C121];1)" office:value-type="float" office:value="4">
            <text:p>4</text:p>
          </table:table-cell>
          <table:table-cell table:style-name="ce37" table:formula="of:=[.D121]*[.E121]" office:value-type="float" office:value="4">
            <text:p>4</text:p>
          </table:table-cell>
          <table:table-cell table:style-name="ce40" office:value-type="string">
            <text:p>2:2:1:2:4</text:p>
          </table:table-cell>
          <table:table-cell table:style-name="ce40" office:value-type="string">
            <text:p>1:1:1:1</text:p>
          </table:table-cell>
          <table:table-cell table:style-name="ce29" table:formula="of:=LEFT([.$C121];1)" office:value-type="string" office:string-value="C">
            <text:p>C</text:p>
          </table:table-cell>
          <table:table-cell table:style-name="ce49" table:formula="of:=MID([.$C121];2;1)" office:value-type="string" office:string-value="E">
            <text:p>E</text:p>
          </table:table-cell>
          <table:table-cell table:style-name="ce49" table:formula="of:=MID([.$C121];3;1)" office:value-type="string" office:string-value="F">
            <text:p>F</text:p>
          </table:table-cell>
          <table:table-cell table:style-name="ce49" table:formula="of:=IF(LEN([.$C121])&gt;3;MID([.$C121];4;1);-1)" office:value-type="string" office:string-value="K">
            <text:p>K</text:p>
          </table:table-cell>
          <table:table-cell table:style-name="ce49" table:formula="of:=IF(LEN([.$C121])&gt;3;MID([.$C121];5;1);-1)" office:value-type="string" office:string-value="M">
            <text:p>M</text:p>
          </table:table-cell>
          <table:table-cell table:style-name="ce49" table:formula="of:=VLOOKUP([.I121];['1'.$A$2:.$B$14];2)" office:value-type="string" office:string-value="オオバ">
            <text:p>オオバ</text:p>
          </table:table-cell>
          <table:table-cell table:style-name="ce49" table:formula="of:=VLOOKUP([.J121];['1'.$A$2:.$B$14];2)" office:value-type="string" office:string-value="ニンニク">
            <text:p>ニンニク</text:p>
          </table:table-cell>
          <table:table-cell table:style-name="ce49" table:formula="of:=VLOOKUP([.K121];['1'.$A$2:.$B$14];2)" office:value-type="string" office:string-value="生姜">
            <text:p>生姜</text:p>
          </table:table-cell>
          <table:table-cell table:style-name="ce49" table:formula="of:=VLOOKUP([.L121];['1'.$A$2:.$B$16];2)" office:value-type="string" office:string-value="スペアミント">
            <text:p>スペアミント</text:p>
          </table:table-cell>
          <table:table-cell table:style-name="ce49" table:formula="of:=VLOOKUP([.M121];['1'.$A$2:.$B$16];2)" office:value-type="string" office:string-value="お湯">
            <text:p>お湯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4" office:value-type="string">
            <text:p>CEFKM</text:p>
          </table:table-cell>
          <table:table-cell table:style-name="ce37" table:formula="of:=FIND(&quot;C&quot;;[.$C122];1)" office:value-type="float" office:value="1">
            <text:p>1</text:p>
          </table:table-cell>
          <table:table-cell table:style-name="ce37" table:formula="of:=FIND(&quot;K&quot;;[.$C122];1)" office:value-type="float" office:value="4">
            <text:p>4</text:p>
          </table:table-cell>
          <table:table-cell table:style-name="ce37" table:formula="of:=[.D122]*[.E122]" office:value-type="float" office:value="4">
            <text:p>4</text:p>
          </table:table-cell>
          <table:table-cell table:style-name="ce40" office:value-type="string">
            <text:p>2:2:1:2:4</text:p>
          </table:table-cell>
          <table:table-cell table:style-name="ce40" office:value-type="string">
            <text:p>1:1:1:1</text:p>
          </table:table-cell>
          <table:table-cell table:style-name="ce29" table:formula="of:=LEFT([.$C122];1)" office:value-type="string" office:string-value="C">
            <text:p>C</text:p>
          </table:table-cell>
          <table:table-cell table:style-name="ce49" table:formula="of:=MID([.$C122];2;1)" office:value-type="string" office:string-value="E">
            <text:p>E</text:p>
          </table:table-cell>
          <table:table-cell table:style-name="ce49" table:formula="of:=MID([.$C122];3;1)" office:value-type="string" office:string-value="F">
            <text:p>F</text:p>
          </table:table-cell>
          <table:table-cell table:style-name="ce49" table:formula="of:=IF(LEN([.$C122])&gt;3;MID([.$C122];4;1);-1)" office:value-type="string" office:string-value="K">
            <text:p>K</text:p>
          </table:table-cell>
          <table:table-cell table:style-name="ce49" table:formula="of:=IF(LEN([.$C122])&gt;3;MID([.$C122];5;1);-1)" office:value-type="string" office:string-value="M">
            <text:p>M</text:p>
          </table:table-cell>
          <table:table-cell table:style-name="ce49" table:formula="of:=VLOOKUP([.I122];['1'.$A$2:.$B$14];2)" office:value-type="string" office:string-value="オオバ">
            <text:p>オオバ</text:p>
          </table:table-cell>
          <table:table-cell table:style-name="ce49" table:formula="of:=VLOOKUP([.J122];['1'.$A$2:.$B$16];2)" office:value-type="string" office:string-value="ニンニク">
            <text:p>ニンニク</text:p>
          </table:table-cell>
          <table:table-cell table:style-name="ce49" table:formula="of:=VLOOKUP([.K122];['1'.$A$2:.$B$16];2)" office:value-type="string" office:string-value="生姜">
            <text:p>生姜</text:p>
          </table:table-cell>
          <table:table-cell table:style-name="ce49" table:formula="of:=VLOOKUP([.L122];['1'.$A$2:.$B$16];2)" office:value-type="string" office:string-value="スペアミント">
            <text:p>スペアミント</text:p>
          </table:table-cell>
          <table:table-cell table:style-name="ce49" table:formula="of:=VLOOKUP([.M122];['1'.$A$2:.$B$16];2)" office:value-type="string" office:string-value="お湯">
            <text:p>お湯</text:p>
          </table:table-cell>
          <table:table-cell table:style-name="ce51" office:value-type="string">
            <text:p>맛 : (1) 소옆. (2) 이어, 마늘. (3) 맛이 통통하고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4" office:value-type="string">
            <text:p>CEFKM</text:p>
          </table:table-cell>
          <table:table-cell table:style-name="ce37" table:formula="of:=FIND(&quot;C&quot;;[.$C123];1)" office:value-type="float" office:value="1">
            <text:p>1</text:p>
          </table:table-cell>
          <table:table-cell table:style-name="ce37" table:formula="of:=FIND(&quot;K&quot;;[.$C123];1)" office:value-type="float" office:value="4">
            <text:p>4</text:p>
          </table:table-cell>
          <table:table-cell table:style-name="ce37" table:formula="of:=[.D123]*[.E123]" office:value-type="float" office:value="4">
            <text:p>4</text:p>
          </table:table-cell>
          <table:table-cell table:style-name="ce40" office:value-type="string">
            <text:p>2:2:2:1:4</text:p>
          </table:table-cell>
          <table:table-cell table:style-name="ce40" office:value-type="string">
            <text:p>1:1:1:1</text:p>
          </table:table-cell>
          <table:table-cell table:style-name="ce29" table:formula="of:=LEFT([.$C123];1)" office:value-type="string" office:string-value="C">
            <text:p>C</text:p>
          </table:table-cell>
          <table:table-cell table:style-name="ce49" table:formula="of:=MID([.$C123];2;1)" office:value-type="string" office:string-value="E">
            <text:p>E</text:p>
          </table:table-cell>
          <table:table-cell table:style-name="ce49" table:formula="of:=MID([.$C123];3;1)" office:value-type="string" office:string-value="F">
            <text:p>F</text:p>
          </table:table-cell>
          <table:table-cell table:style-name="ce49" table:formula="of:=IF(LEN([.$C123])&gt;3;MID([.$C123];4;1);-1)" office:value-type="string" office:string-value="K">
            <text:p>K</text:p>
          </table:table-cell>
          <table:table-cell table:style-name="ce49" table:formula="of:=IF(LEN([.$C123])&gt;3;MID([.$C123];5;1);-1)" office:value-type="string" office:string-value="M">
            <text:p>M</text:p>
          </table:table-cell>
          <table:table-cell table:style-name="ce49" table:formula="of:=VLOOKUP([.I123];['1'.$A$2:.$B$14];2)" office:value-type="string" office:string-value="オオバ">
            <text:p>オオバ</text:p>
          </table:table-cell>
          <table:table-cell table:style-name="ce49" table:formula="of:=VLOOKUP([.J123];['1'.$A$2:.$B$16];2)" office:value-type="string" office:string-value="ニンニク">
            <text:p>ニンニク</text:p>
          </table:table-cell>
          <table:table-cell table:style-name="ce49" table:formula="of:=VLOOKUP([.K123];['1'.$A$2:.$B$16];2)" office:value-type="string" office:string-value="生姜">
            <text:p>生姜</text:p>
          </table:table-cell>
          <table:table-cell table:style-name="ce49" table:formula="of:=VLOOKUP([.L123];['1'.$A$2:.$B$16];2)" office:value-type="string" office:string-value="スペアミント">
            <text:p>スペアミント</text:p>
          </table:table-cell>
          <table:table-cell table:style-name="ce49" table:formula="of:=VLOOKUP([.M123];['1'.$A$2:.$B$16];2)" office:value-type="string" office:string-value="お湯">
            <text:p>お湯</text:p>
          </table:table-cell>
          <table:table-cell table:style-name="ce51" office:value-type="string">
            <text:p>맛 : 소옆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8">
            <text:p>198</text:p>
          </table:table-cell>
          <table:table-cell table:style-name="ce30" office:value-type="date" office:date-value="2023-01-25T01:14:46.9">
            <text:p>01/25 1:14</text:p>
          </table:table-cell>
          <table:table-cell table:style-name="ce34" office:value-type="string">
            <text:p>CEFKM</text:p>
          </table:table-cell>
          <table:table-cell table:style-name="ce37" table:formula="of:=FIND(&quot;C&quot;;[.$C124];1)" office:value-type="float" office:value="1">
            <text:p>1</text:p>
          </table:table-cell>
          <table:table-cell table:style-name="ce37" table:formula="of:=FIND(&quot;K&quot;;[.$C124];1)" office:value-type="float" office:value="4">
            <text:p>4</text:p>
          </table:table-cell>
          <table:table-cell table:style-name="ce37" table:formula="of:=[.D124]*[.E124]" office:value-type="float" office:value="4">
            <text:p>4</text:p>
          </table:table-cell>
          <table:table-cell table:style-name="ce40" office:value-type="string">
            <text:p>3:3:3:2:5</text:p>
          </table:table-cell>
          <table:table-cell table:style-name="ce40" office:value-type="string">
            <text:p>1:1:1:1</text:p>
          </table:table-cell>
          <table:table-cell table:style-name="ce29" table:formula="of:=LEFT([.$C124];1)" office:value-type="string" office:string-value="C">
            <text:p>C</text:p>
          </table:table-cell>
          <table:table-cell table:style-name="ce49" table:formula="of:=MID([.$C124];2;1)" office:value-type="string" office:string-value="E">
            <text:p>E</text:p>
          </table:table-cell>
          <table:table-cell table:style-name="ce49" table:formula="of:=MID([.$C124];3;1)" office:value-type="string" office:string-value="F">
            <text:p>F</text:p>
          </table:table-cell>
          <table:table-cell table:style-name="ce49" table:formula="of:=IF(LEN([.$C124])&gt;3;MID([.$C124];4;1);-1)" office:value-type="string" office:string-value="K">
            <text:p>K</text:p>
          </table:table-cell>
          <table:table-cell table:style-name="ce49" table:formula="of:=IF(LEN([.$C124])&gt;3;MID([.$C124];5;1);-1)" office:value-type="string" office:string-value="M">
            <text:p>M</text:p>
          </table:table-cell>
          <table:table-cell table:style-name="ce49" table:formula="of:=VLOOKUP([.I124];['1'.$A$2:.$B$14];2)" office:value-type="string" office:string-value="オオバ">
            <text:p>オオバ</text:p>
          </table:table-cell>
          <table:table-cell table:style-name="ce49" table:formula="of:=VLOOKUP([.J124];['1'.$A$2:.$B$16];2)" office:value-type="string" office:string-value="ニンニク">
            <text:p>ニンニク</text:p>
          </table:table-cell>
          <table:table-cell table:style-name="ce49" table:formula="of:=VLOOKUP([.K124];['1'.$A$2:.$B$16];2)" office:value-type="string" office:string-value="生姜">
            <text:p>生姜</text:p>
          </table:table-cell>
          <table:table-cell table:style-name="ce49" table:formula="of:=VLOOKUP([.L124];['1'.$A$2:.$B$16];2)" office:value-type="string" office:string-value="スペアミント">
            <text:p>スペアミント</text:p>
          </table:table-cell>
          <table:table-cell table:style-name="ce49" table:formula="of:=VLOOKUP([.M124];['1'.$A$2:.$B$16];2)" office:value-type="string" office:string-value="お湯">
            <text:p>お湯</text:p>
          </table:table-cell>
          <table:table-cell table:style-name="ce51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6">
            <text:p>206</text:p>
          </table:table-cell>
          <table:table-cell table:style-name="ce30" office:value-type="date" office:date-value="2023-01-27T01:38:40.77">
            <text:p>01/27 1:38</text:p>
          </table:table-cell>
          <table:table-cell table:style-name="ce34" office:value-type="string">
            <text:p>CEFLM</text:p>
          </table:table-cell>
          <table:table-cell table:style-name="ce37" table:formula="of:=FIND(&quot;C&quot;;[.$C125];1)" office:value-type="float" office:value="1">
            <text:p>1</text:p>
          </table:table-cell>
          <table:table-cell table:style-name="ce37" table:formula="of:=FIND(&quot;K&quot;;[.$C125];1)" office:value-type="float" office:value="0">
            <text:p>#VALUE!</text:p>
          </table:table-cell>
          <table:table-cell table:style-name="ce37" table:formula="of:=[.D125]*[.E125]" office:value-type="float" office:value="0">
            <text:p>#VALUE!</text:p>
          </table:table-cell>
          <table:table-cell table:style-name="ce40" office:value-type="string">
            <text:p>2:2:2:3:4</text:p>
          </table:table-cell>
          <table:table-cell table:style-name="ce40" office:value-type="string">
            <text:p>1</text:p>
          </table:table-cell>
          <table:table-cell table:style-name="ce29" table:formula="of:=LEFT([.$C125];1)" office:value-type="string" office:string-value="C">
            <text:p>C</text:p>
          </table:table-cell>
          <table:table-cell table:style-name="ce49" table:formula="of:=MID([.$C125];2;1)" office:value-type="string" office:string-value="E">
            <text:p>E</text:p>
          </table:table-cell>
          <table:table-cell table:style-name="ce49" table:formula="of:=MID([.$C125];3;1)" office:value-type="string" office:string-value="F">
            <text:p>F</text:p>
          </table:table-cell>
          <table:table-cell table:style-name="ce49" table:formula="of:=IF(LEN([.$C125])&gt;3;MID([.$C125];4;1);-1)" office:value-type="string" office:string-value="L">
            <text:p>L</text:p>
          </table:table-cell>
          <table:table-cell table:style-name="ce49" table:formula="of:=IF(LEN([.$C125])&gt;3;MID([.$C125];5;1);-1)" office:value-type="string" office:string-value="M">
            <text:p>M</text:p>
          </table:table-cell>
          <table:table-cell table:style-name="ce49" table:formula="of:=VLOOKUP([.I125];['1'.$A$2:.$B$14];2)" office:value-type="string" office:string-value="オオバ">
            <text:p>オオバ</text:p>
          </table:table-cell>
          <table:table-cell table:style-name="ce49" table:formula="of:=VLOOKUP([.J125];['1'.$A$2:.$B$16];2)" office:value-type="string" office:string-value="ニンニク">
            <text:p>ニンニク</text:p>
          </table:table-cell>
          <table:table-cell table:style-name="ce49" table:formula="of:=VLOOKUP([.K125];['1'.$A$2:.$B$16];2)" office:value-type="string" office:string-value="生姜">
            <text:p>生姜</text:p>
          </table:table-cell>
          <table:table-cell table:style-name="ce49" table:formula="of:=VLOOKUP([.L125];['1'.$A$2:.$B$16];2)" office:value-type="string" office:string-value="日本酒（米だけの）">
            <text:p>日本酒（米だけの）</text:p>
          </table:table-cell>
          <table:table-cell table:style-name="ce49" table:formula="of:=VLOOKUP([.M125];['1'.$A$2:.$B$16];2)" office:value-type="string" office:string-value="お湯">
            <text:p>お湯</text:p>
          </table:table-cell>
          <table:table-cell table:style-name="ce51" office:value-type="string">
            <text:p>맛 : (1) 가온 시간 : 50 초. 소옆인가. 가지거나 한(일본어 : もったり)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7">
          <table:table-cell table:style-name="ce28" office:value-type="float" office:value="281">
            <text:p>281</text:p>
          </table:table-cell>
          <table:table-cell table:style-name="ce30" office:value-type="date" office:date-value="2023-02-19T01:34:13.72">
            <text:p>02/19 1:34</text:p>
          </table:table-cell>
          <table:table-cell table:style-name="ce34" office:value-type="string">
            <text:p>CEI</text:p>
          </table:table-cell>
          <table:table-cell table:style-name="ce37" table:formula="of:=FIND(&quot;C&quot;;[.$C126];1)" office:value-type="float" office:value="1">
            <text:p>1</text:p>
          </table:table-cell>
          <table:table-cell table:style-name="ce37" table:formula="of:=FIND(&quot;K&quot;;[.$C126];1)" office:value-type="float" office:value="0">
            <text:p>#VALUE!</text:p>
          </table:table-cell>
          <table:table-cell table:style-name="ce37" table:formula="of:=[.D126]*[.E126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1:2:1</text:p>
          </table:table-cell>
          <table:table-cell table:style-name="ce29" table:formula="of:=LEFT([.$C126];1)" office:value-type="string" office:string-value="C">
            <text:p>C</text:p>
          </table:table-cell>
          <table:table-cell table:style-name="ce49" table:formula="of:=MID([.$C126];2;1)" office:value-type="string" office:string-value="E">
            <text:p>E</text:p>
          </table:table-cell>
          <table:table-cell table:style-name="ce49" table:formula="of:=MID([.$C126];3;1)" office:value-type="string" office:string-value="I">
            <text:p>I</text:p>
          </table:table-cell>
          <table:table-cell table:style-name="ce49" table:formula="of:=IF(LEN([.$C126])&gt;3;MID([.$C126];4;1);-1)" office:value-type="float" office:value="-1">
            <text:p>-1</text:p>
          </table:table-cell>
          <table:table-cell table:style-name="ce49" table:formula="of:=IF(LEN([.$C126])&gt;3;MID([.$C126];5;1);-1)" office:value-type="float" office:value="-1">
            <text:p>-1</text:p>
          </table:table-cell>
          <table:table-cell table:style-name="ce49" table:formula="of:=VLOOKUP([.I126];['1'.$A$2:.$B$14];2)" office:value-type="string" office:string-value="オオバ">
            <text:p>オオバ</text:p>
          </table:table-cell>
          <table:table-cell table:style-name="ce49" table:formula="of:=VLOOKUP([.J126];['1'.$A$2:.$B$16];2)" office:value-type="string" office:string-value="ニンニク">
            <text:p>ニンニク</text:p>
          </table:table-cell>
          <table:table-cell table:style-name="ce49" table:formula="of:=VLOOKUP([.K126];['1'.$A$2:.$B$16];2)" office:value-type="string" office:string-value="ローズマリー">
            <text:p>ローズマリー</text:p>
          </table:table-cell>
          <table:table-cell table:style-name="ce49" table:formula="of:=VLOOKUP([.L126];['1'.$A$2:.$B$16];2)" office:value-type="float" office:value="0">
            <text:p>#N/A</text:p>
          </table:table-cell>
          <table:table-cell table:style-name="ce49" table:formula="of:=VLOOKUP([.M126];['1'.$A$2:.$B$16];2)" office:value-type="float" office:value="0">
            <text:p>#N/A</text:p>
          </table:table-cell>
          <table:table-cell table:style-name="ce51" office:value-type="string">
            <text:p>맛 : (1) 로즈마리. (2) 뒷맛으로 마늘의 `카아아`라고 뜨거워지는 입맛, 있음. </text:p>
            <text:p>(3) 소옆 --&gt; 입맛의 가장 외쪽에 떫은 맛, 있음. 이거, 소옆인가. </text:p>
            <text:p>(4) `비공 냄새`(자신이 명명) --&gt; 로즈마리, 있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 office:value-type="date" office:date-value="2023-01-28T01:26:03.36">
            <text:p>01/28 1:26</text:p>
          </table:table-cell>
          <table:table-cell table:style-name="ce34" office:value-type="string">
            <text:p>CEILM</text:p>
          </table:table-cell>
          <table:table-cell table:style-name="ce37" table:formula="of:=FIND(&quot;C&quot;;[.$C127];1)" office:value-type="float" office:value="1">
            <text:p>1</text:p>
          </table:table-cell>
          <table:table-cell table:style-name="ce37" table:formula="of:=FIND(&quot;K&quot;;[.$C127];1)" office:value-type="float" office:value="0">
            <text:p>#VALUE!</text:p>
          </table:table-cell>
          <table:table-cell table:style-name="ce37" table:formula="of:=[.D127]*[.E127]" office:value-type="float" office:value="0">
            <text:p>#VALUE!</text:p>
          </table:table-cell>
          <table:table-cell table:style-name="ce40" office:value-type="string">
            <text:p>2:2:2:2:8</text:p>
          </table:table-cell>
          <table:table-cell table:style-name="ce40"/>
          <table:table-cell table:style-name="ce29" table:formula="of:=LEFT([.$C127];1)" office:value-type="string" office:string-value="C">
            <text:p>C</text:p>
          </table:table-cell>
          <table:table-cell table:style-name="ce49" table:formula="of:=MID([.$C127];2;1)" office:value-type="string" office:string-value="E">
            <text:p>E</text:p>
          </table:table-cell>
          <table:table-cell table:style-name="ce49" table:formula="of:=MID([.$C127];3;1)" office:value-type="string" office:string-value="I">
            <text:p>I</text:p>
          </table:table-cell>
          <table:table-cell table:style-name="ce49" table:formula="of:=IF(LEN([.$C127])&gt;3;MID([.$C127];4;1);-1)" office:value-type="string" office:string-value="L">
            <text:p>L</text:p>
          </table:table-cell>
          <table:table-cell table:style-name="ce49" table:formula="of:=IF(LEN([.$C127])&gt;3;MID([.$C127];5;1);-1)" office:value-type="string" office:string-value="M">
            <text:p>M</text:p>
          </table:table-cell>
          <table:table-cell table:style-name="ce49" table:formula="of:=VLOOKUP([.I127];['1'.$A$2:.$B$14];2)" office:value-type="string" office:string-value="オオバ">
            <text:p>オオバ</text:p>
          </table:table-cell>
          <table:table-cell table:style-name="ce49" table:formula="of:=VLOOKUP([.J127];['1'.$A$2:.$B$16];2)" office:value-type="string" office:string-value="ニンニク">
            <text:p>ニンニク</text:p>
          </table:table-cell>
          <table:table-cell table:style-name="ce49" table:formula="of:=VLOOKUP([.K127];['1'.$A$2:.$B$16];2)" office:value-type="string" office:string-value="ローズマリー">
            <text:p>ローズマリー</text:p>
          </table:table-cell>
          <table:table-cell table:style-name="ce49" table:formula="of:=VLOOKUP([.L127];['1'.$A$2:.$B$16];2)" office:value-type="string" office:string-value="日本酒（米だけの）">
            <text:p>日本酒（米だけの）</text:p>
          </table:table-cell>
          <table:table-cell table:style-name="ce49" table:formula="of:=VLOOKUP([.M127];['1'.$A$2:.$B$16];2)" office:value-type="string" office:string-value="お湯">
            <text:p>お湯</text:p>
          </table:table-cell>
          <table:table-cell table:style-name="ce51" office:value-type="string">
            <text:p>맛 : (1) 소옆, 로즈마리, 반반. (2) 바로 이어서, <text:s/>마늘. (3) 가온 시간 : 70 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7">
          <table:table-cell table:style-name="ce28" office:value-type="float" office:value="286">
            <text:p>286</text:p>
          </table:table-cell>
          <table:table-cell table:style-name="ce30" office:value-type="date" office:date-value="2023-02-20T01:33:08.28">
            <text:p>02/20 1:33</text:p>
          </table:table-cell>
          <table:table-cell table:style-name="ce34" office:value-type="string">
            <text:p>CEK</text:p>
          </table:table-cell>
          <table:table-cell table:style-name="ce37" table:formula="of:=FIND(&quot;C&quot;;[.$C128];1)" office:value-type="float" office:value="1">
            <text:p>1</text:p>
          </table:table-cell>
          <table:table-cell table:style-name="ce37" table:formula="of:=FIND(&quot;K&quot;;[.$C128];1)" office:value-type="float" office:value="3">
            <text:p>3</text:p>
          </table:table-cell>
          <table:table-cell table:style-name="ce37" table:formula="of:=[.D128]*[.E128]" office:value-type="float" office:value="3">
            <text:p>3</text:p>
          </table:table-cell>
          <table:table-cell table:style-name="ce40" office:value-type="string">
            <text:p>2:1:2</text:p>
          </table:table-cell>
          <table:table-cell table:style-name="ce40" office:value-type="string">
            <text:p>1:2:1</text:p>
          </table:table-cell>
          <table:table-cell table:style-name="ce29" table:formula="of:=LEFT([.$C128];1)" office:value-type="string" office:string-value="C">
            <text:p>C</text:p>
          </table:table-cell>
          <table:table-cell table:style-name="ce49" table:formula="of:=MID([.$C128];2;1)" office:value-type="string" office:string-value="E">
            <text:p>E</text:p>
          </table:table-cell>
          <table:table-cell table:style-name="ce49" table:formula="of:=MID([.$C128];3;1)" office:value-type="string" office:string-value="K">
            <text:p>K</text:p>
          </table:table-cell>
          <table:table-cell table:style-name="ce49" table:formula="of:=IF(LEN([.$C128])&gt;3;MID([.$C128];4;1);-1)" office:value-type="float" office:value="-1">
            <text:p>-1</text:p>
          </table:table-cell>
          <table:table-cell table:style-name="ce49" table:formula="of:=IF(LEN([.$C128])&gt;3;MID([.$C128];5;1);-1)" office:value-type="float" office:value="-1">
            <text:p>-1</text:p>
          </table:table-cell>
          <table:table-cell table:style-name="ce49" table:formula="of:=VLOOKUP([.I128];['1'.$A$2:.$B$14];2)" office:value-type="string" office:string-value="オオバ">
            <text:p>オオバ</text:p>
          </table:table-cell>
          <table:table-cell table:style-name="ce49" table:formula="of:=VLOOKUP([.J128];['1'.$A$2:.$B$16];2)" office:value-type="string" office:string-value="ニンニク">
            <text:p>ニンニク</text:p>
          </table:table-cell>
          <table:table-cell table:style-name="ce49" table:formula="of:=VLOOKUP([.K128];['1'.$A$2:.$B$16];2)" office:value-type="string" office:string-value="スペアミント">
            <text:p>スペアミント</text:p>
          </table:table-cell>
          <table:table-cell table:style-name="ce49" table:formula="of:=VLOOKUP([.L128];['1'.$A$2:.$B$16];2)" office:value-type="float" office:value="0">
            <text:p>#N/A</text:p>
          </table:table-cell>
          <table:table-cell table:style-name="ce49" table:formula="of:=VLOOKUP([.M128];['1'.$A$2:.$B$16];2)" office:value-type="float" office:value="0">
            <text:p>#N/A</text:p>
          </table:table-cell>
          <table:table-cell table:style-name="ce51" office:value-type="string">
            <text:p>맛 : (1) 소옆 (2) 뜨거워지는 맛, 있음. </text:p>
            <text:p>(3) 희미하게 감미, 있음 --&gt; 스피어민트의 감미인가. 소옆에서도 감미, 있음. </text:p>
            <text:p>하지만, 소옆의 감미보다, 음악을 사용하면, 하나 전음(全音) 높은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4" office:value-type="string">
            <text:p>CEKM</text:p>
          </table:table-cell>
          <table:table-cell table:style-name="ce37" table:formula="of:=FIND(&quot;C&quot;;[.$C129];1)" office:value-type="float" office:value="1">
            <text:p>1</text:p>
          </table:table-cell>
          <table:table-cell table:style-name="ce37" table:formula="of:=FIND(&quot;K&quot;;[.$C129];1)" office:value-type="float" office:value="3">
            <text:p>3</text:p>
          </table:table-cell>
          <table:table-cell table:style-name="ce37" table:formula="of:=[.D129]*[.E129]" office:value-type="float" office:value="3">
            <text:p>3</text:p>
          </table:table-cell>
          <table:table-cell table:style-name="ce40" office:value-type="string">
            <text:p>2:1:2:3</text:p>
          </table:table-cell>
          <table:table-cell table:style-name="ce40" office:value-type="string">
            <text:p>1:1:1</text:p>
          </table:table-cell>
          <table:table-cell table:style-name="ce29" table:formula="of:=LEFT([.$C129];1)" office:value-type="string" office:string-value="C">
            <text:p>C</text:p>
          </table:table-cell>
          <table:table-cell table:style-name="ce49" table:formula="of:=MID([.$C129];2;1)" office:value-type="string" office:string-value="E">
            <text:p>E</text:p>
          </table:table-cell>
          <table:table-cell table:style-name="ce49" table:formula="of:=MID([.$C129];3;1)" office:value-type="string" office:string-value="K">
            <text:p>K</text:p>
          </table:table-cell>
          <table:table-cell table:style-name="ce49" table:formula="of:=IF(LEN([.$C129])&gt;3;MID([.$C129];4;1);-1)" office:value-type="string" office:string-value="M">
            <text:p>M</text:p>
          </table:table-cell>
          <table:table-cell table:style-name="ce49" table:formula="of:=IF(LEN([.$C129])&gt;3;MID([.$C129];5;1);-1)">
            <text:p/>
          </table:table-cell>
          <table:table-cell table:style-name="ce49" table:formula="of:=VLOOKUP([.I129];['1'.$A$2:.$B$14];2)" office:value-type="string" office:string-value="オオバ">
            <text:p>オオバ</text:p>
          </table:table-cell>
          <table:table-cell table:style-name="ce49" table:formula="of:=VLOOKUP([.J129];['1'.$A$2:.$B$16];2)" office:value-type="string" office:string-value="ニンニク">
            <text:p>ニンニク</text:p>
          </table:table-cell>
          <table:table-cell table:style-name="ce49" table:formula="of:=VLOOKUP([.K129];['1'.$A$2:.$B$16];2)" office:value-type="string" office:string-value="スペアミント">
            <text:p>スペアミント</text:p>
          </table:table-cell>
          <table:table-cell table:style-name="ce49" table:formula="of:=VLOOKUP([.L129];['1'.$A$2:.$B$16];2)" office:value-type="string" office:string-value="お湯">
            <text:p>お湯</text:p>
          </table:table-cell>
          <table:table-cell table:style-name="ce49" table:formula="of:=VLOOKUP([.M129];['1'.$A$2:.$B$16];2)" office:value-type="float" office:value="0">
            <text:p>#N/A</text:p>
          </table:table-cell>
          <table:table-cell table:style-name="ce51" office:value-type="string">
            <text:p>(1) 혀에 느끼는 것은 소옆. 단, 소옆 단독보다 부드러운 맛. (2) 마늘 : 거의 맛은 느끼지 않는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15">
            <text:p>215</text:p>
          </table:table-cell>
          <table:table-cell table:style-name="ce30" office:value-type="date" office:date-value="2023-01-31T01:54:03.27">
            <text:p>01/31 1:54</text:p>
          </table:table-cell>
          <table:table-cell table:style-name="ce34" office:value-type="string">
            <text:p>CELM</text:p>
          </table:table-cell>
          <table:table-cell table:style-name="ce37" table:formula="of:=FIND(&quot;C&quot;;[.$C130];1)" office:value-type="float" office:value="1">
            <text:p>1</text:p>
          </table:table-cell>
          <table:table-cell table:style-name="ce37" table:formula="of:=FIND(&quot;K&quot;;[.$C130];1)" office:value-type="float" office:value="0">
            <text:p>#VALUE!</text:p>
          </table:table-cell>
          <table:table-cell table:style-name="ce37" table:formula="of:=[.D130]*[.E130]" office:value-type="float" office:value="0">
            <text:p>#VALUE!</text:p>
          </table:table-cell>
          <table:table-cell table:style-name="ce40" office:value-type="string">
            <text:p>2:2:6:5</text:p>
          </table:table-cell>
          <table:table-cell table:style-name="ce40"/>
          <table:table-cell table:style-name="ce29" table:formula="of:=LEFT([.$C130];1)" office:value-type="string" office:string-value="C">
            <text:p>C</text:p>
          </table:table-cell>
          <table:table-cell table:style-name="ce49" table:formula="of:=MID([.$C130];2;1)" office:value-type="string" office:string-value="E">
            <text:p>E</text:p>
          </table:table-cell>
          <table:table-cell table:style-name="ce49" table:formula="of:=MID([.$C130];3;1)" office:value-type="string" office:string-value="L">
            <text:p>L</text:p>
          </table:table-cell>
          <table:table-cell table:style-name="ce49" table:formula="of:=IF(LEN([.$C130])&gt;3;MID([.$C130];4;1);-1)" office:value-type="string" office:string-value="M">
            <text:p>M</text:p>
          </table:table-cell>
          <table:table-cell table:style-name="ce49" table:formula="of:=IF(LEN([.$C130])&gt;3;MID([.$C130];5;1);-1)">
            <text:p/>
          </table:table-cell>
          <table:table-cell table:style-name="ce49" table:formula="of:=VLOOKUP([.I130];['1'.$A$2:.$B$14];2)" office:value-type="string" office:string-value="オオバ">
            <text:p>オオバ</text:p>
          </table:table-cell>
          <table:table-cell table:style-name="ce49" table:formula="of:=VLOOKUP([.J130];['1'.$A$2:.$B$16];2)" office:value-type="string" office:string-value="ニンニク">
            <text:p>ニンニク</text:p>
          </table:table-cell>
          <table:table-cell table:style-name="ce49" table:formula="of:=VLOOKUP([.K130];['1'.$A$2:.$B$16];2)" office:value-type="string" office:string-value="日本酒（米だけの）">
            <text:p>日本酒（米だけの）</text:p>
          </table:table-cell>
          <table:table-cell table:style-name="ce49" table:formula="of:=VLOOKUP([.L130];['1'.$A$2:.$B$16];2)" office:value-type="string" office:string-value="お湯">
            <text:p>お湯</text:p>
          </table:table-cell>
          <table:table-cell table:style-name="ce49" table:formula="of:=VLOOKUP([.M130];['1'.$A$2:.$B$16];2)" office:value-type="float" office:value="0">
            <text:p>#N/A</text:p>
          </table:table-cell>
          <table:table-cell table:style-name="ce51" office:value-type="string">
            <text:p>(1) 맛 : 포근한 맛. 맛에 두께가 있다. '깊은' 이 아니라, '두께' 라는 표현을 선택하고 싶다.</text:p>
            <text:p>(2) 따뜻한 물. 5 잔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4" office:value-type="string">
            <text:p>CFH</text:p>
          </table:table-cell>
          <table:table-cell table:style-name="ce37" table:formula="of:=FIND(&quot;C&quot;;[.$C131];1)" office:value-type="float" office:value="1">
            <text:p>1</text:p>
          </table:table-cell>
          <table:table-cell table:style-name="ce37" table:formula="of:=FIND(&quot;K&quot;;[.$C131];1)" office:value-type="float" office:value="0">
            <text:p>#VALUE!</text:p>
          </table:table-cell>
          <table:table-cell table:style-name="ce37" table:formula="of:=[.D131]*[.E131]" office:value-type="float" office:value="0">
            <text:p>#VALUE!</text:p>
          </table:table-cell>
          <table:table-cell table:style-name="ce40" office:value-type="string">
            <text:p>2:1:2</text:p>
          </table:table-cell>
          <table:table-cell table:style-name="ce40" office:value-type="string">
            <text:p>2:1:1</text:p>
          </table:table-cell>
          <table:table-cell table:style-name="ce29" table:formula="of:=LEFT([.$C131];1)" office:value-type="string" office:string-value="C">
            <text:p>C</text:p>
          </table:table-cell>
          <table:table-cell table:style-name="ce49" table:formula="of:=MID([.$C131];2;1)" office:value-type="string" office:string-value="F">
            <text:p>F</text:p>
          </table:table-cell>
          <table:table-cell table:style-name="ce49" table:formula="of:=MID([.$C131];3;1)" office:value-type="string" office:string-value="H">
            <text:p>H</text:p>
          </table:table-cell>
          <table:table-cell table:style-name="ce49" table:formula="of:=IF(LEN([.$C131])&gt;3;MID([.$C131];4;1);-1)" office:value-type="float" office:value="-1">
            <text:p>-1</text:p>
          </table:table-cell>
          <table:table-cell table:style-name="ce49" table:formula="of:=IF(LEN([.$C131])&gt;3;MID([.$C131];5;1);-1)" office:value-type="float" office:value="-1">
            <text:p>-1</text:p>
          </table:table-cell>
          <table:table-cell table:style-name="ce49" table:formula="of:=VLOOKUP([.I131];['1'.$A$2:.$B$14];2)" office:value-type="string" office:string-value="オオバ">
            <text:p>オオバ</text:p>
          </table:table-cell>
          <table:table-cell table:style-name="ce49" table:formula="of:=VLOOKUP([.J131];['1'.$A$2:.$B$14];2)" office:value-type="string" office:string-value="生姜">
            <text:p>生姜</text:p>
          </table:table-cell>
          <table:table-cell table:style-name="ce49" table:formula="of:=VLOOKUP([.K131];['1'.$A$2:.$B$14];2)" office:value-type="string" office:string-value="ペパーミント">
            <text:p>ペパーミント</text:p>
          </table:table-cell>
          <table:table-cell table:style-name="ce49" table:formula="of:=VLOOKUP([.L131];['1'.$A$2:.$B$15];2)" office:value-type="float" office:value="0">
            <text:p>#N/A</text:p>
          </table:table-cell>
          <table:table-cell table:style-name="ce49" table:formula="of:=VLOOKUP([.M131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4" office:value-type="string">
            <text:p>CFH</text:p>
          </table:table-cell>
          <table:table-cell table:style-name="ce37" table:formula="of:=FIND(&quot;C&quot;;[.$C132];1)" office:value-type="float" office:value="1">
            <text:p>1</text:p>
          </table:table-cell>
          <table:table-cell table:style-name="ce37" table:formula="of:=FIND(&quot;K&quot;;[.$C132];1)" office:value-type="float" office:value="0">
            <text:p>#VALUE!</text:p>
          </table:table-cell>
          <table:table-cell table:style-name="ce37" table:formula="of:=[.D132]*[.E132]" office:value-type="float" office:value="0">
            <text:p>#VALUE!</text:p>
          </table:table-cell>
          <table:table-cell table:style-name="ce40" office:value-type="string">
            <text:p>2:1:2</text:p>
          </table:table-cell>
          <table:table-cell table:style-name="ce40" office:value-type="string">
            <text:p>2:1:3</text:p>
          </table:table-cell>
          <table:table-cell table:style-name="ce29" table:formula="of:=LEFT([.$C132];1)" office:value-type="string" office:string-value="C">
            <text:p>C</text:p>
          </table:table-cell>
          <table:table-cell table:style-name="ce49" table:formula="of:=MID([.$C132];2;1)" office:value-type="string" office:string-value="F">
            <text:p>F</text:p>
          </table:table-cell>
          <table:table-cell table:style-name="ce49" table:formula="of:=MID([.$C132];3;1)" office:value-type="string" office:string-value="H">
            <text:p>H</text:p>
          </table:table-cell>
          <table:table-cell table:style-name="ce49" table:formula="of:=IF(LEN([.$C132])&gt;3;MID([.$C132];4;1);-1)" office:value-type="float" office:value="-1">
            <text:p>-1</text:p>
          </table:table-cell>
          <table:table-cell table:style-name="ce49" table:formula="of:=IF(LEN([.$C132])&gt;3;MID([.$C132];5;1);-1)" office:value-type="float" office:value="-1">
            <text:p>-1</text:p>
          </table:table-cell>
          <table:table-cell table:style-name="ce49" table:formula="of:=VLOOKUP([.I132];['1'.$A$2:.$B$14];2)" office:value-type="string" office:string-value="オオバ">
            <text:p>オオバ</text:p>
          </table:table-cell>
          <table:table-cell table:style-name="ce49" table:formula="of:=VLOOKUP([.J132];['1'.$A$2:.$B$14];2)" office:value-type="string" office:string-value="生姜">
            <text:p>生姜</text:p>
          </table:table-cell>
          <table:table-cell table:style-name="ce49" table:formula="of:=VLOOKUP([.K132];['1'.$A$2:.$B$14];2)" office:value-type="string" office:string-value="ペパーミント">
            <text:p>ペパーミント</text:p>
          </table:table-cell>
          <table:table-cell table:style-name="ce49" table:formula="of:=VLOOKUP([.L132];['1'.$A$2:.$B$15];2)" office:value-type="float" office:value="0">
            <text:p>#N/A</text:p>
          </table:table-cell>
          <table:table-cell table:style-name="ce49" table:formula="of:=VLOOKUP([.M132];['1'.$A$2:.$B$15];2)" office:value-type="float" office:value="0">
            <text:p>#N/A</text:p>
          </table:table-cell>
          <table:table-cell table:style-name="ce51" office:value-type="string">
            <text:p>맛 : (1) 소옆인가. 물로 엷은게 했던 처럼, 가벼운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0">
            <text:p>260</text:p>
          </table:table-cell>
          <table:table-cell table:style-name="ce30" office:value-type="date" office:date-value="2023-02-13T01:35:31.9">
            <text:p>02/13 1:35</text:p>
          </table:table-cell>
          <table:table-cell table:style-name="ce34" office:value-type="string">
            <text:p>CI</text:p>
          </table:table-cell>
          <table:table-cell table:style-name="ce37" table:number-columns-repeated="3"/>
          <table:table-cell table:style-name="ce40" office:value-type="string">
            <text:p>1.5:1.5</text:p>
          </table:table-cell>
          <table:table-cell table:style-name="ce40" office:value-type="string">
            <text:p>1:1</text:p>
          </table:table-cell>
          <table:table-cell table:style-name="ce29" table:formula="of:=LEFT([.$C133];1)" office:value-type="string" office:string-value="C">
            <text:p>C</text:p>
          </table:table-cell>
          <table:table-cell table:style-name="ce49" table:formula="of:=MID([.$C133];2;1)" office:value-type="string" office:string-value="I">
            <text:p>I</text:p>
          </table:table-cell>
          <table:table-cell table:style-name="ce49" table:formula="of:=MID([.$C133];3;1)">
            <text:p/>
          </table:table-cell>
          <table:table-cell table:style-name="ce49" table:formula="of:=IF(LEN([.$C133])&gt;3;MID([.$C133];4;1);-1)" office:value-type="float" office:value="-1">
            <text:p>-1</text:p>
          </table:table-cell>
          <table:table-cell table:style-name="ce49" table:formula="of:=IF(LEN([.$C133])&gt;3;MID([.$C133];5;1);-1)" office:value-type="float" office:value="-1">
            <text:p>-1</text:p>
          </table:table-cell>
          <table:table-cell table:style-name="ce49" table:formula="of:=VLOOKUP([.I133];['1'.$A$2:.$B$14];2)" office:value-type="string" office:string-value="オオバ">
            <text:p>オオバ</text:p>
          </table:table-cell>
          <table:table-cell table:style-name="ce49" table:formula="of:=VLOOKUP([.J133];['1'.$A$2:.$B$16];2)" office:value-type="string" office:string-value="ローズマリー">
            <text:p>ローズマリー</text:p>
          </table:table-cell>
          <table:table-cell table:style-name="ce49" table:formula="of:=VLOOKUP([.K133];['1'.$A$2:.$B$16];2)" office:value-type="float" office:value="0">
            <text:p>#N/A</text:p>
          </table:table-cell>
          <table:table-cell table:style-name="ce49" table:formula="of:=VLOOKUP([.L133];['1'.$A$2:.$B$16];2)" office:value-type="float" office:value="0">
            <text:p>#N/A</text:p>
          </table:table-cell>
          <table:table-cell table:style-name="ce49" table:formula="of:=VLOOKUP([.M133];['1'.$A$2:.$B$16];2)" office:value-type="float" office:value="0">
            <text:p>#N/A</text:p>
          </table:table-cell>
          <table:table-cell table:style-name="ce51" office:value-type="string">
            <text:p>맛 : (1) 로즈마리. 61와 같다. (2) 소옆 --&gt; 없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5">
            <text:p>265</text:p>
          </table:table-cell>
          <table:table-cell table:style-name="ce30" office:value-type="date" office:date-value="2023-02-14T01:54:18.62">
            <text:p>02/14 1:54</text:p>
          </table:table-cell>
          <table:table-cell table:style-name="ce34" office:value-type="string">
            <text:p>CI</text:p>
          </table:table-cell>
          <table:table-cell table:style-name="ce37" table:number-columns-repeated="3"/>
          <table:table-cell table:style-name="ce40" office:value-type="string">
            <text:p>1.5:1.5</text:p>
          </table:table-cell>
          <table:table-cell table:style-name="ce40"/>
          <table:table-cell table:style-name="ce29" table:formula="of:=LEFT([.$C134];1)" office:value-type="string" office:string-value="C">
            <text:p>C</text:p>
          </table:table-cell>
          <table:table-cell table:style-name="ce49" table:formula="of:=MID([.$C134];2;1)" office:value-type="string" office:string-value="I">
            <text:p>I</text:p>
          </table:table-cell>
          <table:table-cell table:style-name="ce49" table:formula="of:=MID([.$C134];3;1)">
            <text:p/>
          </table:table-cell>
          <table:table-cell table:style-name="ce49" table:formula="of:=IF(LEN([.$C134])&gt;3;MID([.$C134];4;1);-1)" office:value-type="float" office:value="-1">
            <text:p>-1</text:p>
          </table:table-cell>
          <table:table-cell table:style-name="ce49" table:formula="of:=IF(LEN([.$C134])&gt;3;MID([.$C134];5;1);-1)" office:value-type="float" office:value="-1">
            <text:p>-1</text:p>
          </table:table-cell>
          <table:table-cell table:style-name="ce49" table:formula="of:=VLOOKUP([.I134];['1'.$A$2:.$B$14];2)" office:value-type="string" office:string-value="オオバ">
            <text:p>オオバ</text:p>
          </table:table-cell>
          <table:table-cell table:style-name="ce49" table:formula="of:=VLOOKUP([.J134];['1'.$A$2:.$B$16];2)" office:value-type="string" office:string-value="ローズマリー">
            <text:p>ローズマリー</text:p>
          </table:table-cell>
          <table:table-cell table:style-name="ce49" table:formula="of:=VLOOKUP([.K134];['1'.$A$2:.$B$16];2)" office:value-type="float" office:value="0">
            <text:p>#N/A</text:p>
          </table:table-cell>
          <table:table-cell table:style-name="ce49" table:formula="of:=VLOOKUP([.L134];['1'.$A$2:.$B$16];2)" office:value-type="float" office:value="0">
            <text:p>#N/A</text:p>
          </table:table-cell>
          <table:table-cell table:style-name="ce49" table:formula="of:=VLOOKUP([.M134];['1'.$A$2:.$B$16];2)" office:value-type="float" office:value="0">
            <text:p>#N/A</text:p>
          </table:table-cell>
          <table:table-cell table:style-name="ce51" office:value-type="string">
            <text:p>맛 : (1) 260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1">
            <text:p>271</text:p>
          </table:table-cell>
          <table:table-cell table:style-name="ce30" office:value-type="date" office:date-value="2023-02-16T01:37:08.09">
            <text:p>02/16 1:37</text:p>
          </table:table-cell>
          <table:table-cell table:style-name="ce34" office:value-type="string">
            <text:p>CI</text:p>
          </table:table-cell>
          <table:table-cell table:style-name="ce37" table:formula="of:=FIND(&quot;C&quot;;[.$C135];1)" office:value-type="float" office:value="1">
            <text:p>1</text:p>
          </table:table-cell>
          <table:table-cell table:style-name="ce37" table:formula="of:=FIND(&quot;K&quot;;[.$C135];1)" office:value-type="float" office:value="0">
            <text:p>#VALUE!</text:p>
          </table:table-cell>
          <table:table-cell table:style-name="ce37" table:formula="of:=[.D135]*[.E135]" office:value-type="float" office:value="0">
            <text:p>#VALUE!</text:p>
          </table:table-cell>
          <table:table-cell table:style-name="ce40" office:value-type="string">
            <text:p>2:1</text:p>
          </table:table-cell>
          <table:table-cell table:style-name="ce40"/>
          <table:table-cell table:style-name="ce29" table:formula="of:=LEFT([.$C135];1)" office:value-type="string" office:string-value="C">
            <text:p>C</text:p>
          </table:table-cell>
          <table:table-cell table:style-name="ce49" table:formula="of:=MID([.$C135];2;1)" office:value-type="string" office:string-value="I">
            <text:p>I</text:p>
          </table:table-cell>
          <table:table-cell table:style-name="ce49" table:formula="of:=MID([.$C135];3;1)">
            <text:p/>
          </table:table-cell>
          <table:table-cell table:style-name="ce49" table:formula="of:=IF(LEN([.$C135])&gt;3;MID([.$C135];4;1);-1)" office:value-type="float" office:value="-1">
            <text:p>-1</text:p>
          </table:table-cell>
          <table:table-cell table:style-name="ce49" table:formula="of:=IF(LEN([.$C135])&gt;3;MID([.$C135];5;1);-1)" office:value-type="float" office:value="-1">
            <text:p>-1</text:p>
          </table:table-cell>
          <table:table-cell table:style-name="ce49" table:formula="of:=VLOOKUP([.I135];['1'.$A$2:.$B$14];2)" office:value-type="string" office:string-value="オオバ">
            <text:p>オオバ</text:p>
          </table:table-cell>
          <table:table-cell table:style-name="ce49" table:formula="of:=VLOOKUP([.J135];['1'.$A$2:.$B$16];2)" office:value-type="string" office:string-value="ローズマリー">
            <text:p>ローズマリー</text:p>
          </table:table-cell>
          <table:table-cell table:style-name="ce49" table:formula="of:=VLOOKUP([.K135];['1'.$A$2:.$B$16];2)" office:value-type="float" office:value="0">
            <text:p>#N/A</text:p>
          </table:table-cell>
          <table:table-cell table:style-name="ce49" table:formula="of:=VLOOKUP([.L135];['1'.$A$2:.$B$16];2)" office:value-type="float" office:value="0">
            <text:p>#N/A</text:p>
          </table:table-cell>
          <table:table-cell table:style-name="ce49" table:formula="of:=VLOOKUP([.M135];['1'.$A$2:.$B$16];2)" office:value-type="float" office:value="0">
            <text:p>#N/A</text:p>
          </table:table-cell>
          <table:table-cell table:style-name="ce51" office:value-type="string">
            <text:p>맛 : (1) 역시, 로즈마리인가. (2) 엷어진 느낌이 있다. 즉, 물로 엷게 한 것 같은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4" office:value-type="string">
            <text:p>CI</text:p>
          </table:table-cell>
          <table:table-cell table:style-name="ce37" table:formula="of:=FIND(&quot;C&quot;;[.$C136];1)" office:value-type="float" office:value="1">
            <text:p>1</text:p>
          </table:table-cell>
          <table:table-cell table:style-name="ce37" table:formula="of:=FIND(&quot;K&quot;;[.$C136];1)" office:value-type="float" office:value="0">
            <text:p>#VALUE!</text:p>
          </table:table-cell>
          <table:table-cell table:style-name="ce37" table:formula="of:=[.D136]*[.E136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136];1)" office:value-type="string" office:string-value="C">
            <text:p>C</text:p>
          </table:table-cell>
          <table:table-cell table:style-name="ce49" table:formula="of:=MID([.$C136];2;1)" office:value-type="string" office:string-value="I">
            <text:p>I</text:p>
          </table:table-cell>
          <table:table-cell table:style-name="ce49" table:formula="of:=MID([.$C136];3;1)">
            <text:p/>
          </table:table-cell>
          <table:table-cell table:style-name="ce49" table:formula="of:=IF(LEN([.$C136])&gt;3;MID([.$C136];4;1);-1)" office:value-type="float" office:value="-1">
            <text:p>-1</text:p>
          </table:table-cell>
          <table:table-cell table:style-name="ce49" table:formula="of:=IF(LEN([.$C136])&gt;3;MID([.$C136];5;1);-1)" office:value-type="float" office:value="-1">
            <text:p>-1</text:p>
          </table:table-cell>
          <table:table-cell table:style-name="ce49" table:formula="of:=VLOOKUP([.I136];['1'.$A$2:.$B$14];2)" office:value-type="string" office:string-value="オオバ">
            <text:p>オオバ</text:p>
          </table:table-cell>
          <table:table-cell table:style-name="ce49" table:formula="of:=VLOOKUP([.J136];['1'.$A$2:.$B$14];2)" office:value-type="string" office:string-value="ローズマリー">
            <text:p>ローズマリー</text:p>
          </table:table-cell>
          <table:table-cell table:style-name="ce49" table:formula="of:=VLOOKUP([.K136];['1'.$A$2:.$B$14];2)" office:value-type="float" office:value="0">
            <text:p>#N/A</text:p>
          </table:table-cell>
          <table:table-cell table:style-name="ce49" table:formula="of:=VLOOKUP([.L136];['1'.$A$2:.$B$15];2)" office:value-type="float" office:value="0">
            <text:p>#N/A</text:p>
          </table:table-cell>
          <table:table-cell table:style-name="ce49" table:formula="of:=VLOOKUP([.M136];['1'.$A$2:.$B$15];2)" office:value-type="float" office:value="0">
            <text:p>#N/A</text:p>
          </table:table-cell>
          <table:table-cell table:style-name="ce51" office:value-type="string">
            <text:p>맛 : 로즈마리. 로즈마리 단독 경우의 찌르르한 혀의 감각은 없어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7">
            <text:p>267</text:p>
          </table:table-cell>
          <table:table-cell table:style-name="ce30" office:value-type="date" office:date-value="2023-02-15T01:20:38.59">
            <text:p>02/15 1:20</text:p>
          </table:table-cell>
          <table:table-cell table:style-name="ce34" office:value-type="string">
            <text:p>CI</text:p>
          </table:table-cell>
          <table:table-cell table:style-name="ce37" table:formula="of:=FIND(&quot;C&quot;;[.$C137];1)" office:value-type="float" office:value="1">
            <text:p>1</text:p>
          </table:table-cell>
          <table:table-cell table:style-name="ce37" table:formula="of:=FIND(&quot;K&quot;;[.$C137];1)" office:value-type="float" office:value="0">
            <text:p>#VALUE!</text:p>
          </table:table-cell>
          <table:table-cell table:style-name="ce37" table:formula="of:=[.D137]*[.E137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/>
          <table:table-cell table:style-name="ce29" table:formula="of:=LEFT([.$C137];1)" office:value-type="string" office:string-value="C">
            <text:p>C</text:p>
          </table:table-cell>
          <table:table-cell table:style-name="ce49" table:formula="of:=MID([.$C137];2;1)" office:value-type="string" office:string-value="I">
            <text:p>I</text:p>
          </table:table-cell>
          <table:table-cell table:style-name="ce49" table:formula="of:=MID([.$C137];3;1)">
            <text:p/>
          </table:table-cell>
          <table:table-cell table:style-name="ce49" table:formula="of:=IF(LEN([.$C137])&gt;3;MID([.$C137];4;1);-1)" office:value-type="float" office:value="-1">
            <text:p>-1</text:p>
          </table:table-cell>
          <table:table-cell table:style-name="ce49" table:formula="of:=IF(LEN([.$C137])&gt;3;MID([.$C137];5;1);-1)" office:value-type="float" office:value="-1">
            <text:p>-1</text:p>
          </table:table-cell>
          <table:table-cell table:style-name="ce49" table:formula="of:=VLOOKUP([.I137];['1'.$A$2:.$B$14];2)" office:value-type="string" office:string-value="オオバ">
            <text:p>オオバ</text:p>
          </table:table-cell>
          <table:table-cell table:style-name="ce49" table:formula="of:=VLOOKUP([.J137];['1'.$A$2:.$B$16];2)" office:value-type="string" office:string-value="ローズマリー">
            <text:p>ローズマリー</text:p>
          </table:table-cell>
          <table:table-cell table:style-name="ce49" table:formula="of:=VLOOKUP([.K137];['1'.$A$2:.$B$16];2)" office:value-type="float" office:value="0">
            <text:p>#N/A</text:p>
          </table:table-cell>
          <table:table-cell table:style-name="ce49" table:formula="of:=VLOOKUP([.L137];['1'.$A$2:.$B$16];2)" office:value-type="float" office:value="0">
            <text:p>#N/A</text:p>
          </table:table-cell>
          <table:table-cell table:style-name="ce49" table:formula="of:=VLOOKUP([.M137];['1'.$A$2:.$B$16];2)" office:value-type="float" office:value="0">
            <text:p>#N/A</text:p>
          </table:table-cell>
          <table:table-cell table:style-name="ce51" office:value-type="string">
            <text:p>맛 : (1) 260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8">
            <text:p>278</text:p>
          </table:table-cell>
          <table:table-cell table:style-name="ce30" office:value-type="date" office:date-value="2023-02-18T01:37:57.09">
            <text:p>02/18 1:37</text:p>
          </table:table-cell>
          <table:table-cell table:style-name="ce34" office:value-type="string">
            <text:p>CI</text:p>
          </table:table-cell>
          <table:table-cell table:style-name="ce37" table:formula="of:=FIND(&quot;C&quot;;[.$C138];1)" office:value-type="float" office:value="1">
            <text:p>1</text:p>
          </table:table-cell>
          <table:table-cell table:style-name="ce37" table:formula="of:=FIND(&quot;K&quot;;[.$C138];1)" office:value-type="float" office:value="0">
            <text:p>#VALUE!</text:p>
          </table:table-cell>
          <table:table-cell table:style-name="ce37" table:formula="of:=[.D138]*[.E138]" office:value-type="float" office:value="0">
            <text:p>#VALUE!</text:p>
          </table:table-cell>
          <table:table-cell table:style-name="ce40" office:value-type="string">
            <text:p>3:1</text:p>
          </table:table-cell>
          <table:table-cell table:style-name="ce40" office:value-type="string">
            <text:p>1:1</text:p>
          </table:table-cell>
          <table:table-cell table:style-name="ce29" table:formula="of:=LEFT([.$C138];1)" office:value-type="string" office:string-value="C">
            <text:p>C</text:p>
          </table:table-cell>
          <table:table-cell table:style-name="ce49" table:formula="of:=MID([.$C138];2;1)" office:value-type="string" office:string-value="I">
            <text:p>I</text:p>
          </table:table-cell>
          <table:table-cell table:style-name="ce49" table:formula="of:=MID([.$C138];3;1)">
            <text:p/>
          </table:table-cell>
          <table:table-cell table:style-name="ce49" table:formula="of:=IF(LEN([.$C138])&gt;3;MID([.$C138];4;1);-1)" office:value-type="float" office:value="-1">
            <text:p>-1</text:p>
          </table:table-cell>
          <table:table-cell table:style-name="ce49" table:formula="of:=IF(LEN([.$C138])&gt;3;MID([.$C138];5;1);-1)" office:value-type="float" office:value="-1">
            <text:p>-1</text:p>
          </table:table-cell>
          <table:table-cell table:style-name="ce49" table:formula="of:=VLOOKUP([.I138];['1'.$A$2:.$B$14];2)" office:value-type="string" office:string-value="オオバ">
            <text:p>オオバ</text:p>
          </table:table-cell>
          <table:table-cell table:style-name="ce49" table:formula="of:=VLOOKUP([.J138];['1'.$A$2:.$B$16];2)" office:value-type="string" office:string-value="ローズマリー">
            <text:p>ローズマリー</text:p>
          </table:table-cell>
          <table:table-cell table:style-name="ce49" table:formula="of:=VLOOKUP([.K138];['1'.$A$2:.$B$16];2)" office:value-type="float" office:value="0">
            <text:p>#N/A</text:p>
          </table:table-cell>
          <table:table-cell table:style-name="ce49" table:formula="of:=VLOOKUP([.L138];['1'.$A$2:.$B$16];2)" office:value-type="float" office:value="0">
            <text:p>#N/A</text:p>
          </table:table-cell>
          <table:table-cell table:style-name="ce49" table:formula="of:=VLOOKUP([.M138];['1'.$A$2:.$B$16];2)" office:value-type="float" office:value="0">
            <text:p>#N/A</text:p>
          </table:table-cell>
          <table:table-cell table:style-name="ce51" office:value-type="string">
            <text:p>맛 : (1) 소옆. 소옆의 입 냄시 --&gt; 있다. (2) 무언가 소옆 단독의 경우와의 차이 --&gt; 맛에 두께가 있을까. (3) 비강을 통과할 때 --&gt; 로즈마리의 잎 냄새. --&gt; 하지만, 사전에 로즈마리를 넣은 것을 모르면, 무언의 맛인지는 모를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5">
            <text:p>185</text:p>
          </table:table-cell>
          <table:table-cell table:style-name="ce30" office:value-type="date" office:date-value="2023-01-22T01:22:53.59">
            <text:p>01/22 1:22</text:p>
          </table:table-cell>
          <table:table-cell table:style-name="ce34" office:value-type="string">
            <text:p>CIM</text:p>
          </table:table-cell>
          <table:table-cell table:style-name="ce37" table:formula="of:=FIND(&quot;C&quot;;[.$C139];1)" office:value-type="float" office:value="1">
            <text:p>1</text:p>
          </table:table-cell>
          <table:table-cell table:style-name="ce37" table:formula="of:=FIND(&quot;K&quot;;[.$C139];1)" office:value-type="float" office:value="0">
            <text:p>#VALUE!</text:p>
          </table:table-cell>
          <table:table-cell table:style-name="ce37" table:formula="of:=[.D139]*[.E139]" office:value-type="float" office:value="0">
            <text:p>#VALUE!</text:p>
          </table:table-cell>
          <table:table-cell table:style-name="ce40" office:value-type="string">
            <text:p>3:2:3</text:p>
          </table:table-cell>
          <table:table-cell table:style-name="ce40" office:value-type="string">
            <text:p>2:1</text:p>
          </table:table-cell>
          <table:table-cell table:style-name="ce29" table:formula="of:=LEFT([.$C139];1)" office:value-type="string" office:string-value="C">
            <text:p>C</text:p>
          </table:table-cell>
          <table:table-cell table:style-name="ce49" table:formula="of:=MID([.$C139];2;1)" office:value-type="string" office:string-value="I">
            <text:p>I</text:p>
          </table:table-cell>
          <table:table-cell table:style-name="ce49" table:formula="of:=MID([.$C139];3;1)" office:value-type="string" office:string-value="M">
            <text:p>M</text:p>
          </table:table-cell>
          <table:table-cell table:style-name="ce49" table:formula="of:=IF(LEN([.$C139])&gt;3;MID([.$C139];4;1);-1)" office:value-type="float" office:value="-1">
            <text:p>-1</text:p>
          </table:table-cell>
          <table:table-cell table:style-name="ce49" table:formula="of:=IF(LEN([.$C139])&gt;3;MID([.$C139];5;1);-1)" office:value-type="float" office:value="-1">
            <text:p>-1</text:p>
          </table:table-cell>
          <table:table-cell table:style-name="ce49" table:formula="of:=VLOOKUP([.I139];['1'.$A$2:.$B$14];2)" office:value-type="string" office:string-value="オオバ">
            <text:p>オオバ</text:p>
          </table:table-cell>
          <table:table-cell table:style-name="ce49" table:formula="of:=VLOOKUP([.J139];['1'.$A$2:.$B$16];2)" office:value-type="string" office:string-value="ローズマリー">
            <text:p>ローズマリー</text:p>
          </table:table-cell>
          <table:table-cell table:style-name="ce49" table:formula="of:=VLOOKUP([.K139];['1'.$A$2:.$B$16];2)" office:value-type="string" office:string-value="お湯">
            <text:p>お湯</text:p>
          </table:table-cell>
          <table:table-cell table:style-name="ce49" table:formula="of:=VLOOKUP([.L139];['1'.$A$2:.$B$16];2)" office:value-type="float" office:value="0">
            <text:p>#N/A</text:p>
          </table:table-cell>
          <table:table-cell table:style-name="ce49" table:formula="of:=VLOOKUP([.M139];['1'.$A$2:.$B$16];2)" office:value-type="float" office:value="0">
            <text:p>#N/A</text:p>
          </table:table-cell>
          <table:table-cell table:style-name="ce51" office:value-type="string">
            <text:p>맛 : (1) 로즈마리. (2) 나중에 비강 냄새는 소옆의 입 냄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6">
            <text:p>256</text:p>
          </table:table-cell>
          <table:table-cell table:style-name="ce30" office:value-type="date" office:date-value="2023-02-12T01:44:07.51">
            <text:p>02/12 1:44</text:p>
          </table:table-cell>
          <table:table-cell table:style-name="ce34" office:value-type="string">
            <text:p>CK</text:p>
          </table:table-cell>
          <table:table-cell table:style-name="ce37" table:number-columns-repeated="3"/>
          <table:table-cell table:style-name="ce40" office:value-type="string">
            <text:p>1.5:1.5</text:p>
          </table:table-cell>
          <table:table-cell table:style-name="ce40" office:value-type="string">
            <text:p>1:1</text:p>
          </table:table-cell>
          <table:table-cell table:style-name="ce29" table:formula="of:=LEFT([.$C140];1)" office:value-type="string" office:string-value="C">
            <text:p>C</text:p>
          </table:table-cell>
          <table:table-cell table:style-name="ce49" table:formula="of:=MID([.$C140];2;1)" office:value-type="string" office:string-value="K">
            <text:p>K</text:p>
          </table:table-cell>
          <table:table-cell table:style-name="ce49" table:formula="of:=MID([.$C140];3;1)">
            <text:p/>
          </table:table-cell>
          <table:table-cell table:style-name="ce49" table:formula="of:=IF(LEN([.$C140])&gt;3;MID([.$C140];4;1);-1)" office:value-type="float" office:value="-1">
            <text:p>-1</text:p>
          </table:table-cell>
          <table:table-cell table:style-name="ce49" table:formula="of:=IF(LEN([.$C140])&gt;3;MID([.$C140];5;1);-1)" office:value-type="float" office:value="-1">
            <text:p>-1</text:p>
          </table:table-cell>
          <table:table-cell table:style-name="ce49" table:formula="of:=VLOOKUP([.I140];['1'.$A$2:.$B$14];2)" office:value-type="string" office:string-value="オオバ">
            <text:p>オオバ</text:p>
          </table:table-cell>
          <table:table-cell table:style-name="ce49" table:formula="of:=VLOOKUP([.J140];['1'.$A$2:.$B$16];2)" office:value-type="string" office:string-value="スペアミント">
            <text:p>スペアミント</text:p>
          </table:table-cell>
          <table:table-cell table:style-name="ce49" table:formula="of:=VLOOKUP([.K140];['1'.$A$2:.$B$16];2)" office:value-type="float" office:value="0">
            <text:p>#N/A</text:p>
          </table:table-cell>
          <table:table-cell table:style-name="ce49" table:formula="of:=VLOOKUP([.L140];['1'.$A$2:.$B$16];2)" office:value-type="float" office:value="0">
            <text:p>#N/A</text:p>
          </table:table-cell>
          <table:table-cell table:style-name="ce49" table:formula="of:=VLOOKUP([.M140];['1'.$A$2:.$B$16];2)" office:value-type="float" office:value="0">
            <text:p>#N/A</text:p>
          </table:table-cell>
          <table:table-cell table:style-name="ce51" office:value-type="string">
            <text:p>맛 : (1) 55와 같다. 62가 아니다. (2) 그만큼, 나쁘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4" office:value-type="string">
            <text:p>CK</text:p>
          </table:table-cell>
          <table:table-cell table:style-name="ce37" table:formula="of:=FIND(&quot;C&quot;;[.$C141];1)" office:value-type="float" office:value="1">
            <text:p>1</text:p>
          </table:table-cell>
          <table:table-cell table:style-name="ce37" table:formula="of:=FIND(&quot;K&quot;;[.$C141];1)" office:value-type="float" office:value="2">
            <text:p>2</text:p>
          </table:table-cell>
          <table:table-cell table:style-name="ce37" table:formula="of:=[.D141]*[.E141]" office:value-type="float" office:value="2">
            <text:p>2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141];1)" office:value-type="string" office:string-value="C">
            <text:p>C</text:p>
          </table:table-cell>
          <table:table-cell table:style-name="ce49" table:formula="of:=MID([.$C141];2;1)" office:value-type="string" office:string-value="K">
            <text:p>K</text:p>
          </table:table-cell>
          <table:table-cell table:style-name="ce49" table:formula="of:=MID([.$C141];3;1)">
            <text:p/>
          </table:table-cell>
          <table:table-cell table:style-name="ce49" table:formula="of:=IF(LEN([.$C141])&gt;3;MID([.$C141];4;1);-1)" office:value-type="float" office:value="-1">
            <text:p>-1</text:p>
          </table:table-cell>
          <table:table-cell table:style-name="ce49" table:formula="of:=IF(LEN([.$C141])&gt;3;MID([.$C141];5;1);-1)" office:value-type="float" office:value="-1">
            <text:p>-1</text:p>
          </table:table-cell>
          <table:table-cell table:style-name="ce49" table:formula="of:=VLOOKUP([.I141];['1'.$A$2:.$B$14];2)" office:value-type="string" office:string-value="オオバ">
            <text:p>オオバ</text:p>
          </table:table-cell>
          <table:table-cell table:style-name="ce49" table:formula="of:=VLOOKUP([.J141];['1'.$A$2:.$B$14];2)" office:value-type="string" office:string-value="スペアミント">
            <text:p>スペアミント</text:p>
          </table:table-cell>
          <table:table-cell table:style-name="ce49" table:formula="of:=VLOOKUP([.K141];['1'.$A$2:.$B$14];2)" office:value-type="float" office:value="0">
            <text:p>#N/A</text:p>
          </table:table-cell>
          <table:table-cell table:style-name="ce49" table:formula="of:=VLOOKUP([.L141];['1'.$A$2:.$B$15];2)" office:value-type="float" office:value="0">
            <text:p>#N/A</text:p>
          </table:table-cell>
          <table:table-cell table:style-name="ce49" table:formula="of:=VLOOKUP([.M141];['1'.$A$2:.$B$15];2)" office:value-type="float" office:value="0">
            <text:p>#N/A</text:p>
          </table:table-cell>
          <table:table-cell table:style-name="ce51" office:value-type="string">
            <text:p>맛 : 전혀, 소옆. 소옆 단독보다는, 가벼운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4" office:value-type="string">
            <text:p>CK</text:p>
          </table:table-cell>
          <table:table-cell table:style-name="ce37" table:formula="of:=FIND(&quot;C&quot;;[.$C142];1)" office:value-type="float" office:value="1">
            <text:p>1</text:p>
          </table:table-cell>
          <table:table-cell table:style-name="ce37" table:formula="of:=FIND(&quot;K&quot;;[.$C142];1)" office:value-type="float" office:value="2">
            <text:p>2</text:p>
          </table:table-cell>
          <table:table-cell table:style-name="ce37" table:formula="of:=[.D142]*[.E142]" office:value-type="float" office:value="2">
            <text:p>2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142];1)" office:value-type="string" office:string-value="C">
            <text:p>C</text:p>
          </table:table-cell>
          <table:table-cell table:style-name="ce49" table:formula="of:=MID([.$C142];2;1)" office:value-type="string" office:string-value="K">
            <text:p>K</text:p>
          </table:table-cell>
          <table:table-cell table:style-name="ce49" table:formula="of:=MID([.$C142];3;1)">
            <text:p/>
          </table:table-cell>
          <table:table-cell table:style-name="ce49" table:formula="of:=IF(LEN([.$C142])&gt;3;MID([.$C142];4;1);-1)" office:value-type="float" office:value="-1">
            <text:p>-1</text:p>
          </table:table-cell>
          <table:table-cell table:style-name="ce49" table:formula="of:=IF(LEN([.$C142])&gt;3;MID([.$C142];5;1);-1)" office:value-type="float" office:value="-1">
            <text:p>-1</text:p>
          </table:table-cell>
          <table:table-cell table:style-name="ce49" table:formula="of:=VLOOKUP([.I142];['1'.$A$2:.$B$14];2)" office:value-type="string" office:string-value="オオバ">
            <text:p>オオバ</text:p>
          </table:table-cell>
          <table:table-cell table:style-name="ce49" table:formula="of:=VLOOKUP([.J142];['1'.$A$2:.$B$14];2)" office:value-type="string" office:string-value="スペアミント">
            <text:p>スペアミント</text:p>
          </table:table-cell>
          <table:table-cell table:style-name="ce49" table:formula="of:=VLOOKUP([.K142];['1'.$A$2:.$B$14];2)" office:value-type="float" office:value="0">
            <text:p>#N/A</text:p>
          </table:table-cell>
          <table:table-cell table:style-name="ce49" table:formula="of:=VLOOKUP([.L142];['1'.$A$2:.$B$15];2)" office:value-type="float" office:value="0">
            <text:p>#N/A</text:p>
          </table:table-cell>
          <table:table-cell table:style-name="ce49" table:formula="of:=VLOOKUP([.M142];['1'.$A$2:.$B$15];2)" office:value-type="float" office:value="0">
            <text:p>#N/A</text:p>
          </table:table-cell>
          <table:table-cell table:style-name="ce51" office:value-type="string">
            <text:p>맛 : 일종, 흐린 맛. 기본은 소옆. 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4" office:value-type="string">
            <text:p>CK</text:p>
          </table:table-cell>
          <table:table-cell table:style-name="ce37" table:formula="of:=FIND(&quot;C&quot;;[.$C143];1)" office:value-type="float" office:value="1">
            <text:p>1</text:p>
          </table:table-cell>
          <table:table-cell table:style-name="ce37" table:formula="of:=FIND(&quot;K&quot;;[.$C143];1)" office:value-type="float" office:value="2">
            <text:p>2</text:p>
          </table:table-cell>
          <table:table-cell table:style-name="ce37" table:formula="of:=[.D143]*[.E143]" office:value-type="float" office:value="2">
            <text:p>2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143];1)" office:value-type="string" office:string-value="C">
            <text:p>C</text:p>
          </table:table-cell>
          <table:table-cell table:style-name="ce49" table:formula="of:=MID([.$C143];2;1)" office:value-type="string" office:string-value="K">
            <text:p>K</text:p>
          </table:table-cell>
          <table:table-cell table:style-name="ce49" table:formula="of:=MID([.$C143];3;1)">
            <text:p/>
          </table:table-cell>
          <table:table-cell table:style-name="ce49" table:formula="of:=IF(LEN([.$C143])&gt;3;MID([.$C143];4;1);-1)" office:value-type="float" office:value="-1">
            <text:p>-1</text:p>
          </table:table-cell>
          <table:table-cell table:style-name="ce49" table:formula="of:=IF(LEN([.$C143])&gt;3;MID([.$C143];5;1);-1)" office:value-type="float" office:value="-1">
            <text:p>-1</text:p>
          </table:table-cell>
          <table:table-cell table:style-name="ce49" table:formula="of:=VLOOKUP([.I143];['1'.$A$2:.$B$14];2)" office:value-type="string" office:string-value="オオバ">
            <text:p>オオバ</text:p>
          </table:table-cell>
          <table:table-cell table:style-name="ce49" table:formula="of:=VLOOKUP([.J143];['1'.$A$2:.$B$14];2)" office:value-type="string" office:string-value="スペアミント">
            <text:p>スペアミント</text:p>
          </table:table-cell>
          <table:table-cell table:style-name="ce49" table:formula="of:=VLOOKUP([.K143];['1'.$A$2:.$B$14];2)" office:value-type="float" office:value="0">
            <text:p>#N/A</text:p>
          </table:table-cell>
          <table:table-cell table:style-name="ce49" table:formula="of:=VLOOKUP([.L143];['1'.$A$2:.$B$15];2)" office:value-type="float" office:value="0">
            <text:p>#N/A</text:p>
          </table:table-cell>
          <table:table-cell table:style-name="ce49" table:formula="of:=VLOOKUP([.M143];['1'.$A$2:.$B$15];2)" office:value-type="float" office:value="0">
            <text:p>#N/A</text:p>
          </table:table-cell>
          <table:table-cell table:style-name="ce51" office:value-type="string">
            <text:p>맛 : 번호 55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3">
            <text:p>193</text:p>
          </table:table-cell>
          <table:table-cell table:style-name="ce30" office:value-type="date" office:date-value="2023-01-24T01:51:51.2">
            <text:p>01/24 1:51</text:p>
          </table:table-cell>
          <table:table-cell table:style-name="ce34" office:value-type="string">
            <text:p>CKM</text:p>
          </table:table-cell>
          <table:table-cell table:style-name="ce37" table:formula="of:=FIND(&quot;C&quot;;[.$C144];1)" office:value-type="float" office:value="1">
            <text:p>1</text:p>
          </table:table-cell>
          <table:table-cell table:style-name="ce37" table:formula="of:=FIND(&quot;K&quot;;[.$C144];1)" office:value-type="float" office:value="2">
            <text:p>2</text:p>
          </table:table-cell>
          <table:table-cell table:style-name="ce37" table:formula="of:=[.D144]*[.E144]" office:value-type="float" office:value="2">
            <text:p>2</text:p>
          </table:table-cell>
          <table:table-cell table:style-name="ce40" office:value-type="string">
            <text:p>2:3:2</text:p>
          </table:table-cell>
          <table:table-cell table:style-name="ce40" office:value-type="string">
            <text:p>1:1</text:p>
          </table:table-cell>
          <table:table-cell table:style-name="ce29" table:formula="of:=LEFT([.$C144];1)" office:value-type="string" office:string-value="C">
            <text:p>C</text:p>
          </table:table-cell>
          <table:table-cell table:style-name="ce49" table:formula="of:=MID([.$C144];2;1)" office:value-type="string" office:string-value="K">
            <text:p>K</text:p>
          </table:table-cell>
          <table:table-cell table:style-name="ce49" table:formula="of:=MID([.$C144];3;1)" office:value-type="string" office:string-value="M">
            <text:p>M</text:p>
          </table:table-cell>
          <table:table-cell table:style-name="ce49" table:formula="of:=IF(LEN([.$C144])&gt;3;MID([.$C144];4;1);-1)" office:value-type="float" office:value="-1">
            <text:p>-1</text:p>
          </table:table-cell>
          <table:table-cell table:style-name="ce49" table:formula="of:=IF(LEN([.$C144])&gt;3;MID([.$C144];5;1);-1)" office:value-type="float" office:value="-1">
            <text:p>-1</text:p>
          </table:table-cell>
          <table:table-cell table:style-name="ce49" table:formula="of:=VLOOKUP([.I144];['1'.$A$2:.$B$14];2)" office:value-type="string" office:string-value="オオバ">
            <text:p>オオバ</text:p>
          </table:table-cell>
          <table:table-cell table:style-name="ce49" table:formula="of:=VLOOKUP([.J144];['1'.$A$2:.$B$16];2)" office:value-type="string" office:string-value="スペアミント">
            <text:p>スペアミント</text:p>
          </table:table-cell>
          <table:table-cell table:style-name="ce49" table:formula="of:=VLOOKUP([.K144];['1'.$A$2:.$B$16];2)" office:value-type="string" office:string-value="お湯">
            <text:p>お湯</text:p>
          </table:table-cell>
          <table:table-cell table:style-name="ce49" table:formula="of:=VLOOKUP([.L144];['1'.$A$2:.$B$16];2)" office:value-type="float" office:value="0">
            <text:p>#N/A</text:p>
          </table:table-cell>
          <table:table-cell table:style-name="ce49" table:formula="of:=VLOOKUP([.M144];['1'.$A$2:.$B$16];2)" office:value-type="float" office:value="0">
            <text:p>#N/A</text:p>
          </table:table-cell>
          <table:table-cell table:style-name="ce51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 office:value-type="date" office:date-value="2023-01-20T01:43:35.76">
            <text:p>01/20 1:43</text:p>
          </table:table-cell>
          <table:table-cell table:style-name="ce34" office:value-type="string">
            <text:p>CKM</text:p>
          </table:table-cell>
          <table:table-cell table:style-name="ce37" table:formula="of:=FIND(&quot;C&quot;;[.$C145];1)" office:value-type="float" office:value="1">
            <text:p>1</text:p>
          </table:table-cell>
          <table:table-cell table:style-name="ce37" table:formula="of:=FIND(&quot;K&quot;;[.$C145];1)" office:value-type="float" office:value="2">
            <text:p>2</text:p>
          </table:table-cell>
          <table:table-cell table:style-name="ce37" table:formula="of:=[.D145]*[.E145]" office:value-type="float" office:value="2">
            <text:p>2</text:p>
          </table:table-cell>
          <table:table-cell table:style-name="ce40" office:value-type="string">
            <text:p>2:3:2</text:p>
          </table:table-cell>
          <table:table-cell table:style-name="ce40" office:value-type="string">
            <text:p>2:1</text:p>
          </table:table-cell>
          <table:table-cell table:style-name="ce29" table:formula="of:=LEFT([.$C145];1)" office:value-type="string" office:string-value="C">
            <text:p>C</text:p>
          </table:table-cell>
          <table:table-cell table:style-name="ce49" table:formula="of:=MID([.$C145];2;1)" office:value-type="string" office:string-value="K">
            <text:p>K</text:p>
          </table:table-cell>
          <table:table-cell table:style-name="ce49" table:formula="of:=MID([.$C145];3;1)" office:value-type="string" office:string-value="M">
            <text:p>M</text:p>
          </table:table-cell>
          <table:table-cell table:style-name="ce49" table:formula="of:=IF(LEN([.$C145])&gt;3;MID([.$C145];4;1);-1)" office:value-type="float" office:value="-1">
            <text:p>-1</text:p>
          </table:table-cell>
          <table:table-cell table:style-name="ce49" table:formula="of:=IF(LEN([.$C145])&gt;3;MID([.$C145];5;1);-1)" office:value-type="float" office:value="-1">
            <text:p>-1</text:p>
          </table:table-cell>
          <table:table-cell table:style-name="ce49" table:formula="of:=VLOOKUP([.I145];['1'.$A$2:.$B$14];2)" office:value-type="string" office:string-value="オオバ">
            <text:p>オオバ</text:p>
          </table:table-cell>
          <table:table-cell table:style-name="ce49" table:formula="of:=VLOOKUP([.J145];['1'.$A$2:.$B$16];2)" office:value-type="string" office:string-value="スペアミント">
            <text:p>スペアミント</text:p>
          </table:table-cell>
          <table:table-cell table:style-name="ce49" table:formula="of:=VLOOKUP([.K145];['1'.$A$2:.$B$16];2)" office:value-type="string" office:string-value="お湯">
            <text:p>お湯</text:p>
          </table:table-cell>
          <table:table-cell table:style-name="ce49" table:formula="of:=VLOOKUP([.L145];['1'.$A$2:.$B$16];2)" office:value-type="float" office:value="0">
            <text:p>#N/A</text:p>
          </table:table-cell>
          <table:table-cell table:style-name="ce49" table:formula="of:=VLOOKUP([.M145];['1'.$A$2:.$B$16];2)" office:value-type="float" office:value="0">
            <text:p>#N/A</text:p>
          </table:table-cell>
          <table:table-cell table:style-name="ce51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 office:value-type="date" office:date-value="2023-01-21T01:29:42.7">
            <text:p>01/21 1:29</text:p>
          </table:table-cell>
          <table:table-cell table:style-name="ce34" office:value-type="string">
            <text:p>CKM</text:p>
          </table:table-cell>
          <table:table-cell table:style-name="ce37" table:formula="of:=FIND(&quot;C&quot;;[.$C146];1)" office:value-type="float" office:value="1">
            <text:p>1</text:p>
          </table:table-cell>
          <table:table-cell table:style-name="ce37" table:formula="of:=FIND(&quot;K&quot;;[.$C146];1)" office:value-type="float" office:value="2">
            <text:p>2</text:p>
          </table:table-cell>
          <table:table-cell table:style-name="ce37" table:formula="of:=[.D146]*[.E146]" office:value-type="float" office:value="2">
            <text:p>2</text:p>
          </table:table-cell>
          <table:table-cell table:style-name="ce40" office:value-type="string">
            <text:p>2:3:2</text:p>
          </table:table-cell>
          <table:table-cell table:style-name="ce40" office:value-type="string">
            <text:p>2:1</text:p>
          </table:table-cell>
          <table:table-cell table:style-name="ce29" table:formula="of:=LEFT([.$C146];1)" office:value-type="string" office:string-value="C">
            <text:p>C</text:p>
          </table:table-cell>
          <table:table-cell table:style-name="ce49" table:formula="of:=MID([.$C146];2;1)" office:value-type="string" office:string-value="K">
            <text:p>K</text:p>
          </table:table-cell>
          <table:table-cell table:style-name="ce49" table:formula="of:=MID([.$C146];3;1)" office:value-type="string" office:string-value="M">
            <text:p>M</text:p>
          </table:table-cell>
          <table:table-cell table:style-name="ce49" table:formula="of:=IF(LEN([.$C146])&gt;3;MID([.$C146];4;1);-1)" office:value-type="float" office:value="-1">
            <text:p>-1</text:p>
          </table:table-cell>
          <table:table-cell table:style-name="ce49" table:formula="of:=IF(LEN([.$C146])&gt;3;MID([.$C146];5;1);-1)" office:value-type="float" office:value="-1">
            <text:p>-1</text:p>
          </table:table-cell>
          <table:table-cell table:style-name="ce49" table:formula="of:=VLOOKUP([.I146];['1'.$A$2:.$B$14];2)" office:value-type="string" office:string-value="オオバ">
            <text:p>オオバ</text:p>
          </table:table-cell>
          <table:table-cell table:style-name="ce49" table:formula="of:=VLOOKUP([.J146];['1'.$A$2:.$B$16];2)" office:value-type="string" office:string-value="スペアミント">
            <text:p>スペアミント</text:p>
          </table:table-cell>
          <table:table-cell table:style-name="ce49" table:formula="of:=VLOOKUP([.K146];['1'.$A$2:.$B$16];2)" office:value-type="string" office:string-value="お湯">
            <text:p>お湯</text:p>
          </table:table-cell>
          <table:table-cell table:style-name="ce49" table:formula="of:=VLOOKUP([.L146];['1'.$A$2:.$B$16];2)" office:value-type="float" office:value="0">
            <text:p>#N/A</text:p>
          </table:table-cell>
          <table:table-cell table:style-name="ce49" table:formula="of:=VLOOKUP([.M146];['1'.$A$2:.$B$16];2)" office:value-type="float" office:value="0">
            <text:p>#N/A</text:p>
          </table:table-cell>
          <table:table-cell table:style-name="ce51" office:value-type="string">
            <text:p>맛 : (1) 176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5">
            <text:p>225</text:p>
          </table:table-cell>
          <table:table-cell table:style-name="ce30" office:value-type="date" office:date-value="2023-02-03T01:54:18.73">
            <text:p>02/03 1:54</text:p>
          </table:table-cell>
          <table:table-cell table:style-name="ce34" office:value-type="string">
            <text:p>CL</text:p>
          </table:table-cell>
          <table:table-cell table:style-name="ce37" table:formula="of:=FIND(&quot;C&quot;;[.$C147];1)" office:value-type="float" office:value="1">
            <text:p>1</text:p>
          </table:table-cell>
          <table:table-cell table:style-name="ce37" table:formula="of:=FIND(&quot;K&quot;;[.$C147];1)" office:value-type="float" office:value="0">
            <text:p>#VALUE!</text:p>
          </table:table-cell>
          <table:table-cell table:style-name="ce37" table:formula="of:=[.D147]*[.E147]" office:value-type="float" office:value="0">
            <text:p>#VALUE!</text:p>
          </table:table-cell>
          <table:table-cell table:style-name="ce40" office:value-type="string">
            <text:p>1:2</text:p>
          </table:table-cell>
          <table:table-cell table:style-name="ce40"/>
          <table:table-cell table:style-name="ce29" table:formula="of:=LEFT([.$C147];1)" office:value-type="string" office:string-value="C">
            <text:p>C</text:p>
          </table:table-cell>
          <table:table-cell table:style-name="ce49" table:formula="of:=MID([.$C147];2;1)" office:value-type="string" office:string-value="L">
            <text:p>L</text:p>
          </table:table-cell>
          <table:table-cell table:style-name="ce49" table:formula="of:=MID([.$C147];3;1)">
            <text:p/>
          </table:table-cell>
          <table:table-cell table:style-name="ce49" table:formula="of:=IF(LEN([.$C147])&gt;3;MID([.$C147];4;1);-1)" office:value-type="float" office:value="-1">
            <text:p>-1</text:p>
          </table:table-cell>
          <table:table-cell table:style-name="ce49" table:formula="of:=IF(LEN([.$C147])&gt;3;MID([.$C147];5;1);-1)" office:value-type="float" office:value="-1">
            <text:p>-1</text:p>
          </table:table-cell>
          <table:table-cell table:style-name="ce49" table:formula="of:=VLOOKUP([.I147];['1'.$A$2:.$B$14];2)" office:value-type="string" office:string-value="オオバ">
            <text:p>オオバ</text:p>
          </table:table-cell>
          <table:table-cell table:style-name="ce49" table:formula="of:=VLOOKUP([.J147];['1'.$A$2:.$B$16];2)" office:value-type="string" office:string-value="日本酒（米だけの）">
            <text:p>日本酒（米だけの）</text:p>
          </table:table-cell>
          <table:table-cell table:style-name="ce49" table:formula="of:=VLOOKUP([.K147];['1'.$A$2:.$B$16];2)" office:value-type="float" office:value="0">
            <text:p>#N/A</text:p>
          </table:table-cell>
          <table:table-cell table:style-name="ce49" table:formula="of:=VLOOKUP([.L147];['1'.$A$2:.$B$16];2)" office:value-type="float" office:value="0">
            <text:p>#N/A</text:p>
          </table:table-cell>
          <table:table-cell table:style-name="ce49" table:formula="of:=VLOOKUP([.M147];['1'.$A$2:.$B$16];2)" office:value-type="float" office:value="0">
            <text:p>#N/A</text:p>
          </table:table-cell>
          <table:table-cell table:style-name="ce51" office:value-type="string">
            <text:p>맛 : (1) 맛있어. (2) 중국의 사오싱주 처럼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6">
            <text:p>226</text:p>
          </table:table-cell>
          <table:table-cell table:style-name="ce30" office:value-type="date" office:date-value="2023-02-03T01:58:11.95">
            <text:p>02/03 1:58</text:p>
          </table:table-cell>
          <table:table-cell table:style-name="ce34" office:value-type="string">
            <text:p>CL</text:p>
          </table:table-cell>
          <table:table-cell table:style-name="ce37" table:formula="of:=FIND(&quot;C&quot;;[.$C148];1)" office:value-type="float" office:value="1">
            <text:p>1</text:p>
          </table:table-cell>
          <table:table-cell table:style-name="ce37" table:formula="of:=FIND(&quot;K&quot;;[.$C148];1)" office:value-type="float" office:value="0">
            <text:p>#VALUE!</text:p>
          </table:table-cell>
          <table:table-cell table:style-name="ce37" table:formula="of:=[.D148]*[.E148]" office:value-type="float" office:value="0">
            <text:p>#VALUE!</text:p>
          </table:table-cell>
          <table:table-cell table:style-name="ce40" office:value-type="string">
            <text:p>1:2</text:p>
          </table:table-cell>
          <table:table-cell table:style-name="ce40"/>
          <table:table-cell table:style-name="ce29" table:formula="of:=LEFT([.$C148];1)" office:value-type="string" office:string-value="C">
            <text:p>C</text:p>
          </table:table-cell>
          <table:table-cell table:style-name="ce49" table:formula="of:=MID([.$C148];2;1)" office:value-type="string" office:string-value="L">
            <text:p>L</text:p>
          </table:table-cell>
          <table:table-cell table:style-name="ce49" table:formula="of:=MID([.$C148];3;1)">
            <text:p/>
          </table:table-cell>
          <table:table-cell table:style-name="ce49" table:formula="of:=IF(LEN([.$C148])&gt;3;MID([.$C148];4;1);-1)" office:value-type="float" office:value="-1">
            <text:p>-1</text:p>
          </table:table-cell>
          <table:table-cell table:style-name="ce49" table:formula="of:=IF(LEN([.$C148])&gt;3;MID([.$C148];5;1);-1)" office:value-type="float" office:value="-1">
            <text:p>-1</text:p>
          </table:table-cell>
          <table:table-cell table:style-name="ce49" table:formula="of:=VLOOKUP([.I148];['1'.$A$2:.$B$14];2)" office:value-type="string" office:string-value="オオバ">
            <text:p>オオバ</text:p>
          </table:table-cell>
          <table:table-cell table:style-name="ce49" table:formula="of:=VLOOKUP([.J148];['1'.$A$2:.$B$16];2)" office:value-type="string" office:string-value="日本酒（米だけの）">
            <text:p>日本酒（米だけの）</text:p>
          </table:table-cell>
          <table:table-cell table:style-name="ce49" table:formula="of:=VLOOKUP([.K148];['1'.$A$2:.$B$16];2)" office:value-type="float" office:value="0">
            <text:p>#N/A</text:p>
          </table:table-cell>
          <table:table-cell table:style-name="ce49" table:formula="of:=VLOOKUP([.L148];['1'.$A$2:.$B$16];2)" office:value-type="float" office:value="0">
            <text:p>#N/A</text:p>
          </table:table-cell>
          <table:table-cell table:style-name="ce49" table:formula="of:=VLOOKUP([.M148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4" office:value-type="string">
            <text:p>CLM</text:p>
          </table:table-cell>
          <table:table-cell table:style-name="ce37" table:formula="of:=FIND(&quot;C&quot;;[.$C149];1)" office:value-type="float" office:value="1">
            <text:p>1</text:p>
          </table:table-cell>
          <table:table-cell table:style-name="ce37" table:formula="of:=FIND(&quot;K&quot;;[.$C149];1)" office:value-type="float" office:value="0">
            <text:p>#VALUE!</text:p>
          </table:table-cell>
          <table:table-cell table:style-name="ce37" table:formula="of:=[.D149]*[.E149]" office:value-type="float" office:value="0">
            <text:p>#VALUE!</text:p>
          </table:table-cell>
          <table:table-cell table:style-name="ce40" office:value-type="string">
            <text:p>2:2:3</text:p>
          </table:table-cell>
          <table:table-cell table:style-name="ce40" office:value-type="string">
            <text:p>2:1</text:p>
          </table:table-cell>
          <table:table-cell table:style-name="ce29" table:formula="of:=LEFT([.$C149];1)" office:value-type="string" office:string-value="C">
            <text:p>C</text:p>
          </table:table-cell>
          <table:table-cell table:style-name="ce49" table:formula="of:=MID([.$C149];2;1)" office:value-type="string" office:string-value="L">
            <text:p>L</text:p>
          </table:table-cell>
          <table:table-cell table:style-name="ce49" table:formula="of:=MID([.$C149];3;1)" office:value-type="string" office:string-value="M">
            <text:p>M</text:p>
          </table:table-cell>
          <table:table-cell table:style-name="ce49" table:formula="of:=IF(LEN([.$C149])&gt;3;MID([.$C149];4;1);-1)" office:value-type="float" office:value="-1">
            <text:p>-1</text:p>
          </table:table-cell>
          <table:table-cell table:style-name="ce49" table:formula="of:=IF(LEN([.$C149])&gt;3;MID([.$C149];5;1);-1)" office:value-type="float" office:value="-1">
            <text:p>-1</text:p>
          </table:table-cell>
          <table:table-cell table:style-name="ce49" table:formula="of:=VLOOKUP([.I149];['1'.$A$2:.$B$14];2)" office:value-type="string" office:string-value="オオバ">
            <text:p>オオバ</text:p>
          </table:table-cell>
          <table:table-cell table:style-name="ce49" table:formula="of:=VLOOKUP([.J149];['1'.$A$2:.$B$14];2)" office:value-type="string" office:string-value="日本酒（米だけの）">
            <text:p>日本酒（米だけの）</text:p>
          </table:table-cell>
          <table:table-cell table:style-name="ce49" table:formula="of:=VLOOKUP([.K149];['1'.$A$2:.$B$14];2)" office:value-type="string" office:string-value="お湯">
            <text:p>お湯</text:p>
          </table:table-cell>
          <table:table-cell table:style-name="ce49" table:formula="of:=VLOOKUP([.L149];['1'.$A$2:.$B$15];2)" office:value-type="float" office:value="0">
            <text:p>#N/A</text:p>
          </table:table-cell>
          <table:table-cell table:style-name="ce49" table:formula="of:=VLOOKUP([.M149];['1'.$A$2:.$B$15];2)" office:value-type="float" office:value="0">
            <text:p>#N/A</text:p>
          </table:table-cell>
          <table:table-cell table:style-name="ce51" office:value-type="string">
            <text:p>맛 : (1) 달콤한 소옆. (2) 나쁘지 않다. (3) 소옆와 술의 비율 : 2 대 3 이라도 좋을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6">
            <text:p>196</text:p>
          </table:table-cell>
          <table:table-cell table:style-name="ce30" office:value-type="date" office:date-value="2023-01-24T02:09:51.67">
            <text:p>01/24 2:9</text:p>
          </table:table-cell>
          <table:table-cell table:style-name="ce34" office:value-type="string">
            <text:p>CLM</text:p>
          </table:table-cell>
          <table:table-cell table:style-name="ce37" table:formula="of:=FIND(&quot;C&quot;;[.$C150];1)" office:value-type="float" office:value="1">
            <text:p>1</text:p>
          </table:table-cell>
          <table:table-cell table:style-name="ce37" table:formula="of:=FIND(&quot;K&quot;;[.$C150];1)" office:value-type="float" office:value="0">
            <text:p>#VALUE!</text:p>
          </table:table-cell>
          <table:table-cell table:style-name="ce37" table:formula="of:=[.D150]*[.E150]" office:value-type="float" office:value="0">
            <text:p>#VALUE!</text:p>
          </table:table-cell>
          <table:table-cell table:style-name="ce40" office:value-type="string">
            <text:p>2:3:3</text:p>
          </table:table-cell>
          <table:table-cell table:style-name="ce40" office:value-type="string">
            <text:p>1</text:p>
          </table:table-cell>
          <table:table-cell table:style-name="ce29" table:formula="of:=LEFT([.$C150];1)" office:value-type="string" office:string-value="C">
            <text:p>C</text:p>
          </table:table-cell>
          <table:table-cell table:style-name="ce49" table:formula="of:=MID([.$C150];2;1)" office:value-type="string" office:string-value="L">
            <text:p>L</text:p>
          </table:table-cell>
          <table:table-cell table:style-name="ce49" table:formula="of:=MID([.$C150];3;1)" office:value-type="string" office:string-value="M">
            <text:p>M</text:p>
          </table:table-cell>
          <table:table-cell table:style-name="ce49" table:formula="of:=IF(LEN([.$C150])&gt;3;MID([.$C150];4;1);-1)" office:value-type="float" office:value="-1">
            <text:p>-1</text:p>
          </table:table-cell>
          <table:table-cell table:style-name="ce49" table:formula="of:=IF(LEN([.$C150])&gt;3;MID([.$C150];5;1);-1)" office:value-type="float" office:value="-1">
            <text:p>-1</text:p>
          </table:table-cell>
          <table:table-cell table:style-name="ce49" table:formula="of:=VLOOKUP([.I150];['1'.$A$2:.$B$14];2)" office:value-type="string" office:string-value="オオバ">
            <text:p>オオバ</text:p>
          </table:table-cell>
          <table:table-cell table:style-name="ce49" table:formula="of:=VLOOKUP([.J150];['1'.$A$2:.$B$16];2)" office:value-type="string" office:string-value="日本酒（米だけの）">
            <text:p>日本酒（米だけの）</text:p>
          </table:table-cell>
          <table:table-cell table:style-name="ce49" table:formula="of:=VLOOKUP([.K150];['1'.$A$2:.$B$16];2)" office:value-type="string" office:string-value="お湯">
            <text:p>お湯</text:p>
          </table:table-cell>
          <table:table-cell table:style-name="ce49" table:formula="of:=VLOOKUP([.L150];['1'.$A$2:.$B$16];2)" office:value-type="float" office:value="0">
            <text:p>#N/A</text:p>
          </table:table-cell>
          <table:table-cell table:style-name="ce49" table:formula="of:=VLOOKUP([.M150];['1'.$A$2:.$B$16];2)" office:value-type="float" office:value="0">
            <text:p>#N/A</text:p>
          </table:table-cell>
          <table:table-cell table:style-name="ce51" office:value-type="string">
            <text:p>맛 : (1) 소엽. 얇은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3">
            <text:p>203</text:p>
          </table:table-cell>
          <table:table-cell table:style-name="ce30" office:value-type="date" office:date-value="2023-01-26T01:54:36.95">
            <text:p>01/26 1:54</text:p>
          </table:table-cell>
          <table:table-cell table:style-name="ce34" office:value-type="string">
            <text:p>CLM</text:p>
          </table:table-cell>
          <table:table-cell table:style-name="ce37" table:formula="of:=FIND(&quot;C&quot;;[.$C151];1)" office:value-type="float" office:value="1">
            <text:p>1</text:p>
          </table:table-cell>
          <table:table-cell table:style-name="ce37" table:formula="of:=FIND(&quot;K&quot;;[.$C151];1)" office:value-type="float" office:value="0">
            <text:p>#VALUE!</text:p>
          </table:table-cell>
          <table:table-cell table:style-name="ce37" table:formula="of:=[.D151]*[.E151]" office:value-type="float" office:value="0">
            <text:p>#VALUE!</text:p>
          </table:table-cell>
          <table:table-cell table:style-name="ce40" office:value-type="string">
            <text:p>2:4:3</text:p>
          </table:table-cell>
          <table:table-cell table:style-name="ce40" office:value-type="string">
            <text:p>1</text:p>
          </table:table-cell>
          <table:table-cell table:style-name="ce29" table:formula="of:=LEFT([.$C151];1)" office:value-type="string" office:string-value="C">
            <text:p>C</text:p>
          </table:table-cell>
          <table:table-cell table:style-name="ce49" table:formula="of:=MID([.$C151];2;1)" office:value-type="string" office:string-value="L">
            <text:p>L</text:p>
          </table:table-cell>
          <table:table-cell table:style-name="ce49" table:formula="of:=MID([.$C151];3;1)" office:value-type="string" office:string-value="M">
            <text:p>M</text:p>
          </table:table-cell>
          <table:table-cell table:style-name="ce49" table:formula="of:=IF(LEN([.$C151])&gt;3;MID([.$C151];4;1);-1)" office:value-type="float" office:value="-1">
            <text:p>-1</text:p>
          </table:table-cell>
          <table:table-cell table:style-name="ce49" table:formula="of:=IF(LEN([.$C151])&gt;3;MID([.$C151];5;1);-1)" office:value-type="float" office:value="-1">
            <text:p>-1</text:p>
          </table:table-cell>
          <table:table-cell table:style-name="ce49" table:formula="of:=VLOOKUP([.I151];['1'.$A$2:.$B$14];2)" office:value-type="string" office:string-value="オオバ">
            <text:p>オオバ</text:p>
          </table:table-cell>
          <table:table-cell table:style-name="ce49" table:formula="of:=VLOOKUP([.J151];['1'.$A$2:.$B$16];2)" office:value-type="string" office:string-value="日本酒（米だけの）">
            <text:p>日本酒（米だけの）</text:p>
          </table:table-cell>
          <table:table-cell table:style-name="ce49" table:formula="of:=VLOOKUP([.K151];['1'.$A$2:.$B$16];2)" office:value-type="string" office:string-value="お湯">
            <text:p>お湯</text:p>
          </table:table-cell>
          <table:table-cell table:style-name="ce49" table:formula="of:=VLOOKUP([.L151];['1'.$A$2:.$B$16];2)" office:value-type="float" office:value="0">
            <text:p>#N/A</text:p>
          </table:table-cell>
          <table:table-cell table:style-name="ce49" table:formula="of:=VLOOKUP([.M151];['1'.$A$2:.$B$16];2)" office:value-type="float" office:value="0">
            <text:p>#N/A</text:p>
          </table:table-cell>
          <table:table-cell table:style-name="ce51" office:value-type="string">
            <text:p>맛 : (1) 소옆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4" office:value-type="string">
            <text:p>CLM</text:p>
          </table:table-cell>
          <table:table-cell table:style-name="ce37" table:formula="of:=FIND(&quot;C&quot;;[.$C152];1)" office:value-type="float" office:value="1">
            <text:p>1</text:p>
          </table:table-cell>
          <table:table-cell table:style-name="ce37" table:formula="of:=FIND(&quot;K&quot;;[.$C152];1)" office:value-type="float" office:value="0">
            <text:p>#VALUE!</text:p>
          </table:table-cell>
          <table:table-cell table:style-name="ce37" table:formula="of:=[.D152]*[.E152]" office:value-type="float" office:value="0">
            <text:p>#VALUE!</text:p>
          </table:table-cell>
          <table:table-cell table:style-name="ce40" office:value-type="string">
            <text:p>3:3:2</text:p>
          </table:table-cell>
          <table:table-cell table:style-name="ce40" office:value-type="string">
            <text:p>1:1</text:p>
          </table:table-cell>
          <table:table-cell table:style-name="ce29" table:formula="of:=LEFT([.$C152];1)" office:value-type="string" office:string-value="C">
            <text:p>C</text:p>
          </table:table-cell>
          <table:table-cell table:style-name="ce49" table:formula="of:=MID([.$C152];2;1)" office:value-type="string" office:string-value="L">
            <text:p>L</text:p>
          </table:table-cell>
          <table:table-cell table:style-name="ce49" table:formula="of:=MID([.$C152];3;1)" office:value-type="string" office:string-value="M">
            <text:p>M</text:p>
          </table:table-cell>
          <table:table-cell table:style-name="ce49" table:formula="of:=IF(LEN([.$C152])&gt;3;MID([.$C152];4;1);-1)" office:value-type="float" office:value="-1">
            <text:p>-1</text:p>
          </table:table-cell>
          <table:table-cell table:style-name="ce49" table:formula="of:=IF(LEN([.$C152])&gt;3;MID([.$C152];5;1);-1)" office:value-type="float" office:value="-1">
            <text:p>-1</text:p>
          </table:table-cell>
          <table:table-cell table:style-name="ce49" table:formula="of:=VLOOKUP([.I152];['1'.$A$2:.$B$14];2)" office:value-type="string" office:string-value="オオバ">
            <text:p>オオバ</text:p>
          </table:table-cell>
          <table:table-cell table:style-name="ce49" table:formula="of:=VLOOKUP([.J152];['1'.$A$2:.$B$14];2)" office:value-type="string" office:string-value="日本酒（米だけの）">
            <text:p>日本酒（米だけの）</text:p>
          </table:table-cell>
          <table:table-cell table:style-name="ce49" table:formula="of:=VLOOKUP([.K152];['1'.$A$2:.$B$14];2)" office:value-type="string" office:string-value="お湯">
            <text:p>お湯</text:p>
          </table:table-cell>
          <table:table-cell table:style-name="ce49" table:formula="of:=VLOOKUP([.L152];['1'.$A$2:.$B$15];2)" office:value-type="float" office:value="0">
            <text:p>#N/A</text:p>
          </table:table-cell>
          <table:table-cell table:style-name="ce49" table:formula="of:=VLOOKUP([.M152];['1'.$A$2:.$B$15];2)" office:value-type="float" office:value="0">
            <text:p>#N/A</text:p>
          </table:table-cell>
          <table:table-cell table:style-name="ce51" office:value-type="string">
            <text:p>맛 : 소옆. 가벼운. &lt;나쁘지 않다&gt;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0">
            <text:p>200</text:p>
          </table:table-cell>
          <table:table-cell table:style-name="ce30" office:value-type="date" office:date-value="2023-01-25T01:43:00.7">
            <text:p>01/25 1:43</text:p>
          </table:table-cell>
          <table:table-cell table:style-name="ce34" office:value-type="string">
            <text:p>CLM</text:p>
          </table:table-cell>
          <table:table-cell table:style-name="ce37" table:formula="of:=FIND(&quot;C&quot;;[.$C153];1)" office:value-type="float" office:value="1">
            <text:p>1</text:p>
          </table:table-cell>
          <table:table-cell table:style-name="ce37" table:formula="of:=FIND(&quot;K&quot;;[.$C153];1)" office:value-type="float" office:value="0">
            <text:p>#VALUE!</text:p>
          </table:table-cell>
          <table:table-cell table:style-name="ce37" table:formula="of:=[.D153]*[.E153]" office:value-type="float" office:value="0">
            <text:p>#VALUE!</text:p>
          </table:table-cell>
          <table:table-cell table:style-name="ce40" office:value-type="string">
            <text:p>3:3:3</text:p>
          </table:table-cell>
          <table:table-cell table:style-name="ce40" office:value-type="string">
            <text:p>1</text:p>
          </table:table-cell>
          <table:table-cell table:style-name="ce29" table:formula="of:=LEFT([.$C153];1)" office:value-type="string" office:string-value="C">
            <text:p>C</text:p>
          </table:table-cell>
          <table:table-cell table:style-name="ce49" table:formula="of:=MID([.$C153];2;1)" office:value-type="string" office:string-value="L">
            <text:p>L</text:p>
          </table:table-cell>
          <table:table-cell table:style-name="ce49" table:formula="of:=MID([.$C153];3;1)" office:value-type="string" office:string-value="M">
            <text:p>M</text:p>
          </table:table-cell>
          <table:table-cell table:style-name="ce49" table:formula="of:=IF(LEN([.$C153])&gt;3;MID([.$C153];4;1);-1)" office:value-type="float" office:value="-1">
            <text:p>-1</text:p>
          </table:table-cell>
          <table:table-cell table:style-name="ce49" table:formula="of:=IF(LEN([.$C153])&gt;3;MID([.$C153];5;1);-1)" office:value-type="float" office:value="-1">
            <text:p>-1</text:p>
          </table:table-cell>
          <table:table-cell table:style-name="ce49" table:formula="of:=VLOOKUP([.I153];['1'.$A$2:.$B$14];2)" office:value-type="string" office:string-value="オオバ">
            <text:p>オオバ</text:p>
          </table:table-cell>
          <table:table-cell table:style-name="ce49" table:formula="of:=VLOOKUP([.J153];['1'.$A$2:.$B$16];2)" office:value-type="string" office:string-value="日本酒（米だけの）">
            <text:p>日本酒（米だけの）</text:p>
          </table:table-cell>
          <table:table-cell table:style-name="ce49" table:formula="of:=VLOOKUP([.K153];['1'.$A$2:.$B$16];2)" office:value-type="string" office:string-value="お湯">
            <text:p>お湯</text:p>
          </table:table-cell>
          <table:table-cell table:style-name="ce49" table:formula="of:=VLOOKUP([.L153];['1'.$A$2:.$B$16];2)" office:value-type="float" office:value="0">
            <text:p>#N/A</text:p>
          </table:table-cell>
          <table:table-cell table:style-name="ce49" table:formula="of:=VLOOKUP([.M153];['1'.$A$2:.$B$16];2)" office:value-type="float" office:value="0">
            <text:p>#N/A</text:p>
          </table:table-cell>
          <table:table-cell table:style-name="ce51" office:value-type="string">
            <text:p>맛 : (1) 소엽. (2) 일몬술의 달콤한 맛.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0">
            <text:p>180</text:p>
          </table:table-cell>
          <table:table-cell table:style-name="ce30" office:value-type="date" office:date-value="2023-01-21T01:33:53.6">
            <text:p>01/21 1:33</text:p>
          </table:table-cell>
          <table:table-cell table:style-name="ce34" office:value-type="string">
            <text:p>CM</text:p>
          </table:table-cell>
          <table:table-cell table:style-name="ce37" table:formula="of:=FIND(&quot;C&quot;;[.$C154];1)" office:value-type="float" office:value="1">
            <text:p>1</text:p>
          </table:table-cell>
          <table:table-cell table:style-name="ce37" table:formula="of:=FIND(&quot;K&quot;;[.$C154];1)" office:value-type="float" office:value="0">
            <text:p>#VALUE!</text:p>
          </table:table-cell>
          <table:table-cell table:style-name="ce37" table:formula="of:=[.D154]*[.E154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2</text:p>
          </table:table-cell>
          <table:table-cell table:style-name="ce29" table:formula="of:=LEFT([.$C154];1)" office:value-type="string" office:string-value="C">
            <text:p>C</text:p>
          </table:table-cell>
          <table:table-cell table:style-name="ce49" table:formula="of:=MID([.$C154];2;1)" office:value-type="string" office:string-value="M">
            <text:p>M</text:p>
          </table:table-cell>
          <table:table-cell table:style-name="ce49" table:formula="of:=MID([.$C154];3;1)">
            <text:p/>
          </table:table-cell>
          <table:table-cell table:style-name="ce49" table:formula="of:=IF(LEN([.$C154])&gt;3;MID([.$C154];4;1);-1)" office:value-type="float" office:value="-1">
            <text:p>-1</text:p>
          </table:table-cell>
          <table:table-cell table:style-name="ce49" table:formula="of:=IF(LEN([.$C154])&gt;3;MID([.$C154];5;1);-1)" office:value-type="float" office:value="-1">
            <text:p>-1</text:p>
          </table:table-cell>
          <table:table-cell table:style-name="ce49" table:formula="of:=VLOOKUP([.I154];['1'.$A$2:.$B$14];2)" office:value-type="string" office:string-value="オオバ">
            <text:p>オオバ</text:p>
          </table:table-cell>
          <table:table-cell table:style-name="ce49" table:formula="of:=VLOOKUP([.J154];['1'.$A$2:.$B$16];2)" office:value-type="string" office:string-value="お湯">
            <text:p>お湯</text:p>
          </table:table-cell>
          <table:table-cell table:style-name="ce49" table:formula="of:=VLOOKUP([.K154];['1'.$A$2:.$B$16];2)" office:value-type="float" office:value="0">
            <text:p>#N/A</text:p>
          </table:table-cell>
          <table:table-cell table:style-name="ce49" table:formula="of:=VLOOKUP([.L154];['1'.$A$2:.$B$16];2)" office:value-type="float" office:value="0">
            <text:p>#N/A</text:p>
          </table:table-cell>
          <table:table-cell table:style-name="ce49" table:formula="of:=VLOOKUP([.M154];['1'.$A$2:.$B$16];2)" office:value-type="float" office:value="0">
            <text:p>#N/A</text:p>
          </table:table-cell>
          <table:table-cell table:style-name="ce51" office:value-type="string">
            <text:p>맛 : (1) 나쁘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1">
            <text:p>181</text:p>
          </table:table-cell>
          <table:table-cell table:style-name="ce30" office:value-type="date" office:date-value="2023-01-21T01:42:57.6">
            <text:p>01/21 1:42</text:p>
          </table:table-cell>
          <table:table-cell table:style-name="ce34" office:value-type="string">
            <text:p>CM</text:p>
          </table:table-cell>
          <table:table-cell table:style-name="ce37" table:formula="of:=FIND(&quot;C&quot;;[.$C155];1)" office:value-type="float" office:value="1">
            <text:p>1</text:p>
          </table:table-cell>
          <table:table-cell table:style-name="ce37" table:formula="of:=FIND(&quot;K&quot;;[.$C155];1)" office:value-type="float" office:value="0">
            <text:p>#VALUE!</text:p>
          </table:table-cell>
          <table:table-cell table:style-name="ce37" table:formula="of:=[.D155]*[.E155]" office:value-type="float" office:value="0">
            <text:p>#VALUE!</text:p>
          </table:table-cell>
          <table:table-cell table:style-name="ce40" office:value-type="string">
            <text:p>3:1</text:p>
          </table:table-cell>
          <table:table-cell table:style-name="ce40" office:value-type="string">
            <text:p>2</text:p>
          </table:table-cell>
          <table:table-cell table:style-name="ce29" table:formula="of:=LEFT([.$C155];1)" office:value-type="string" office:string-value="C">
            <text:p>C</text:p>
          </table:table-cell>
          <table:table-cell table:style-name="ce49" table:formula="of:=MID([.$C155];2;1)" office:value-type="string" office:string-value="M">
            <text:p>M</text:p>
          </table:table-cell>
          <table:table-cell table:style-name="ce49" table:formula="of:=MID([.$C155];3;1)">
            <text:p/>
          </table:table-cell>
          <table:table-cell table:style-name="ce49" table:formula="of:=IF(LEN([.$C155])&gt;3;MID([.$C155];4;1);-1)" office:value-type="float" office:value="-1">
            <text:p>-1</text:p>
          </table:table-cell>
          <table:table-cell table:style-name="ce49" table:formula="of:=IF(LEN([.$C155])&gt;3;MID([.$C155];5;1);-1)" office:value-type="float" office:value="-1">
            <text:p>-1</text:p>
          </table:table-cell>
          <table:table-cell table:style-name="ce49" table:formula="of:=VLOOKUP([.I155];['1'.$A$2:.$B$14];2)" office:value-type="string" office:string-value="オオバ">
            <text:p>オオバ</text:p>
          </table:table-cell>
          <table:table-cell table:style-name="ce49" table:formula="of:=VLOOKUP([.J155];['1'.$A$2:.$B$16];2)" office:value-type="string" office:string-value="お湯">
            <text:p>お湯</text:p>
          </table:table-cell>
          <table:table-cell table:style-name="ce49" table:formula="of:=VLOOKUP([.K155];['1'.$A$2:.$B$16];2)" office:value-type="float" office:value="0">
            <text:p>#N/A</text:p>
          </table:table-cell>
          <table:table-cell table:style-name="ce49" table:formula="of:=VLOOKUP([.L155];['1'.$A$2:.$B$16];2)" office:value-type="float" office:value="0">
            <text:p>#N/A</text:p>
          </table:table-cell>
          <table:table-cell table:style-name="ce49" table:formula="of:=VLOOKUP([.M155];['1'.$A$2:.$B$16];2)" office:value-type="float" office:value="0">
            <text:p>#N/A</text:p>
          </table:table-cell>
          <table:table-cell table:style-name="ce51" office:value-type="string">
            <text:p>맛 : (1) 나쁘지 않다. (2) 소주 단독 때의 혀에 대한 강한 충돌. 약간이지만,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2">
            <text:p>182</text:p>
          </table:table-cell>
          <table:table-cell table:style-name="ce30" office:value-type="date" office:date-value="2023-01-21T01:44:43.9">
            <text:p>01/21 1:44</text:p>
          </table:table-cell>
          <table:table-cell table:style-name="ce34" office:value-type="string">
            <text:p>CM</text:p>
          </table:table-cell>
          <table:table-cell table:style-name="ce37" table:formula="of:=FIND(&quot;C&quot;;[.$C156];1)" office:value-type="float" office:value="1">
            <text:p>1</text:p>
          </table:table-cell>
          <table:table-cell table:style-name="ce37" table:formula="of:=FIND(&quot;K&quot;;[.$C156];1)" office:value-type="float" office:value="0">
            <text:p>#VALUE!</text:p>
          </table:table-cell>
          <table:table-cell table:style-name="ce37" table:formula="of:=[.D156]*[.E156]" office:value-type="float" office:value="0">
            <text:p>#VALUE!</text:p>
          </table:table-cell>
          <table:table-cell table:style-name="ce40" office:value-type="string">
            <text:p>3:2</text:p>
          </table:table-cell>
          <table:table-cell table:style-name="ce40" office:value-type="string">
            <text:p>2</text:p>
          </table:table-cell>
          <table:table-cell table:style-name="ce29" table:formula="of:=LEFT([.$C156];1)" office:value-type="string" office:string-value="C">
            <text:p>C</text:p>
          </table:table-cell>
          <table:table-cell table:style-name="ce49" table:formula="of:=MID([.$C156];2;1)" office:value-type="string" office:string-value="M">
            <text:p>M</text:p>
          </table:table-cell>
          <table:table-cell table:style-name="ce49" table:formula="of:=MID([.$C156];3;1)">
            <text:p/>
          </table:table-cell>
          <table:table-cell table:style-name="ce49" table:formula="of:=IF(LEN([.$C156])&gt;3;MID([.$C156];4;1);-1)" office:value-type="float" office:value="-1">
            <text:p>-1</text:p>
          </table:table-cell>
          <table:table-cell table:style-name="ce49" table:formula="of:=IF(LEN([.$C156])&gt;3;MID([.$C156];5;1);-1)" office:value-type="float" office:value="-1">
            <text:p>-1</text:p>
          </table:table-cell>
          <table:table-cell table:style-name="ce49" table:formula="of:=VLOOKUP([.I156];['1'.$A$2:.$B$14];2)" office:value-type="string" office:string-value="オオバ">
            <text:p>オオバ</text:p>
          </table:table-cell>
          <table:table-cell table:style-name="ce49" table:formula="of:=VLOOKUP([.J156];['1'.$A$2:.$B$16];2)" office:value-type="string" office:string-value="お湯">
            <text:p>お湯</text:p>
          </table:table-cell>
          <table:table-cell table:style-name="ce49" table:formula="of:=VLOOKUP([.K156];['1'.$A$2:.$B$16];2)" office:value-type="float" office:value="0">
            <text:p>#N/A</text:p>
          </table:table-cell>
          <table:table-cell table:style-name="ce49" table:formula="of:=VLOOKUP([.L156];['1'.$A$2:.$B$16];2)" office:value-type="float" office:value="0">
            <text:p>#N/A</text:p>
          </table:table-cell>
          <table:table-cell table:style-name="ce49" table:formula="of:=VLOOKUP([.M156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6">
            <text:p>186</text:p>
          </table:table-cell>
          <table:table-cell table:style-name="ce30" office:value-type="date" office:date-value="2023-01-22T01:37:22.98">
            <text:p>01/22 1:37</text:p>
          </table:table-cell>
          <table:table-cell table:style-name="ce34" office:value-type="string">
            <text:p>CM</text:p>
          </table:table-cell>
          <table:table-cell table:style-name="ce37" table:formula="of:=FIND(&quot;C&quot;;[.$C157];1)" office:value-type="float" office:value="1">
            <text:p>1</text:p>
          </table:table-cell>
          <table:table-cell table:style-name="ce37" table:formula="of:=FIND(&quot;K&quot;;[.$C157];1)" office:value-type="float" office:value="0">
            <text:p>#VALUE!</text:p>
          </table:table-cell>
          <table:table-cell table:style-name="ce37" table:formula="of:=[.D157]*[.E157]" office:value-type="float" office:value="0">
            <text:p>#VALUE!</text:p>
          </table:table-cell>
          <table:table-cell table:style-name="ce40" office:value-type="string">
            <text:p>3:3</text:p>
          </table:table-cell>
          <table:table-cell table:style-name="ce40" office:value-type="string">
            <text:p>2</text:p>
          </table:table-cell>
          <table:table-cell table:style-name="ce29" table:formula="of:=LEFT([.$C157];1)" office:value-type="string" office:string-value="C">
            <text:p>C</text:p>
          </table:table-cell>
          <table:table-cell table:style-name="ce49" table:formula="of:=MID([.$C157];2;1)" office:value-type="string" office:string-value="M">
            <text:p>M</text:p>
          </table:table-cell>
          <table:table-cell table:style-name="ce49" table:formula="of:=MID([.$C157];3;1)">
            <text:p/>
          </table:table-cell>
          <table:table-cell table:style-name="ce49" table:formula="of:=IF(LEN([.$C157])&gt;3;MID([.$C157];4;1);-1)" office:value-type="float" office:value="-1">
            <text:p>-1</text:p>
          </table:table-cell>
          <table:table-cell table:style-name="ce49" table:formula="of:=IF(LEN([.$C157])&gt;3;MID([.$C157];5;1);-1)" office:value-type="float" office:value="-1">
            <text:p>-1</text:p>
          </table:table-cell>
          <table:table-cell table:style-name="ce49" table:formula="of:=VLOOKUP([.I157];['1'.$A$2:.$B$14];2)" office:value-type="string" office:string-value="オオバ">
            <text:p>オオバ</text:p>
          </table:table-cell>
          <table:table-cell table:style-name="ce49" table:formula="of:=VLOOKUP([.J157];['1'.$A$2:.$B$16];2)" office:value-type="string" office:string-value="お湯">
            <text:p>お湯</text:p>
          </table:table-cell>
          <table:table-cell table:style-name="ce49" table:formula="of:=VLOOKUP([.K157];['1'.$A$2:.$B$16];2)" office:value-type="float" office:value="0">
            <text:p>#N/A</text:p>
          </table:table-cell>
          <table:table-cell table:style-name="ce49" table:formula="of:=VLOOKUP([.L157];['1'.$A$2:.$B$16];2)" office:value-type="float" office:value="0">
            <text:p>#N/A</text:p>
          </table:table-cell>
          <table:table-cell table:style-name="ce49" table:formula="of:=VLOOKUP([.M157];['1'.$A$2:.$B$16];2)" office:value-type="float" office:value="0">
            <text:p>#N/A</text:p>
          </table:table-cell>
          <table:table-cell table:style-name="ce51" office:value-type="string">
            <text:p>맛 : (1) 소옆. (2) 부드러운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4" office:value-type="string">
            <text:p>D</text:p>
          </table:table-cell>
          <table:table-cell table:style-name="ce37" table:formula="of:=FIND(&quot;C&quot;;[.$C158];1)" office:value-type="float" office:value="0">
            <text:p>#VALUE!</text:p>
          </table:table-cell>
          <table:table-cell table:style-name="ce37" table:formula="of:=FIND(&quot;K&quot;;[.$C158];1)" office:value-type="float" office:value="0">
            <text:p>#VALUE!</text:p>
          </table:table-cell>
          <table:table-cell table:style-name="ce37" table:formula="of:=[.D158]*[.E158]" office:value-type="float" office:value="0">
            <text:p>#VALUE!</text:p>
          </table:table-cell>
          <table:table-cell table:style-name="ce40" office:value-type="string">
            <text:p>1</text:p>
          </table:table-cell>
          <table:table-cell table:style-name="ce40" office:value-type="string">
            <text:p>4</text:p>
          </table:table-cell>
          <table:table-cell table:style-name="ce29" table:formula="of:=LEFT([.$C158];1)" office:value-type="string" office:string-value="D">
            <text:p>D</text:p>
          </table:table-cell>
          <table:table-cell table:style-name="ce49" table:formula="of:=MID([.$C158];2;1)">
            <text:p/>
          </table:table-cell>
          <table:table-cell table:style-name="ce49" table:formula="of:=MID([.$C158];3;1)">
            <text:p/>
          </table:table-cell>
          <table:table-cell table:style-name="ce49" table:formula="of:=IF(LEN([.$C158])&gt;3;MID([.$C158];4;1);-1)" office:value-type="float" office:value="-1">
            <text:p>-1</text:p>
          </table:table-cell>
          <table:table-cell table:style-name="ce49" table:formula="of:=IF(LEN([.$C158])&gt;3;MID([.$C158];5;1);-1)" office:value-type="float" office:value="-1">
            <text:p>-1</text:p>
          </table:table-cell>
          <table:table-cell table:style-name="ce49" table:formula="of:=VLOOKUP([.I158];['1'.$A$2:.$B$11];2)" office:value-type="string" office:string-value="レモン">
            <text:p>レモン</text:p>
          </table:table-cell>
          <table:table-cell table:style-name="ce49" table:formula="of:=VLOOKUP([.J158];['1'.$A$2:.$B$11];2)" office:value-type="float" office:value="0">
            <text:p>#N/A</text:p>
          </table:table-cell>
          <table:table-cell table:style-name="ce49" table:formula="of:=VLOOKUP([.K158];['1'.$A$2:.$B$11];2)" office:value-type="float" office:value="0">
            <text:p>#N/A</text:p>
          </table:table-cell>
          <table:table-cell table:style-name="ce49" table:formula="of:=VLOOKUP([.L158];['1'.$A$2:.$B$15];2)" office:value-type="float" office:value="0">
            <text:p>#N/A</text:p>
          </table:table-cell>
          <table:table-cell table:style-name="ce49" table:formula="of:=VLOOKUP([.M158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4" office:value-type="string">
            <text:p>D</text:p>
          </table:table-cell>
          <table:table-cell table:style-name="ce37" table:formula="of:=FIND(&quot;C&quot;;[.$C159];1)" office:value-type="float" office:value="0">
            <text:p>#VALUE!</text:p>
          </table:table-cell>
          <table:table-cell table:style-name="ce37" table:formula="of:=FIND(&quot;K&quot;;[.$C159];1)" office:value-type="float" office:value="0">
            <text:p>#VALUE!</text:p>
          </table:table-cell>
          <table:table-cell table:style-name="ce37" table:formula="of:=[.D159]*[.E159]" office:value-type="float" office:value="0">
            <text:p>#VALUE!</text:p>
          </table:table-cell>
          <table:table-cell table:style-name="ce40" office:value-type="string">
            <text:p>1</text:p>
          </table:table-cell>
          <table:table-cell table:style-name="ce40" office:value-type="string">
            <text:p>4</text:p>
          </table:table-cell>
          <table:table-cell table:style-name="ce29" table:formula="of:=LEFT([.$C159];1)" office:value-type="string" office:string-value="D">
            <text:p>D</text:p>
          </table:table-cell>
          <table:table-cell table:style-name="ce49" table:formula="of:=MID([.$C159];2;1)">
            <text:p/>
          </table:table-cell>
          <table:table-cell table:style-name="ce49" table:formula="of:=MID([.$C159];3;1)">
            <text:p/>
          </table:table-cell>
          <table:table-cell table:style-name="ce49" table:formula="of:=IF(LEN([.$C159])&gt;3;MID([.$C159];4;1);-1)" office:value-type="float" office:value="-1">
            <text:p>-1</text:p>
          </table:table-cell>
          <table:table-cell table:style-name="ce49" table:formula="of:=IF(LEN([.$C159])&gt;3;MID([.$C159];5;1);-1)" office:value-type="float" office:value="-1">
            <text:p>-1</text:p>
          </table:table-cell>
          <table:table-cell table:style-name="ce49" table:formula="of:=VLOOKUP([.I159];['1'.$A$2:.$B$11];2)" office:value-type="string" office:string-value="レモン">
            <text:p>レモン</text:p>
          </table:table-cell>
          <table:table-cell table:style-name="ce49" table:formula="of:=VLOOKUP([.J159];['1'.$A$2:.$B$11];2)" office:value-type="float" office:value="0">
            <text:p>#N/A</text:p>
          </table:table-cell>
          <table:table-cell table:style-name="ce49" table:formula="of:=VLOOKUP([.K159];['1'.$A$2:.$B$11];2)" office:value-type="float" office:value="0">
            <text:p>#N/A</text:p>
          </table:table-cell>
          <table:table-cell table:style-name="ce49" table:formula="of:=VLOOKUP([.L159];['1'.$A$2:.$B$15];2)" office:value-type="float" office:value="0">
            <text:p>#N/A</text:p>
          </table:table-cell>
          <table:table-cell table:style-name="ce49" table:formula="of:=VLOOKUP([.M159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4" office:value-type="string">
            <text:p>D</text:p>
          </table:table-cell>
          <table:table-cell table:style-name="ce37" table:formula="of:=FIND(&quot;C&quot;;[.$C160];1)" office:value-type="float" office:value="0">
            <text:p>#VALUE!</text:p>
          </table:table-cell>
          <table:table-cell table:style-name="ce37" table:formula="of:=FIND(&quot;K&quot;;[.$C160];1)" office:value-type="float" office:value="0">
            <text:p>#VALUE!</text:p>
          </table:table-cell>
          <table:table-cell table:style-name="ce37" table:formula="of:=[.D160]*[.E160]" office:value-type="float" office:value="0">
            <text:p>#VALUE!</text:p>
          </table:table-cell>
          <table:table-cell table:style-name="ce40" office:value-type="string">
            <text:p>1'1'1'</text:p>
          </table:table-cell>
          <table:table-cell table:style-name="ce40" office:value-type="string">
            <text:p>3</text:p>
          </table:table-cell>
          <table:table-cell table:style-name="ce29" table:formula="of:=LEFT([.$C160];1)" office:value-type="string" office:string-value="D">
            <text:p>D</text:p>
          </table:table-cell>
          <table:table-cell table:style-name="ce49" table:formula="of:=MID([.$C160];2;1)">
            <text:p/>
          </table:table-cell>
          <table:table-cell table:style-name="ce49" table:formula="of:=MID([.$C160];3;1)">
            <text:p/>
          </table:table-cell>
          <table:table-cell table:style-name="ce49" table:formula="of:=IF(LEN([.$C160])&gt;3;MID([.$C160];4;1);-1)" office:value-type="float" office:value="-1">
            <text:p>-1</text:p>
          </table:table-cell>
          <table:table-cell table:style-name="ce49" table:formula="of:=IF(LEN([.$C160])&gt;3;MID([.$C160];5;1);-1)" office:value-type="float" office:value="-1">
            <text:p>-1</text:p>
          </table:table-cell>
          <table:table-cell table:style-name="ce49" table:formula="of:=VLOOKUP([.I160];['1'.$A$2:.$B$14];2)" office:value-type="string" office:string-value="レモン">
            <text:p>レモン</text:p>
          </table:table-cell>
          <table:table-cell table:style-name="ce49" table:formula="of:=VLOOKUP([.J160];['1'.$A$2:.$B$14];2)" office:value-type="float" office:value="0">
            <text:p>#N/A</text:p>
          </table:table-cell>
          <table:table-cell table:style-name="ce49" table:formula="of:=VLOOKUP([.K160];['1'.$A$2:.$B$14];2)" office:value-type="float" office:value="0">
            <text:p>#N/A</text:p>
          </table:table-cell>
          <table:table-cell table:style-name="ce49" table:formula="of:=VLOOKUP([.L160];['1'.$A$2:.$B$15];2)" office:value-type="float" office:value="0">
            <text:p>#N/A</text:p>
          </table:table-cell>
          <table:table-cell table:style-name="ce49" table:formula="of:=VLOOKUP([.M160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4" office:value-type="string">
            <text:p>D</text:p>
          </table:table-cell>
          <table:table-cell table:style-name="ce37" table:formula="of:=FIND(&quot;C&quot;;[.$C161];1)" office:value-type="float" office:value="0">
            <text:p>#VALUE!</text:p>
          </table:table-cell>
          <table:table-cell table:style-name="ce37" table:formula="of:=FIND(&quot;K&quot;;[.$C161];1)" office:value-type="float" office:value="0">
            <text:p>#VALUE!</text:p>
          </table:table-cell>
          <table:table-cell table:style-name="ce37" table:formula="of:=[.D161]*[.E161]" office:value-type="float" office:value="0">
            <text:p>#VALUE!</text:p>
          </table:table-cell>
          <table:table-cell table:style-name="ce40" office:value-type="string">
            <text:p>11</text:p>
          </table:table-cell>
          <table:table-cell table:style-name="ce40" office:value-type="string">
            <text:p>3</text:p>
          </table:table-cell>
          <table:table-cell table:style-name="ce29" table:formula="of:=LEFT([.$C161];1)" office:value-type="string" office:string-value="D">
            <text:p>D</text:p>
          </table:table-cell>
          <table:table-cell table:style-name="ce49" table:formula="of:=MID([.$C161];2;1)">
            <text:p/>
          </table:table-cell>
          <table:table-cell table:style-name="ce49" table:formula="of:=MID([.$C161];3;1)">
            <text:p/>
          </table:table-cell>
          <table:table-cell table:style-name="ce49" table:formula="of:=IF(LEN([.$C161])&gt;3;MID([.$C161];4;1);-1)" office:value-type="float" office:value="-1">
            <text:p>-1</text:p>
          </table:table-cell>
          <table:table-cell table:style-name="ce49" table:formula="of:=IF(LEN([.$C161])&gt;3;MID([.$C161];5;1);-1)" office:value-type="float" office:value="-1">
            <text:p>-1</text:p>
          </table:table-cell>
          <table:table-cell table:style-name="ce49" table:formula="of:=VLOOKUP([.I161];['1'.$A$2:.$B$11];2)" office:value-type="string" office:string-value="レモン">
            <text:p>レモン</text:p>
          </table:table-cell>
          <table:table-cell table:style-name="ce49" table:formula="of:=VLOOKUP([.J161];['1'.$A$2:.$B$11];2)" office:value-type="float" office:value="0">
            <text:p>#N/A</text:p>
          </table:table-cell>
          <table:table-cell table:style-name="ce49" table:formula="of:=VLOOKUP([.K161];['1'.$A$2:.$B$11];2)" office:value-type="float" office:value="0">
            <text:p>#N/A</text:p>
          </table:table-cell>
          <table:table-cell table:style-name="ce49" table:formula="of:=VLOOKUP([.L161];['1'.$A$2:.$B$15];2)" office:value-type="float" office:value="0">
            <text:p>#N/A</text:p>
          </table:table-cell>
          <table:table-cell table:style-name="ce49" table:formula="of:=VLOOKUP([.M161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90">
            <text:p>290</text:p>
          </table:table-cell>
          <table:table-cell table:style-name="ce30" office:value-type="date" office:date-value="2023-02-21T01:34:37.79">
            <text:p>02/21 1:34</text:p>
          </table:table-cell>
          <table:table-cell table:style-name="ce34" office:value-type="string">
            <text:p>DE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office:annotation office:display="true" draw:style-name="gr5" draw:text-style-name="P1" svg:width="2.899cm" svg:height="0.907cm" svg:x="11.89cm" svg:y="103.29cm" draw:caption-point-x="-0.61cm" draw:caption-point-y="1.498cm">
              <dc:creator>ik</dc:creator>
              <dc:date>2023-02-21T00:00:00</dc:date>
              <text:p text:style-name="P2"><text:span text:style-name="T1">レモン。追加１回目。丸３日。</text:span></text:p>
            </office:annotation>
            <text:p>2:2</text:p>
          </table:table-cell>
          <table:table-cell table:style-name="ce29" table:formula="of:=LEFT([.$C162];1)" office:value-type="string" office:string-value="D">
            <text:p>D</text:p>
          </table:table-cell>
          <table:table-cell table:style-name="ce49" table:formula="of:=MID([.$C162];2;1)" office:value-type="string" office:string-value="E">
            <text:p>E</text:p>
          </table:table-cell>
          <table:table-cell table:style-name="ce49" table:formula="of:=MID([.$C162];3;1)">
            <text:p/>
          </table:table-cell>
          <table:table-cell table:style-name="ce49" table:formula="of:=IF(LEN([.$C162])&gt;3;MID([.$C162];4;1);-1)" office:value-type="float" office:value="-1">
            <text:p>-1</text:p>
          </table:table-cell>
          <table:table-cell table:style-name="ce49" table:formula="of:=IF(LEN([.$C162])&gt;3;MID([.$C162];5;1);-1)" office:value-type="float" office:value="-1">
            <text:p>-1</text:p>
          </table:table-cell>
          <table:table-cell table:style-name="ce49" table:formula="of:=VLOOKUP([.I162];['1'.$A$2:.$B$14];2)" office:value-type="string" office:string-value="レモン">
            <text:p>レモン</text:p>
          </table:table-cell>
          <table:table-cell table:style-name="ce49" table:formula="of:=VLOOKUP([.J162];['1'.$A$2:.$B$16];2)" office:value-type="string" office:string-value="ニンニク">
            <text:p>ニンニク</text:p>
          </table:table-cell>
          <table:table-cell table:style-name="ce49" table:formula="of:=VLOOKUP([.K162];['1'.$A$2:.$B$16];2)" office:value-type="float" office:value="0">
            <text:p>#N/A</text:p>
          </table:table-cell>
          <table:table-cell table:style-name="ce49" table:formula="of:=VLOOKUP([.L162];['1'.$A$2:.$B$16];2)" office:value-type="float" office:value="0">
            <text:p>#N/A</text:p>
          </table:table-cell>
          <table:table-cell table:style-name="ce49" table:formula="of:=VLOOKUP([.M162];['1'.$A$2:.$B$16];2)" office:value-type="float" office:value="0">
            <text:p>#N/A</text:p>
          </table:table-cell>
          <table:table-cell table:style-name="ce51" office:value-type="string">
            <text:p>맛 : (1) 레몬. (2) 맛에 두께가 있다. 혀 위에서, 쭉 맛이 계속된다. 일본어로 말하는 곳의 `허리가 있다` 라고 하는 것인가.</text:p>
            <text:p>(3) 나쁘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1">
            <text:p>291</text:p>
          </table:table-cell>
          <table:table-cell table:style-name="ce30" office:value-type="date" office:date-value="2023-02-21T01:45:50.16">
            <text:p>02/21 1:45</text:p>
          </table:table-cell>
          <table:table-cell table:style-name="ce34" office:value-type="string">
            <text:p>DE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office:annotation office:display="true" draw:style-name="gr5" draw:text-style-name="P1" svg:width="2.899cm" svg:height="0.907cm" svg:x="11.89cm" svg:y="104.34cm" draw:caption-point-x="-0.61cm" draw:caption-point-y="1.498cm">
              <dc:creator>ik</dc:creator>
              <dc:date>2023-02-21T00:00:00</dc:date>
              <text:p text:style-name="P2"><text:span text:style-name="T1">レモン。追加１回目。丸３日。</text:span></text:p>
            </office:annotation>
            <text:p>2:2</text:p>
          </table:table-cell>
          <table:table-cell table:style-name="ce29" table:formula="of:=LEFT([.$C163];1)" office:value-type="string" office:string-value="D">
            <text:p>D</text:p>
          </table:table-cell>
          <table:table-cell table:style-name="ce49" table:formula="of:=MID([.$C163];2;1)" office:value-type="string" office:string-value="E">
            <text:p>E</text:p>
          </table:table-cell>
          <table:table-cell table:style-name="ce49" table:formula="of:=MID([.$C163];3;1)">
            <text:p/>
          </table:table-cell>
          <table:table-cell table:style-name="ce49" table:formula="of:=IF(LEN([.$C163])&gt;3;MID([.$C163];4;1);-1)" office:value-type="float" office:value="-1">
            <text:p>-1</text:p>
          </table:table-cell>
          <table:table-cell table:style-name="ce49" table:formula="of:=IF(LEN([.$C163])&gt;3;MID([.$C163];5;1);-1)" office:value-type="float" office:value="-1">
            <text:p>-1</text:p>
          </table:table-cell>
          <table:table-cell table:style-name="ce49" table:formula="of:=VLOOKUP([.I163];['1'.$A$2:.$B$14];2)" office:value-type="string" office:string-value="レモン">
            <text:p>レモン</text:p>
          </table:table-cell>
          <table:table-cell table:style-name="ce49" table:formula="of:=VLOOKUP([.J163];['1'.$A$2:.$B$16];2)" office:value-type="string" office:string-value="ニンニク">
            <text:p>ニンニク</text:p>
          </table:table-cell>
          <table:table-cell table:style-name="ce49" table:formula="of:=VLOOKUP([.K163];['1'.$A$2:.$B$16];2)" office:value-type="float" office:value="0">
            <text:p>#N/A</text:p>
          </table:table-cell>
          <table:table-cell table:style-name="ce49" table:formula="of:=VLOOKUP([.L163];['1'.$A$2:.$B$16];2)" office:value-type="float" office:value="0">
            <text:p>#N/A</text:p>
          </table:table-cell>
          <table:table-cell table:style-name="ce49" table:formula="of:=VLOOKUP([.M16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5">
            <text:p>295</text:p>
          </table:table-cell>
          <table:table-cell table:style-name="ce30" office:value-type="date" office:date-value="2023-02-22T02:00:19.18">
            <text:p>02/22 2:0</text:p>
          </table:table-cell>
          <table:table-cell table:style-name="ce34" office:value-type="string">
            <text:p>DE</text:p>
          </table:table-cell>
          <table:table-cell table:style-name="ce37" table:number-columns-repeated="3"/>
          <table:table-cell table:style-name="ce40" office:value-type="string">
            <text:p>2:1.5</text:p>
          </table:table-cell>
          <table:table-cell table:style-name="ce40" office:value-type="string">
            <office:annotation office:display="true" draw:style-name="gr5" draw:text-style-name="P1" svg:width="2.899cm" svg:height="0.907cm" svg:x="11.89cm" svg:y="104.918cm" draw:caption-point-x="-0.61cm" draw:caption-point-y="1.498cm">
              <dc:creator>ik</dc:creator>
              <dc:date>2023-02-21T00:00:00</dc:date>
              <text:p text:style-name="P2"><text:span text:style-name="T1">レモン。追加１回目。丸３日。</text:span></text:p>
            </office:annotation>
            <text:p>2:2</text:p>
          </table:table-cell>
          <table:table-cell table:style-name="ce29" table:formula="of:=LEFT([.$C164];1)" office:value-type="string" office:string-value="D">
            <text:p>D</text:p>
          </table:table-cell>
          <table:table-cell table:style-name="ce49" table:formula="of:=MID([.$C164];2;1)" office:value-type="string" office:string-value="E">
            <text:p>E</text:p>
          </table:table-cell>
          <table:table-cell table:style-name="ce49" table:formula="of:=MID([.$C164];3;1)">
            <text:p/>
          </table:table-cell>
          <table:table-cell table:style-name="ce49" table:formula="of:=IF(LEN([.$C164])&gt;3;MID([.$C164];4;1);-1)" office:value-type="float" office:value="-1">
            <text:p>-1</text:p>
          </table:table-cell>
          <table:table-cell table:style-name="ce49" table:formula="of:=IF(LEN([.$C164])&gt;3;MID([.$C164];5;1);-1)" office:value-type="float" office:value="-1">
            <text:p>-1</text:p>
          </table:table-cell>
          <table:table-cell table:style-name="ce49" table:formula="of:=VLOOKUP([.I164];['1'.$A$2:.$B$14];2)" office:value-type="string" office:string-value="レモン">
            <text:p>レモン</text:p>
          </table:table-cell>
          <table:table-cell table:style-name="ce49" table:formula="of:=VLOOKUP([.J164];['1'.$A$2:.$B$16];2)" office:value-type="string" office:string-value="ニンニク">
            <text:p>ニンニク</text:p>
          </table:table-cell>
          <table:table-cell table:style-name="ce49" table:formula="of:=VLOOKUP([.K164];['1'.$A$2:.$B$16];2)" office:value-type="float" office:value="0">
            <text:p>#N/A</text:p>
          </table:table-cell>
          <table:table-cell table:style-name="ce49" table:formula="of:=VLOOKUP([.L164];['1'.$A$2:.$B$16];2)" office:value-type="float" office:value="0">
            <text:p>#N/A</text:p>
          </table:table-cell>
          <table:table-cell table:style-name="ce49" table:formula="of:=VLOOKUP([.M164];['1'.$A$2:.$B$16];2)" office:value-type="float" office:value="0">
            <text:p>#N/A</text:p>
          </table:table-cell>
          <table:table-cell table:style-name="ce51" office:value-type="string">
            <text:p>맛 : (1) 290와 비슷하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3">
            <text:p>313</text:p>
          </table:table-cell>
          <table:table-cell table:style-name="ce30" office:value-type="date" office:date-value="2023-02-26T01:30:48.89">
            <text:p>02/26 1:30</text:p>
          </table:table-cell>
          <table:table-cell table:style-name="ce34" office:value-type="string">
            <text:p>DEF</text:p>
          </table:table-cell>
          <table:table-cell table:style-name="ce37" table:number-columns-repeated="3"/>
          <table:table-cell table:style-name="ce40" office:value-type="string">
            <text:p>1:1:2</text:p>
          </table:table-cell>
          <table:table-cell table:style-name="ce40" office:value-type="string">
            <text:p>2:3:1</text:p>
          </table:table-cell>
          <table:table-cell table:style-name="ce29" table:formula="of:=LEFT([.$C165];1)" office:value-type="string" office:string-value="D">
            <text:p>D</text:p>
          </table:table-cell>
          <table:table-cell table:style-name="ce49" table:formula="of:=MID([.$C165];2;1)" office:value-type="string" office:string-value="E">
            <text:p>E</text:p>
          </table:table-cell>
          <table:table-cell table:style-name="ce49" table:formula="of:=MID([.$C165];3;1)" office:value-type="string" office:string-value="F">
            <text:p>F</text:p>
          </table:table-cell>
          <table:table-cell table:style-name="ce49" table:formula="of:=IF(LEN([.$C165])&gt;3;MID([.$C165];4;1);-1)" office:value-type="float" office:value="-1">
            <text:p>-1</text:p>
          </table:table-cell>
          <table:table-cell table:style-name="ce49" table:formula="of:=IF(LEN([.$C165])&gt;3;MID([.$C165];5;1);-1)" office:value-type="float" office:value="-1">
            <text:p>-1</text:p>
          </table:table-cell>
          <table:table-cell table:style-name="ce49" table:formula="of:=VLOOKUP([.I165];['1'.$A$2:.$B$14];2)" office:value-type="string" office:string-value="レモン">
            <text:p>レモン</text:p>
          </table:table-cell>
          <table:table-cell table:style-name="ce49" table:formula="of:=VLOOKUP([.J165];['1'.$A$2:.$B$16];2)" office:value-type="string" office:string-value="ニンニク">
            <text:p>ニンニク</text:p>
          </table:table-cell>
          <table:table-cell table:style-name="ce49" table:formula="of:=VLOOKUP([.K165];['1'.$A$2:.$B$16];2)" office:value-type="string" office:string-value="生姜">
            <text:p>生姜</text:p>
          </table:table-cell>
          <table:table-cell table:style-name="ce49" table:formula="of:=VLOOKUP([.L165];['1'.$A$2:.$B$16];2)" office:value-type="float" office:value="0">
            <text:p>#N/A</text:p>
          </table:table-cell>
          <table:table-cell table:style-name="ce49" table:formula="of:=VLOOKUP([.M165];['1'.$A$2:.$B$16];2)" office:value-type="float" office:value="0">
            <text:p>#N/A</text:p>
          </table:table-cell>
          <table:table-cell table:style-name="ce51" office:value-type="string">
            <text:p>맛 : (1) 레몬이 마늘을 얇게 가리고 있다. (2) 마늘의 서서히 뜨거워져 오는 맛,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4" office:value-type="string">
            <text:p>DEFHM</text:p>
          </table:table-cell>
          <table:table-cell table:style-name="ce37" table:formula="of:=FIND(&quot;C&quot;;[.$C166];1)" office:value-type="float" office:value="0">
            <text:p>#VALUE!</text:p>
          </table:table-cell>
          <table:table-cell table:style-name="ce37" table:formula="of:=FIND(&quot;K&quot;;[.$C166];1)" office:value-type="float" office:value="0">
            <text:p>#VALUE!</text:p>
          </table:table-cell>
          <table:table-cell table:style-name="ce37" table:formula="of:=[.D166]*[.E166]" office:value-type="float" office:value="0">
            <text:p>#VALUE!</text:p>
          </table:table-cell>
          <table:table-cell table:style-name="ce40" office:value-type="string">
            <text:p>1:2:1:2:5</text:p>
          </table:table-cell>
          <table:table-cell table:style-name="ce40" office:value-type="string">
            <text:p>3:1:1:1</text:p>
          </table:table-cell>
          <table:table-cell table:style-name="ce29" table:formula="of:=LEFT([.$C166];1)" office:value-type="string" office:string-value="D">
            <text:p>D</text:p>
          </table:table-cell>
          <table:table-cell table:style-name="ce49" table:formula="of:=MID([.$C166];2;1)" office:value-type="string" office:string-value="E">
            <text:p>E</text:p>
          </table:table-cell>
          <table:table-cell table:style-name="ce49" table:formula="of:=MID([.$C166];3;1)" office:value-type="string" office:string-value="F">
            <text:p>F</text:p>
          </table:table-cell>
          <table:table-cell table:style-name="ce49" table:formula="of:=IF(LEN([.$C166])&gt;3;MID([.$C166];4;1);-1)" office:value-type="string" office:string-value="H">
            <text:p>H</text:p>
          </table:table-cell>
          <table:table-cell table:style-name="ce49" table:formula="of:=IF(LEN([.$C166])&gt;3;MID([.$C166];5;1);-1)" office:value-type="string" office:string-value="M">
            <text:p>M</text:p>
          </table:table-cell>
          <table:table-cell table:style-name="ce49" table:formula="of:=VLOOKUP([.I166];['1'.$A$2:.$B$14];2)" office:value-type="string" office:string-value="レモン">
            <text:p>レモン</text:p>
          </table:table-cell>
          <table:table-cell table:style-name="ce49" table:formula="of:=VLOOKUP([.J166];['1'.$A$2:.$B$14];2)" office:value-type="string" office:string-value="ニンニク">
            <text:p>ニンニク</text:p>
          </table:table-cell>
          <table:table-cell table:style-name="ce49" table:formula="of:=VLOOKUP([.K166];['1'.$A$2:.$B$14];2)" office:value-type="string" office:string-value="生姜">
            <text:p>生姜</text:p>
          </table:table-cell>
          <table:table-cell table:style-name="ce49" table:formula="of:=VLOOKUP([.L166];['1'.$A$2:.$B$15];2)" office:value-type="string" office:string-value="ペパーミント">
            <text:p>ペパーミント</text:p>
          </table:table-cell>
          <table:table-cell table:style-name="ce49" table:formula="of:=VLOOKUP([.M166];['1'.$A$2:.$B$15];2)" office:value-type="string" office:string-value="お湯">
            <text:p>お湯</text:p>
          </table:table-cell>
          <table:table-cell table:style-name="ce51" office:value-type="string">
            <text:p>맛 : 마늘. 가벼운 맛. 맛이 얇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4" office:value-type="string">
            <text:p>DEFHM</text:p>
          </table:table-cell>
          <table:table-cell table:style-name="ce37" table:formula="of:=FIND(&quot;C&quot;;[.$C167];1)" office:value-type="float" office:value="0">
            <text:p>#VALUE!</text:p>
          </table:table-cell>
          <table:table-cell table:style-name="ce37" table:formula="of:=FIND(&quot;K&quot;;[.$C167];1)" office:value-type="float" office:value="0">
            <text:p>#VALUE!</text:p>
          </table:table-cell>
          <table:table-cell table:style-name="ce37" table:formula="of:=[.D167]*[.E167]" office:value-type="float" office:value="0">
            <text:p>#VALUE!</text:p>
          </table:table-cell>
          <table:table-cell table:style-name="ce40" office:value-type="string">
            <text:p>2:2:2:2:3</text:p>
          </table:table-cell>
          <table:table-cell table:style-name="ce40" office:value-type="string">
            <text:p>2:1:1:2:1</text:p>
          </table:table-cell>
          <table:table-cell table:style-name="ce29" table:formula="of:=LEFT([.$C167];1)" office:value-type="string" office:string-value="D">
            <text:p>D</text:p>
          </table:table-cell>
          <table:table-cell table:style-name="ce49" table:formula="of:=MID([.$C167];2;1)" office:value-type="string" office:string-value="E">
            <text:p>E</text:p>
          </table:table-cell>
          <table:table-cell table:style-name="ce49" table:formula="of:=MID([.$C167];3;1)" office:value-type="string" office:string-value="F">
            <text:p>F</text:p>
          </table:table-cell>
          <table:table-cell table:style-name="ce49" table:formula="of:=IF(LEN([.$C167])&gt;3;MID([.$C167];4;1);-1)" office:value-type="string" office:string-value="H">
            <text:p>H</text:p>
          </table:table-cell>
          <table:table-cell table:style-name="ce49" table:formula="of:=IF(LEN([.$C167])&gt;3;MID([.$C167];5;1);-1)" office:value-type="string" office:string-value="M">
            <text:p>M</text:p>
          </table:table-cell>
          <table:table-cell table:style-name="ce49" table:formula="of:=VLOOKUP([.I167];['1'.$A$2:.$B$14];2)" office:value-type="string" office:string-value="レモン">
            <text:p>レモン</text:p>
          </table:table-cell>
          <table:table-cell table:style-name="ce49" table:formula="of:=VLOOKUP([.J167];['1'.$A$2:.$B$14];2)" office:value-type="string" office:string-value="ニンニク">
            <text:p>ニンニク</text:p>
          </table:table-cell>
          <table:table-cell table:style-name="ce49" table:formula="of:=VLOOKUP([.K167];['1'.$A$2:.$B$14];2)" office:value-type="string" office:string-value="生姜">
            <text:p>生姜</text:p>
          </table:table-cell>
          <table:table-cell table:style-name="ce49" table:formula="of:=VLOOKUP([.L167];['1'.$A$2:.$B$15];2)" office:value-type="string" office:string-value="ペパーミント">
            <text:p>ペパーミント</text:p>
          </table:table-cell>
          <table:table-cell table:style-name="ce49" table:formula="of:=VLOOKUP([.M167];['1'.$A$2:.$B$15];2)" office:value-type="string" office:string-value="お湯">
            <text:p>お湯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8">
            <text:p>208</text:p>
          </table:table-cell>
          <table:table-cell table:style-name="ce30" office:value-type="date" office:date-value="2023-01-28T01:16:14.7">
            <text:p>01/28 1:16</text:p>
          </table:table-cell>
          <table:table-cell table:style-name="ce34" office:value-type="string">
            <text:p>DEFIK</text:p>
          </table:table-cell>
          <table:table-cell table:style-name="ce37" table:formula="of:=FIND(&quot;C&quot;;[.$C168];1)" office:value-type="float" office:value="0">
            <text:p>#VALUE!</text:p>
          </table:table-cell>
          <table:table-cell table:style-name="ce37" table:formula="of:=FIND(&quot;K&quot;;[.$C168];1)" office:value-type="float" office:value="5">
            <text:p>5</text:p>
          </table:table-cell>
          <table:table-cell table:style-name="ce37" table:formula="of:=[.D168]*[.E168]" office:value-type="float" office:value="0">
            <text:p>#VALUE!</text:p>
          </table:table-cell>
          <table:table-cell table:style-name="ce40" office:value-type="string">
            <office:annotation draw:style-name="gr6" draw:text-style-name="P1" svg:width="2.899cm" svg:height="1.26cm" svg:x="9.632cm" svg:y="107.175cm" draw:caption-point-x="-0.61cm" draw:caption-point-y="1.553cm">
              <dc:creator>ik</dc:creator>
              <dc:date>2023-01-28T00:00:00</dc:date>
              <text:p text:style-name="P1"><text:span text:style-name="T1">数字は、混合比</text:span></text:p>
              <text:p text:style-name="P1"><text:span text:style-name="T1">スプーン ８</text:span></text:p>
              <text:p text:style-name="P1"><text:span text:style-name="T1">お湯 ８</text:span></text:p>
            </office:annotation>
            <text:p>1:2:1:2:2</text:p>
          </table:table-cell>
          <table:table-cell table:style-name="ce40" office:value-type="string">
            <text:p>-</text:p>
          </table:table-cell>
          <table:table-cell table:style-name="ce29" table:formula="of:=LEFT([.$C168];1)" office:value-type="string" office:string-value="D">
            <text:p>D</text:p>
          </table:table-cell>
          <table:table-cell table:style-name="ce49" table:formula="of:=MID([.$C168];2;1)" office:value-type="string" office:string-value="E">
            <text:p>E</text:p>
          </table:table-cell>
          <table:table-cell table:style-name="ce49" table:formula="of:=MID([.$C168];3;1)" office:value-type="string" office:string-value="F">
            <text:p>F</text:p>
          </table:table-cell>
          <table:table-cell table:style-name="ce49" table:formula="of:=IF(LEN([.$C168])&gt;3;MID([.$C168];4;1);-1)" office:value-type="string" office:string-value="I">
            <text:p>I</text:p>
          </table:table-cell>
          <table:table-cell table:style-name="ce49" table:formula="of:=IF(LEN([.$C168])&gt;3;MID([.$C168];5;1);-1)" office:value-type="string" office:string-value="K">
            <text:p>K</text:p>
          </table:table-cell>
          <table:table-cell table:style-name="ce49" table:formula="of:=VLOOKUP([.I168];['1'.$A$2:.$B$14];2)" office:value-type="string" office:string-value="レモン">
            <text:p>レモン</text:p>
          </table:table-cell>
          <table:table-cell table:style-name="ce49" table:formula="of:=VLOOKUP([.J168];['1'.$A$2:.$B$16];2)" office:value-type="string" office:string-value="ニンニク">
            <text:p>ニンニク</text:p>
          </table:table-cell>
          <table:table-cell table:style-name="ce49" table:formula="of:=VLOOKUP([.K168];['1'.$A$2:.$B$16];2)" office:value-type="string" office:string-value="生姜">
            <text:p>生姜</text:p>
          </table:table-cell>
          <table:table-cell table:style-name="ce49" table:formula="of:=VLOOKUP([.L168];['1'.$A$2:.$B$16];2)" office:value-type="string" office:string-value="ローズマリー">
            <text:p>ローズマリー</text:p>
          </table:table-cell>
          <table:table-cell table:style-name="ce49" table:formula="of:=VLOOKUP([.M168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레몬 (2) 가온 시간 : 70 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04">
            <text:p>204</text:p>
          </table:table-cell>
          <table:table-cell table:style-name="ce30" office:value-type="date" office:date-value="2023-01-27T01:00:04.28">
            <text:p>01/27 1:0</text:p>
          </table:table-cell>
          <table:table-cell table:style-name="ce34" office:value-type="string">
            <text:p>DEFIK</text:p>
          </table:table-cell>
          <table:table-cell table:style-name="ce37" table:formula="of:=FIND(&quot;C&quot;;[.$C169];1)" office:value-type="float" office:value="0">
            <text:p>#VALUE!</text:p>
          </table:table-cell>
          <table:table-cell table:style-name="ce37" table:formula="of:=FIND(&quot;K&quot;;[.$C169];1)" office:value-type="float" office:value="5">
            <text:p>5</text:p>
          </table:table-cell>
          <table:table-cell table:style-name="ce37" table:formula="of:=[.D169]*[.E169]" office:value-type="float" office:value="0">
            <text:p>#VALUE!</text:p>
          </table:table-cell>
          <table:table-cell table:style-name="ce40" office:value-type="string">
            <office:annotation draw:style-name="gr6" draw:text-style-name="P1" svg:width="2.899cm" svg:height="1.26cm" svg:x="9.632cm" svg:y="107.753cm" draw:caption-point-x="-0.61cm" draw:caption-point-y="1.553cm">
              <dc:creator>ik</dc:creator>
              <dc:date>2023-02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５</text:span></text:p>
            </office:annotation>
            <text:p>1:2:1:2:2</text:p>
          </table:table-cell>
          <table:table-cell table:style-name="ce40"/>
          <table:table-cell table:style-name="ce29" table:formula="of:=LEFT([.$C169];1)" office:value-type="string" office:string-value="D">
            <text:p>D</text:p>
          </table:table-cell>
          <table:table-cell table:style-name="ce49" table:formula="of:=MID([.$C169];2;1)" office:value-type="string" office:string-value="E">
            <text:p>E</text:p>
          </table:table-cell>
          <table:table-cell table:style-name="ce49" table:formula="of:=MID([.$C169];3;1)" office:value-type="string" office:string-value="F">
            <text:p>F</text:p>
          </table:table-cell>
          <table:table-cell table:style-name="ce49" table:formula="of:=IF(LEN([.$C169])&gt;3;MID([.$C169];4;1);-1)" office:value-type="string" office:string-value="I">
            <text:p>I</text:p>
          </table:table-cell>
          <table:table-cell table:style-name="ce49" table:formula="of:=IF(LEN([.$C169])&gt;3;MID([.$C169];5;1);-1)" office:value-type="string" office:string-value="K">
            <text:p>K</text:p>
          </table:table-cell>
          <table:table-cell table:style-name="ce49" table:formula="of:=VLOOKUP([.I169];['1'.$A$2:.$B$14];2)" office:value-type="string" office:string-value="レモン">
            <text:p>レモン</text:p>
          </table:table-cell>
          <table:table-cell table:style-name="ce49" table:formula="of:=VLOOKUP([.J169];['1'.$A$2:.$B$16];2)" office:value-type="string" office:string-value="ニンニク">
            <text:p>ニンニク</text:p>
          </table:table-cell>
          <table:table-cell table:style-name="ce49" table:formula="of:=VLOOKUP([.K169];['1'.$A$2:.$B$16];2)" office:value-type="string" office:string-value="生姜">
            <text:p>生姜</text:p>
          </table:table-cell>
          <table:table-cell table:style-name="ce49" table:formula="of:=VLOOKUP([.L169];['1'.$A$2:.$B$16];2)" office:value-type="string" office:string-value="ローズマリー">
            <text:p>ローズマリー</text:p>
          </table:table-cell>
          <table:table-cell table:style-name="ce49" table:formula="of:=VLOOKUP([.M169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레몬 (2) 레몬 단독와의 비교 : 맛에 깊은 것이 있다. 레몬 단독 때의 가벼움, 밝기는 없다. 생기 잃은 맛.</text:p>
            <text:p>(3) 가온 시간 : 65 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1">
            <text:p>211</text:p>
          </table:table-cell>
          <table:table-cell table:style-name="ce30" office:value-type="date" office:date-value="2023-01-29T01:00:08.07">
            <text:p>01/29 1:0</text:p>
          </table:table-cell>
          <table:table-cell table:style-name="ce34" office:value-type="string">
            <text:p>DEFIK</text:p>
          </table:table-cell>
          <table:table-cell table:style-name="ce37" table:formula="of:=FIND(&quot;C&quot;;[.$C170];1)" office:value-type="float" office:value="0">
            <text:p>#VALUE!</text:p>
          </table:table-cell>
          <table:table-cell table:style-name="ce37" table:formula="of:=FIND(&quot;K&quot;;[.$C170];1)" office:value-type="float" office:value="5">
            <text:p>5</text:p>
          </table:table-cell>
          <table:table-cell table:style-name="ce37" table:formula="of:=[.D170]*[.E170]" office:value-type="float" office:value="0">
            <text:p>#VALUE!</text:p>
          </table:table-cell>
          <table:table-cell table:style-name="ce40" office:value-type="string">
            <office:annotation draw:style-name="gr2" draw:text-style-name="P1" svg:width="2.899cm" svg:height="1.344cm" svg:x="9.632cm" svg:y="108.803cm" draw:caption-point-x="-0.61cm" draw:caption-point-y="1.553cm">
              <dc:creator>ik</dc:creator>
              <dc:date>2023-01-30T00:00:00</dc:date>
              <text:p text:style-name="P1"><text:span text:style-name="T1">数字は、混合比</text:span></text:p>
              <text:p text:style-name="P1"><text:span text:style-name="T1">スプーン </text:span><text:span text:style-name="T1">5</text:span></text:p>
              <text:p text:style-name="P1"><text:span text:style-name="T1">お湯 </text:span><text:span text:style-name="T1">5</text:span></text:p>
            </office:annotation>
            <text:p>1:2:1:2:2</text:p>
          </table:table-cell>
          <table:table-cell table:style-name="ce40"/>
          <table:table-cell table:style-name="ce29" table:formula="of:=LEFT([.$C170];1)" office:value-type="string" office:string-value="D">
            <text:p>D</text:p>
          </table:table-cell>
          <table:table-cell table:style-name="ce49" table:formula="of:=MID([.$C170];2;1)" office:value-type="string" office:string-value="E">
            <text:p>E</text:p>
          </table:table-cell>
          <table:table-cell table:style-name="ce49" table:formula="of:=MID([.$C170];3;1)" office:value-type="string" office:string-value="F">
            <text:p>F</text:p>
          </table:table-cell>
          <table:table-cell table:style-name="ce49" table:formula="of:=IF(LEN([.$C170])&gt;3;MID([.$C170];4;1);-1)" office:value-type="string" office:string-value="I">
            <text:p>I</text:p>
          </table:table-cell>
          <table:table-cell table:style-name="ce49" table:formula="of:=IF(LEN([.$C170])&gt;3;MID([.$C170];5;1);-1)" office:value-type="string" office:string-value="K">
            <text:p>K</text:p>
          </table:table-cell>
          <table:table-cell table:style-name="ce49" table:formula="of:=VLOOKUP([.I170];['1'.$A$2:.$B$14];2)" office:value-type="string" office:string-value="レモン">
            <text:p>レモン</text:p>
          </table:table-cell>
          <table:table-cell table:style-name="ce49" table:formula="of:=VLOOKUP([.J170];['1'.$A$2:.$B$16];2)" office:value-type="string" office:string-value="ニンニク">
            <text:p>ニンニク</text:p>
          </table:table-cell>
          <table:table-cell table:style-name="ce49" table:formula="of:=VLOOKUP([.K170];['1'.$A$2:.$B$16];2)" office:value-type="string" office:string-value="生姜">
            <text:p>生姜</text:p>
          </table:table-cell>
          <table:table-cell table:style-name="ce49" table:formula="of:=VLOOKUP([.L170];['1'.$A$2:.$B$16];2)" office:value-type="string" office:string-value="ローズマリー">
            <text:p>ローズマリー</text:p>
          </table:table-cell>
          <table:table-cell table:style-name="ce49" table:formula="of:=VLOOKUP([.M170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6">
            <text:p>266</text:p>
          </table:table-cell>
          <table:table-cell table:style-name="ce30" office:value-type="date" office:date-value="2023-02-15T01:14:40.91">
            <text:p>02/15 1:14</text:p>
          </table:table-cell>
          <table:table-cell table:style-name="ce34" office:value-type="string">
            <text:p>DEFIKM</text:p>
          </table:table-cell>
          <table:table-cell table:style-name="ce37" table:number-columns-repeated="3"/>
          <table:table-cell table:style-name="ce42" office:value-type="string">
            <text:p>2:2:2:2:2:14</text:p>
          </table:table-cell>
          <table:table-cell table:style-name="ce40"/>
          <table:table-cell table:style-name="ce29" table:formula="of:=LEFT([.$C171];1)" office:value-type="string" office:string-value="D">
            <text:p>D</text:p>
          </table:table-cell>
          <table:table-cell table:style-name="ce49" table:formula="of:=MID([.$C171];2;1)" office:value-type="string" office:string-value="E">
            <text:p>E</text:p>
          </table:table-cell>
          <table:table-cell table:style-name="ce49" table:formula="of:=MID([.$C171];3;1)" office:value-type="string" office:string-value="F">
            <text:p>F</text:p>
          </table:table-cell>
          <table:table-cell table:style-name="ce49" table:formula="of:=IF(LEN([.$C171])&gt;3;MID([.$C171];4;1);-1)" office:value-type="string" office:string-value="I">
            <text:p>I</text:p>
          </table:table-cell>
          <table:table-cell table:style-name="ce49" table:formula="of:=IF(LEN([.$C171])&gt;3;MID([.$C171];5;1);-1)" office:value-type="string" office:string-value="K">
            <text:p>K</text:p>
          </table:table-cell>
          <table:table-cell table:style-name="ce49" table:formula="of:=VLOOKUP([.I171];['1'.$A$2:.$B$14];2)" office:value-type="string" office:string-value="レモン">
            <text:p>レモン</text:p>
          </table:table-cell>
          <table:table-cell table:style-name="ce49" table:formula="of:=VLOOKUP([.J171];['1'.$A$2:.$B$16];2)" office:value-type="string" office:string-value="ニンニク">
            <text:p>ニンニク</text:p>
          </table:table-cell>
          <table:table-cell table:style-name="ce49" table:formula="of:=VLOOKUP([.K171];['1'.$A$2:.$B$16];2)" office:value-type="string" office:string-value="生姜">
            <text:p>生姜</text:p>
          </table:table-cell>
          <table:table-cell table:style-name="ce49" table:formula="of:=VLOOKUP([.L171];['1'.$A$2:.$B$16];2)" office:value-type="string" office:string-value="ローズマリー">
            <text:p>ローズマリー</text:p>
          </table:table-cell>
          <table:table-cell table:style-name="ce49" table:formula="of:=VLOOKUP([.M171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레몬, 로즈마리, 반반.　(2) 시큼한 맛, 없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9">
            <text:p>269</text:p>
          </table:table-cell>
          <table:table-cell table:style-name="ce30" office:value-type="date" office:date-value="2023-02-16T01:17:16.55">
            <text:p>02/16 1:17</text:p>
          </table:table-cell>
          <table:table-cell table:style-name="ce34" office:value-type="string">
            <text:p>DEFIKM</text:p>
          </table:table-cell>
          <table:table-cell table:style-name="ce37" table:number-columns-repeated="3"/>
          <table:table-cell table:style-name="ce42" office:value-type="string">
            <text:p>2:2:2:2:2:14</text:p>
          </table:table-cell>
          <table:table-cell table:style-name="ce40"/>
          <table:table-cell table:style-name="ce29" table:formula="of:=LEFT([.$C172];1)" office:value-type="string" office:string-value="D">
            <text:p>D</text:p>
          </table:table-cell>
          <table:table-cell table:style-name="ce49" table:formula="of:=MID([.$C172];2;1)" office:value-type="string" office:string-value="E">
            <text:p>E</text:p>
          </table:table-cell>
          <table:table-cell table:style-name="ce49" table:formula="of:=MID([.$C172];3;1)" office:value-type="string" office:string-value="F">
            <text:p>F</text:p>
          </table:table-cell>
          <table:table-cell table:style-name="ce49" table:formula="of:=IF(LEN([.$C172])&gt;3;MID([.$C172];4;1);-1)" office:value-type="string" office:string-value="I">
            <text:p>I</text:p>
          </table:table-cell>
          <table:table-cell table:style-name="ce49" table:formula="of:=IF(LEN([.$C172])&gt;3;MID([.$C172];5;1);-1)" office:value-type="string" office:string-value="K">
            <text:p>K</text:p>
          </table:table-cell>
          <table:table-cell table:style-name="ce49" table:formula="of:=VLOOKUP([.I172];['1'.$A$2:.$B$14];2)" office:value-type="string" office:string-value="レモン">
            <text:p>レモン</text:p>
          </table:table-cell>
          <table:table-cell table:style-name="ce49" table:formula="of:=VLOOKUP([.J172];['1'.$A$2:.$B$16];2)" office:value-type="string" office:string-value="ニンニク">
            <text:p>ニンニク</text:p>
          </table:table-cell>
          <table:table-cell table:style-name="ce49" table:formula="of:=VLOOKUP([.K172];['1'.$A$2:.$B$16];2)" office:value-type="string" office:string-value="生姜">
            <text:p>生姜</text:p>
          </table:table-cell>
          <table:table-cell table:style-name="ce49" table:formula="of:=VLOOKUP([.L172];['1'.$A$2:.$B$16];2)" office:value-type="string" office:string-value="ローズマリー">
            <text:p>ローズマリー</text:p>
          </table:table-cell>
          <table:table-cell table:style-name="ce49" table:formula="of:=VLOOKUP([.M172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266와 같다. (2) 비강을 통과할 때, 마지막 최후, 로즈마리의 잎 냄새, 느낀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2">
            <text:p>272</text:p>
          </table:table-cell>
          <table:table-cell table:style-name="ce30" office:value-type="date" office:date-value="2023-02-17T01:43:22.22">
            <text:p>02/17 1:43</text:p>
          </table:table-cell>
          <table:table-cell table:style-name="ce34" office:value-type="string">
            <text:p>DEFIKM</text:p>
          </table:table-cell>
          <table:table-cell table:style-name="ce37" table:number-columns-repeated="3"/>
          <table:table-cell table:style-name="ce42" office:value-type="string">
            <text:p>2:2:2:2:2:14</text:p>
          </table:table-cell>
          <table:table-cell table:style-name="ce40"/>
          <table:table-cell table:style-name="ce29" table:formula="of:=LEFT([.$C173];1)" office:value-type="string" office:string-value="D">
            <text:p>D</text:p>
          </table:table-cell>
          <table:table-cell table:style-name="ce49" table:formula="of:=MID([.$C173];2;1)" office:value-type="string" office:string-value="E">
            <text:p>E</text:p>
          </table:table-cell>
          <table:table-cell table:style-name="ce49" table:formula="of:=MID([.$C173];3;1)" office:value-type="string" office:string-value="F">
            <text:p>F</text:p>
          </table:table-cell>
          <table:table-cell table:style-name="ce49" table:formula="of:=IF(LEN([.$C173])&gt;3;MID([.$C173];4;1);-1)" office:value-type="string" office:string-value="I">
            <text:p>I</text:p>
          </table:table-cell>
          <table:table-cell table:style-name="ce49" table:formula="of:=IF(LEN([.$C173])&gt;3;MID([.$C173];5;1);-1)" office:value-type="string" office:string-value="K">
            <text:p>K</text:p>
          </table:table-cell>
          <table:table-cell table:style-name="ce49" table:formula="of:=VLOOKUP([.I173];['1'.$A$2:.$B$14];2)" office:value-type="string" office:string-value="レモン">
            <text:p>レモン</text:p>
          </table:table-cell>
          <table:table-cell table:style-name="ce49" table:formula="of:=VLOOKUP([.J173];['1'.$A$2:.$B$16];2)" office:value-type="string" office:string-value="ニンニク">
            <text:p>ニンニク</text:p>
          </table:table-cell>
          <table:table-cell table:style-name="ce49" table:formula="of:=VLOOKUP([.K173];['1'.$A$2:.$B$16];2)" office:value-type="string" office:string-value="生姜">
            <text:p>生姜</text:p>
          </table:table-cell>
          <table:table-cell table:style-name="ce49" table:formula="of:=VLOOKUP([.L173];['1'.$A$2:.$B$16];2)" office:value-type="string" office:string-value="ローズマリー">
            <text:p>ローズマリー</text:p>
          </table:table-cell>
          <table:table-cell table:style-name="ce49" table:formula="of:=VLOOKUP([.M173];['1'.$A$2:.$B$16];2)" office:value-type="string" office:string-value="スペアミント">
            <text:p>スペアミント</text:p>
          </table:table-cell>
          <table:table-cell table:style-name="ce51" office:value-type="string">
            <text:p>맛 : (1) 266와 같다. (2) 269의 (2) --&gt;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6">
            <text:p>276</text:p>
          </table:table-cell>
          <table:table-cell table:style-name="ce30" office:value-type="date" office:date-value="2023-02-18T01:04:56.4">
            <text:p>02/18 1:4</text:p>
          </table:table-cell>
          <table:table-cell table:style-name="ce34" office:value-type="string">
            <text:p>DEFIKM</text:p>
          </table:table-cell>
          <table:table-cell table:style-name="ce37" table:number-columns-repeated="3"/>
          <table:table-cell table:style-name="ce42" office:value-type="string">
            <text:p>2:2:2:2:2:14</text:p>
          </table:table-cell>
          <table:table-cell table:style-name="ce40"/>
          <table:table-cell table:style-name="ce29" table:formula="of:=LEFT([.$C174];1)" office:value-type="string" office:string-value="D">
            <text:p>D</text:p>
          </table:table-cell>
          <table:table-cell table:style-name="ce49" table:formula="of:=MID([.$C174];2;1)" office:value-type="string" office:string-value="E">
            <text:p>E</text:p>
          </table:table-cell>
          <table:table-cell table:style-name="ce49" table:formula="of:=MID([.$C174];3;1)" office:value-type="string" office:string-value="F">
            <text:p>F</text:p>
          </table:table-cell>
          <table:table-cell table:style-name="ce49" table:formula="of:=IF(LEN([.$C174])&gt;3;MID([.$C174];4;1);-1)" office:value-type="string" office:string-value="I">
            <text:p>I</text:p>
          </table:table-cell>
          <table:table-cell table:style-name="ce49" table:formula="of:=IF(LEN([.$C174])&gt;3;MID([.$C174];5;1);-1)" office:value-type="string" office:string-value="K">
            <text:p>K</text:p>
          </table:table-cell>
          <table:table-cell table:style-name="ce49" table:formula="of:=VLOOKUP([.I174];['1'.$A$2:.$B$14];2)" office:value-type="string" office:string-value="レモン">
            <text:p>レモン</text:p>
          </table:table-cell>
          <table:table-cell table:style-name="ce49" table:formula="of:=VLOOKUP([.J174];['1'.$A$2:.$B$16];2)" office:value-type="string" office:string-value="ニンニク">
            <text:p>ニンニク</text:p>
          </table:table-cell>
          <table:table-cell table:style-name="ce49" table:formula="of:=VLOOKUP([.K174];['1'.$A$2:.$B$16];2)" office:value-type="string" office:string-value="生姜">
            <text:p>生姜</text:p>
          </table:table-cell>
          <table:table-cell table:style-name="ce49" table:formula="of:=VLOOKUP([.L174];['1'.$A$2:.$B$16];2)" office:value-type="string" office:string-value="ローズマリー">
            <text:p>ローズマリー</text:p>
          </table:table-cell>
          <table:table-cell table:style-name="ce49" table:formula="of:=VLOOKUP([.M174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 office:value-type="date" office:date-value="2023-01-20T01:36:05.13">
            <text:p>01/20 1:36</text:p>
          </table:table-cell>
          <table:table-cell table:style-name="ce34" office:value-type="string">
            <text:p>DEFIM</text:p>
          </table:table-cell>
          <table:table-cell table:style-name="ce37" table:formula="of:=FIND(&quot;C&quot;;[.$C175];1)" office:value-type="float" office:value="0">
            <text:p>#VALUE!</text:p>
          </table:table-cell>
          <table:table-cell table:style-name="ce37" table:formula="of:=FIND(&quot;K&quot;;[.$C175];1)" office:value-type="float" office:value="0">
            <text:p>#VALUE!</text:p>
          </table:table-cell>
          <table:table-cell table:style-name="ce37" table:formula="of:=[.D175]*[.E175]" office:value-type="float" office:value="0">
            <text:p>#VALUE!</text:p>
          </table:table-cell>
          <table:table-cell table:style-name="ce40" office:value-type="string">
            <text:p>1:2:2:2:4</text:p>
          </table:table-cell>
          <table:table-cell table:style-name="ce40" office:value-type="string">
            <text:p>1:1:1:1</text:p>
          </table:table-cell>
          <table:table-cell table:style-name="ce29" table:formula="of:=LEFT([.$C175];1)" office:value-type="string" office:string-value="D">
            <text:p>D</text:p>
          </table:table-cell>
          <table:table-cell table:style-name="ce49" table:formula="of:=MID([.$C175];2;1)" office:value-type="string" office:string-value="E">
            <text:p>E</text:p>
          </table:table-cell>
          <table:table-cell table:style-name="ce49" table:formula="of:=MID([.$C175];3;1)" office:value-type="string" office:string-value="F">
            <text:p>F</text:p>
          </table:table-cell>
          <table:table-cell table:style-name="ce49" table:formula="of:=IF(LEN([.$C175])&gt;3;MID([.$C175];4;1);-1)" office:value-type="string" office:string-value="I">
            <text:p>I</text:p>
          </table:table-cell>
          <table:table-cell table:style-name="ce49" table:formula="of:=IF(LEN([.$C175])&gt;3;MID([.$C175];5;1);-1)" office:value-type="string" office:string-value="M">
            <text:p>M</text:p>
          </table:table-cell>
          <table:table-cell table:style-name="ce49" table:formula="of:=VLOOKUP([.I175];['1'.$A$2:.$B$14];2)" office:value-type="string" office:string-value="レモン">
            <text:p>レモン</text:p>
          </table:table-cell>
          <table:table-cell table:style-name="ce49" table:formula="of:=VLOOKUP([.J175];['1'.$A$2:.$B$16];2)" office:value-type="string" office:string-value="ニンニク">
            <text:p>ニンニク</text:p>
          </table:table-cell>
          <table:table-cell table:style-name="ce49" table:formula="of:=VLOOKUP([.K175];['1'.$A$2:.$B$16];2)" office:value-type="string" office:string-value="生姜">
            <text:p>生姜</text:p>
          </table:table-cell>
          <table:table-cell table:style-name="ce49" table:formula="of:=VLOOKUP([.L175];['1'.$A$2:.$B$16];2)" office:value-type="string" office:string-value="ローズマリー">
            <text:p>ローズマリー</text:p>
          </table:table-cell>
          <table:table-cell table:style-name="ce49" table:formula="of:=VLOOKUP([.M175];['1'.$A$2:.$B$16];2)" office:value-type="string" office:string-value="お湯">
            <text:p>お湯</text:p>
          </table:table-cell>
          <table:table-cell table:style-name="ce51" office:value-type="string">
            <text:p>맛 : (1) 레몬. 단, 레몬의 신맛은 없다. (2) 비강을 빠져나가는 숨의 냄새는 희미하게 로즈마리의 냄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 office:value-type="date" office:date-value="2023-01-21T01:23:12.88">
            <text:p>01/21 1:23</text:p>
          </table:table-cell>
          <table:table-cell table:style-name="ce34" office:value-type="string">
            <text:p>DEFIM</text:p>
          </table:table-cell>
          <table:table-cell table:style-name="ce37" table:formula="of:=FIND(&quot;C&quot;;[.$C176];1)" office:value-type="float" office:value="0">
            <text:p>#VALUE!</text:p>
          </table:table-cell>
          <table:table-cell table:style-name="ce37" table:formula="of:=FIND(&quot;K&quot;;[.$C176];1)" office:value-type="float" office:value="0">
            <text:p>#VALUE!</text:p>
          </table:table-cell>
          <table:table-cell table:style-name="ce37" table:formula="of:=[.D176]*[.E176]" office:value-type="float" office:value="0">
            <text:p>#VALUE!</text:p>
          </table:table-cell>
          <table:table-cell table:style-name="ce40" office:value-type="string">
            <text:p>1:2:2:2:4</text:p>
          </table:table-cell>
          <table:table-cell table:style-name="ce40" office:value-type="string">
            <text:p>1:1:1:1</text:p>
          </table:table-cell>
          <table:table-cell table:style-name="ce29" table:formula="of:=LEFT([.$C176];1)" office:value-type="string" office:string-value="D">
            <text:p>D</text:p>
          </table:table-cell>
          <table:table-cell table:style-name="ce49" table:formula="of:=MID([.$C176];2;1)" office:value-type="string" office:string-value="E">
            <text:p>E</text:p>
          </table:table-cell>
          <table:table-cell table:style-name="ce49" table:formula="of:=MID([.$C176];3;1)" office:value-type="string" office:string-value="F">
            <text:p>F</text:p>
          </table:table-cell>
          <table:table-cell table:style-name="ce49" table:formula="of:=IF(LEN([.$C176])&gt;3;MID([.$C176];4;1);-1)" office:value-type="string" office:string-value="I">
            <text:p>I</text:p>
          </table:table-cell>
          <table:table-cell table:style-name="ce49" table:formula="of:=IF(LEN([.$C176])&gt;3;MID([.$C176];5;1);-1)" office:value-type="string" office:string-value="M">
            <text:p>M</text:p>
          </table:table-cell>
          <table:table-cell table:style-name="ce49" table:formula="of:=VLOOKUP([.I176];['1'.$A$2:.$B$14];2)" office:value-type="string" office:string-value="レモン">
            <text:p>レモン</text:p>
          </table:table-cell>
          <table:table-cell table:style-name="ce49" table:formula="of:=VLOOKUP([.J176];['1'.$A$2:.$B$16];2)" office:value-type="string" office:string-value="ニンニク">
            <text:p>ニンニク</text:p>
          </table:table-cell>
          <table:table-cell table:style-name="ce49" table:formula="of:=VLOOKUP([.K176];['1'.$A$2:.$B$16];2)" office:value-type="string" office:string-value="生姜">
            <text:p>生姜</text:p>
          </table:table-cell>
          <table:table-cell table:style-name="ce49" table:formula="of:=VLOOKUP([.L176];['1'.$A$2:.$B$16];2)" office:value-type="string" office:string-value="ローズマリー">
            <text:p>ローズマリー</text:p>
          </table:table-cell>
          <table:table-cell table:style-name="ce49" table:formula="of:=VLOOKUP([.M176];['1'.$A$2:.$B$16];2)" office:value-type="string" office:string-value="お湯">
            <text:p>お湯</text:p>
          </table:table-cell>
          <table:table-cell table:style-name="ce51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3">
            <text:p>183</text:p>
          </table:table-cell>
          <table:table-cell table:style-name="ce30" office:value-type="date" office:date-value="2023-01-22T01:02:15.37">
            <text:p>01/22 1:2</text:p>
          </table:table-cell>
          <table:table-cell table:style-name="ce34" office:value-type="string">
            <text:p>DEFIM</text:p>
          </table:table-cell>
          <table:table-cell table:style-name="ce37" table:formula="of:=FIND(&quot;C&quot;;[.$C177];1)" office:value-type="float" office:value="0">
            <text:p>#VALUE!</text:p>
          </table:table-cell>
          <table:table-cell table:style-name="ce37" table:formula="of:=FIND(&quot;K&quot;;[.$C177];1)" office:value-type="float" office:value="0">
            <text:p>#VALUE!</text:p>
          </table:table-cell>
          <table:table-cell table:style-name="ce37" table:formula="of:=[.D177]*[.E177]" office:value-type="float" office:value="0">
            <text:p>#VALUE!</text:p>
          </table:table-cell>
          <table:table-cell table:style-name="ce40" office:value-type="string">
            <text:p>2:2:2:2:4</text:p>
          </table:table-cell>
          <table:table-cell table:style-name="ce40" office:value-type="string">
            <text:p>1:1:1:1</text:p>
          </table:table-cell>
          <table:table-cell table:style-name="ce29" table:formula="of:=LEFT([.$C177];1)" office:value-type="string" office:string-value="D">
            <text:p>D</text:p>
          </table:table-cell>
          <table:table-cell table:style-name="ce49" table:formula="of:=MID([.$C177];2;1)" office:value-type="string" office:string-value="E">
            <text:p>E</text:p>
          </table:table-cell>
          <table:table-cell table:style-name="ce49" table:formula="of:=MID([.$C177];3;1)" office:value-type="string" office:string-value="F">
            <text:p>F</text:p>
          </table:table-cell>
          <table:table-cell table:style-name="ce49" table:formula="of:=IF(LEN([.$C177])&gt;3;MID([.$C177];4;1);-1)" office:value-type="string" office:string-value="I">
            <text:p>I</text:p>
          </table:table-cell>
          <table:table-cell table:style-name="ce49" table:formula="of:=IF(LEN([.$C177])&gt;3;MID([.$C177];5;1);-1)" office:value-type="string" office:string-value="M">
            <text:p>M</text:p>
          </table:table-cell>
          <table:table-cell table:style-name="ce49" table:formula="of:=VLOOKUP([.I177];['1'.$A$2:.$B$14];2)" office:value-type="string" office:string-value="レモン">
            <text:p>レモン</text:p>
          </table:table-cell>
          <table:table-cell table:style-name="ce49" table:formula="of:=VLOOKUP([.J177];['1'.$A$2:.$B$16];2)" office:value-type="string" office:string-value="ニンニク">
            <text:p>ニンニク</text:p>
          </table:table-cell>
          <table:table-cell table:style-name="ce49" table:formula="of:=VLOOKUP([.K177];['1'.$A$2:.$B$16];2)" office:value-type="string" office:string-value="生姜">
            <text:p>生姜</text:p>
          </table:table-cell>
          <table:table-cell table:style-name="ce49" table:formula="of:=VLOOKUP([.L177];['1'.$A$2:.$B$16];2)" office:value-type="string" office:string-value="ローズマリー">
            <text:p>ローズマリー</text:p>
          </table:table-cell>
          <table:table-cell table:style-name="ce49" table:formula="of:=VLOOKUP([.M177];['1'.$A$2:.$B$16];2)" office:value-type="string" office:string-value="お湯">
            <text:p>お湯</text:p>
          </table:table-cell>
          <table:table-cell table:style-name="ce51" office:value-type="string">
            <text:p>맛 : 178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8">
            <text:p>188</text:p>
          </table:table-cell>
          <table:table-cell table:style-name="ce30" office:value-type="date" office:date-value="2023-01-23T01:15:36.51">
            <text:p>01/23 1:15</text:p>
          </table:table-cell>
          <table:table-cell table:style-name="ce34" office:value-type="string">
            <text:p>DEFIM</text:p>
          </table:table-cell>
          <table:table-cell table:style-name="ce37" table:formula="of:=FIND(&quot;C&quot;;[.$C178];1)" office:value-type="float" office:value="0">
            <text:p>#VALUE!</text:p>
          </table:table-cell>
          <table:table-cell table:style-name="ce37" table:formula="of:=FIND(&quot;K&quot;;[.$C178];1)" office:value-type="float" office:value="0">
            <text:p>#VALUE!</text:p>
          </table:table-cell>
          <table:table-cell table:style-name="ce37" table:formula="of:=[.D178]*[.E178]" office:value-type="float" office:value="0">
            <text:p>#VALUE!</text:p>
          </table:table-cell>
          <table:table-cell table:style-name="ce40" office:value-type="string">
            <text:p>2:2:2:2:4</text:p>
          </table:table-cell>
          <table:table-cell table:style-name="ce40" office:value-type="string">
            <text:p>1:1:1:1</text:p>
          </table:table-cell>
          <table:table-cell table:style-name="ce29" table:formula="of:=LEFT([.$C178];1)" office:value-type="string" office:string-value="D">
            <text:p>D</text:p>
          </table:table-cell>
          <table:table-cell table:style-name="ce49" table:formula="of:=MID([.$C178];2;1)" office:value-type="string" office:string-value="E">
            <text:p>E</text:p>
          </table:table-cell>
          <table:table-cell table:style-name="ce49" table:formula="of:=MID([.$C178];3;1)" office:value-type="string" office:string-value="F">
            <text:p>F</text:p>
          </table:table-cell>
          <table:table-cell table:style-name="ce49" table:formula="of:=IF(LEN([.$C178])&gt;3;MID([.$C178];4;1);-1)" office:value-type="string" office:string-value="I">
            <text:p>I</text:p>
          </table:table-cell>
          <table:table-cell table:style-name="ce49" table:formula="of:=IF(LEN([.$C178])&gt;3;MID([.$C178];5;1);-1)" office:value-type="string" office:string-value="M">
            <text:p>M</text:p>
          </table:table-cell>
          <table:table-cell table:style-name="ce49" table:formula="of:=VLOOKUP([.I178];['1'.$A$2:.$B$14];2)" office:value-type="string" office:string-value="レモン">
            <text:p>レモン</text:p>
          </table:table-cell>
          <table:table-cell table:style-name="ce49" table:formula="of:=VLOOKUP([.J178];['1'.$A$2:.$B$16];2)" office:value-type="string" office:string-value="ニンニク">
            <text:p>ニンニク</text:p>
          </table:table-cell>
          <table:table-cell table:style-name="ce49" table:formula="of:=VLOOKUP([.K178];['1'.$A$2:.$B$16];2)" office:value-type="string" office:string-value="生姜">
            <text:p>生姜</text:p>
          </table:table-cell>
          <table:table-cell table:style-name="ce49" table:formula="of:=VLOOKUP([.L178];['1'.$A$2:.$B$16];2)" office:value-type="string" office:string-value="ローズマリー">
            <text:p>ローズマリー</text:p>
          </table:table-cell>
          <table:table-cell table:style-name="ce49" table:formula="of:=VLOOKUP([.M178];['1'.$A$2:.$B$16];2)" office:value-type="string" office:string-value="お湯">
            <text:p>お湯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4" office:value-type="string">
            <text:p>DEFKM</text:p>
          </table:table-cell>
          <table:table-cell table:style-name="ce37" table:formula="of:=FIND(&quot;C&quot;;[.$C179];1)" office:value-type="float" office:value="0">
            <text:p>#VALUE!</text:p>
          </table:table-cell>
          <table:table-cell table:style-name="ce37" table:formula="of:=FIND(&quot;K&quot;;[.$C179];1)" office:value-type="float" office:value="4">
            <text:p>4</text:p>
          </table:table-cell>
          <table:table-cell table:style-name="ce37" table:formula="of:=[.D179]*[.E179]" office:value-type="float" office:value="0">
            <text:p>#VALUE!</text:p>
          </table:table-cell>
          <table:table-cell table:style-name="ce40" office:value-type="string">
            <text:p>1:2:1:2:4</text:p>
          </table:table-cell>
          <table:table-cell table:style-name="ce40" office:value-type="string">
            <text:p>1:1:1:1</text:p>
          </table:table-cell>
          <table:table-cell table:style-name="ce29" table:formula="of:=LEFT([.$C179];1)" office:value-type="string" office:string-value="D">
            <text:p>D</text:p>
          </table:table-cell>
          <table:table-cell table:style-name="ce49" table:formula="of:=MID([.$C179];2;1)" office:value-type="string" office:string-value="E">
            <text:p>E</text:p>
          </table:table-cell>
          <table:table-cell table:style-name="ce49" table:formula="of:=MID([.$C179];3;1)" office:value-type="string" office:string-value="F">
            <text:p>F</text:p>
          </table:table-cell>
          <table:table-cell table:style-name="ce49" table:formula="of:=IF(LEN([.$C179])&gt;3;MID([.$C179];4;1);-1)" office:value-type="string" office:string-value="K">
            <text:p>K</text:p>
          </table:table-cell>
          <table:table-cell table:style-name="ce49" table:formula="of:=IF(LEN([.$C179])&gt;3;MID([.$C179];5;1);-1)" office:value-type="string" office:string-value="M">
            <text:p>M</text:p>
          </table:table-cell>
          <table:table-cell table:style-name="ce49" table:formula="of:=VLOOKUP([.I179];['1'.$A$2:.$B$14];2)" office:value-type="string" office:string-value="レモン">
            <text:p>レモン</text:p>
          </table:table-cell>
          <table:table-cell table:style-name="ce49" table:formula="of:=VLOOKUP([.J179];['1'.$A$2:.$B$16];2)" office:value-type="string" office:string-value="ニンニク">
            <text:p>ニンニク</text:p>
          </table:table-cell>
          <table:table-cell table:style-name="ce49" table:formula="of:=VLOOKUP([.K179];['1'.$A$2:.$B$16];2)" office:value-type="string" office:string-value="生姜">
            <text:p>生姜</text:p>
          </table:table-cell>
          <table:table-cell table:style-name="ce49" table:formula="of:=VLOOKUP([.L179];['1'.$A$2:.$B$16];2)" office:value-type="string" office:string-value="スペアミント">
            <text:p>スペアミント</text:p>
          </table:table-cell>
          <table:table-cell table:style-name="ce49" table:formula="of:=VLOOKUP([.M179];['1'.$A$2:.$B$16];2)" office:value-type="string" office:string-value="お湯">
            <text:p>お湯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4" office:value-type="string">
            <text:p>DEFKM</text:p>
          </table:table-cell>
          <table:table-cell table:style-name="ce37" table:formula="of:=FIND(&quot;C&quot;;[.$C180];1)" office:value-type="float" office:value="0">
            <text:p>#VALUE!</text:p>
          </table:table-cell>
          <table:table-cell table:style-name="ce37" table:formula="of:=FIND(&quot;K&quot;;[.$C180];1)" office:value-type="float" office:value="4">
            <text:p>4</text:p>
          </table:table-cell>
          <table:table-cell table:style-name="ce37" table:formula="of:=[.D180]*[.E180]" office:value-type="float" office:value="0">
            <text:p>#VALUE!</text:p>
          </table:table-cell>
          <table:table-cell table:style-name="ce40" office:value-type="string">
            <text:p>1:2:2:1:3</text:p>
          </table:table-cell>
          <table:table-cell table:style-name="ce40" office:value-type="string">
            <text:p>1:1:1:1</text:p>
          </table:table-cell>
          <table:table-cell table:style-name="ce29" table:formula="of:=LEFT([.$C180];1)" office:value-type="string" office:string-value="D">
            <text:p>D</text:p>
          </table:table-cell>
          <table:table-cell table:style-name="ce49" table:formula="of:=MID([.$C180];2;1)" office:value-type="string" office:string-value="E">
            <text:p>E</text:p>
          </table:table-cell>
          <table:table-cell table:style-name="ce49" table:formula="of:=MID([.$C180];3;1)" office:value-type="string" office:string-value="F">
            <text:p>F</text:p>
          </table:table-cell>
          <table:table-cell table:style-name="ce49" table:formula="of:=IF(LEN([.$C180])&gt;3;MID([.$C180];4;1);-1)" office:value-type="string" office:string-value="K">
            <text:p>K</text:p>
          </table:table-cell>
          <table:table-cell table:style-name="ce49" table:formula="of:=IF(LEN([.$C180])&gt;3;MID([.$C180];5;1);-1)" office:value-type="string" office:string-value="M">
            <text:p>M</text:p>
          </table:table-cell>
          <table:table-cell table:style-name="ce49" table:formula="of:=VLOOKUP([.I180];['1'.$A$2:.$B$14];2)" office:value-type="string" office:string-value="レモン">
            <text:p>レモン</text:p>
          </table:table-cell>
          <table:table-cell table:style-name="ce49" table:formula="of:=VLOOKUP([.J180];['1'.$A$2:.$B$16];2)" office:value-type="string" office:string-value="ニンニク">
            <text:p>ニンニク</text:p>
          </table:table-cell>
          <table:table-cell table:style-name="ce49" table:formula="of:=VLOOKUP([.K180];['1'.$A$2:.$B$16];2)" office:value-type="string" office:string-value="生姜">
            <text:p>生姜</text:p>
          </table:table-cell>
          <table:table-cell table:style-name="ce49" table:formula="of:=VLOOKUP([.L180];['1'.$A$2:.$B$16];2)" office:value-type="string" office:string-value="スペアミント">
            <text:p>スペアミント</text:p>
          </table:table-cell>
          <table:table-cell table:style-name="ce49" table:formula="of:=VLOOKUP([.M180];['1'.$A$2:.$B$16];2)" office:value-type="string" office:string-value="お湯">
            <text:p>お湯</text:p>
          </table:table-cell>
          <table:table-cell table:style-name="ce51" office:value-type="string">
            <text:p>맛 : No.140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4" office:value-type="string">
            <text:p>DEFKO</text:p>
          </table:table-cell>
          <table:table-cell table:style-name="ce37" table:formula="of:=FIND(&quot;C&quot;;[.$C181];1)" office:value-type="float" office:value="0">
            <text:p>#VALUE!</text:p>
          </table:table-cell>
          <table:table-cell table:style-name="ce37" table:formula="of:=FIND(&quot;K&quot;;[.$C181];1)" office:value-type="float" office:value="4">
            <text:p>4</text:p>
          </table:table-cell>
          <table:table-cell table:style-name="ce37" table:formula="of:=[.D181]*[.E181]" office:value-type="float" office:value="0">
            <text:p>#VALUE!</text:p>
          </table:table-cell>
          <table:table-cell table:style-name="ce40" office:value-type="string">
            <text:p>1:2:2:1:3</text:p>
          </table:table-cell>
          <table:table-cell table:style-name="ce40" office:value-type="string">
            <text:p>1:1:1:1</text:p>
          </table:table-cell>
          <table:table-cell table:style-name="ce29" table:formula="of:=LEFT([.$C181];1)" office:value-type="string" office:string-value="D">
            <text:p>D</text:p>
          </table:table-cell>
          <table:table-cell table:style-name="ce49" table:formula="of:=MID([.$C181];2;1)" office:value-type="string" office:string-value="E">
            <text:p>E</text:p>
          </table:table-cell>
          <table:table-cell table:style-name="ce49" table:formula="of:=MID([.$C181];3;1)" office:value-type="string" office:string-value="F">
            <text:p>F</text:p>
          </table:table-cell>
          <table:table-cell table:style-name="ce49" table:formula="of:=IF(LEN([.$C181])&gt;3;MID([.$C181];4;1);-1)" office:value-type="string" office:string-value="K">
            <text:p>K</text:p>
          </table:table-cell>
          <table:table-cell table:style-name="ce49" table:formula="of:=IF(LEN([.$C181])&gt;3;MID([.$C181];5;1);-1)" office:value-type="string" office:string-value="O">
            <text:p>O</text:p>
          </table:table-cell>
          <table:table-cell table:style-name="ce49" table:formula="of:=VLOOKUP([.I181];['1'.$A$2:.$B$14];2)" office:value-type="string" office:string-value="レモン">
            <text:p>レモン</text:p>
          </table:table-cell>
          <table:table-cell table:style-name="ce49" table:formula="of:=VLOOKUP([.J181];['1'.$A$2:.$B$14];2)" office:value-type="string" office:string-value="ニンニク">
            <text:p>ニンニク</text:p>
          </table:table-cell>
          <table:table-cell table:style-name="ce49" table:formula="of:=VLOOKUP([.K181];['1'.$A$2:.$B$14];2)" office:value-type="string" office:string-value="生姜">
            <text:p>生姜</text:p>
          </table:table-cell>
          <table:table-cell table:style-name="ce49" table:formula="of:=VLOOKUP([.L181];['1'.$A$2:.$B$16];2)" office:value-type="string" office:string-value="スペアミント">
            <text:p>スペアミント</text:p>
          </table:table-cell>
          <table:table-cell table:style-name="ce49" table:formula="of:=VLOOKUP([.M181];['1'.$A$2:.$B$16];2)" office:value-type="string" office:string-value="ウーロン茶">
            <text:p>ウーロン茶</text:p>
          </table:table-cell>
          <table:table-cell table:style-name="ce51" office:value-type="string">
            <text:p>맛 : (1) 레몬. (2) 나중에서, 마늘의 무거운 맛이 일어나 온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4" office:value-type="string">
            <text:p>DEH</text:p>
          </table:table-cell>
          <table:table-cell table:style-name="ce37" table:formula="of:=FIND(&quot;C&quot;;[.$C182];1)" office:value-type="float" office:value="0">
            <text:p>#VALUE!</text:p>
          </table:table-cell>
          <table:table-cell table:style-name="ce37" table:formula="of:=FIND(&quot;K&quot;;[.$C182];1)" office:value-type="float" office:value="0">
            <text:p>#VALUE!</text:p>
          </table:table-cell>
          <table:table-cell table:style-name="ce37" table:formula="of:=[.D182]*[.E182]" office:value-type="float" office:value="0">
            <text:p>#VALUE!</text:p>
          </table:table-cell>
          <table:table-cell table:style-name="ce40" office:value-type="string">
            <text:p>2:1:2</text:p>
          </table:table-cell>
          <table:table-cell table:style-name="ce40" office:value-type="string">
            <text:p>1:2:1</text:p>
          </table:table-cell>
          <table:table-cell table:style-name="ce29" table:formula="of:=LEFT([.$C182];1)" office:value-type="string" office:string-value="D">
            <text:p>D</text:p>
          </table:table-cell>
          <table:table-cell table:style-name="ce49" table:formula="of:=MID([.$C182];2;1)" office:value-type="string" office:string-value="E">
            <text:p>E</text:p>
          </table:table-cell>
          <table:table-cell table:style-name="ce49" table:formula="of:=MID([.$C182];3;1)" office:value-type="string" office:string-value="H">
            <text:p>H</text:p>
          </table:table-cell>
          <table:table-cell table:style-name="ce49" table:formula="of:=IF(LEN([.$C182])&gt;3;MID([.$C182];4;1);-1)" office:value-type="float" office:value="-1">
            <text:p>-1</text:p>
          </table:table-cell>
          <table:table-cell table:style-name="ce49" table:formula="of:=IF(LEN([.$C182])&gt;3;MID([.$C182];5;1);-1)" office:value-type="float" office:value="-1">
            <text:p>-1</text:p>
          </table:table-cell>
          <table:table-cell table:style-name="ce49" table:formula="of:=VLOOKUP([.I182];['1'.$A$2:.$B$11];2)" office:value-type="string" office:string-value="レモン">
            <text:p>レモン</text:p>
          </table:table-cell>
          <table:table-cell table:style-name="ce49" table:formula="of:=VLOOKUP([.J182];['1'.$A$2:.$B$11];2)" office:value-type="string" office:string-value="ニンニク">
            <text:p>ニンニク</text:p>
          </table:table-cell>
          <table:table-cell table:style-name="ce49" table:formula="of:=VLOOKUP([.K182];['1'.$A$2:.$B$11];2)" office:value-type="string" office:string-value="ペパーミント">
            <text:p>ペパーミント</text:p>
          </table:table-cell>
          <table:table-cell table:style-name="ce49" table:formula="of:=VLOOKUP([.L182];['1'.$A$2:.$B$15];2)" office:value-type="float" office:value="0">
            <text:p>#N/A</text:p>
          </table:table-cell>
          <table:table-cell table:style-name="ce49" table:formula="of:=VLOOKUP([.M182];['1'.$A$2:.$B$15];2)" office:value-type="float" office:value="0">
            <text:p>#N/A</text:p>
          </table:table-cell>
          <table:table-cell table:style-name="ce51" office:value-type="string">
            <text:p>맛: 민트, 레몬. 반반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4" office:value-type="string">
            <text:p>DEH</text:p>
          </table:table-cell>
          <table:table-cell table:style-name="ce37" table:formula="of:=FIND(&quot;C&quot;;[.$C183];1)" office:value-type="float" office:value="0">
            <text:p>#VALUE!</text:p>
          </table:table-cell>
          <table:table-cell table:style-name="ce37" table:formula="of:=FIND(&quot;K&quot;;[.$C183];1)" office:value-type="float" office:value="0">
            <text:p>#VALUE!</text:p>
          </table:table-cell>
          <table:table-cell table:style-name="ce37" table:formula="of:=[.D183]*[.E183]" office:value-type="float" office:value="0">
            <text:p>#VALUE!</text:p>
          </table:table-cell>
          <table:table-cell table:style-name="ce40" office:value-type="string">
            <text:p>3:1:1</text:p>
          </table:table-cell>
          <table:table-cell table:style-name="ce40" office:value-type="string">
            <text:p>3:2:1</text:p>
          </table:table-cell>
          <table:table-cell table:style-name="ce29" table:formula="of:=LEFT([.$C183];1)" office:value-type="string" office:string-value="D">
            <text:p>D</text:p>
          </table:table-cell>
          <table:table-cell table:style-name="ce49" table:formula="of:=MID([.$C183];2;1)" office:value-type="string" office:string-value="E">
            <text:p>E</text:p>
          </table:table-cell>
          <table:table-cell table:style-name="ce49" table:formula="of:=MID([.$C183];3;1)" office:value-type="string" office:string-value="H">
            <text:p>H</text:p>
          </table:table-cell>
          <table:table-cell table:style-name="ce49" table:formula="of:=IF(LEN([.$C183])&gt;3;MID([.$C183];4;1);-1)" office:value-type="float" office:value="-1">
            <text:p>-1</text:p>
          </table:table-cell>
          <table:table-cell table:style-name="ce49" table:formula="of:=IF(LEN([.$C183])&gt;3;MID([.$C183];5;1);-1)" office:value-type="float" office:value="-1">
            <text:p>-1</text:p>
          </table:table-cell>
          <table:table-cell table:style-name="ce49" table:formula="of:=VLOOKUP([.I183];['1'.$A$2:.$B$11];2)" office:value-type="string" office:string-value="レモン">
            <text:p>レモン</text:p>
          </table:table-cell>
          <table:table-cell table:style-name="ce49" table:formula="of:=VLOOKUP([.J183];['1'.$A$2:.$B$11];2)" office:value-type="string" office:string-value="ニンニク">
            <text:p>ニンニク</text:p>
          </table:table-cell>
          <table:table-cell table:style-name="ce49" table:formula="of:=VLOOKUP([.K183];['1'.$A$2:.$B$11];2)" office:value-type="string" office:string-value="ペパーミント">
            <text:p>ペパーミント</text:p>
          </table:table-cell>
          <table:table-cell table:style-name="ce49" table:formula="of:=VLOOKUP([.L183];['1'.$A$2:.$B$15];2)" office:value-type="float" office:value="0">
            <text:p>#N/A</text:p>
          </table:table-cell>
          <table:table-cell table:style-name="ce49" table:formula="of:=VLOOKUP([.M183];['1'.$A$2:.$B$15];2)" office:value-type="float" office:value="0">
            <text:p>#N/A</text:p>
          </table:table-cell>
          <table:table-cell table:style-name="ce51" office:value-type="string">
            <text:p>맛: 레몬. 가벼운 맛. 창백한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4" office:value-type="string">
            <text:p>DFKM</text:p>
          </table:table-cell>
          <table:table-cell table:style-name="ce37" table:formula="of:=FIND(&quot;C&quot;;[.$C184];1)" office:value-type="float" office:value="0">
            <text:p>#VALUE!</text:p>
          </table:table-cell>
          <table:table-cell table:style-name="ce37" table:formula="of:=FIND(&quot;K&quot;;[.$C184];1)" office:value-type="float" office:value="3">
            <text:p>3</text:p>
          </table:table-cell>
          <table:table-cell table:style-name="ce37" table:formula="of:=[.D184]*[.E184]" office:value-type="float" office:value="0">
            <text:p>#VALUE!</text:p>
          </table:table-cell>
          <table:table-cell table:style-name="ce40" office:value-type="string">
            <text:p>2:1:2:4</text:p>
          </table:table-cell>
          <table:table-cell table:style-name="ce40" office:value-type="string">
            <text:p>3:1:2</text:p>
          </table:table-cell>
          <table:table-cell table:style-name="ce29" table:formula="of:=LEFT([.$C184];1)" office:value-type="string" office:string-value="D">
            <text:p>D</text:p>
          </table:table-cell>
          <table:table-cell table:style-name="ce49" table:formula="of:=MID([.$C184];2;1)" office:value-type="string" office:string-value="F">
            <text:p>F</text:p>
          </table:table-cell>
          <table:table-cell table:style-name="ce49" table:formula="of:=MID([.$C184];3;1)" office:value-type="string" office:string-value="K">
            <text:p>K</text:p>
          </table:table-cell>
          <table:table-cell table:style-name="ce49" table:formula="of:=IF(LEN([.$C184])&gt;3;MID([.$C184];4;1);-1)" office:value-type="string" office:string-value="M">
            <text:p>M</text:p>
          </table:table-cell>
          <table:table-cell table:style-name="ce49" table:formula="of:=IF(LEN([.$C184])&gt;3;MID([.$C184];5;1);-1)">
            <text:p/>
          </table:table-cell>
          <table:table-cell table:style-name="ce49" table:formula="of:=VLOOKUP([.I184];['1'.$A$2:.$B$14];2)" office:value-type="string" office:string-value="レモン">
            <text:p>レモン</text:p>
          </table:table-cell>
          <table:table-cell table:style-name="ce49" table:formula="of:=VLOOKUP([.J184];['1'.$A$2:.$B$14];2)" office:value-type="string" office:string-value="生姜">
            <text:p>生姜</text:p>
          </table:table-cell>
          <table:table-cell table:style-name="ce49" table:formula="of:=VLOOKUP([.K184];['1'.$A$2:.$B$14];2)" office:value-type="string" office:string-value="スペアミント">
            <text:p>スペアミント</text:p>
          </table:table-cell>
          <table:table-cell table:style-name="ce49" table:formula="of:=VLOOKUP([.L184];['1'.$A$2:.$B$15];2)" office:value-type="string" office:string-value="お湯">
            <text:p>お湯</text:p>
          </table:table-cell>
          <table:table-cell table:style-name="ce49" table:formula="of:=VLOOKUP([.M184];['1'.$A$2:.$B$15];2)" office:value-type="float" office:value="0">
            <text:p>#N/A</text:p>
          </table:table-cell>
          <table:table-cell table:style-name="ce51" office:value-type="string">
            <text:p>맛 : (1) 레몬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4" office:value-type="string">
            <text:p>DHI</text:p>
          </table:table-cell>
          <table:table-cell table:style-name="ce37" table:formula="of:=FIND(&quot;C&quot;;[.$C185];1)" office:value-type="float" office:value="0">
            <text:p>#VALUE!</text:p>
          </table:table-cell>
          <table:table-cell table:style-name="ce37" table:formula="of:=FIND(&quot;K&quot;;[.$C185];1)" office:value-type="float" office:value="0">
            <text:p>#VALUE!</text:p>
          </table:table-cell>
          <table:table-cell table:style-name="ce37" table:formula="of:=[.D185]*[.E185]" office:value-type="float" office:value="0">
            <text:p>#VALUE!</text:p>
          </table:table-cell>
          <table:table-cell table:style-name="ce40" office:value-type="string">
            <text:p>2:2:1</text:p>
          </table:table-cell>
          <table:table-cell table:style-name="ce40" office:value-type="string">
            <text:p>3:3:1</text:p>
          </table:table-cell>
          <table:table-cell table:style-name="ce29" table:formula="of:=LEFT([.$C185];1)" office:value-type="string" office:string-value="D">
            <text:p>D</text:p>
          </table:table-cell>
          <table:table-cell table:style-name="ce49" table:formula="of:=MID([.$C185];2;1)" office:value-type="string" office:string-value="H">
            <text:p>H</text:p>
          </table:table-cell>
          <table:table-cell table:style-name="ce49" table:formula="of:=MID([.$C185];3;1)" office:value-type="string" office:string-value="I">
            <text:p>I</text:p>
          </table:table-cell>
          <table:table-cell table:style-name="ce49" table:formula="of:=IF(LEN([.$C185])&gt;3;MID([.$C185];4;1);-1)" office:value-type="float" office:value="-1">
            <text:p>-1</text:p>
          </table:table-cell>
          <table:table-cell table:style-name="ce49" table:formula="of:=IF(LEN([.$C185])&gt;3;MID([.$C185];5;1);-1)" office:value-type="float" office:value="-1">
            <text:p>-1</text:p>
          </table:table-cell>
          <table:table-cell table:style-name="ce49" table:formula="of:=VLOOKUP([.I185];['1'.$A$2:.$B$14];2)" office:value-type="string" office:string-value="レモン">
            <text:p>レモン</text:p>
          </table:table-cell>
          <table:table-cell table:style-name="ce49" table:formula="of:=VLOOKUP([.J185];['1'.$A$2:.$B$14];2)" office:value-type="string" office:string-value="ペパーミント">
            <text:p>ペパーミント</text:p>
          </table:table-cell>
          <table:table-cell table:style-name="ce49" table:formula="of:=VLOOKUP([.K185];['1'.$A$2:.$B$14];2)" office:value-type="string" office:string-value="ローズマリー">
            <text:p>ローズマリー</text:p>
          </table:table-cell>
          <table:table-cell table:style-name="ce49" table:formula="of:=VLOOKUP([.L185];['1'.$A$2:.$B$16];2)" office:value-type="float" office:value="0">
            <text:p>#N/A</text:p>
          </table:table-cell>
          <table:table-cell table:style-name="ce49" table:formula="of:=VLOOKUP([.M185];['1'.$A$2:.$B$16];2)" office:value-type="float" office:value="0">
            <text:p>#N/A</text:p>
          </table:table-cell>
          <table:table-cell table:style-name="ce51" office:value-type="string">
            <text:p>맛 : 레몬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4" office:value-type="string">
            <text:p>DHI</text:p>
          </table:table-cell>
          <table:table-cell table:style-name="ce37" table:formula="of:=FIND(&quot;C&quot;;[.$C186];1)" office:value-type="float" office:value="0">
            <text:p>#VALUE!</text:p>
          </table:table-cell>
          <table:table-cell table:style-name="ce37" table:formula="of:=FIND(&quot;K&quot;;[.$C186];1)" office:value-type="float" office:value="0">
            <text:p>#VALUE!</text:p>
          </table:table-cell>
          <table:table-cell table:style-name="ce37" table:formula="of:=[.D186]*[.E186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4:2:3</text:p>
          </table:table-cell>
          <table:table-cell table:style-name="ce29" table:formula="of:=LEFT([.$C186];1)" office:value-type="string" office:string-value="D">
            <text:p>D</text:p>
          </table:table-cell>
          <table:table-cell table:style-name="ce49" table:formula="of:=MID([.$C186];2;1)" office:value-type="string" office:string-value="H">
            <text:p>H</text:p>
          </table:table-cell>
          <table:table-cell table:style-name="ce49" table:formula="of:=MID([.$C186];3;1)" office:value-type="string" office:string-value="I">
            <text:p>I</text:p>
          </table:table-cell>
          <table:table-cell table:style-name="ce49" table:formula="of:=IF(LEN([.$C186])&gt;3;MID([.$C186];4;1);-1)" office:value-type="float" office:value="-1">
            <text:p>-1</text:p>
          </table:table-cell>
          <table:table-cell table:style-name="ce49" table:formula="of:=IF(LEN([.$C186])&gt;3;MID([.$C186];5;1);-1)" office:value-type="float" office:value="-1">
            <text:p>-1</text:p>
          </table:table-cell>
          <table:table-cell table:style-name="ce49" table:formula="of:=VLOOKUP([.I186];['1'.$A$2:.$B$11];2)" office:value-type="string" office:string-value="レモン">
            <text:p>レモン</text:p>
          </table:table-cell>
          <table:table-cell table:style-name="ce49" table:formula="of:=VLOOKUP([.J186];['1'.$A$2:.$B$11];2)" office:value-type="string" office:string-value="ペパーミント">
            <text:p>ペパーミント</text:p>
          </table:table-cell>
          <table:table-cell table:style-name="ce49" table:formula="of:=VLOOKUP([.K186];['1'.$A$2:.$B$11];2)" office:value-type="string" office:string-value="ローズマリー">
            <text:p>ローズマリー</text:p>
          </table:table-cell>
          <table:table-cell table:style-name="ce49" table:formula="of:=VLOOKUP([.L186];['1'.$A$2:.$B$15];2)" office:value-type="float" office:value="0">
            <text:p>#N/A</text:p>
          </table:table-cell>
          <table:table-cell table:style-name="ce49" table:formula="of:=VLOOKUP([.M186];['1'.$A$2:.$B$15];2)" office:value-type="float" office:value="0">
            <text:p>#N/A</text:p>
          </table:table-cell>
          <table:table-cell table:style-name="ce51" office:value-type="string">
            <text:p>맛: 로즈마리 또한 민트. 구별하기느 어렵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">
            <text:p>01/18 1:18</text:p>
          </table:table-cell>
          <table:table-cell table:style-name="ce34" office:value-type="string">
            <text:p>DHLM</text:p>
          </table:table-cell>
          <table:table-cell table:style-name="ce37" table:formula="of:=FIND(&quot;C&quot;;[.$C187];1)" office:value-type="float" office:value="0">
            <text:p>#VALUE!</text:p>
          </table:table-cell>
          <table:table-cell table:style-name="ce37" table:formula="of:=FIND(&quot;K&quot;;[.$C187];1)" office:value-type="float" office:value="0">
            <text:p>#VALUE!</text:p>
          </table:table-cell>
          <table:table-cell table:style-name="ce37" table:formula="of:=[.D187]*[.E187]" office:value-type="float" office:value="0">
            <text:p>#VALUE!</text:p>
          </table:table-cell>
          <table:table-cell table:style-name="ce40" office:value-type="string">
            <text:p>1:2:2:3</text:p>
          </table:table-cell>
          <table:table-cell table:style-name="ce40" office:value-type="string">
            <text:p>1:1</text:p>
          </table:table-cell>
          <table:table-cell table:style-name="ce29" table:formula="of:=LEFT([.$C187];1)" office:value-type="string" office:string-value="D">
            <text:p>D</text:p>
          </table:table-cell>
          <table:table-cell table:style-name="ce49" table:formula="of:=MID([.$C187];2;1)" office:value-type="string" office:string-value="H">
            <text:p>H</text:p>
          </table:table-cell>
          <table:table-cell table:style-name="ce49" table:formula="of:=MID([.$C187];3;1)" office:value-type="string" office:string-value="L">
            <text:p>L</text:p>
          </table:table-cell>
          <table:table-cell table:style-name="ce49" table:formula="of:=IF(LEN([.$C187])&gt;3;MID([.$C187];4;1);-1)" office:value-type="string" office:string-value="M">
            <text:p>M</text:p>
          </table:table-cell>
          <table:table-cell table:style-name="ce49" table:formula="of:=IF(LEN([.$C187])&gt;3;MID([.$C187];5;1);-1)">
            <text:p/>
          </table:table-cell>
          <table:table-cell table:style-name="ce49" table:formula="of:=VLOOKUP([.I187];['1'.$A$2:.$B$14];2)" office:value-type="string" office:string-value="レモン">
            <text:p>レモン</text:p>
          </table:table-cell>
          <table:table-cell table:style-name="ce49" table:formula="of:=VLOOKUP([.J187];['1'.$A$2:.$B$16];2)" office:value-type="string" office:string-value="ペパーミント">
            <text:p>ペパーミント</text:p>
          </table:table-cell>
          <table:table-cell table:style-name="ce49" table:formula="of:=VLOOKUP([.K187];['1'.$A$2:.$B$16];2)" office:value-type="string" office:string-value="日本酒（米だけの）">
            <text:p>日本酒（米だけの）</text:p>
          </table:table-cell>
          <table:table-cell table:style-name="ce49" table:formula="of:=VLOOKUP([.L187];['1'.$A$2:.$B$16];2)" office:value-type="string" office:string-value="お湯">
            <text:p>お湯</text:p>
          </table:table-cell>
          <table:table-cell table:style-name="ce49" table:formula="of:=VLOOKUP([.M187];['1'.$A$2:.$B$16];2)" office:value-type="float" office:value="0">
            <text:p>#N/A</text:p>
          </table:table-cell>
          <table:table-cell table:style-name="ce51" office:value-type="string">
            <text:p>맛 : (1) 레몬. (2) 신맛은 강하지 않는다. (3) 무언가, 긴장된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97">
            <text:p>297</text:p>
          </table:table-cell>
          <table:table-cell table:style-name="ce30" office:value-type="date" office:date-value="2023-02-23T01:41:26.55">
            <text:p>02/23 1:41</text:p>
          </table:table-cell>
          <table:table-cell table:style-name="ce34" office:value-type="string">
            <text:p>DI</text:p>
          </table:table-cell>
          <table:table-cell table:style-name="ce37" table:formula="of:=FIND(&quot;C&quot;;[.$C188];1)" office:value-type="float" office:value="0">
            <text:p>#VALUE!</text:p>
          </table:table-cell>
          <table:table-cell table:style-name="ce37" table:formula="of:=FIND(&quot;K&quot;;[.$C188];1)" office:value-type="float" office:value="0">
            <text:p>#VALUE!</text:p>
          </table:table-cell>
          <table:table-cell table:style-name="ce37" table:formula="of:=[.D188]*[.E188]" office:value-type="float" office:value="0">
            <text:p>#VALUE!</text:p>
          </table:table-cell>
          <table:table-cell table:number-columns-repeated="2" table:style-name="ce40" office:value-type="string">
            <text:p>2:1</text:p>
          </table:table-cell>
          <table:table-cell table:style-name="ce29" table:formula="of:=LEFT([.$C188];1)" office:value-type="string" office:string-value="D">
            <text:p>D</text:p>
          </table:table-cell>
          <table:table-cell table:style-name="ce49" table:formula="of:=MID([.$C188];2;1)" office:value-type="string" office:string-value="I">
            <text:p>I</text:p>
          </table:table-cell>
          <table:table-cell table:style-name="ce49" table:formula="of:=MID([.$C188];3;1)">
            <text:p/>
          </table:table-cell>
          <table:table-cell table:style-name="ce49" table:formula="of:=IF(LEN([.$C188])&gt;3;MID([.$C188];4;1);-1)" office:value-type="float" office:value="-1">
            <text:p>-1</text:p>
          </table:table-cell>
          <table:table-cell table:style-name="ce49" table:formula="of:=IF(LEN([.$C188])&gt;3;MID([.$C188];5;1);-1)" office:value-type="float" office:value="-1">
            <text:p>-1</text:p>
          </table:table-cell>
          <table:table-cell table:style-name="ce49" table:formula="of:=VLOOKUP([.I188];['1'.$A$2:.$B$14];2)" office:value-type="string" office:string-value="レモン">
            <text:p>レモン</text:p>
          </table:table-cell>
          <table:table-cell table:style-name="ce49" table:formula="of:=VLOOKUP([.J188];['1'.$A$2:.$B$16];2)" office:value-type="string" office:string-value="ローズマリー">
            <text:p>ローズマリー</text:p>
          </table:table-cell>
          <table:table-cell table:style-name="ce49" table:formula="of:=VLOOKUP([.K188];['1'.$A$2:.$B$16];2)" office:value-type="float" office:value="0">
            <text:p>#N/A</text:p>
          </table:table-cell>
          <table:table-cell table:style-name="ce49" table:formula="of:=VLOOKUP([.L188];['1'.$A$2:.$B$16];2)" office:value-type="float" office:value="0">
            <text:p>#N/A</text:p>
          </table:table-cell>
          <table:table-cell table:style-name="ce49" table:formula="of:=VLOOKUP([.M188];['1'.$A$2:.$B$16];2)" office:value-type="float" office:value="0">
            <text:p>#N/A</text:p>
          </table:table-cell>
          <table:table-cell table:style-name="ce51" office:value-type="string">
            <text:p>맛 : (1) 레몬. (2) 단독보다 --&gt; 맛에 약간 두깨 있음. </text:p>
            <text:p>(3) 레몬의 상쾌함, 두드러져있다. 감미, 사라지고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4" office:value-type="string">
            <text:p>DI</text:p>
          </table:table-cell>
          <table:table-cell table:style-name="ce37" table:formula="of:=FIND(&quot;C&quot;;[.$C189];1)" office:value-type="float" office:value="0">
            <text:p>#VALUE!</text:p>
          </table:table-cell>
          <table:table-cell table:style-name="ce37" table:formula="of:=FIND(&quot;K&quot;;[.$C189];1)" office:value-type="float" office:value="0">
            <text:p>#VALUE!</text:p>
          </table:table-cell>
          <table:table-cell table:style-name="ce37" table:formula="of:=[.D189]*[.E189]" office:value-type="float" office:value="0">
            <text:p>#VALUE!</text:p>
          </table:table-cell>
          <table:table-cell table:number-columns-repeated="2" table:style-name="ce40" office:value-type="string">
            <text:p>3:2</text:p>
          </table:table-cell>
          <table:table-cell table:style-name="ce29" table:formula="of:=LEFT([.$C189];1)" office:value-type="string" office:string-value="D">
            <text:p>D</text:p>
          </table:table-cell>
          <table:table-cell table:style-name="ce49" table:formula="of:=MID([.$C189];2;1)" office:value-type="string" office:string-value="I">
            <text:p>I</text:p>
          </table:table-cell>
          <table:table-cell table:style-name="ce49" table:formula="of:=MID([.$C189];3;1)">
            <text:p/>
          </table:table-cell>
          <table:table-cell table:style-name="ce49" table:formula="of:=IF(LEN([.$C189])&gt;3;MID([.$C189];4;1);-1)" office:value-type="float" office:value="-1">
            <text:p>-1</text:p>
          </table:table-cell>
          <table:table-cell table:style-name="ce49" table:formula="of:=IF(LEN([.$C189])&gt;3;MID([.$C189];5;1);-1)" office:value-type="float" office:value="-1">
            <text:p>-1</text:p>
          </table:table-cell>
          <table:table-cell table:style-name="ce49" table:formula="of:=VLOOKUP([.I189];['1'.$A$2:.$B$11];2)" office:value-type="string" office:string-value="レモン">
            <text:p>レモン</text:p>
          </table:table-cell>
          <table:table-cell table:style-name="ce49" table:formula="of:=VLOOKUP([.J189];['1'.$A$2:.$B$11];2)" office:value-type="string" office:string-value="ローズマリー">
            <text:p>ローズマリー</text:p>
          </table:table-cell>
          <table:table-cell table:style-name="ce49" table:formula="of:=VLOOKUP([.K189];['1'.$A$2:.$B$11];2)" office:value-type="float" office:value="0">
            <text:p>#N/A</text:p>
          </table:table-cell>
          <table:table-cell table:style-name="ce49" table:formula="of:=VLOOKUP([.L189];['1'.$A$2:.$B$15];2)" office:value-type="float" office:value="0">
            <text:p>#N/A</text:p>
          </table:table-cell>
          <table:table-cell table:style-name="ce49" table:formula="of:=VLOOKUP([.M189];['1'.$A$2:.$B$15];2)" office:value-type="float" office:value="0">
            <text:p>#N/A</text:p>
          </table:table-cell>
          <table:table-cell table:style-name="ce51" office:value-type="string">
            <text:p>맛:레몬. 레몬 단독보다 맛이 가벼운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2">
            <text:p>232</text:p>
          </table:table-cell>
          <table:table-cell table:style-name="ce30" office:value-type="date" office:date-value="2023-02-05T02:08:14.970001">
            <text:p>02/05 2:8</text:p>
          </table:table-cell>
          <table:table-cell table:style-name="ce34" office:value-type="string">
            <text:p>DK</text:p>
          </table:table-cell>
          <table:table-cell table:style-name="ce37" table:formula="of:=FIND(&quot;C&quot;;[.$C190];1)" office:value-type="float" office:value="0">
            <text:p>#VALUE!</text:p>
          </table:table-cell>
          <table:table-cell table:style-name="ce37" table:formula="of:=FIND(&quot;K&quot;;[.$C190];1)" office:value-type="float" office:value="2">
            <text:p>2</text:p>
          </table:table-cell>
          <table:table-cell table:style-name="ce37" table:formula="of:=[.D190]*[.E190]" office:value-type="float" office:value="0">
            <text:p>#VALUE!</text:p>
          </table:table-cell>
          <table:table-cell table:style-name="ce40" office:value-type="string">
            <text:p>0.5:4</text:p>
          </table:table-cell>
          <table:table-cell table:style-name="ce40"/>
          <table:table-cell table:style-name="ce29" table:formula="of:=LEFT([.$C190];1)" office:value-type="string" office:string-value="D">
            <text:p>D</text:p>
          </table:table-cell>
          <table:table-cell table:style-name="ce49" table:formula="of:=MID([.$C190];2;1)" office:value-type="string" office:string-value="K">
            <text:p>K</text:p>
          </table:table-cell>
          <table:table-cell table:style-name="ce49" table:formula="of:=MID([.$C190];3;1)">
            <text:p/>
          </table:table-cell>
          <table:table-cell table:style-name="ce49" table:formula="of:=IF(LEN([.$C190])&gt;3;MID([.$C190];4;1);-1)" office:value-type="float" office:value="-1">
            <text:p>-1</text:p>
          </table:table-cell>
          <table:table-cell table:style-name="ce49" table:formula="of:=IF(LEN([.$C190])&gt;3;MID([.$C190];5;1);-1)" office:value-type="float" office:value="-1">
            <text:p>-1</text:p>
          </table:table-cell>
          <table:table-cell table:style-name="ce49" table:formula="of:=VLOOKUP([.I190];['1'.$A$2:.$B$14];2)" office:value-type="string" office:string-value="レモン">
            <text:p>レモン</text:p>
          </table:table-cell>
          <table:table-cell table:style-name="ce49" table:formula="of:=VLOOKUP([.J190];['1'.$A$2:.$B$16];2)" office:value-type="string" office:string-value="スペアミント">
            <text:p>スペアミント</text:p>
          </table:table-cell>
          <table:table-cell table:style-name="ce49" table:formula="of:=VLOOKUP([.K190];['1'.$A$2:.$B$16];2)" office:value-type="float" office:value="0">
            <text:p>#N/A</text:p>
          </table:table-cell>
          <table:table-cell table:style-name="ce49" table:formula="of:=VLOOKUP([.L190];['1'.$A$2:.$B$16];2)" office:value-type="float" office:value="0">
            <text:p>#N/A</text:p>
          </table:table-cell>
          <table:table-cell table:style-name="ce49" table:formula="of:=VLOOKUP([.M190];['1'.$A$2:.$B$16];2)" office:value-type="float" office:value="0">
            <text:p>#N/A</text:p>
          </table:table-cell>
          <table:table-cell table:style-name="ce51" office:value-type="string">
            <text:p>맛 : (1) 맛있다. (2) 스피어민트의 잎 냄새 --&gt; 없다. (3) 비율 --&gt; 1대4로도 좋은가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309">
            <text:p>309</text:p>
          </table:table-cell>
          <table:table-cell table:style-name="ce30" office:value-type="date" office:date-value="2023-02-25T01:39:33.67">
            <text:p>02/25 1:39</text:p>
          </table:table-cell>
          <table:table-cell table:style-name="ce34" office:value-type="string">
            <text:p>DK</text:p>
          </table:table-cell>
          <table:table-cell table:style-name="ce37" table:formula="of:=FIND(&quot;C&quot;;[.$C191];1)" office:value-type="float" office:value="0">
            <text:p>#VALUE!</text:p>
          </table:table-cell>
          <table:table-cell table:style-name="ce37" table:formula="of:=FIND(&quot;K&quot;;[.$C191];1)" office:value-type="float" office:value="2">
            <text:p>2</text:p>
          </table:table-cell>
          <table:table-cell table:style-name="ce37" table:formula="of:=[.D191]*[.E191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2:1</text:p>
          </table:table-cell>
          <table:table-cell table:style-name="ce29" table:formula="of:=LEFT([.$C191];1)" office:value-type="string" office:string-value="D">
            <text:p>D</text:p>
          </table:table-cell>
          <table:table-cell table:style-name="ce49" table:formula="of:=MID([.$C191];2;1)" office:value-type="string" office:string-value="K">
            <text:p>K</text:p>
          </table:table-cell>
          <table:table-cell table:style-name="ce49" table:formula="of:=MID([.$C191];3;1)">
            <text:p/>
          </table:table-cell>
          <table:table-cell table:style-name="ce49" table:formula="of:=IF(LEN([.$C191])&gt;3;MID([.$C191];4;1);-1)" office:value-type="float" office:value="-1">
            <text:p>-1</text:p>
          </table:table-cell>
          <table:table-cell table:style-name="ce49" table:formula="of:=IF(LEN([.$C191])&gt;3;MID([.$C191];5;1);-1)" office:value-type="float" office:value="-1">
            <text:p>-1</text:p>
          </table:table-cell>
          <table:table-cell table:style-name="ce49" table:formula="of:=VLOOKUP([.I191];['1'.$A$2:.$B$14];2)" office:value-type="string" office:string-value="レモン">
            <text:p>レモン</text:p>
          </table:table-cell>
          <table:table-cell table:style-name="ce49" table:formula="of:=VLOOKUP([.J191];['1'.$A$2:.$B$16];2)" office:value-type="string" office:string-value="スペアミント">
            <text:p>スペアミント</text:p>
          </table:table-cell>
          <table:table-cell table:style-name="ce49" table:formula="of:=VLOOKUP([.K191];['1'.$A$2:.$B$16];2)" office:value-type="float" office:value="0">
            <text:p>#N/A</text:p>
          </table:table-cell>
          <table:table-cell table:style-name="ce49" table:formula="of:=VLOOKUP([.L191];['1'.$A$2:.$B$16];2)" office:value-type="float" office:value="0">
            <text:p>#N/A</text:p>
          </table:table-cell>
          <table:table-cell table:style-name="ce49" table:formula="of:=VLOOKUP([.M191];['1'.$A$2:.$B$16];2)" office:value-type="float" office:value="0">
            <text:p>#N/A</text:p>
          </table:table-cell>
          <table:table-cell table:style-name="ce51" office:value-type="string">
            <text:p>맛 : (1) 레몬 (2) 가벼운, 상쾌한. (3) 레몬의 신맛 --&gt; 없음.</text:p>
            <text:p>(4) 맛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31">
            <text:p>231</text:p>
          </table:table-cell>
          <table:table-cell table:style-name="ce30" office:value-type="date" office:date-value="2023-02-05T01:58:49.62">
            <text:p>02/05 1:58</text:p>
          </table:table-cell>
          <table:table-cell table:style-name="ce34" office:value-type="string">
            <text:p>DL</text:p>
          </table:table-cell>
          <table:table-cell table:style-name="ce37" table:formula="of:=FIND(&quot;C&quot;;[.$C192];1)" office:value-type="float" office:value="0">
            <text:p>#VALUE!</text:p>
          </table:table-cell>
          <table:table-cell table:style-name="ce37" table:formula="of:=FIND(&quot;K&quot;;[.$C192];1)" office:value-type="float" office:value="0">
            <text:p>#VALUE!</text:p>
          </table:table-cell>
          <table:table-cell table:style-name="ce37" table:formula="of:=[.D192]*[.E192]" office:value-type="float" office:value="0">
            <text:p>#VALUE!</text:p>
          </table:table-cell>
          <table:table-cell table:style-name="ce40" office:value-type="string">
            <text:p>0.5:4</text:p>
          </table:table-cell>
          <table:table-cell table:style-name="ce40"/>
          <table:table-cell table:style-name="ce29" table:formula="of:=LEFT([.$C192];1)" office:value-type="string" office:string-value="D">
            <text:p>D</text:p>
          </table:table-cell>
          <table:table-cell table:style-name="ce49" table:formula="of:=MID([.$C192];2;1)" office:value-type="string" office:string-value="L">
            <text:p>L</text:p>
          </table:table-cell>
          <table:table-cell table:style-name="ce49" table:formula="of:=MID([.$C192];3;1)">
            <text:p/>
          </table:table-cell>
          <table:table-cell table:style-name="ce49" table:formula="of:=IF(LEN([.$C192])&gt;3;MID([.$C192];4;1);-1)" office:value-type="float" office:value="-1">
            <text:p>-1</text:p>
          </table:table-cell>
          <table:table-cell table:style-name="ce49" table:formula="of:=IF(LEN([.$C192])&gt;3;MID([.$C192];5;1);-1)" office:value-type="float" office:value="-1">
            <text:p>-1</text:p>
          </table:table-cell>
          <table:table-cell table:style-name="ce49" table:formula="of:=VLOOKUP([.I192];['1'.$A$2:.$B$14];2)" office:value-type="string" office:string-value="レモン">
            <text:p>レモン</text:p>
          </table:table-cell>
          <table:table-cell table:style-name="ce49" table:formula="of:=VLOOKUP([.J192];['1'.$A$2:.$B$16];2)" office:value-type="string" office:string-value="日本酒（米だけの）">
            <text:p>日本酒（米だけの）</text:p>
          </table:table-cell>
          <table:table-cell table:style-name="ce49" table:formula="of:=VLOOKUP([.K192];['1'.$A$2:.$B$16];2)" office:value-type="float" office:value="0">
            <text:p>#N/A</text:p>
          </table:table-cell>
          <table:table-cell table:style-name="ce49" table:formula="of:=VLOOKUP([.L192];['1'.$A$2:.$B$16];2)" office:value-type="float" office:value="0">
            <text:p>#N/A</text:p>
          </table:table-cell>
          <table:table-cell table:style-name="ce49" table:formula="of:=VLOOKUP([.M192];['1'.$A$2:.$B$16];2)" office:value-type="float" office:value="0">
            <text:p>#N/A</text:p>
          </table:table-cell>
          <table:table-cell table:style-name="ce51" office:value-type="string">
            <text:p>맛 : (1) 시큼함, 없음. (2) 감미, 있음. 남는 감미, 없음. (3) 나쁘지 않다.</text:p>
            <text:p>(4) 일본수, 레몬. 비율 --&gt; 이 정도, 좋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1">
            <text:p>311</text:p>
          </table:table-cell>
          <table:table-cell table:style-name="ce30" office:value-type="date" office:date-value="2023-02-25T01:50:53.539999">
            <text:p>02/25 1:50</text:p>
          </table:table-cell>
          <table:table-cell table:style-name="ce34" office:value-type="string">
            <text:p>DL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193];1)" office:value-type="string" office:string-value="D">
            <text:p>D</text:p>
          </table:table-cell>
          <table:table-cell table:style-name="ce49" table:formula="of:=MID([.$C193];2;1)" office:value-type="string" office:string-value="L">
            <text:p>L</text:p>
          </table:table-cell>
          <table:table-cell table:style-name="ce49" table:formula="of:=MID([.$C193];3;1)">
            <text:p/>
          </table:table-cell>
          <table:table-cell table:style-name="ce49" table:formula="of:=IF(LEN([.$C193])&gt;3;MID([.$C193];4;1);-1)" office:value-type="float" office:value="-1">
            <text:p>-1</text:p>
          </table:table-cell>
          <table:table-cell table:style-name="ce49" table:formula="of:=IF(LEN([.$C193])&gt;3;MID([.$C193];5;1);-1)" office:value-type="float" office:value="-1">
            <text:p>-1</text:p>
          </table:table-cell>
          <table:table-cell table:style-name="ce49" table:formula="of:=VLOOKUP([.I193];['1'.$A$2:.$B$14];2)" office:value-type="string" office:string-value="レモン">
            <text:p>レモン</text:p>
          </table:table-cell>
          <table:table-cell table:style-name="ce49" table:formula="of:=VLOOKUP([.J193];['1'.$A$2:.$B$16];2)" office:value-type="string" office:string-value="日本酒（米だけの）">
            <text:p>日本酒（米だけの）</text:p>
          </table:table-cell>
          <table:table-cell table:style-name="ce49" table:formula="of:=VLOOKUP([.K193];['1'.$A$2:.$B$16];2)" office:value-type="float" office:value="0">
            <text:p>#N/A</text:p>
          </table:table-cell>
          <table:table-cell table:style-name="ce49" table:formula="of:=VLOOKUP([.L193];['1'.$A$2:.$B$16];2)" office:value-type="float" office:value="0">
            <text:p>#N/A</text:p>
          </table:table-cell>
          <table:table-cell table:style-name="ce49" table:formula="of:=VLOOKUP([.M193];['1'.$A$2:.$B$16];2)" office:value-type="float" office:value="0">
            <text:p>#N/A</text:p>
          </table:table-cell>
          <table:table-cell table:style-name="ce51" office:value-type="string">
            <text:p>맛 : (1) 레몬. 단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4" office:value-type="string">
            <text:p>EFHI</text:p>
          </table:table-cell>
          <table:table-cell table:style-name="ce37" table:formula="of:=FIND(&quot;C&quot;;[.$C194];1)" office:value-type="float" office:value="0">
            <text:p>#VALUE!</text:p>
          </table:table-cell>
          <table:table-cell table:style-name="ce37" table:formula="of:=FIND(&quot;K&quot;;[.$C194];1)" office:value-type="float" office:value="0">
            <text:p>#VALUE!</text:p>
          </table:table-cell>
          <table:table-cell table:style-name="ce37" table:formula="of:=[.D194]*[.E194]" office:value-type="float" office:value="0">
            <text:p>#VALUE!</text:p>
          </table:table-cell>
          <table:table-cell table:style-name="ce40" office:value-type="string">
            <text:p>2:2:2:2</text:p>
          </table:table-cell>
          <table:table-cell table:style-name="ce40" office:value-type="string">
            <text:p>1:1:1:1</text:p>
          </table:table-cell>
          <table:table-cell table:style-name="ce29" table:formula="of:=LEFT([.$C194];1)" office:value-type="string" office:string-value="E">
            <text:p>E</text:p>
          </table:table-cell>
          <table:table-cell table:style-name="ce49" table:formula="of:=MID([.$C194];2;1)" office:value-type="string" office:string-value="F">
            <text:p>F</text:p>
          </table:table-cell>
          <table:table-cell table:style-name="ce49" table:formula="of:=MID([.$C194];3;1)" office:value-type="string" office:string-value="H">
            <text:p>H</text:p>
          </table:table-cell>
          <table:table-cell table:style-name="ce49" table:formula="of:=IF(LEN([.$C194])&gt;3;MID([.$C194];4;1);-1)" office:value-type="string" office:string-value="I">
            <text:p>I</text:p>
          </table:table-cell>
          <table:table-cell table:style-name="ce49" table:formula="of:=IF(LEN([.$C194])&gt;3;MID([.$C194];5;1);-1)">
            <text:p/>
          </table:table-cell>
          <table:table-cell table:style-name="ce49" table:formula="of:=VLOOKUP([.I194];['1'.$A$2:.$B$14];2)" office:value-type="string" office:string-value="ニンニク">
            <text:p>ニンニク</text:p>
          </table:table-cell>
          <table:table-cell table:style-name="ce49" table:formula="of:=VLOOKUP([.J194];['1'.$A$2:.$B$14];2)" office:value-type="string" office:string-value="生姜">
            <text:p>生姜</text:p>
          </table:table-cell>
          <table:table-cell table:style-name="ce49" table:formula="of:=VLOOKUP([.K194];['1'.$A$2:.$B$14];2)" office:value-type="string" office:string-value="ペパーミント">
            <text:p>ペパーミント</text:p>
          </table:table-cell>
          <table:table-cell table:style-name="ce49" table:formula="of:=VLOOKUP([.L194];['1'.$A$2:.$B$15];2)" office:value-type="string" office:string-value="ローズマリー">
            <text:p>ローズマリー</text:p>
          </table:table-cell>
          <table:table-cell table:style-name="ce49" table:formula="of:=VLOOKUP([.M194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4" office:value-type="string">
            <text:p>EFHIN</text:p>
          </table:table-cell>
          <table:table-cell table:style-name="ce37" table:formula="of:=FIND(&quot;C&quot;;[.$C195];1)" office:value-type="float" office:value="0">
            <text:p>#VALUE!</text:p>
          </table:table-cell>
          <table:table-cell table:style-name="ce37" table:formula="of:=FIND(&quot;K&quot;;[.$C195];1)" office:value-type="float" office:value="0">
            <text:p>#VALUE!</text:p>
          </table:table-cell>
          <table:table-cell table:style-name="ce37" table:formula="of:=[.D195]*[.E195]" office:value-type="float" office:value="0">
            <text:p>#VALUE!</text:p>
          </table:table-cell>
          <table:table-cell table:style-name="ce40" office:value-type="string">
            <text:p>2:1:2:2:2</text:p>
          </table:table-cell>
          <table:table-cell table:style-name="ce40" office:value-type="string">
            <text:p>1:1:1:1</text:p>
          </table:table-cell>
          <table:table-cell table:style-name="ce29" table:formula="of:=LEFT([.$C195];1)" office:value-type="string" office:string-value="E">
            <text:p>E</text:p>
          </table:table-cell>
          <table:table-cell table:style-name="ce49" table:formula="of:=MID([.$C195];2;1)" office:value-type="string" office:string-value="F">
            <text:p>F</text:p>
          </table:table-cell>
          <table:table-cell table:style-name="ce49" table:formula="of:=MID([.$C195];3;1)" office:value-type="string" office:string-value="H">
            <text:p>H</text:p>
          </table:table-cell>
          <table:table-cell table:style-name="ce49" table:formula="of:=IF(LEN([.$C195])&gt;3;MID([.$C195];4;1);-1)" office:value-type="string" office:string-value="I">
            <text:p>I</text:p>
          </table:table-cell>
          <table:table-cell table:style-name="ce49" table:formula="of:=IF(LEN([.$C195])&gt;3;MID([.$C195];5;1);-1)" office:value-type="string" office:string-value="N">
            <text:p>N</text:p>
          </table:table-cell>
          <table:table-cell table:style-name="ce49" table:formula="of:=VLOOKUP([.I195];['1'.$A$2:.$B$14];2)" office:value-type="string" office:string-value="ニンニク">
            <text:p>ニンニク</text:p>
          </table:table-cell>
          <table:table-cell table:style-name="ce49" table:formula="of:=VLOOKUP([.J195];['1'.$A$2:.$B$14];2)" office:value-type="string" office:string-value="生姜">
            <text:p>生姜</text:p>
          </table:table-cell>
          <table:table-cell table:style-name="ce49" table:formula="of:=VLOOKUP([.K195];['1'.$A$2:.$B$14];2)" office:value-type="string" office:string-value="ペパーミント">
            <text:p>ペパーミント</text:p>
          </table:table-cell>
          <table:table-cell table:style-name="ce49" table:formula="of:=VLOOKUP([.L195];['1'.$A$2:.$B$15];2)" office:value-type="string" office:string-value="ローズマリー">
            <text:p>ローズマリー</text:p>
          </table:table-cell>
          <table:table-cell table:style-name="ce49" table:formula="of:=VLOOKUP([.M195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2">
            <text:p>302</text:p>
          </table:table-cell>
          <table:table-cell table:style-name="ce30" office:value-type="date" office:date-value="2023-02-24T01:36:53.28">
            <text:p>02/24 1:36</text:p>
          </table:table-cell>
          <table:table-cell table:style-name="ce34" office:value-type="string">
            <text:p>EFI</text:p>
          </table:table-cell>
          <table:table-cell table:style-name="ce37" table:number-columns-repeated="3"/>
          <table:table-cell table:style-name="ce40" office:value-type="string">
            <text:p>1:2:2</text:p>
          </table:table-cell>
          <table:table-cell table:style-name="ce40"/>
          <table:table-cell table:style-name="ce29" table:formula="of:=LEFT([.$C196];1)" office:value-type="string" office:string-value="E">
            <text:p>E</text:p>
          </table:table-cell>
          <table:table-cell table:style-name="ce49" table:formula="of:=MID([.$C196];2;1)" office:value-type="string" office:string-value="F">
            <text:p>F</text:p>
          </table:table-cell>
          <table:table-cell table:style-name="ce49" table:formula="of:=MID([.$C196];3;1)" office:value-type="string" office:string-value="I">
            <text:p>I</text:p>
          </table:table-cell>
          <table:table-cell table:style-name="ce49" table:formula="of:=IF(LEN([.$C196])&gt;3;MID([.$C196];4;1);-1)" office:value-type="float" office:value="-1">
            <text:p>-1</text:p>
          </table:table-cell>
          <table:table-cell table:style-name="ce49" table:formula="of:=IF(LEN([.$C196])&gt;3;MID([.$C196];5;1);-1)" office:value-type="float" office:value="-1">
            <text:p>-1</text:p>
          </table:table-cell>
          <table:table-cell table:style-name="ce49" table:formula="of:=VLOOKUP([.I196];['1'.$A$2:.$B$14];2)" office:value-type="string" office:string-value="ニンニク">
            <text:p>ニンニク</text:p>
          </table:table-cell>
          <table:table-cell table:style-name="ce49" table:formula="of:=VLOOKUP([.J196];['1'.$A$2:.$B$16];2)" office:value-type="string" office:string-value="生姜">
            <text:p>生姜</text:p>
          </table:table-cell>
          <table:table-cell table:style-name="ce49" table:formula="of:=VLOOKUP([.K196];['1'.$A$2:.$B$16];2)" office:value-type="string" office:string-value="ローズマリー">
            <text:p>ローズマリー</text:p>
          </table:table-cell>
          <table:table-cell table:style-name="ce49" table:formula="of:=VLOOKUP([.L196];['1'.$A$2:.$B$16];2)" office:value-type="float" office:value="0">
            <text:p>#N/A</text:p>
          </table:table-cell>
          <table:table-cell table:style-name="ce49" table:formula="of:=VLOOKUP([.M196];['1'.$A$2:.$B$16];2)" office:value-type="float" office:value="0">
            <text:p>#N/A</text:p>
          </table:table-cell>
          <table:table-cell table:style-name="ce51" office:value-type="string">
            <text:p>맛 : (1) 로즈마리. 냄새 --&gt; 도, 로즈. (2) 가벼운. 생강에 의해, 인가. (3) 마늘 --&gt; 느끼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4" office:value-type="string">
            <text:p>EFIKM</text:p>
          </table:table-cell>
          <table:table-cell table:style-name="ce37" table:formula="of:=FIND(&quot;C&quot;;[.$C197];1)" office:value-type="float" office:value="0">
            <text:p>#VALUE!</text:p>
          </table:table-cell>
          <table:table-cell table:style-name="ce37" table:formula="of:=FIND(&quot;K&quot;;[.$C197];1)" office:value-type="float" office:value="4">
            <text:p>4</text:p>
          </table:table-cell>
          <table:table-cell table:style-name="ce37" table:formula="of:=[.D197]*[.E197]" office:value-type="float" office:value="0">
            <text:p>#VALUE!</text:p>
          </table:table-cell>
          <table:table-cell table:style-name="ce40" office:value-type="string">
            <text:p>2:2:1:2:4</text:p>
          </table:table-cell>
          <table:table-cell table:style-name="ce40" office:value-type="string">
            <text:p>1:1:1:1</text:p>
          </table:table-cell>
          <table:table-cell table:style-name="ce29" table:formula="of:=LEFT([.$C197];1)" office:value-type="string" office:string-value="E">
            <text:p>E</text:p>
          </table:table-cell>
          <table:table-cell table:style-name="ce49" table:formula="of:=MID([.$C197];2;1)" office:value-type="string" office:string-value="F">
            <text:p>F</text:p>
          </table:table-cell>
          <table:table-cell table:style-name="ce49" table:formula="of:=MID([.$C197];3;1)" office:value-type="string" office:string-value="I">
            <text:p>I</text:p>
          </table:table-cell>
          <table:table-cell table:style-name="ce49" table:formula="of:=IF(LEN([.$C197])&gt;3;MID([.$C197];4;1);-1)" office:value-type="string" office:string-value="K">
            <text:p>K</text:p>
          </table:table-cell>
          <table:table-cell table:style-name="ce49" table:formula="of:=IF(LEN([.$C197])&gt;3;MID([.$C197];5;1);-1)" office:value-type="string" office:string-value="M">
            <text:p>M</text:p>
          </table:table-cell>
          <table:table-cell table:style-name="ce49" table:formula="of:=VLOOKUP([.I197];['1'.$A$2:.$B$14];2)" office:value-type="string" office:string-value="ニンニク">
            <text:p>ニンニク</text:p>
          </table:table-cell>
          <table:table-cell table:style-name="ce49" table:formula="of:=VLOOKUP([.J197];['1'.$A$2:.$B$14];2)" office:value-type="string" office:string-value="生姜">
            <text:p>生姜</text:p>
          </table:table-cell>
          <table:table-cell table:style-name="ce49" table:formula="of:=VLOOKUP([.K197];['1'.$A$2:.$B$14];2)" office:value-type="string" office:string-value="ローズマリー">
            <text:p>ローズマリー</text:p>
          </table:table-cell>
          <table:table-cell table:style-name="ce49" table:formula="of:=VLOOKUP([.L197];['1'.$A$2:.$B$15];2)" office:value-type="string" office:string-value="スペアミント">
            <text:p>スペアミント</text:p>
          </table:table-cell>
          <table:table-cell table:style-name="ce49" table:formula="of:=VLOOKUP([.M197];['1'.$A$2:.$B$15];2)" office:value-type="string" office:string-value="お湯">
            <text:p>お湯</text:p>
          </table:table-cell>
          <table:table-cell table:style-name="ce51" office:value-type="string">
            <text:p>맛 : 마늘?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4" office:value-type="string">
            <text:p>EFIKM</text:p>
          </table:table-cell>
          <table:table-cell table:style-name="ce37" table:formula="of:=FIND(&quot;C&quot;;[.$C198];1)" office:value-type="float" office:value="0">
            <text:p>#VALUE!</text:p>
          </table:table-cell>
          <table:table-cell table:style-name="ce37" table:formula="of:=FIND(&quot;K&quot;;[.$C198];1)" office:value-type="float" office:value="4">
            <text:p>4</text:p>
          </table:table-cell>
          <table:table-cell table:style-name="ce37" table:formula="of:=[.D198]*[.E198]" office:value-type="float" office:value="0">
            <text:p>#VALUE!</text:p>
          </table:table-cell>
          <table:table-cell table:style-name="ce40" office:value-type="string">
            <text:p>2:2:1:2:4</text:p>
          </table:table-cell>
          <table:table-cell table:style-name="ce40" office:value-type="string">
            <text:p>1:1:1:1</text:p>
          </table:table-cell>
          <table:table-cell table:style-name="ce29" table:formula="of:=LEFT([.$C198];1)" office:value-type="string" office:string-value="E">
            <text:p>E</text:p>
          </table:table-cell>
          <table:table-cell table:style-name="ce49" table:formula="of:=MID([.$C198];2;1)" office:value-type="string" office:string-value="F">
            <text:p>F</text:p>
          </table:table-cell>
          <table:table-cell table:style-name="ce49" table:formula="of:=MID([.$C198];3;1)" office:value-type="string" office:string-value="I">
            <text:p>I</text:p>
          </table:table-cell>
          <table:table-cell table:style-name="ce49" table:formula="of:=IF(LEN([.$C198])&gt;3;MID([.$C198];4;1);-1)" office:value-type="string" office:string-value="K">
            <text:p>K</text:p>
          </table:table-cell>
          <table:table-cell table:style-name="ce49" table:formula="of:=IF(LEN([.$C198])&gt;3;MID([.$C198];5;1);-1)" office:value-type="string" office:string-value="M">
            <text:p>M</text:p>
          </table:table-cell>
          <table:table-cell table:style-name="ce49" table:formula="of:=VLOOKUP([.I198];['1'.$A$2:.$B$14];2)" office:value-type="string" office:string-value="ニンニク">
            <text:p>ニンニク</text:p>
          </table:table-cell>
          <table:table-cell table:style-name="ce49" table:formula="of:=VLOOKUP([.J198];['1'.$A$2:.$B$14];2)" office:value-type="string" office:string-value="生姜">
            <text:p>生姜</text:p>
          </table:table-cell>
          <table:table-cell table:style-name="ce49" table:formula="of:=VLOOKUP([.K198];['1'.$A$2:.$B$14];2)" office:value-type="string" office:string-value="ローズマリー">
            <text:p>ローズマリー</text:p>
          </table:table-cell>
          <table:table-cell table:style-name="ce49" table:formula="of:=VLOOKUP([.L198];['1'.$A$2:.$B$15];2)" office:value-type="string" office:string-value="スペアミント">
            <text:p>スペアミント</text:p>
          </table:table-cell>
          <table:table-cell table:style-name="ce49" table:formula="of:=VLOOKUP([.M198];['1'.$A$2:.$B$15];2)" office:value-type="string" office:string-value="お湯">
            <text:p>お湯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4" office:value-type="string">
            <text:p>EFIKM</text:p>
          </table:table-cell>
          <table:table-cell table:style-name="ce37" table:formula="of:=FIND(&quot;C&quot;;[.$C199];1)" office:value-type="float" office:value="0">
            <text:p>#VALUE!</text:p>
          </table:table-cell>
          <table:table-cell table:style-name="ce37" table:formula="of:=FIND(&quot;K&quot;;[.$C199];1)" office:value-type="float" office:value="4">
            <text:p>4</text:p>
          </table:table-cell>
          <table:table-cell table:style-name="ce37" table:formula="of:=[.D199]*[.E199]" office:value-type="float" office:value="0">
            <text:p>#VALUE!</text:p>
          </table:table-cell>
          <table:table-cell table:style-name="ce40" office:value-type="string">
            <text:p>2:2:1:2:4</text:p>
          </table:table-cell>
          <table:table-cell table:style-name="ce40" office:value-type="string">
            <text:p>1:1:1:1</text:p>
          </table:table-cell>
          <table:table-cell table:style-name="ce29" table:formula="of:=LEFT([.$C199];1)" office:value-type="string" office:string-value="E">
            <text:p>E</text:p>
          </table:table-cell>
          <table:table-cell table:style-name="ce49" table:formula="of:=MID([.$C199];2;1)" office:value-type="string" office:string-value="F">
            <text:p>F</text:p>
          </table:table-cell>
          <table:table-cell table:style-name="ce49" table:formula="of:=MID([.$C199];3;1)" office:value-type="string" office:string-value="I">
            <text:p>I</text:p>
          </table:table-cell>
          <table:table-cell table:style-name="ce49" table:formula="of:=IF(LEN([.$C199])&gt;3;MID([.$C199];4;1);-1)" office:value-type="string" office:string-value="K">
            <text:p>K</text:p>
          </table:table-cell>
          <table:table-cell table:style-name="ce49" table:formula="of:=IF(LEN([.$C199])&gt;3;MID([.$C199];5;1);-1)" office:value-type="string" office:string-value="M">
            <text:p>M</text:p>
          </table:table-cell>
          <table:table-cell table:style-name="ce49" table:formula="of:=VLOOKUP([.I199];['1'.$A$2:.$B$14];2)" office:value-type="string" office:string-value="ニンニク">
            <text:p>ニンニク</text:p>
          </table:table-cell>
          <table:table-cell table:style-name="ce49" table:formula="of:=VLOOKUP([.J199];['1'.$A$2:.$B$14];2)" office:value-type="string" office:string-value="生姜">
            <text:p>生姜</text:p>
          </table:table-cell>
          <table:table-cell table:style-name="ce49" table:formula="of:=VLOOKUP([.K199];['1'.$A$2:.$B$14];2)" office:value-type="string" office:string-value="ローズマリー">
            <text:p>ローズマリー</text:p>
          </table:table-cell>
          <table:table-cell table:style-name="ce49" table:formula="of:=VLOOKUP([.L199];['1'.$A$2:.$B$15];2)" office:value-type="string" office:string-value="スペアミント">
            <text:p>スペアミント</text:p>
          </table:table-cell>
          <table:table-cell table:style-name="ce49" table:formula="of:=VLOOKUP([.M199];['1'.$A$2:.$B$15];2)" office:value-type="string" office:string-value="お湯">
            <text:p>お湯</text:p>
          </table:table-cell>
          <table:table-cell table:style-name="ce51" office:value-type="string">
            <text:p>맛 : 마늘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307">
            <text:p>307</text:p>
          </table:table-cell>
          <table:table-cell table:style-name="ce30" office:value-type="date" office:date-value="2023-02-25T01:22:58.37">
            <text:p>02/25 1:22</text:p>
          </table:table-cell>
          <table:table-cell table:style-name="ce34" office:value-type="string">
            <text:p>EFIKM</text:p>
          </table:table-cell>
          <table:table-cell table:style-name="ce37" table:number-columns-repeated="3"/>
          <table:table-cell table:style-name="ce40" office:value-type="string">
            <text:p>2:3:2:2:13</text:p>
          </table:table-cell>
          <table:table-cell table:style-name="ce40"/>
          <table:table-cell table:style-name="ce29" table:formula="of:=LEFT([.$C200];1)" office:value-type="string" office:string-value="E">
            <text:p>E</text:p>
          </table:table-cell>
          <table:table-cell table:style-name="ce49" table:formula="of:=MID([.$C200];2;1)" office:value-type="string" office:string-value="F">
            <text:p>F</text:p>
          </table:table-cell>
          <table:table-cell table:style-name="ce49" table:formula="of:=MID([.$C200];3;1)" office:value-type="string" office:string-value="I">
            <text:p>I</text:p>
          </table:table-cell>
          <table:table-cell table:style-name="ce49" table:formula="of:=IF(LEN([.$C200])&gt;3;MID([.$C200];4;1);-1)" office:value-type="string" office:string-value="K">
            <text:p>K</text:p>
          </table:table-cell>
          <table:table-cell table:style-name="ce49" table:formula="of:=IF(LEN([.$C200])&gt;3;MID([.$C200];5;1);-1)" office:value-type="string" office:string-value="M">
            <text:p>M</text:p>
          </table:table-cell>
          <table:table-cell table:style-name="ce49" table:formula="of:=VLOOKUP([.I200];['1'.$A$2:.$B$14];2)" office:value-type="string" office:string-value="ニンニク">
            <text:p>ニンニク</text:p>
          </table:table-cell>
          <table:table-cell table:style-name="ce49" table:formula="of:=VLOOKUP([.J200];['1'.$A$2:.$B$16];2)" office:value-type="string" office:string-value="生姜">
            <text:p>生姜</text:p>
          </table:table-cell>
          <table:table-cell table:style-name="ce49" table:formula="of:=VLOOKUP([.K200];['1'.$A$2:.$B$16];2)" office:value-type="string" office:string-value="ローズマリー">
            <text:p>ローズマリー</text:p>
          </table:table-cell>
          <table:table-cell table:style-name="ce49" table:formula="of:=VLOOKUP([.L200];['1'.$A$2:.$B$16];2)" office:value-type="string" office:string-value="スペアミント">
            <text:p>スペアミント</text:p>
          </table:table-cell>
          <table:table-cell table:style-name="ce49" table:formula="of:=VLOOKUP([.M200];['1'.$A$2:.$B$16];2)" office:value-type="string" office:string-value="お湯">
            <text:p>お湯</text:p>
          </table:table-cell>
          <table:table-cell table:style-name="ce51" office:value-type="string">
            <text:p>맛 : (1) 로즈마리인가. (2) 맛에 두께가 없다. </text:p>
            <text:p>(3) 혓맛(`입맛`가 아니라) 가 곧바로 없어져 버린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4" office:value-type="string">
            <text:p>EFIKO</text:p>
          </table:table-cell>
          <table:table-cell table:style-name="ce37" table:formula="of:=FIND(&quot;C&quot;;[.$C201];1)" office:value-type="float" office:value="0">
            <text:p>#VALUE!</text:p>
          </table:table-cell>
          <table:table-cell table:style-name="ce37" table:formula="of:=FIND(&quot;K&quot;;[.$C201];1)" office:value-type="float" office:value="4">
            <text:p>4</text:p>
          </table:table-cell>
          <table:table-cell table:style-name="ce37" table:formula="of:=[.D201]*[.E201]" office:value-type="float" office:value="0">
            <text:p>#VALUE!</text:p>
          </table:table-cell>
          <table:table-cell table:style-name="ce40" office:value-type="string">
            <text:p>2:2:1:2:3</text:p>
          </table:table-cell>
          <table:table-cell table:style-name="ce40" office:value-type="string">
            <text:p>1:1:1:1</text:p>
          </table:table-cell>
          <table:table-cell table:style-name="ce29" table:formula="of:=LEFT([.$C201];1)" office:value-type="string" office:string-value="E">
            <text:p>E</text:p>
          </table:table-cell>
          <table:table-cell table:style-name="ce49" table:formula="of:=MID([.$C201];2;1)" office:value-type="string" office:string-value="F">
            <text:p>F</text:p>
          </table:table-cell>
          <table:table-cell table:style-name="ce49" table:formula="of:=MID([.$C201];3;1)" office:value-type="string" office:string-value="I">
            <text:p>I</text:p>
          </table:table-cell>
          <table:table-cell table:style-name="ce49" table:formula="of:=IF(LEN([.$C201])&gt;3;MID([.$C201];4;1);-1)" office:value-type="string" office:string-value="K">
            <text:p>K</text:p>
          </table:table-cell>
          <table:table-cell table:style-name="ce49" table:formula="of:=IF(LEN([.$C201])&gt;3;MID([.$C201];5;1);-1)" office:value-type="string" office:string-value="O">
            <text:p>O</text:p>
          </table:table-cell>
          <table:table-cell table:style-name="ce49" table:formula="of:=VLOOKUP([.I201];['1'.$A$2:.$B$14];2)" office:value-type="string" office:string-value="ニンニク">
            <text:p>ニンニク</text:p>
          </table:table-cell>
          <table:table-cell table:style-name="ce49" table:formula="of:=VLOOKUP([.J201];['1'.$A$2:.$B$14];2)" office:value-type="string" office:string-value="生姜">
            <text:p>生姜</text:p>
          </table:table-cell>
          <table:table-cell table:style-name="ce49" table:formula="of:=VLOOKUP([.K201];['1'.$A$2:.$B$14];2)" office:value-type="string" office:string-value="ローズマリー">
            <text:p>ローズマリー</text:p>
          </table:table-cell>
          <table:table-cell table:style-name="ce49" table:formula="of:=VLOOKUP([.L201];['1'.$A$2:.$B$16];2)" office:value-type="string" office:string-value="スペアミント">
            <text:p>スペアミント</text:p>
          </table:table-cell>
          <table:table-cell table:style-name="ce49" table:formula="of:=VLOOKUP([.M201];['1'.$A$2:.$B$16];2)" office:value-type="string" office:string-value="ウーロン茶">
            <text:p>ウーロン茶</text:p>
          </table:table-cell>
          <table:table-cell table:style-name="ce51" office:value-type="string">
            <text:p>맛 : 마늘?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4" office:value-type="string">
            <text:p>EFIKO</text:p>
          </table:table-cell>
          <table:table-cell table:style-name="ce37" table:formula="of:=FIND(&quot;C&quot;;[.$C202];1)" office:value-type="float" office:value="0">
            <text:p>#VALUE!</text:p>
          </table:table-cell>
          <table:table-cell table:style-name="ce37" table:formula="of:=FIND(&quot;K&quot;;[.$C202];1)" office:value-type="float" office:value="4">
            <text:p>4</text:p>
          </table:table-cell>
          <table:table-cell table:style-name="ce37" table:formula="of:=[.D202]*[.E202]" office:value-type="float" office:value="0">
            <text:p>#VALUE!</text:p>
          </table:table-cell>
          <table:table-cell table:style-name="ce40" office:value-type="string">
            <text:p>2:2:2:2:3</text:p>
          </table:table-cell>
          <table:table-cell table:style-name="ce40" office:value-type="string">
            <text:p>1:1:1:1</text:p>
          </table:table-cell>
          <table:table-cell table:style-name="ce29" table:formula="of:=LEFT([.$C202];1)" office:value-type="string" office:string-value="E">
            <text:p>E</text:p>
          </table:table-cell>
          <table:table-cell table:style-name="ce49" table:formula="of:=MID([.$C202];2;1)" office:value-type="string" office:string-value="F">
            <text:p>F</text:p>
          </table:table-cell>
          <table:table-cell table:style-name="ce49" table:formula="of:=MID([.$C202];3;1)" office:value-type="string" office:string-value="I">
            <text:p>I</text:p>
          </table:table-cell>
          <table:table-cell table:style-name="ce49" table:formula="of:=IF(LEN([.$C202])&gt;3;MID([.$C202];4;1);-1)" office:value-type="string" office:string-value="K">
            <text:p>K</text:p>
          </table:table-cell>
          <table:table-cell table:style-name="ce49" table:formula="of:=IF(LEN([.$C202])&gt;3;MID([.$C202];5;1);-1)" office:value-type="string" office:string-value="O">
            <text:p>O</text:p>
          </table:table-cell>
          <table:table-cell table:style-name="ce49" table:formula="of:=VLOOKUP([.I202];['1'.$A$2:.$B$14];2)" office:value-type="string" office:string-value="ニンニク">
            <text:p>ニンニク</text:p>
          </table:table-cell>
          <table:table-cell table:style-name="ce49" table:formula="of:=VLOOKUP([.J202];['1'.$A$2:.$B$14];2)" office:value-type="string" office:string-value="生姜">
            <text:p>生姜</text:p>
          </table:table-cell>
          <table:table-cell table:style-name="ce49" table:formula="of:=VLOOKUP([.K202];['1'.$A$2:.$B$14];2)" office:value-type="string" office:string-value="ローズマリー">
            <text:p>ローズマリー</text:p>
          </table:table-cell>
          <table:table-cell table:style-name="ce49" table:formula="of:=VLOOKUP([.L202];['1'.$A$2:.$B$16];2)" office:value-type="string" office:string-value="スペアミント">
            <text:p>スペアミント</text:p>
          </table:table-cell>
          <table:table-cell table:style-name="ce49" table:formula="of:=VLOOKUP([.M202];['1'.$A$2:.$B$16];2)" office:value-type="string" office:string-value="ウーロン茶">
            <text:p>ウーロン茶</text:p>
          </table:table-cell>
          <table:table-cell table:style-name="ce51" office:value-type="string">
            <text:p>맛 : 마늘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2">
            <text:p>192</text:p>
          </table:table-cell>
          <table:table-cell table:style-name="ce30" office:value-type="date" office:date-value="2023-01-24T01:38:32.14">
            <text:p>01/24 1:38</text:p>
          </table:table-cell>
          <table:table-cell table:style-name="ce34" office:value-type="string">
            <text:p>EFKIM</text:p>
          </table:table-cell>
          <table:table-cell table:style-name="ce37" table:formula="of:=FIND(&quot;C&quot;;[.$C203];1)" office:value-type="float" office:value="0">
            <text:p>#VALUE!</text:p>
          </table:table-cell>
          <table:table-cell table:style-name="ce37" table:formula="of:=FIND(&quot;K&quot;;[.$C203];1)" office:value-type="float" office:value="3">
            <text:p>3</text:p>
          </table:table-cell>
          <table:table-cell table:style-name="ce37" table:formula="of:=[.D203]*[.E203]" office:value-type="float" office:value="0">
            <text:p>#VALUE!</text:p>
          </table:table-cell>
          <table:table-cell table:style-name="ce40" office:value-type="string">
            <text:p>2:2:2:2:4</text:p>
          </table:table-cell>
          <table:table-cell table:style-name="ce40" office:value-type="string">
            <text:p>1:1:1:1</text:p>
          </table:table-cell>
          <table:table-cell table:style-name="ce29" table:formula="of:=LEFT([.$C203];1)" office:value-type="string" office:string-value="E">
            <text:p>E</text:p>
          </table:table-cell>
          <table:table-cell table:style-name="ce49" table:formula="of:=MID([.$C203];2;1)" office:value-type="string" office:string-value="F">
            <text:p>F</text:p>
          </table:table-cell>
          <table:table-cell table:style-name="ce49" table:formula="of:=MID([.$C203];3;1)" office:value-type="string" office:string-value="K">
            <text:p>K</text:p>
          </table:table-cell>
          <table:table-cell table:style-name="ce49" table:formula="of:=IF(LEN([.$C203])&gt;3;MID([.$C203];4;1);-1)" office:value-type="string" office:string-value="I">
            <text:p>I</text:p>
          </table:table-cell>
          <table:table-cell table:style-name="ce49" table:formula="of:=IF(LEN([.$C203])&gt;3;MID([.$C203];5;1);-1)" office:value-type="string" office:string-value="M">
            <text:p>M</text:p>
          </table:table-cell>
          <table:table-cell table:style-name="ce49" table:formula="of:=VLOOKUP([.I203];['1'.$A$2:.$B$14];2)" office:value-type="string" office:string-value="ニンニク">
            <text:p>ニンニク</text:p>
          </table:table-cell>
          <table:table-cell table:style-name="ce49" table:formula="of:=VLOOKUP([.J203];['1'.$A$2:.$B$16];2)" office:value-type="string" office:string-value="生姜">
            <text:p>生姜</text:p>
          </table:table-cell>
          <table:table-cell table:style-name="ce49" table:formula="of:=VLOOKUP([.K203];['1'.$A$2:.$B$16];2)" office:value-type="string" office:string-value="スペアミント">
            <text:p>スペアミント</text:p>
          </table:table-cell>
          <table:table-cell table:style-name="ce49" table:formula="of:=VLOOKUP([.L203];['1'.$A$2:.$B$16];2)" office:value-type="string" office:string-value="ローズマリー">
            <text:p>ローズマリー</text:p>
          </table:table-cell>
          <table:table-cell table:style-name="ce49" table:formula="of:=VLOOKUP([.M203];['1'.$A$2:.$B$16];2)" office:value-type="string" office:string-value="お湯">
            <text:p>お湯</text:p>
          </table:table-cell>
          <table:table-cell table:style-name="ce51" office:value-type="string">
            <text:p>맛 : (1) 마늘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4" office:value-type="string">
            <text:p>EHHN</text:p>
          </table:table-cell>
          <table:table-cell table:style-name="ce37" table:formula="of:=FIND(&quot;C&quot;;[.$C204];1)" office:value-type="float" office:value="0">
            <text:p>#VALUE!</text:p>
          </table:table-cell>
          <table:table-cell table:style-name="ce37" table:formula="of:=FIND(&quot;K&quot;;[.$C204];1)" office:value-type="float" office:value="0">
            <text:p>#VALUE!</text:p>
          </table:table-cell>
          <table:table-cell table:style-name="ce37" table:formula="of:=[.D204]*[.E204]" office:value-type="float" office:value="0">
            <text:p>#VALUE!</text:p>
          </table:table-cell>
          <table:table-cell table:style-name="ce40" office:value-type="string">
            <text:p>1:2:2:2</text:p>
          </table:table-cell>
          <table:table-cell table:style-name="ce40" office:value-type="string">
            <text:p>1:1:2</text:p>
          </table:table-cell>
          <table:table-cell table:style-name="ce29" table:formula="of:=LEFT([.$C204];1)" office:value-type="string" office:string-value="E">
            <text:p>E</text:p>
          </table:table-cell>
          <table:table-cell table:style-name="ce49" table:formula="of:=MID([.$C204];2;1)" office:value-type="string" office:string-value="H">
            <text:p>H</text:p>
          </table:table-cell>
          <table:table-cell table:style-name="ce49" table:formula="of:=MID([.$C204];3;1)" office:value-type="string" office:string-value="H">
            <text:p>H</text:p>
          </table:table-cell>
          <table:table-cell table:style-name="ce49" table:formula="of:=IF(LEN([.$C204])&gt;3;MID([.$C204];4;1);-1)" office:value-type="string" office:string-value="N">
            <text:p>N</text:p>
          </table:table-cell>
          <table:table-cell table:style-name="ce49" table:formula="of:=IF(LEN([.$C204])&gt;3;MID([.$C204];5;1);-1)">
            <text:p/>
          </table:table-cell>
          <table:table-cell table:style-name="ce49" table:formula="of:=VLOOKUP([.I204];['1'.$A$2:.$B$14];2)" office:value-type="string" office:string-value="ニンニク">
            <text:p>ニンニク</text:p>
          </table:table-cell>
          <table:table-cell table:style-name="ce49" table:formula="of:=VLOOKUP([.J204];['1'.$A$2:.$B$14];2)" office:value-type="string" office:string-value="ペパーミント">
            <text:p>ペパーミント</text:p>
          </table:table-cell>
          <table:table-cell table:style-name="ce49" table:formula="of:=VLOOKUP([.K204];['1'.$A$2:.$B$14];2)" office:value-type="string" office:string-value="ペパーミント">
            <text:p>ペパーミント</text:p>
          </table:table-cell>
          <table:table-cell table:style-name="ce49" table:formula="of:=VLOOKUP([.L204];['1'.$A$2:.$B$15];2)" office:value-type="string" office:string-value="紅茶">
            <text:p>紅茶</text:p>
          </table:table-cell>
          <table:table-cell table:style-name="ce49" table:formula="of:=VLOOKUP([.M204];['1'.$A$2:.$B$15];2)" office:value-type="float" office:value="0">
            <text:p>#N/A</text:p>
          </table:table-cell>
          <table:table-cell table:style-name="ce51" office:value-type="string">
            <text:p>맛 : (1) 나쁘지 않다. (2) 마늘의 맛 --&gt; 가벼우게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4" office:value-type="string">
            <text:p>EHI</text:p>
          </table:table-cell>
          <table:table-cell table:style-name="ce37" table:formula="of:=FIND(&quot;C&quot;;[.$C205];1)" office:value-type="float" office:value="0">
            <text:p>#VALUE!</text:p>
          </table:table-cell>
          <table:table-cell table:style-name="ce37" table:formula="of:=FIND(&quot;K&quot;;[.$C205];1)" office:value-type="float" office:value="0">
            <text:p>#VALUE!</text:p>
          </table:table-cell>
          <table:table-cell table:style-name="ce37" table:formula="of:=[.D205]*[.E205]" office:value-type="float" office:value="0">
            <text:p>#VALUE!</text:p>
          </table:table-cell>
          <table:table-cell table:style-name="ce40" office:value-type="string">
            <text:p>1:2:2</text:p>
          </table:table-cell>
          <table:table-cell table:style-name="ce40" office:value-type="string">
            <text:p>2:1:2</text:p>
          </table:table-cell>
          <table:table-cell table:style-name="ce29" table:formula="of:=LEFT([.$C205];1)" office:value-type="string" office:string-value="E">
            <text:p>E</text:p>
          </table:table-cell>
          <table:table-cell table:style-name="ce49" table:formula="of:=MID([.$C205];2;1)" office:value-type="string" office:string-value="H">
            <text:p>H</text:p>
          </table:table-cell>
          <table:table-cell table:style-name="ce49" table:formula="of:=MID([.$C205];3;1)" office:value-type="string" office:string-value="I">
            <text:p>I</text:p>
          </table:table-cell>
          <table:table-cell table:style-name="ce49" table:formula="of:=IF(LEN([.$C205])&gt;3;MID([.$C205];4;1);-1)" office:value-type="float" office:value="-1">
            <text:p>-1</text:p>
          </table:table-cell>
          <table:table-cell table:style-name="ce49" table:formula="of:=IF(LEN([.$C205])&gt;3;MID([.$C205];5;1);-1)" office:value-type="float" office:value="-1">
            <text:p>-1</text:p>
          </table:table-cell>
          <table:table-cell table:style-name="ce49" table:formula="of:=VLOOKUP([.I205];['1'.$A$2:.$B$11];2)" office:value-type="string" office:string-value="ニンニク">
            <text:p>ニンニク</text:p>
          </table:table-cell>
          <table:table-cell table:style-name="ce49" table:formula="of:=VLOOKUP([.J205];['1'.$A$2:.$B$11];2)" office:value-type="string" office:string-value="ペパーミント">
            <text:p>ペパーミント</text:p>
          </table:table-cell>
          <table:table-cell table:style-name="ce49" table:formula="of:=VLOOKUP([.K205];['1'.$A$2:.$B$11];2)" office:value-type="string" office:string-value="ローズマリー">
            <text:p>ローズマリー</text:p>
          </table:table-cell>
          <table:table-cell table:style-name="ce49" table:formula="of:=VLOOKUP([.L205];['1'.$A$2:.$B$15];2)" office:value-type="float" office:value="0">
            <text:p>#N/A</text:p>
          </table:table-cell>
          <table:table-cell table:style-name="ce49" table:formula="of:=VLOOKUP([.M205];['1'.$A$2:.$B$15];2)" office:value-type="float" office:value="0">
            <text:p>#N/A</text:p>
          </table:table-cell>
          <table:table-cell table:style-name="ce51" office:value-type="string">
            <text:p>(1) 맛:민트. 단, 민트의 <text:s/>푸른 냄새는 없다.</text:p>
            <text:p>(2) 마늘의 맛: 거의 없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4" office:value-type="string">
            <text:p>EHI</text:p>
          </table:table-cell>
          <table:table-cell table:style-name="ce37" table:formula="of:=FIND(&quot;C&quot;;[.$C206];1)" office:value-type="float" office:value="0">
            <text:p>#VALUE!</text:p>
          </table:table-cell>
          <table:table-cell table:style-name="ce37" table:formula="of:=FIND(&quot;K&quot;;[.$C206];1)" office:value-type="float" office:value="0">
            <text:p>#VALUE!</text:p>
          </table:table-cell>
          <table:table-cell table:style-name="ce37" table:formula="of:=[.D206]*[.E206]" office:value-type="float" office:value="0">
            <text:p>#VALUE!</text:p>
          </table:table-cell>
          <table:table-cell table:number-columns-repeated="2" table:style-name="ce40" office:value-type="string">
            <text:p>2:1:2</text:p>
          </table:table-cell>
          <table:table-cell table:style-name="ce29" table:formula="of:=LEFT([.$C206];1)" office:value-type="string" office:string-value="E">
            <text:p>E</text:p>
          </table:table-cell>
          <table:table-cell table:style-name="ce49" table:formula="of:=MID([.$C206];2;1)" office:value-type="string" office:string-value="H">
            <text:p>H</text:p>
          </table:table-cell>
          <table:table-cell table:style-name="ce49" table:formula="of:=MID([.$C206];3;1)" office:value-type="string" office:string-value="I">
            <text:p>I</text:p>
          </table:table-cell>
          <table:table-cell table:style-name="ce49" table:formula="of:=IF(LEN([.$C206])&gt;3;MID([.$C206];4;1);-1)" office:value-type="float" office:value="-1">
            <text:p>-1</text:p>
          </table:table-cell>
          <table:table-cell table:style-name="ce49" table:formula="of:=IF(LEN([.$C206])&gt;3;MID([.$C206];5;1);-1)" office:value-type="float" office:value="-1">
            <text:p>-1</text:p>
          </table:table-cell>
          <table:table-cell table:style-name="ce49" table:formula="of:=VLOOKUP([.I206];['1'.$A$2:.$B$11];2)" office:value-type="string" office:string-value="ニンニク">
            <text:p>ニンニク</text:p>
          </table:table-cell>
          <table:table-cell table:style-name="ce49" table:formula="of:=VLOOKUP([.J206];['1'.$A$2:.$B$11];2)" office:value-type="string" office:string-value="ペパーミント">
            <text:p>ペパーミント</text:p>
          </table:table-cell>
          <table:table-cell table:style-name="ce49" table:formula="of:=VLOOKUP([.K206];['1'.$A$2:.$B$11];2)" office:value-type="string" office:string-value="ローズマリー">
            <text:p>ローズマリー</text:p>
          </table:table-cell>
          <table:table-cell table:style-name="ce49" table:formula="of:=VLOOKUP([.L206];['1'.$A$2:.$B$15];2)" office:value-type="float" office:value="0">
            <text:p>#N/A</text:p>
          </table:table-cell>
          <table:table-cell table:style-name="ce49" table:formula="of:=VLOOKUP([.M206];['1'.$A$2:.$B$15];2)" office:value-type="float" office:value="0">
            <text:p>#N/A</text:p>
          </table:table-cell>
          <table:table-cell table:style-name="ce51" office:value-type="string">
            <text:p>맛: 민트? 가벼운 맛. 창백하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4" office:value-type="string">
            <text:p>EHI</text:p>
          </table:table-cell>
          <table:table-cell table:style-name="ce37" table:formula="of:=FIND(&quot;C&quot;;[.$C207];1)" office:value-type="float" office:value="0">
            <text:p>#VALUE!</text:p>
          </table:table-cell>
          <table:table-cell table:style-name="ce37" table:formula="of:=FIND(&quot;K&quot;;[.$C207];1)" office:value-type="float" office:value="0">
            <text:p>#VALUE!</text:p>
          </table:table-cell>
          <table:table-cell table:style-name="ce37" table:formula="of:=[.D207]*[.E207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1:1:1</text:p>
          </table:table-cell>
          <table:table-cell table:style-name="ce29" table:formula="of:=LEFT([.$C207];1)" office:value-type="string" office:string-value="E">
            <text:p>E</text:p>
          </table:table-cell>
          <table:table-cell table:style-name="ce49" table:formula="of:=MID([.$C207];2;1)" office:value-type="string" office:string-value="H">
            <text:p>H</text:p>
          </table:table-cell>
          <table:table-cell table:style-name="ce49" table:formula="of:=MID([.$C207];3;1)" office:value-type="string" office:string-value="I">
            <text:p>I</text:p>
          </table:table-cell>
          <table:table-cell table:style-name="ce49" table:formula="of:=IF(LEN([.$C207])&gt;3;MID([.$C207];4;1);-1)" office:value-type="float" office:value="-1">
            <text:p>-1</text:p>
          </table:table-cell>
          <table:table-cell table:style-name="ce49" table:formula="of:=IF(LEN([.$C207])&gt;3;MID([.$C207];5;1);-1)" office:value-type="float" office:value="-1">
            <text:p>-1</text:p>
          </table:table-cell>
          <table:table-cell table:style-name="ce49" table:formula="of:=VLOOKUP([.I207];['1'.$A$2:.$B$14];2)" office:value-type="string" office:string-value="ニンニク">
            <text:p>ニンニク</text:p>
          </table:table-cell>
          <table:table-cell table:style-name="ce49" table:formula="of:=VLOOKUP([.J207];['1'.$A$2:.$B$14];2)" office:value-type="string" office:string-value="ペパーミント">
            <text:p>ペパーミント</text:p>
          </table:table-cell>
          <table:table-cell table:style-name="ce49" table:formula="of:=VLOOKUP([.K207];['1'.$A$2:.$B$14];2)" office:value-type="string" office:string-value="ローズマリー">
            <text:p>ローズマリー</text:p>
          </table:table-cell>
          <table:table-cell table:style-name="ce49" table:formula="of:=VLOOKUP([.L207];['1'.$A$2:.$B$15];2)" office:value-type="float" office:value="0">
            <text:p>#N/A</text:p>
          </table:table-cell>
          <table:table-cell table:style-name="ce49" table:formula="of:=VLOOKUP([.M207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82">
            <text:p>282</text:p>
          </table:table-cell>
          <table:table-cell table:style-name="ce30" office:value-type="date" office:date-value="2023-02-19T01:56:48.89">
            <text:p>02/19 1:56</text:p>
          </table:table-cell>
          <table:table-cell table:style-name="ce34" office:value-type="string">
            <text:p>EI</text:p>
          </table:table-cell>
          <table:table-cell table:style-name="ce37" table:formula="of:=FIND(&quot;C&quot;;[.$C208];1)" office:value-type="float" office:value="0">
            <text:p>#VALUE!</text:p>
          </table:table-cell>
          <table:table-cell table:style-name="ce37" table:formula="of:=FIND(&quot;K&quot;;[.$C208];1)" office:value-type="float" office:value="0">
            <text:p>#VALUE!</text:p>
          </table:table-cell>
          <table:table-cell table:style-name="ce37" table:formula="of:=[.D208]*[.E208]" office:value-type="float" office:value="0">
            <text:p>#VALUE!</text:p>
          </table:table-cell>
          <table:table-cell table:style-name="ce40" office:value-type="string">
            <text:p>1:2</text:p>
          </table:table-cell>
          <table:table-cell table:style-name="ce40" office:value-type="string">
            <text:p>2:1</text:p>
          </table:table-cell>
          <table:table-cell table:style-name="ce29" table:formula="of:=LEFT([.$C208];1)" office:value-type="string" office:string-value="E">
            <text:p>E</text:p>
          </table:table-cell>
          <table:table-cell table:style-name="ce49" table:formula="of:=MID([.$C208];2;1)" office:value-type="string" office:string-value="I">
            <text:p>I</text:p>
          </table:table-cell>
          <table:table-cell table:style-name="ce49" table:formula="of:=MID([.$C208];3;1)">
            <text:p/>
          </table:table-cell>
          <table:table-cell table:style-name="ce49" table:formula="of:=IF(LEN([.$C208])&gt;3;MID([.$C208];4;1);-1)" office:value-type="float" office:value="-1">
            <text:p>-1</text:p>
          </table:table-cell>
          <table:table-cell table:style-name="ce49" table:formula="of:=IF(LEN([.$C208])&gt;3;MID([.$C208];5;1);-1)" office:value-type="float" office:value="-1">
            <text:p>-1</text:p>
          </table:table-cell>
          <table:table-cell table:style-name="ce49" table:formula="of:=VLOOKUP([.I208];['1'.$A$2:.$B$14];2)" office:value-type="string" office:string-value="ニンニク">
            <text:p>ニンニク</text:p>
          </table:table-cell>
          <table:table-cell table:style-name="ce49" table:formula="of:=VLOOKUP([.J208];['1'.$A$2:.$B$16];2)" office:value-type="string" office:string-value="ローズマリー">
            <text:p>ローズマリー</text:p>
          </table:table-cell>
          <table:table-cell table:style-name="ce49" table:formula="of:=VLOOKUP([.K208];['1'.$A$2:.$B$16];2)" office:value-type="float" office:value="0">
            <text:p>#N/A</text:p>
          </table:table-cell>
          <table:table-cell table:style-name="ce49" table:formula="of:=VLOOKUP([.L208];['1'.$A$2:.$B$16];2)" office:value-type="float" office:value="0">
            <text:p>#N/A</text:p>
          </table:table-cell>
          <table:table-cell table:style-name="ce49" table:formula="of:=VLOOKUP([.M208];['1'.$A$2:.$B$16];2)" office:value-type="float" office:value="0">
            <text:p>#N/A</text:p>
          </table:table-cell>
          <table:table-cell table:style-name="ce51" office:value-type="string">
            <text:p>맛 : (1) 14와 같다. (2) 뜨거워지는 맛, 있음. 마늘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5">
            <text:p>305</text:p>
          </table:table-cell>
          <table:table-cell table:style-name="ce30" office:value-type="date" office:date-value="2023-02-24T02:14:41.300001">
            <text:p>02/24 2:14</text:p>
          </table:table-cell>
          <table:table-cell table:style-name="ce34" office:value-type="string">
            <text:p>EI</text:p>
          </table:table-cell>
          <table:table-cell table:style-name="ce37" table:formula="of:=FIND(&quot;C&quot;;[.$C209];1)" office:value-type="float" office:value="0">
            <text:p>#VALUE!</text:p>
          </table:table-cell>
          <table:table-cell table:style-name="ce37" table:formula="of:=FIND(&quot;K&quot;;[.$C209];1)" office:value-type="float" office:value="0">
            <text:p>#VALUE!</text:p>
          </table:table-cell>
          <table:table-cell table:style-name="ce37" table:formula="of:=[.D209]*[.E209]" office:value-type="float" office:value="0">
            <text:p>#VALUE!</text:p>
          </table:table-cell>
          <table:table-cell table:style-name="ce40" office:value-type="string">
            <text:p>1:2</text:p>
          </table:table-cell>
          <table:table-cell table:style-name="ce40" office:value-type="string">
            <text:p>3:1</text:p>
          </table:table-cell>
          <table:table-cell table:style-name="ce29" table:formula="of:=LEFT([.$C209];1)" office:value-type="string" office:string-value="E">
            <text:p>E</text:p>
          </table:table-cell>
          <table:table-cell table:style-name="ce49" table:formula="of:=MID([.$C209];2;1)" office:value-type="string" office:string-value="I">
            <text:p>I</text:p>
          </table:table-cell>
          <table:table-cell table:style-name="ce49" table:formula="of:=MID([.$C209];3;1)">
            <text:p/>
          </table:table-cell>
          <table:table-cell table:style-name="ce49" table:formula="of:=IF(LEN([.$C209])&gt;3;MID([.$C209];4;1);-1)" office:value-type="float" office:value="-1">
            <text:p>-1</text:p>
          </table:table-cell>
          <table:table-cell table:style-name="ce49" table:formula="of:=IF(LEN([.$C209])&gt;3;MID([.$C209];5;1);-1)" office:value-type="float" office:value="-1">
            <text:p>-1</text:p>
          </table:table-cell>
          <table:table-cell table:style-name="ce49" table:formula="of:=VLOOKUP([.I209];['1'.$A$2:.$B$14];2)" office:value-type="string" office:string-value="ニンニク">
            <text:p>ニンニク</text:p>
          </table:table-cell>
          <table:table-cell table:style-name="ce49" table:formula="of:=VLOOKUP([.J209];['1'.$A$2:.$B$16];2)" office:value-type="string" office:string-value="ローズマリー">
            <text:p>ローズマリー</text:p>
          </table:table-cell>
          <table:table-cell table:style-name="ce49" table:formula="of:=VLOOKUP([.K209];['1'.$A$2:.$B$16];2)" office:value-type="float" office:value="0">
            <text:p>#N/A</text:p>
          </table:table-cell>
          <table:table-cell table:style-name="ce49" table:formula="of:=VLOOKUP([.L209];['1'.$A$2:.$B$16];2)" office:value-type="float" office:value="0">
            <text:p>#N/A</text:p>
          </table:table-cell>
          <table:table-cell table:style-name="ce49" table:formula="of:=VLOOKUP([.M209];['1'.$A$2:.$B$16];2)" office:value-type="float" office:value="0">
            <text:p>#N/A</text:p>
          </table:table-cell>
          <table:table-cell table:style-name="ce51" office:value-type="string">
            <text:p>맛 : (1) 로즈마리. 잎 냄새, 없음. (2) 나중에 가슴 근처가 뜨거워져 온다. 마늘에 의한 것인가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4" office:value-type="string">
            <text:p>EI</text:p>
          </table:table-cell>
          <table:table-cell table:style-name="ce37" table:formula="of:=FIND(&quot;C&quot;;[.$C210];1)" office:value-type="float" office:value="0">
            <text:p>#VALUE!</text:p>
          </table:table-cell>
          <table:table-cell table:style-name="ce37" table:formula="of:=FIND(&quot;K&quot;;[.$C210];1)" office:value-type="float" office:value="0">
            <text:p>#VALUE!</text:p>
          </table:table-cell>
          <table:table-cell table:style-name="ce37" table:formula="of:=[.D210]*[.E210]" office:value-type="float" office:value="0">
            <text:p>#VALUE!</text:p>
          </table:table-cell>
          <table:table-cell table:style-name="ce40" office:value-type="string">
            <text:p>3:2</text:p>
          </table:table-cell>
          <table:table-cell table:style-name="ce40" office:value-type="string">
            <text:p>2:2</text:p>
          </table:table-cell>
          <table:table-cell table:style-name="ce29" table:formula="of:=LEFT([.$C210];1)" office:value-type="string" office:string-value="E">
            <text:p>E</text:p>
          </table:table-cell>
          <table:table-cell table:style-name="ce49" table:formula="of:=MID([.$C210];2;1)" office:value-type="string" office:string-value="I">
            <text:p>I</text:p>
          </table:table-cell>
          <table:table-cell table:style-name="ce49" table:formula="of:=MID([.$C210];3;1)">
            <text:p/>
          </table:table-cell>
          <table:table-cell table:style-name="ce49" table:formula="of:=IF(LEN([.$C210])&gt;3;MID([.$C210];4;1);-1)" office:value-type="float" office:value="-1">
            <text:p>-1</text:p>
          </table:table-cell>
          <table:table-cell table:style-name="ce49" table:formula="of:=IF(LEN([.$C210])&gt;3;MID([.$C210];5;1);-1)" office:value-type="float" office:value="-1">
            <text:p>-1</text:p>
          </table:table-cell>
          <table:table-cell table:style-name="ce49" table:formula="of:=VLOOKUP([.I210];['1'.$A$2:.$B$11];2)" office:value-type="string" office:string-value="ニンニク">
            <text:p>ニンニク</text:p>
          </table:table-cell>
          <table:table-cell table:style-name="ce49" table:formula="of:=VLOOKUP([.J210];['1'.$A$2:.$B$11];2)" office:value-type="string" office:string-value="ローズマリー">
            <text:p>ローズマリー</text:p>
          </table:table-cell>
          <table:table-cell table:style-name="ce49" table:formula="of:=VLOOKUP([.K210];['1'.$A$2:.$B$11];2)" office:value-type="float" office:value="0">
            <text:p>#N/A</text:p>
          </table:table-cell>
          <table:table-cell table:style-name="ce49" table:formula="of:=VLOOKUP([.L210];['1'.$A$2:.$B$15];2)" office:value-type="float" office:value="0">
            <text:p>#N/A</text:p>
          </table:table-cell>
          <table:table-cell table:style-name="ce49" table:formula="of:=VLOOKUP([.M210];['1'.$A$2:.$B$15];2)" office:value-type="float" office:value="0">
            <text:p>#N/A</text:p>
          </table:table-cell>
          <table:table-cell table:style-name="ce51" office:value-type="string">
            <text:p>맛:로즈마리 / 창백한 / 약간 매운 맛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8">
            <text:p>298</text:p>
          </table:table-cell>
          <table:table-cell table:style-name="ce30" office:value-type="date" office:date-value="2023-02-23T01:52:10.28">
            <text:p>02/23 1:52</text:p>
          </table:table-cell>
          <table:table-cell table:style-name="ce34" office:value-type="string">
            <text:p>FL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/>
          <table:table-cell table:style-name="ce29" table:formula="of:=LEFT([.$C211];1)" office:value-type="string" office:string-value="F">
            <text:p>F</text:p>
          </table:table-cell>
          <table:table-cell table:style-name="ce49" table:formula="of:=MID([.$C211];2;1)" office:value-type="string" office:string-value="L">
            <text:p>L</text:p>
          </table:table-cell>
          <table:table-cell table:style-name="ce49" table:formula="of:=MID([.$C211];3;1)">
            <text:p/>
          </table:table-cell>
          <table:table-cell table:style-name="ce49" table:formula="of:=IF(LEN([.$C211])&gt;3;MID([.$C211];4;1);-1)" office:value-type="float" office:value="-1">
            <text:p>-1</text:p>
          </table:table-cell>
          <table:table-cell table:style-name="ce49" table:formula="of:=IF(LEN([.$C211])&gt;3;MID([.$C211];5;1);-1)" office:value-type="float" office:value="-1">
            <text:p>-1</text:p>
          </table:table-cell>
          <table:table-cell table:style-name="ce49" table:formula="of:=VLOOKUP([.I211];['1'.$A$2:.$B$14];2)" office:value-type="string" office:string-value="生姜">
            <text:p>生姜</text:p>
          </table:table-cell>
          <table:table-cell table:style-name="ce49" table:formula="of:=VLOOKUP([.J211];['1'.$A$2:.$B$16];2)" office:value-type="string" office:string-value="日本酒（米だけの）">
            <text:p>日本酒（米だけの）</text:p>
          </table:table-cell>
          <table:table-cell table:style-name="ce49" table:formula="of:=VLOOKUP([.K211];['1'.$A$2:.$B$16];2)" office:value-type="float" office:value="0">
            <text:p>#N/A</text:p>
          </table:table-cell>
          <table:table-cell table:style-name="ce49" table:formula="of:=VLOOKUP([.L211];['1'.$A$2:.$B$16];2)" office:value-type="float" office:value="0">
            <text:p>#N/A</text:p>
          </table:table-cell>
          <table:table-cell table:style-name="ce49" table:formula="of:=VLOOKUP([.M211];['1'.$A$2:.$B$16];2)" office:value-type="float" office:value="0">
            <text:p>#N/A</text:p>
          </table:table-cell>
          <table:table-cell table:style-name="ce51" office:value-type="string">
            <text:p>맛 : (1) 생강. 감미, 있음. 생강단독 시의 잎 냄새, 없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3">
            <text:p>303</text:p>
          </table:table-cell>
          <table:table-cell table:style-name="ce30" office:value-type="date" office:date-value="2023-02-24T01:44:48.52">
            <text:p>02/24 1:44</text:p>
          </table:table-cell>
          <table:table-cell table:style-name="ce34" office:value-type="string">
            <text:p>FL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/>
          <table:table-cell table:style-name="ce29" table:formula="of:=LEFT([.$C212];1)" office:value-type="string" office:string-value="F">
            <text:p>F</text:p>
          </table:table-cell>
          <table:table-cell table:style-name="ce49" table:formula="of:=MID([.$C212];2;1)" office:value-type="string" office:string-value="L">
            <text:p>L</text:p>
          </table:table-cell>
          <table:table-cell table:style-name="ce49" table:formula="of:=MID([.$C212];3;1)">
            <text:p/>
          </table:table-cell>
          <table:table-cell table:style-name="ce49" table:formula="of:=IF(LEN([.$C212])&gt;3;MID([.$C212];4;1);-1)" office:value-type="float" office:value="-1">
            <text:p>-1</text:p>
          </table:table-cell>
          <table:table-cell table:style-name="ce49" table:formula="of:=IF(LEN([.$C212])&gt;3;MID([.$C212];5;1);-1)" office:value-type="float" office:value="-1">
            <text:p>-1</text:p>
          </table:table-cell>
          <table:table-cell table:style-name="ce49" table:formula="of:=VLOOKUP([.I212];['1'.$A$2:.$B$14];2)" office:value-type="string" office:string-value="生姜">
            <text:p>生姜</text:p>
          </table:table-cell>
          <table:table-cell table:style-name="ce49" table:formula="of:=VLOOKUP([.J212];['1'.$A$2:.$B$16];2)" office:value-type="string" office:string-value="日本酒（米だけの）">
            <text:p>日本酒（米だけの）</text:p>
          </table:table-cell>
          <table:table-cell table:style-name="ce49" table:formula="of:=VLOOKUP([.K212];['1'.$A$2:.$B$16];2)" office:value-type="float" office:value="0">
            <text:p>#N/A</text:p>
          </table:table-cell>
          <table:table-cell table:style-name="ce49" table:formula="of:=VLOOKUP([.L212];['1'.$A$2:.$B$16];2)" office:value-type="float" office:value="0">
            <text:p>#N/A</text:p>
          </table:table-cell>
          <table:table-cell table:style-name="ce49" table:formula="of:=VLOOKUP([.M212];['1'.$A$2:.$B$16];2)" office:value-type="float" office:value="0">
            <text:p>#N/A</text:p>
          </table:table-cell>
          <table:table-cell table:style-name="ce51" office:value-type="string">
            <text:p>맛 : (1) 298와 같다. (2) 일본술의 냄새 --&gt; 희미하지만 있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4" office:value-type="string">
            <text:p>H</text:p>
          </table:table-cell>
          <table:table-cell table:style-name="ce37" table:formula="of:=FIND(&quot;C&quot;;[.$C213];1)" office:value-type="float" office:value="0">
            <text:p>#VALUE!</text:p>
          </table:table-cell>
          <table:table-cell table:style-name="ce37" table:formula="of:=FIND(&quot;K&quot;;[.$C213];1)" office:value-type="float" office:value="0">
            <text:p>#VALUE!</text:p>
          </table:table-cell>
          <table:table-cell table:style-name="ce37" table:formula="of:=[.D213]*[.E213]" office:value-type="float" office:value="0">
            <text:p>#VALUE!</text:p>
          </table:table-cell>
          <table:table-cell table:style-name="ce40" office:value-type="string">
            <text:p>1,1</text:p>
          </table:table-cell>
          <table:table-cell table:style-name="ce40" office:value-type="string">
            <text:p>2</text:p>
          </table:table-cell>
          <table:table-cell table:style-name="ce29" table:formula="of:=LEFT([.$C213];1)" office:value-type="string" office:string-value="H">
            <text:p>H</text:p>
          </table:table-cell>
          <table:table-cell table:style-name="ce49" table:formula="of:=MID([.$C213];2;1)">
            <text:p/>
          </table:table-cell>
          <table:table-cell table:style-name="ce49" table:formula="of:=MID([.$C213];3;1)">
            <text:p/>
          </table:table-cell>
          <table:table-cell table:style-name="ce49" table:formula="of:=IF(LEN([.$C213])&gt;3;MID([.$C213];4;1);-1)" office:value-type="float" office:value="-1">
            <text:p>-1</text:p>
          </table:table-cell>
          <table:table-cell table:style-name="ce49" table:formula="of:=IF(LEN([.$C213])&gt;3;MID([.$C213];5;1);-1)" office:value-type="float" office:value="-1">
            <text:p>-1</text:p>
          </table:table-cell>
          <table:table-cell table:style-name="ce49" table:formula="of:=VLOOKUP([.I213];['1'.$A$2:.$B$14];2)" office:value-type="string" office:string-value="ペパーミント">
            <text:p>ペパーミント</text:p>
          </table:table-cell>
          <table:table-cell table:style-name="ce49" table:formula="of:=VLOOKUP([.J213];['1'.$A$2:.$B$14];2)" office:value-type="float" office:value="0">
            <text:p>#N/A</text:p>
          </table:table-cell>
          <table:table-cell table:style-name="ce49" table:formula="of:=VLOOKUP([.K213];['1'.$A$2:.$B$14];2)" office:value-type="float" office:value="0">
            <text:p>#N/A</text:p>
          </table:table-cell>
          <table:table-cell table:style-name="ce49" table:formula="of:=VLOOKUP([.L213];['1'.$A$2:.$B$15];2)" office:value-type="float" office:value="0">
            <text:p>#N/A</text:p>
          </table:table-cell>
          <table:table-cell table:style-name="ce49" table:formula="of:=VLOOKUP([.M213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4" office:value-type="string">
            <text:p>H</text:p>
          </table:table-cell>
          <table:table-cell table:style-name="ce37" table:formula="of:=FIND(&quot;C&quot;;[.$C214];1)" office:value-type="float" office:value="0">
            <text:p>#VALUE!</text:p>
          </table:table-cell>
          <table:table-cell table:style-name="ce37" table:formula="of:=FIND(&quot;K&quot;;[.$C214];1)" office:value-type="float" office:value="0">
            <text:p>#VALUE!</text:p>
          </table:table-cell>
          <table:table-cell table:style-name="ce37" table:formula="of:=[.D214]*[.E214]" office:value-type="float" office:value="0">
            <text:p>#VALUE!</text:p>
          </table:table-cell>
          <table:table-cell table:style-name="ce40" office:value-type="string">
            <text:p>2</text:p>
          </table:table-cell>
          <table:table-cell table:style-name="ce40" office:value-type="string">
            <text:p>4</text:p>
          </table:table-cell>
          <table:table-cell table:style-name="ce29" table:formula="of:=LEFT([.$C214];1)" office:value-type="string" office:string-value="H">
            <text:p>H</text:p>
          </table:table-cell>
          <table:table-cell table:style-name="ce49" table:formula="of:=MID([.$C214];2;1)">
            <text:p/>
          </table:table-cell>
          <table:table-cell table:style-name="ce49" table:formula="of:=MID([.$C214];3;1)">
            <text:p/>
          </table:table-cell>
          <table:table-cell table:style-name="ce49" table:formula="of:=IF(LEN([.$C214])&gt;3;MID([.$C214];4;1);-1)" office:value-type="float" office:value="-1">
            <text:p>-1</text:p>
          </table:table-cell>
          <table:table-cell table:style-name="ce49" table:formula="of:=IF(LEN([.$C214])&gt;3;MID([.$C214];5;1);-1)" office:value-type="float" office:value="-1">
            <text:p>-1</text:p>
          </table:table-cell>
          <table:table-cell table:style-name="ce49" table:formula="of:=VLOOKUP([.I214];['1'.$A$2:.$B$11];2)" office:value-type="string" office:string-value="ペパーミント">
            <text:p>ペパーミント</text:p>
          </table:table-cell>
          <table:table-cell table:style-name="ce49" table:formula="of:=VLOOKUP([.J214];['1'.$A$2:.$B$11];2)" office:value-type="float" office:value="0">
            <text:p>#N/A</text:p>
          </table:table-cell>
          <table:table-cell table:style-name="ce49" table:formula="of:=VLOOKUP([.K214];['1'.$A$2:.$B$11];2)" office:value-type="float" office:value="0">
            <text:p>#N/A</text:p>
          </table:table-cell>
          <table:table-cell table:style-name="ce49" table:formula="of:=VLOOKUP([.L214];['1'.$A$2:.$B$15];2)" office:value-type="float" office:value="0">
            <text:p>#N/A</text:p>
          </table:table-cell>
          <table:table-cell table:style-name="ce49" table:formula="of:=VLOOKUP([.M214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4" office:value-type="string">
            <text:p>H</text:p>
          </table:table-cell>
          <table:table-cell table:style-name="ce37" table:formula="of:=FIND(&quot;C&quot;;[.$C215];1)" office:value-type="float" office:value="0">
            <text:p>#VALUE!</text:p>
          </table:table-cell>
          <table:table-cell table:style-name="ce37" table:formula="of:=FIND(&quot;K&quot;;[.$C215];1)" office:value-type="float" office:value="0">
            <text:p>#VALUE!</text:p>
          </table:table-cell>
          <table:table-cell table:style-name="ce37" table:formula="of:=[.D215]*[.E215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 office:value-type="string">
            <text:p>2</text:p>
          </table:table-cell>
          <table:table-cell table:style-name="ce29" table:formula="of:=LEFT([.$C215];1)" office:value-type="string" office:string-value="H">
            <text:p>H</text:p>
          </table:table-cell>
          <table:table-cell table:style-name="ce49" table:formula="of:=MID([.$C215];2;1)">
            <text:p/>
          </table:table-cell>
          <table:table-cell table:style-name="ce49" table:formula="of:=MID([.$C215];3;1)">
            <text:p/>
          </table:table-cell>
          <table:table-cell table:style-name="ce49" table:formula="of:=IF(LEN([.$C215])&gt;3;MID([.$C215];4;1);-1)" office:value-type="float" office:value="-1">
            <text:p>-1</text:p>
          </table:table-cell>
          <table:table-cell table:style-name="ce49" table:formula="of:=IF(LEN([.$C215])&gt;3;MID([.$C215];5;1);-1)" office:value-type="float" office:value="-1">
            <text:p>-1</text:p>
          </table:table-cell>
          <table:table-cell table:style-name="ce49" table:formula="of:=VLOOKUP([.I215];['1'.$A$2:.$B$14];2)" office:value-type="string" office:string-value="ペパーミント">
            <text:p>ペパーミント</text:p>
          </table:table-cell>
          <table:table-cell table:style-name="ce49" table:formula="of:=VLOOKUP([.J215];['1'.$A$2:.$B$14];2)" office:value-type="float" office:value="0">
            <text:p>#N/A</text:p>
          </table:table-cell>
          <table:table-cell table:style-name="ce49" table:formula="of:=VLOOKUP([.K215];['1'.$A$2:.$B$14];2)" office:value-type="float" office:value="0">
            <text:p>#N/A</text:p>
          </table:table-cell>
          <table:table-cell table:style-name="ce49" table:formula="of:=VLOOKUP([.L215];['1'.$A$2:.$B$15];2)" office:value-type="float" office:value="0">
            <text:p>#N/A</text:p>
          </table:table-cell>
          <table:table-cell table:style-name="ce49" table:formula="of:=VLOOKUP([.M215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4" office:value-type="string">
            <text:p>HK</text:p>
          </table:table-cell>
          <table:table-cell table:style-name="ce37" table:formula="of:=FIND(&quot;C&quot;;[.$C216];1)" office:value-type="float" office:value="0">
            <text:p>#VALUE!</text:p>
          </table:table-cell>
          <table:table-cell table:style-name="ce37" table:formula="of:=FIND(&quot;K&quot;;[.$C216];1)" office:value-type="float" office:value="2">
            <text:p>2</text:p>
          </table:table-cell>
          <table:table-cell table:style-name="ce37" table:formula="of:=[.D216]*[.E216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216];1)" office:value-type="string" office:string-value="H">
            <text:p>H</text:p>
          </table:table-cell>
          <table:table-cell table:style-name="ce49" table:formula="of:=MID([.$C216];2;1)" office:value-type="string" office:string-value="K">
            <text:p>K</text:p>
          </table:table-cell>
          <table:table-cell table:style-name="ce49" table:formula="of:=MID([.$C216];3;1)">
            <text:p/>
          </table:table-cell>
          <table:table-cell table:style-name="ce49" table:formula="of:=IF(LEN([.$C216])&gt;3;MID([.$C216];4;1);-1)" office:value-type="float" office:value="-1">
            <text:p>-1</text:p>
          </table:table-cell>
          <table:table-cell table:style-name="ce49" table:formula="of:=IF(LEN([.$C216])&gt;3;MID([.$C216];5;1);-1)" office:value-type="float" office:value="-1">
            <text:p>-1</text:p>
          </table:table-cell>
          <table:table-cell table:style-name="ce49" table:formula="of:=VLOOKUP([.I216];['1'.$A$2:.$B$14];2)" office:value-type="string" office:string-value="ペパーミント">
            <text:p>ペパーミント</text:p>
          </table:table-cell>
          <table:table-cell table:style-name="ce49" table:formula="of:=VLOOKUP([.J216];['1'.$A$2:.$B$14];2)" office:value-type="string" office:string-value="スペアミント">
            <text:p>スペアミント</text:p>
          </table:table-cell>
          <table:table-cell table:style-name="ce49" table:formula="of:=VLOOKUP([.K216];['1'.$A$2:.$B$14];2)" office:value-type="float" office:value="0">
            <text:p>#N/A</text:p>
          </table:table-cell>
          <table:table-cell table:style-name="ce49" table:formula="of:=VLOOKUP([.L216];['1'.$A$2:.$B$15];2)" office:value-type="float" office:value="0">
            <text:p>#N/A</text:p>
          </table:table-cell>
          <table:table-cell table:style-name="ce49" table:formula="of:=VLOOKUP([.M216];['1'.$A$2:.$B$15];2)" office:value-type="float" office:value="0">
            <text:p>#N/A</text:p>
          </table:table-cell>
          <table:table-cell table:style-name="ce51" office:value-type="string">
            <text:p>맛 : 스피어민트. 단, 매운 맛은 없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4" office:value-type="string">
            <text:p>I</text:p>
          </table:table-cell>
          <table:table-cell table:style-name="ce37" table:formula="of:=FIND(&quot;C&quot;;[.$C217];1)" office:value-type="float" office:value="0">
            <text:p>#VALUE!</text:p>
          </table:table-cell>
          <table:table-cell table:style-name="ce37" table:formula="of:=FIND(&quot;K&quot;;[.$C217];1)" office:value-type="float" office:value="0">
            <text:p>#VALUE!</text:p>
          </table:table-cell>
          <table:table-cell table:style-name="ce37" table:formula="of:=[.D217]*[.E217]" office:value-type="float" office:value="0">
            <text:p>#VALUE!</text:p>
          </table:table-cell>
          <table:table-cell table:style-name="ce40" office:value-type="string">
            <text:p>1,1</text:p>
          </table:table-cell>
          <table:table-cell table:style-name="ce40" office:value-type="string">
            <text:p>3</text:p>
          </table:table-cell>
          <table:table-cell table:style-name="ce29" table:formula="of:=LEFT([.$C217];1)" office:value-type="string" office:string-value="I">
            <text:p>I</text:p>
          </table:table-cell>
          <table:table-cell table:style-name="ce49" table:formula="of:=MID([.$C217];2;1)">
            <text:p/>
          </table:table-cell>
          <table:table-cell table:style-name="ce49" table:formula="of:=MID([.$C217];3;1)">
            <text:p/>
          </table:table-cell>
          <table:table-cell table:style-name="ce49" table:formula="of:=IF(LEN([.$C217])&gt;3;MID([.$C217];4;1);-1)" office:value-type="float" office:value="-1">
            <text:p>-1</text:p>
          </table:table-cell>
          <table:table-cell table:style-name="ce49" table:formula="of:=IF(LEN([.$C217])&gt;3;MID([.$C217];5;1);-1)" office:value-type="float" office:value="-1">
            <text:p>-1</text:p>
          </table:table-cell>
          <table:table-cell table:style-name="ce49" table:formula="of:=VLOOKUP([.I217];['1'.$A$2:.$B$11];2)" office:value-type="string" office:string-value="ローズマリー">
            <text:p>ローズマリー</text:p>
          </table:table-cell>
          <table:table-cell table:style-name="ce49" table:formula="of:=VLOOKUP([.J217];['1'.$A$2:.$B$11];2)" office:value-type="float" office:value="0">
            <text:p>#N/A</text:p>
          </table:table-cell>
          <table:table-cell table:style-name="ce49" table:formula="of:=VLOOKUP([.K217];['1'.$A$2:.$B$11];2)" office:value-type="float" office:value="0">
            <text:p>#N/A</text:p>
          </table:table-cell>
          <table:table-cell table:style-name="ce49" table:formula="of:=VLOOKUP([.L217];['1'.$A$2:.$B$15];2)" office:value-type="float" office:value="0">
            <text:p>#N/A</text:p>
          </table:table-cell>
          <table:table-cell table:style-name="ce49" table:formula="of:=VLOOKUP([.M217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1">
            <text:p>191</text:p>
          </table:table-cell>
          <table:table-cell table:style-name="ce30" office:value-type="date" office:date-value="2023-01-23T01:48:42.17">
            <text:p>01/23 1:48</text:p>
          </table:table-cell>
          <table:table-cell table:style-name="ce34" office:value-type="string">
            <text:p>IKM</text:p>
          </table:table-cell>
          <table:table-cell table:style-name="ce37" table:formula="of:=FIND(&quot;C&quot;;[.$C218];1)" office:value-type="float" office:value="0">
            <text:p>#VALUE!</text:p>
          </table:table-cell>
          <table:table-cell table:style-name="ce37" table:formula="of:=FIND(&quot;K&quot;;[.$C218];1)" office:value-type="float" office:value="2">
            <text:p>2</text:p>
          </table:table-cell>
          <table:table-cell table:style-name="ce37" table:formula="of:=[.D218]*[.E218]" office:value-type="float" office:value="0">
            <text:p>#VALUE!</text:p>
          </table:table-cell>
          <table:table-cell table:style-name="ce40" office:value-type="string">
            <text:p>2:2:2</text:p>
          </table:table-cell>
          <table:table-cell table:style-name="ce40" office:value-type="string">
            <text:p>1:1</text:p>
          </table:table-cell>
          <table:table-cell table:style-name="ce29" table:formula="of:=LEFT([.$C218];1)" office:value-type="string" office:string-value="I">
            <text:p>I</text:p>
          </table:table-cell>
          <table:table-cell table:style-name="ce49" table:formula="of:=MID([.$C218];2;1)" office:value-type="string" office:string-value="K">
            <text:p>K</text:p>
          </table:table-cell>
          <table:table-cell table:style-name="ce49" table:formula="of:=MID([.$C218];3;1)" office:value-type="string" office:string-value="M">
            <text:p>M</text:p>
          </table:table-cell>
          <table:table-cell table:style-name="ce49" table:formula="of:=IF(LEN([.$C218])&gt;3;MID([.$C218];4;1);-1)" office:value-type="float" office:value="-1">
            <text:p>-1</text:p>
          </table:table-cell>
          <table:table-cell table:style-name="ce49" table:formula="of:=IF(LEN([.$C218])&gt;3;MID([.$C218];5;1);-1)" office:value-type="float" office:value="-1">
            <text:p>-1</text:p>
          </table:table-cell>
          <table:table-cell table:style-name="ce49" table:formula="of:=VLOOKUP([.I218];['1'.$A$2:.$B$14];2)" office:value-type="string" office:string-value="ローズマリー">
            <text:p>ローズマリー</text:p>
          </table:table-cell>
          <table:table-cell table:style-name="ce49" table:formula="of:=VLOOKUP([.J218];['1'.$A$2:.$B$16];2)" office:value-type="string" office:string-value="スペアミント">
            <text:p>スペアミント</text:p>
          </table:table-cell>
          <table:table-cell table:style-name="ce49" table:formula="of:=VLOOKUP([.K218];['1'.$A$2:.$B$16];2)" office:value-type="string" office:string-value="お湯">
            <text:p>お湯</text:p>
          </table:table-cell>
          <table:table-cell table:style-name="ce49" table:formula="of:=VLOOKUP([.L218];['1'.$A$2:.$B$16];2)" office:value-type="float" office:value="0">
            <text:p>#N/A</text:p>
          </table:table-cell>
          <table:table-cell table:style-name="ce49" table:formula="of:=VLOOKUP([.M218];['1'.$A$2:.$B$16];2)" office:value-type="float" office:value="0">
            <text:p>#N/A</text:p>
          </table:table-cell>
          <table:table-cell table:style-name="ce51" office:value-type="string">
            <text:p>맛 : (1) 로즈마리. (2) 스피어민트. 없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4" office:value-type="string">
            <text:p>ILM</text:p>
          </table:table-cell>
          <table:table-cell table:style-name="ce37" table:formula="of:=FIND(&quot;C&quot;;[.$C219];1)" office:value-type="float" office:value="0">
            <text:p>#VALUE!</text:p>
          </table:table-cell>
          <table:table-cell table:style-name="ce37" table:formula="of:=FIND(&quot;K&quot;;[.$C219];1)" office:value-type="float" office:value="0">
            <text:p>#VALUE!</text:p>
          </table:table-cell>
          <table:table-cell table:style-name="ce37" table:formula="of:=[.D219]*[.E219]" office:value-type="float" office:value="0">
            <text:p>#VALUE!</text:p>
          </table:table-cell>
          <table:table-cell table:style-name="ce40" office:value-type="string">
            <text:p>2:3:3</text:p>
          </table:table-cell>
          <table:table-cell table:style-name="ce40" office:value-type="string">
            <text:p>1</text:p>
          </table:table-cell>
          <table:table-cell table:style-name="ce29" table:formula="of:=LEFT([.$C219];1)" office:value-type="string" office:string-value="I">
            <text:p>I</text:p>
          </table:table-cell>
          <table:table-cell table:style-name="ce49" table:formula="of:=MID([.$C219];2;1)" office:value-type="string" office:string-value="L">
            <text:p>L</text:p>
          </table:table-cell>
          <table:table-cell table:style-name="ce49" table:formula="of:=MID([.$C219];3;1)" office:value-type="string" office:string-value="M">
            <text:p>M</text:p>
          </table:table-cell>
          <table:table-cell table:style-name="ce49" table:formula="of:=IF(LEN([.$C219])&gt;3;MID([.$C219];4;1);-1)" office:value-type="float" office:value="-1">
            <text:p>-1</text:p>
          </table:table-cell>
          <table:table-cell table:style-name="ce49" table:formula="of:=IF(LEN([.$C219])&gt;3;MID([.$C219];5;1);-1)" office:value-type="float" office:value="-1">
            <text:p>-1</text:p>
          </table:table-cell>
          <table:table-cell table:style-name="ce49" table:formula="of:=VLOOKUP([.I219];['1'.$A$2:.$B$14];2)" office:value-type="string" office:string-value="ローズマリー">
            <text:p>ローズマリー</text:p>
          </table:table-cell>
          <table:table-cell table:style-name="ce49" table:formula="of:=VLOOKUP([.J219];['1'.$A$2:.$B$14];2)" office:value-type="string" office:string-value="日本酒（米だけの）">
            <text:p>日本酒（米だけの）</text:p>
          </table:table-cell>
          <table:table-cell table:style-name="ce49" table:formula="of:=VLOOKUP([.K219];['1'.$A$2:.$B$14];2)" office:value-type="string" office:string-value="お湯">
            <text:p>お湯</text:p>
          </table:table-cell>
          <table:table-cell table:style-name="ce49" table:formula="of:=VLOOKUP([.L219];['1'.$A$2:.$B$16];2)" office:value-type="float" office:value="0">
            <text:p>#N/A</text:p>
          </table:table-cell>
          <table:table-cell table:style-name="ce49" table:formula="of:=VLOOKUP([.M219];['1'.$A$2:.$B$16];2)" office:value-type="float" office:value="0">
            <text:p>#N/A</text:p>
          </table:table-cell>
          <table:table-cell table:style-name="ce51" office:value-type="string">
            <text:p>맛 : 로즈마리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6">
            <text:p>306</text:p>
          </table:table-cell>
          <table:table-cell table:style-name="ce30" office:value-type="date" office:date-value="2023-02-24T02:20:38.200001">
            <text:p>02/24 2:20</text:p>
          </table:table-cell>
          <table:table-cell table:style-name="ce34" office:value-type="string">
            <text:p>J</text:p>
          </table:table-cell>
          <table:table-cell table:style-name="ce37" table:number-columns-repeated="3"/>
          <table:table-cell table:style-name="ce40" office:value-type="string">
            <text:p>1'</text:p>
          </table:table-cell>
          <table:table-cell table:style-name="ce40"/>
          <table:table-cell table:style-name="ce29" table:formula="of:=LEFT([.$C220];1)" office:value-type="string" office:string-value="J">
            <text:p>J</text:p>
          </table:table-cell>
          <table:table-cell table:style-name="ce49" table:formula="of:=MID([.$C220];2;1)">
            <text:p/>
          </table:table-cell>
          <table:table-cell table:style-name="ce49" table:formula="of:=MID([.$C220];3;1)">
            <text:p/>
          </table:table-cell>
          <table:table-cell table:style-name="ce49" table:formula="of:=IF(LEN([.$C220])&gt;3;MID([.$C220];4;1);-1)" office:value-type="float" office:value="-1">
            <text:p>-1</text:p>
          </table:table-cell>
          <table:table-cell table:style-name="ce49" table:formula="of:=IF(LEN([.$C220])&gt;3;MID([.$C220];5;1);-1)" office:value-type="float" office:value="-1">
            <text:p>-1</text:p>
          </table:table-cell>
          <table:table-cell table:style-name="ce49" table:formula="of:=VLOOKUP([.I220];['1'.$A$2:.$B$14];2)" office:value-type="string" office:string-value="焼酎">
            <text:p>焼酎</text:p>
          </table:table-cell>
          <table:table-cell table:style-name="ce49" table:formula="of:=VLOOKUP([.J220];['1'.$A$2:.$B$16];2)" office:value-type="float" office:value="0">
            <text:p>#N/A</text:p>
          </table:table-cell>
          <table:table-cell table:style-name="ce49" table:formula="of:=VLOOKUP([.K220];['1'.$A$2:.$B$16];2)" office:value-type="float" office:value="0">
            <text:p>#N/A</text:p>
          </table:table-cell>
          <table:table-cell table:style-name="ce49" table:formula="of:=VLOOKUP([.L220];['1'.$A$2:.$B$16];2)" office:value-type="float" office:value="0">
            <text:p>#N/A</text:p>
          </table:table-cell>
          <table:table-cell table:style-name="ce49" table:formula="of:=VLOOKUP([.M220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0">
            <text:p>300</text:p>
          </table:table-cell>
          <table:table-cell table:style-name="ce30" office:value-type="date" office:date-value="2023-02-23T02:10:41.4">
            <text:p>02/23 2:10</text:p>
          </table:table-cell>
          <table:table-cell table:style-name="ce34" office:value-type="string">
            <text:p>J</text:p>
          </table:table-cell>
          <table:table-cell table:style-name="ce37" table:number-columns-repeated="3"/>
          <table:table-cell table:style-name="ce40" office:value-type="string">
            <text:p>1'1'1'</text:p>
          </table:table-cell>
          <table:table-cell table:style-name="ce40"/>
          <table:table-cell table:style-name="ce29" table:formula="of:=LEFT([.$C221];1)" office:value-type="string" office:string-value="J">
            <text:p>J</text:p>
          </table:table-cell>
          <table:table-cell table:style-name="ce49" table:formula="of:=MID([.$C221];2;1)">
            <text:p/>
          </table:table-cell>
          <table:table-cell table:style-name="ce49" table:formula="of:=MID([.$C221];3;1)">
            <text:p/>
          </table:table-cell>
          <table:table-cell table:style-name="ce49" table:formula="of:=IF(LEN([.$C221])&gt;3;MID([.$C221];4;1);-1)" office:value-type="float" office:value="-1">
            <text:p>-1</text:p>
          </table:table-cell>
          <table:table-cell table:style-name="ce49" table:formula="of:=IF(LEN([.$C221])&gt;3;MID([.$C221];5;1);-1)" office:value-type="float" office:value="-1">
            <text:p>-1</text:p>
          </table:table-cell>
          <table:table-cell table:style-name="ce49" table:formula="of:=VLOOKUP([.I221];['1'.$A$2:.$B$14];2)" office:value-type="string" office:string-value="焼酎">
            <text:p>焼酎</text:p>
          </table:table-cell>
          <table:table-cell table:style-name="ce49" table:formula="of:=VLOOKUP([.J221];['1'.$A$2:.$B$16];2)" office:value-type="float" office:value="0">
            <text:p>#N/A</text:p>
          </table:table-cell>
          <table:table-cell table:style-name="ce49" table:formula="of:=VLOOKUP([.K221];['1'.$A$2:.$B$16];2)" office:value-type="float" office:value="0">
            <text:p>#N/A</text:p>
          </table:table-cell>
          <table:table-cell table:style-name="ce49" table:formula="of:=VLOOKUP([.L221];['1'.$A$2:.$B$16];2)" office:value-type="float" office:value="0">
            <text:p>#N/A</text:p>
          </table:table-cell>
          <table:table-cell table:style-name="ce49" table:formula="of:=VLOOKUP([.M221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4" office:value-type="string">
            <text:p>K</text:p>
          </table:table-cell>
          <table:table-cell table:style-name="ce37" table:formula="of:=FIND(&quot;C&quot;;[.$C222];1)" office:value-type="float" office:value="0">
            <text:p>#VALUE!</text:p>
          </table:table-cell>
          <table:table-cell table:style-name="ce37" table:formula="of:=FIND(&quot;K&quot;;[.$C222];1)" office:value-type="float" office:value="1">
            <text:p>1</text:p>
          </table:table-cell>
          <table:table-cell table:style-name="ce37" table:formula="of:=[.D222]*[.E222]" office:value-type="float" office:value="0">
            <text:p>#VALUE!</text:p>
          </table:table-cell>
          <table:table-cell table:style-name="ce40" office:value-type="string">
            <text:p>1'</text:p>
          </table:table-cell>
          <table:table-cell table:style-name="ce40" office:value-type="string">
            <text:p>2</text:p>
          </table:table-cell>
          <table:table-cell table:style-name="ce29" table:formula="of:=LEFT([.$C222];1)" office:value-type="string" office:string-value="K">
            <text:p>K</text:p>
          </table:table-cell>
          <table:table-cell table:style-name="ce49" table:formula="of:=MID([.$C222];2;1)">
            <text:p/>
          </table:table-cell>
          <table:table-cell table:style-name="ce49" table:formula="of:=MID([.$C222];3;1)">
            <text:p/>
          </table:table-cell>
          <table:table-cell table:style-name="ce49" table:formula="of:=IF(LEN([.$C222])&gt;3;MID([.$C222];4;1);-1)" office:value-type="float" office:value="-1">
            <text:p>-1</text:p>
          </table:table-cell>
          <table:table-cell table:style-name="ce49" table:formula="of:=IF(LEN([.$C222])&gt;3;MID([.$C222];5;1);-1)" office:value-type="float" office:value="-1">
            <text:p>-1</text:p>
          </table:table-cell>
          <table:table-cell table:style-name="ce49" table:formula="of:=VLOOKUP([.I222];['1'.$A$2:.$B$14];2)" office:value-type="string" office:string-value="スペアミント">
            <text:p>スペアミント</text:p>
          </table:table-cell>
          <table:table-cell table:style-name="ce49" table:formula="of:=VLOOKUP([.J222];['1'.$A$2:.$B$14];2)" office:value-type="float" office:value="0">
            <text:p>#N/A</text:p>
          </table:table-cell>
          <table:table-cell table:style-name="ce49" table:formula="of:=VLOOKUP([.K222];['1'.$A$2:.$B$14];2)" office:value-type="float" office:value="0">
            <text:p>#N/A</text:p>
          </table:table-cell>
          <table:table-cell table:style-name="ce49" table:formula="of:=VLOOKUP([.L222];['1'.$A$2:.$B$15];2)" office:value-type="float" office:value="0">
            <text:p>#N/A</text:p>
          </table:table-cell>
          <table:table-cell table:style-name="ce49" table:formula="of:=VLOOKUP([.M222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4" office:value-type="string">
            <text:p>K</text:p>
          </table:table-cell>
          <table:table-cell table:style-name="ce37" table:formula="of:=FIND(&quot;C&quot;;[.$C223];1)" office:value-type="float" office:value="0">
            <text:p>#VALUE!</text:p>
          </table:table-cell>
          <table:table-cell table:style-name="ce37" table:formula="of:=FIND(&quot;K&quot;;[.$C223];1)" office:value-type="float" office:value="1">
            <text:p>1</text:p>
          </table:table-cell>
          <table:table-cell table:style-name="ce37" table:formula="of:=[.D223]*[.E223]" office:value-type="float" office:value="0">
            <text:p>#VALUE!</text:p>
          </table:table-cell>
          <table:table-cell table:style-name="ce40" office:value-type="string">
            <text:p>4</text:p>
          </table:table-cell>
          <table:table-cell table:style-name="ce40" office:value-type="string">
            <text:p>1</text:p>
          </table:table-cell>
          <table:table-cell table:style-name="ce29" table:formula="of:=LEFT([.$C223];1)" office:value-type="string" office:string-value="K">
            <text:p>K</text:p>
          </table:table-cell>
          <table:table-cell table:style-name="ce49" table:formula="of:=MID([.$C223];2;1)">
            <text:p/>
          </table:table-cell>
          <table:table-cell table:style-name="ce49" table:formula="of:=MID([.$C223];3;1)">
            <text:p/>
          </table:table-cell>
          <table:table-cell table:style-name="ce49" table:formula="of:=IF(LEN([.$C223])&gt;3;MID([.$C223];4;1);-1)" office:value-type="float" office:value="-1">
            <text:p>-1</text:p>
          </table:table-cell>
          <table:table-cell table:style-name="ce49" table:formula="of:=IF(LEN([.$C223])&gt;3;MID([.$C223];5;1);-1)" office:value-type="float" office:value="-1">
            <text:p>-1</text:p>
          </table:table-cell>
          <table:table-cell table:style-name="ce49" table:formula="of:=VLOOKUP([.I223];['1'.$A$2:.$B$14];2)" office:value-type="string" office:string-value="スペアミント">
            <text:p>スペアミント</text:p>
          </table:table-cell>
          <table:table-cell table:style-name="ce49" table:formula="of:=VLOOKUP([.J223];['1'.$A$2:.$B$14];2)" office:value-type="float" office:value="0">
            <text:p>#N/A</text:p>
          </table:table-cell>
          <table:table-cell table:style-name="ce49" table:formula="of:=VLOOKUP([.K223];['1'.$A$2:.$B$14];2)" office:value-type="float" office:value="0">
            <text:p>#N/A</text:p>
          </table:table-cell>
          <table:table-cell table:style-name="ce49" table:formula="of:=VLOOKUP([.L223];['1'.$A$2:.$B$15];2)" office:value-type="float" office:value="0">
            <text:p>#N/A</text:p>
          </table:table-cell>
          <table:table-cell table:style-name="ce49" table:formula="of:=VLOOKUP([.M223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0">
            <text:p>190</text:p>
          </table:table-cell>
          <table:table-cell table:style-name="ce30" office:value-type="date" office:date-value="2023-01-23T01:41:08.59">
            <text:p>01/23 1:41</text:p>
          </table:table-cell>
          <table:table-cell table:style-name="ce34" office:value-type="string">
            <text:p>KLM</text:p>
          </table:table-cell>
          <table:table-cell table:style-name="ce37" table:formula="of:=FIND(&quot;C&quot;;[.$C224];1)" office:value-type="float" office:value="0">
            <text:p>#VALUE!</text:p>
          </table:table-cell>
          <table:table-cell table:style-name="ce37" table:formula="of:=FIND(&quot;K&quot;;[.$C224];1)" office:value-type="float" office:value="1">
            <text:p>1</text:p>
          </table:table-cell>
          <table:table-cell table:style-name="ce37" table:formula="of:=[.D224]*[.E224]" office:value-type="float" office:value="0">
            <text:p>#VALUE!</text:p>
          </table:table-cell>
          <table:table-cell table:style-name="ce40" office:value-type="string">
            <text:p>1:3:2</text:p>
          </table:table-cell>
          <table:table-cell table:style-name="ce40" office:value-type="string">
            <text:p>1</text:p>
          </table:table-cell>
          <table:table-cell table:style-name="ce29" table:formula="of:=LEFT([.$C224];1)" office:value-type="string" office:string-value="K">
            <text:p>K</text:p>
          </table:table-cell>
          <table:table-cell table:style-name="ce49" table:formula="of:=MID([.$C224];2;1)" office:value-type="string" office:string-value="L">
            <text:p>L</text:p>
          </table:table-cell>
          <table:table-cell table:style-name="ce49" table:formula="of:=MID([.$C224];3;1)" office:value-type="string" office:string-value="M">
            <text:p>M</text:p>
          </table:table-cell>
          <table:table-cell table:style-name="ce49" table:formula="of:=IF(LEN([.$C224])&gt;3;MID([.$C224];4;1);-1)" office:value-type="float" office:value="-1">
            <text:p>-1</text:p>
          </table:table-cell>
          <table:table-cell table:style-name="ce49" table:formula="of:=IF(LEN([.$C224])&gt;3;MID([.$C224];5;1);-1)" office:value-type="float" office:value="-1">
            <text:p>-1</text:p>
          </table:table-cell>
          <table:table-cell table:style-name="ce49" table:formula="of:=VLOOKUP([.I224];['1'.$A$2:.$B$14];2)" office:value-type="string" office:string-value="スペアミント">
            <text:p>スペアミント</text:p>
          </table:table-cell>
          <table:table-cell table:style-name="ce49" table:formula="of:=VLOOKUP([.J224];['1'.$A$2:.$B$16];2)" office:value-type="string" office:string-value="日本酒（米だけの）">
            <text:p>日本酒（米だけの）</text:p>
          </table:table-cell>
          <table:table-cell table:style-name="ce49" table:formula="of:=VLOOKUP([.K224];['1'.$A$2:.$B$16];2)" office:value-type="string" office:string-value="お湯">
            <text:p>お湯</text:p>
          </table:table-cell>
          <table:table-cell table:style-name="ce49" table:formula="of:=VLOOKUP([.L224];['1'.$A$2:.$B$16];2)" office:value-type="float" office:value="0">
            <text:p>#N/A</text:p>
          </table:table-cell>
          <table:table-cell table:style-name="ce49" table:formula="of:=VLOOKUP([.M224];['1'.$A$2:.$B$16];2)" office:value-type="float" office:value="0">
            <text:p>#N/A</text:p>
          </table:table-cell>
          <table:table-cell table:style-name="ce51" office:value-type="string">
            <text:p>맛 : (1) 일본술. (2) 신맛, 있다. 단맛도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33">
            <text:p>233</text:p>
          </table:table-cell>
          <table:table-cell table:style-name="ce30" office:value-type="date" office:date-value="2023-02-05T02:09:03.26">
            <text:p>02/05 2:9</text:p>
          </table:table-cell>
          <table:table-cell table:style-name="ce34" office:value-type="string">
            <text:p>L</text:p>
          </table:table-cell>
          <table:table-cell table:style-name="ce37" table:formula="of:=FIND(&quot;C&quot;;[.$C225];1)" office:value-type="float" office:value="0">
            <text:p>#VALUE!</text:p>
          </table:table-cell>
          <table:table-cell table:style-name="ce37" table:formula="of:=FIND(&quot;K&quot;;[.$C225];1)" office:value-type="float" office:value="0">
            <text:p>#VALUE!</text:p>
          </table:table-cell>
          <table:table-cell table:style-name="ce37" table:formula="of:=[.D225]*[.E225]" office:value-type="float" office:value="0">
            <text:p>#VALUE!</text:p>
          </table:table-cell>
          <table:table-cell table:style-name="ce40" office:value-type="string">
            <text:p>0</text:p>
          </table:table-cell>
          <table:table-cell table:style-name="ce40"/>
          <table:table-cell table:style-name="ce29" table:formula="of:=LEFT([.$C225];1)" office:value-type="string" office:string-value="L">
            <text:p>L</text:p>
          </table:table-cell>
          <table:table-cell table:style-name="ce49" table:formula="of:=MID([.$C225];2;1)">
            <text:p/>
          </table:table-cell>
          <table:table-cell table:style-name="ce49" table:formula="of:=MID([.$C225];3;1)">
            <text:p/>
          </table:table-cell>
          <table:table-cell table:style-name="ce49" table:formula="of:=IF(LEN([.$C225])&gt;3;MID([.$C225];4;1);-1)" office:value-type="float" office:value="-1">
            <text:p>-1</text:p>
          </table:table-cell>
          <table:table-cell table:style-name="ce49" table:formula="of:=IF(LEN([.$C225])&gt;3;MID([.$C225];5;1);-1)" office:value-type="float" office:value="-1">
            <text:p>-1</text:p>
          </table:table-cell>
          <table:table-cell table:style-name="ce49" table:formula="of:=VLOOKUP([.I225];['1'.$A$2:.$B$14];2)" office:value-type="string" office:string-value="日本酒（米だけの）">
            <text:p>日本酒（米だけの）</text:p>
          </table:table-cell>
          <table:table-cell table:style-name="ce49" table:formula="of:=VLOOKUP([.J225];['1'.$A$2:.$B$16];2)" office:value-type="float" office:value="0">
            <text:p>#N/A</text:p>
          </table:table-cell>
          <table:table-cell table:style-name="ce49" table:formula="of:=VLOOKUP([.K225];['1'.$A$2:.$B$16];2)" office:value-type="float" office:value="0">
            <text:p>#N/A</text:p>
          </table:table-cell>
          <table:table-cell table:style-name="ce49" table:formula="of:=VLOOKUP([.L225];['1'.$A$2:.$B$16];2)" office:value-type="float" office:value="0">
            <text:p>#N/A</text:p>
          </table:table-cell>
          <table:table-cell table:style-name="ce49" table:formula="of:=VLOOKUP([.M225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1">
            <text:p>221</text:p>
          </table:table-cell>
          <table:table-cell table:style-name="ce30" office:value-type="date" office:date-value="2023-02-02T02:05:37.77">
            <text:p>02/02 2:5</text:p>
          </table:table-cell>
          <table:table-cell table:style-name="ce34" office:value-type="string">
            <text:p>L</text:p>
          </table:table-cell>
          <table:table-cell table:style-name="ce37" table:formula="of:=FIND(&quot;C&quot;;[.$C226];1)" office:value-type="float" office:value="0">
            <text:p>#VALUE!</text:p>
          </table:table-cell>
          <table:table-cell table:style-name="ce37" table:formula="of:=FIND(&quot;K&quot;;[.$C226];1)" office:value-type="float" office:value="0">
            <text:p>#VALUE!</text:p>
          </table:table-cell>
          <table:table-cell table:style-name="ce37" table:formula="of:=[.D226]*[.E226]" office:value-type="float" office:value="0">
            <text:p>#VALUE!</text:p>
          </table:table-cell>
          <table:table-cell table:style-name="ce40" office:value-type="string">
            <text:p>1'1'</text:p>
          </table:table-cell>
          <table:table-cell table:style-name="ce40"/>
          <table:table-cell table:style-name="ce29" table:formula="of:=LEFT([.$C226];1)" office:value-type="string" office:string-value="L">
            <text:p>L</text:p>
          </table:table-cell>
          <table:table-cell table:style-name="ce49" table:formula="of:=MID([.$C226];2;1)">
            <text:p/>
          </table:table-cell>
          <table:table-cell table:style-name="ce49" table:formula="of:=MID([.$C226];3;1)">
            <text:p/>
          </table:table-cell>
          <table:table-cell table:style-name="ce49" table:formula="of:=IF(LEN([.$C226])&gt;3;MID([.$C226];4;1);-1)" office:value-type="float" office:value="-1">
            <text:p>-1</text:p>
          </table:table-cell>
          <table:table-cell table:style-name="ce49" table:formula="of:=IF(LEN([.$C226])&gt;3;MID([.$C226];5;1);-1)" office:value-type="float" office:value="-1">
            <text:p>-1</text:p>
          </table:table-cell>
          <table:table-cell table:style-name="ce49" table:formula="of:=VLOOKUP([.I226];['1'.$A$2:.$B$14];2)" office:value-type="string" office:string-value="日本酒（米だけの）">
            <text:p>日本酒（米だけの）</text:p>
          </table:table-cell>
          <table:table-cell table:style-name="ce49" table:formula="of:=VLOOKUP([.J226];['1'.$A$2:.$B$16];2)" office:value-type="float" office:value="0">
            <text:p>#N/A</text:p>
          </table:table-cell>
          <table:table-cell table:style-name="ce49" table:formula="of:=VLOOKUP([.K226];['1'.$A$2:.$B$16];2)" office:value-type="float" office:value="0">
            <text:p>#N/A</text:p>
          </table:table-cell>
          <table:table-cell table:style-name="ce49" table:formula="of:=VLOOKUP([.L226];['1'.$A$2:.$B$16];2)" office:value-type="float" office:value="0">
            <text:p>#N/A</text:p>
          </table:table-cell>
          <table:table-cell table:style-name="ce49" table:formula="of:=VLOOKUP([.M226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0">
            <text:p>210</text:p>
          </table:table-cell>
          <table:table-cell table:style-name="ce30" office:value-type="date" office:date-value="2023-01-28T01:51:08.93">
            <text:p>01/28 1:51</text:p>
          </table:table-cell>
          <table:table-cell table:style-name="ce34" office:value-type="string">
            <text:p>L</text:p>
          </table:table-cell>
          <table:table-cell table:style-name="ce37" table:formula="of:=FIND(&quot;C&quot;;[.$C227];1)" office:value-type="float" office:value="0">
            <text:p>#VALUE!</text:p>
          </table:table-cell>
          <table:table-cell table:style-name="ce37" table:formula="of:=FIND(&quot;K&quot;;[.$C227];1)" office:value-type="float" office:value="0">
            <text:p>#VALUE!</text:p>
          </table:table-cell>
          <table:table-cell table:style-name="ce37" table:formula="of:=[.D227]*[.E227]" office:value-type="float" office:value="0">
            <text:p>#VALUE!</text:p>
          </table:table-cell>
          <table:table-cell table:style-name="ce40" office:value-type="string">
            <text:p>1'1'1'</text:p>
          </table:table-cell>
          <table:table-cell table:style-name="ce40"/>
          <table:table-cell table:style-name="ce29" table:formula="of:=LEFT([.$C227];1)" office:value-type="string" office:string-value="L">
            <text:p>L</text:p>
          </table:table-cell>
          <table:table-cell table:style-name="ce49" table:formula="of:=MID([.$C227];2;1)">
            <text:p/>
          </table:table-cell>
          <table:table-cell table:style-name="ce49" table:formula="of:=MID([.$C227];3;1)">
            <text:p/>
          </table:table-cell>
          <table:table-cell table:style-name="ce49" table:formula="of:=IF(LEN([.$C227])&gt;3;MID([.$C227];4;1);-1)" office:value-type="float" office:value="-1">
            <text:p>-1</text:p>
          </table:table-cell>
          <table:table-cell table:style-name="ce49" table:formula="of:=IF(LEN([.$C227])&gt;3;MID([.$C227];5;1);-1)" office:value-type="float" office:value="-1">
            <text:p>-1</text:p>
          </table:table-cell>
          <table:table-cell table:style-name="ce49" table:formula="of:=VLOOKUP([.I227];['1'.$A$2:.$B$14];2)" office:value-type="string" office:string-value="日本酒（米だけの）">
            <text:p>日本酒（米だけの）</text:p>
          </table:table-cell>
          <table:table-cell table:style-name="ce49" table:formula="of:=VLOOKUP([.J227];['1'.$A$2:.$B$16];2)" office:value-type="float" office:value="0">
            <text:p>#N/A</text:p>
          </table:table-cell>
          <table:table-cell table:style-name="ce49" table:formula="of:=VLOOKUP([.K227];['1'.$A$2:.$B$16];2)" office:value-type="float" office:value="0">
            <text:p>#N/A</text:p>
          </table:table-cell>
          <table:table-cell table:style-name="ce49" table:formula="of:=VLOOKUP([.L227];['1'.$A$2:.$B$16];2)" office:value-type="float" office:value="0">
            <text:p>#N/A</text:p>
          </table:table-cell>
          <table:table-cell table:style-name="ce49" table:formula="of:=VLOOKUP([.M227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29">
            <text:p>229</text:p>
          </table:table-cell>
          <table:table-cell table:style-name="ce30" office:value-type="date" office:date-value="2023-02-04T02:19:19.34">
            <text:p>02/04 2:19</text:p>
          </table:table-cell>
          <table:table-cell table:style-name="ce34" office:value-type="string">
            <text:p>L</text:p>
          </table:table-cell>
          <table:table-cell table:style-name="ce37" table:formula="of:=FIND(&quot;C&quot;;[.$C228];1)" office:value-type="float" office:value="0">
            <text:p>#VALUE!</text:p>
          </table:table-cell>
          <table:table-cell table:style-name="ce37" table:formula="of:=FIND(&quot;K&quot;;[.$C228];1)" office:value-type="float" office:value="0">
            <text:p>#VALUE!</text:p>
          </table:table-cell>
          <table:table-cell table:style-name="ce37" table:formula="of:=[.D228]*[.E228]" office:value-type="float" office:value="0">
            <text:p>#VALUE!</text:p>
          </table:table-cell>
          <table:table-cell table:style-name="ce40" office:value-type="string">
            <text:p>1'1'1'</text:p>
          </table:table-cell>
          <table:table-cell table:style-name="ce40"/>
          <table:table-cell table:style-name="ce29" table:formula="of:=LEFT([.$C228];1)" office:value-type="string" office:string-value="L">
            <text:p>L</text:p>
          </table:table-cell>
          <table:table-cell table:style-name="ce49" table:formula="of:=MID([.$C228];2;1)">
            <text:p/>
          </table:table-cell>
          <table:table-cell table:style-name="ce49" table:formula="of:=MID([.$C228];3;1)">
            <text:p/>
          </table:table-cell>
          <table:table-cell table:style-name="ce49" table:formula="of:=IF(LEN([.$C228])&gt;3;MID([.$C228];4;1);-1)" office:value-type="float" office:value="-1">
            <text:p>-1</text:p>
          </table:table-cell>
          <table:table-cell table:style-name="ce49" table:formula="of:=IF(LEN([.$C228])&gt;3;MID([.$C228];5;1);-1)" office:value-type="float" office:value="-1">
            <text:p>-1</text:p>
          </table:table-cell>
          <table:table-cell table:style-name="ce49" table:formula="of:=VLOOKUP([.I228];['1'.$A$2:.$B$14];2)" office:value-type="string" office:string-value="日本酒（米だけの）">
            <text:p>日本酒（米だけの）</text:p>
          </table:table-cell>
          <table:table-cell table:style-name="ce49" table:formula="of:=VLOOKUP([.J228];['1'.$A$2:.$B$16];2)" office:value-type="float" office:value="0">
            <text:p>#N/A</text:p>
          </table:table-cell>
          <table:table-cell table:style-name="ce49" table:formula="of:=VLOOKUP([.K228];['1'.$A$2:.$B$16];2)" office:value-type="float" office:value="0">
            <text:p>#N/A</text:p>
          </table:table-cell>
          <table:table-cell table:style-name="ce49" table:formula="of:=VLOOKUP([.L228];['1'.$A$2:.$B$16];2)" office:value-type="float" office:value="0">
            <text:p>#N/A</text:p>
          </table:table-cell>
          <table:table-cell table:style-name="ce49" table:formula="of:=VLOOKUP([.M228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4" office:value-type="string">
            <text:p>L</text:p>
          </table:table-cell>
          <table:table-cell table:style-name="ce37" table:formula="of:=FIND(&quot;C&quot;;[.$C229];1)" office:value-type="float" office:value="0">
            <text:p>#VALUE!</text:p>
          </table:table-cell>
          <table:table-cell table:style-name="ce37" table:formula="of:=FIND(&quot;K&quot;;[.$C229];1)" office:value-type="float" office:value="0">
            <text:p>#VALUE!</text:p>
          </table:table-cell>
          <table:table-cell table:style-name="ce37" table:formula="of:=[.D229]*[.E229]" office:value-type="float" office:value="0">
            <text:p>#VALUE!</text:p>
          </table:table-cell>
          <table:table-cell table:style-name="ce40" office:value-type="string">
            <text:p>1'1'1'1'</text:p>
          </table:table-cell>
          <table:table-cell table:style-name="ce40"/>
          <table:table-cell table:style-name="ce29" table:formula="of:=LEFT([.$C229];1)" office:value-type="string" office:string-value="L">
            <text:p>L</text:p>
          </table:table-cell>
          <table:table-cell table:style-name="ce49" table:formula="of:=MID([.$C229];2;1)">
            <text:p/>
          </table:table-cell>
          <table:table-cell table:style-name="ce49" table:formula="of:=MID([.$C229];3;1)">
            <text:p/>
          </table:table-cell>
          <table:table-cell table:style-name="ce49" table:formula="of:=IF(LEN([.$C229])&gt;3;MID([.$C229];4;1);-1)" office:value-type="float" office:value="-1">
            <text:p>-1</text:p>
          </table:table-cell>
          <table:table-cell table:style-name="ce49" table:formula="of:=IF(LEN([.$C229])&gt;3;MID([.$C229];5;1);-1)" office:value-type="float" office:value="-1">
            <text:p>-1</text:p>
          </table:table-cell>
          <table:table-cell table:style-name="ce49" table:formula="of:=VLOOKUP([.I229];['1'.$A$2:.$B$14];2)" office:value-type="string" office:string-value="日本酒（米だけの）">
            <text:p>日本酒（米だけの）</text:p>
          </table:table-cell>
          <table:table-cell table:style-name="ce49" table:formula="of:=VLOOKUP([.J229];['1'.$A$2:.$B$16];2)" office:value-type="float" office:value="0">
            <text:p>#N/A</text:p>
          </table:table-cell>
          <table:table-cell table:style-name="ce49" table:formula="of:=VLOOKUP([.K229];['1'.$A$2:.$B$16];2)" office:value-type="float" office:value="0">
            <text:p>#N/A</text:p>
          </table:table-cell>
          <table:table-cell table:style-name="ce49" table:formula="of:=VLOOKUP([.L229];['1'.$A$2:.$B$16];2)" office:value-type="float" office:value="0">
            <text:p>#N/A</text:p>
          </table:table-cell>
          <table:table-cell table:style-name="ce49" table:formula="of:=VLOOKUP([.M229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7">
            <text:p>207</text:p>
          </table:table-cell>
          <table:table-cell table:style-name="ce30" office:value-type="date" office:date-value="2023-01-27T01:54:10.34">
            <text:p>01/27 1:54</text:p>
          </table:table-cell>
          <table:table-cell table:style-name="ce34" office:value-type="string">
            <text:p>L</text:p>
          </table:table-cell>
          <table:table-cell table:style-name="ce37" table:formula="of:=FIND(&quot;C&quot;;[.$C230];1)" office:value-type="float" office:value="0">
            <text:p>#VALUE!</text:p>
          </table:table-cell>
          <table:table-cell table:style-name="ce37" table:formula="of:=FIND(&quot;K&quot;;[.$C230];1)" office:value-type="float" office:value="0">
            <text:p>#VALUE!</text:p>
          </table:table-cell>
          <table:table-cell table:style-name="ce37" table:formula="of:=[.D230]*[.E230]" office:value-type="float" office:value="0">
            <text:p>#VALUE!</text:p>
          </table:table-cell>
          <table:table-cell table:style-name="ce40" office:value-type="string">
            <text:p>1'1'1'1'</text:p>
          </table:table-cell>
          <table:table-cell table:style-name="ce40"/>
          <table:table-cell table:style-name="ce29" table:formula="of:=LEFT([.$C230];1)" office:value-type="string" office:string-value="L">
            <text:p>L</text:p>
          </table:table-cell>
          <table:table-cell table:style-name="ce49" table:formula="of:=MID([.$C230];2;1)">
            <text:p/>
          </table:table-cell>
          <table:table-cell table:style-name="ce49" table:formula="of:=MID([.$C230];3;1)">
            <text:p/>
          </table:table-cell>
          <table:table-cell table:style-name="ce49" table:formula="of:=IF(LEN([.$C230])&gt;3;MID([.$C230];4;1);-1)" office:value-type="float" office:value="-1">
            <text:p>-1</text:p>
          </table:table-cell>
          <table:table-cell table:style-name="ce49" table:formula="of:=IF(LEN([.$C230])&gt;3;MID([.$C230];5;1);-1)" office:value-type="float" office:value="-1">
            <text:p>-1</text:p>
          </table:table-cell>
          <table:table-cell table:style-name="ce49" table:formula="of:=VLOOKUP([.I230];['1'.$A$2:.$B$14];2)" office:value-type="string" office:string-value="日本酒（米だけの）">
            <text:p>日本酒（米だけの）</text:p>
          </table:table-cell>
          <table:table-cell table:style-name="ce49" table:formula="of:=VLOOKUP([.J230];['1'.$A$2:.$B$16];2)" office:value-type="float" office:value="0">
            <text:p>#N/A</text:p>
          </table:table-cell>
          <table:table-cell table:style-name="ce49" table:formula="of:=VLOOKUP([.K230];['1'.$A$2:.$B$16];2)" office:value-type="float" office:value="0">
            <text:p>#N/A</text:p>
          </table:table-cell>
          <table:table-cell table:style-name="ce49" table:formula="of:=VLOOKUP([.L230];['1'.$A$2:.$B$16];2)" office:value-type="float" office:value="0">
            <text:p>#N/A</text:p>
          </table:table-cell>
          <table:table-cell table:style-name="ce49" table:formula="of:=VLOOKUP([.M230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8">
            <text:p>218</text:p>
          </table:table-cell>
          <table:table-cell table:style-name="ce30" office:value-type="date" office:date-value="2023-02-01T01:53:05.17">
            <text:p>02/01 1:53</text:p>
          </table:table-cell>
          <table:table-cell table:style-name="ce34" office:value-type="string">
            <text:p>L</text:p>
          </table:table-cell>
          <table:table-cell table:style-name="ce37" table:formula="of:=FIND(&quot;C&quot;;[.$C231];1)" office:value-type="float" office:value="0">
            <text:p>#VALUE!</text:p>
          </table:table-cell>
          <table:table-cell table:style-name="ce37" table:formula="of:=FIND(&quot;K&quot;;[.$C231];1)" office:value-type="float" office:value="0">
            <text:p>#VALUE!</text:p>
          </table:table-cell>
          <table:table-cell table:style-name="ce37" table:formula="of:=[.D231]*[.E231]" office:value-type="float" office:value="0">
            <text:p>#VALUE!</text:p>
          </table:table-cell>
          <table:table-cell table:style-name="ce40" office:value-type="string">
            <text:p>1'1'1'1'</text:p>
          </table:table-cell>
          <table:table-cell table:style-name="ce40"/>
          <table:table-cell table:style-name="ce29" table:formula="of:=LEFT([.$C231];1)" office:value-type="string" office:string-value="L">
            <text:p>L</text:p>
          </table:table-cell>
          <table:table-cell table:style-name="ce49" table:formula="of:=MID([.$C231];2;1)">
            <text:p/>
          </table:table-cell>
          <table:table-cell table:style-name="ce49" table:formula="of:=MID([.$C231];3;1)">
            <text:p/>
          </table:table-cell>
          <table:table-cell table:style-name="ce49" table:formula="of:=IF(LEN([.$C231])&gt;3;MID([.$C231];4;1);-1)" office:value-type="float" office:value="-1">
            <text:p>-1</text:p>
          </table:table-cell>
          <table:table-cell table:style-name="ce49" table:formula="of:=IF(LEN([.$C231])&gt;3;MID([.$C231];5;1);-1)" office:value-type="float" office:value="-1">
            <text:p>-1</text:p>
          </table:table-cell>
          <table:table-cell table:style-name="ce49" table:formula="of:=VLOOKUP([.I231];['1'.$A$2:.$B$14];2)" office:value-type="string" office:string-value="日本酒（米だけの）">
            <text:p>日本酒（米だけの）</text:p>
          </table:table-cell>
          <table:table-cell table:style-name="ce49" table:formula="of:=VLOOKUP([.J231];['1'.$A$2:.$B$16];2)" office:value-type="float" office:value="0">
            <text:p>#N/A</text:p>
          </table:table-cell>
          <table:table-cell table:style-name="ce49" table:formula="of:=VLOOKUP([.K231];['1'.$A$2:.$B$16];2)" office:value-type="float" office:value="0">
            <text:p>#N/A</text:p>
          </table:table-cell>
          <table:table-cell table:style-name="ce49" table:formula="of:=VLOOKUP([.L231];['1'.$A$2:.$B$16];2)" office:value-type="float" office:value="0">
            <text:p>#N/A</text:p>
          </table:table-cell>
          <table:table-cell table:style-name="ce49" table:formula="of:=VLOOKUP([.M231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2">
            <text:p>292</text:p>
          </table:table-cell>
          <table:table-cell table:style-name="ce30" office:value-type="date" office:date-value="2023-02-21T02:00:17.92">
            <text:p>02/21 2:0</text:p>
          </table:table-cell>
          <table:table-cell table:style-name="ce34" office:value-type="string">
            <text:p>L</text:p>
          </table:table-cell>
          <table:table-cell table:style-name="ce37" table:number-columns-repeated="3"/>
          <table:table-cell table:style-name="ce40" office:value-type="string">
            <text:p>1'1'1'1'</text:p>
          </table:table-cell>
          <table:table-cell table:style-name="ce40"/>
          <table:table-cell table:style-name="ce29" table:formula="of:=LEFT([.$C232];1)" office:value-type="string" office:string-value="L">
            <text:p>L</text:p>
          </table:table-cell>
          <table:table-cell table:style-name="ce49" table:formula="of:=MID([.$C232];2;1)">
            <text:p/>
          </table:table-cell>
          <table:table-cell table:style-name="ce49" table:formula="of:=MID([.$C232];3;1)">
            <text:p/>
          </table:table-cell>
          <table:table-cell table:style-name="ce49" table:formula="of:=IF(LEN([.$C232])&gt;3;MID([.$C232];4;1);-1)" office:value-type="float" office:value="-1">
            <text:p>-1</text:p>
          </table:table-cell>
          <table:table-cell table:style-name="ce49" table:formula="of:=IF(LEN([.$C232])&gt;3;MID([.$C232];5;1);-1)" office:value-type="float" office:value="-1">
            <text:p>-1</text:p>
          </table:table-cell>
          <table:table-cell table:style-name="ce49" table:formula="of:=VLOOKUP([.I232];['1'.$A$2:.$B$14];2)" office:value-type="string" office:string-value="日本酒（米だけの）">
            <text:p>日本酒（米だけの）</text:p>
          </table:table-cell>
          <table:table-cell table:style-name="ce49" table:formula="of:=VLOOKUP([.J232];['1'.$A$2:.$B$16];2)" office:value-type="float" office:value="0">
            <text:p>#N/A</text:p>
          </table:table-cell>
          <table:table-cell table:style-name="ce49" table:formula="of:=VLOOKUP([.K232];['1'.$A$2:.$B$16];2)" office:value-type="float" office:value="0">
            <text:p>#N/A</text:p>
          </table:table-cell>
          <table:table-cell table:style-name="ce49" table:formula="of:=VLOOKUP([.L232];['1'.$A$2:.$B$16];2)" office:value-type="float" office:value="0">
            <text:p>#N/A</text:p>
          </table:table-cell>
          <table:table-cell table:style-name="ce49" table:formula="of:=VLOOKUP([.M23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224">
            <text:p>224</text:p>
          </table:table-cell>
          <table:table-cell table:style-name="ce30" office:value-type="date" office:date-value="2023-02-03T01:34:28.17">
            <text:p>02/03 1:34</text:p>
          </table:table-cell>
          <table:table-cell table:style-name="ce34" office:value-type="string">
            <text:p>L</text:p>
          </table:table-cell>
          <table:table-cell table:style-name="ce37" table:formula="of:=FIND(&quot;C&quot;;[.$C233];1)" office:value-type="float" office:value="0">
            <text:p>#VALUE!</text:p>
          </table:table-cell>
          <table:table-cell table:style-name="ce37" table:formula="of:=FIND(&quot;K&quot;;[.$C233];1)" office:value-type="float" office:value="0">
            <text:p>#VALUE!</text:p>
          </table:table-cell>
          <table:table-cell table:style-name="ce37" table:formula="of:=[.D233]*[.E233]" office:value-type="float" office:value="0">
            <text:p>#VALUE!</text:p>
          </table:table-cell>
          <table:table-cell table:style-name="ce40" office:value-type="string">
            <text:p>1'1'1'1'1'</text:p>
            <text:p>1'1'</text:p>
          </table:table-cell>
          <table:table-cell table:style-name="ce40"/>
          <table:table-cell table:style-name="ce29" table:formula="of:=LEFT([.$C233];1)" office:value-type="string" office:string-value="L">
            <text:p>L</text:p>
          </table:table-cell>
          <table:table-cell table:style-name="ce49" table:formula="of:=MID([.$C233];2;1)">
            <text:p/>
          </table:table-cell>
          <table:table-cell table:style-name="ce49" table:formula="of:=MID([.$C233];3;1)">
            <text:p/>
          </table:table-cell>
          <table:table-cell table:style-name="ce49" table:formula="of:=IF(LEN([.$C233])&gt;3;MID([.$C233];4;1);-1)" office:value-type="float" office:value="-1">
            <text:p>-1</text:p>
          </table:table-cell>
          <table:table-cell table:style-name="ce49" table:formula="of:=IF(LEN([.$C233])&gt;3;MID([.$C233];5;1);-1)" office:value-type="float" office:value="-1">
            <text:p>-1</text:p>
          </table:table-cell>
          <table:table-cell table:style-name="ce49" table:formula="of:=VLOOKUP([.I233];['1'.$A$2:.$B$14];2)" office:value-type="string" office:string-value="日本酒（米だけの）">
            <text:p>日本酒（米だけの）</text:p>
          </table:table-cell>
          <table:table-cell table:style-name="ce49" table:formula="of:=VLOOKUP([.J233];['1'.$A$2:.$B$16];2)" office:value-type="float" office:value="0">
            <text:p>#N/A</text:p>
          </table:table-cell>
          <table:table-cell table:style-name="ce49" table:formula="of:=VLOOKUP([.K233];['1'.$A$2:.$B$16];2)" office:value-type="float" office:value="0">
            <text:p>#N/A</text:p>
          </table:table-cell>
          <table:table-cell table:style-name="ce49" table:formula="of:=VLOOKUP([.L233];['1'.$A$2:.$B$16];2)" office:value-type="float" office:value="0">
            <text:p>#N/A</text:p>
          </table:table-cell>
          <table:table-cell table:style-name="ce49" table:formula="of:=VLOOKUP([.M23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9">
            <text:p>199</text:p>
          </table:table-cell>
          <table:table-cell table:style-name="ce30" office:value-type="date" office:date-value="2023-01-25T01:27:04.61">
            <text:p>01/25 1:27</text:p>
          </table:table-cell>
          <table:table-cell table:style-name="ce34" office:value-type="string">
            <text:p>L</text:p>
          </table:table-cell>
          <table:table-cell table:style-name="ce37" table:formula="of:=FIND(&quot;C&quot;;[.$C234];1)" office:value-type="float" office:value="0">
            <text:p>#VALUE!</text:p>
          </table:table-cell>
          <table:table-cell table:style-name="ce37" table:formula="of:=FIND(&quot;K&quot;;[.$C234];1)" office:value-type="float" office:value="0">
            <text:p>#VALUE!</text:p>
          </table:table-cell>
          <table:table-cell table:style-name="ce37" table:formula="of:=[.D234]*[.E234]" office:value-type="float" office:value="0">
            <text:p>#VALUE!</text:p>
          </table:table-cell>
          <table:table-cell table:style-name="ce40" office:value-type="string">
            <text:p>11</text:p>
          </table:table-cell>
          <table:table-cell table:style-name="ce40"/>
          <table:table-cell table:style-name="ce29" table:formula="of:=LEFT([.$C234];1)" office:value-type="string" office:string-value="L">
            <text:p>L</text:p>
          </table:table-cell>
          <table:table-cell table:style-name="ce49" table:formula="of:=MID([.$C234];2;1)">
            <text:p/>
          </table:table-cell>
          <table:table-cell table:style-name="ce49" table:formula="of:=MID([.$C234];3;1)">
            <text:p/>
          </table:table-cell>
          <table:table-cell table:style-name="ce49" table:formula="of:=IF(LEN([.$C234])&gt;3;MID([.$C234];4;1);-1)" office:value-type="float" office:value="-1">
            <text:p>-1</text:p>
          </table:table-cell>
          <table:table-cell table:style-name="ce49" table:formula="of:=IF(LEN([.$C234])&gt;3;MID([.$C234];5;1);-1)" office:value-type="float" office:value="-1">
            <text:p>-1</text:p>
          </table:table-cell>
          <table:table-cell table:style-name="ce49" table:formula="of:=VLOOKUP([.I234];['1'.$A$2:.$B$14];2)" office:value-type="string" office:string-value="日本酒（米だけの）">
            <text:p>日本酒（米だけの）</text:p>
          </table:table-cell>
          <table:table-cell table:style-name="ce49" table:formula="of:=VLOOKUP([.J234];['1'.$A$2:.$B$16];2)" office:value-type="float" office:value="0">
            <text:p>#N/A</text:p>
          </table:table-cell>
          <table:table-cell table:style-name="ce49" table:formula="of:=VLOOKUP([.K234];['1'.$A$2:.$B$16];2)" office:value-type="float" office:value="0">
            <text:p>#N/A</text:p>
          </table:table-cell>
          <table:table-cell table:style-name="ce49" table:formula="of:=VLOOKUP([.L234];['1'.$A$2:.$B$16];2)" office:value-type="float" office:value="0">
            <text:p>#N/A</text:p>
          </table:table-cell>
          <table:table-cell table:style-name="ce49" table:formula="of:=VLOOKUP([.M234];['1'.$A$2:.$B$16];2)" office:value-type="float" office:value="0">
            <text:p>#N/A</text:p>
          </table:table-cell>
          <table:table-cell table:style-name="ce51" office:value-type="string">
            <text:p>맛 : <text:s/>(1) 가온 --&gt; 약 75 초. 이 길이로 좋을 것이다. 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2">
            <text:p>202</text:p>
          </table:table-cell>
          <table:table-cell table:style-name="ce30" office:value-type="date" office:date-value="2023-01-26T01:39:15.49">
            <text:p>01/26 1:39</text:p>
          </table:table-cell>
          <table:table-cell table:style-name="ce34" office:value-type="string">
            <text:p>L</text:p>
          </table:table-cell>
          <table:table-cell table:style-name="ce37" table:formula="of:=FIND(&quot;C&quot;;[.$C235];1)" office:value-type="float" office:value="0">
            <text:p>#VALUE!</text:p>
          </table:table-cell>
          <table:table-cell table:style-name="ce37" table:formula="of:=FIND(&quot;K&quot;;[.$C235];1)" office:value-type="float" office:value="0">
            <text:p>#VALUE!</text:p>
          </table:table-cell>
          <table:table-cell table:style-name="ce37" table:formula="of:=[.D235]*[.E235]" office:value-type="float" office:value="0">
            <text:p>#VALUE!</text:p>
          </table:table-cell>
          <table:table-cell table:style-name="ce40" office:value-type="string">
            <text:p>12</text:p>
          </table:table-cell>
          <table:table-cell table:style-name="ce40"/>
          <table:table-cell table:style-name="ce29" table:formula="of:=LEFT([.$C235];1)" office:value-type="string" office:string-value="L">
            <text:p>L</text:p>
          </table:table-cell>
          <table:table-cell table:style-name="ce49" table:formula="of:=MID([.$C235];2;1)">
            <text:p/>
          </table:table-cell>
          <table:table-cell table:style-name="ce49" table:formula="of:=MID([.$C235];3;1)">
            <text:p/>
          </table:table-cell>
          <table:table-cell table:style-name="ce49" table:formula="of:=IF(LEN([.$C235])&gt;3;MID([.$C235];4;1);-1)" office:value-type="float" office:value="-1">
            <text:p>-1</text:p>
          </table:table-cell>
          <table:table-cell table:style-name="ce49" table:formula="of:=IF(LEN([.$C235])&gt;3;MID([.$C235];5;1);-1)" office:value-type="float" office:value="-1">
            <text:p>-1</text:p>
          </table:table-cell>
          <table:table-cell table:style-name="ce49" table:formula="of:=VLOOKUP([.I235];['1'.$A$2:.$B$14];2)" office:value-type="string" office:string-value="日本酒（米だけの）">
            <text:p>日本酒（米だけの）</text:p>
          </table:table-cell>
          <table:table-cell table:style-name="ce49" table:formula="of:=VLOOKUP([.J235];['1'.$A$2:.$B$16];2)" office:value-type="float" office:value="0">
            <text:p>#N/A</text:p>
          </table:table-cell>
          <table:table-cell table:style-name="ce49" table:formula="of:=VLOOKUP([.K235];['1'.$A$2:.$B$16];2)" office:value-type="float" office:value="0">
            <text:p>#N/A</text:p>
          </table:table-cell>
          <table:table-cell table:style-name="ce49" table:formula="of:=VLOOKUP([.L235];['1'.$A$2:.$B$16];2)" office:value-type="float" office:value="0">
            <text:p>#N/A</text:p>
          </table:table-cell>
          <table:table-cell table:style-name="ce49" table:formula="of:=VLOOKUP([.M235];['1'.$A$2:.$B$16];2)" office:value-type="float" office:value="0">
            <text:p>#N/A</text:p>
          </table:table-cell>
          <table:table-cell table:style-name="ce51" office:value-type="string">
            <text:p>(1) 가온 시간. 약 1분간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5">
            <text:p>205</text:p>
          </table:table-cell>
          <table:table-cell table:style-name="ce30" office:value-type="date" office:date-value="2023-01-27T01:12:03.25">
            <text:p>01/27 1:12</text:p>
          </table:table-cell>
          <table:table-cell table:style-name="ce34" office:value-type="string">
            <text:p>L</text:p>
          </table:table-cell>
          <table:table-cell table:style-name="ce37" table:formula="of:=FIND(&quot;C&quot;;[.$C236];1)" office:value-type="float" office:value="0">
            <text:p>#VALUE!</text:p>
          </table:table-cell>
          <table:table-cell table:style-name="ce37" table:formula="of:=FIND(&quot;K&quot;;[.$C236];1)" office:value-type="float" office:value="0">
            <text:p>#VALUE!</text:p>
          </table:table-cell>
          <table:table-cell table:style-name="ce37" table:formula="of:=[.D236]*[.E236]" office:value-type="float" office:value="0">
            <text:p>#VALUE!</text:p>
          </table:table-cell>
          <table:table-cell table:style-name="ce40" office:value-type="string">
            <text:p>12</text:p>
          </table:table-cell>
          <table:table-cell table:style-name="ce40"/>
          <table:table-cell table:style-name="ce29" table:formula="of:=LEFT([.$C236];1)" office:value-type="string" office:string-value="L">
            <text:p>L</text:p>
          </table:table-cell>
          <table:table-cell table:style-name="ce49" table:formula="of:=MID([.$C236];2;1)">
            <text:p/>
          </table:table-cell>
          <table:table-cell table:style-name="ce49" table:formula="of:=MID([.$C236];3;1)">
            <text:p/>
          </table:table-cell>
          <table:table-cell table:style-name="ce49" table:formula="of:=IF(LEN([.$C236])&gt;3;MID([.$C236];4;1);-1)" office:value-type="float" office:value="-1">
            <text:p>-1</text:p>
          </table:table-cell>
          <table:table-cell table:style-name="ce49" table:formula="of:=IF(LEN([.$C236])&gt;3;MID([.$C236];5;1);-1)" office:value-type="float" office:value="-1">
            <text:p>-1</text:p>
          </table:table-cell>
          <table:table-cell table:style-name="ce49" table:formula="of:=VLOOKUP([.I236];['1'.$A$2:.$B$14];2)" office:value-type="string" office:string-value="日本酒（米だけの）">
            <text:p>日本酒（米だけの）</text:p>
          </table:table-cell>
          <table:table-cell table:style-name="ce49" table:formula="of:=VLOOKUP([.J236];['1'.$A$2:.$B$16];2)" office:value-type="float" office:value="0">
            <text:p>#N/A</text:p>
          </table:table-cell>
          <table:table-cell table:style-name="ce49" table:formula="of:=VLOOKUP([.K236];['1'.$A$2:.$B$16];2)" office:value-type="float" office:value="0">
            <text:p>#N/A</text:p>
          </table:table-cell>
          <table:table-cell table:style-name="ce49" table:formula="of:=VLOOKUP([.L236];['1'.$A$2:.$B$16];2)" office:value-type="float" office:value="0">
            <text:p>#N/A</text:p>
          </table:table-cell>
          <table:table-cell table:style-name="ce49" table:formula="of:=VLOOKUP([.M236];['1'.$A$2:.$B$16];2)" office:value-type="float" office:value="0">
            <text:p>#N/A</text:p>
          </table:table-cell>
          <table:table-cell table:style-name="ce51" office:value-type="string">
            <text:p>(1) 가온 시간 : 60 초. 50 초라도 좋은가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13">
            <text:p>213</text:p>
          </table:table-cell>
          <table:table-cell table:style-name="ce30" office:value-type="date" office:date-value="2023-01-30T01:37:20.92">
            <text:p>01/30 1:37</text:p>
          </table:table-cell>
          <table:table-cell table:style-name="ce34" office:value-type="string">
            <text:p>L</text:p>
          </table:table-cell>
          <table:table-cell table:style-name="ce37" table:formula="of:=FIND(&quot;C&quot;;[.$C237];1)" office:value-type="float" office:value="0">
            <text:p>#VALUE!</text:p>
          </table:table-cell>
          <table:table-cell table:style-name="ce37" table:formula="of:=FIND(&quot;K&quot;;[.$C237];1)" office:value-type="float" office:value="0">
            <text:p>#VALUE!</text:p>
          </table:table-cell>
          <table:table-cell table:style-name="ce37" table:formula="of:=[.D237]*[.E237]" office:value-type="float" office:value="0">
            <text:p>#VALUE!</text:p>
          </table:table-cell>
          <table:table-cell table:style-name="ce40" office:value-type="string">
            <text:p>12</text:p>
          </table:table-cell>
          <table:table-cell table:style-name="ce40"/>
          <table:table-cell table:style-name="ce29" table:formula="of:=LEFT([.$C237];1)" office:value-type="string" office:string-value="L">
            <text:p>L</text:p>
          </table:table-cell>
          <table:table-cell table:style-name="ce49" table:formula="of:=MID([.$C237];2;1)">
            <text:p/>
          </table:table-cell>
          <table:table-cell table:style-name="ce49" table:formula="of:=MID([.$C237];3;1)">
            <text:p/>
          </table:table-cell>
          <table:table-cell table:style-name="ce49" table:formula="of:=IF(LEN([.$C237])&gt;3;MID([.$C237];4;1);-1)" office:value-type="float" office:value="-1">
            <text:p>-1</text:p>
          </table:table-cell>
          <table:table-cell table:style-name="ce49" table:formula="of:=IF(LEN([.$C237])&gt;3;MID([.$C237];5;1);-1)" office:value-type="float" office:value="-1">
            <text:p>-1</text:p>
          </table:table-cell>
          <table:table-cell table:style-name="ce49" table:formula="of:=VLOOKUP([.I237];['1'.$A$2:.$B$14];2)" office:value-type="string" office:string-value="日本酒（米だけの）">
            <text:p>日本酒（米だけの）</text:p>
          </table:table-cell>
          <table:table-cell table:style-name="ce49" table:formula="of:=VLOOKUP([.J237];['1'.$A$2:.$B$16];2)" office:value-type="float" office:value="0">
            <text:p>#N/A</text:p>
          </table:table-cell>
          <table:table-cell table:style-name="ce49" table:formula="of:=VLOOKUP([.K237];['1'.$A$2:.$B$16];2)" office:value-type="float" office:value="0">
            <text:p>#N/A</text:p>
          </table:table-cell>
          <table:table-cell table:style-name="ce49" table:formula="of:=VLOOKUP([.L237];['1'.$A$2:.$B$16];2)" office:value-type="float" office:value="0">
            <text:p>#N/A</text:p>
          </table:table-cell>
          <table:table-cell table:style-name="ce49" table:formula="of:=VLOOKUP([.M237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4" office:value-type="string">
            <text:p>L</text:p>
          </table:table-cell>
          <table:table-cell table:style-name="ce37" table:formula="of:=FIND(&quot;C&quot;;[.$C238];1)" office:value-type="float" office:value="0">
            <text:p>#VALUE!</text:p>
          </table:table-cell>
          <table:table-cell table:style-name="ce37" table:formula="of:=FIND(&quot;K&quot;;[.$C238];1)" office:value-type="float" office:value="0">
            <text:p>#VALUE!</text:p>
          </table:table-cell>
          <table:table-cell table:style-name="ce37" table:formula="of:=[.D238]*[.E238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 office:value-type="string">
            <text:p>1</text:p>
          </table:table-cell>
          <table:table-cell table:style-name="ce29" table:formula="of:=LEFT([.$C238];1)" office:value-type="string" office:string-value="L">
            <text:p>L</text:p>
          </table:table-cell>
          <table:table-cell table:style-name="ce49" table:formula="of:=MID([.$C238];2;1)">
            <text:p/>
          </table:table-cell>
          <table:table-cell table:style-name="ce49" table:formula="of:=MID([.$C238];3;1)">
            <text:p/>
          </table:table-cell>
          <table:table-cell table:style-name="ce49" table:formula="of:=IF(LEN([.$C238])&gt;3;MID([.$C238];4;1);-1)" office:value-type="float" office:value="-1">
            <text:p>-1</text:p>
          </table:table-cell>
          <table:table-cell table:style-name="ce49" table:formula="of:=IF(LEN([.$C238])&gt;3;MID([.$C238];5;1);-1)" office:value-type="float" office:value="-1">
            <text:p>-1</text:p>
          </table:table-cell>
          <table:table-cell table:style-name="ce49" table:formula="of:=VLOOKUP([.I238];['1'.$A$2:.$B$14];2)" office:value-type="string" office:string-value="日本酒（米だけの）">
            <text:p>日本酒（米だけの）</text:p>
          </table:table-cell>
          <table:table-cell table:style-name="ce49" table:formula="of:=VLOOKUP([.J238];['1'.$A$2:.$B$14];2)" office:value-type="float" office:value="0">
            <text:p>#N/A</text:p>
          </table:table-cell>
          <table:table-cell table:style-name="ce49" table:formula="of:=VLOOKUP([.K238];['1'.$A$2:.$B$14];2)" office:value-type="float" office:value="0">
            <text:p>#N/A</text:p>
          </table:table-cell>
          <table:table-cell table:style-name="ce49" table:formula="of:=VLOOKUP([.L238];['1'.$A$2:.$B$15];2)" office:value-type="float" office:value="0">
            <text:p>#N/A</text:p>
          </table:table-cell>
          <table:table-cell table:style-name="ce49" table:formula="of:=VLOOKUP([.M238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4" office:value-type="string">
            <text:p>L</text:p>
          </table:table-cell>
          <table:table-cell table:style-name="ce37" table:formula="of:=FIND(&quot;C&quot;;[.$C239];1)" office:value-type="float" office:value="0">
            <text:p>#VALUE!</text:p>
          </table:table-cell>
          <table:table-cell table:style-name="ce37" table:formula="of:=FIND(&quot;K&quot;;[.$C239];1)" office:value-type="float" office:value="0">
            <text:p>#VALUE!</text:p>
          </table:table-cell>
          <table:table-cell table:style-name="ce37" table:formula="of:=[.D239]*[.E239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 office:value-type="string">
            <text:p>1</text:p>
          </table:table-cell>
          <table:table-cell table:style-name="ce29" table:formula="of:=LEFT([.$C239];1)" office:value-type="string" office:string-value="L">
            <text:p>L</text:p>
          </table:table-cell>
          <table:table-cell table:style-name="ce49" table:formula="of:=MID([.$C239];2;1)">
            <text:p/>
          </table:table-cell>
          <table:table-cell table:style-name="ce49" table:formula="of:=MID([.$C239];3;1)">
            <text:p/>
          </table:table-cell>
          <table:table-cell table:style-name="ce49" table:formula="of:=IF(LEN([.$C239])&gt;3;MID([.$C239];4;1);-1)" office:value-type="float" office:value="-1">
            <text:p>-1</text:p>
          </table:table-cell>
          <table:table-cell table:style-name="ce49" table:formula="of:=IF(LEN([.$C239])&gt;3;MID([.$C239];5;1);-1)" office:value-type="float" office:value="-1">
            <text:p>-1</text:p>
          </table:table-cell>
          <table:table-cell table:style-name="ce49" table:formula="of:=VLOOKUP([.I239];['1'.$A$2:.$B$14];2)" office:value-type="string" office:string-value="日本酒（米だけの）">
            <text:p>日本酒（米だけの）</text:p>
          </table:table-cell>
          <table:table-cell table:style-name="ce49" table:formula="of:=VLOOKUP([.J239];['1'.$A$2:.$B$14];2)" office:value-type="float" office:value="0">
            <text:p>#N/A</text:p>
          </table:table-cell>
          <table:table-cell table:style-name="ce49" table:formula="of:=VLOOKUP([.K239];['1'.$A$2:.$B$14];2)" office:value-type="float" office:value="0">
            <text:p>#N/A</text:p>
          </table:table-cell>
          <table:table-cell table:style-name="ce49" table:formula="of:=VLOOKUP([.L239];['1'.$A$2:.$B$15];2)" office:value-type="float" office:value="0">
            <text:p>#N/A</text:p>
          </table:table-cell>
          <table:table-cell table:style-name="ce49" table:formula="of:=VLOOKUP([.M239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4" office:value-type="string">
            <text:p>L</text:p>
          </table:table-cell>
          <table:table-cell table:style-name="ce37" table:formula="of:=FIND(&quot;C&quot;;[.$C240];1)" office:value-type="float" office:value="0">
            <text:p>#VALUE!</text:p>
          </table:table-cell>
          <table:table-cell table:style-name="ce37" table:formula="of:=FIND(&quot;K&quot;;[.$C240];1)" office:value-type="float" office:value="0">
            <text:p>#VALUE!</text:p>
          </table:table-cell>
          <table:table-cell table:style-name="ce37" table:formula="of:=[.D240]*[.E240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 office:value-type="string">
            <text:p>1</text:p>
          </table:table-cell>
          <table:table-cell table:style-name="ce29" table:formula="of:=LEFT([.$C240];1)" office:value-type="string" office:string-value="L">
            <text:p>L</text:p>
          </table:table-cell>
          <table:table-cell table:style-name="ce49" table:formula="of:=MID([.$C240];2;1)">
            <text:p/>
          </table:table-cell>
          <table:table-cell table:style-name="ce49" table:formula="of:=MID([.$C240];3;1)">
            <text:p/>
          </table:table-cell>
          <table:table-cell table:style-name="ce49" table:formula="of:=IF(LEN([.$C240])&gt;3;MID([.$C240];4;1);-1)" office:value-type="float" office:value="-1">
            <text:p>-1</text:p>
          </table:table-cell>
          <table:table-cell table:style-name="ce49" table:formula="of:=IF(LEN([.$C240])&gt;3;MID([.$C240];5;1);-1)" office:value-type="float" office:value="-1">
            <text:p>-1</text:p>
          </table:table-cell>
          <table:table-cell table:style-name="ce49" table:formula="of:=VLOOKUP([.I240];['1'.$A$2:.$B$14];2)" office:value-type="string" office:string-value="日本酒（米だけの）">
            <text:p>日本酒（米だけの）</text:p>
          </table:table-cell>
          <table:table-cell table:style-name="ce49" table:formula="of:=VLOOKUP([.J240];['1'.$A$2:.$B$16];2)" office:value-type="float" office:value="0">
            <text:p>#N/A</text:p>
          </table:table-cell>
          <table:table-cell table:style-name="ce49" table:formula="of:=VLOOKUP([.K240];['1'.$A$2:.$B$16];2)" office:value-type="float" office:value="0">
            <text:p>#N/A</text:p>
          </table:table-cell>
          <table:table-cell table:style-name="ce49" table:formula="of:=VLOOKUP([.L240];['1'.$A$2:.$B$16];2)" office:value-type="float" office:value="0">
            <text:p>#N/A</text:p>
          </table:table-cell>
          <table:table-cell table:style-name="ce49" table:formula="of:=VLOOKUP([.M240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4" office:value-type="string">
            <text:p>L</text:p>
          </table:table-cell>
          <table:table-cell table:style-name="ce37" table:formula="of:=FIND(&quot;C&quot;;[.$C241];1)" office:value-type="float" office:value="0">
            <text:p>#VALUE!</text:p>
          </table:table-cell>
          <table:table-cell table:style-name="ce37" table:formula="of:=FIND(&quot;K&quot;;[.$C241];1)" office:value-type="float" office:value="0">
            <text:p>#VALUE!</text:p>
          </table:table-cell>
          <table:table-cell table:style-name="ce37" table:formula="of:=[.D241]*[.E241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/>
          <table:table-cell table:style-name="ce29" table:formula="of:=LEFT([.$C241];1)" office:value-type="string" office:string-value="L">
            <text:p>L</text:p>
          </table:table-cell>
          <table:table-cell table:style-name="ce49" table:formula="of:=MID([.$C241];2;1)">
            <text:p/>
          </table:table-cell>
          <table:table-cell table:style-name="ce49" table:formula="of:=MID([.$C241];3;1)">
            <text:p/>
          </table:table-cell>
          <table:table-cell table:style-name="ce49" table:formula="of:=IF(LEN([.$C241])&gt;3;MID([.$C241];4;1);-1)" office:value-type="float" office:value="-1">
            <text:p>-1</text:p>
          </table:table-cell>
          <table:table-cell table:style-name="ce49" table:formula="of:=IF(LEN([.$C241])&gt;3;MID([.$C241];5;1);-1)" office:value-type="float" office:value="-1">
            <text:p>-1</text:p>
          </table:table-cell>
          <table:table-cell table:style-name="ce49" table:formula="of:=VLOOKUP([.I241];['1'.$A$2:.$B$14];2)" office:value-type="string" office:string-value="日本酒（米だけの）">
            <text:p>日本酒（米だけの）</text:p>
          </table:table-cell>
          <table:table-cell table:style-name="ce49" table:formula="of:=VLOOKUP([.J241];['1'.$A$2:.$B$14];2)" office:value-type="float" office:value="0">
            <text:p>#N/A</text:p>
          </table:table-cell>
          <table:table-cell table:style-name="ce49" table:formula="of:=VLOOKUP([.K241];['1'.$A$2:.$B$14];2)" office:value-type="float" office:value="0">
            <text:p>#N/A</text:p>
          </table:table-cell>
          <table:table-cell table:style-name="ce49" table:formula="of:=VLOOKUP([.L241];['1'.$A$2:.$B$16];2)" office:value-type="float" office:value="0">
            <text:p>#N/A</text:p>
          </table:table-cell>
          <table:table-cell table:style-name="ce49" table:formula="of:=VLOOKUP([.M241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4" office:value-type="string">
            <text:p>L</text:p>
          </table:table-cell>
          <table:table-cell table:style-name="ce37" table:formula="of:=FIND(&quot;C&quot;;[.$C242];1)" office:value-type="float" office:value="0">
            <text:p>#VALUE!</text:p>
          </table:table-cell>
          <table:table-cell table:style-name="ce37" table:formula="of:=FIND(&quot;K&quot;;[.$C242];1)" office:value-type="float" office:value="0">
            <text:p>#VALUE!</text:p>
          </table:table-cell>
          <table:table-cell table:style-name="ce37" table:formula="of:=[.D242]*[.E242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/>
          <table:table-cell table:style-name="ce29" table:formula="of:=LEFT([.$C242];1)" office:value-type="string" office:string-value="L">
            <text:p>L</text:p>
          </table:table-cell>
          <table:table-cell table:style-name="ce49" table:formula="of:=MID([.$C242];2;1)">
            <text:p/>
          </table:table-cell>
          <table:table-cell table:style-name="ce49" table:formula="of:=MID([.$C242];3;1)">
            <text:p/>
          </table:table-cell>
          <table:table-cell table:style-name="ce49" table:formula="of:=IF(LEN([.$C242])&gt;3;MID([.$C242];4;1);-1)" office:value-type="float" office:value="-1">
            <text:p>-1</text:p>
          </table:table-cell>
          <table:table-cell table:style-name="ce49" table:formula="of:=IF(LEN([.$C242])&gt;3;MID([.$C242];5;1);-1)" office:value-type="float" office:value="-1">
            <text:p>-1</text:p>
          </table:table-cell>
          <table:table-cell table:style-name="ce49" table:formula="of:=VLOOKUP([.I242];['1'.$A$2:.$B$14];2)" office:value-type="string" office:string-value="日本酒（米だけの）">
            <text:p>日本酒（米だけの）</text:p>
          </table:table-cell>
          <table:table-cell table:style-name="ce49" table:formula="of:=VLOOKUP([.J242];['1'.$A$2:.$B$16];2)" office:value-type="float" office:value="0">
            <text:p>#N/A</text:p>
          </table:table-cell>
          <table:table-cell table:style-name="ce49" table:formula="of:=VLOOKUP([.K242];['1'.$A$2:.$B$16];2)" office:value-type="float" office:value="0">
            <text:p>#N/A</text:p>
          </table:table-cell>
          <table:table-cell table:style-name="ce49" table:formula="of:=VLOOKUP([.L242];['1'.$A$2:.$B$16];2)" office:value-type="float" office:value="0">
            <text:p>#N/A</text:p>
          </table:table-cell>
          <table:table-cell table:style-name="ce49" table:formula="of:=VLOOKUP([.M24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4" office:value-type="string">
            <text:p>L</text:p>
          </table:table-cell>
          <table:table-cell table:style-name="ce37" table:formula="of:=FIND(&quot;C&quot;;[.$C243];1)" office:value-type="float" office:value="0">
            <text:p>#VALUE!</text:p>
          </table:table-cell>
          <table:table-cell table:style-name="ce37" table:formula="of:=FIND(&quot;K&quot;;[.$C243];1)" office:value-type="float" office:value="0">
            <text:p>#VALUE!</text:p>
          </table:table-cell>
          <table:table-cell table:style-name="ce37" table:formula="of:=[.D243]*[.E243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/>
          <table:table-cell table:style-name="ce29" table:formula="of:=LEFT([.$C243];1)" office:value-type="string" office:string-value="L">
            <text:p>L</text:p>
          </table:table-cell>
          <table:table-cell table:style-name="ce49" table:formula="of:=MID([.$C243];2;1)">
            <text:p/>
          </table:table-cell>
          <table:table-cell table:style-name="ce49" table:formula="of:=MID([.$C243];3;1)">
            <text:p/>
          </table:table-cell>
          <table:table-cell table:style-name="ce49" table:formula="of:=IF(LEN([.$C243])&gt;3;MID([.$C243];4;1);-1)" office:value-type="float" office:value="-1">
            <text:p>-1</text:p>
          </table:table-cell>
          <table:table-cell table:style-name="ce49" table:formula="of:=IF(LEN([.$C243])&gt;3;MID([.$C243];5;1);-1)" office:value-type="float" office:value="-1">
            <text:p>-1</text:p>
          </table:table-cell>
          <table:table-cell table:style-name="ce49" table:formula="of:=VLOOKUP([.I243];['1'.$A$2:.$B$14];2)" office:value-type="string" office:string-value="日本酒（米だけの）">
            <text:p>日本酒（米だけの）</text:p>
          </table:table-cell>
          <table:table-cell table:style-name="ce49" table:formula="of:=VLOOKUP([.J243];['1'.$A$2:.$B$16];2)" office:value-type="float" office:value="0">
            <text:p>#N/A</text:p>
          </table:table-cell>
          <table:table-cell table:style-name="ce49" table:formula="of:=VLOOKUP([.K243];['1'.$A$2:.$B$16];2)" office:value-type="float" office:value="0">
            <text:p>#N/A</text:p>
          </table:table-cell>
          <table:table-cell table:style-name="ce49" table:formula="of:=VLOOKUP([.L243];['1'.$A$2:.$B$16];2)" office:value-type="float" office:value="0">
            <text:p>#N/A</text:p>
          </table:table-cell>
          <table:table-cell table:style-name="ce49" table:formula="of:=VLOOKUP([.M24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4" office:value-type="string">
            <text:p>L</text:p>
          </table:table-cell>
          <table:table-cell table:style-name="ce37" table:formula="of:=FIND(&quot;C&quot;;[.$C244];1)" office:value-type="float" office:value="0">
            <text:p>#VALUE!</text:p>
          </table:table-cell>
          <table:table-cell table:style-name="ce37" table:formula="of:=FIND(&quot;K&quot;;[.$C244];1)" office:value-type="float" office:value="0">
            <text:p>#VALUE!</text:p>
          </table:table-cell>
          <table:table-cell table:style-name="ce37" table:formula="of:=[.D244]*[.E244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/>
          <table:table-cell table:style-name="ce29" table:formula="of:=LEFT([.$C244];1)" office:value-type="string" office:string-value="L">
            <text:p>L</text:p>
          </table:table-cell>
          <table:table-cell table:style-name="ce49" table:formula="of:=MID([.$C244];2;1)">
            <text:p/>
          </table:table-cell>
          <table:table-cell table:style-name="ce49" table:formula="of:=MID([.$C244];3;1)">
            <text:p/>
          </table:table-cell>
          <table:table-cell table:style-name="ce49" table:formula="of:=IF(LEN([.$C244])&gt;3;MID([.$C244];4;1);-1)" office:value-type="float" office:value="-1">
            <text:p>-1</text:p>
          </table:table-cell>
          <table:table-cell table:style-name="ce49" table:formula="of:=IF(LEN([.$C244])&gt;3;MID([.$C244];5;1);-1)" office:value-type="float" office:value="-1">
            <text:p>-1</text:p>
          </table:table-cell>
          <table:table-cell table:style-name="ce49" table:formula="of:=VLOOKUP([.I244];['1'.$A$2:.$B$14];2)" office:value-type="string" office:string-value="日本酒（米だけの）">
            <text:p>日本酒（米だけの）</text:p>
          </table:table-cell>
          <table:table-cell table:style-name="ce49" table:formula="of:=VLOOKUP([.J244];['1'.$A$2:.$B$16];2)" office:value-type="float" office:value="0">
            <text:p>#N/A</text:p>
          </table:table-cell>
          <table:table-cell table:style-name="ce49" table:formula="of:=VLOOKUP([.K244];['1'.$A$2:.$B$16];2)" office:value-type="float" office:value="0">
            <text:p>#N/A</text:p>
          </table:table-cell>
          <table:table-cell table:style-name="ce49" table:formula="of:=VLOOKUP([.L244];['1'.$A$2:.$B$16];2)" office:value-type="float" office:value="0">
            <text:p>#N/A</text:p>
          </table:table-cell>
          <table:table-cell table:style-name="ce49" table:formula="of:=VLOOKUP([.M244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5">
            <text:p>195</text:p>
          </table:table-cell>
          <table:table-cell table:style-name="ce30" office:value-type="date" office:date-value="2023-01-24T02:04:06.620001">
            <text:p>01/24 2:4</text:p>
          </table:table-cell>
          <table:table-cell table:style-name="ce34" office:value-type="string">
            <text:p>L</text:p>
          </table:table-cell>
          <table:table-cell table:style-name="ce37" table:formula="of:=FIND(&quot;C&quot;;[.$C245];1)" office:value-type="float" office:value="0">
            <text:p>#VALUE!</text:p>
          </table:table-cell>
          <table:table-cell table:style-name="ce37" table:formula="of:=FIND(&quot;K&quot;;[.$C245];1)" office:value-type="float" office:value="0">
            <text:p>#VALUE!</text:p>
          </table:table-cell>
          <table:table-cell table:style-name="ce37" table:formula="of:=[.D245]*[.E245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/>
          <table:table-cell table:style-name="ce29" table:formula="of:=LEFT([.$C245];1)" office:value-type="string" office:string-value="L">
            <text:p>L</text:p>
          </table:table-cell>
          <table:table-cell table:style-name="ce49" table:formula="of:=MID([.$C245];2;1)">
            <text:p/>
          </table:table-cell>
          <table:table-cell table:style-name="ce49" table:formula="of:=MID([.$C245];3;1)">
            <text:p/>
          </table:table-cell>
          <table:table-cell table:style-name="ce49" table:formula="of:=IF(LEN([.$C245])&gt;3;MID([.$C245];4;1);-1)" office:value-type="float" office:value="-1">
            <text:p>-1</text:p>
          </table:table-cell>
          <table:table-cell table:style-name="ce49" table:formula="of:=IF(LEN([.$C245])&gt;3;MID([.$C245];5;1);-1)" office:value-type="float" office:value="-1">
            <text:p>-1</text:p>
          </table:table-cell>
          <table:table-cell table:style-name="ce49" table:formula="of:=VLOOKUP([.I245];['1'.$A$2:.$B$14];2)" office:value-type="string" office:string-value="日本酒（米だけの）">
            <text:p>日本酒（米だけの）</text:p>
          </table:table-cell>
          <table:table-cell table:style-name="ce49" table:formula="of:=VLOOKUP([.J245];['1'.$A$2:.$B$16];2)" office:value-type="float" office:value="0">
            <text:p>#N/A</text:p>
          </table:table-cell>
          <table:table-cell table:style-name="ce49" table:formula="of:=VLOOKUP([.K245];['1'.$A$2:.$B$16];2)" office:value-type="float" office:value="0">
            <text:p>#N/A</text:p>
          </table:table-cell>
          <table:table-cell table:style-name="ce49" table:formula="of:=VLOOKUP([.L245];['1'.$A$2:.$B$16];2)" office:value-type="float" office:value="0">
            <text:p>#N/A</text:p>
          </table:table-cell>
          <table:table-cell table:style-name="ce49" table:formula="of:=VLOOKUP([.M245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7">
            <text:p>197</text:p>
          </table:table-cell>
          <table:table-cell table:style-name="ce30" office:value-type="date" office:date-value="2023-01-24T02:23:38.130001">
            <text:p>01/24 2:23</text:p>
          </table:table-cell>
          <table:table-cell table:style-name="ce34" office:value-type="string">
            <text:p>L</text:p>
          </table:table-cell>
          <table:table-cell table:style-name="ce37" table:formula="of:=FIND(&quot;C&quot;;[.$C246];1)" office:value-type="float" office:value="0">
            <text:p>#VALUE!</text:p>
          </table:table-cell>
          <table:table-cell table:style-name="ce37" table:formula="of:=FIND(&quot;K&quot;;[.$C246];1)" office:value-type="float" office:value="0">
            <text:p>#VALUE!</text:p>
          </table:table-cell>
          <table:table-cell table:style-name="ce37" table:formula="of:=[.D246]*[.E246]" office:value-type="float" office:value="0">
            <text:p>#VALUE!</text:p>
          </table:table-cell>
          <table:table-cell table:style-name="ce40" office:value-type="string">
            <text:p>3</text:p>
          </table:table-cell>
          <table:table-cell table:style-name="ce40"/>
          <table:table-cell table:style-name="ce29" table:formula="of:=LEFT([.$C246];1)" office:value-type="string" office:string-value="L">
            <text:p>L</text:p>
          </table:table-cell>
          <table:table-cell table:style-name="ce49" table:formula="of:=MID([.$C246];2;1)">
            <text:p/>
          </table:table-cell>
          <table:table-cell table:style-name="ce49" table:formula="of:=MID([.$C246];3;1)">
            <text:p/>
          </table:table-cell>
          <table:table-cell table:style-name="ce49" table:formula="of:=IF(LEN([.$C246])&gt;3;MID([.$C246];4;1);-1)" office:value-type="float" office:value="-1">
            <text:p>-1</text:p>
          </table:table-cell>
          <table:table-cell table:style-name="ce49" table:formula="of:=IF(LEN([.$C246])&gt;3;MID([.$C246];5;1);-1)" office:value-type="float" office:value="-1">
            <text:p>-1</text:p>
          </table:table-cell>
          <table:table-cell table:style-name="ce49" table:formula="of:=VLOOKUP([.I246];['1'.$A$2:.$B$14];2)" office:value-type="string" office:string-value="日本酒（米だけの）">
            <text:p>日本酒（米だけの）</text:p>
          </table:table-cell>
          <table:table-cell table:style-name="ce49" table:formula="of:=VLOOKUP([.J246];['1'.$A$2:.$B$16];2)" office:value-type="float" office:value="0">
            <text:p>#N/A</text:p>
          </table:table-cell>
          <table:table-cell table:style-name="ce49" table:formula="of:=VLOOKUP([.K246];['1'.$A$2:.$B$16];2)" office:value-type="float" office:value="0">
            <text:p>#N/A</text:p>
          </table:table-cell>
          <table:table-cell table:style-name="ce49" table:formula="of:=VLOOKUP([.L246];['1'.$A$2:.$B$16];2)" office:value-type="float" office:value="0">
            <text:p>#N/A</text:p>
          </table:table-cell>
          <table:table-cell table:style-name="ce49" table:formula="of:=VLOOKUP([.M246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4" office:value-type="string">
            <text:p>L</text:p>
          </table:table-cell>
          <table:table-cell table:style-name="ce37" table:formula="of:=FIND(&quot;C&quot;;[.$C247];1)" office:value-type="float" office:value="0">
            <text:p>#VALUE!</text:p>
          </table:table-cell>
          <table:table-cell table:style-name="ce37" table:formula="of:=FIND(&quot;K&quot;;[.$C247];1)" office:value-type="float" office:value="0">
            <text:p>#VALUE!</text:p>
          </table:table-cell>
          <table:table-cell table:style-name="ce37" table:formula="of:=[.D247]*[.E247]" office:value-type="float" office:value="0">
            <text:p>#VALUE!</text:p>
          </table:table-cell>
          <table:table-cell table:style-name="ce40" office:value-type="string">
            <text:p>4</text:p>
          </table:table-cell>
          <table:table-cell table:style-name="ce40" office:value-type="string">
            <text:p>1</text:p>
          </table:table-cell>
          <table:table-cell table:style-name="ce29" table:formula="of:=LEFT([.$C247];1)" office:value-type="string" office:string-value="L">
            <text:p>L</text:p>
          </table:table-cell>
          <table:table-cell table:style-name="ce49" table:formula="of:=MID([.$C247];2;1)">
            <text:p/>
          </table:table-cell>
          <table:table-cell table:style-name="ce49" table:formula="of:=MID([.$C247];3;1)">
            <text:p/>
          </table:table-cell>
          <table:table-cell table:style-name="ce49" table:formula="of:=IF(LEN([.$C247])&gt;3;MID([.$C247];4;1);-1)" office:value-type="float" office:value="-1">
            <text:p>-1</text:p>
          </table:table-cell>
          <table:table-cell table:style-name="ce49" table:formula="of:=IF(LEN([.$C247])&gt;3;MID([.$C247];5;1);-1)" office:value-type="float" office:value="-1">
            <text:p>-1</text:p>
          </table:table-cell>
          <table:table-cell table:style-name="ce49" table:formula="of:=VLOOKUP([.I247];['1'.$A$2:.$B$14];2)" office:value-type="string" office:string-value="日本酒（米だけの）">
            <text:p>日本酒（米だけの）</text:p>
          </table:table-cell>
          <table:table-cell table:style-name="ce49" table:formula="of:=VLOOKUP([.J247];['1'.$A$2:.$B$14];2)" office:value-type="float" office:value="0">
            <text:p>#N/A</text:p>
          </table:table-cell>
          <table:table-cell table:style-name="ce49" table:formula="of:=VLOOKUP([.K247];['1'.$A$2:.$B$14];2)" office:value-type="float" office:value="0">
            <text:p>#N/A</text:p>
          </table:table-cell>
          <table:table-cell table:style-name="ce49" table:formula="of:=VLOOKUP([.L247];['1'.$A$2:.$B$15];2)" office:value-type="float" office:value="0">
            <text:p>#N/A</text:p>
          </table:table-cell>
          <table:table-cell table:style-name="ce49" table:formula="of:=VLOOKUP([.M247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4" office:value-type="string">
            <text:p>L</text:p>
          </table:table-cell>
          <table:table-cell table:style-name="ce37" table:formula="of:=FIND(&quot;C&quot;;[.$C248];1)" office:value-type="float" office:value="0">
            <text:p>#VALUE!</text:p>
          </table:table-cell>
          <table:table-cell table:style-name="ce37" table:formula="of:=FIND(&quot;K&quot;;[.$C248];1)" office:value-type="float" office:value="0">
            <text:p>#VALUE!</text:p>
          </table:table-cell>
          <table:table-cell table:style-name="ce37" table:formula="of:=[.D248]*[.E248]" office:value-type="float" office:value="0">
            <text:p>#VALUE!</text:p>
          </table:table-cell>
          <table:table-cell table:style-name="ce40" office:value-type="string">
            <text:p>4</text:p>
          </table:table-cell>
          <table:table-cell table:style-name="ce40" office:value-type="string">
            <text:p>1</text:p>
          </table:table-cell>
          <table:table-cell table:style-name="ce29" table:formula="of:=LEFT([.$C248];1)" office:value-type="string" office:string-value="L">
            <text:p>L</text:p>
          </table:table-cell>
          <table:table-cell table:style-name="ce49" table:formula="of:=MID([.$C248];2;1)">
            <text:p/>
          </table:table-cell>
          <table:table-cell table:style-name="ce49" table:formula="of:=MID([.$C248];3;1)">
            <text:p/>
          </table:table-cell>
          <table:table-cell table:style-name="ce49" table:formula="of:=IF(LEN([.$C248])&gt;3;MID([.$C248];4;1);-1)" office:value-type="float" office:value="-1">
            <text:p>-1</text:p>
          </table:table-cell>
          <table:table-cell table:style-name="ce49" table:formula="of:=IF(LEN([.$C248])&gt;3;MID([.$C248];5;1);-1)" office:value-type="float" office:value="-1">
            <text:p>-1</text:p>
          </table:table-cell>
          <table:table-cell table:style-name="ce49" table:formula="of:=VLOOKUP([.I248];['1'.$A$2:.$B$14];2)" office:value-type="string" office:string-value="日本酒（米だけの）">
            <text:p>日本酒（米だけの）</text:p>
          </table:table-cell>
          <table:table-cell table:style-name="ce49" table:formula="of:=VLOOKUP([.J248];['1'.$A$2:.$B$14];2)" office:value-type="float" office:value="0">
            <text:p>#N/A</text:p>
          </table:table-cell>
          <table:table-cell table:style-name="ce49" table:formula="of:=VLOOKUP([.K248];['1'.$A$2:.$B$14];2)" office:value-type="float" office:value="0">
            <text:p>#N/A</text:p>
          </table:table-cell>
          <table:table-cell table:style-name="ce49" table:formula="of:=VLOOKUP([.L248];['1'.$A$2:.$B$15];2)" office:value-type="float" office:value="0">
            <text:p>#N/A</text:p>
          </table:table-cell>
          <table:table-cell table:style-name="ce49" table:formula="of:=VLOOKUP([.M248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4" office:value-type="string">
            <text:p>L</text:p>
          </table:table-cell>
          <table:table-cell table:style-name="ce37" table:formula="of:=FIND(&quot;C&quot;;[.$C249];1)" office:value-type="float" office:value="0">
            <text:p>#VALUE!</text:p>
          </table:table-cell>
          <table:table-cell table:style-name="ce37" table:formula="of:=FIND(&quot;K&quot;;[.$C249];1)" office:value-type="float" office:value="0">
            <text:p>#VALUE!</text:p>
          </table:table-cell>
          <table:table-cell table:style-name="ce37" table:formula="of:=[.D249]*[.E249]" office:value-type="float" office:value="0">
            <text:p>#VALUE!</text:p>
          </table:table-cell>
          <table:table-cell table:style-name="ce40" office:value-type="string">
            <text:p>4</text:p>
          </table:table-cell>
          <table:table-cell table:style-name="ce40"/>
          <table:table-cell table:style-name="ce29" table:formula="of:=LEFT([.$C249];1)" office:value-type="string" office:string-value="L">
            <text:p>L</text:p>
          </table:table-cell>
          <table:table-cell table:style-name="ce49" table:formula="of:=MID([.$C249];2;1)">
            <text:p/>
          </table:table-cell>
          <table:table-cell table:style-name="ce49" table:formula="of:=MID([.$C249];3;1)">
            <text:p/>
          </table:table-cell>
          <table:table-cell table:style-name="ce49" table:formula="of:=IF(LEN([.$C249])&gt;3;MID([.$C249];4;1);-1)" office:value-type="float" office:value="-1">
            <text:p>-1</text:p>
          </table:table-cell>
          <table:table-cell table:style-name="ce49" table:formula="of:=IF(LEN([.$C249])&gt;3;MID([.$C249];5;1);-1)" office:value-type="float" office:value="-1">
            <text:p>-1</text:p>
          </table:table-cell>
          <table:table-cell table:style-name="ce49" table:formula="of:=VLOOKUP([.I249];['1'.$A$2:.$B$14];2)" office:value-type="string" office:string-value="日本酒（米だけの）">
            <text:p>日本酒（米だけの）</text:p>
          </table:table-cell>
          <table:table-cell table:style-name="ce49" table:formula="of:=VLOOKUP([.J249];['1'.$A$2:.$B$14];2)" office:value-type="float" office:value="0">
            <text:p>#N/A</text:p>
          </table:table-cell>
          <table:table-cell table:style-name="ce49" table:formula="of:=VLOOKUP([.K249];['1'.$A$2:.$B$14];2)" office:value-type="float" office:value="0">
            <text:p>#N/A</text:p>
          </table:table-cell>
          <table:table-cell table:style-name="ce49" table:formula="of:=VLOOKUP([.L249];['1'.$A$2:.$B$15];2)" office:value-type="float" office:value="0">
            <text:p>#N/A</text:p>
          </table:table-cell>
          <table:table-cell table:style-name="ce49" table:formula="of:=VLOOKUP([.M249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4">
            <text:p>194</text:p>
          </table:table-cell>
          <table:table-cell table:style-name="ce30" office:value-type="date" office:date-value="2023-01-24T01:55:24.56">
            <text:p>01/24 1:55</text:p>
          </table:table-cell>
          <table:table-cell table:style-name="ce34" office:value-type="string">
            <office:annotation office:display="true" draw:style-name="gr7" draw:text-style-name="P1" svg:width="4.953cm" svg:height="0.645cm" svg:x="7.374cm" svg:y="157.968cm" draw:caption-point-x="-0.61cm" draw:caption-point-y="1.465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37" table:formula="of:=FIND(&quot;C&quot;;[.$C250];1)" office:value-type="float" office:value="0">
            <text:p>#VALUE!</text:p>
          </table:table-cell>
          <table:table-cell table:style-name="ce37" table:formula="of:=FIND(&quot;K&quot;;[.$C250];1)" office:value-type="float" office:value="0">
            <text:p>#VALUE!</text:p>
          </table:table-cell>
          <table:table-cell table:style-name="ce37" table:formula="of:=[.D250]*[.E250]" office:value-type="float" office:value="0">
            <text:p>#VALUE!</text:p>
          </table:table-cell>
          <table:table-cell table:style-name="ce40" office:value-type="string">
            <text:p>4</text:p>
          </table:table-cell>
          <table:table-cell table:style-name="ce40"/>
          <table:table-cell table:style-name="ce29" table:formula="of:=LEFT([.$C250];1)" office:value-type="string" office:string-value="L">
            <text:p>L</text:p>
          </table:table-cell>
          <table:table-cell table:style-name="ce49" table:formula="of:=MID([.$C250];2;1)">
            <text:p/>
          </table:table-cell>
          <table:table-cell table:style-name="ce49" table:formula="of:=MID([.$C250];3;1)">
            <text:p/>
          </table:table-cell>
          <table:table-cell table:style-name="ce49" table:formula="of:=IF(LEN([.$C250])&gt;3;MID([.$C250];4;1);-1)" office:value-type="float" office:value="-1">
            <text:p>-1</text:p>
          </table:table-cell>
          <table:table-cell table:style-name="ce49" table:formula="of:=IF(LEN([.$C250])&gt;3;MID([.$C250];5;1);-1)" office:value-type="float" office:value="-1">
            <text:p>-1</text:p>
          </table:table-cell>
          <table:table-cell table:style-name="ce49" table:formula="of:=VLOOKUP([.I250];['1'.$A$2:.$B$14];2)" office:value-type="string" office:string-value="日本酒（米だけの）">
            <text:p>日本酒（米だけの）</text:p>
          </table:table-cell>
          <table:table-cell table:style-name="ce49" table:formula="of:=VLOOKUP([.J250];['1'.$A$2:.$B$16];2)" office:value-type="float" office:value="0">
            <text:p>#N/A</text:p>
          </table:table-cell>
          <table:table-cell table:style-name="ce49" table:formula="of:=VLOOKUP([.K250];['1'.$A$2:.$B$16];2)" office:value-type="float" office:value="0">
            <text:p>#N/A</text:p>
          </table:table-cell>
          <table:table-cell table:style-name="ce49" table:formula="of:=VLOOKUP([.L250];['1'.$A$2:.$B$16];2)" office:value-type="float" office:value="0">
            <text:p>#N/A</text:p>
          </table:table-cell>
          <table:table-cell table:style-name="ce49" table:formula="of:=VLOOKUP([.M250];['1'.$A$2:.$B$16];2)" office:value-type="float" office:value="0">
            <text:p>#N/A</text:p>
          </table:table-cell>
          <table:table-cell table:style-name="ce51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4" office:value-type="string">
            <text:p>L</text:p>
          </table:table-cell>
          <table:table-cell table:style-name="ce37" table:formula="of:=FIND(&quot;C&quot;;[.$C251];1)" office:value-type="float" office:value="0">
            <text:p>#VALUE!</text:p>
          </table:table-cell>
          <table:table-cell table:style-name="ce37" table:formula="of:=FIND(&quot;K&quot;;[.$C251];1)" office:value-type="float" office:value="0">
            <text:p>#VALUE!</text:p>
          </table:table-cell>
          <table:table-cell table:style-name="ce37" table:formula="of:=[.D251]*[.E251]" office:value-type="float" office:value="0">
            <text:p>#VALUE!</text:p>
          </table:table-cell>
          <table:table-cell table:style-name="ce40" office:value-type="string">
            <text:p>5</text:p>
          </table:table-cell>
          <table:table-cell table:style-name="ce40"/>
          <table:table-cell table:style-name="ce29" table:formula="of:=LEFT([.$C251];1)" office:value-type="string" office:string-value="L">
            <text:p>L</text:p>
          </table:table-cell>
          <table:table-cell table:style-name="ce49" table:formula="of:=MID([.$C251];2;1)">
            <text:p/>
          </table:table-cell>
          <table:table-cell table:style-name="ce49" table:formula="of:=MID([.$C251];3;1)">
            <text:p/>
          </table:table-cell>
          <table:table-cell table:style-name="ce49" table:formula="of:=IF(LEN([.$C251])&gt;3;MID([.$C251];4;1);-1)" office:value-type="float" office:value="-1">
            <text:p>-1</text:p>
          </table:table-cell>
          <table:table-cell table:style-name="ce49" table:formula="of:=IF(LEN([.$C251])&gt;3;MID([.$C251];5;1);-1)" office:value-type="float" office:value="-1">
            <text:p>-1</text:p>
          </table:table-cell>
          <table:table-cell table:style-name="ce49" table:formula="of:=VLOOKUP([.I251];['1'.$A$2:.$B$14];2)" office:value-type="string" office:string-value="日本酒（米だけの）">
            <text:p>日本酒（米だけの）</text:p>
          </table:table-cell>
          <table:table-cell table:style-name="ce49" table:formula="of:=VLOOKUP([.J251];['1'.$A$2:.$B$14];2)" office:value-type="float" office:value="0">
            <text:p>#N/A</text:p>
          </table:table-cell>
          <table:table-cell table:style-name="ce49" table:formula="of:=VLOOKUP([.K251];['1'.$A$2:.$B$14];2)" office:value-type="float" office:value="0">
            <text:p>#N/A</text:p>
          </table:table-cell>
          <table:table-cell table:style-name="ce49" table:formula="of:=VLOOKUP([.L251];['1'.$A$2:.$B$15];2)" office:value-type="float" office:value="0">
            <text:p>#N/A</text:p>
          </table:table-cell>
          <table:table-cell table:style-name="ce49" table:formula="of:=VLOOKUP([.M251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4" office:value-type="string">
            <text:p>L</text:p>
          </table:table-cell>
          <table:table-cell table:style-name="ce37" table:formula="of:=FIND(&quot;C&quot;;[.$C252];1)" office:value-type="float" office:value="0">
            <text:p>#VALUE!</text:p>
          </table:table-cell>
          <table:table-cell table:style-name="ce37" table:formula="of:=FIND(&quot;K&quot;;[.$C252];1)" office:value-type="float" office:value="0">
            <text:p>#VALUE!</text:p>
          </table:table-cell>
          <table:table-cell table:style-name="ce37" table:formula="of:=[.D252]*[.E252]" office:value-type="float" office:value="0">
            <text:p>#VALUE!</text:p>
          </table:table-cell>
          <table:table-cell table:style-name="ce40" office:value-type="string">
            <text:p>5</text:p>
          </table:table-cell>
          <table:table-cell table:style-name="ce40"/>
          <table:table-cell table:style-name="ce29" table:formula="of:=LEFT([.$C252];1)" office:value-type="string" office:string-value="L">
            <text:p>L</text:p>
          </table:table-cell>
          <table:table-cell table:style-name="ce49" table:formula="of:=MID([.$C252];2;1)">
            <text:p/>
          </table:table-cell>
          <table:table-cell table:style-name="ce49" table:formula="of:=MID([.$C252];3;1)">
            <text:p/>
          </table:table-cell>
          <table:table-cell table:style-name="ce49" table:formula="of:=IF(LEN([.$C252])&gt;3;MID([.$C252];4;1);-1)" office:value-type="float" office:value="-1">
            <text:p>-1</text:p>
          </table:table-cell>
          <table:table-cell table:style-name="ce49" table:formula="of:=IF(LEN([.$C252])&gt;3;MID([.$C252];5;1);-1)" office:value-type="float" office:value="-1">
            <text:p>-1</text:p>
          </table:table-cell>
          <table:table-cell table:style-name="ce49" table:formula="of:=VLOOKUP([.I252];['1'.$A$2:.$B$14];2)" office:value-type="string" office:string-value="日本酒（米だけの）">
            <text:p>日本酒（米だけの）</text:p>
          </table:table-cell>
          <table:table-cell table:style-name="ce49" table:formula="of:=VLOOKUP([.J252];['1'.$A$2:.$B$14];2)" office:value-type="float" office:value="0">
            <text:p>#N/A</text:p>
          </table:table-cell>
          <table:table-cell table:style-name="ce49" table:formula="of:=VLOOKUP([.K252];['1'.$A$2:.$B$14];2)" office:value-type="float" office:value="0">
            <text:p>#N/A</text:p>
          </table:table-cell>
          <table:table-cell table:style-name="ce49" table:formula="of:=VLOOKUP([.L252];['1'.$A$2:.$B$15];2)" office:value-type="float" office:value="0">
            <text:p>#N/A</text:p>
          </table:table-cell>
          <table:table-cell table:style-name="ce49" table:formula="of:=VLOOKUP([.M252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4" office:value-type="string">
            <text:p>L</text:p>
          </table:table-cell>
          <table:table-cell table:style-name="ce37" table:formula="of:=FIND(&quot;C&quot;;[.$C253];1)" office:value-type="float" office:value="0">
            <text:p>#VALUE!</text:p>
          </table:table-cell>
          <table:table-cell table:style-name="ce37" table:formula="of:=FIND(&quot;K&quot;;[.$C253];1)" office:value-type="float" office:value="0">
            <text:p>#VALUE!</text:p>
          </table:table-cell>
          <table:table-cell table:style-name="ce37" table:formula="of:=[.D253]*[.E253]" office:value-type="float" office:value="0">
            <text:p>#VALUE!</text:p>
          </table:table-cell>
          <table:table-cell table:style-name="ce40" office:value-type="string">
            <text:p>5</text:p>
          </table:table-cell>
          <table:table-cell table:style-name="ce40"/>
          <table:table-cell table:style-name="ce29" table:formula="of:=LEFT([.$C253];1)" office:value-type="string" office:string-value="L">
            <text:p>L</text:p>
          </table:table-cell>
          <table:table-cell table:style-name="ce49" table:formula="of:=MID([.$C253];2;1)">
            <text:p/>
          </table:table-cell>
          <table:table-cell table:style-name="ce49" table:formula="of:=MID([.$C253];3;1)">
            <text:p/>
          </table:table-cell>
          <table:table-cell table:style-name="ce49" table:formula="of:=IF(LEN([.$C253])&gt;3;MID([.$C253];4;1);-1)" office:value-type="float" office:value="-1">
            <text:p>-1</text:p>
          </table:table-cell>
          <table:table-cell table:style-name="ce49" table:formula="of:=IF(LEN([.$C253])&gt;3;MID([.$C253];5;1);-1)" office:value-type="float" office:value="-1">
            <text:p>-1</text:p>
          </table:table-cell>
          <table:table-cell table:style-name="ce49" table:formula="of:=VLOOKUP([.I253];['1'.$A$2:.$B$14];2)" office:value-type="string" office:string-value="日本酒（米だけの）">
            <text:p>日本酒（米だけの）</text:p>
          </table:table-cell>
          <table:table-cell table:style-name="ce49" table:formula="of:=VLOOKUP([.J253];['1'.$A$2:.$B$14];2)" office:value-type="float" office:value="0">
            <text:p>#N/A</text:p>
          </table:table-cell>
          <table:table-cell table:style-name="ce49" table:formula="of:=VLOOKUP([.K253];['1'.$A$2:.$B$14];2)" office:value-type="float" office:value="0">
            <text:p>#N/A</text:p>
          </table:table-cell>
          <table:table-cell table:style-name="ce49" table:formula="of:=VLOOKUP([.L253];['1'.$A$2:.$B$15];2)" office:value-type="float" office:value="0">
            <text:p>#N/A</text:p>
          </table:table-cell>
          <table:table-cell table:style-name="ce49" table:formula="of:=VLOOKUP([.M253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4" office:value-type="string">
            <text:p>L</text:p>
          </table:table-cell>
          <table:table-cell table:style-name="ce37" table:formula="of:=FIND(&quot;C&quot;;[.$C254];1)" office:value-type="float" office:value="0">
            <text:p>#VALUE!</text:p>
          </table:table-cell>
          <table:table-cell table:style-name="ce37" table:formula="of:=FIND(&quot;K&quot;;[.$C254];1)" office:value-type="float" office:value="0">
            <text:p>#VALUE!</text:p>
          </table:table-cell>
          <table:table-cell table:style-name="ce37" table:formula="of:=[.D254]*[.E254]" office:value-type="float" office:value="0">
            <text:p>#VALUE!</text:p>
          </table:table-cell>
          <table:table-cell table:style-name="ce40" office:value-type="string">
            <text:p>5</text:p>
          </table:table-cell>
          <table:table-cell table:style-name="ce40"/>
          <table:table-cell table:style-name="ce29" table:formula="of:=LEFT([.$C254];1)" office:value-type="string" office:string-value="L">
            <text:p>L</text:p>
          </table:table-cell>
          <table:table-cell table:style-name="ce49" table:formula="of:=MID([.$C254];2;1)">
            <text:p/>
          </table:table-cell>
          <table:table-cell table:style-name="ce49" table:formula="of:=MID([.$C254];3;1)">
            <text:p/>
          </table:table-cell>
          <table:table-cell table:style-name="ce49" table:formula="of:=IF(LEN([.$C254])&gt;3;MID([.$C254];4;1);-1)" office:value-type="float" office:value="-1">
            <text:p>-1</text:p>
          </table:table-cell>
          <table:table-cell table:style-name="ce49" table:formula="of:=IF(LEN([.$C254])&gt;3;MID([.$C254];5;1);-1)" office:value-type="float" office:value="-1">
            <text:p>-1</text:p>
          </table:table-cell>
          <table:table-cell table:style-name="ce49" table:formula="of:=VLOOKUP([.I254];['1'.$A$2:.$B$14];2)" office:value-type="string" office:string-value="日本酒（米だけの）">
            <text:p>日本酒（米だけの）</text:p>
          </table:table-cell>
          <table:table-cell table:style-name="ce49" table:formula="of:=VLOOKUP([.J254];['1'.$A$2:.$B$14];2)" office:value-type="float" office:value="0">
            <text:p>#N/A</text:p>
          </table:table-cell>
          <table:table-cell table:style-name="ce49" table:formula="of:=VLOOKUP([.K254];['1'.$A$2:.$B$14];2)" office:value-type="float" office:value="0">
            <text:p>#N/A</text:p>
          </table:table-cell>
          <table:table-cell table:style-name="ce49" table:formula="of:=VLOOKUP([.L254];['1'.$A$2:.$B$15];2)" office:value-type="float" office:value="0">
            <text:p>#N/A</text:p>
          </table:table-cell>
          <table:table-cell table:style-name="ce49" table:formula="of:=VLOOKUP([.M254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4" office:value-type="string">
            <text:p>L</text:p>
          </table:table-cell>
          <table:table-cell table:style-name="ce37" table:formula="of:=FIND(&quot;C&quot;;[.$C255];1)" office:value-type="float" office:value="0">
            <text:p>#VALUE!</text:p>
          </table:table-cell>
          <table:table-cell table:style-name="ce37" table:formula="of:=FIND(&quot;K&quot;;[.$C255];1)" office:value-type="float" office:value="0">
            <text:p>#VALUE!</text:p>
          </table:table-cell>
          <table:table-cell table:style-name="ce37" table:formula="of:=[.D255]*[.E255]" office:value-type="float" office:value="0">
            <text:p>#VALUE!</text:p>
          </table:table-cell>
          <table:table-cell table:style-name="ce40" office:value-type="string">
            <text:p>5</text:p>
          </table:table-cell>
          <table:table-cell table:style-name="ce40"/>
          <table:table-cell table:style-name="ce29" table:formula="of:=LEFT([.$C255];1)" office:value-type="string" office:string-value="L">
            <text:p>L</text:p>
          </table:table-cell>
          <table:table-cell table:style-name="ce49" table:formula="of:=MID([.$C255];2;1)">
            <text:p/>
          </table:table-cell>
          <table:table-cell table:style-name="ce49" table:formula="of:=MID([.$C255];3;1)">
            <text:p/>
          </table:table-cell>
          <table:table-cell table:style-name="ce49" table:formula="of:=IF(LEN([.$C255])&gt;3;MID([.$C255];4;1);-1)" office:value-type="float" office:value="-1">
            <text:p>-1</text:p>
          </table:table-cell>
          <table:table-cell table:style-name="ce49" table:formula="of:=IF(LEN([.$C255])&gt;3;MID([.$C255];5;1);-1)" office:value-type="float" office:value="-1">
            <text:p>-1</text:p>
          </table:table-cell>
          <table:table-cell table:style-name="ce49" table:formula="of:=VLOOKUP([.I255];['1'.$A$2:.$B$14];2)" office:value-type="string" office:string-value="日本酒（米だけの）">
            <text:p>日本酒（米だけの）</text:p>
          </table:table-cell>
          <table:table-cell table:style-name="ce49" table:formula="of:=VLOOKUP([.J255];['1'.$A$2:.$B$14];2)" office:value-type="float" office:value="0">
            <text:p>#N/A</text:p>
          </table:table-cell>
          <table:table-cell table:style-name="ce49" table:formula="of:=VLOOKUP([.K255];['1'.$A$2:.$B$14];2)" office:value-type="float" office:value="0">
            <text:p>#N/A</text:p>
          </table:table-cell>
          <table:table-cell table:style-name="ce49" table:formula="of:=VLOOKUP([.L255];['1'.$A$2:.$B$15];2)" office:value-type="float" office:value="0">
            <text:p>#N/A</text:p>
          </table:table-cell>
          <table:table-cell table:style-name="ce49" table:formula="of:=VLOOKUP([.M255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4" office:value-type="string">
            <text:p>L</text:p>
          </table:table-cell>
          <table:table-cell table:style-name="ce37" table:formula="of:=FIND(&quot;C&quot;;[.$C256];1)" office:value-type="float" office:value="0">
            <text:p>#VALUE!</text:p>
          </table:table-cell>
          <table:table-cell table:style-name="ce37" table:formula="of:=FIND(&quot;K&quot;;[.$C256];1)" office:value-type="float" office:value="0">
            <text:p>#VALUE!</text:p>
          </table:table-cell>
          <table:table-cell table:style-name="ce37" table:formula="of:=[.D256]*[.E256]" office:value-type="float" office:value="0">
            <text:p>#VALUE!</text:p>
          </table:table-cell>
          <table:table-cell table:style-name="ce40" office:value-type="string">
            <text:p>5</text:p>
          </table:table-cell>
          <table:table-cell table:style-name="ce40"/>
          <table:table-cell table:style-name="ce29" table:formula="of:=LEFT([.$C256];1)" office:value-type="string" office:string-value="L">
            <text:p>L</text:p>
          </table:table-cell>
          <table:table-cell table:style-name="ce49" table:formula="of:=MID([.$C256];2;1)">
            <text:p/>
          </table:table-cell>
          <table:table-cell table:style-name="ce49" table:formula="of:=MID([.$C256];3;1)">
            <text:p/>
          </table:table-cell>
          <table:table-cell table:style-name="ce49" table:formula="of:=IF(LEN([.$C256])&gt;3;MID([.$C256];4;1);-1)" office:value-type="float" office:value="-1">
            <text:p>-1</text:p>
          </table:table-cell>
          <table:table-cell table:style-name="ce49" table:formula="of:=IF(LEN([.$C256])&gt;3;MID([.$C256];5;1);-1)" office:value-type="float" office:value="-1">
            <text:p>-1</text:p>
          </table:table-cell>
          <table:table-cell table:style-name="ce49" table:formula="of:=VLOOKUP([.I256];['1'.$A$2:.$B$14];2)" office:value-type="string" office:string-value="日本酒（米だけの）">
            <text:p>日本酒（米だけの）</text:p>
          </table:table-cell>
          <table:table-cell table:style-name="ce49" table:formula="of:=VLOOKUP([.J256];['1'.$A$2:.$B$14];2)" office:value-type="float" office:value="0">
            <text:p>#N/A</text:p>
          </table:table-cell>
          <table:table-cell table:style-name="ce49" table:formula="of:=VLOOKUP([.K256];['1'.$A$2:.$B$14];2)" office:value-type="float" office:value="0">
            <text:p>#N/A</text:p>
          </table:table-cell>
          <table:table-cell table:style-name="ce49" table:formula="of:=VLOOKUP([.L256];['1'.$A$2:.$B$15];2)" office:value-type="float" office:value="0">
            <text:p>#N/A</text:p>
          </table:table-cell>
          <table:table-cell table:style-name="ce49" table:formula="of:=VLOOKUP([.M256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4" office:value-type="string">
            <text:p>LA</text:p>
          </table:table-cell>
          <table:table-cell table:style-name="ce37" table:formula="of:=FIND(&quot;C&quot;;[.$C257];1)" office:value-type="float" office:value="0">
            <text:p>#VALUE!</text:p>
          </table:table-cell>
          <table:table-cell table:style-name="ce37" table:formula="of:=FIND(&quot;K&quot;;[.$C257];1)" office:value-type="float" office:value="0">
            <text:p>#VALUE!</text:p>
          </table:table-cell>
          <table:table-cell table:style-name="ce37" table:formula="of:=[.D257]*[.E257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4:1</text:p>
          </table:table-cell>
          <table:table-cell table:style-name="ce29" table:formula="of:=LEFT([.$C257];1)" office:value-type="string" office:string-value="L">
            <text:p>L</text:p>
          </table:table-cell>
          <table:table-cell table:style-name="ce49" table:formula="of:=MID([.$C257];2;1)" office:value-type="string" office:string-value="A">
            <text:p>A</text:p>
          </table:table-cell>
          <table:table-cell table:style-name="ce49" table:formula="of:=MID([.$C257];3;1)">
            <text:p/>
          </table:table-cell>
          <table:table-cell table:style-name="ce49" table:formula="of:=IF(LEN([.$C257])&gt;3;MID([.$C257];4;1);-1)" office:value-type="float" office:value="-1">
            <text:p>-1</text:p>
          </table:table-cell>
          <table:table-cell table:style-name="ce49" table:formula="of:=IF(LEN([.$C257])&gt;3;MID([.$C257];5;1);-1)" office:value-type="float" office:value="-1">
            <text:p>-1</text:p>
          </table:table-cell>
          <table:table-cell table:style-name="ce49" table:formula="of:=VLOOKUP([.I257];['1'.$A$2:.$B$14];2)" office:value-type="string" office:string-value="日本酒（米だけの）">
            <text:p>日本酒（米だけの）</text:p>
          </table:table-cell>
          <table:table-cell table:style-name="ce49" table:formula="of:=VLOOKUP([.J257];['1'.$A$2:.$B$16];2)" office:value-type="string" office:string-value="ゆず">
            <text:p>ゆず</text:p>
          </table:table-cell>
          <table:table-cell table:style-name="ce49" table:formula="of:=VLOOKUP([.K257];['1'.$A$2:.$B$16];2)" office:value-type="float" office:value="0">
            <text:p>#N/A</text:p>
          </table:table-cell>
          <table:table-cell table:style-name="ce49" table:formula="of:=VLOOKUP([.L257];['1'.$A$2:.$B$16];2)" office:value-type="float" office:value="0">
            <text:p>#N/A</text:p>
          </table:table-cell>
          <table:table-cell table:style-name="ce49" table:formula="of:=VLOOKUP([.M257];['1'.$A$2:.$B$16];2)" office:value-type="float" office:value="0">
            <text:p>#N/A</text:p>
          </table:table-cell>
          <table:table-cell table:style-name="ce51" office:value-type="string">
            <text:p>맛 : (1) 유자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4" office:value-type="string">
            <text:p>LA</text:p>
          </table:table-cell>
          <table:table-cell table:style-name="ce37" table:formula="of:=FIND(&quot;C&quot;;[.$C258];1)" office:value-type="float" office:value="0">
            <text:p>#VALUE!</text:p>
          </table:table-cell>
          <table:table-cell table:style-name="ce37" table:formula="of:=FIND(&quot;K&quot;;[.$C258];1)" office:value-type="float" office:value="0">
            <text:p>#VALUE!</text:p>
          </table:table-cell>
          <table:table-cell table:style-name="ce37" table:formula="of:=[.D258]*[.E258]" office:value-type="float" office:value="0">
            <text:p>#VALUE!</text:p>
          </table:table-cell>
          <table:table-cell table:style-name="ce40" office:value-type="string">
            <text:p>1:3.5</text:p>
          </table:table-cell>
          <table:table-cell table:style-name="ce40" office:value-type="string">
            <text:p>4:1</text:p>
          </table:table-cell>
          <table:table-cell table:style-name="ce29" table:formula="of:=LEFT([.$C258];1)" office:value-type="string" office:string-value="L">
            <text:p>L</text:p>
          </table:table-cell>
          <table:table-cell table:style-name="ce49" table:formula="of:=MID([.$C258];2;1)" office:value-type="string" office:string-value="A">
            <text:p>A</text:p>
          </table:table-cell>
          <table:table-cell table:style-name="ce49" table:formula="of:=MID([.$C258];3;1)">
            <text:p/>
          </table:table-cell>
          <table:table-cell table:style-name="ce49" table:formula="of:=IF(LEN([.$C258])&gt;3;MID([.$C258];4;1);-1)" office:value-type="float" office:value="-1">
            <text:p>-1</text:p>
          </table:table-cell>
          <table:table-cell table:style-name="ce49" table:formula="of:=IF(LEN([.$C258])&gt;3;MID([.$C258];5;1);-1)" office:value-type="float" office:value="-1">
            <text:p>-1</text:p>
          </table:table-cell>
          <table:table-cell table:style-name="ce49" table:formula="of:=VLOOKUP([.I258];['1'.$A$2:.$B$14];2)" office:value-type="string" office:string-value="日本酒（米だけの）">
            <text:p>日本酒（米だけの）</text:p>
          </table:table-cell>
          <table:table-cell table:style-name="ce49" table:formula="of:=VLOOKUP([.J258];['1'.$A$2:.$B$14];2)" office:value-type="string" office:string-value="ゆず">
            <text:p>ゆず</text:p>
          </table:table-cell>
          <table:table-cell table:style-name="ce49" table:formula="of:=VLOOKUP([.K258];['1'.$A$2:.$B$14];2)" office:value-type="float" office:value="0">
            <text:p>#N/A</text:p>
          </table:table-cell>
          <table:table-cell table:style-name="ce49" table:formula="of:=VLOOKUP([.L258];['1'.$A$2:.$B$16];2)" office:value-type="float" office:value="0">
            <text:p>#N/A</text:p>
          </table:table-cell>
          <table:table-cell table:style-name="ce49" table:formula="of:=VLOOKUP([.M258];['1'.$A$2:.$B$16];2)" office:value-type="float" office:value="0">
            <text:p>#N/A</text:p>
          </table:table-cell>
          <table:table-cell table:style-name="ce51" office:value-type="string">
            <text:p>맛 : 술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4" office:value-type="string">
            <text:p>LA</text:p>
          </table:table-cell>
          <table:table-cell table:style-name="ce37" table:formula="of:=FIND(&quot;C&quot;;[.$C259];1)" office:value-type="float" office:value="0">
            <text:p>#VALUE!</text:p>
          </table:table-cell>
          <table:table-cell table:style-name="ce37" table:formula="of:=FIND(&quot;K&quot;;[.$C259];1)" office:value-type="float" office:value="0">
            <text:p>#VALUE!</text:p>
          </table:table-cell>
          <table:table-cell table:style-name="ce37" table:formula="of:=[.D259]*[.E259]" office:value-type="float" office:value="0">
            <text:p>#VALUE!</text:p>
          </table:table-cell>
          <table:table-cell table:style-name="ce40" office:value-type="string">
            <text:p>3:3</text:p>
          </table:table-cell>
          <table:table-cell table:style-name="ce40" office:value-type="string">
            <text:p>4:1</text:p>
          </table:table-cell>
          <table:table-cell table:style-name="ce29" table:formula="of:=LEFT([.$C259];1)" office:value-type="string" office:string-value="L">
            <text:p>L</text:p>
          </table:table-cell>
          <table:table-cell table:style-name="ce49" table:formula="of:=MID([.$C259];2;1)" office:value-type="string" office:string-value="A">
            <text:p>A</text:p>
          </table:table-cell>
          <table:table-cell table:style-name="ce49" table:formula="of:=MID([.$C259];3;1)">
            <text:p/>
          </table:table-cell>
          <table:table-cell table:style-name="ce49" table:formula="of:=IF(LEN([.$C259])&gt;3;MID([.$C259];4;1);-1)" office:value-type="float" office:value="-1">
            <text:p>-1</text:p>
          </table:table-cell>
          <table:table-cell table:style-name="ce49" table:formula="of:=IF(LEN([.$C259])&gt;3;MID([.$C259];5;1);-1)" office:value-type="float" office:value="-1">
            <text:p>-1</text:p>
          </table:table-cell>
          <table:table-cell table:style-name="ce49" table:formula="of:=VLOOKUP([.I259];['1'.$A$2:.$B$14];2)" office:value-type="string" office:string-value="日本酒（米だけの）">
            <text:p>日本酒（米だけの）</text:p>
          </table:table-cell>
          <table:table-cell table:style-name="ce49" table:formula="of:=VLOOKUP([.J259];['1'.$A$2:.$B$14];2)" office:value-type="string" office:string-value="ゆず">
            <text:p>ゆず</text:p>
          </table:table-cell>
          <table:table-cell table:style-name="ce49" table:formula="of:=VLOOKUP([.K259];['1'.$A$2:.$B$14];2)" office:value-type="float" office:value="0">
            <text:p>#N/A</text:p>
          </table:table-cell>
          <table:table-cell table:style-name="ce49" table:formula="of:=VLOOKUP([.L259];['1'.$A$2:.$B$16];2)" office:value-type="float" office:value="0">
            <text:p>#N/A</text:p>
          </table:table-cell>
          <table:table-cell table:style-name="ce49" table:formula="of:=VLOOKUP([.M259];['1'.$A$2:.$B$16];2)" office:value-type="float" office:value="0">
            <text:p>#N/A</text:p>
          </table:table-cell>
          <table:table-cell table:style-name="ce51" office:value-type="string">
            <text:p>맛 : 유자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4" office:value-type="string">
            <text:p>LC</text:p>
          </table:table-cell>
          <table:table-cell table:style-name="ce37" table:formula="of:=FIND(&quot;C&quot;;[.$C260];1)" office:value-type="float" office:value="2">
            <text:p>2</text:p>
          </table:table-cell>
          <table:table-cell table:style-name="ce37" table:formula="of:=FIND(&quot;K&quot;;[.$C260];1)" office:value-type="float" office:value="0">
            <text:p>#VALUE!</text:p>
          </table:table-cell>
          <table:table-cell table:style-name="ce37" table:formula="of:=[.D260]*[.E260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1:1</text:p>
          </table:table-cell>
          <table:table-cell table:style-name="ce29" table:formula="of:=LEFT([.$C260];1)" office:value-type="string" office:string-value="L">
            <text:p>L</text:p>
          </table:table-cell>
          <table:table-cell table:style-name="ce49" table:formula="of:=MID([.$C260];2;1)" office:value-type="string" office:string-value="C">
            <text:p>C</text:p>
          </table:table-cell>
          <table:table-cell table:style-name="ce49" table:formula="of:=MID([.$C260];3;1)">
            <text:p/>
          </table:table-cell>
          <table:table-cell table:style-name="ce49" table:formula="of:=IF(LEN([.$C260])&gt;3;MID([.$C260];4;1);-1)" office:value-type="float" office:value="-1">
            <text:p>-1</text:p>
          </table:table-cell>
          <table:table-cell table:style-name="ce49" table:formula="of:=IF(LEN([.$C260])&gt;3;MID([.$C260];5;1);-1)" office:value-type="float" office:value="-1">
            <text:p>-1</text:p>
          </table:table-cell>
          <table:table-cell table:style-name="ce49" table:formula="of:=VLOOKUP([.I260];['1'.$A$2:.$B$14];2)" office:value-type="string" office:string-value="日本酒（米だけの）">
            <text:p>日本酒（米だけの）</text:p>
          </table:table-cell>
          <table:table-cell table:style-name="ce49" table:formula="of:=VLOOKUP([.J260];['1'.$A$2:.$B$14];2)" office:value-type="string" office:string-value="オオバ">
            <text:p>オオバ</text:p>
          </table:table-cell>
          <table:table-cell table:style-name="ce49" table:formula="of:=VLOOKUP([.K260];['1'.$A$2:.$B$14];2)" office:value-type="float" office:value="0">
            <text:p>#N/A</text:p>
          </table:table-cell>
          <table:table-cell table:style-name="ce49" table:formula="of:=VLOOKUP([.L260];['1'.$A$2:.$B$16];2)" office:value-type="float" office:value="0">
            <text:p>#N/A</text:p>
          </table:table-cell>
          <table:table-cell table:style-name="ce49" table:formula="of:=VLOOKUP([.M260];['1'.$A$2:.$B$16];2)" office:value-type="float" office:value="0">
            <text:p>#N/A</text:p>
          </table:table-cell>
          <table:table-cell table:style-name="ce51" office:value-type="string">
            <text:p>맛 : 술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4" office:value-type="string">
            <text:p>LC</text:p>
          </table:table-cell>
          <table:table-cell table:style-name="ce37" table:formula="of:=FIND(&quot;C&quot;;[.$C261];1)" office:value-type="float" office:value="2">
            <text:p>2</text:p>
          </table:table-cell>
          <table:table-cell table:style-name="ce37" table:formula="of:=FIND(&quot;K&quot;;[.$C261];1)" office:value-type="float" office:value="0">
            <text:p>#VALUE!</text:p>
          </table:table-cell>
          <table:table-cell table:style-name="ce37" table:formula="of:=[.D261]*[.E261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1:1</text:p>
          </table:table-cell>
          <table:table-cell table:style-name="ce29" table:formula="of:=LEFT([.$C261];1)" office:value-type="string" office:string-value="L">
            <text:p>L</text:p>
          </table:table-cell>
          <table:table-cell table:style-name="ce49" table:formula="of:=MID([.$C261];2;1)" office:value-type="string" office:string-value="C">
            <text:p>C</text:p>
          </table:table-cell>
          <table:table-cell table:style-name="ce49" table:formula="of:=MID([.$C261];3;1)">
            <text:p/>
          </table:table-cell>
          <table:table-cell table:style-name="ce49" table:formula="of:=IF(LEN([.$C261])&gt;3;MID([.$C261];4;1);-1)" office:value-type="float" office:value="-1">
            <text:p>-1</text:p>
          </table:table-cell>
          <table:table-cell table:style-name="ce49" table:formula="of:=IF(LEN([.$C261])&gt;3;MID([.$C261];5;1);-1)" office:value-type="float" office:value="-1">
            <text:p>-1</text:p>
          </table:table-cell>
          <table:table-cell table:style-name="ce49" table:formula="of:=VLOOKUP([.I261];['1'.$A$2:.$B$14];2)" office:value-type="string" office:string-value="日本酒（米だけの）">
            <text:p>日本酒（米だけの）</text:p>
          </table:table-cell>
          <table:table-cell table:style-name="ce49" table:formula="of:=VLOOKUP([.J261];['1'.$A$2:.$B$14];2)" office:value-type="string" office:string-value="オオバ">
            <text:p>オオバ</text:p>
          </table:table-cell>
          <table:table-cell table:style-name="ce49" table:formula="of:=VLOOKUP([.K261];['1'.$A$2:.$B$14];2)" office:value-type="float" office:value="0">
            <text:p>#N/A</text:p>
          </table:table-cell>
          <table:table-cell table:style-name="ce49" table:formula="of:=VLOOKUP([.L261];['1'.$A$2:.$B$16];2)" office:value-type="float" office:value="0">
            <text:p>#N/A</text:p>
          </table:table-cell>
          <table:table-cell table:style-name="ce49" table:formula="of:=VLOOKUP([.M261];['1'.$A$2:.$B$16];2)" office:value-type="float" office:value="0">
            <text:p>#N/A</text:p>
          </table:table-cell>
          <table:table-cell table:style-name="ce51" office:value-type="string">
            <text:p>맛 : (1) 기본, 소옆. (2) 달콤한 맛(입맛)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4" office:value-type="string">
            <text:p>LC</text:p>
          </table:table-cell>
          <table:table-cell table:style-name="ce37" table:formula="of:=FIND(&quot;C&quot;;[.$C262];1)" office:value-type="float" office:value="2">
            <text:p>2</text:p>
          </table:table-cell>
          <table:table-cell table:style-name="ce37" table:formula="of:=FIND(&quot;K&quot;;[.$C262];1)" office:value-type="float" office:value="0">
            <text:p>#VALUE!</text:p>
          </table:table-cell>
          <table:table-cell table:style-name="ce37" table:formula="of:=[.D262]*[.E262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1:1</text:p>
          </table:table-cell>
          <table:table-cell table:style-name="ce29" table:formula="of:=LEFT([.$C262];1)" office:value-type="string" office:string-value="L">
            <text:p>L</text:p>
          </table:table-cell>
          <table:table-cell table:style-name="ce49" table:formula="of:=MID([.$C262];2;1)" office:value-type="string" office:string-value="C">
            <text:p>C</text:p>
          </table:table-cell>
          <table:table-cell table:style-name="ce49" table:formula="of:=MID([.$C262];3;1)">
            <text:p/>
          </table:table-cell>
          <table:table-cell table:style-name="ce49" table:formula="of:=IF(LEN([.$C262])&gt;3;MID([.$C262];4;1);-1)" office:value-type="float" office:value="-1">
            <text:p>-1</text:p>
          </table:table-cell>
          <table:table-cell table:style-name="ce49" table:formula="of:=IF(LEN([.$C262])&gt;3;MID([.$C262];5;1);-1)" office:value-type="float" office:value="-1">
            <text:p>-1</text:p>
          </table:table-cell>
          <table:table-cell table:style-name="ce49" table:formula="of:=VLOOKUP([.I262];['1'.$A$2:.$B$14];2)" office:value-type="string" office:string-value="日本酒（米だけの）">
            <text:p>日本酒（米だけの）</text:p>
          </table:table-cell>
          <table:table-cell table:style-name="ce49" table:formula="of:=VLOOKUP([.J262];['1'.$A$2:.$B$16];2)" office:value-type="string" office:string-value="オオバ">
            <text:p>オオバ</text:p>
          </table:table-cell>
          <table:table-cell table:style-name="ce49" table:formula="of:=VLOOKUP([.K262];['1'.$A$2:.$B$16];2)" office:value-type="float" office:value="0">
            <text:p>#N/A</text:p>
          </table:table-cell>
          <table:table-cell table:style-name="ce49" table:formula="of:=VLOOKUP([.L262];['1'.$A$2:.$B$16];2)" office:value-type="float" office:value="0">
            <text:p>#N/A</text:p>
          </table:table-cell>
          <table:table-cell table:style-name="ce49" table:formula="of:=VLOOKUP([.M262];['1'.$A$2:.$B$16];2)" office:value-type="float" office:value="0">
            <text:p>#N/A</text:p>
          </table:table-cell>
          <table:table-cell table:style-name="ce51" office:value-type="string">
            <text:p>143 와 같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4" office:value-type="string">
            <text:p>LC</text:p>
          </table:table-cell>
          <table:table-cell table:style-name="ce37" table:formula="of:=FIND(&quot;C&quot;;[.$C263];1)" office:value-type="float" office:value="2">
            <text:p>2</text:p>
          </table:table-cell>
          <table:table-cell table:style-name="ce37" table:formula="of:=FIND(&quot;K&quot;;[.$C263];1)" office:value-type="float" office:value="0">
            <text:p>#VALUE!</text:p>
          </table:table-cell>
          <table:table-cell table:style-name="ce37" table:formula="of:=[.D263]*[.E263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2:1</text:p>
          </table:table-cell>
          <table:table-cell table:style-name="ce29" table:formula="of:=LEFT([.$C263];1)" office:value-type="string" office:string-value="L">
            <text:p>L</text:p>
          </table:table-cell>
          <table:table-cell table:style-name="ce49" table:formula="of:=MID([.$C263];2;1)" office:value-type="string" office:string-value="C">
            <text:p>C</text:p>
          </table:table-cell>
          <table:table-cell table:style-name="ce49" table:formula="of:=MID([.$C263];3;1)">
            <text:p/>
          </table:table-cell>
          <table:table-cell table:style-name="ce49" table:formula="of:=IF(LEN([.$C263])&gt;3;MID([.$C263];4;1);-1)" office:value-type="float" office:value="-1">
            <text:p>-1</text:p>
          </table:table-cell>
          <table:table-cell table:style-name="ce49" table:formula="of:=IF(LEN([.$C263])&gt;3;MID([.$C263];5;1);-1)" office:value-type="float" office:value="-1">
            <text:p>-1</text:p>
          </table:table-cell>
          <table:table-cell table:style-name="ce49" table:formula="of:=VLOOKUP([.I263];['1'.$A$2:.$B$14];2)" office:value-type="string" office:string-value="日本酒（米だけの）">
            <text:p>日本酒（米だけの）</text:p>
          </table:table-cell>
          <table:table-cell table:style-name="ce49" table:formula="of:=VLOOKUP([.J263];['1'.$A$2:.$B$14];2)" office:value-type="string" office:string-value="オオバ">
            <text:p>オオバ</text:p>
          </table:table-cell>
          <table:table-cell table:style-name="ce49" table:formula="of:=VLOOKUP([.K263];['1'.$A$2:.$B$14];2)" office:value-type="float" office:value="0">
            <text:p>#N/A</text:p>
          </table:table-cell>
          <table:table-cell table:style-name="ce49" table:formula="of:=VLOOKUP([.L263];['1'.$A$2:.$B$15];2)" office:value-type="float" office:value="0">
            <text:p>#N/A</text:p>
          </table:table-cell>
          <table:table-cell table:style-name="ce49" table:formula="of:=VLOOKUP([.M263];['1'.$A$2:.$B$15];2)" office:value-type="float" office:value="0">
            <text:p>#N/A</text:p>
          </table:table-cell>
          <table:table-cell table:style-name="ce51" office:value-type="string">
            <text:p>맛 : (1) 소옆. (2) 다시, 물로 엷은게 했던 처럼, 가벼운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4" office:value-type="string">
            <text:p>LC</text:p>
          </table:table-cell>
          <table:table-cell table:style-name="ce37" table:formula="of:=FIND(&quot;C&quot;;[.$C264];1)" office:value-type="float" office:value="2">
            <text:p>2</text:p>
          </table:table-cell>
          <table:table-cell table:style-name="ce37" table:formula="of:=FIND(&quot;K&quot;;[.$C264];1)" office:value-type="float" office:value="0">
            <text:p>#VALUE!</text:p>
          </table:table-cell>
          <table:table-cell table:style-name="ce37" table:formula="of:=[.D264]*[.E264]" office:value-type="float" office:value="0">
            <text:p>#VALUE!</text:p>
          </table:table-cell>
          <table:table-cell table:style-name="ce40" office:value-type="string">
            <text:p>2:3</text:p>
          </table:table-cell>
          <table:table-cell table:style-name="ce40" office:value-type="string">
            <text:p>1:1</text:p>
          </table:table-cell>
          <table:table-cell table:style-name="ce29" table:formula="of:=LEFT([.$C264];1)" office:value-type="string" office:string-value="L">
            <text:p>L</text:p>
          </table:table-cell>
          <table:table-cell table:style-name="ce49" table:formula="of:=MID([.$C264];2;1)" office:value-type="string" office:string-value="C">
            <text:p>C</text:p>
          </table:table-cell>
          <table:table-cell table:style-name="ce49" table:formula="of:=MID([.$C264];3;1)">
            <text:p/>
          </table:table-cell>
          <table:table-cell table:style-name="ce49" table:formula="of:=IF(LEN([.$C264])&gt;3;MID([.$C264];4;1);-1)" office:value-type="float" office:value="-1">
            <text:p>-1</text:p>
          </table:table-cell>
          <table:table-cell table:style-name="ce49" table:formula="of:=IF(LEN([.$C264])&gt;3;MID([.$C264];5;1);-1)" office:value-type="float" office:value="-1">
            <text:p>-1</text:p>
          </table:table-cell>
          <table:table-cell table:style-name="ce49" table:formula="of:=VLOOKUP([.I264];['1'.$A$2:.$B$14];2)" office:value-type="string" office:string-value="日本酒（米だけの）">
            <text:p>日本酒（米だけの）</text:p>
          </table:table-cell>
          <table:table-cell table:style-name="ce49" table:formula="of:=VLOOKUP([.J264];['1'.$A$2:.$B$14];2)" office:value-type="string" office:string-value="オオバ">
            <text:p>オオバ</text:p>
          </table:table-cell>
          <table:table-cell table:style-name="ce49" table:formula="of:=VLOOKUP([.K264];['1'.$A$2:.$B$14];2)" office:value-type="float" office:value="0">
            <text:p>#N/A</text:p>
          </table:table-cell>
          <table:table-cell table:style-name="ce49" table:formula="of:=VLOOKUP([.L264];['1'.$A$2:.$B$16];2)" office:value-type="float" office:value="0">
            <text:p>#N/A</text:p>
          </table:table-cell>
          <table:table-cell table:style-name="ce49" table:formula="of:=VLOOKUP([.M264];['1'.$A$2:.$B$16];2)" office:value-type="float" office:value="0">
            <text:p>#N/A</text:p>
          </table:table-cell>
          <table:table-cell table:style-name="ce51" office:value-type="string">
            <text:p>맛 : 술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4" office:value-type="string">
            <text:p>LC</text:p>
          </table:table-cell>
          <table:table-cell table:style-name="ce37" table:formula="of:=FIND(&quot;C&quot;;[.$C265];1)" office:value-type="float" office:value="2">
            <text:p>2</text:p>
          </table:table-cell>
          <table:table-cell table:style-name="ce37" table:formula="of:=FIND(&quot;K&quot;;[.$C265];1)" office:value-type="float" office:value="0">
            <text:p>#VALUE!</text:p>
          </table:table-cell>
          <table:table-cell table:style-name="ce37" table:formula="of:=[.D265]*[.E265]" office:value-type="float" office:value="0">
            <text:p>#VALUE!</text:p>
          </table:table-cell>
          <table:table-cell table:style-name="ce40" office:value-type="string">
            <text:p>2:3</text:p>
          </table:table-cell>
          <table:table-cell table:style-name="ce40" office:value-type="string">
            <text:p>2:1</text:p>
          </table:table-cell>
          <table:table-cell table:style-name="ce29" table:formula="of:=LEFT([.$C265];1)" office:value-type="string" office:string-value="L">
            <text:p>L</text:p>
          </table:table-cell>
          <table:table-cell table:style-name="ce49" table:formula="of:=MID([.$C265];2;1)" office:value-type="string" office:string-value="C">
            <text:p>C</text:p>
          </table:table-cell>
          <table:table-cell table:style-name="ce49" table:formula="of:=MID([.$C265];3;1)">
            <text:p/>
          </table:table-cell>
          <table:table-cell table:style-name="ce49" table:formula="of:=IF(LEN([.$C265])&gt;3;MID([.$C265];4;1);-1)" office:value-type="float" office:value="-1">
            <text:p>-1</text:p>
          </table:table-cell>
          <table:table-cell table:style-name="ce49" table:formula="of:=IF(LEN([.$C265])&gt;3;MID([.$C265];5;1);-1)" office:value-type="float" office:value="-1">
            <text:p>-1</text:p>
          </table:table-cell>
          <table:table-cell table:style-name="ce49" table:formula="of:=VLOOKUP([.I265];['1'.$A$2:.$B$14];2)" office:value-type="string" office:string-value="日本酒（米だけの）">
            <text:p>日本酒（米だけの）</text:p>
          </table:table-cell>
          <table:table-cell table:style-name="ce49" table:formula="of:=VLOOKUP([.J265];['1'.$A$2:.$B$14];2)" office:value-type="string" office:string-value="オオバ">
            <text:p>オオバ</text:p>
          </table:table-cell>
          <table:table-cell table:style-name="ce49" table:formula="of:=VLOOKUP([.K265];['1'.$A$2:.$B$14];2)" office:value-type="float" office:value="0">
            <text:p>#N/A</text:p>
          </table:table-cell>
          <table:table-cell table:style-name="ce49" table:formula="of:=VLOOKUP([.L265];['1'.$A$2:.$B$15];2)" office:value-type="float" office:value="0">
            <text:p>#N/A</text:p>
          </table:table-cell>
          <table:table-cell table:style-name="ce49" table:formula="of:=VLOOKUP([.M265];['1'.$A$2:.$B$15];2)" office:value-type="float" office:value="0">
            <text:p>#N/A</text:p>
          </table:table-cell>
          <table:table-cell table:style-name="ce51" office:value-type="string">
            <text:p>맛 : (1) 소엽. 가벼운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4" office:value-type="string">
            <text:p>LC</text:p>
          </table:table-cell>
          <table:table-cell table:style-name="ce37" table:formula="of:=FIND(&quot;C&quot;;[.$C266];1)" office:value-type="float" office:value="2">
            <text:p>2</text:p>
          </table:table-cell>
          <table:table-cell table:style-name="ce37" table:formula="of:=FIND(&quot;K&quot;;[.$C266];1)" office:value-type="float" office:value="0">
            <text:p>#VALUE!</text:p>
          </table:table-cell>
          <table:table-cell table:style-name="ce37" table:formula="of:=[.D266]*[.E266]" office:value-type="float" office:value="0">
            <text:p>#VALUE!</text:p>
          </table:table-cell>
          <table:table-cell table:style-name="ce40" office:value-type="string">
            <text:p>4:1</text:p>
          </table:table-cell>
          <table:table-cell table:style-name="ce40" office:value-type="string">
            <text:p>1:2</text:p>
          </table:table-cell>
          <table:table-cell table:style-name="ce29" table:formula="of:=LEFT([.$C266];1)" office:value-type="string" office:string-value="L">
            <text:p>L</text:p>
          </table:table-cell>
          <table:table-cell table:style-name="ce49" table:formula="of:=MID([.$C266];2;1)" office:value-type="string" office:string-value="C">
            <text:p>C</text:p>
          </table:table-cell>
          <table:table-cell table:style-name="ce49" table:formula="of:=MID([.$C266];3;1)">
            <text:p/>
          </table:table-cell>
          <table:table-cell table:style-name="ce49" table:formula="of:=IF(LEN([.$C266])&gt;3;MID([.$C266];4;1);-1)" office:value-type="float" office:value="-1">
            <text:p>-1</text:p>
          </table:table-cell>
          <table:table-cell table:style-name="ce49" table:formula="of:=IF(LEN([.$C266])&gt;3;MID([.$C266];5;1);-1)" office:value-type="float" office:value="-1">
            <text:p>-1</text:p>
          </table:table-cell>
          <table:table-cell table:style-name="ce49" table:formula="of:=VLOOKUP([.I266];['1'.$A$2:.$B$14];2)" office:value-type="string" office:string-value="日本酒（米だけの）">
            <text:p>日本酒（米だけの）</text:p>
          </table:table-cell>
          <table:table-cell table:style-name="ce49" table:formula="of:=VLOOKUP([.J266];['1'.$A$2:.$B$14];2)" office:value-type="string" office:string-value="オオバ">
            <text:p>オオバ</text:p>
          </table:table-cell>
          <table:table-cell table:style-name="ce49" table:formula="of:=VLOOKUP([.K266];['1'.$A$2:.$B$14];2)" office:value-type="float" office:value="0">
            <text:p>#N/A</text:p>
          </table:table-cell>
          <table:table-cell table:style-name="ce49" table:formula="of:=VLOOKUP([.L266];['1'.$A$2:.$B$15];2)" office:value-type="float" office:value="0">
            <text:p>#N/A</text:p>
          </table:table-cell>
          <table:table-cell table:style-name="ce49" table:formula="of:=VLOOKUP([.M266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4" office:value-type="string">
            <text:p>LCDM</text:p>
          </table:table-cell>
          <table:table-cell table:style-name="ce37" table:formula="of:=FIND(&quot;C&quot;;[.$C267];1)" office:value-type="float" office:value="2">
            <text:p>2</text:p>
          </table:table-cell>
          <table:table-cell table:style-name="ce37" table:formula="of:=FIND(&quot;K&quot;;[.$C267];1)" office:value-type="float" office:value="0">
            <text:p>#VALUE!</text:p>
          </table:table-cell>
          <table:table-cell table:style-name="ce37" table:formula="of:=[.D267]*[.E267]" office:value-type="float" office:value="0">
            <text:p>#VALUE!</text:p>
          </table:table-cell>
          <table:table-cell table:style-name="ce40" office:value-type="string">
            <text:p>2:2:1:3</text:p>
          </table:table-cell>
          <table:table-cell table:style-name="ce40" office:value-type="string">
            <text:p>1:1:1</text:p>
          </table:table-cell>
          <table:table-cell table:style-name="ce29" table:formula="of:=LEFT([.$C267];1)" office:value-type="string" office:string-value="L">
            <text:p>L</text:p>
          </table:table-cell>
          <table:table-cell table:style-name="ce49" table:formula="of:=MID([.$C267];2;1)" office:value-type="string" office:string-value="C">
            <text:p>C</text:p>
          </table:table-cell>
          <table:table-cell table:style-name="ce49" table:formula="of:=MID([.$C267];3;1)" office:value-type="string" office:string-value="D">
            <text:p>D</text:p>
          </table:table-cell>
          <table:table-cell table:style-name="ce49" table:formula="of:=IF(LEN([.$C267])&gt;3;MID([.$C267];4;1);-1)" office:value-type="string" office:string-value="M">
            <text:p>M</text:p>
          </table:table-cell>
          <table:table-cell table:style-name="ce49" table:formula="of:=IF(LEN([.$C267])&gt;3;MID([.$C267];5;1);-1)">
            <text:p/>
          </table:table-cell>
          <table:table-cell table:style-name="ce49" table:formula="of:=VLOOKUP([.I267];['1'.$A$2:.$B$14];2)" office:value-type="string" office:string-value="日本酒（米だけの）">
            <text:p>日本酒（米だけの）</text:p>
          </table:table-cell>
          <table:table-cell table:style-name="ce49" table:formula="of:=VLOOKUP([.J267];['1'.$A$2:.$B$16];2)" office:value-type="string" office:string-value="オオバ">
            <text:p>オオバ</text:p>
          </table:table-cell>
          <table:table-cell table:style-name="ce49" table:formula="of:=VLOOKUP([.K267];['1'.$A$2:.$B$16];2)" office:value-type="string" office:string-value="レモン">
            <text:p>レモン</text:p>
          </table:table-cell>
          <table:table-cell table:style-name="ce49" table:formula="of:=VLOOKUP([.L267];['1'.$A$2:.$B$16];2)" office:value-type="string" office:string-value="お湯">
            <text:p>お湯</text:p>
          </table:table-cell>
          <table:table-cell table:style-name="ce49" table:formula="of:=VLOOKUP([.M267];['1'.$A$2:.$B$16];2)" office:value-type="float" office:value="0">
            <text:p>#N/A</text:p>
          </table:table-cell>
          <table:table-cell table:style-name="ce51" office:value-type="string">
            <text:p>맛 : (1) 레몬. (2) 맛이 둥글다. 창백하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4" office:value-type="string">
            <text:p>LCDM</text:p>
          </table:table-cell>
          <table:table-cell table:style-name="ce37" table:formula="of:=FIND(&quot;C&quot;;[.$C268];1)" office:value-type="float" office:value="2">
            <text:p>2</text:p>
          </table:table-cell>
          <table:table-cell table:style-name="ce37" table:formula="of:=FIND(&quot;K&quot;;[.$C268];1)" office:value-type="float" office:value="0">
            <text:p>#VALUE!</text:p>
          </table:table-cell>
          <table:table-cell table:style-name="ce37" table:formula="of:=[.D268]*[.E268]" office:value-type="float" office:value="0">
            <text:p>#VALUE!</text:p>
          </table:table-cell>
          <table:table-cell table:style-name="ce40" office:value-type="string">
            <text:p>2:2:1:3</text:p>
          </table:table-cell>
          <table:table-cell table:style-name="ce40" office:value-type="string">
            <text:p>1:1:1</text:p>
          </table:table-cell>
          <table:table-cell table:style-name="ce29" table:formula="of:=LEFT([.$C268];1)" office:value-type="string" office:string-value="L">
            <text:p>L</text:p>
          </table:table-cell>
          <table:table-cell table:style-name="ce49" table:formula="of:=MID([.$C268];2;1)" office:value-type="string" office:string-value="C">
            <text:p>C</text:p>
          </table:table-cell>
          <table:table-cell table:style-name="ce49" table:formula="of:=MID([.$C268];3;1)" office:value-type="string" office:string-value="D">
            <text:p>D</text:p>
          </table:table-cell>
          <table:table-cell table:style-name="ce49" table:formula="of:=IF(LEN([.$C268])&gt;3;MID([.$C268];4;1);-1)" office:value-type="string" office:string-value="M">
            <text:p>M</text:p>
          </table:table-cell>
          <table:table-cell table:style-name="ce49" table:formula="of:=IF(LEN([.$C268])&gt;3;MID([.$C268];5;1);-1)">
            <text:p/>
          </table:table-cell>
          <table:table-cell table:style-name="ce49" table:formula="of:=VLOOKUP([.I268];['1'.$A$2:.$B$14];2)" office:value-type="string" office:string-value="日本酒（米だけの）">
            <text:p>日本酒（米だけの）</text:p>
          </table:table-cell>
          <table:table-cell table:style-name="ce49" table:formula="of:=VLOOKUP([.J268];['1'.$A$2:.$B$16];2)" office:value-type="string" office:string-value="オオバ">
            <text:p>オオバ</text:p>
          </table:table-cell>
          <table:table-cell table:style-name="ce49" table:formula="of:=VLOOKUP([.K268];['1'.$A$2:.$B$16];2)" office:value-type="string" office:string-value="レモン">
            <text:p>レモン</text:p>
          </table:table-cell>
          <table:table-cell table:style-name="ce49" table:formula="of:=VLOOKUP([.L268];['1'.$A$2:.$B$16];2)" office:value-type="string" office:string-value="お湯">
            <text:p>お湯</text:p>
          </table:table-cell>
          <table:table-cell table:style-name="ce49" table:formula="of:=VLOOKUP([.M268];['1'.$A$2:.$B$16];2)" office:value-type="float" office:value="0">
            <text:p>#N/A</text:p>
          </table:table-cell>
          <table:table-cell table:style-name="ce51" office:value-type="string">
            <text:p>맛 : 155와 같다. 레몬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4" office:value-type="string">
            <text:p>LCDM</text:p>
          </table:table-cell>
          <table:table-cell table:style-name="ce37" table:formula="of:=FIND(&quot;C&quot;;[.$C269];1)" office:value-type="float" office:value="2">
            <text:p>2</text:p>
          </table:table-cell>
          <table:table-cell table:style-name="ce37" table:formula="of:=FIND(&quot;K&quot;;[.$C269];1)" office:value-type="float" office:value="0">
            <text:p>#VALUE!</text:p>
          </table:table-cell>
          <table:table-cell table:style-name="ce37" table:formula="of:=[.D269]*[.E269]" office:value-type="float" office:value="0">
            <text:p>#VALUE!</text:p>
          </table:table-cell>
          <table:table-cell table:style-name="ce40" office:value-type="string">
            <text:p>2:2:1:3</text:p>
          </table:table-cell>
          <table:table-cell table:style-name="ce40" office:value-type="string">
            <text:p>1:1:1</text:p>
          </table:table-cell>
          <table:table-cell table:style-name="ce29" table:formula="of:=LEFT([.$C269];1)" office:value-type="string" office:string-value="L">
            <text:p>L</text:p>
          </table:table-cell>
          <table:table-cell table:style-name="ce49" table:formula="of:=MID([.$C269];2;1)" office:value-type="string" office:string-value="C">
            <text:p>C</text:p>
          </table:table-cell>
          <table:table-cell table:style-name="ce49" table:formula="of:=MID([.$C269];3;1)" office:value-type="string" office:string-value="D">
            <text:p>D</text:p>
          </table:table-cell>
          <table:table-cell table:style-name="ce49" table:formula="of:=IF(LEN([.$C269])&gt;3;MID([.$C269];4;1);-1)" office:value-type="string" office:string-value="M">
            <text:p>M</text:p>
          </table:table-cell>
          <table:table-cell table:style-name="ce49" table:formula="of:=IF(LEN([.$C269])&gt;3;MID([.$C269];5;1);-1)">
            <text:p/>
          </table:table-cell>
          <table:table-cell table:style-name="ce49" table:formula="of:=VLOOKUP([.I269];['1'.$A$2:.$B$14];2)" office:value-type="string" office:string-value="日本酒（米だけの）">
            <text:p>日本酒（米だけの）</text:p>
          </table:table-cell>
          <table:table-cell table:style-name="ce49" table:formula="of:=VLOOKUP([.J269];['1'.$A$2:.$B$16];2)" office:value-type="string" office:string-value="オオバ">
            <text:p>オオバ</text:p>
          </table:table-cell>
          <table:table-cell table:style-name="ce49" table:formula="of:=VLOOKUP([.K269];['1'.$A$2:.$B$16];2)" office:value-type="string" office:string-value="レモン">
            <text:p>レモン</text:p>
          </table:table-cell>
          <table:table-cell table:style-name="ce49" table:formula="of:=VLOOKUP([.L269];['1'.$A$2:.$B$16];2)" office:value-type="string" office:string-value="お湯">
            <text:p>お湯</text:p>
          </table:table-cell>
          <table:table-cell table:style-name="ce49" table:formula="of:=VLOOKUP([.M269];['1'.$A$2:.$B$16];2)" office:value-type="float" office:value="0">
            <text:p>#N/A</text:p>
          </table:table-cell>
          <table:table-cell table:style-name="ce51" office:value-type="string">
            <text:p>맛 : 155와 같다. 레몬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4" office:value-type="string">
            <text:p>LCE</text:p>
          </table:table-cell>
          <table:table-cell table:style-name="ce37" table:formula="of:=FIND(&quot;C&quot;;[.$C270];1)" office:value-type="float" office:value="2">
            <text:p>2</text:p>
          </table:table-cell>
          <table:table-cell table:style-name="ce37" table:formula="of:=FIND(&quot;K&quot;;[.$C270];1)" office:value-type="float" office:value="0">
            <text:p>#VALUE!</text:p>
          </table:table-cell>
          <table:table-cell table:style-name="ce37" table:formula="of:=[.D270]*[.E270]" office:value-type="float" office:value="0">
            <text:p>#VALUE!</text:p>
          </table:table-cell>
          <table:table-cell table:style-name="ce40" office:value-type="string">
            <text:p>3:1:1</text:p>
          </table:table-cell>
          <table:table-cell table:style-name="ce40" office:value-type="string">
            <text:p>1:1:1</text:p>
          </table:table-cell>
          <table:table-cell table:style-name="ce29" table:formula="of:=LEFT([.$C270];1)" office:value-type="string" office:string-value="L">
            <text:p>L</text:p>
          </table:table-cell>
          <table:table-cell table:style-name="ce49" table:formula="of:=MID([.$C270];2;1)" office:value-type="string" office:string-value="C">
            <text:p>C</text:p>
          </table:table-cell>
          <table:table-cell table:style-name="ce49" table:formula="of:=MID([.$C270];3;1)" office:value-type="string" office:string-value="E">
            <text:p>E</text:p>
          </table:table-cell>
          <table:table-cell table:style-name="ce49" table:formula="of:=IF(LEN([.$C270])&gt;3;MID([.$C270];4;1);-1)" office:value-type="float" office:value="-1">
            <text:p>-1</text:p>
          </table:table-cell>
          <table:table-cell table:style-name="ce49" table:formula="of:=IF(LEN([.$C270])&gt;3;MID([.$C270];5;1);-1)" office:value-type="float" office:value="-1">
            <text:p>-1</text:p>
          </table:table-cell>
          <table:table-cell table:style-name="ce49" table:formula="of:=VLOOKUP([.I270];['1'.$A$2:.$B$14];2)" office:value-type="string" office:string-value="日本酒（米だけの）">
            <text:p>日本酒（米だけの）</text:p>
          </table:table-cell>
          <table:table-cell table:style-name="ce49" table:formula="of:=VLOOKUP([.J270];['1'.$A$2:.$B$16];2)" office:value-type="string" office:string-value="オオバ">
            <text:p>オオバ</text:p>
          </table:table-cell>
          <table:table-cell table:style-name="ce49" table:formula="of:=VLOOKUP([.K270];['1'.$A$2:.$B$16];2)" office:value-type="string" office:string-value="ニンニク">
            <text:p>ニンニク</text:p>
          </table:table-cell>
          <table:table-cell table:style-name="ce49" table:formula="of:=VLOOKUP([.L270];['1'.$A$2:.$B$16];2)" office:value-type="float" office:value="0">
            <text:p>#N/A</text:p>
          </table:table-cell>
          <table:table-cell table:style-name="ce49" table:formula="of:=VLOOKUP([.M270];['1'.$A$2:.$B$16];2)" office:value-type="float" office:value="0">
            <text:p>#N/A</text:p>
          </table:table-cell>
          <table:table-cell table:style-name="ce51" office:value-type="string">
            <text:p>맛 : (1) 술. (2) 마늘도 술의 맛에 바로 뒤에 시작된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4" office:value-type="string">
            <text:p>LCM</text:p>
          </table:table-cell>
          <table:table-cell table:style-name="ce37" table:formula="of:=FIND(&quot;C&quot;;[.$C271];1)" office:value-type="float" office:value="2">
            <text:p>2</text:p>
          </table:table-cell>
          <table:table-cell table:style-name="ce37" table:formula="of:=FIND(&quot;K&quot;;[.$C271];1)" office:value-type="float" office:value="0">
            <text:p>#VALUE!</text:p>
          </table:table-cell>
          <table:table-cell table:style-name="ce37" table:formula="of:=[.D271]*[.E271]" office:value-type="float" office:value="0">
            <text:p>#VALUE!</text:p>
          </table:table-cell>
          <table:table-cell table:style-name="ce40" office:value-type="string">
            <text:p>4:1:2</text:p>
          </table:table-cell>
          <table:table-cell table:style-name="ce40" office:value-type="string">
            <text:p>1:1</text:p>
          </table:table-cell>
          <table:table-cell table:style-name="ce29" table:formula="of:=LEFT([.$C271];1)" office:value-type="string" office:string-value="L">
            <text:p>L</text:p>
          </table:table-cell>
          <table:table-cell table:style-name="ce49" table:formula="of:=MID([.$C271];2;1)" office:value-type="string" office:string-value="C">
            <text:p>C</text:p>
          </table:table-cell>
          <table:table-cell table:style-name="ce49" table:formula="of:=MID([.$C271];3;1)" office:value-type="string" office:string-value="M">
            <text:p>M</text:p>
          </table:table-cell>
          <table:table-cell table:style-name="ce49" table:formula="of:=IF(LEN([.$C271])&gt;3;MID([.$C271];4;1);-1)" office:value-type="float" office:value="-1">
            <text:p>-1</text:p>
          </table:table-cell>
          <table:table-cell table:style-name="ce49" table:formula="of:=IF(LEN([.$C271])&gt;3;MID([.$C271];5;1);-1)" office:value-type="float" office:value="-1">
            <text:p>-1</text:p>
          </table:table-cell>
          <table:table-cell table:style-name="ce49" table:formula="of:=VLOOKUP([.I271];['1'.$A$2:.$B$14];2)" office:value-type="string" office:string-value="日本酒（米だけの）">
            <text:p>日本酒（米だけの）</text:p>
          </table:table-cell>
          <table:table-cell table:style-name="ce49" table:formula="of:=VLOOKUP([.J271];['1'.$A$2:.$B$16];2)" office:value-type="string" office:string-value="オオバ">
            <text:p>オオバ</text:p>
          </table:table-cell>
          <table:table-cell table:style-name="ce49" table:formula="of:=VLOOKUP([.K271];['1'.$A$2:.$B$16];2)" office:value-type="string" office:string-value="お湯">
            <text:p>お湯</text:p>
          </table:table-cell>
          <table:table-cell table:style-name="ce49" table:formula="of:=VLOOKUP([.L271];['1'.$A$2:.$B$16];2)" office:value-type="float" office:value="0">
            <text:p>#N/A</text:p>
          </table:table-cell>
          <table:table-cell table:style-name="ce49" table:formula="of:=VLOOKUP([.M271];['1'.$A$2:.$B$16];2)" office:value-type="float" office:value="0">
            <text:p>#N/A</text:p>
          </table:table-cell>
          <table:table-cell table:style-name="ce51" office:value-type="string">
            <text:p>맛 : (1) 술. 가벼운 맛 (2) 뒷맛으로 소옆의 입 냄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4" office:value-type="string">
            <text:p>LCM</text:p>
          </table:table-cell>
          <table:table-cell table:style-name="ce37" table:formula="of:=FIND(&quot;C&quot;;[.$C272];1)" office:value-type="float" office:value="2">
            <text:p>2</text:p>
          </table:table-cell>
          <table:table-cell table:style-name="ce37" table:formula="of:=FIND(&quot;K&quot;;[.$C272];1)" office:value-type="float" office:value="0">
            <text:p>#VALUE!</text:p>
          </table:table-cell>
          <table:table-cell table:style-name="ce37" table:formula="of:=[.D272]*[.E272]" office:value-type="float" office:value="0">
            <text:p>#VALUE!</text:p>
          </table:table-cell>
          <table:table-cell table:style-name="ce40" office:value-type="string">
            <text:p>4:1:2</text:p>
          </table:table-cell>
          <table:table-cell table:style-name="ce40" office:value-type="string">
            <text:p>1:1</text:p>
          </table:table-cell>
          <table:table-cell table:style-name="ce29" table:formula="of:=LEFT([.$C272];1)" office:value-type="string" office:string-value="L">
            <text:p>L</text:p>
          </table:table-cell>
          <table:table-cell table:style-name="ce49" table:formula="of:=MID([.$C272];2;1)" office:value-type="string" office:string-value="C">
            <text:p>C</text:p>
          </table:table-cell>
          <table:table-cell table:style-name="ce49" table:formula="of:=MID([.$C272];3;1)" office:value-type="string" office:string-value="M">
            <text:p>M</text:p>
          </table:table-cell>
          <table:table-cell table:style-name="ce49" table:formula="of:=IF(LEN([.$C272])&gt;3;MID([.$C272];4;1);-1)" office:value-type="float" office:value="-1">
            <text:p>-1</text:p>
          </table:table-cell>
          <table:table-cell table:style-name="ce49" table:formula="of:=IF(LEN([.$C272])&gt;3;MID([.$C272];5;1);-1)" office:value-type="float" office:value="-1">
            <text:p>-1</text:p>
          </table:table-cell>
          <table:table-cell table:style-name="ce49" table:formula="of:=VLOOKUP([.I272];['1'.$A$2:.$B$14];2)" office:value-type="string" office:string-value="日本酒（米だけの）">
            <text:p>日本酒（米だけの）</text:p>
          </table:table-cell>
          <table:table-cell table:style-name="ce49" table:formula="of:=VLOOKUP([.J272];['1'.$A$2:.$B$16];2)" office:value-type="string" office:string-value="オオバ">
            <text:p>オオバ</text:p>
          </table:table-cell>
          <table:table-cell table:style-name="ce49" table:formula="of:=VLOOKUP([.K272];['1'.$A$2:.$B$16];2)" office:value-type="string" office:string-value="お湯">
            <text:p>お湯</text:p>
          </table:table-cell>
          <table:table-cell table:style-name="ce49" table:formula="of:=VLOOKUP([.L272];['1'.$A$2:.$B$16];2)" office:value-type="float" office:value="0">
            <text:p>#N/A</text:p>
          </table:table-cell>
          <table:table-cell table:style-name="ce49" table:formula="of:=VLOOKUP([.M272];['1'.$A$2:.$B$16];2)" office:value-type="float" office:value="0">
            <text:p>#N/A</text:p>
          </table:table-cell>
          <table:table-cell table:style-name="ce51" office:value-type="string">
            <text:p>맛 : (1) 소옆. (2) 일본술의 일종 떫은 맛, 아랫 맛으로 느낀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4" office:value-type="string">
            <text:p>LCM</text:p>
          </table:table-cell>
          <table:table-cell table:style-name="ce37" table:formula="of:=FIND(&quot;C&quot;;[.$C273];1)" office:value-type="float" office:value="2">
            <text:p>2</text:p>
          </table:table-cell>
          <table:table-cell table:style-name="ce37" table:formula="of:=FIND(&quot;K&quot;;[.$C273];1)" office:value-type="float" office:value="0">
            <text:p>#VALUE!</text:p>
          </table:table-cell>
          <table:table-cell table:style-name="ce37" table:formula="of:=[.D273]*[.E273]" office:value-type="float" office:value="0">
            <text:p>#VALUE!</text:p>
          </table:table-cell>
          <table:table-cell table:style-name="ce40" office:value-type="string">
            <text:p>4:2:3</text:p>
          </table:table-cell>
          <table:table-cell table:style-name="ce40" office:value-type="string">
            <text:p>1:1</text:p>
          </table:table-cell>
          <table:table-cell table:style-name="ce29" table:formula="of:=LEFT([.$C273];1)" office:value-type="string" office:string-value="L">
            <text:p>L</text:p>
          </table:table-cell>
          <table:table-cell table:style-name="ce49" table:formula="of:=MID([.$C273];2;1)" office:value-type="string" office:string-value="C">
            <text:p>C</text:p>
          </table:table-cell>
          <table:table-cell table:style-name="ce49" table:formula="of:=MID([.$C273];3;1)" office:value-type="string" office:string-value="M">
            <text:p>M</text:p>
          </table:table-cell>
          <table:table-cell table:style-name="ce49" table:formula="of:=IF(LEN([.$C273])&gt;3;MID([.$C273];4;1);-1)" office:value-type="float" office:value="-1">
            <text:p>-1</text:p>
          </table:table-cell>
          <table:table-cell table:style-name="ce49" table:formula="of:=IF(LEN([.$C273])&gt;3;MID([.$C273];5;1);-1)" office:value-type="float" office:value="-1">
            <text:p>-1</text:p>
          </table:table-cell>
          <table:table-cell table:style-name="ce49" table:formula="of:=VLOOKUP([.I273];['1'.$A$2:.$B$14];2)" office:value-type="string" office:string-value="日本酒（米だけの）">
            <text:p>日本酒（米だけの）</text:p>
          </table:table-cell>
          <table:table-cell table:style-name="ce49" table:formula="of:=VLOOKUP([.J273];['1'.$A$2:.$B$16];2)" office:value-type="string" office:string-value="オオバ">
            <text:p>オオバ</text:p>
          </table:table-cell>
          <table:table-cell table:style-name="ce49" table:formula="of:=VLOOKUP([.K273];['1'.$A$2:.$B$16];2)" office:value-type="string" office:string-value="お湯">
            <text:p>お湯</text:p>
          </table:table-cell>
          <table:table-cell table:style-name="ce49" table:formula="of:=VLOOKUP([.L273];['1'.$A$2:.$B$16];2)" office:value-type="float" office:value="0">
            <text:p>#N/A</text:p>
          </table:table-cell>
          <table:table-cell table:style-name="ce49" table:formula="of:=VLOOKUP([.M273];['1'.$A$2:.$B$16];2)" office:value-type="float" office:value="0">
            <text:p>#N/A</text:p>
          </table:table-cell>
          <table:table-cell table:style-name="ce51" office:value-type="string">
            <text:p>맛 : (1) 술 (2) 맛에 두께가 있다, 라고도 말할 수 있을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4" office:value-type="string">
            <text:p>LD</text:p>
          </table:table-cell>
          <table:table-cell table:style-name="ce37" table:formula="of:=FIND(&quot;C&quot;;[.$C274];1)" office:value-type="float" office:value="0">
            <text:p>#VALUE!</text:p>
          </table:table-cell>
          <table:table-cell table:style-name="ce37" table:formula="of:=FIND(&quot;K&quot;;[.$C274];1)" office:value-type="float" office:value="0">
            <text:p>#VALUE!</text:p>
          </table:table-cell>
          <table:table-cell table:style-name="ce37" table:formula="of:=[.D274]*[.E274]" office:value-type="float" office:value="0">
            <text:p>#VALUE!</text:p>
          </table:table-cell>
          <table:table-cell table:number-columns-repeated="2" table:style-name="ce40" office:value-type="string">
            <text:p>1:3</text:p>
          </table:table-cell>
          <table:table-cell table:style-name="ce29" table:formula="of:=LEFT([.$C274];1)" office:value-type="string" office:string-value="L">
            <text:p>L</text:p>
          </table:table-cell>
          <table:table-cell table:style-name="ce49" table:formula="of:=MID([.$C274];2;1)" office:value-type="string" office:string-value="D">
            <text:p>D</text:p>
          </table:table-cell>
          <table:table-cell table:style-name="ce49" table:formula="of:=MID([.$C274];3;1)">
            <text:p/>
          </table:table-cell>
          <table:table-cell table:style-name="ce49" table:formula="of:=IF(LEN([.$C274])&gt;3;MID([.$C274];4;1);-1)" office:value-type="float" office:value="-1">
            <text:p>-1</text:p>
          </table:table-cell>
          <table:table-cell table:style-name="ce49" table:formula="of:=IF(LEN([.$C274])&gt;3;MID([.$C274];5;1);-1)" office:value-type="float" office:value="-1">
            <text:p>-1</text:p>
          </table:table-cell>
          <table:table-cell table:style-name="ce49" table:formula="of:=VLOOKUP([.I274];['1'.$A$2:.$B$14];2)" office:value-type="string" office:string-value="日本酒（米だけの）">
            <text:p>日本酒（米だけの）</text:p>
          </table:table-cell>
          <table:table-cell table:style-name="ce49" table:formula="of:=VLOOKUP([.J274];['1'.$A$2:.$B$14];2)" office:value-type="string" office:string-value="レモン">
            <text:p>レモン</text:p>
          </table:table-cell>
          <table:table-cell table:style-name="ce49" table:formula="of:=VLOOKUP([.K274];['1'.$A$2:.$B$14];2)" office:value-type="float" office:value="0">
            <text:p>#N/A</text:p>
          </table:table-cell>
          <table:table-cell table:style-name="ce49" table:formula="of:=VLOOKUP([.L274];['1'.$A$2:.$B$15];2)" office:value-type="float" office:value="0">
            <text:p>#N/A</text:p>
          </table:table-cell>
          <table:table-cell table:style-name="ce49" table:formula="of:=VLOOKUP([.M274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4" office:value-type="string">
            <text:p>LD</text:p>
          </table:table-cell>
          <table:table-cell table:style-name="ce37" table:formula="of:=FIND(&quot;C&quot;;[.$C275];1)" office:value-type="float" office:value="0">
            <text:p>#VALUE!</text:p>
          </table:table-cell>
          <table:table-cell table:style-name="ce37" table:formula="of:=FIND(&quot;K&quot;;[.$C275];1)" office:value-type="float" office:value="0">
            <text:p>#VALUE!</text:p>
          </table:table-cell>
          <table:table-cell table:style-name="ce37" table:formula="of:=[.D275]*[.E275]" office:value-type="float" office:value="0">
            <text:p>#VALUE!</text:p>
          </table:table-cell>
          <table:table-cell table:style-name="ce40" office:value-type="string">
            <text:p>1:4</text:p>
          </table:table-cell>
          <table:table-cell table:style-name="ce40" office:value-type="string">
            <text:p>1:3</text:p>
          </table:table-cell>
          <table:table-cell table:style-name="ce29" table:formula="of:=LEFT([.$C275];1)" office:value-type="string" office:string-value="L">
            <text:p>L</text:p>
          </table:table-cell>
          <table:table-cell table:style-name="ce49" table:formula="of:=MID([.$C275];2;1)" office:value-type="string" office:string-value="D">
            <text:p>D</text:p>
          </table:table-cell>
          <table:table-cell table:style-name="ce49" table:formula="of:=MID([.$C275];3;1)">
            <text:p/>
          </table:table-cell>
          <table:table-cell table:style-name="ce49" table:formula="of:=IF(LEN([.$C275])&gt;3;MID([.$C275];4;1);-1)" office:value-type="float" office:value="-1">
            <text:p>-1</text:p>
          </table:table-cell>
          <table:table-cell table:style-name="ce49" table:formula="of:=IF(LEN([.$C275])&gt;3;MID([.$C275];5;1);-1)" office:value-type="float" office:value="-1">
            <text:p>-1</text:p>
          </table:table-cell>
          <table:table-cell table:style-name="ce49" table:formula="of:=VLOOKUP([.I275];['1'.$A$2:.$B$14];2)" office:value-type="string" office:string-value="日本酒（米だけの）">
            <text:p>日本酒（米だけの）</text:p>
          </table:table-cell>
          <table:table-cell table:style-name="ce49" table:formula="of:=VLOOKUP([.J275];['1'.$A$2:.$B$14];2)" office:value-type="string" office:string-value="レモン">
            <text:p>レモン</text:p>
          </table:table-cell>
          <table:table-cell table:style-name="ce49" table:formula="of:=VLOOKUP([.K275];['1'.$A$2:.$B$14];2)" office:value-type="float" office:value="0">
            <text:p>#N/A</text:p>
          </table:table-cell>
          <table:table-cell table:style-name="ce49" table:formula="of:=VLOOKUP([.L275];['1'.$A$2:.$B$15];2)" office:value-type="float" office:value="0">
            <text:p>#N/A</text:p>
          </table:table-cell>
          <table:table-cell table:style-name="ce49" table:formula="of:=VLOOKUP([.M275];['1'.$A$2:.$B$15];2)" office:value-type="float" office:value="0">
            <text:p>#N/A</text:p>
          </table:table-cell>
          <table:table-cell table:style-name="ce51" office:value-type="string">
            <text:p>맛 : (1) 레몬. (2) 가벼운. 상쾌한 맛. &lt;좋아&gt;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4" office:value-type="string">
            <text:p>LD</text:p>
          </table:table-cell>
          <table:table-cell table:style-name="ce37" table:formula="of:=FIND(&quot;C&quot;;[.$C276];1)" office:value-type="float" office:value="0">
            <text:p>#VALUE!</text:p>
          </table:table-cell>
          <table:table-cell table:style-name="ce37" table:formula="of:=FIND(&quot;K&quot;;[.$C276];1)" office:value-type="float" office:value="0">
            <text:p>#VALUE!</text:p>
          </table:table-cell>
          <table:table-cell table:style-name="ce37" table:formula="of:=[.D276]*[.E276]" office:value-type="float" office:value="0">
            <text:p>#VALUE!</text:p>
          </table:table-cell>
          <table:table-cell table:style-name="ce40" office:value-type="string">
            <text:p>2:3</text:p>
          </table:table-cell>
          <table:table-cell table:style-name="ce40" office:value-type="string">
            <text:p>1:3</text:p>
          </table:table-cell>
          <table:table-cell table:style-name="ce29" table:formula="of:=LEFT([.$C276];1)" office:value-type="string" office:string-value="L">
            <text:p>L</text:p>
          </table:table-cell>
          <table:table-cell table:style-name="ce49" table:formula="of:=MID([.$C276];2;1)" office:value-type="string" office:string-value="D">
            <text:p>D</text:p>
          </table:table-cell>
          <table:table-cell table:style-name="ce49" table:formula="of:=MID([.$C276];3;1)">
            <text:p/>
          </table:table-cell>
          <table:table-cell table:style-name="ce49" table:formula="of:=IF(LEN([.$C276])&gt;3;MID([.$C276];4;1);-1)" office:value-type="float" office:value="-1">
            <text:p>-1</text:p>
          </table:table-cell>
          <table:table-cell table:style-name="ce49" table:formula="of:=IF(LEN([.$C276])&gt;3;MID([.$C276];5;1);-1)" office:value-type="float" office:value="-1">
            <text:p>-1</text:p>
          </table:table-cell>
          <table:table-cell table:style-name="ce49" table:formula="of:=VLOOKUP([.I276];['1'.$A$2:.$B$14];2)" office:value-type="string" office:string-value="日本酒（米だけの）">
            <text:p>日本酒（米だけの）</text:p>
          </table:table-cell>
          <table:table-cell table:style-name="ce49" table:formula="of:=VLOOKUP([.J276];['1'.$A$2:.$B$14];2)" office:value-type="string" office:string-value="レモン">
            <text:p>レモン</text:p>
          </table:table-cell>
          <table:table-cell table:style-name="ce49" table:formula="of:=VLOOKUP([.K276];['1'.$A$2:.$B$14];2)" office:value-type="float" office:value="0">
            <text:p>#N/A</text:p>
          </table:table-cell>
          <table:table-cell table:style-name="ce49" table:formula="of:=VLOOKUP([.L276];['1'.$A$2:.$B$15];2)" office:value-type="float" office:value="0">
            <text:p>#N/A</text:p>
          </table:table-cell>
          <table:table-cell table:style-name="ce49" table:formula="of:=VLOOKUP([.M276];['1'.$A$2:.$B$15];2)" office:value-type="float" office:value="0">
            <text:p>#N/A</text:p>
          </table:table-cell>
          <table:table-cell table:style-name="ce51" office:value-type="string">
            <text:p>맛 : (1) 레몬. (2) 일본술의 맛 --&gt; 완전히 없다. (3) 레몬 단독와의 비교 --&gt; 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4" office:value-type="string">
            <text:p>LD</text:p>
          </table:table-cell>
          <table:table-cell table:style-name="ce37" table:formula="of:=FIND(&quot;C&quot;;[.$C277];1)" office:value-type="float" office:value="0">
            <text:p>#VALUE!</text:p>
          </table:table-cell>
          <table:table-cell table:style-name="ce37" table:formula="of:=FIND(&quot;K&quot;;[.$C277];1)" office:value-type="float" office:value="0">
            <text:p>#VALUE!</text:p>
          </table:table-cell>
          <table:table-cell table:style-name="ce37" table:formula="of:=[.D277]*[.E277]" office:value-type="float" office:value="0">
            <text:p>#VALUE!</text:p>
          </table:table-cell>
          <table:table-cell table:style-name="ce40" office:value-type="string">
            <text:p>2:3</text:p>
          </table:table-cell>
          <table:table-cell table:style-name="ce40" office:value-type="string">
            <text:p>1:3</text:p>
          </table:table-cell>
          <table:table-cell table:style-name="ce29" table:formula="of:=LEFT([.$C277];1)" office:value-type="string" office:string-value="L">
            <text:p>L</text:p>
          </table:table-cell>
          <table:table-cell table:style-name="ce49" table:formula="of:=MID([.$C277];2;1)" office:value-type="string" office:string-value="D">
            <text:p>D</text:p>
          </table:table-cell>
          <table:table-cell table:style-name="ce49" table:formula="of:=MID([.$C277];3;1)">
            <text:p/>
          </table:table-cell>
          <table:table-cell table:style-name="ce49" table:formula="of:=IF(LEN([.$C277])&gt;3;MID([.$C277];4;1);-1)" office:value-type="float" office:value="-1">
            <text:p>-1</text:p>
          </table:table-cell>
          <table:table-cell table:style-name="ce49" table:formula="of:=IF(LEN([.$C277])&gt;3;MID([.$C277];5;1);-1)" office:value-type="float" office:value="-1">
            <text:p>-1</text:p>
          </table:table-cell>
          <table:table-cell table:style-name="ce49" table:formula="of:=VLOOKUP([.I277];['1'.$A$2:.$B$14];2)" office:value-type="string" office:string-value="日本酒（米だけの）">
            <text:p>日本酒（米だけの）</text:p>
          </table:table-cell>
          <table:table-cell table:style-name="ce49" table:formula="of:=VLOOKUP([.J277];['1'.$A$2:.$B$14];2)" office:value-type="string" office:string-value="レモン">
            <text:p>レモン</text:p>
          </table:table-cell>
          <table:table-cell table:style-name="ce49" table:formula="of:=VLOOKUP([.K277];['1'.$A$2:.$B$14];2)" office:value-type="float" office:value="0">
            <text:p>#N/A</text:p>
          </table:table-cell>
          <table:table-cell table:style-name="ce49" table:formula="of:=VLOOKUP([.L277];['1'.$A$2:.$B$15];2)" office:value-type="float" office:value="0">
            <text:p>#N/A</text:p>
          </table:table-cell>
          <table:table-cell table:style-name="ce49" table:formula="of:=VLOOKUP([.M277];['1'.$A$2:.$B$15];2)" office:value-type="float" office:value="0">
            <text:p>#N/A</text:p>
          </table:table-cell>
          <table:table-cell table:style-name="ce51" office:value-type="string">
            <text:p>맛 : (1) 레몬. (2) 아래 맛으로 일본술의 달콤한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4" office:value-type="string">
            <text:p>LD</text:p>
          </table:table-cell>
          <table:table-cell table:style-name="ce37" table:formula="of:=FIND(&quot;C&quot;;[.$C278];1)" office:value-type="float" office:value="0">
            <text:p>#VALUE!</text:p>
          </table:table-cell>
          <table:table-cell table:style-name="ce37" table:formula="of:=FIND(&quot;K&quot;;[.$C278];1)" office:value-type="float" office:value="0">
            <text:p>#VALUE!</text:p>
          </table:table-cell>
          <table:table-cell table:style-name="ce37" table:formula="of:=[.D278]*[.E278]" office:value-type="float" office:value="0">
            <text:p>#VALUE!</text:p>
          </table:table-cell>
          <table:table-cell table:style-name="ce40" office:value-type="string">
            <text:p>3:2</text:p>
          </table:table-cell>
          <table:table-cell table:style-name="ce40" office:value-type="string">
            <text:p>1:1</text:p>
          </table:table-cell>
          <table:table-cell table:style-name="ce29" table:formula="of:=LEFT([.$C278];1)" office:value-type="string" office:string-value="L">
            <text:p>L</text:p>
          </table:table-cell>
          <table:table-cell table:style-name="ce49" table:formula="of:=MID([.$C278];2;1)" office:value-type="string" office:string-value="D">
            <text:p>D</text:p>
          </table:table-cell>
          <table:table-cell table:style-name="ce49" table:formula="of:=MID([.$C278];3;1)">
            <text:p/>
          </table:table-cell>
          <table:table-cell table:style-name="ce49" table:formula="of:=IF(LEN([.$C278])&gt;3;MID([.$C278];4;1);-1)" office:value-type="float" office:value="-1">
            <text:p>-1</text:p>
          </table:table-cell>
          <table:table-cell table:style-name="ce49" table:formula="of:=IF(LEN([.$C278])&gt;3;MID([.$C278];5;1);-1)" office:value-type="float" office:value="-1">
            <text:p>-1</text:p>
          </table:table-cell>
          <table:table-cell table:style-name="ce49" table:formula="of:=VLOOKUP([.I278];['1'.$A$2:.$B$14];2)" office:value-type="string" office:string-value="日本酒（米だけの）">
            <text:p>日本酒（米だけの）</text:p>
          </table:table-cell>
          <table:table-cell table:style-name="ce49" table:formula="of:=VLOOKUP([.J278];['1'.$A$2:.$B$16];2)" office:value-type="string" office:string-value="レモン">
            <text:p>レモン</text:p>
          </table:table-cell>
          <table:table-cell table:style-name="ce49" table:formula="of:=VLOOKUP([.K278];['1'.$A$2:.$B$16];2)" office:value-type="float" office:value="0">
            <text:p>#N/A</text:p>
          </table:table-cell>
          <table:table-cell table:style-name="ce49" table:formula="of:=VLOOKUP([.L278];['1'.$A$2:.$B$16];2)" office:value-type="float" office:value="0">
            <text:p>#N/A</text:p>
          </table:table-cell>
          <table:table-cell table:style-name="ce49" table:formula="of:=VLOOKUP([.M278];['1'.$A$2:.$B$16];2)" office:value-type="float" office:value="0">
            <text:p>#N/A</text:p>
          </table:table-cell>
          <table:table-cell table:style-name="ce51" office:value-type="string">
            <text:p>맛 : (1) 레몬 (2) 레몬의 신맛. 별로 없는 것을까? (3) 뜨거운 물. 추가해도 좋을지도 모른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7">
            <text:p>01/19 1:47</text:p>
          </table:table-cell>
          <table:table-cell table:style-name="ce34" office:value-type="string">
            <text:p>LDM</text:p>
          </table:table-cell>
          <table:table-cell table:style-name="ce37" table:formula="of:=FIND(&quot;C&quot;;[.$C279];1)" office:value-type="float" office:value="0">
            <text:p>#VALUE!</text:p>
          </table:table-cell>
          <table:table-cell table:style-name="ce37" table:formula="of:=FIND(&quot;K&quot;;[.$C279];1)" office:value-type="float" office:value="0">
            <text:p>#VALUE!</text:p>
          </table:table-cell>
          <table:table-cell table:style-name="ce37" table:formula="of:=[.D279]*[.E279]" office:value-type="float" office:value="0">
            <text:p>#VALUE!</text:p>
          </table:table-cell>
          <table:table-cell table:style-name="ce40" office:value-type="string">
            <text:p>3:1:3</text:p>
          </table:table-cell>
          <table:table-cell table:style-name="ce40" office:value-type="string">
            <text:p>1:1</text:p>
          </table:table-cell>
          <table:table-cell table:style-name="ce29" table:formula="of:=LEFT([.$C279];1)" office:value-type="string" office:string-value="L">
            <text:p>L</text:p>
          </table:table-cell>
          <table:table-cell table:style-name="ce49" table:formula="of:=MID([.$C279];2;1)" office:value-type="string" office:string-value="D">
            <text:p>D</text:p>
          </table:table-cell>
          <table:table-cell table:style-name="ce49" table:formula="of:=MID([.$C279];3;1)" office:value-type="string" office:string-value="M">
            <text:p>M</text:p>
          </table:table-cell>
          <table:table-cell table:style-name="ce49" table:formula="of:=IF(LEN([.$C279])&gt;3;MID([.$C279];4;1);-1)" office:value-type="float" office:value="-1">
            <text:p>-1</text:p>
          </table:table-cell>
          <table:table-cell table:style-name="ce49" table:formula="of:=IF(LEN([.$C279])&gt;3;MID([.$C279];5;1);-1)" office:value-type="float" office:value="-1">
            <text:p>-1</text:p>
          </table:table-cell>
          <table:table-cell table:style-name="ce49" table:formula="of:=VLOOKUP([.I279];['1'.$A$2:.$B$14];2)" office:value-type="string" office:string-value="日本酒（米だけの）">
            <text:p>日本酒（米だけの）</text:p>
          </table:table-cell>
          <table:table-cell table:style-name="ce49" table:formula="of:=VLOOKUP([.J279];['1'.$A$2:.$B$16];2)" office:value-type="string" office:string-value="レモン">
            <text:p>レモン</text:p>
          </table:table-cell>
          <table:table-cell table:style-name="ce49" table:formula="of:=VLOOKUP([.K279];['1'.$A$2:.$B$16];2)" office:value-type="string" office:string-value="お湯">
            <text:p>お湯</text:p>
          </table:table-cell>
          <table:table-cell table:style-name="ce49" table:formula="of:=VLOOKUP([.L279];['1'.$A$2:.$B$16];2)" office:value-type="float" office:value="0">
            <text:p>#N/A</text:p>
          </table:table-cell>
          <table:table-cell table:style-name="ce49" table:formula="of:=VLOOKUP([.M279];['1'.$A$2:.$B$16];2)" office:value-type="float" office:value="0">
            <text:p>#N/A</text:p>
          </table:table-cell>
          <table:table-cell table:style-name="ce51" office:value-type="string">
            <text:p>맛 : (1) 레몬. (2) 일본술. 거의 없어. 뒤맛으로 희미하게 일본술의 달콤한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4" office:value-type="string">
            <text:p>LDM</text:p>
          </table:table-cell>
          <table:table-cell table:style-name="ce37" table:formula="of:=FIND(&quot;C&quot;;[.$C280];1)" office:value-type="float" office:value="0">
            <text:p>#VALUE!</text:p>
          </table:table-cell>
          <table:table-cell table:style-name="ce37" table:formula="of:=FIND(&quot;K&quot;;[.$C280];1)" office:value-type="float" office:value="0">
            <text:p>#VALUE!</text:p>
          </table:table-cell>
          <table:table-cell table:style-name="ce37" table:formula="of:=[.D280]*[.E280]" office:value-type="float" office:value="0">
            <text:p>#VALUE!</text:p>
          </table:table-cell>
          <table:table-cell table:style-name="ce40" office:value-type="string">
            <text:p>3:2:2</text:p>
          </table:table-cell>
          <table:table-cell table:style-name="ce40" office:value-type="string">
            <text:p>1:1</text:p>
          </table:table-cell>
          <table:table-cell table:style-name="ce29" table:formula="of:=LEFT([.$C280];1)" office:value-type="string" office:string-value="L">
            <text:p>L</text:p>
          </table:table-cell>
          <table:table-cell table:style-name="ce49" table:formula="of:=MID([.$C280];2;1)" office:value-type="string" office:string-value="D">
            <text:p>D</text:p>
          </table:table-cell>
          <table:table-cell table:style-name="ce49" table:formula="of:=MID([.$C280];3;1)" office:value-type="string" office:string-value="M">
            <text:p>M</text:p>
          </table:table-cell>
          <table:table-cell table:style-name="ce49" table:formula="of:=IF(LEN([.$C280])&gt;3;MID([.$C280];4;1);-1)" office:value-type="float" office:value="-1">
            <text:p>-1</text:p>
          </table:table-cell>
          <table:table-cell table:style-name="ce49" table:formula="of:=IF(LEN([.$C280])&gt;3;MID([.$C280];5;1);-1)" office:value-type="float" office:value="-1">
            <text:p>-1</text:p>
          </table:table-cell>
          <table:table-cell table:style-name="ce49" table:formula="of:=VLOOKUP([.I280];['1'.$A$2:.$B$14];2)" office:value-type="string" office:string-value="日本酒（米だけの）">
            <text:p>日本酒（米だけの）</text:p>
          </table:table-cell>
          <table:table-cell table:style-name="ce49" table:formula="of:=VLOOKUP([.J280];['1'.$A$2:.$B$16];2)" office:value-type="string" office:string-value="レモン">
            <text:p>レモン</text:p>
          </table:table-cell>
          <table:table-cell table:style-name="ce49" table:formula="of:=VLOOKUP([.K280];['1'.$A$2:.$B$16];2)" office:value-type="string" office:string-value="お湯">
            <text:p>お湯</text:p>
          </table:table-cell>
          <table:table-cell table:style-name="ce49" table:formula="of:=VLOOKUP([.L280];['1'.$A$2:.$B$16];2)" office:value-type="float" office:value="0">
            <text:p>#N/A</text:p>
          </table:table-cell>
          <table:table-cell table:style-name="ce49" table:formula="of:=VLOOKUP([.M280];['1'.$A$2:.$B$16];2)" office:value-type="float" office:value="0">
            <text:p>#N/A</text:p>
          </table:table-cell>
          <table:table-cell table:style-name="ce51" office:value-type="string">
            <text:p>맛 : (1) 레몬 (2) 희미하게 인본술의 맛. 달콤한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4" office:value-type="string">
            <text:p>LH</text:p>
          </table:table-cell>
          <table:table-cell table:style-name="ce37" table:formula="of:=FIND(&quot;C&quot;;[.$C281];1)" office:value-type="float" office:value="0">
            <text:p>#VALUE!</text:p>
          </table:table-cell>
          <table:table-cell table:style-name="ce37" table:formula="of:=FIND(&quot;K&quot;;[.$C281];1)" office:value-type="float" office:value="0">
            <text:p>#VALUE!</text:p>
          </table:table-cell>
          <table:table-cell table:style-name="ce37" table:formula="of:=[.D281]*[.E281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281];1)" office:value-type="string" office:string-value="L">
            <text:p>L</text:p>
          </table:table-cell>
          <table:table-cell table:style-name="ce49" table:formula="of:=MID([.$C281];2;1)" office:value-type="string" office:string-value="H">
            <text:p>H</text:p>
          </table:table-cell>
          <table:table-cell table:style-name="ce49" table:formula="of:=MID([.$C281];3;1)">
            <text:p/>
          </table:table-cell>
          <table:table-cell table:style-name="ce49" table:formula="of:=IF(LEN([.$C281])&gt;3;MID([.$C281];4;1);-1)" office:value-type="float" office:value="-1">
            <text:p>-1</text:p>
          </table:table-cell>
          <table:table-cell table:style-name="ce49" table:formula="of:=IF(LEN([.$C281])&gt;3;MID([.$C281];5;1);-1)" office:value-type="float" office:value="-1">
            <text:p>-1</text:p>
          </table:table-cell>
          <table:table-cell table:style-name="ce49" table:formula="of:=VLOOKUP([.I281];['1'.$A$2:.$B$14];2)" office:value-type="string" office:string-value="日本酒（米だけの）">
            <text:p>日本酒（米だけの）</text:p>
          </table:table-cell>
          <table:table-cell table:style-name="ce49" table:formula="of:=VLOOKUP([.J281];['1'.$A$2:.$B$14];2)" office:value-type="string" office:string-value="ペパーミント">
            <text:p>ペパーミント</text:p>
          </table:table-cell>
          <table:table-cell table:style-name="ce49" table:formula="of:=VLOOKUP([.K281];['1'.$A$2:.$B$14];2)" office:value-type="float" office:value="0">
            <text:p>#N/A</text:p>
          </table:table-cell>
          <table:table-cell table:style-name="ce49" table:formula="of:=VLOOKUP([.L281];['1'.$A$2:.$B$15];2)" office:value-type="float" office:value="0">
            <text:p>#N/A</text:p>
          </table:table-cell>
          <table:table-cell table:style-name="ce49" table:formula="of:=VLOOKUP([.M281];['1'.$A$2:.$B$15];2)" office:value-type="float" office:value="0">
            <text:p>#N/A</text:p>
          </table:table-cell>
          <table:table-cell table:style-name="ce51" office:value-type="string">
            <text:p>맛 : 페퍼민트. 달콤한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4" office:value-type="string">
            <text:p>LH</text:p>
          </table:table-cell>
          <table:table-cell table:style-name="ce37" table:formula="of:=FIND(&quot;C&quot;;[.$C282];1)" office:value-type="float" office:value="0">
            <text:p>#VALUE!</text:p>
          </table:table-cell>
          <table:table-cell table:style-name="ce37" table:formula="of:=FIND(&quot;K&quot;;[.$C282];1)" office:value-type="float" office:value="0">
            <text:p>#VALUE!</text:p>
          </table:table-cell>
          <table:table-cell table:style-name="ce37" table:formula="of:=[.D282]*[.E282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1:1</text:p>
          </table:table-cell>
          <table:table-cell table:style-name="ce29" table:formula="of:=LEFT([.$C282];1)" office:value-type="string" office:string-value="L">
            <text:p>L</text:p>
          </table:table-cell>
          <table:table-cell table:style-name="ce49" table:formula="of:=MID([.$C282];2;1)" office:value-type="string" office:string-value="H">
            <text:p>H</text:p>
          </table:table-cell>
          <table:table-cell table:style-name="ce49" table:formula="of:=MID([.$C282];3;1)">
            <text:p/>
          </table:table-cell>
          <table:table-cell table:style-name="ce49" table:formula="of:=IF(LEN([.$C282])&gt;3;MID([.$C282];4;1);-1)" office:value-type="float" office:value="-1">
            <text:p>-1</text:p>
          </table:table-cell>
          <table:table-cell table:style-name="ce49" table:formula="of:=IF(LEN([.$C282])&gt;3;MID([.$C282];5;1);-1)" office:value-type="float" office:value="-1">
            <text:p>-1</text:p>
          </table:table-cell>
          <table:table-cell table:style-name="ce49" table:formula="of:=VLOOKUP([.I282];['1'.$A$2:.$B$14];2)" office:value-type="string" office:string-value="日本酒（米だけの）">
            <text:p>日本酒（米だけの）</text:p>
          </table:table-cell>
          <table:table-cell table:style-name="ce49" table:formula="of:=VLOOKUP([.J282];['1'.$A$2:.$B$14];2)" office:value-type="string" office:string-value="ペパーミント">
            <text:p>ペパーミント</text:p>
          </table:table-cell>
          <table:table-cell table:style-name="ce49" table:formula="of:=VLOOKUP([.K282];['1'.$A$2:.$B$14];2)" office:value-type="float" office:value="0">
            <text:p>#N/A</text:p>
          </table:table-cell>
          <table:table-cell table:style-name="ce49" table:formula="of:=VLOOKUP([.L282];['1'.$A$2:.$B$15];2)" office:value-type="float" office:value="0">
            <text:p>#N/A</text:p>
          </table:table-cell>
          <table:table-cell table:style-name="ce49" table:formula="of:=VLOOKUP([.M282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4" office:value-type="string">
            <text:p>LK</text:p>
          </table:table-cell>
          <table:table-cell table:style-name="ce37" table:formula="of:=FIND(&quot;C&quot;;[.$C283];1)" office:value-type="float" office:value="0">
            <text:p>#VALUE!</text:p>
          </table:table-cell>
          <table:table-cell table:style-name="ce37" table:formula="of:=FIND(&quot;K&quot;;[.$C283];1)" office:value-type="float" office:value="2">
            <text:p>2</text:p>
          </table:table-cell>
          <table:table-cell table:style-name="ce37" table:formula="of:=[.D283]*[.E283]" office:value-type="float" office:value="0">
            <text:p>#VALUE!</text:p>
          </table:table-cell>
          <table:table-cell table:style-name="ce40" office:value-type="string">
            <text:p>0.5:4</text:p>
          </table:table-cell>
          <table:table-cell table:style-name="ce40" office:value-type="string">
            <text:p>1</text:p>
          </table:table-cell>
          <table:table-cell table:style-name="ce29" table:formula="of:=LEFT([.$C283];1)" office:value-type="string" office:string-value="L">
            <text:p>L</text:p>
          </table:table-cell>
          <table:table-cell table:style-name="ce49" table:formula="of:=MID([.$C283];2;1)" office:value-type="string" office:string-value="K">
            <text:p>K</text:p>
          </table:table-cell>
          <table:table-cell table:style-name="ce49" table:formula="of:=MID([.$C283];3;1)">
            <text:p/>
          </table:table-cell>
          <table:table-cell table:style-name="ce49" table:formula="of:=IF(LEN([.$C283])&gt;3;MID([.$C283];4;1);-1)" office:value-type="float" office:value="-1">
            <text:p>-1</text:p>
          </table:table-cell>
          <table:table-cell table:style-name="ce49" table:formula="of:=IF(LEN([.$C283])&gt;3;MID([.$C283];5;1);-1)" office:value-type="float" office:value="-1">
            <text:p>-1</text:p>
          </table:table-cell>
          <table:table-cell table:style-name="ce49" table:formula="of:=VLOOKUP([.I283];['1'.$A$2:.$B$14];2)" office:value-type="string" office:string-value="日本酒（米だけの）">
            <text:p>日本酒（米だけの）</text:p>
          </table:table-cell>
          <table:table-cell table:style-name="ce49" table:formula="of:=VLOOKUP([.J283];['1'.$A$2:.$B$14];2)" office:value-type="string" office:string-value="スペアミント">
            <text:p>スペアミント</text:p>
          </table:table-cell>
          <table:table-cell table:style-name="ce49" table:formula="of:=VLOOKUP([.K283];['1'.$A$2:.$B$14];2)" office:value-type="float" office:value="0">
            <text:p>#N/A</text:p>
          </table:table-cell>
          <table:table-cell table:style-name="ce49" table:formula="of:=VLOOKUP([.L283];['1'.$A$2:.$B$15];2)" office:value-type="float" office:value="0">
            <text:p>#N/A</text:p>
          </table:table-cell>
          <table:table-cell table:style-name="ce49" table:formula="of:=VLOOKUP([.M283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4" office:value-type="string">
            <text:p>LK</text:p>
          </table:table-cell>
          <table:table-cell table:style-name="ce37" table:formula="of:=FIND(&quot;C&quot;;[.$C284];1)" office:value-type="float" office:value="0">
            <text:p>#VALUE!</text:p>
          </table:table-cell>
          <table:table-cell table:style-name="ce37" table:formula="of:=FIND(&quot;K&quot;;[.$C284];1)" office:value-type="float" office:value="2">
            <text:p>2</text:p>
          </table:table-cell>
          <table:table-cell table:style-name="ce37" table:formula="of:=[.D284]*[.E284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1</text:p>
          </table:table-cell>
          <table:table-cell table:style-name="ce29" table:formula="of:=LEFT([.$C284];1)" office:value-type="string" office:string-value="L">
            <text:p>L</text:p>
          </table:table-cell>
          <table:table-cell table:style-name="ce49" table:formula="of:=MID([.$C284];2;1)" office:value-type="string" office:string-value="K">
            <text:p>K</text:p>
          </table:table-cell>
          <table:table-cell table:style-name="ce49" table:formula="of:=MID([.$C284];3;1)">
            <text:p/>
          </table:table-cell>
          <table:table-cell table:style-name="ce49" table:formula="of:=IF(LEN([.$C284])&gt;3;MID([.$C284];4;1);-1)" office:value-type="float" office:value="-1">
            <text:p>-1</text:p>
          </table:table-cell>
          <table:table-cell table:style-name="ce49" table:formula="of:=IF(LEN([.$C284])&gt;3;MID([.$C284];5;1);-1)" office:value-type="float" office:value="-1">
            <text:p>-1</text:p>
          </table:table-cell>
          <table:table-cell table:style-name="ce49" table:formula="of:=VLOOKUP([.I284];['1'.$A$2:.$B$14];2)" office:value-type="string" office:string-value="日本酒（米だけの）">
            <text:p>日本酒（米だけの）</text:p>
          </table:table-cell>
          <table:table-cell table:style-name="ce49" table:formula="of:=VLOOKUP([.J284];['1'.$A$2:.$B$16];2)" office:value-type="string" office:string-value="スペアミント">
            <text:p>スペアミント</text:p>
          </table:table-cell>
          <table:table-cell table:style-name="ce49" table:formula="of:=VLOOKUP([.K284];['1'.$A$2:.$B$16];2)" office:value-type="float" office:value="0">
            <text:p>#N/A</text:p>
          </table:table-cell>
          <table:table-cell table:style-name="ce49" table:formula="of:=VLOOKUP([.L284];['1'.$A$2:.$B$16];2)" office:value-type="float" office:value="0">
            <text:p>#N/A</text:p>
          </table:table-cell>
          <table:table-cell table:style-name="ce49" table:formula="of:=VLOOKUP([.M284];['1'.$A$2:.$B$16];2)" office:value-type="float" office:value="0">
            <text:p>#N/A</text:p>
          </table:table-cell>
          <table:table-cell table:style-name="ce51" office:value-type="string">
            <text:p>맛 : (1) 술? 가벼운. 투명한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4" office:value-type="string">
            <text:p>LK</text:p>
          </table:table-cell>
          <table:table-cell table:style-name="ce37" table:formula="of:=FIND(&quot;C&quot;;[.$C285];1)" office:value-type="float" office:value="0">
            <text:p>#VALUE!</text:p>
          </table:table-cell>
          <table:table-cell table:style-name="ce37" table:formula="of:=FIND(&quot;K&quot;;[.$C285];1)" office:value-type="float" office:value="2">
            <text:p>2</text:p>
          </table:table-cell>
          <table:table-cell table:style-name="ce37" table:formula="of:=[.D285]*[.E285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1:1</text:p>
          </table:table-cell>
          <table:table-cell table:style-name="ce29" table:formula="of:=LEFT([.$C285];1)" office:value-type="string" office:string-value="L">
            <text:p>L</text:p>
          </table:table-cell>
          <table:table-cell table:style-name="ce49" table:formula="of:=MID([.$C285];2;1)" office:value-type="string" office:string-value="K">
            <text:p>K</text:p>
          </table:table-cell>
          <table:table-cell table:style-name="ce49" table:formula="of:=MID([.$C285];3;1)">
            <text:p/>
          </table:table-cell>
          <table:table-cell table:style-name="ce49" table:formula="of:=IF(LEN([.$C285])&gt;3;MID([.$C285];4;1);-1)" office:value-type="float" office:value="-1">
            <text:p>-1</text:p>
          </table:table-cell>
          <table:table-cell table:style-name="ce49" table:formula="of:=IF(LEN([.$C285])&gt;3;MID([.$C285];5;1);-1)" office:value-type="float" office:value="-1">
            <text:p>-1</text:p>
          </table:table-cell>
          <table:table-cell table:style-name="ce49" table:formula="of:=VLOOKUP([.I285];['1'.$A$2:.$B$14];2)" office:value-type="string" office:string-value="日本酒（米だけの）">
            <text:p>日本酒（米だけの）</text:p>
          </table:table-cell>
          <table:table-cell table:style-name="ce49" table:formula="of:=VLOOKUP([.J285];['1'.$A$2:.$B$14];2)" office:value-type="string" office:string-value="スペアミント">
            <text:p>スペアミント</text:p>
          </table:table-cell>
          <table:table-cell table:style-name="ce49" table:formula="of:=VLOOKUP([.K285];['1'.$A$2:.$B$14];2)" office:value-type="float" office:value="0">
            <text:p>#N/A</text:p>
          </table:table-cell>
          <table:table-cell table:style-name="ce49" table:formula="of:=VLOOKUP([.L285];['1'.$A$2:.$B$16];2)" office:value-type="float" office:value="0">
            <text:p>#N/A</text:p>
          </table:table-cell>
          <table:table-cell table:style-name="ce49" table:formula="of:=VLOOKUP([.M285];['1'.$A$2:.$B$16];2)" office:value-type="float" office:value="0">
            <text:p>#N/A</text:p>
          </table:table-cell>
          <table:table-cell table:style-name="ce51" office:value-type="string">
            <text:p>맛 : (1) 일본수. (2) 잎의 떫은 맛. 맛 전체를 아래에서 지지하고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4" office:value-type="string">
            <text:p>LK</text:p>
          </table:table-cell>
          <table:table-cell table:style-name="ce37" table:formula="of:=FIND(&quot;C&quot;;[.$C286];1)" office:value-type="float" office:value="0">
            <text:p>#VALUE!</text:p>
          </table:table-cell>
          <table:table-cell table:style-name="ce37" table:formula="of:=FIND(&quot;K&quot;;[.$C286];1)" office:value-type="float" office:value="2">
            <text:p>2</text:p>
          </table:table-cell>
          <table:table-cell table:style-name="ce37" table:formula="of:=[.D286]*[.E286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1:1</text:p>
          </table:table-cell>
          <table:table-cell table:style-name="ce29" table:formula="of:=LEFT([.$C286];1)" office:value-type="string" office:string-value="L">
            <text:p>L</text:p>
          </table:table-cell>
          <table:table-cell table:style-name="ce49" table:formula="of:=MID([.$C286];2;1)" office:value-type="string" office:string-value="K">
            <text:p>K</text:p>
          </table:table-cell>
          <table:table-cell table:style-name="ce49" table:formula="of:=MID([.$C286];3;1)">
            <text:p/>
          </table:table-cell>
          <table:table-cell table:style-name="ce49" table:formula="of:=IF(LEN([.$C286])&gt;3;MID([.$C286];4;1);-1)" office:value-type="float" office:value="-1">
            <text:p>-1</text:p>
          </table:table-cell>
          <table:table-cell table:style-name="ce49" table:formula="of:=IF(LEN([.$C286])&gt;3;MID([.$C286];5;1);-1)" office:value-type="float" office:value="-1">
            <text:p>-1</text:p>
          </table:table-cell>
          <table:table-cell table:style-name="ce49" table:formula="of:=VLOOKUP([.I286];['1'.$A$2:.$B$14];2)" office:value-type="string" office:string-value="日本酒（米だけの）">
            <text:p>日本酒（米だけの）</text:p>
          </table:table-cell>
          <table:table-cell table:style-name="ce49" table:formula="of:=VLOOKUP([.J286];['1'.$A$2:.$B$14];2)" office:value-type="string" office:string-value="スペアミント">
            <text:p>スペアミント</text:p>
          </table:table-cell>
          <table:table-cell table:style-name="ce49" table:formula="of:=VLOOKUP([.K286];['1'.$A$2:.$B$14];2)" office:value-type="float" office:value="0">
            <text:p>#N/A</text:p>
          </table:table-cell>
          <table:table-cell table:style-name="ce49" table:formula="of:=VLOOKUP([.L286];['1'.$A$2:.$B$16];2)" office:value-type="float" office:value="0">
            <text:p>#N/A</text:p>
          </table:table-cell>
          <table:table-cell table:style-name="ce49" table:formula="of:=VLOOKUP([.M286];['1'.$A$2:.$B$16];2)" office:value-type="float" office:value="0">
            <text:p>#N/A</text:p>
          </table:table-cell>
          <table:table-cell table:style-name="ce51" office:value-type="string">
            <text:p>맛 : (1) 거의 일본수. (2) 비강을 빠져나가는 숨. 그 숨의 냄새. 는, 민트의 상쾌한 냄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4" office:value-type="string">
            <text:p>LK</text:p>
          </table:table-cell>
          <table:table-cell table:style-name="ce37" table:formula="of:=FIND(&quot;C&quot;;[.$C287];1)" office:value-type="float" office:value="0">
            <text:p>#VALUE!</text:p>
          </table:table-cell>
          <table:table-cell table:style-name="ce37" table:formula="of:=FIND(&quot;K&quot;;[.$C287];1)" office:value-type="float" office:value="2">
            <text:p>2</text:p>
          </table:table-cell>
          <table:table-cell table:style-name="ce37" table:formula="of:=[.D287]*[.E287]" office:value-type="float" office:value="0">
            <text:p>#VALUE!</text:p>
          </table:table-cell>
          <table:table-cell table:style-name="ce40" office:value-type="string">
            <text:p>1:4</text:p>
          </table:table-cell>
          <table:table-cell table:style-name="ce40" office:value-type="string">
            <text:p>1</text:p>
          </table:table-cell>
          <table:table-cell table:style-name="ce29" table:formula="of:=LEFT([.$C287];1)" office:value-type="string" office:string-value="L">
            <text:p>L</text:p>
          </table:table-cell>
          <table:table-cell table:style-name="ce49" table:formula="of:=MID([.$C287];2;1)" office:value-type="string" office:string-value="K">
            <text:p>K</text:p>
          </table:table-cell>
          <table:table-cell table:style-name="ce49" table:formula="of:=MID([.$C287];3;1)">
            <text:p/>
          </table:table-cell>
          <table:table-cell table:style-name="ce49" table:formula="of:=IF(LEN([.$C287])&gt;3;MID([.$C287];4;1);-1)" office:value-type="float" office:value="-1">
            <text:p>-1</text:p>
          </table:table-cell>
          <table:table-cell table:style-name="ce49" table:formula="of:=IF(LEN([.$C287])&gt;3;MID([.$C287];5;1);-1)" office:value-type="float" office:value="-1">
            <text:p>-1</text:p>
          </table:table-cell>
          <table:table-cell table:style-name="ce49" table:formula="of:=VLOOKUP([.I287];['1'.$A$2:.$B$14];2)" office:value-type="string" office:string-value="日本酒（米だけの）">
            <text:p>日本酒（米だけの）</text:p>
          </table:table-cell>
          <table:table-cell table:style-name="ce49" table:formula="of:=VLOOKUP([.J287];['1'.$A$2:.$B$14];2)" office:value-type="string" office:string-value="スペアミント">
            <text:p>スペアミント</text:p>
          </table:table-cell>
          <table:table-cell table:style-name="ce49" table:formula="of:=VLOOKUP([.K287];['1'.$A$2:.$B$14];2)" office:value-type="float" office:value="0">
            <text:p>#N/A</text:p>
          </table:table-cell>
          <table:table-cell table:style-name="ce49" table:formula="of:=VLOOKUP([.L287];['1'.$A$2:.$B$15];2)" office:value-type="float" office:value="0">
            <text:p>#N/A</text:p>
          </table:table-cell>
          <table:table-cell table:style-name="ce49" table:formula="of:=VLOOKUP([.M287];['1'.$A$2:.$B$15];2)" office:value-type="float" office:value="0">
            <text:p>#N/A</text:p>
          </table:table-cell>
          <table:table-cell table:style-name="ce51" office:value-type="string">
            <text:p>맛 : (1) 일본술. (2) 희미하게 민트의 잎 냄새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4" office:value-type="string">
            <text:p>LK</text:p>
          </table:table-cell>
          <table:table-cell table:style-name="ce37" table:formula="of:=FIND(&quot;C&quot;;[.$C288];1)" office:value-type="float" office:value="0">
            <text:p>#VALUE!</text:p>
          </table:table-cell>
          <table:table-cell table:style-name="ce37" table:formula="of:=FIND(&quot;K&quot;;[.$C288];1)" office:value-type="float" office:value="2">
            <text:p>2</text:p>
          </table:table-cell>
          <table:table-cell table:style-name="ce37" table:formula="of:=[.D288]*[.E288]" office:value-type="float" office:value="0">
            <text:p>#VALUE!</text:p>
          </table:table-cell>
          <table:table-cell table:style-name="ce40" office:value-type="string">
            <text:p>1:5</text:p>
          </table:table-cell>
          <table:table-cell table:style-name="ce40" office:value-type="string">
            <text:p>2:1</text:p>
          </table:table-cell>
          <table:table-cell table:style-name="ce29" table:formula="of:=LEFT([.$C288];1)" office:value-type="string" office:string-value="L">
            <text:p>L</text:p>
          </table:table-cell>
          <table:table-cell table:style-name="ce49" table:formula="of:=MID([.$C288];2;1)" office:value-type="string" office:string-value="K">
            <text:p>K</text:p>
          </table:table-cell>
          <table:table-cell table:style-name="ce49" table:formula="of:=MID([.$C288];3;1)">
            <text:p/>
          </table:table-cell>
          <table:table-cell table:style-name="ce49" table:formula="of:=IF(LEN([.$C288])&gt;3;MID([.$C288];4;1);-1)" office:value-type="float" office:value="-1">
            <text:p>-1</text:p>
          </table:table-cell>
          <table:table-cell table:style-name="ce49" table:formula="of:=IF(LEN([.$C288])&gt;3;MID([.$C288];5;1);-1)" office:value-type="float" office:value="-1">
            <text:p>-1</text:p>
          </table:table-cell>
          <table:table-cell table:style-name="ce49" table:formula="of:=VLOOKUP([.I288];['1'.$A$2:.$B$14];2)" office:value-type="string" office:string-value="日本酒（米だけの）">
            <text:p>日本酒（米だけの）</text:p>
          </table:table-cell>
          <table:table-cell table:style-name="ce49" table:formula="of:=VLOOKUP([.J288];['1'.$A$2:.$B$14];2)" office:value-type="string" office:string-value="スペアミント">
            <text:p>スペアミント</text:p>
          </table:table-cell>
          <table:table-cell table:style-name="ce49" table:formula="of:=VLOOKUP([.K288];['1'.$A$2:.$B$14];2)" office:value-type="float" office:value="0">
            <text:p>#N/A</text:p>
          </table:table-cell>
          <table:table-cell table:style-name="ce49" table:formula="of:=VLOOKUP([.L288];['1'.$A$2:.$B$15];2)" office:value-type="float" office:value="0">
            <text:p>#N/A</text:p>
          </table:table-cell>
          <table:table-cell table:style-name="ce49" table:formula="of:=VLOOKUP([.M288];['1'.$A$2:.$B$15];2)" office:value-type="float" office:value="0">
            <text:p>#N/A</text:p>
          </table:table-cell>
          <table:table-cell table:style-name="ce51" office:value-type="string">
            <text:p>예비 민트. 창백하고 가벼운 맛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04">
            <text:p>304</text:p>
          </table:table-cell>
          <table:table-cell table:style-name="ce30" office:value-type="date" office:date-value="2023-02-24T02:04:20.700001">
            <text:p>02/24 2:4</text:p>
          </table:table-cell>
          <table:table-cell table:style-name="ce34" office:value-type="string">
            <text:p>LK</text:p>
          </table:table-cell>
          <table:table-cell table:style-name="ce37" table:formula="of:=FIND(&quot;C&quot;;[.$C289];1)" office:value-type="float" office:value="0">
            <text:p>#VALUE!</text:p>
          </table:table-cell>
          <table:table-cell table:style-name="ce37" table:formula="of:=FIND(&quot;K&quot;;[.$C289];1)" office:value-type="float" office:value="2">
            <text:p>2</text:p>
          </table:table-cell>
          <table:table-cell table:style-name="ce37" table:formula="of:=[.D289]*[.E289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/>
          <table:table-cell table:style-name="ce29" table:formula="of:=LEFT([.$C289];1)" office:value-type="string" office:string-value="L">
            <text:p>L</text:p>
          </table:table-cell>
          <table:table-cell table:style-name="ce49" table:formula="of:=MID([.$C289];2;1)" office:value-type="string" office:string-value="K">
            <text:p>K</text:p>
          </table:table-cell>
          <table:table-cell table:style-name="ce49" table:formula="of:=MID([.$C289];3;1)">
            <text:p/>
          </table:table-cell>
          <table:table-cell table:style-name="ce49" table:formula="of:=IF(LEN([.$C289])&gt;3;MID([.$C289];4;1);-1)" office:value-type="float" office:value="-1">
            <text:p>-1</text:p>
          </table:table-cell>
          <table:table-cell table:style-name="ce49" table:formula="of:=IF(LEN([.$C289])&gt;3;MID([.$C289];5;1);-1)" office:value-type="float" office:value="-1">
            <text:p>-1</text:p>
          </table:table-cell>
          <table:table-cell table:style-name="ce49" table:formula="of:=VLOOKUP([.I289];['1'.$A$2:.$B$14];2)" office:value-type="string" office:string-value="日本酒（米だけの）">
            <text:p>日本酒（米だけの）</text:p>
          </table:table-cell>
          <table:table-cell table:style-name="ce49" table:formula="of:=VLOOKUP([.J289];['1'.$A$2:.$B$16];2)" office:value-type="string" office:string-value="スペアミント">
            <text:p>スペアミント</text:p>
          </table:table-cell>
          <table:table-cell table:style-name="ce49" table:formula="of:=VLOOKUP([.K289];['1'.$A$2:.$B$16];2)" office:value-type="float" office:value="0">
            <text:p>#N/A</text:p>
          </table:table-cell>
          <table:table-cell table:style-name="ce49" table:formula="of:=VLOOKUP([.L289];['1'.$A$2:.$B$16];2)" office:value-type="float" office:value="0">
            <text:p>#N/A</text:p>
          </table:table-cell>
          <table:table-cell table:style-name="ce49" table:formula="of:=VLOOKUP([.M289];['1'.$A$2:.$B$16];2)" office:value-type="float" office:value="0">
            <text:p>#N/A</text:p>
          </table:table-cell>
          <table:table-cell table:style-name="ce51" office:value-type="string">
            <text:p>맛 : (1) 일본술. 상쾌한 맛. (2) 바나나, 또한, 무언가 과일의 냄새, 비공을 통과할 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4" office:value-type="string">
            <text:p>LO</text:p>
          </table:table-cell>
          <table:table-cell table:style-name="ce37" table:formula="of:=FIND(&quot;C&quot;;[.$C290];1)" office:value-type="float" office:value="0">
            <text:p>#VALUE!</text:p>
          </table:table-cell>
          <table:table-cell table:style-name="ce37" table:formula="of:=FIND(&quot;K&quot;;[.$C290];1)" office:value-type="float" office:value="0">
            <text:p>#VALUE!</text:p>
          </table:table-cell>
          <table:table-cell table:style-name="ce37" table:formula="of:=[.D290]*[.E290]" office:value-type="float" office:value="0">
            <text:p>#VALUE!</text:p>
          </table:table-cell>
          <table:table-cell table:style-name="ce40" office:value-type="string">
            <text:p>3:1</text:p>
          </table:table-cell>
          <table:table-cell table:style-name="ce40" office:value-type="string">
            <text:p>1:1</text:p>
          </table:table-cell>
          <table:table-cell table:style-name="ce29" table:formula="of:=LEFT([.$C290];1)" office:value-type="string" office:string-value="L">
            <text:p>L</text:p>
          </table:table-cell>
          <table:table-cell table:style-name="ce49" table:formula="of:=MID([.$C290];2;1)" office:value-type="string" office:string-value="O">
            <text:p>O</text:p>
          </table:table-cell>
          <table:table-cell table:style-name="ce49" table:formula="of:=MID([.$C290];3;1)">
            <text:p/>
          </table:table-cell>
          <table:table-cell table:style-name="ce49" table:formula="of:=IF(LEN([.$C290])&gt;3;MID([.$C290];4;1);-1)" office:value-type="float" office:value="-1">
            <text:p>-1</text:p>
          </table:table-cell>
          <table:table-cell table:style-name="ce49" table:formula="of:=IF(LEN([.$C290])&gt;3;MID([.$C290];5;1);-1)" office:value-type="float" office:value="-1">
            <text:p>-1</text:p>
          </table:table-cell>
          <table:table-cell table:style-name="ce49" table:formula="of:=VLOOKUP([.I290];['1'.$A$2:.$B$14];2)" office:value-type="string" office:string-value="日本酒（米だけの）">
            <text:p>日本酒（米だけの）</text:p>
          </table:table-cell>
          <table:table-cell table:style-name="ce49" table:formula="of:=VLOOKUP([.J290];['1'.$A$2:.$B$16];2)" office:value-type="string" office:string-value="ウーロン茶">
            <text:p>ウーロン茶</text:p>
          </table:table-cell>
          <table:table-cell table:style-name="ce49" table:formula="of:=VLOOKUP([.K290];['1'.$A$2:.$B$16];2)" office:value-type="float" office:value="0">
            <text:p>#N/A</text:p>
          </table:table-cell>
          <table:table-cell table:style-name="ce49" table:formula="of:=VLOOKUP([.L290];['1'.$A$2:.$B$16];2)" office:value-type="float" office:value="0">
            <text:p>#N/A</text:p>
          </table:table-cell>
          <table:table-cell table:style-name="ce49" table:formula="of:=VLOOKUP([.M290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4" office:value-type="string">
            <text:p>LO</text:p>
          </table:table-cell>
          <table:table-cell table:style-name="ce37" table:formula="of:=FIND(&quot;C&quot;;[.$C291];1)" office:value-type="float" office:value="0">
            <text:p>#VALUE!</text:p>
          </table:table-cell>
          <table:table-cell table:style-name="ce37" table:formula="of:=FIND(&quot;K&quot;;[.$C291];1)" office:value-type="float" office:value="0">
            <text:p>#VALUE!</text:p>
          </table:table-cell>
          <table:table-cell table:style-name="ce37" table:formula="of:=[.D291]*[.E291]" office:value-type="float" office:value="0">
            <text:p>#VALUE!</text:p>
          </table:table-cell>
          <table:table-cell table:style-name="ce40" office:value-type="string">
            <text:p>3:2</text:p>
          </table:table-cell>
          <table:table-cell table:style-name="ce40" office:value-type="string">
            <text:p>1:1</text:p>
          </table:table-cell>
          <table:table-cell table:style-name="ce29" table:formula="of:=LEFT([.$C291];1)" office:value-type="string" office:string-value="L">
            <text:p>L</text:p>
          </table:table-cell>
          <table:table-cell table:style-name="ce49" table:formula="of:=MID([.$C291];2;1)" office:value-type="string" office:string-value="O">
            <text:p>O</text:p>
          </table:table-cell>
          <table:table-cell table:style-name="ce49" table:formula="of:=MID([.$C291];3;1)">
            <text:p/>
          </table:table-cell>
          <table:table-cell table:style-name="ce49" table:formula="of:=IF(LEN([.$C291])&gt;3;MID([.$C291];4;1);-1)" office:value-type="float" office:value="-1">
            <text:p>-1</text:p>
          </table:table-cell>
          <table:table-cell table:style-name="ce49" table:formula="of:=IF(LEN([.$C291])&gt;3;MID([.$C291];5;1);-1)" office:value-type="float" office:value="-1">
            <text:p>-1</text:p>
          </table:table-cell>
          <table:table-cell table:style-name="ce49" table:formula="of:=VLOOKUP([.I291];['1'.$A$2:.$B$14];2)" office:value-type="string" office:string-value="日本酒（米だけの）">
            <text:p>日本酒（米だけの）</text:p>
          </table:table-cell>
          <table:table-cell table:style-name="ce49" table:formula="of:=VLOOKUP([.J291];['1'.$A$2:.$B$16];2)" office:value-type="string" office:string-value="ウーロン茶">
            <text:p>ウーロン茶</text:p>
          </table:table-cell>
          <table:table-cell table:style-name="ce49" table:formula="of:=VLOOKUP([.K291];['1'.$A$2:.$B$16];2)" office:value-type="float" office:value="0">
            <text:p>#N/A</text:p>
          </table:table-cell>
          <table:table-cell table:style-name="ce49" table:formula="of:=VLOOKUP([.L291];['1'.$A$2:.$B$16];2)" office:value-type="float" office:value="0">
            <text:p>#N/A</text:p>
          </table:table-cell>
          <table:table-cell table:style-name="ce49" table:formula="of:=VLOOKUP([.M291];['1'.$A$2:.$B$16];2)" office:value-type="float" office:value="0">
            <text:p>#N/A</text:p>
          </table:table-cell>
          <table:table-cell table:style-name="ce51" office:value-type="string">
            <text:p>맛 : (1) 일본수. (2) 가벼운 맛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4" office:value-type="string">
            <text:p>смесь</text:p>
          </table:table-cell>
          <table:table-cell table:style-name="ce37" table:formula="of:=FIND(&quot;C&quot;;[.$C292];1)" office:value-type="float" office:value="0">
            <text:p>#VALUE!</text:p>
          </table:table-cell>
          <table:table-cell table:style-name="ce37" table:formula="of:=FIND(&quot;K&quot;;[.$C292];1)" office:value-type="float" office:value="0">
            <text:p>#VALUE!</text:p>
          </table:table-cell>
          <table:table-cell table:style-name="ce37" table:formula="of:=[.D292]*[.E292]" office:value-type="float" office:value="0">
            <text:p>#VALUE!</text:p>
          </table:table-cell>
          <table:table-cell table:style-name="ce40" office:value-type="string">
            <text:p>czos:2.5/saenggang:2/liymuwna:1.5/lojeumali:1.5</text:p>
          </table:table-cell>
          <table:table-cell table:style-name="ce40" office:value-type="string">
            <text:p>3</text:p>
          </table:table-cell>
          <table:table-cell table:style-name="ce29" table:formula="of:=LEFT([.$C292];1)" office:value-type="string" office:string-value="с">
            <text:p>с</text:p>
          </table:table-cell>
          <table:table-cell table:style-name="ce49" table:formula="of:=MID([.$C292];2;1)" office:value-type="string" office:string-value="м">
            <text:p>м</text:p>
          </table:table-cell>
          <table:table-cell table:style-name="ce49" table:formula="of:=MID([.$C292];3;1)" office:value-type="string" office:string-value="е">
            <text:p>е</text:p>
          </table:table-cell>
          <table:table-cell table:style-name="ce49" table:formula="of:=IF(LEN([.$C292])&gt;3;MID([.$C292];4;1);-1)" office:value-type="string" office:string-value="с">
            <text:p>с</text:p>
          </table:table-cell>
          <table:table-cell table:style-name="ce49" table:formula="of:=IF(LEN([.$C292])&gt;3;MID([.$C292];5;1);-1)" office:value-type="string" office:string-value="ь">
            <text:p>ь</text:p>
          </table:table-cell>
          <table:table-cell table:style-name="ce49" table:formula="of:=VLOOKUP([.I292];['1'.$A$2:.$B$11];2)" office:value-type="string" office:string-value="焼酎">
            <text:p>焼酎</text:p>
          </table:table-cell>
          <table:table-cell table:style-name="ce49" table:formula="of:=VLOOKUP([.J292];['1'.$A$2:.$B$11];2)" office:value-type="string" office:string-value="焼酎">
            <text:p>焼酎</text:p>
          </table:table-cell>
          <table:table-cell table:style-name="ce49" table:formula="of:=VLOOKUP([.K292];['1'.$A$2:.$B$11];2)" office:value-type="string" office:string-value="焼酎">
            <text:p>焼酎</text:p>
          </table:table-cell>
          <table:table-cell table:style-name="ce49" table:formula="of:=VLOOKUP([.L292];['1'.$A$2:.$B$15];2)" office:value-type="string" office:string-value="紅茶">
            <text:p>紅茶</text:p>
          </table:table-cell>
          <table:table-cell table:style-name="ce49" table:formula="of:=VLOOKUP([.M292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4" office:value-type="string">
            <text:p>смесь</text:p>
          </table:table-cell>
          <table:table-cell table:style-name="ce37" table:formula="of:=FIND(&quot;C&quot;;[.$C293];1)" office:value-type="float" office:value="0">
            <text:p>#VALUE!</text:p>
          </table:table-cell>
          <table:table-cell table:style-name="ce37" table:formula="of:=FIND(&quot;K&quot;;[.$C293];1)" office:value-type="float" office:value="0">
            <text:p>#VALUE!</text:p>
          </table:table-cell>
          <table:table-cell table:style-name="ce37" table:formula="of:=[.D293]*[.E293]" office:value-type="float" office:value="0">
            <text:p>#VALUE!</text:p>
          </table:table-cell>
          <table:table-cell table:style-name="ce40" office:value-type="string">
            <text:p>czos:2.5/saenggang:2/liymuwna:1.5/lojeumali:1.5</text:p>
          </table:table-cell>
          <table:table-cell table:style-name="ce40" office:value-type="string">
            <text:p>4</text:p>
          </table:table-cell>
          <table:table-cell table:style-name="ce29" table:formula="of:=LEFT([.$C293];1)" office:value-type="string" office:string-value="с">
            <text:p>с</text:p>
          </table:table-cell>
          <table:table-cell table:style-name="ce49" table:formula="of:=MID([.$C293];2;1)" office:value-type="string" office:string-value="м">
            <text:p>м</text:p>
          </table:table-cell>
          <table:table-cell table:style-name="ce49" table:formula="of:=MID([.$C293];3;1)" office:value-type="string" office:string-value="е">
            <text:p>е</text:p>
          </table:table-cell>
          <table:table-cell table:style-name="ce49" table:formula="of:=IF(LEN([.$C293])&gt;3;MID([.$C293];4;1);-1)" office:value-type="string" office:string-value="с">
            <text:p>с</text:p>
          </table:table-cell>
          <table:table-cell table:style-name="ce49" table:formula="of:=IF(LEN([.$C293])&gt;3;MID([.$C293];5;1);-1)" office:value-type="string" office:string-value="ь">
            <text:p>ь</text:p>
          </table:table-cell>
          <table:table-cell table:style-name="ce49" table:formula="of:=VLOOKUP([.I293];['1'.$A$2:.$B$11];2)" office:value-type="string" office:string-value="焼酎">
            <text:p>焼酎</text:p>
          </table:table-cell>
          <table:table-cell table:style-name="ce49" table:formula="of:=VLOOKUP([.J293];['1'.$A$2:.$B$11];2)" office:value-type="string" office:string-value="焼酎">
            <text:p>焼酎</text:p>
          </table:table-cell>
          <table:table-cell table:style-name="ce49" table:formula="of:=VLOOKUP([.K293];['1'.$A$2:.$B$11];2)" office:value-type="string" office:string-value="焼酎">
            <text:p>焼酎</text:p>
          </table:table-cell>
          <table:table-cell table:style-name="ce49" table:formula="of:=VLOOKUP([.L293];['1'.$A$2:.$B$15];2)" office:value-type="string" office:string-value="紅茶">
            <text:p>紅茶</text:p>
          </table:table-cell>
          <table:table-cell table:style-name="ce49" table:formula="of:=VLOOKUP([.M293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4" office:value-type="string">
            <text:p>смесь</text:p>
          </table:table-cell>
          <table:table-cell table:style-name="ce37" table:formula="of:=FIND(&quot;C&quot;;[.$C294];1)" office:value-type="float" office:value="0">
            <text:p>#VALUE!</text:p>
          </table:table-cell>
          <table:table-cell table:style-name="ce37" table:formula="of:=FIND(&quot;K&quot;;[.$C294];1)" office:value-type="float" office:value="0">
            <text:p>#VALUE!</text:p>
          </table:table-cell>
          <table:table-cell table:style-name="ce37" table:formula="of:=[.D294]*[.E294]" office:value-type="float" office:value="0">
            <text:p>#VALUE!</text:p>
          </table:table-cell>
          <table:table-cell table:style-name="ce40" office:value-type="string">
            <text:p>czos:2.5/saenggang:2/liymuwna:1.5/lojeumali:1.5</text:p>
          </table:table-cell>
          <table:table-cell table:style-name="ce40" office:value-type="string">
            <text:p>5</text:p>
          </table:table-cell>
          <table:table-cell table:style-name="ce29" table:formula="of:=LEFT([.$C294];1)" office:value-type="string" office:string-value="с">
            <text:p>с</text:p>
          </table:table-cell>
          <table:table-cell table:style-name="ce49" table:formula="of:=MID([.$C294];2;1)" office:value-type="string" office:string-value="м">
            <text:p>м</text:p>
          </table:table-cell>
          <table:table-cell table:style-name="ce49" table:formula="of:=MID([.$C294];3;1)" office:value-type="string" office:string-value="е">
            <text:p>е</text:p>
          </table:table-cell>
          <table:table-cell table:style-name="ce49" table:formula="of:=IF(LEN([.$C294])&gt;3;MID([.$C294];4;1);-1)" office:value-type="string" office:string-value="с">
            <text:p>с</text:p>
          </table:table-cell>
          <table:table-cell table:style-name="ce49" table:formula="of:=IF(LEN([.$C294])&gt;3;MID([.$C294];5;1);-1)" office:value-type="string" office:string-value="ь">
            <text:p>ь</text:p>
          </table:table-cell>
          <table:table-cell table:style-name="ce49" table:formula="of:=VLOOKUP([.I294];['1'.$A$2:.$B$11];2)" office:value-type="string" office:string-value="焼酎">
            <text:p>焼酎</text:p>
          </table:table-cell>
          <table:table-cell table:style-name="ce49" table:formula="of:=VLOOKUP([.J294];['1'.$A$2:.$B$11];2)" office:value-type="string" office:string-value="焼酎">
            <text:p>焼酎</text:p>
          </table:table-cell>
          <table:table-cell table:style-name="ce49" table:formula="of:=VLOOKUP([.K294];['1'.$A$2:.$B$11];2)" office:value-type="string" office:string-value="焼酎">
            <text:p>焼酎</text:p>
          </table:table-cell>
          <table:table-cell table:style-name="ce49" table:formula="of:=VLOOKUP([.L294];['1'.$A$2:.$B$15];2)" office:value-type="string" office:string-value="紅茶">
            <text:p>紅茶</text:p>
          </table:table-cell>
          <table:table-cell table:style-name="ce49" table:formula="of:=VLOOKUP([.M294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4" office:value-type="string">
            <text:p>смесь</text:p>
          </table:table-cell>
          <table:table-cell table:style-name="ce37" table:formula="of:=FIND(&quot;C&quot;;[.$C295];1)" office:value-type="float" office:value="0">
            <text:p>#VALUE!</text:p>
          </table:table-cell>
          <table:table-cell table:style-name="ce37" table:formula="of:=FIND(&quot;K&quot;;[.$C295];1)" office:value-type="float" office:value="0">
            <text:p>#VALUE!</text:p>
          </table:table-cell>
          <table:table-cell table:style-name="ce37" table:formula="of:=[.D295]*[.E295]" office:value-type="float" office:value="0">
            <text:p>#VALUE!</text:p>
          </table:table-cell>
          <table:table-cell table:style-name="ce40" office:value-type="string">
            <text:p>czos:3/saenggang:2/liymuwna:1/lojeumali:2/dil:2</text:p>
          </table:table-cell>
          <table:table-cell table:style-name="ce40" office:value-type="string">
            <text:p>4</text:p>
          </table:table-cell>
          <table:table-cell table:style-name="ce29" table:formula="of:=LEFT([.$C295];1)" office:value-type="string" office:string-value="с">
            <text:p>с</text:p>
          </table:table-cell>
          <table:table-cell table:style-name="ce49" table:formula="of:=MID([.$C295];2;1)" office:value-type="string" office:string-value="м">
            <text:p>м</text:p>
          </table:table-cell>
          <table:table-cell table:style-name="ce49" table:formula="of:=MID([.$C295];3;1)" office:value-type="string" office:string-value="е">
            <text:p>е</text:p>
          </table:table-cell>
          <table:table-cell table:style-name="ce49" table:formula="of:=IF(LEN([.$C295])&gt;3;MID([.$C295];4;1);-1)" office:value-type="string" office:string-value="с">
            <text:p>с</text:p>
          </table:table-cell>
          <table:table-cell table:style-name="ce49" table:formula="of:=IF(LEN([.$C295])&gt;3;MID([.$C295];5;1);-1)" office:value-type="string" office:string-value="ь">
            <text:p>ь</text:p>
          </table:table-cell>
          <table:table-cell table:style-name="ce49" table:formula="of:=VLOOKUP([.I295];['1'.$A$2:.$B$11];2)" office:value-type="string" office:string-value="焼酎">
            <text:p>焼酎</text:p>
          </table:table-cell>
          <table:table-cell table:style-name="ce49" table:formula="of:=VLOOKUP([.J295];['1'.$A$2:.$B$11];2)" office:value-type="string" office:string-value="焼酎">
            <text:p>焼酎</text:p>
          </table:table-cell>
          <table:table-cell table:style-name="ce49" table:formula="of:=VLOOKUP([.K295];['1'.$A$2:.$B$11];2)" office:value-type="string" office:string-value="焼酎">
            <text:p>焼酎</text:p>
          </table:table-cell>
          <table:table-cell table:style-name="ce49" table:formula="of:=VLOOKUP([.L295];['1'.$A$2:.$B$15];2)" office:value-type="string" office:string-value="紅茶">
            <text:p>紅茶</text:p>
          </table:table-cell>
          <table:table-cell table:style-name="ce49" table:formula="of:=VLOOKUP([.M295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4" office:value-type="string">
            <text:p>смесь-1</text:p>
          </table:table-cell>
          <table:table-cell table:style-name="ce37" table:formula="of:=FIND(&quot;C&quot;;[.$C296];1)" office:value-type="float" office:value="0">
            <text:p>#VALUE!</text:p>
          </table:table-cell>
          <table:table-cell table:style-name="ce37" table:formula="of:=FIND(&quot;K&quot;;[.$C296];1)" office:value-type="float" office:value="0">
            <text:p>#VALUE!</text:p>
          </table:table-cell>
          <table:table-cell table:style-name="ce37" table:formula="of:=[.D296]*[.E296]" office:value-type="float" office:value="0">
            <text:p>#VALUE!</text:p>
          </table:table-cell>
          <table:table-cell table:style-name="ce40"/>
          <table:table-cell table:style-name="ce40" office:value-type="string">
            <text:p>5</text:p>
          </table:table-cell>
          <table:table-cell table:style-name="ce29" table:formula="of:=LEFT([.$C296];1)" office:value-type="string" office:string-value="с">
            <text:p>с</text:p>
          </table:table-cell>
          <table:table-cell table:style-name="ce49" table:formula="of:=MID([.$C296];2;1)" office:value-type="string" office:string-value="м">
            <text:p>м</text:p>
          </table:table-cell>
          <table:table-cell table:style-name="ce49" table:formula="of:=MID([.$C296];3;1)" office:value-type="string" office:string-value="е">
            <text:p>е</text:p>
          </table:table-cell>
          <table:table-cell table:style-name="ce49" table:formula="of:=IF(LEN([.$C296])&gt;3;MID([.$C296];4;1);-1)" office:value-type="string" office:string-value="с">
            <text:p>с</text:p>
          </table:table-cell>
          <table:table-cell table:style-name="ce49" table:formula="of:=IF(LEN([.$C296])&gt;3;MID([.$C296];5;1);-1)" office:value-type="string" office:string-value="ь">
            <text:p>ь</text:p>
          </table:table-cell>
          <table:table-cell table:style-name="ce49" table:formula="of:=VLOOKUP([.I296];['1'.$A$2:.$B$11];2)" office:value-type="string" office:string-value="焼酎">
            <text:p>焼酎</text:p>
          </table:table-cell>
          <table:table-cell table:style-name="ce49" table:formula="of:=VLOOKUP([.J296];['1'.$A$2:.$B$11];2)" office:value-type="string" office:string-value="焼酎">
            <text:p>焼酎</text:p>
          </table:table-cell>
          <table:table-cell table:style-name="ce49" table:formula="of:=VLOOKUP([.K296];['1'.$A$2:.$B$11];2)" office:value-type="string" office:string-value="焼酎">
            <text:p>焼酎</text:p>
          </table:table-cell>
          <table:table-cell table:style-name="ce49" table:formula="of:=VLOOKUP([.L296];['1'.$A$2:.$B$15];2)" office:value-type="string" office:string-value="紅茶">
            <text:p>紅茶</text:p>
          </table:table-cell>
          <table:table-cell table:style-name="ce49" table:formula="of:=VLOOKUP([.M296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4" office:value-type="string">
            <text:p>смесь-2</text:p>
          </table:table-cell>
          <table:table-cell table:style-name="ce37" table:formula="of:=FIND(&quot;C&quot;;[.$C297];1)" office:value-type="float" office:value="0">
            <text:p>#VALUE!</text:p>
          </table:table-cell>
          <table:table-cell table:style-name="ce37" table:formula="of:=FIND(&quot;K&quot;;[.$C297];1)" office:value-type="float" office:value="0">
            <text:p>#VALUE!</text:p>
          </table:table-cell>
          <table:table-cell table:style-name="ce37" table:formula="of:=[.D297]*[.E297]" office:value-type="float" office:value="0">
            <text:p>#VALUE!</text:p>
          </table:table-cell>
          <table:table-cell table:style-name="ce40"/>
          <table:table-cell table:style-name="ce40" office:value-type="string">
            <text:p>3</text:p>
          </table:table-cell>
          <table:table-cell table:style-name="ce29" table:formula="of:=LEFT([.$C297];1)" office:value-type="string" office:string-value="с">
            <text:p>с</text:p>
          </table:table-cell>
          <table:table-cell table:style-name="ce49" table:formula="of:=MID([.$C297];2;1)" office:value-type="string" office:string-value="м">
            <text:p>м</text:p>
          </table:table-cell>
          <table:table-cell table:style-name="ce49" table:formula="of:=MID([.$C297];3;1)" office:value-type="string" office:string-value="е">
            <text:p>е</text:p>
          </table:table-cell>
          <table:table-cell table:style-name="ce49" table:formula="of:=IF(LEN([.$C297])&gt;3;MID([.$C297];4;1);-1)" office:value-type="string" office:string-value="с">
            <text:p>с</text:p>
          </table:table-cell>
          <table:table-cell table:style-name="ce49" table:formula="of:=IF(LEN([.$C297])&gt;3;MID([.$C297];5;1);-1)" office:value-type="string" office:string-value="ь">
            <text:p>ь</text:p>
          </table:table-cell>
          <table:table-cell table:style-name="ce49" table:formula="of:=VLOOKUP([.I297];['1'.$A$2:.$B$11];2)" office:value-type="string" office:string-value="焼酎">
            <text:p>焼酎</text:p>
          </table:table-cell>
          <table:table-cell table:style-name="ce49" table:formula="of:=VLOOKUP([.J297];['1'.$A$2:.$B$11];2)" office:value-type="string" office:string-value="焼酎">
            <text:p>焼酎</text:p>
          </table:table-cell>
          <table:table-cell table:style-name="ce49" table:formula="of:=VLOOKUP([.K297];['1'.$A$2:.$B$11];2)" office:value-type="string" office:string-value="焼酎">
            <text:p>焼酎</text:p>
          </table:table-cell>
          <table:table-cell table:style-name="ce49" table:formula="of:=VLOOKUP([.L297];['1'.$A$2:.$B$15];2)" office:value-type="string" office:string-value="紅茶">
            <text:p>紅茶</text:p>
          </table:table-cell>
          <table:table-cell table:style-name="ce49" table:formula="of:=VLOOKUP([.M297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4" office:value-type="string">
            <text:p>смесь-2</text:p>
          </table:table-cell>
          <table:table-cell table:style-name="ce37" table:formula="of:=FIND(&quot;C&quot;;[.$C298];1)" office:value-type="float" office:value="0">
            <text:p>#VALUE!</text:p>
          </table:table-cell>
          <table:table-cell table:style-name="ce37" table:formula="of:=FIND(&quot;K&quot;;[.$C298];1)" office:value-type="float" office:value="0">
            <text:p>#VALUE!</text:p>
          </table:table-cell>
          <table:table-cell table:style-name="ce37" table:formula="of:=[.D298]*[.E298]" office:value-type="float" office:value="0">
            <text:p>#VALUE!</text:p>
          </table:table-cell>
          <table:table-cell table:style-name="ce40"/>
          <table:table-cell table:style-name="ce40" office:value-type="string">
            <text:p>3</text:p>
          </table:table-cell>
          <table:table-cell table:style-name="ce29" table:formula="of:=LEFT([.$C298];1)" office:value-type="string" office:string-value="с">
            <text:p>с</text:p>
          </table:table-cell>
          <table:table-cell table:style-name="ce49" table:formula="of:=MID([.$C298];2;1)" office:value-type="string" office:string-value="м">
            <text:p>м</text:p>
          </table:table-cell>
          <table:table-cell table:style-name="ce49" table:formula="of:=MID([.$C298];3;1)" office:value-type="string" office:string-value="е">
            <text:p>е</text:p>
          </table:table-cell>
          <table:table-cell table:style-name="ce49" table:formula="of:=IF(LEN([.$C298])&gt;3;MID([.$C298];4;1);-1)" office:value-type="string" office:string-value="с">
            <text:p>с</text:p>
          </table:table-cell>
          <table:table-cell table:style-name="ce49" table:formula="of:=IF(LEN([.$C298])&gt;3;MID([.$C298];5;1);-1)" office:value-type="string" office:string-value="ь">
            <text:p>ь</text:p>
          </table:table-cell>
          <table:table-cell table:style-name="ce49" table:formula="of:=VLOOKUP([.I298];['1'.$A$2:.$B$11];2)" office:value-type="string" office:string-value="焼酎">
            <text:p>焼酎</text:p>
          </table:table-cell>
          <table:table-cell table:style-name="ce49" table:formula="of:=VLOOKUP([.J298];['1'.$A$2:.$B$11];2)" office:value-type="string" office:string-value="焼酎">
            <text:p>焼酎</text:p>
          </table:table-cell>
          <table:table-cell table:style-name="ce49" table:formula="of:=VLOOKUP([.K298];['1'.$A$2:.$B$11];2)" office:value-type="string" office:string-value="焼酎">
            <text:p>焼酎</text:p>
          </table:table-cell>
          <table:table-cell table:style-name="ce49" table:formula="of:=VLOOKUP([.L298];['1'.$A$2:.$B$15];2)" office:value-type="string" office:string-value="紅茶">
            <text:p>紅茶</text:p>
          </table:table-cell>
          <table:table-cell table:style-name="ce49" table:formula="of:=VLOOKUP([.M298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4" office:value-type="string">
            <text:p>смесь-2</text:p>
          </table:table-cell>
          <table:table-cell table:style-name="ce37" table:formula="of:=FIND(&quot;C&quot;;[.$C299];1)" office:value-type="float" office:value="0">
            <text:p>#VALUE!</text:p>
          </table:table-cell>
          <table:table-cell table:style-name="ce37" table:formula="of:=FIND(&quot;K&quot;;[.$C299];1)" office:value-type="float" office:value="0">
            <text:p>#VALUE!</text:p>
          </table:table-cell>
          <table:table-cell table:style-name="ce37" table:formula="of:=[.D299]*[.E299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299];1)" office:value-type="string" office:string-value="с">
            <text:p>с</text:p>
          </table:table-cell>
          <table:table-cell table:style-name="ce49" table:formula="of:=MID([.$C299];2;1)" office:value-type="string" office:string-value="м">
            <text:p>м</text:p>
          </table:table-cell>
          <table:table-cell table:style-name="ce49" table:formula="of:=MID([.$C299];3;1)" office:value-type="string" office:string-value="е">
            <text:p>е</text:p>
          </table:table-cell>
          <table:table-cell table:style-name="ce49" table:formula="of:=IF(LEN([.$C299])&gt;3;MID([.$C299];4;1);-1)" office:value-type="string" office:string-value="с">
            <text:p>с</text:p>
          </table:table-cell>
          <table:table-cell table:style-name="ce49" table:formula="of:=IF(LEN([.$C299])&gt;3;MID([.$C299];5;1);-1)" office:value-type="string" office:string-value="ь">
            <text:p>ь</text:p>
          </table:table-cell>
          <table:table-cell table:style-name="ce49" table:formula="of:=VLOOKUP([.I299];['1'.$A$2:.$B$11];2)" office:value-type="string" office:string-value="焼酎">
            <text:p>焼酎</text:p>
          </table:table-cell>
          <table:table-cell table:style-name="ce49" table:formula="of:=VLOOKUP([.J299];['1'.$A$2:.$B$11];2)" office:value-type="string" office:string-value="焼酎">
            <text:p>焼酎</text:p>
          </table:table-cell>
          <table:table-cell table:style-name="ce49" table:formula="of:=VLOOKUP([.K299];['1'.$A$2:.$B$11];2)" office:value-type="string" office:string-value="焼酎">
            <text:p>焼酎</text:p>
          </table:table-cell>
          <table:table-cell table:style-name="ce49" table:formula="of:=VLOOKUP([.L299];['1'.$A$2:.$B$15];2)" office:value-type="string" office:string-value="紅茶">
            <text:p>紅茶</text:p>
          </table:table-cell>
          <table:table-cell table:style-name="ce49" table:formula="of:=VLOOKUP([.M299];['1'.$A$2:.$B$15];2)" office:value-type="string" office:string-value="紅茶">
            <text:p>紅茶</text:p>
          </table:table-cell>
          <table:table-cell table:style-name="ce51" office:value-type="string">
            <text:p>젤리 같은 것. 형성된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4" office:value-type="string">
            <text:p>смесь-2</text:p>
          </table:table-cell>
          <table:table-cell table:style-name="ce37" table:formula="of:=FIND(&quot;C&quot;;[.$C300];1)" office:value-type="float" office:value="0">
            <text:p>#VALUE!</text:p>
          </table:table-cell>
          <table:table-cell table:style-name="ce37" table:formula="of:=FIND(&quot;K&quot;;[.$C300];1)" office:value-type="float" office:value="0">
            <text:p>#VALUE!</text:p>
          </table:table-cell>
          <table:table-cell table:style-name="ce37" table:formula="of:=[.D300]*[.E300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300];1)" office:value-type="string" office:string-value="с">
            <text:p>с</text:p>
          </table:table-cell>
          <table:table-cell table:style-name="ce49" table:formula="of:=MID([.$C300];2;1)" office:value-type="string" office:string-value="м">
            <text:p>м</text:p>
          </table:table-cell>
          <table:table-cell table:style-name="ce49" table:formula="of:=MID([.$C300];3;1)" office:value-type="string" office:string-value="е">
            <text:p>е</text:p>
          </table:table-cell>
          <table:table-cell table:style-name="ce49" table:formula="of:=IF(LEN([.$C300])&gt;3;MID([.$C300];4;1);-1)" office:value-type="string" office:string-value="с">
            <text:p>с</text:p>
          </table:table-cell>
          <table:table-cell table:style-name="ce49" table:formula="of:=IF(LEN([.$C300])&gt;3;MID([.$C300];5;1);-1)" office:value-type="string" office:string-value="ь">
            <text:p>ь</text:p>
          </table:table-cell>
          <table:table-cell table:style-name="ce49" table:formula="of:=VLOOKUP([.I300];['1'.$A$2:.$B$11];2)" office:value-type="string" office:string-value="焼酎">
            <text:p>焼酎</text:p>
          </table:table-cell>
          <table:table-cell table:style-name="ce49" table:formula="of:=VLOOKUP([.J300];['1'.$A$2:.$B$11];2)" office:value-type="string" office:string-value="焼酎">
            <text:p>焼酎</text:p>
          </table:table-cell>
          <table:table-cell table:style-name="ce49" table:formula="of:=VLOOKUP([.K300];['1'.$A$2:.$B$11];2)" office:value-type="string" office:string-value="焼酎">
            <text:p>焼酎</text:p>
          </table:table-cell>
          <table:table-cell table:style-name="ce49" table:formula="of:=VLOOKUP([.L300];['1'.$A$2:.$B$15];2)" office:value-type="string" office:string-value="紅茶">
            <text:p>紅茶</text:p>
          </table:table-cell>
          <table:table-cell table:style-name="ce49" table:formula="of:=VLOOKUP([.M300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4" office:value-type="string">
            <text:p>смесь-2</text:p>
          </table:table-cell>
          <table:table-cell table:style-name="ce37" table:formula="of:=FIND(&quot;C&quot;;[.$C301];1)" office:value-type="float" office:value="0">
            <text:p>#VALUE!</text:p>
          </table:table-cell>
          <table:table-cell table:style-name="ce37" table:formula="of:=FIND(&quot;K&quot;;[.$C301];1)" office:value-type="float" office:value="0">
            <text:p>#VALUE!</text:p>
          </table:table-cell>
          <table:table-cell table:style-name="ce37" table:formula="of:=[.D301]*[.E301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301];1)" office:value-type="string" office:string-value="с">
            <text:p>с</text:p>
          </table:table-cell>
          <table:table-cell table:style-name="ce49" table:formula="of:=MID([.$C301];2;1)" office:value-type="string" office:string-value="м">
            <text:p>м</text:p>
          </table:table-cell>
          <table:table-cell table:style-name="ce49" table:formula="of:=MID([.$C301];3;1)" office:value-type="string" office:string-value="е">
            <text:p>е</text:p>
          </table:table-cell>
          <table:table-cell table:style-name="ce49" table:formula="of:=IF(LEN([.$C301])&gt;3;MID([.$C301];4;1);-1)" office:value-type="string" office:string-value="с">
            <text:p>с</text:p>
          </table:table-cell>
          <table:table-cell table:style-name="ce49" table:formula="of:=IF(LEN([.$C301])&gt;3;MID([.$C301];5;1);-1)" office:value-type="string" office:string-value="ь">
            <text:p>ь</text:p>
          </table:table-cell>
          <table:table-cell table:style-name="ce49" table:formula="of:=VLOOKUP([.I301];['1'.$A$2:.$B$11];2)" office:value-type="string" office:string-value="焼酎">
            <text:p>焼酎</text:p>
          </table:table-cell>
          <table:table-cell table:style-name="ce49" table:formula="of:=VLOOKUP([.J301];['1'.$A$2:.$B$11];2)" office:value-type="string" office:string-value="焼酎">
            <text:p>焼酎</text:p>
          </table:table-cell>
          <table:table-cell table:style-name="ce49" table:formula="of:=VLOOKUP([.K301];['1'.$A$2:.$B$11];2)" office:value-type="string" office:string-value="焼酎">
            <text:p>焼酎</text:p>
          </table:table-cell>
          <table:table-cell table:style-name="ce49" table:formula="of:=VLOOKUP([.L301];['1'.$A$2:.$B$15];2)" office:value-type="string" office:string-value="紅茶">
            <text:p>紅茶</text:p>
          </table:table-cell>
          <table:table-cell table:style-name="ce49" table:formula="of:=VLOOKUP([.M301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4" office:value-type="string">
            <text:p>смесь-2</text:p>
          </table:table-cell>
          <table:table-cell table:style-name="ce37" table:formula="of:=FIND(&quot;C&quot;;[.$C302];1)" office:value-type="float" office:value="0">
            <text:p>#VALUE!</text:p>
          </table:table-cell>
          <table:table-cell table:style-name="ce37" table:formula="of:=FIND(&quot;K&quot;;[.$C302];1)" office:value-type="float" office:value="0">
            <text:p>#VALUE!</text:p>
          </table:table-cell>
          <table:table-cell table:style-name="ce37" table:formula="of:=[.D302]*[.E302]" office:value-type="float" office:value="0">
            <text:p>#VALUE!</text:p>
          </table:table-cell>
          <table:table-cell table:style-name="ce40"/>
          <table:table-cell table:style-name="ce40" office:value-type="string">
            <text:p>5</text:p>
          </table:table-cell>
          <table:table-cell table:style-name="ce29" table:formula="of:=LEFT([.$C302];1)" office:value-type="string" office:string-value="с">
            <text:p>с</text:p>
          </table:table-cell>
          <table:table-cell table:style-name="ce49" table:formula="of:=MID([.$C302];2;1)" office:value-type="string" office:string-value="м">
            <text:p>м</text:p>
          </table:table-cell>
          <table:table-cell table:style-name="ce49" table:formula="of:=MID([.$C302];3;1)" office:value-type="string" office:string-value="е">
            <text:p>е</text:p>
          </table:table-cell>
          <table:table-cell table:style-name="ce49" table:formula="of:=IF(LEN([.$C302])&gt;3;MID([.$C302];4;1);-1)" office:value-type="string" office:string-value="с">
            <text:p>с</text:p>
          </table:table-cell>
          <table:table-cell table:style-name="ce49" table:formula="of:=IF(LEN([.$C302])&gt;3;MID([.$C302];5;1);-1)" office:value-type="string" office:string-value="ь">
            <text:p>ь</text:p>
          </table:table-cell>
          <table:table-cell table:style-name="ce49" table:formula="of:=VLOOKUP([.I302];['1'.$A$2:.$B$11];2)" office:value-type="string" office:string-value="焼酎">
            <text:p>焼酎</text:p>
          </table:table-cell>
          <table:table-cell table:style-name="ce49" table:formula="of:=VLOOKUP([.J302];['1'.$A$2:.$B$11];2)" office:value-type="string" office:string-value="焼酎">
            <text:p>焼酎</text:p>
          </table:table-cell>
          <table:table-cell table:style-name="ce49" table:formula="of:=VLOOKUP([.K302];['1'.$A$2:.$B$11];2)" office:value-type="string" office:string-value="焼酎">
            <text:p>焼酎</text:p>
          </table:table-cell>
          <table:table-cell table:style-name="ce49" table:formula="of:=VLOOKUP([.L302];['1'.$A$2:.$B$15];2)" office:value-type="string" office:string-value="紅茶">
            <text:p>紅茶</text:p>
          </table:table-cell>
          <table:table-cell table:style-name="ce49" table:formula="of:=VLOOKUP([.M302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4" office:value-type="string">
            <text:p>смесь-2</text:p>
          </table:table-cell>
          <table:table-cell table:style-name="ce37" table:formula="of:=FIND(&quot;C&quot;;[.$C303];1)" office:value-type="float" office:value="0">
            <text:p>#VALUE!</text:p>
          </table:table-cell>
          <table:table-cell table:style-name="ce37" table:formula="of:=FIND(&quot;K&quot;;[.$C303];1)" office:value-type="float" office:value="0">
            <text:p>#VALUE!</text:p>
          </table:table-cell>
          <table:table-cell table:style-name="ce37" table:formula="of:=[.D303]*[.E303]" office:value-type="float" office:value="0">
            <text:p>#VALUE!</text:p>
          </table:table-cell>
          <table:table-cell table:style-name="ce40"/>
          <table:table-cell table:style-name="ce40" office:value-type="string">
            <text:p>5</text:p>
          </table:table-cell>
          <table:table-cell table:style-name="ce29" table:formula="of:=LEFT([.$C303];1)" office:value-type="string" office:string-value="с">
            <text:p>с</text:p>
          </table:table-cell>
          <table:table-cell table:style-name="ce49" table:formula="of:=MID([.$C303];2;1)" office:value-type="string" office:string-value="м">
            <text:p>м</text:p>
          </table:table-cell>
          <table:table-cell table:style-name="ce49" table:formula="of:=MID([.$C303];3;1)" office:value-type="string" office:string-value="е">
            <text:p>е</text:p>
          </table:table-cell>
          <table:table-cell table:style-name="ce49" table:formula="of:=IF(LEN([.$C303])&gt;3;MID([.$C303];4;1);-1)" office:value-type="string" office:string-value="с">
            <text:p>с</text:p>
          </table:table-cell>
          <table:table-cell table:style-name="ce49" table:formula="of:=IF(LEN([.$C303])&gt;3;MID([.$C303];5;1);-1)" office:value-type="string" office:string-value="ь">
            <text:p>ь</text:p>
          </table:table-cell>
          <table:table-cell table:style-name="ce49" table:formula="of:=VLOOKUP([.I303];['1'.$A$2:.$B$11];2)" office:value-type="string" office:string-value="焼酎">
            <text:p>焼酎</text:p>
          </table:table-cell>
          <table:table-cell table:style-name="ce49" table:formula="of:=VLOOKUP([.J303];['1'.$A$2:.$B$11];2)" office:value-type="string" office:string-value="焼酎">
            <text:p>焼酎</text:p>
          </table:table-cell>
          <table:table-cell table:style-name="ce49" table:formula="of:=VLOOKUP([.K303];['1'.$A$2:.$B$11];2)" office:value-type="string" office:string-value="焼酎">
            <text:p>焼酎</text:p>
          </table:table-cell>
          <table:table-cell table:style-name="ce49" table:formula="of:=VLOOKUP([.L303];['1'.$A$2:.$B$15];2)" office:value-type="string" office:string-value="紅茶">
            <text:p>紅茶</text:p>
          </table:table-cell>
          <table:table-cell table:style-name="ce49" table:formula="of:=VLOOKUP([.M303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304];1)" office:value-type="float" office:value="0">
            <text:p>#VALUE!</text:p>
          </table:table-cell>
          <table:table-cell table:style-name="ce37" table:formula="of:=FIND(&quot;K&quot;;[.$C304];1)" office:value-type="float" office:value="0">
            <text:p>#VALUE!</text:p>
          </table:table-cell>
          <table:table-cell table:style-name="ce37" table:formula="of:=[.D304]*[.E304]" office:value-type="float" office:value="0">
            <text:p>#VALUE!</text:p>
          </table:table-cell>
          <table:table-cell table:style-name="ce40" office:value-type="string">
            <text:p>2</text:p>
          </table:table-cell>
          <table:table-cell table:style-name="ce40"/>
          <table:table-cell table:style-name="ce29" table:formula="of:=LEFT([.$C304];1)" office:value-type="string" office:string-value="с">
            <text:p>с</text:p>
          </table:table-cell>
          <table:table-cell table:style-name="ce49" table:formula="of:=MID([.$C304];2;1)" office:value-type="string" office:string-value="м">
            <text:p>м</text:p>
          </table:table-cell>
          <table:table-cell table:style-name="ce49" table:formula="of:=MID([.$C304];3;1)" office:value-type="string" office:string-value="е">
            <text:p>е</text:p>
          </table:table-cell>
          <table:table-cell table:style-name="ce49" table:formula="of:=IF(LEN([.$C304])&gt;3;MID([.$C304];4;1);-1)" office:value-type="string" office:string-value="с">
            <text:p>с</text:p>
          </table:table-cell>
          <table:table-cell table:style-name="ce49" table:formula="of:=IF(LEN([.$C304])&gt;3;MID([.$C304];5;1);-1)" office:value-type="string" office:string-value="ь">
            <text:p>ь</text:p>
          </table:table-cell>
          <table:table-cell table:style-name="ce49" table:formula="of:=VLOOKUP([.I304];['1'.$A$2:.$B$14];2)" office:value-type="string" office:string-value="お湯">
            <text:p>お湯</text:p>
          </table:table-cell>
          <table:table-cell table:style-name="ce49" table:formula="of:=VLOOKUP([.J304];['1'.$A$2:.$B$14];2)" office:value-type="string" office:string-value="お湯">
            <text:p>お湯</text:p>
          </table:table-cell>
          <table:table-cell table:style-name="ce49" table:formula="of:=VLOOKUP([.K304];['1'.$A$2:.$B$14];2)" office:value-type="string" office:string-value="お湯">
            <text:p>お湯</text:p>
          </table:table-cell>
          <table:table-cell table:style-name="ce49" table:formula="of:=VLOOKUP([.L304];['1'.$A$2:.$B$15];2)" office:value-type="string" office:string-value="紅茶">
            <text:p>紅茶</text:p>
          </table:table-cell>
          <table:table-cell table:style-name="ce49" table:formula="of:=VLOOKUP([.M304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305];1)" office:value-type="float" office:value="0">
            <text:p>#VALUE!</text:p>
          </table:table-cell>
          <table:table-cell table:style-name="ce37" table:formula="of:=FIND(&quot;K&quot;;[.$C305];1)" office:value-type="float" office:value="0">
            <text:p>#VALUE!</text:p>
          </table:table-cell>
          <table:table-cell table:style-name="ce37" table:formula="of:=[.D305]*[.E305]" office:value-type="float" office:value="0">
            <text:p>#VALUE!</text:p>
          </table:table-cell>
          <table:table-cell table:style-name="ce40"/>
          <table:table-cell table:style-name="ce40" office:value-type="string">
            <text:p>3</text:p>
          </table:table-cell>
          <table:table-cell table:style-name="ce29" table:formula="of:=LEFT([.$C305];1)" office:value-type="string" office:string-value="с">
            <text:p>с</text:p>
          </table:table-cell>
          <table:table-cell table:style-name="ce49" table:formula="of:=MID([.$C305];2;1)" office:value-type="string" office:string-value="м">
            <text:p>м</text:p>
          </table:table-cell>
          <table:table-cell table:style-name="ce49" table:formula="of:=MID([.$C305];3;1)" office:value-type="string" office:string-value="е">
            <text:p>е</text:p>
          </table:table-cell>
          <table:table-cell table:style-name="ce49" table:formula="of:=IF(LEN([.$C305])&gt;3;MID([.$C305];4;1);-1)" office:value-type="string" office:string-value="с">
            <text:p>с</text:p>
          </table:table-cell>
          <table:table-cell table:style-name="ce49" table:formula="of:=IF(LEN([.$C305])&gt;3;MID([.$C305];5;1);-1)" office:value-type="string" office:string-value="ь">
            <text:p>ь</text:p>
          </table:table-cell>
          <table:table-cell table:style-name="ce49" table:formula="of:=VLOOKUP([.I305];['1'.$A$2:.$B$14];2)" office:value-type="string" office:string-value="お湯">
            <text:p>お湯</text:p>
          </table:table-cell>
          <table:table-cell table:style-name="ce49" table:formula="of:=VLOOKUP([.J305];['1'.$A$2:.$B$14];2)" office:value-type="string" office:string-value="お湯">
            <text:p>お湯</text:p>
          </table:table-cell>
          <table:table-cell table:style-name="ce49" table:formula="of:=VLOOKUP([.K305];['1'.$A$2:.$B$14];2)" office:value-type="string" office:string-value="お湯">
            <text:p>お湯</text:p>
          </table:table-cell>
          <table:table-cell table:style-name="ce49" table:formula="of:=VLOOKUP([.L305];['1'.$A$2:.$B$15];2)" office:value-type="string" office:string-value="紅茶">
            <text:p>紅茶</text:p>
          </table:table-cell>
          <table:table-cell table:style-name="ce49" table:formula="of:=VLOOKUP([.M305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306];1)" office:value-type="float" office:value="0">
            <text:p>#VALUE!</text:p>
          </table:table-cell>
          <table:table-cell table:style-name="ce37" table:formula="of:=FIND(&quot;K&quot;;[.$C306];1)" office:value-type="float" office:value="0">
            <text:p>#VALUE!</text:p>
          </table:table-cell>
          <table:table-cell table:style-name="ce37" table:formula="of:=[.D306]*[.E306]" office:value-type="float" office:value="0">
            <text:p>#VALUE!</text:p>
          </table:table-cell>
          <table:table-cell table:style-name="ce40"/>
          <table:table-cell table:style-name="ce40" office:value-type="string">
            <text:p>3</text:p>
          </table:table-cell>
          <table:table-cell table:style-name="ce29" table:formula="of:=LEFT([.$C306];1)" office:value-type="string" office:string-value="с">
            <text:p>с</text:p>
          </table:table-cell>
          <table:table-cell table:style-name="ce49" table:formula="of:=MID([.$C306];2;1)" office:value-type="string" office:string-value="м">
            <text:p>м</text:p>
          </table:table-cell>
          <table:table-cell table:style-name="ce49" table:formula="of:=MID([.$C306];3;1)" office:value-type="string" office:string-value="е">
            <text:p>е</text:p>
          </table:table-cell>
          <table:table-cell table:style-name="ce49" table:formula="of:=IF(LEN([.$C306])&gt;3;MID([.$C306];4;1);-1)" office:value-type="string" office:string-value="с">
            <text:p>с</text:p>
          </table:table-cell>
          <table:table-cell table:style-name="ce49" table:formula="of:=IF(LEN([.$C306])&gt;3;MID([.$C306];5;1);-1)" office:value-type="string" office:string-value="ь">
            <text:p>ь</text:p>
          </table:table-cell>
          <table:table-cell table:style-name="ce49" table:formula="of:=VLOOKUP([.I306];['1'.$A$2:.$B$14];2)" office:value-type="string" office:string-value="お湯">
            <text:p>お湯</text:p>
          </table:table-cell>
          <table:table-cell table:style-name="ce49" table:formula="of:=VLOOKUP([.J306];['1'.$A$2:.$B$14];2)" office:value-type="string" office:string-value="お湯">
            <text:p>お湯</text:p>
          </table:table-cell>
          <table:table-cell table:style-name="ce49" table:formula="of:=VLOOKUP([.K306];['1'.$A$2:.$B$14];2)" office:value-type="string" office:string-value="お湯">
            <text:p>お湯</text:p>
          </table:table-cell>
          <table:table-cell table:style-name="ce49" table:formula="of:=VLOOKUP([.L306];['1'.$A$2:.$B$15];2)" office:value-type="string" office:string-value="紅茶">
            <text:p>紅茶</text:p>
          </table:table-cell>
          <table:table-cell table:style-name="ce49" table:formula="of:=VLOOKUP([.M306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307];1)" office:value-type="float" office:value="0">
            <text:p>#VALUE!</text:p>
          </table:table-cell>
          <table:table-cell table:style-name="ce37" table:formula="of:=FIND(&quot;K&quot;;[.$C307];1)" office:value-type="float" office:value="0">
            <text:p>#VALUE!</text:p>
          </table:table-cell>
          <table:table-cell table:style-name="ce37" table:formula="of:=[.D307]*[.E307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307];1)" office:value-type="string" office:string-value="с">
            <text:p>с</text:p>
          </table:table-cell>
          <table:table-cell table:style-name="ce49" table:formula="of:=MID([.$C307];2;1)" office:value-type="string" office:string-value="м">
            <text:p>м</text:p>
          </table:table-cell>
          <table:table-cell table:style-name="ce49" table:formula="of:=MID([.$C307];3;1)" office:value-type="string" office:string-value="е">
            <text:p>е</text:p>
          </table:table-cell>
          <table:table-cell table:style-name="ce49" table:formula="of:=IF(LEN([.$C307])&gt;3;MID([.$C307];4;1);-1)" office:value-type="string" office:string-value="с">
            <text:p>с</text:p>
          </table:table-cell>
          <table:table-cell table:style-name="ce49" table:formula="of:=IF(LEN([.$C307])&gt;3;MID([.$C307];5;1);-1)" office:value-type="string" office:string-value="ь">
            <text:p>ь</text:p>
          </table:table-cell>
          <table:table-cell table:style-name="ce49" table:formula="of:=VLOOKUP([.I307];['1'.$A$2:.$B$11];2)" office:value-type="string" office:string-value="焼酎">
            <text:p>焼酎</text:p>
          </table:table-cell>
          <table:table-cell table:style-name="ce49" table:formula="of:=VLOOKUP([.J307];['1'.$A$2:.$B$11];2)" office:value-type="string" office:string-value="焼酎">
            <text:p>焼酎</text:p>
          </table:table-cell>
          <table:table-cell table:style-name="ce49" table:formula="of:=VLOOKUP([.K307];['1'.$A$2:.$B$11];2)" office:value-type="string" office:string-value="焼酎">
            <text:p>焼酎</text:p>
          </table:table-cell>
          <table:table-cell table:style-name="ce49" table:formula="of:=VLOOKUP([.L307];['1'.$A$2:.$B$15];2)" office:value-type="string" office:string-value="紅茶">
            <text:p>紅茶</text:p>
          </table:table-cell>
          <table:table-cell table:style-name="ce49" table:formula="of:=VLOOKUP([.M307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308];1)" office:value-type="float" office:value="0">
            <text:p>#VALUE!</text:p>
          </table:table-cell>
          <table:table-cell table:style-name="ce37" table:formula="of:=FIND(&quot;K&quot;;[.$C308];1)" office:value-type="float" office:value="0">
            <text:p>#VALUE!</text:p>
          </table:table-cell>
          <table:table-cell table:style-name="ce37" table:formula="of:=[.D308]*[.E308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308];1)" office:value-type="string" office:string-value="с">
            <text:p>с</text:p>
          </table:table-cell>
          <table:table-cell table:style-name="ce49" table:formula="of:=MID([.$C308];2;1)" office:value-type="string" office:string-value="м">
            <text:p>м</text:p>
          </table:table-cell>
          <table:table-cell table:style-name="ce49" table:formula="of:=MID([.$C308];3;1)" office:value-type="string" office:string-value="е">
            <text:p>е</text:p>
          </table:table-cell>
          <table:table-cell table:style-name="ce49" table:formula="of:=IF(LEN([.$C308])&gt;3;MID([.$C308];4;1);-1)" office:value-type="string" office:string-value="с">
            <text:p>с</text:p>
          </table:table-cell>
          <table:table-cell table:style-name="ce49" table:formula="of:=IF(LEN([.$C308])&gt;3;MID([.$C308];5;1);-1)" office:value-type="string" office:string-value="ь">
            <text:p>ь</text:p>
          </table:table-cell>
          <table:table-cell table:style-name="ce49" table:formula="of:=VLOOKUP([.I308];['1'.$A$2:.$B$11];2)" office:value-type="string" office:string-value="焼酎">
            <text:p>焼酎</text:p>
          </table:table-cell>
          <table:table-cell table:style-name="ce49" table:formula="of:=VLOOKUP([.J308];['1'.$A$2:.$B$11];2)" office:value-type="string" office:string-value="焼酎">
            <text:p>焼酎</text:p>
          </table:table-cell>
          <table:table-cell table:style-name="ce49" table:formula="of:=VLOOKUP([.K308];['1'.$A$2:.$B$11];2)" office:value-type="string" office:string-value="焼酎">
            <text:p>焼酎</text:p>
          </table:table-cell>
          <table:table-cell table:style-name="ce49" table:formula="of:=VLOOKUP([.L308];['1'.$A$2:.$B$15];2)" office:value-type="string" office:string-value="紅茶">
            <text:p>紅茶</text:p>
          </table:table-cell>
          <table:table-cell table:style-name="ce49" table:formula="of:=VLOOKUP([.M308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309];1)" office:value-type="float" office:value="0">
            <text:p>#VALUE!</text:p>
          </table:table-cell>
          <table:table-cell table:style-name="ce37" table:formula="of:=FIND(&quot;K&quot;;[.$C309];1)" office:value-type="float" office:value="0">
            <text:p>#VALUE!</text:p>
          </table:table-cell>
          <table:table-cell table:style-name="ce37" table:formula="of:=[.D309]*[.E309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309];1)" office:value-type="string" office:string-value="с">
            <text:p>с</text:p>
          </table:table-cell>
          <table:table-cell table:style-name="ce49" table:formula="of:=MID([.$C309];2;1)" office:value-type="string" office:string-value="м">
            <text:p>м</text:p>
          </table:table-cell>
          <table:table-cell table:style-name="ce49" table:formula="of:=MID([.$C309];3;1)" office:value-type="string" office:string-value="е">
            <text:p>е</text:p>
          </table:table-cell>
          <table:table-cell table:style-name="ce49" table:formula="of:=IF(LEN([.$C309])&gt;3;MID([.$C309];4;1);-1)" office:value-type="string" office:string-value="с">
            <text:p>с</text:p>
          </table:table-cell>
          <table:table-cell table:style-name="ce49" table:formula="of:=IF(LEN([.$C309])&gt;3;MID([.$C309];5;1);-1)" office:value-type="string" office:string-value="ь">
            <text:p>ь</text:p>
          </table:table-cell>
          <table:table-cell table:style-name="ce49" table:formula="of:=VLOOKUP([.I309];['1'.$A$2:.$B$14];2)" office:value-type="string" office:string-value="お湯">
            <text:p>お湯</text:p>
          </table:table-cell>
          <table:table-cell table:style-name="ce49" table:formula="of:=VLOOKUP([.J309];['1'.$A$2:.$B$14];2)" office:value-type="string" office:string-value="お湯">
            <text:p>お湯</text:p>
          </table:table-cell>
          <table:table-cell table:style-name="ce49" table:formula="of:=VLOOKUP([.K309];['1'.$A$2:.$B$14];2)" office:value-type="string" office:string-value="お湯">
            <text:p>お湯</text:p>
          </table:table-cell>
          <table:table-cell table:style-name="ce49" table:formula="of:=VLOOKUP([.L309];['1'.$A$2:.$B$15];2)" office:value-type="string" office:string-value="紅茶">
            <text:p>紅茶</text:p>
          </table:table-cell>
          <table:table-cell table:style-name="ce49" table:formula="of:=VLOOKUP([.M309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310];1)" office:value-type="float" office:value="0">
            <text:p>#VALUE!</text:p>
          </table:table-cell>
          <table:table-cell table:style-name="ce37" table:formula="of:=FIND(&quot;K&quot;;[.$C310];1)" office:value-type="float" office:value="0">
            <text:p>#VALUE!</text:p>
          </table:table-cell>
          <table:table-cell table:style-name="ce37" table:formula="of:=[.D310]*[.E310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310];1)" office:value-type="string" office:string-value="с">
            <text:p>с</text:p>
          </table:table-cell>
          <table:table-cell table:style-name="ce49" table:formula="of:=MID([.$C310];2;1)" office:value-type="string" office:string-value="м">
            <text:p>м</text:p>
          </table:table-cell>
          <table:table-cell table:style-name="ce49" table:formula="of:=MID([.$C310];3;1)" office:value-type="string" office:string-value="е">
            <text:p>е</text:p>
          </table:table-cell>
          <table:table-cell table:style-name="ce49" table:formula="of:=IF(LEN([.$C310])&gt;3;MID([.$C310];4;1);-1)" office:value-type="string" office:string-value="с">
            <text:p>с</text:p>
          </table:table-cell>
          <table:table-cell table:style-name="ce49" table:formula="of:=IF(LEN([.$C310])&gt;3;MID([.$C310];5;1);-1)" office:value-type="string" office:string-value="ь">
            <text:p>ь</text:p>
          </table:table-cell>
          <table:table-cell table:style-name="ce49" table:formula="of:=VLOOKUP([.I310];['1'.$A$2:.$B$14];2)" office:value-type="string" office:string-value="お湯">
            <text:p>お湯</text:p>
          </table:table-cell>
          <table:table-cell table:style-name="ce49" table:formula="of:=VLOOKUP([.J310];['1'.$A$2:.$B$14];2)" office:value-type="string" office:string-value="お湯">
            <text:p>お湯</text:p>
          </table:table-cell>
          <table:table-cell table:style-name="ce49" table:formula="of:=VLOOKUP([.K310];['1'.$A$2:.$B$14];2)" office:value-type="string" office:string-value="お湯">
            <text:p>お湯</text:p>
          </table:table-cell>
          <table:table-cell table:style-name="ce49" table:formula="of:=VLOOKUP([.L310];['1'.$A$2:.$B$15];2)" office:value-type="string" office:string-value="紅茶">
            <text:p>紅茶</text:p>
          </table:table-cell>
          <table:table-cell table:style-name="ce49" table:formula="of:=VLOOKUP([.M310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311];1)" office:value-type="float" office:value="0">
            <text:p>#VALUE!</text:p>
          </table:table-cell>
          <table:table-cell table:style-name="ce37" table:formula="of:=FIND(&quot;K&quot;;[.$C311];1)" office:value-type="float" office:value="0">
            <text:p>#VALUE!</text:p>
          </table:table-cell>
          <table:table-cell table:style-name="ce37" table:formula="of:=[.D311]*[.E311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311];1)" office:value-type="string" office:string-value="с">
            <text:p>с</text:p>
          </table:table-cell>
          <table:table-cell table:style-name="ce49" table:formula="of:=MID([.$C311];2;1)" office:value-type="string" office:string-value="м">
            <text:p>м</text:p>
          </table:table-cell>
          <table:table-cell table:style-name="ce49" table:formula="of:=MID([.$C311];3;1)" office:value-type="string" office:string-value="е">
            <text:p>е</text:p>
          </table:table-cell>
          <table:table-cell table:style-name="ce49" table:formula="of:=IF(LEN([.$C311])&gt;3;MID([.$C311];4;1);-1)" office:value-type="string" office:string-value="с">
            <text:p>с</text:p>
          </table:table-cell>
          <table:table-cell table:style-name="ce49" table:formula="of:=IF(LEN([.$C311])&gt;3;MID([.$C311];5;1);-1)" office:value-type="string" office:string-value="ь">
            <text:p>ь</text:p>
          </table:table-cell>
          <table:table-cell table:style-name="ce49" table:formula="of:=VLOOKUP([.I311];['1'.$A$2:.$B$14];2)" office:value-type="string" office:string-value="お湯">
            <text:p>お湯</text:p>
          </table:table-cell>
          <table:table-cell table:style-name="ce49" table:formula="of:=VLOOKUP([.J311];['1'.$A$2:.$B$14];2)" office:value-type="string" office:string-value="お湯">
            <text:p>お湯</text:p>
          </table:table-cell>
          <table:table-cell table:style-name="ce49" table:formula="of:=VLOOKUP([.K311];['1'.$A$2:.$B$14];2)" office:value-type="string" office:string-value="お湯">
            <text:p>お湯</text:p>
          </table:table-cell>
          <table:table-cell table:style-name="ce49" table:formula="of:=VLOOKUP([.L311];['1'.$A$2:.$B$15];2)" office:value-type="string" office:string-value="紅茶">
            <text:p>紅茶</text:p>
          </table:table-cell>
          <table:table-cell table:style-name="ce49" table:formula="of:=VLOOKUP([.M311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4" office:value-type="string">
            <text:p>смесь-3</text:p>
          </table:table-cell>
          <table:table-cell table:style-name="ce37" table:formula="of:=FIND(&quot;C&quot;;[.$C312];1)" office:value-type="float" office:value="0">
            <text:p>#VALUE!</text:p>
          </table:table-cell>
          <table:table-cell table:style-name="ce37" table:formula="of:=FIND(&quot;K&quot;;[.$C312];1)" office:value-type="float" office:value="0">
            <text:p>#VALUE!</text:p>
          </table:table-cell>
          <table:table-cell table:style-name="ce37" table:formula="of:=[.D312]*[.E312]" office:value-type="float" office:value="0">
            <text:p>#VALUE!</text:p>
          </table:table-cell>
          <table:table-cell table:style-name="ce40"/>
          <table:table-cell table:style-name="ce40" office:value-type="string">
            <text:p>4</text:p>
          </table:table-cell>
          <table:table-cell table:style-name="ce29" table:formula="of:=LEFT([.$C312];1)" office:value-type="string" office:string-value="с">
            <text:p>с</text:p>
          </table:table-cell>
          <table:table-cell table:style-name="ce49" table:formula="of:=MID([.$C312];2;1)" office:value-type="string" office:string-value="м">
            <text:p>м</text:p>
          </table:table-cell>
          <table:table-cell table:style-name="ce49" table:formula="of:=MID([.$C312];3;1)" office:value-type="string" office:string-value="е">
            <text:p>е</text:p>
          </table:table-cell>
          <table:table-cell table:style-name="ce49" table:formula="of:=IF(LEN([.$C312])&gt;3;MID([.$C312];4;1);-1)" office:value-type="string" office:string-value="с">
            <text:p>с</text:p>
          </table:table-cell>
          <table:table-cell table:style-name="ce49" table:formula="of:=IF(LEN([.$C312])&gt;3;MID([.$C312];5;1);-1)" office:value-type="string" office:string-value="ь">
            <text:p>ь</text:p>
          </table:table-cell>
          <table:table-cell table:style-name="ce49" table:formula="of:=VLOOKUP([.I312];['1'.$A$2:.$B$14];2)" office:value-type="string" office:string-value="お湯">
            <text:p>お湯</text:p>
          </table:table-cell>
          <table:table-cell table:style-name="ce49" table:formula="of:=VLOOKUP([.J312];['1'.$A$2:.$B$14];2)" office:value-type="string" office:string-value="お湯">
            <text:p>お湯</text:p>
          </table:table-cell>
          <table:table-cell table:style-name="ce49" table:formula="of:=VLOOKUP([.K312];['1'.$A$2:.$B$14];2)" office:value-type="string" office:string-value="お湯">
            <text:p>お湯</text:p>
          </table:table-cell>
          <table:table-cell table:style-name="ce49" table:formula="of:=VLOOKUP([.L312];['1'.$A$2:.$B$15];2)" office:value-type="string" office:string-value="紅茶">
            <text:p>紅茶</text:p>
          </table:table-cell>
          <table:table-cell table:style-name="ce49" table:formula="of:=VLOOKUP([.M312];['1'.$A$2:.$B$15];2)" office:value-type="string" office:string-value="紅茶">
            <text:p>紅茶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4" office:value-type="string">
            <text:p>焼酎</text:p>
          </table:table-cell>
          <table:table-cell table:style-name="ce37" table:formula="of:=FIND(&quot;C&quot;;[.$C313];1)" office:value-type="float" office:value="0">
            <text:p>#VALUE!</text:p>
          </table:table-cell>
          <table:table-cell table:style-name="ce37" table:formula="of:=FIND(&quot;K&quot;;[.$C313];1)" office:value-type="float" office:value="0">
            <text:p>#VALUE!</text:p>
          </table:table-cell>
          <table:table-cell table:style-name="ce37" table:formula="of:=[.D313]*[.E313]" office:value-type="float" office:value="0">
            <text:p>#VALUE!</text:p>
          </table:table-cell>
          <table:table-cell table:style-name="ce40" office:value-type="string">
            <text:p>1</text:p>
          </table:table-cell>
          <table:table-cell table:style-name="ce40"/>
          <table:table-cell table:style-name="ce29" table:formula="of:=LEFT([.$C313];1)" office:value-type="string" office:string-value="焼">
            <text:p>焼</text:p>
          </table:table-cell>
          <table:table-cell table:style-name="ce49" table:formula="of:=MID([.$C313];2;1)" office:value-type="string" office:string-value="酎">
            <text:p>酎</text:p>
          </table:table-cell>
          <table:table-cell table:style-name="ce49" table:formula="of:=MID([.$C313];3;1)">
            <text:p/>
          </table:table-cell>
          <table:table-cell table:style-name="ce49" table:formula="of:=IF(LEN([.$C313])&gt;3;MID([.$C313];4;1);-1)" office:value-type="float" office:value="-1">
            <text:p>-1</text:p>
          </table:table-cell>
          <table:table-cell table:style-name="ce49" table:formula="of:=IF(LEN([.$C313])&gt;3;MID([.$C313];5;1);-1)" office:value-type="float" office:value="-1">
            <text:p>-1</text:p>
          </table:table-cell>
          <table:table-cell table:style-name="ce49" table:formula="of:=VLOOKUP([.I313];['1'.$A$2:.$B$11];2)" office:value-type="string" office:string-value="焼酎">
            <text:p>焼酎</text:p>
          </table:table-cell>
          <table:table-cell table:style-name="ce49" table:formula="of:=VLOOKUP([.J313];['1'.$A$2:.$B$11];2)" office:value-type="string" office:string-value="焼酎">
            <text:p>焼酎</text:p>
          </table:table-cell>
          <table:table-cell table:style-name="ce49" table:formula="of:=VLOOKUP([.K313];['1'.$A$2:.$B$11];2)" office:value-type="float" office:value="0">
            <text:p>#N/A</text:p>
          </table:table-cell>
          <table:table-cell table:style-name="ce49" table:formula="of:=VLOOKUP([.L313];['1'.$A$2:.$B$15];2)" office:value-type="float" office:value="0">
            <text:p>#N/A</text:p>
          </table:table-cell>
          <table:table-cell table:style-name="ce49" table:formula="of:=VLOOKUP([.M313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4" office:value-type="string">
            <text:p>焼酎</text:p>
          </table:table-cell>
          <table:table-cell table:style-name="ce37" table:formula="of:=FIND(&quot;C&quot;;[.$C314];1)" office:value-type="float" office:value="0">
            <text:p>#VALUE!</text:p>
          </table:table-cell>
          <table:table-cell table:style-name="ce37" table:formula="of:=FIND(&quot;K&quot;;[.$C314];1)" office:value-type="float" office:value="0">
            <text:p>#VALUE!</text:p>
          </table:table-cell>
          <table:table-cell table:style-name="ce37" table:formula="of:=[.D314]*[.E314]" office:value-type="float" office:value="0">
            <text:p>#VALUE!</text:p>
          </table:table-cell>
          <table:table-cell table:style-name="ce40" office:value-type="string">
            <text:p>1</text:p>
          </table:table-cell>
          <table:table-cell table:style-name="ce40"/>
          <table:table-cell table:style-name="ce29" table:formula="of:=LEFT([.$C314];1)" office:value-type="string" office:string-value="焼">
            <text:p>焼</text:p>
          </table:table-cell>
          <table:table-cell table:style-name="ce49" table:formula="of:=MID([.$C314];2;1)" office:value-type="string" office:string-value="酎">
            <text:p>酎</text:p>
          </table:table-cell>
          <table:table-cell table:style-name="ce49" table:formula="of:=MID([.$C314];3;1)">
            <text:p/>
          </table:table-cell>
          <table:table-cell table:style-name="ce49" table:formula="of:=IF(LEN([.$C314])&gt;3;MID([.$C314];4;1);-1)" office:value-type="float" office:value="-1">
            <text:p>-1</text:p>
          </table:table-cell>
          <table:table-cell table:style-name="ce49" table:formula="of:=IF(LEN([.$C314])&gt;3;MID([.$C314];5;1);-1)" office:value-type="float" office:value="-1">
            <text:p>-1</text:p>
          </table:table-cell>
          <table:table-cell table:style-name="ce49" table:formula="of:=VLOOKUP([.I314];['1'.$A$2:.$B$11];2)" office:value-type="string" office:string-value="焼酎">
            <text:p>焼酎</text:p>
          </table:table-cell>
          <table:table-cell table:style-name="ce49" table:formula="of:=VLOOKUP([.J314];['1'.$A$2:.$B$11];2)" office:value-type="string" office:string-value="焼酎">
            <text:p>焼酎</text:p>
          </table:table-cell>
          <table:table-cell table:style-name="ce49" table:formula="of:=VLOOKUP([.K314];['1'.$A$2:.$B$11];2)" office:value-type="float" office:value="0">
            <text:p>#N/A</text:p>
          </table:table-cell>
          <table:table-cell table:style-name="ce49" table:formula="of:=VLOOKUP([.L314];['1'.$A$2:.$B$15];2)" office:value-type="float" office:value="0">
            <text:p>#N/A</text:p>
          </table:table-cell>
          <table:table-cell table:style-name="ce49" table:formula="of:=VLOOKUP([.M314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4" office:value-type="string">
            <text:p>焼酎</text:p>
          </table:table-cell>
          <table:table-cell table:style-name="ce37" table:formula="of:=FIND(&quot;C&quot;;[.$C315];1)" office:value-type="float" office:value="0">
            <text:p>#VALUE!</text:p>
          </table:table-cell>
          <table:table-cell table:style-name="ce37" table:formula="of:=FIND(&quot;K&quot;;[.$C315];1)" office:value-type="float" office:value="0">
            <text:p>#VALUE!</text:p>
          </table:table-cell>
          <table:table-cell table:style-name="ce37" table:formula="of:=[.D315]*[.E315]" office:value-type="float" office:value="0">
            <text:p>#VALUE!</text:p>
          </table:table-cell>
          <table:table-cell table:style-name="ce40" office:value-type="string">
            <text:p>1</text:p>
          </table:table-cell>
          <table:table-cell table:style-name="ce40"/>
          <table:table-cell table:style-name="ce29" table:formula="of:=LEFT([.$C315];1)" office:value-type="string" office:string-value="焼">
            <text:p>焼</text:p>
          </table:table-cell>
          <table:table-cell table:style-name="ce49" table:formula="of:=MID([.$C315];2;1)" office:value-type="string" office:string-value="酎">
            <text:p>酎</text:p>
          </table:table-cell>
          <table:table-cell table:style-name="ce49" table:formula="of:=MID([.$C315];3;1)">
            <text:p/>
          </table:table-cell>
          <table:table-cell table:style-name="ce49" table:formula="of:=IF(LEN([.$C315])&gt;3;MID([.$C315];4;1);-1)" office:value-type="float" office:value="-1">
            <text:p>-1</text:p>
          </table:table-cell>
          <table:table-cell table:style-name="ce49" table:formula="of:=IF(LEN([.$C315])&gt;3;MID([.$C315];5;1);-1)" office:value-type="float" office:value="-1">
            <text:p>-1</text:p>
          </table:table-cell>
          <table:table-cell table:style-name="ce49" table:formula="of:=VLOOKUP([.I315];['1'.$A$2:.$B$14];2)" office:value-type="string" office:string-value="お湯">
            <text:p>お湯</text:p>
          </table:table-cell>
          <table:table-cell table:style-name="ce49" table:formula="of:=VLOOKUP([.J315];['1'.$A$2:.$B$14];2)" office:value-type="string" office:string-value="お湯">
            <text:p>お湯</text:p>
          </table:table-cell>
          <table:table-cell table:style-name="ce49" table:formula="of:=VLOOKUP([.K315];['1'.$A$2:.$B$14];2)" office:value-type="float" office:value="0">
            <text:p>#N/A</text:p>
          </table:table-cell>
          <table:table-cell table:style-name="ce49" table:formula="of:=VLOOKUP([.L315];['1'.$A$2:.$B$15];2)" office:value-type="float" office:value="0">
            <text:p>#N/A</text:p>
          </table:table-cell>
          <table:table-cell table:style-name="ce49" table:formula="of:=VLOOKUP([.M315];['1'.$A$2:.$B$15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6">
            <text:p>316</text:p>
          </table:table-cell>
          <table:table-cell table:style-name="ce30" office:value-type="date" office:date-value="2023-02-26T02:00:08.11">
            <text:p>02/26 2:0</text:p>
          </table:table-cell>
          <table:table-cell table:style-name="ce34" office:value-type="string">
            <text:p>焼酎</text:p>
          </table:table-cell>
          <table:table-cell table:style-name="ce37" table:number-columns-repeated="3"/>
          <table:table-cell table:style-name="ce40" office:value-type="string">
            <text:p>2</text:p>
          </table:table-cell>
          <table:table-cell table:style-name="ce40"/>
          <table:table-cell table:style-name="ce29" table:formula="of:=LEFT([.$C316];1)" office:value-type="string" office:string-value="焼">
            <text:p>焼</text:p>
          </table:table-cell>
          <table:table-cell table:style-name="ce49" table:formula="of:=MID([.$C316];2;1)" office:value-type="string" office:string-value="酎">
            <text:p>酎</text:p>
          </table:table-cell>
          <table:table-cell table:style-name="ce49" table:formula="of:=MID([.$C316];3;1)">
            <text:p/>
          </table:table-cell>
          <table:table-cell table:style-name="ce49" table:formula="of:=IF(LEN([.$C316])&gt;3;MID([.$C316];4;1);-1)" office:value-type="float" office:value="-1">
            <text:p>-1</text:p>
          </table:table-cell>
          <table:table-cell table:style-name="ce49" table:formula="of:=IF(LEN([.$C316])&gt;3;MID([.$C316];5;1);-1)" office:value-type="float" office:value="-1">
            <text:p>-1</text:p>
          </table:table-cell>
          <table:table-cell table:style-name="ce49" table:formula="of:=VLOOKUP([.I316];['1'.$A$2:.$B$14];2)" office:value-type="string" office:string-value="お湯">
            <text:p>お湯</text:p>
          </table:table-cell>
          <table:table-cell table:style-name="ce49" table:formula="of:=VLOOKUP([.J316];['1'.$A$2:.$B$16];2)" office:value-type="string" office:string-value="ウーロン茶">
            <text:p>ウーロン茶</text:p>
          </table:table-cell>
          <table:table-cell table:style-name="ce49" table:formula="of:=VLOOKUP([.K316];['1'.$A$2:.$B$16];2)" office:value-type="float" office:value="0">
            <text:p>#N/A</text:p>
          </table:table-cell>
          <table:table-cell table:style-name="ce49" table:formula="of:=VLOOKUP([.L316];['1'.$A$2:.$B$16];2)" office:value-type="float" office:value="0">
            <text:p>#N/A</text:p>
          </table:table-cell>
          <table:table-cell table:style-name="ce49" table:formula="of:=VLOOKUP([.M316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7">
            <text:p>317</text:p>
          </table:table-cell>
          <table:table-cell table:style-name="ce30" office:value-type="date" office:date-value="2023-02-26T02:06:10.32">
            <text:p>02/26 2:6</text:p>
          </table:table-cell>
          <table:table-cell table:style-name="ce34" office:value-type="string">
            <text:p>焼酎</text:p>
          </table:table-cell>
          <table:table-cell table:style-name="ce37" table:number-columns-repeated="3"/>
          <table:table-cell table:style-name="ce40" office:value-type="string">
            <text:p>2</text:p>
          </table:table-cell>
          <table:table-cell table:style-name="ce40"/>
          <table:table-cell table:style-name="ce29" table:formula="of:=LEFT([.$C317];1)" office:value-type="string" office:string-value="焼">
            <text:p>焼</text:p>
          </table:table-cell>
          <table:table-cell table:style-name="ce49" table:formula="of:=MID([.$C317];2;1)" office:value-type="string" office:string-value="酎">
            <text:p>酎</text:p>
          </table:table-cell>
          <table:table-cell table:style-name="ce49" table:formula="of:=MID([.$C317];3;1)">
            <text:p/>
          </table:table-cell>
          <table:table-cell table:style-name="ce49" table:formula="of:=IF(LEN([.$C317])&gt;3;MID([.$C317];4;1);-1)" office:value-type="float" office:value="-1">
            <text:p>-1</text:p>
          </table:table-cell>
          <table:table-cell table:style-name="ce49" table:formula="of:=IF(LEN([.$C317])&gt;3;MID([.$C317];5;1);-1)" office:value-type="float" office:value="-1">
            <text:p>-1</text:p>
          </table:table-cell>
          <table:table-cell table:style-name="ce49" table:formula="of:=VLOOKUP([.I317];['1'.$A$2:.$B$14];2)" office:value-type="string" office:string-value="お湯">
            <text:p>お湯</text:p>
          </table:table-cell>
          <table:table-cell table:style-name="ce49" table:formula="of:=VLOOKUP([.J317];['1'.$A$2:.$B$16];2)" office:value-type="string" office:string-value="ウーロン茶">
            <text:p>ウーロン茶</text:p>
          </table:table-cell>
          <table:table-cell table:style-name="ce49" table:formula="of:=VLOOKUP([.K317];['1'.$A$2:.$B$16];2)" office:value-type="float" office:value="0">
            <text:p>#N/A</text:p>
          </table:table-cell>
          <table:table-cell table:style-name="ce49" table:formula="of:=VLOOKUP([.L317];['1'.$A$2:.$B$16];2)" office:value-type="float" office:value="0">
            <text:p>#N/A</text:p>
          </table:table-cell>
          <table:table-cell table:style-name="ce49" table:formula="of:=VLOOKUP([.M317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8">
            <text:p>318</text:p>
          </table:table-cell>
          <table:table-cell table:style-name="ce30" office:value-type="date" office:date-value="2023-02-26T02:08:12.900001">
            <text:p>02/26 2:8</text:p>
          </table:table-cell>
          <table:table-cell table:style-name="ce34" office:value-type="string">
            <text:p>焼酎</text:p>
          </table:table-cell>
          <table:table-cell table:style-name="ce37" table:number-columns-repeated="3"/>
          <table:table-cell table:style-name="ce40" office:value-type="string">
            <text:p>2</text:p>
          </table:table-cell>
          <table:table-cell table:style-name="ce40"/>
          <table:table-cell table:style-name="ce29" table:formula="of:=LEFT([.$C318];1)" office:value-type="string" office:string-value="焼">
            <text:p>焼</text:p>
          </table:table-cell>
          <table:table-cell table:style-name="ce49" table:formula="of:=MID([.$C318];2;1)" office:value-type="string" office:string-value="酎">
            <text:p>酎</text:p>
          </table:table-cell>
          <table:table-cell table:style-name="ce49" table:formula="of:=MID([.$C318];3;1)">
            <text:p/>
          </table:table-cell>
          <table:table-cell table:style-name="ce49" table:formula="of:=IF(LEN([.$C318])&gt;3;MID([.$C318];4;1);-1)" office:value-type="float" office:value="-1">
            <text:p>-1</text:p>
          </table:table-cell>
          <table:table-cell table:style-name="ce49" table:formula="of:=IF(LEN([.$C318])&gt;3;MID([.$C318];5;1);-1)" office:value-type="float" office:value="-1">
            <text:p>-1</text:p>
          </table:table-cell>
          <table:table-cell table:style-name="ce49" table:formula="of:=VLOOKUP([.I318];['1'.$A$2:.$B$14];2)" office:value-type="string" office:string-value="お湯">
            <text:p>お湯</text:p>
          </table:table-cell>
          <table:table-cell table:style-name="ce49" table:formula="of:=VLOOKUP([.J318];['1'.$A$2:.$B$16];2)" office:value-type="string" office:string-value="ウーロン茶">
            <text:p>ウーロン茶</text:p>
          </table:table-cell>
          <table:table-cell table:style-name="ce49" table:formula="of:=VLOOKUP([.K318];['1'.$A$2:.$B$16];2)" office:value-type="float" office:value="0">
            <text:p>#N/A</text:p>
          </table:table-cell>
          <table:table-cell table:style-name="ce49" table:formula="of:=VLOOKUP([.L318];['1'.$A$2:.$B$16];2)" office:value-type="float" office:value="0">
            <text:p>#N/A</text:p>
          </table:table-cell>
          <table:table-cell table:style-name="ce49" table:formula="of:=VLOOKUP([.M318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15">
            <text:p>315</text:p>
          </table:table-cell>
          <table:table-cell table:style-name="ce30" office:value-type="date" office:date-value="2023-02-26T01:45:48.65">
            <text:p>02/26 1:45</text:p>
          </table:table-cell>
          <table:table-cell table:style-name="ce34" office:value-type="string">
            <text:p>焼酎</text:p>
          </table:table-cell>
          <table:table-cell table:style-name="ce37" table:number-columns-repeated="3"/>
          <table:table-cell table:style-name="ce40" office:value-type="string">
            <text:p>3</text:p>
          </table:table-cell>
          <table:table-cell table:style-name="ce40"/>
          <table:table-cell table:style-name="ce29" table:formula="of:=LEFT([.$C319];1)" office:value-type="string" office:string-value="焼">
            <text:p>焼</text:p>
          </table:table-cell>
          <table:table-cell table:style-name="ce49" table:formula="of:=MID([.$C319];2;1)" office:value-type="string" office:string-value="酎">
            <text:p>酎</text:p>
          </table:table-cell>
          <table:table-cell table:style-name="ce49" table:formula="of:=MID([.$C319];3;1)">
            <text:p/>
          </table:table-cell>
          <table:table-cell table:style-name="ce49" table:formula="of:=IF(LEN([.$C319])&gt;3;MID([.$C319];4;1);-1)" office:value-type="float" office:value="-1">
            <text:p>-1</text:p>
          </table:table-cell>
          <table:table-cell table:style-name="ce49" table:formula="of:=IF(LEN([.$C319])&gt;3;MID([.$C319];5;1);-1)" office:value-type="float" office:value="-1">
            <text:p>-1</text:p>
          </table:table-cell>
          <table:table-cell table:style-name="ce49" table:formula="of:=VLOOKUP([.I319];['1'.$A$2:.$B$14];2)" office:value-type="string" office:string-value="お湯">
            <text:p>お湯</text:p>
          </table:table-cell>
          <table:table-cell table:style-name="ce49" table:formula="of:=VLOOKUP([.J319];['1'.$A$2:.$B$16];2)" office:value-type="string" office:string-value="ウーロン茶">
            <text:p>ウーロン茶</text:p>
          </table:table-cell>
          <table:table-cell table:style-name="ce49" table:formula="of:=VLOOKUP([.K319];['1'.$A$2:.$B$16];2)" office:value-type="float" office:value="0">
            <text:p>#N/A</text:p>
          </table:table-cell>
          <table:table-cell table:style-name="ce49" table:formula="of:=VLOOKUP([.L319];['1'.$A$2:.$B$16];2)" office:value-type="float" office:value="0">
            <text:p>#N/A</text:p>
          </table:table-cell>
          <table:table-cell table:style-name="ce49" table:formula="of:=VLOOKUP([.M319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6">
          <table:table-cell table:style-name="ce28" office:value-type="float" office:value="319">
            <text:p>319</text:p>
          </table:table-cell>
          <table:table-cell table:style-name="ce30" office:value-type="date" office:date-value="2023-02-27T01:20:32.07">
            <text:p>02/27 1:20</text:p>
          </table:table-cell>
          <table:table-cell table:style-name="ce34" office:value-type="string">
            <text:p>BDEFIM</text:p>
          </table:table-cell>
          <table:table-cell table:style-name="ce37" table:number-columns-repeated="3"/>
          <table:table-cell table:style-name="ce40" office:value-type="string">
            <office:annotation office:display="true" draw:style-name="gr8" draw:text-style-name="P1" svg:width="2.899cm" svg:height="1.302cm" svg:x="9.632cm" svg:y="198.393cm" draw:caption-point-x="-0.61cm" draw:caption-point-y="1.511cm">
              <dc:creator>ik</dc:creator>
              <dc:date>2023-03-01T00:00:00</dc:date>
              <text:p text:style-name="P2"><text:span text:style-name="T1">数字は、混合比</text:span></text:p>
              <text:p text:style-name="P2"><text:span text:style-name="T1">スプーン１０</text:span></text:p>
              <text:p text:style-name="P2"><text:span text:style-name="T1">お湯</text:span><text:span text:style-name="T1">18</text:span></text:p>
            </office:annotation>
            <text:p>3:4:5:5:3</text:p>
          </table:table-cell>
          <table:table-cell table:style-name="ce40" office:value-type="string">
            <text:p>上澄み</text:p>
          </table:table-cell>
          <table:table-cell table:style-name="ce29" table:formula="of:=LEFT([.$C320];1)" office:value-type="string" office:string-value="B">
            <text:p>B</text:p>
          </table:table-cell>
          <table:table-cell table:style-name="ce49" table:formula="of:=MID([.$C320];2;1)" office:value-type="string" office:string-value="D">
            <text:p>D</text:p>
          </table:table-cell>
          <table:table-cell table:style-name="ce49" table:formula="of:=MID([.$C320];3;1)" office:value-type="string" office:string-value="E">
            <text:p>E</text:p>
          </table:table-cell>
          <table:table-cell table:style-name="ce49" table:formula="of:=IF(LEN([.$C320])&gt;3;MID([.$C320];4;1);-1)" office:value-type="string" office:string-value="F">
            <text:p>F</text:p>
          </table:table-cell>
          <table:table-cell table:style-name="ce49" table:formula="of:=IF(LEN([.$C320])&gt;3;MID([.$C320];5;1);-1)" office:value-type="string" office:string-value="I">
            <text:p>I</text:p>
          </table:table-cell>
          <table:table-cell table:style-name="ce49" table:formula="of:=VLOOKUP([.I320];['1'.$A$2:.$B$14];2)" office:value-type="string" office:string-value="ディル">
            <text:p>ディル</text:p>
          </table:table-cell>
          <table:table-cell table:style-name="ce49" table:formula="of:=VLOOKUP([.J320];['1'.$A$2:.$B$16];2)" office:value-type="string" office:string-value="レモン">
            <text:p>レモン</text:p>
          </table:table-cell>
          <table:table-cell table:style-name="ce49" table:formula="of:=VLOOKUP([.K320];['1'.$A$2:.$B$16];2)" office:value-type="string" office:string-value="ニンニク">
            <text:p>ニンニク</text:p>
          </table:table-cell>
          <table:table-cell table:style-name="ce49" table:formula="of:=VLOOKUP([.L320];['1'.$A$2:.$B$16];2)" office:value-type="string" office:string-value="生姜">
            <text:p>生姜</text:p>
          </table:table-cell>
          <table:table-cell table:style-name="ce49" table:formula="of:=VLOOKUP([.M320];['1'.$A$2:.$B$16];2)" office:value-type="string" office:string-value="ローズマリー">
            <text:p>ローズマリー</text:p>
          </table:table-cell>
          <table:table-cell table:style-name="ce51" office:value-type="string">
            <text:p>맛 : (1) 맛이 남지 않는다. 물 같다. (2) 레몬. 강하지 않다.</text:p>
            <text:p>(3) 소주 절임와 물의 혼합하는 비율. 이 번은 10:18. 알코올의 농도는, 계산하면, 8.93 퍼센트.</text:p>
            <text:p>(4) 정말은 물의 양은 14 잔이 전회까지의 규정량. 잘못, 18 잔 넣어 버렸다.</text:p>
            <text:p>id=2023-02-13_01-36-56_000.jpg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0">
            <text:p>320</text:p>
          </table:table-cell>
          <table:table-cell table:style-name="ce30" office:value-type="date" office:date-value="2023-02-27T01:31:18.06">
            <text:p>02/27 1:31</text:p>
          </table:table-cell>
          <table:table-cell table:style-name="ce34" office:value-type="string">
            <text:p>EK</text:p>
          </table:table-cell>
          <table:table-cell table:style-name="ce37" table:number-columns-repeated="3"/>
          <table:table-cell table:style-name="ce40" office:value-type="string">
            <text:p>1:3</text:p>
          </table:table-cell>
          <table:table-cell table:style-name="ce40" office:value-type="string">
            <text:p>3:1</text:p>
          </table:table-cell>
          <table:table-cell table:style-name="ce29" table:formula="of:=LEFT([.$C321];1)" office:value-type="string" office:string-value="E">
            <text:p>E</text:p>
          </table:table-cell>
          <table:table-cell table:style-name="ce49" table:formula="of:=MID([.$C321];2;1)" office:value-type="string" office:string-value="K">
            <text:p>K</text:p>
          </table:table-cell>
          <table:table-cell table:style-name="ce49" table:formula="of:=MID([.$C321];3;1)">
            <text:p/>
          </table:table-cell>
          <table:table-cell table:style-name="ce49" table:formula="of:=IF(LEN([.$C321])&gt;3;MID([.$C321];4;1);-1)" office:value-type="float" office:value="-1">
            <text:p>-1</text:p>
          </table:table-cell>
          <table:table-cell table:style-name="ce49" table:formula="of:=IF(LEN([.$C321])&gt;3;MID([.$C321];5;1);-1)" office:value-type="float" office:value="-1">
            <text:p>-1</text:p>
          </table:table-cell>
          <table:table-cell table:style-name="ce49" table:formula="of:=VLOOKUP([.I321];['1'.$A$2:.$B$14];2)" office:value-type="string" office:string-value="ニンニク">
            <text:p>ニンニク</text:p>
          </table:table-cell>
          <table:table-cell table:style-name="ce49" table:formula="of:=VLOOKUP([.J321];['1'.$A$2:.$B$16];2)" office:value-type="string" office:string-value="スペアミント">
            <text:p>スペアミント</text:p>
          </table:table-cell>
          <table:table-cell table:style-name="ce49" table:formula="of:=VLOOKUP([.K321];['1'.$A$2:.$B$16];2)" office:value-type="float" office:value="0">
            <text:p>#N/A</text:p>
          </table:table-cell>
          <table:table-cell table:style-name="ce49" table:formula="of:=VLOOKUP([.L321];['1'.$A$2:.$B$16];2)" office:value-type="float" office:value="0">
            <text:p>#N/A</text:p>
          </table:table-cell>
          <table:table-cell table:style-name="ce49" table:formula="of:=VLOOKUP([.M321];['1'.$A$2:.$B$16];2)" office:value-type="float" office:value="0">
            <text:p>#N/A</text:p>
          </table:table-cell>
          <table:table-cell table:style-name="ce51" office:value-type="string">
            <text:p>맛 : (1) 스피어민트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1">
            <text:p>321</text:p>
          </table:table-cell>
          <table:table-cell table:style-name="ce30" office:value-type="date" office:date-value="2023-02-27T01:48:29.16">
            <text:p>02/27 1:48</text:p>
          </table:table-cell>
          <table:table-cell table:style-name="ce34" office:value-type="string">
            <text:p>焼酎</text:p>
          </table:table-cell>
          <table:table-cell table:style-name="ce37" table:number-columns-repeated="3"/>
          <table:table-cell table:style-name="ce40" office:value-type="string">
            <text:p>3</text:p>
          </table:table-cell>
          <table:table-cell table:style-name="ce40"/>
          <table:table-cell table:style-name="ce29" table:formula="of:=LEFT([.$C322];1)" office:value-type="string" office:string-value="焼">
            <text:p>焼</text:p>
          </table:table-cell>
          <table:table-cell table:style-name="ce49" table:formula="of:=MID([.$C322];2;1)" office:value-type="string" office:string-value="酎">
            <text:p>酎</text:p>
          </table:table-cell>
          <table:table-cell table:style-name="ce49" table:formula="of:=MID([.$C322];3;1)">
            <text:p/>
          </table:table-cell>
          <table:table-cell table:style-name="ce49" table:formula="of:=IF(LEN([.$C322])&gt;3;MID([.$C322];4;1);-1)" office:value-type="float" office:value="-1">
            <text:p>-1</text:p>
          </table:table-cell>
          <table:table-cell table:style-name="ce49" table:formula="of:=IF(LEN([.$C322])&gt;3;MID([.$C322];5;1);-1)" office:value-type="float" office:value="-1">
            <text:p>-1</text:p>
          </table:table-cell>
          <table:table-cell table:style-name="ce49" table:formula="of:=VLOOKUP([.I322];['1'.$A$2:.$B$14];2)" office:value-type="string" office:string-value="お湯">
            <text:p>お湯</text:p>
          </table:table-cell>
          <table:table-cell table:style-name="ce49" table:formula="of:=VLOOKUP([.J322];['1'.$A$2:.$B$16];2)" office:value-type="string" office:string-value="ウーロン茶">
            <text:p>ウーロン茶</text:p>
          </table:table-cell>
          <table:table-cell table:style-name="ce49" table:formula="of:=VLOOKUP([.K322];['1'.$A$2:.$B$16];2)" office:value-type="float" office:value="0">
            <text:p>#N/A</text:p>
          </table:table-cell>
          <table:table-cell table:style-name="ce49" table:formula="of:=VLOOKUP([.L322];['1'.$A$2:.$B$16];2)" office:value-type="float" office:value="0">
            <text:p>#N/A</text:p>
          </table:table-cell>
          <table:table-cell table:style-name="ce49" table:formula="of:=VLOOKUP([.M32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2">
            <text:p>322</text:p>
          </table:table-cell>
          <table:table-cell table:style-name="ce30" office:value-type="date" office:date-value="2023-02-27T02:15:53.06">
            <text:p>02/27 2:15</text:p>
          </table:table-cell>
          <table:table-cell table:style-name="ce34" office:value-type="string">
            <text:p>焼酎</text:p>
          </table:table-cell>
          <table:table-cell table:style-name="ce37" table:number-columns-repeated="3"/>
          <table:table-cell table:style-name="ce40" office:value-type="string">
            <text:p>3</text:p>
          </table:table-cell>
          <table:table-cell table:style-name="ce40"/>
          <table:table-cell table:style-name="ce29" table:formula="of:=LEFT([.$C323];1)" office:value-type="string" office:string-value="焼">
            <text:p>焼</text:p>
          </table:table-cell>
          <table:table-cell table:style-name="ce49" table:formula="of:=MID([.$C323];2;1)" office:value-type="string" office:string-value="酎">
            <text:p>酎</text:p>
          </table:table-cell>
          <table:table-cell table:style-name="ce49" table:formula="of:=MID([.$C323];3;1)">
            <text:p/>
          </table:table-cell>
          <table:table-cell table:style-name="ce49" table:formula="of:=IF(LEN([.$C323])&gt;3;MID([.$C323];4;1);-1)" office:value-type="float" office:value="-1">
            <text:p>-1</text:p>
          </table:table-cell>
          <table:table-cell table:style-name="ce49" table:formula="of:=IF(LEN([.$C323])&gt;3;MID([.$C323];5;1);-1)" office:value-type="float" office:value="-1">
            <text:p>-1</text:p>
          </table:table-cell>
          <table:table-cell table:style-name="ce49" table:formula="of:=VLOOKUP([.I323];['1'.$A$2:.$B$14];2)" office:value-type="string" office:string-value="お湯">
            <text:p>お湯</text:p>
          </table:table-cell>
          <table:table-cell table:style-name="ce49" table:formula="of:=VLOOKUP([.J323];['1'.$A$2:.$B$16];2)" office:value-type="string" office:string-value="ウーロン茶">
            <text:p>ウーロン茶</text:p>
          </table:table-cell>
          <table:table-cell table:style-name="ce49" table:formula="of:=VLOOKUP([.K323];['1'.$A$2:.$B$16];2)" office:value-type="float" office:value="0">
            <text:p>#N/A</text:p>
          </table:table-cell>
          <table:table-cell table:style-name="ce49" table:formula="of:=VLOOKUP([.L323];['1'.$A$2:.$B$16];2)" office:value-type="float" office:value="0">
            <text:p>#N/A</text:p>
          </table:table-cell>
          <table:table-cell table:style-name="ce49" table:formula="of:=VLOOKUP([.M32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3">
            <text:p>323</text:p>
          </table:table-cell>
          <table:table-cell table:style-name="ce30" office:value-type="date" office:date-value="2023-02-28T01:18:20.18">
            <text:p>02/28 1:18</text:p>
          </table:table-cell>
          <table:table-cell table:style-name="ce34" office:value-type="string">
            <text:p>BDEFIM</text:p>
          </table:table-cell>
          <table:table-cell table:style-name="ce37" table:number-columns-repeated="3"/>
          <table:table-cell table:style-name="ce40" office:value-type="string">
            <office:annotation draw:style-name="gr8" draw:text-style-name="P1" svg:width="2.899cm" svg:height="1.302cm" svg:x="9.632cm" svg:y="202.169cm" draw:caption-point-x="-0.61cm" draw:caption-point-y="1.515cm">
              <dc:creator>ik</dc:creator>
              <dc:date>2023-02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</text:span><text:span text:style-name="T1">18</text:span></text:p>
            </office:annotation>
            <text:p>3:4:5:5:3</text:p>
          </table:table-cell>
          <table:table-cell table:style-name="ce40" office:value-type="string">
            <text:p>濁り</text:p>
          </table:table-cell>
          <table:table-cell table:style-name="ce29" table:formula="of:=LEFT([.$C324];1)" office:value-type="string" office:string-value="B">
            <text:p>B</text:p>
          </table:table-cell>
          <table:table-cell table:style-name="ce49" table:formula="of:=MID([.$C324];2;1)" office:value-type="string" office:string-value="D">
            <text:p>D</text:p>
          </table:table-cell>
          <table:table-cell table:style-name="ce49" table:formula="of:=MID([.$C324];3;1)" office:value-type="string" office:string-value="E">
            <text:p>E</text:p>
          </table:table-cell>
          <table:table-cell table:style-name="ce49" table:formula="of:=IF(LEN([.$C324])&gt;3;MID([.$C324];4;1);-1)" office:value-type="string" office:string-value="F">
            <text:p>F</text:p>
          </table:table-cell>
          <table:table-cell table:style-name="ce49" table:formula="of:=IF(LEN([.$C324])&gt;3;MID([.$C324];5;1);-1)" office:value-type="string" office:string-value="I">
            <text:p>I</text:p>
          </table:table-cell>
          <table:table-cell table:style-name="ce49" table:formula="of:=VLOOKUP([.I324];['1'.$A$2:.$B$14];2)" office:value-type="string" office:string-value="ディル">
            <text:p>ディル</text:p>
          </table:table-cell>
          <table:table-cell table:style-name="ce49" table:formula="of:=VLOOKUP([.J324];['1'.$A$2:.$B$16];2)" office:value-type="string" office:string-value="レモン">
            <text:p>レモン</text:p>
          </table:table-cell>
          <table:table-cell table:style-name="ce49" table:formula="of:=VLOOKUP([.K324];['1'.$A$2:.$B$16];2)" office:value-type="string" office:string-value="ニンニク">
            <text:p>ニンニク</text:p>
          </table:table-cell>
          <table:table-cell table:style-name="ce49" table:formula="of:=VLOOKUP([.L324];['1'.$A$2:.$B$16];2)" office:value-type="string" office:string-value="生姜">
            <text:p>生姜</text:p>
          </table:table-cell>
          <table:table-cell table:style-name="ce49" table:formula="of:=VLOOKUP([.M324];['1'.$A$2:.$B$16];2)" office:value-type="string" office:string-value="ローズマリー">
            <text:p>ローズマリー</text:p>
          </table:table-cell>
          <table:table-cell table:style-name="ce51" office:value-type="string">
            <text:p>id=2023-02-13_01-36-56_000.jpg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4">
            <text:p>324</text:p>
          </table:table-cell>
          <table:table-cell table:style-name="ce30" office:value-type="date" office:date-value="2023-02-28T01:33:21.52">
            <text:p>02/28 1:33</text:p>
          </table:table-cell>
          <table:table-cell table:style-name="ce34" office:value-type="string">
            <text:p>EI</text:p>
          </table:table-cell>
          <table:table-cell table:style-name="ce37" table:formula="of:=FIND(&quot;C&quot;;[.$C325];1)" office:value-type="float" office:value="0">
            <text:p>#VALUE!</text:p>
          </table:table-cell>
          <table:table-cell table:style-name="ce37" table:formula="of:=FIND(&quot;K&quot;;[.$C325];1)" office:value-type="float" office:value="0">
            <text:p>#VALUE!</text:p>
          </table:table-cell>
          <table:table-cell table:style-name="ce37" table:formula="of:=[.D325]*[.E325]" office:value-type="float" office:value="0">
            <text:p>#VALUE!</text:p>
          </table:table-cell>
          <table:table-cell table:style-name="ce40" office:value-type="string">
            <text:p>2:2</text:p>
          </table:table-cell>
          <table:table-cell table:style-name="ce40" office:value-type="string">
            <text:p>3:1</text:p>
          </table:table-cell>
          <table:table-cell table:style-name="ce29" table:formula="of:=LEFT([.$C325];1)" office:value-type="string" office:string-value="E">
            <text:p>E</text:p>
          </table:table-cell>
          <table:table-cell table:style-name="ce49" table:formula="of:=MID([.$C325];2;1)" office:value-type="string" office:string-value="I">
            <text:p>I</text:p>
          </table:table-cell>
          <table:table-cell table:style-name="ce49" table:formula="of:=MID([.$C325];3;1)">
            <text:p/>
          </table:table-cell>
          <table:table-cell table:style-name="ce49" table:formula="of:=IF(LEN([.$C325])&gt;3;MID([.$C325];4;1);-1)" office:value-type="float" office:value="-1">
            <text:p>-1</text:p>
          </table:table-cell>
          <table:table-cell table:style-name="ce49" table:formula="of:=IF(LEN([.$C325])&gt;3;MID([.$C325];5;1);-1)" office:value-type="float" office:value="-1">
            <text:p>-1</text:p>
          </table:table-cell>
          <table:table-cell table:style-name="ce49" table:formula="of:=VLOOKUP([.I325];['1'.$A$2:.$B$14];2)" office:value-type="string" office:string-value="ニンニク">
            <text:p>ニンニク</text:p>
          </table:table-cell>
          <table:table-cell table:style-name="ce49" table:formula="of:=VLOOKUP([.J325];['1'.$A$2:.$B$16];2)" office:value-type="string" office:string-value="ローズマリー">
            <text:p>ローズマリー</text:p>
          </table:table-cell>
          <table:table-cell table:style-name="ce49" table:formula="of:=VLOOKUP([.K325];['1'.$A$2:.$B$16];2)" office:value-type="float" office:value="0">
            <text:p>#N/A</text:p>
          </table:table-cell>
          <table:table-cell table:style-name="ce49" table:formula="of:=VLOOKUP([.L325];['1'.$A$2:.$B$16];2)" office:value-type="float" office:value="0">
            <text:p>#N/A</text:p>
          </table:table-cell>
          <table:table-cell table:style-name="ce49" table:formula="of:=VLOOKUP([.M325];['1'.$A$2:.$B$16];2)" office:value-type="float" office:value="0">
            <text:p>#N/A</text:p>
          </table:table-cell>
          <table:table-cell table:style-name="ce51" office:value-type="string">
            <text:p>맛 : (1) 로즈마리. (2) 마늘의 감칠맛, 있음. 뜨거워지는 맛, 있음. (3) 맛있다. 나쁘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5">
            <text:p>325</text:p>
          </table:table-cell>
          <table:table-cell table:style-name="ce30" office:value-type="date" office:date-value="2023-02-28T01:45:49.37">
            <text:p>02/28 1:45</text:p>
          </table:table-cell>
          <table:table-cell table:style-name="ce34" office:value-type="string">
            <text:p>BDEFIM</text:p>
          </table:table-cell>
          <table:table-cell table:style-name="ce37" table:number-columns-repeated="3"/>
          <table:table-cell table:style-name="ce40" office:value-type="string">
            <office:annotation draw:style-name="gr2" draw:text-style-name="P1" svg:width="2.899cm" svg:height="1.344cm" svg:x="9.632cm" svg:y="203.325cm" draw:caption-point-x="-0.61cm" draw:caption-point-y="1.515cm">
              <dc:creator>ik</dc:creator>
              <dc:date>2023-02-28T00:00:00</dc:date>
              <text:p text:style-name="P1"><text:span text:style-name="T1">数字は、混合比</text:span></text:p>
              <text:p text:style-name="P1"><text:span text:style-name="T1">スプーン </text:span><text:span text:style-name="T1">1.5</text:span></text:p>
              <text:p text:style-name="P1"><text:span text:style-name="T1">お湯 </text:span><text:span text:style-name="T1">0</text:span></text:p>
            </office:annotation>
            <text:p>3:4:5:5:3</text:p>
          </table:table-cell>
          <table:table-cell table:style-name="ce40" office:value-type="string">
            <text:p>濁り</text:p>
          </table:table-cell>
          <table:table-cell table:style-name="ce29" table:formula="of:=LEFT([.$C326];1)" office:value-type="string" office:string-value="B">
            <text:p>B</text:p>
          </table:table-cell>
          <table:table-cell table:style-name="ce49" table:formula="of:=MID([.$C326];2;1)" office:value-type="string" office:string-value="D">
            <text:p>D</text:p>
          </table:table-cell>
          <table:table-cell table:style-name="ce49" table:formula="of:=MID([.$C326];3;1)" office:value-type="string" office:string-value="E">
            <text:p>E</text:p>
          </table:table-cell>
          <table:table-cell table:style-name="ce49" table:formula="of:=IF(LEN([.$C326])&gt;3;MID([.$C326];4;1);-1)" office:value-type="string" office:string-value="F">
            <text:p>F</text:p>
          </table:table-cell>
          <table:table-cell table:style-name="ce49" table:formula="of:=IF(LEN([.$C326])&gt;3;MID([.$C326];5;1);-1)" office:value-type="string" office:string-value="I">
            <text:p>I</text:p>
          </table:table-cell>
          <table:table-cell table:style-name="ce49" table:formula="of:=VLOOKUP([.I326];['1'.$A$2:.$B$14];2)" office:value-type="string" office:string-value="ディル">
            <text:p>ディル</text:p>
          </table:table-cell>
          <table:table-cell table:style-name="ce49" table:formula="of:=VLOOKUP([.J326];['1'.$A$2:.$B$16];2)" office:value-type="string" office:string-value="レモン">
            <text:p>レモン</text:p>
          </table:table-cell>
          <table:table-cell table:style-name="ce49" table:formula="of:=VLOOKUP([.K326];['1'.$A$2:.$B$16];2)" office:value-type="string" office:string-value="ニンニク">
            <text:p>ニンニク</text:p>
          </table:table-cell>
          <table:table-cell table:style-name="ce49" table:formula="of:=VLOOKUP([.L326];['1'.$A$2:.$B$16];2)" office:value-type="string" office:string-value="生姜">
            <text:p>生姜</text:p>
          </table:table-cell>
          <table:table-cell table:style-name="ce49" table:formula="of:=VLOOKUP([.M326];['1'.$A$2:.$B$16];2)" office:value-type="string" office:string-value="ローズマリー">
            <text:p>ローズマリー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6">
            <text:p>326</text:p>
          </table:table-cell>
          <table:table-cell table:style-name="ce30" office:value-type="date" office:date-value="2023-02-28T01:49:27.66">
            <text:p>02/28 1:49</text:p>
          </table:table-cell>
          <table:table-cell table:style-name="ce34" office:value-type="string">
            <text:p>BE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text:p>1:3</text:p>
          </table:table-cell>
          <table:table-cell table:style-name="ce29" table:formula="of:=LEFT([.$C327];1)" office:value-type="string" office:string-value="B">
            <text:p>B</text:p>
          </table:table-cell>
          <table:table-cell table:style-name="ce49" table:formula="of:=MID([.$C327];2;1)" office:value-type="string" office:string-value="E">
            <text:p>E</text:p>
          </table:table-cell>
          <table:table-cell table:style-name="ce49" table:formula="of:=MID([.$C327];3;1)">
            <text:p/>
          </table:table-cell>
          <table:table-cell table:style-name="ce49" table:formula="of:=IF(LEN([.$C327])&gt;3;MID([.$C327];4;1);-1)" office:value-type="float" office:value="-1">
            <text:p>-1</text:p>
          </table:table-cell>
          <table:table-cell table:style-name="ce49" table:formula="of:=IF(LEN([.$C327])&gt;3;MID([.$C327];5;1);-1)" office:value-type="float" office:value="-1">
            <text:p>-1</text:p>
          </table:table-cell>
          <table:table-cell table:style-name="ce49" table:formula="of:=VLOOKUP([.I327];['1'.$A$2:.$B$14];2)" office:value-type="string" office:string-value="ディル">
            <text:p>ディル</text:p>
          </table:table-cell>
          <table:table-cell table:style-name="ce49" table:formula="of:=VLOOKUP([.J327];['1'.$A$2:.$B$16];2)" office:value-type="string" office:string-value="ニンニク">
            <text:p>ニンニク</text:p>
          </table:table-cell>
          <table:table-cell table:style-name="ce49" table:formula="of:=VLOOKUP([.K327];['1'.$A$2:.$B$16];2)" office:value-type="float" office:value="0">
            <text:p>#N/A</text:p>
          </table:table-cell>
          <table:table-cell table:style-name="ce49" table:formula="of:=VLOOKUP([.L327];['1'.$A$2:.$B$16];2)" office:value-type="float" office:value="0">
            <text:p>#N/A</text:p>
          </table:table-cell>
          <table:table-cell table:style-name="ce49" table:formula="of:=VLOOKUP([.M327];['1'.$A$2:.$B$16];2)" office:value-type="float" office:value="0">
            <text:p>#N/A</text:p>
          </table:table-cell>
          <table:table-cell table:style-name="ce51" office:value-type="string">
            <text:p>맛 : (1) 딜. 314와 같다. (2) 희미하게, 감미. (3) `같다` 의 내용. &lt;1&gt; 맛에 `두께` 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7">
            <text:p>327</text:p>
          </table:table-cell>
          <table:table-cell table:style-name="ce30" office:value-type="date" office:date-value="2023-02-28T01:57:20.96">
            <text:p>02/28 1:57</text:p>
          </table:table-cell>
          <table:table-cell table:style-name="ce34" office:value-type="string">
            <text:p>焼酎</text:p>
          </table:table-cell>
          <table:table-cell table:style-name="ce37" table:number-columns-repeated="3"/>
          <table:table-cell table:style-name="ce40" office:value-type="string">
            <text:p>3</text:p>
          </table:table-cell>
          <table:table-cell table:style-name="ce40"/>
          <table:table-cell table:style-name="ce29" table:formula="of:=LEFT([.$C328];1)" office:value-type="string" office:string-value="焼">
            <text:p>焼</text:p>
          </table:table-cell>
          <table:table-cell table:style-name="ce49" table:formula="of:=MID([.$C328];2;1)" office:value-type="string" office:string-value="酎">
            <text:p>酎</text:p>
          </table:table-cell>
          <table:table-cell table:style-name="ce49" table:formula="of:=MID([.$C328];3;1)">
            <text:p/>
          </table:table-cell>
          <table:table-cell table:style-name="ce49" table:formula="of:=IF(LEN([.$C328])&gt;3;MID([.$C328];4;1);-1)" office:value-type="float" office:value="-1">
            <text:p>-1</text:p>
          </table:table-cell>
          <table:table-cell table:style-name="ce49" table:formula="of:=IF(LEN([.$C328])&gt;3;MID([.$C328];5;1);-1)" office:value-type="float" office:value="-1">
            <text:p>-1</text:p>
          </table:table-cell>
          <table:table-cell table:style-name="ce49" table:formula="of:=VLOOKUP([.I328];['1'.$A$2:.$B$14];2)" office:value-type="string" office:string-value="お湯">
            <text:p>お湯</text:p>
          </table:table-cell>
          <table:table-cell table:style-name="ce49" table:formula="of:=VLOOKUP([.J328];['1'.$A$2:.$B$16];2)" office:value-type="string" office:string-value="ウーロン茶">
            <text:p>ウーロン茶</text:p>
          </table:table-cell>
          <table:table-cell table:style-name="ce49" table:formula="of:=VLOOKUP([.K328];['1'.$A$2:.$B$16];2)" office:value-type="float" office:value="0">
            <text:p>#N/A</text:p>
          </table:table-cell>
          <table:table-cell table:style-name="ce49" table:formula="of:=VLOOKUP([.L328];['1'.$A$2:.$B$16];2)" office:value-type="float" office:value="0">
            <text:p>#N/A</text:p>
          </table:table-cell>
          <table:table-cell table:style-name="ce49" table:formula="of:=VLOOKUP([.M328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8">
            <text:p>328</text:p>
          </table:table-cell>
          <table:table-cell table:style-name="ce30" office:value-type="date" office:date-value="2023-02-28T02:14:45.4">
            <text:p>02/28 2:14</text:p>
          </table:table-cell>
          <table:table-cell table:style-name="ce34" office:value-type="string">
            <text:p>焼酎</text:p>
          </table:table-cell>
          <table:table-cell table:style-name="ce37" table:number-columns-repeated="3"/>
          <table:table-cell table:style-name="ce40" office:value-type="string">
            <text:p>2</text:p>
          </table:table-cell>
          <table:table-cell table:style-name="ce40"/>
          <table:table-cell table:style-name="ce29" table:formula="of:=LEFT([.$C329];1)" office:value-type="string" office:string-value="焼">
            <text:p>焼</text:p>
          </table:table-cell>
          <table:table-cell table:style-name="ce49" table:formula="of:=MID([.$C329];2;1)" office:value-type="string" office:string-value="酎">
            <text:p>酎</text:p>
          </table:table-cell>
          <table:table-cell table:style-name="ce49" table:formula="of:=MID([.$C329];3;1)">
            <text:p/>
          </table:table-cell>
          <table:table-cell table:style-name="ce49" table:formula="of:=IF(LEN([.$C329])&gt;3;MID([.$C329];4;1);-1)" office:value-type="float" office:value="-1">
            <text:p>-1</text:p>
          </table:table-cell>
          <table:table-cell table:style-name="ce49" table:formula="of:=IF(LEN([.$C329])&gt;3;MID([.$C329];5;1);-1)" office:value-type="float" office:value="-1">
            <text:p>-1</text:p>
          </table:table-cell>
          <table:table-cell table:style-name="ce49" table:formula="of:=VLOOKUP([.I329];['1'.$A$2:.$B$14];2)" office:value-type="string" office:string-value="お湯">
            <text:p>お湯</text:p>
          </table:table-cell>
          <table:table-cell table:style-name="ce49" table:formula="of:=VLOOKUP([.J329];['1'.$A$2:.$B$16];2)" office:value-type="string" office:string-value="ウーロン茶">
            <text:p>ウーロン茶</text:p>
          </table:table-cell>
          <table:table-cell table:style-name="ce49" table:formula="of:=VLOOKUP([.K329];['1'.$A$2:.$B$16];2)" office:value-type="float" office:value="0">
            <text:p>#N/A</text:p>
          </table:table-cell>
          <table:table-cell table:style-name="ce49" table:formula="of:=VLOOKUP([.L329];['1'.$A$2:.$B$16];2)" office:value-type="float" office:value="0">
            <text:p>#N/A</text:p>
          </table:table-cell>
          <table:table-cell table:style-name="ce49" table:formula="of:=VLOOKUP([.M329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29">
            <text:p>329</text:p>
          </table:table-cell>
          <table:table-cell table:style-name="ce30" office:value-type="date" office:date-value="2023-02-28T02:24:08.61">
            <text:p>02/28 2:24</text:p>
          </table:table-cell>
          <table:table-cell table:style-name="ce34" office:value-type="string">
            <text:p>焼酎</text:p>
          </table:table-cell>
          <table:table-cell table:style-name="ce37" table:number-columns-repeated="3"/>
          <table:table-cell table:style-name="ce40" office:value-type="string">
            <text:p>3</text:p>
          </table:table-cell>
          <table:table-cell table:style-name="ce40"/>
          <table:table-cell table:style-name="ce29" table:formula="of:=LEFT([.$C330];1)" office:value-type="string" office:string-value="焼">
            <text:p>焼</text:p>
          </table:table-cell>
          <table:table-cell table:style-name="ce49" table:formula="of:=MID([.$C330];2;1)" office:value-type="string" office:string-value="酎">
            <text:p>酎</text:p>
          </table:table-cell>
          <table:table-cell table:style-name="ce49" table:formula="of:=MID([.$C330];3;1)">
            <text:p/>
          </table:table-cell>
          <table:table-cell table:style-name="ce49" table:formula="of:=IF(LEN([.$C330])&gt;3;MID([.$C330];4;1);-1)" office:value-type="float" office:value="-1">
            <text:p>-1</text:p>
          </table:table-cell>
          <table:table-cell table:style-name="ce49" table:formula="of:=IF(LEN([.$C330])&gt;3;MID([.$C330];5;1);-1)" office:value-type="float" office:value="-1">
            <text:p>-1</text:p>
          </table:table-cell>
          <table:table-cell table:style-name="ce49" table:formula="of:=VLOOKUP([.I330];['1'.$A$2:.$B$14];2)" office:value-type="string" office:string-value="お湯">
            <text:p>お湯</text:p>
          </table:table-cell>
          <table:table-cell table:style-name="ce49" table:formula="of:=VLOOKUP([.J330];['1'.$A$2:.$B$16];2)" office:value-type="string" office:string-value="ウーロン茶">
            <text:p>ウーロン茶</text:p>
          </table:table-cell>
          <table:table-cell table:style-name="ce49" table:formula="of:=VLOOKUP([.K330];['1'.$A$2:.$B$16];2)" office:value-type="float" office:value="0">
            <text:p>#N/A</text:p>
          </table:table-cell>
          <table:table-cell table:style-name="ce49" table:formula="of:=VLOOKUP([.L330];['1'.$A$2:.$B$16];2)" office:value-type="float" office:value="0">
            <text:p>#N/A</text:p>
          </table:table-cell>
          <table:table-cell table:style-name="ce49" table:formula="of:=VLOOKUP([.M330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30">
            <text:p>330</text:p>
          </table:table-cell>
          <table:table-cell table:style-name="ce30" office:value-type="date" office:date-value="2023-03-01T01:29:02.56">
            <text:p>03/01 1:29</text:p>
          </table:table-cell>
          <table:table-cell table:style-name="ce34" office:value-type="string">
            <text:p>BDEFIM</text:p>
          </table:table-cell>
          <table:table-cell table:style-name="ce37" table:number-columns-repeated="3"/>
          <table:table-cell table:style-name="ce40" office:value-type="string">
            <office:annotation draw:style-name="gr8" draw:text-style-name="P1" svg:width="2.899cm" svg:height="1.302cm" svg:x="9.632cm" svg:y="206.218cm" draw:caption-point-x="-0.61cm" draw:caption-point-y="1.513cm">
              <dc:creator>ik</dc:creator>
              <dc:date>2023-03-01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</text:span><text:span text:style-name="T1">14</text:span></text:p>
            </office:annotation>
            <text:p>3:4:4:4:3</text:p>
          </table:table-cell>
          <table:table-cell table:style-name="ce40" office:value-type="string">
            <text:p>上澄み</text:p>
          </table:table-cell>
          <table:table-cell table:style-name="ce29" table:formula="of:=LEFT([.$C331];1)" office:value-type="string" office:string-value="B">
            <text:p>B</text:p>
          </table:table-cell>
          <table:table-cell table:style-name="ce49" table:formula="of:=MID([.$C331];2;1)" office:value-type="string" office:string-value="D">
            <text:p>D</text:p>
          </table:table-cell>
          <table:table-cell table:style-name="ce49" table:formula="of:=MID([.$C331];3;1)" office:value-type="string" office:string-value="E">
            <text:p>E</text:p>
          </table:table-cell>
          <table:table-cell table:style-name="ce49" table:formula="of:=IF(LEN([.$C331])&gt;3;MID([.$C331];4;1);-1)" office:value-type="string" office:string-value="F">
            <text:p>F</text:p>
          </table:table-cell>
          <table:table-cell table:style-name="ce49" table:formula="of:=IF(LEN([.$C331])&gt;3;MID([.$C331];5;1);-1)" office:value-type="string" office:string-value="I">
            <text:p>I</text:p>
          </table:table-cell>
          <table:table-cell table:style-name="ce49" table:formula="of:=VLOOKUP([.I331];['1'.$A$2:.$B$14];2)" office:value-type="string" office:string-value="ディル">
            <text:p>ディル</text:p>
          </table:table-cell>
          <table:table-cell table:style-name="ce49" table:formula="of:=VLOOKUP([.J331];['1'.$A$2:.$B$16];2)" office:value-type="string" office:string-value="レモン">
            <text:p>レモン</text:p>
          </table:table-cell>
          <table:table-cell table:style-name="ce49" table:formula="of:=VLOOKUP([.K331];['1'.$A$2:.$B$16];2)" office:value-type="string" office:string-value="ニンニク">
            <text:p>ニンニク</text:p>
          </table:table-cell>
          <table:table-cell table:style-name="ce49" table:formula="of:=VLOOKUP([.L331];['1'.$A$2:.$B$16];2)" office:value-type="string" office:string-value="生姜">
            <text:p>生姜</text:p>
          </table:table-cell>
          <table:table-cell table:style-name="ce49" table:formula="of:=VLOOKUP([.M331];['1'.$A$2:.$B$16];2)" office:value-type="string" office:string-value="ローズマリー">
            <text:p>ローズマリー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28" office:value-type="float" office:value="331">
            <text:p>331</text:p>
          </table:table-cell>
          <table:table-cell table:style-name="ce30" office:value-type="date" office:date-value="2023-03-01T01:43:57.64">
            <text:p>03/01 1:43</text:p>
          </table:table-cell>
          <table:table-cell table:style-name="ce34" office:value-type="string">
            <text:p>DF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 office:value-type="string">
            <text:p>3:1</text:p>
          </table:table-cell>
          <table:table-cell table:style-name="ce29" table:formula="of:=LEFT([.$C332];1)" office:value-type="string" office:string-value="D">
            <text:p>D</text:p>
          </table:table-cell>
          <table:table-cell table:style-name="ce49" table:formula="of:=MID([.$C332];2;1)" office:value-type="string" office:string-value="F">
            <text:p>F</text:p>
          </table:table-cell>
          <table:table-cell table:style-name="ce49" table:formula="of:=MID([.$C332];3;1)">
            <text:p/>
          </table:table-cell>
          <table:table-cell table:style-name="ce49" table:formula="of:=IF(LEN([.$C332])&gt;3;MID([.$C332];4;1);-1)" office:value-type="float" office:value="-1">
            <text:p>-1</text:p>
          </table:table-cell>
          <table:table-cell table:style-name="ce49" table:formula="of:=IF(LEN([.$C332])&gt;3;MID([.$C332];5;1);-1)" office:value-type="float" office:value="-1">
            <text:p>-1</text:p>
          </table:table-cell>
          <table:table-cell table:style-name="ce49" table:formula="of:=VLOOKUP([.I332];['1'.$A$2:.$B$14];2)" office:value-type="string" office:string-value="レモン">
            <text:p>レモン</text:p>
          </table:table-cell>
          <table:table-cell table:style-name="ce49" table:formula="of:=VLOOKUP([.J332];['1'.$A$2:.$B$16];2)" office:value-type="string" office:string-value="生姜">
            <text:p>生姜</text:p>
          </table:table-cell>
          <table:table-cell table:style-name="ce49" table:formula="of:=VLOOKUP([.K332];['1'.$A$2:.$B$16];2)" office:value-type="float" office:value="0">
            <text:p>#N/A</text:p>
          </table:table-cell>
          <table:table-cell table:style-name="ce49" table:formula="of:=VLOOKUP([.L332];['1'.$A$2:.$B$16];2)" office:value-type="float" office:value="0">
            <text:p>#N/A</text:p>
          </table:table-cell>
          <table:table-cell table:style-name="ce49" table:formula="of:=VLOOKUP([.M332];['1'.$A$2:.$B$16];2)" office:value-type="float" office:value="0">
            <text:p>#N/A</text:p>
          </table:table-cell>
          <table:table-cell table:style-name="ce51" office:value-type="string">
            <text:p>맛 : (1) 생강. 레몬의 상쾌함, 있음. (2) 뜻하지 않게, 나쁘지 않다. 비교로, 맛있다.</text:p>
            <text:p>(3) 뜨거워지는 맛, 있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32">
            <text:p>332</text:p>
          </table:table-cell>
          <table:table-cell table:style-name="ce30" office:value-type="date" office:date-value="2023-03-01T01:49:32.81">
            <text:p>03/01 1:49</text:p>
          </table:table-cell>
          <table:table-cell table:style-name="ce34" office:value-type="string">
            <text:p>DE</text:p>
          </table:table-cell>
          <table:table-cell table:style-name="ce37" table:number-columns-repeated="3"/>
          <table:table-cell table:style-name="ce40" office:value-type="string">
            <text:p>2:1</text:p>
          </table:table-cell>
          <table:table-cell table:style-name="ce40" office:value-type="string">
            <text:p>3:3</text:p>
          </table:table-cell>
          <table:table-cell table:style-name="ce29" table:formula="of:=LEFT([.$C333];1)" office:value-type="string" office:string-value="D">
            <text:p>D</text:p>
          </table:table-cell>
          <table:table-cell table:style-name="ce49" table:formula="of:=MID([.$C333];2;1)" office:value-type="string" office:string-value="E">
            <text:p>E</text:p>
          </table:table-cell>
          <table:table-cell table:style-name="ce49" table:formula="of:=MID([.$C333];3;1)">
            <text:p/>
          </table:table-cell>
          <table:table-cell table:style-name="ce49" table:formula="of:=IF(LEN([.$C333])&gt;3;MID([.$C333];4;1);-1)" office:value-type="float" office:value="-1">
            <text:p>-1</text:p>
          </table:table-cell>
          <table:table-cell table:style-name="ce49" table:formula="of:=IF(LEN([.$C333])&gt;3;MID([.$C333];5;1);-1)" office:value-type="float" office:value="-1">
            <text:p>-1</text:p>
          </table:table-cell>
          <table:table-cell table:style-name="ce49" table:formula="of:=VLOOKUP([.I333];['1'.$A$2:.$B$14];2)" office:value-type="string" office:string-value="レモン">
            <text:p>レモン</text:p>
          </table:table-cell>
          <table:table-cell table:style-name="ce49" table:formula="of:=VLOOKUP([.J333];['1'.$A$2:.$B$16];2)" office:value-type="string" office:string-value="ニンニク">
            <text:p>ニンニク</text:p>
          </table:table-cell>
          <table:table-cell table:style-name="ce49" table:formula="of:=VLOOKUP([.K333];['1'.$A$2:.$B$16];2)" office:value-type="float" office:value="0">
            <text:p>#N/A</text:p>
          </table:table-cell>
          <table:table-cell table:style-name="ce49" table:formula="of:=VLOOKUP([.L333];['1'.$A$2:.$B$16];2)" office:value-type="float" office:value="0">
            <text:p>#N/A</text:p>
          </table:table-cell>
          <table:table-cell table:style-name="ce49" table:formula="of:=VLOOKUP([.M333];['1'.$A$2:.$B$16];2)" office:value-type="float" office:value="0">
            <text:p>#N/A</text:p>
          </table:table-cell>
          <table:table-cell table:style-name="ce51" office:value-type="string">
            <text:p>맛 : (1) 맛은 마늘이지만, 비공을 통과할 때는 레몬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33">
            <text:p>333</text:p>
          </table:table-cell>
          <table:table-cell table:style-name="ce30" office:value-type="date" office:date-value="2023-03-01T01:51:21.59">
            <text:p>03/01 1:51</text:p>
          </table:table-cell>
          <table:table-cell table:style-name="ce34" office:value-type="string">
            <text:p>DE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 office:value-type="string">
            <text:p>3:3</text:p>
          </table:table-cell>
          <table:table-cell table:style-name="ce29" table:formula="of:=LEFT([.$C334];1)" office:value-type="string" office:string-value="D">
            <text:p>D</text:p>
          </table:table-cell>
          <table:table-cell table:style-name="ce49" table:formula="of:=MID([.$C334];2;1)" office:value-type="string" office:string-value="E">
            <text:p>E</text:p>
          </table:table-cell>
          <table:table-cell table:style-name="ce49" table:formula="of:=MID([.$C334];3;1)">
            <text:p/>
          </table:table-cell>
          <table:table-cell table:style-name="ce49" table:formula="of:=IF(LEN([.$C334])&gt;3;MID([.$C334];4;1);-1)" office:value-type="float" office:value="-1">
            <text:p>-1</text:p>
          </table:table-cell>
          <table:table-cell table:style-name="ce49" table:formula="of:=IF(LEN([.$C334])&gt;3;MID([.$C334];5;1);-1)" office:value-type="float" office:value="-1">
            <text:p>-1</text:p>
          </table:table-cell>
          <table:table-cell table:style-name="ce49" table:formula="of:=VLOOKUP([.I334];['1'.$A$2:.$B$14];2)" office:value-type="string" office:string-value="レモン">
            <text:p>レモン</text:p>
          </table:table-cell>
          <table:table-cell table:style-name="ce49" table:formula="of:=VLOOKUP([.J334];['1'.$A$2:.$B$16];2)" office:value-type="string" office:string-value="ニンニク">
            <text:p>ニンニク</text:p>
          </table:table-cell>
          <table:table-cell table:style-name="ce49" table:formula="of:=VLOOKUP([.K334];['1'.$A$2:.$B$16];2)" office:value-type="float" office:value="0">
            <text:p>#N/A</text:p>
          </table:table-cell>
          <table:table-cell table:style-name="ce49" table:formula="of:=VLOOKUP([.L334];['1'.$A$2:.$B$16];2)" office:value-type="float" office:value="0">
            <text:p>#N/A</text:p>
          </table:table-cell>
          <table:table-cell table:style-name="ce49" table:formula="of:=VLOOKUP([.M334];['1'.$A$2:.$B$16];2)" office:value-type="float" office:value="0">
            <text:p>#N/A</text:p>
          </table:table-cell>
          <table:table-cell table:style-name="ce51" office:value-type="string">
            <text:p>맛 : (1) 332와 비교해, 감칠맛이 늘어난다. (2) 맛있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34">
            <text:p>334</text:p>
          </table:table-cell>
          <table:table-cell table:style-name="ce30" office:value-type="date" office:date-value="2023-03-01T01:59:09.47">
            <text:p>03/01 1:59</text:p>
          </table:table-cell>
          <table:table-cell table:style-name="ce34" office:value-type="string">
            <text:p>DE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 office:value-type="string">
            <text:p>3:3</text:p>
          </table:table-cell>
          <table:table-cell table:style-name="ce29" table:formula="of:=LEFT([.$C335];1)" office:value-type="string" office:string-value="D">
            <text:p>D</text:p>
          </table:table-cell>
          <table:table-cell table:style-name="ce49" table:formula="of:=MID([.$C335];2;1)" office:value-type="string" office:string-value="E">
            <text:p>E</text:p>
          </table:table-cell>
          <table:table-cell table:style-name="ce49" table:formula="of:=MID([.$C335];3;1)">
            <text:p/>
          </table:table-cell>
          <table:table-cell table:style-name="ce49" table:formula="of:=IF(LEN([.$C335])&gt;3;MID([.$C335];4;1);-1)" office:value-type="float" office:value="-1">
            <text:p>-1</text:p>
          </table:table-cell>
          <table:table-cell table:style-name="ce49" table:formula="of:=IF(LEN([.$C335])&gt;3;MID([.$C335];5;1);-1)" office:value-type="float" office:value="-1">
            <text:p>-1</text:p>
          </table:table-cell>
          <table:table-cell table:style-name="ce49" table:formula="of:=VLOOKUP([.I335];['1'.$A$2:.$B$14];2)" office:value-type="string" office:string-value="レモン">
            <text:p>レモン</text:p>
          </table:table-cell>
          <table:table-cell table:style-name="ce49" table:formula="of:=VLOOKUP([.J335];['1'.$A$2:.$B$16];2)" office:value-type="string" office:string-value="ニンニク">
            <text:p>ニンニク</text:p>
          </table:table-cell>
          <table:table-cell table:style-name="ce49" table:formula="of:=VLOOKUP([.K335];['1'.$A$2:.$B$16];2)" office:value-type="float" office:value="0">
            <text:p>#N/A</text:p>
          </table:table-cell>
          <table:table-cell table:style-name="ce49" table:formula="of:=VLOOKUP([.L335];['1'.$A$2:.$B$16];2)" office:value-type="float" office:value="0">
            <text:p>#N/A</text:p>
          </table:table-cell>
          <table:table-cell table:style-name="ce49" table:formula="of:=VLOOKUP([.M335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35">
            <text:p>335</text:p>
          </table:table-cell>
          <table:table-cell table:style-name="ce30" office:value-type="date" office:date-value="2023-03-01T02:23:33.36">
            <text:p>03/01 2:23</text:p>
          </table:table-cell>
          <table:table-cell table:style-name="ce34" office:value-type="string">
            <text:p>D</text:p>
          </table:table-cell>
          <table:table-cell table:style-name="ce37" table:number-columns-repeated="3"/>
          <table:table-cell table:style-name="ce40" office:value-type="string">
            <text:p>2</text:p>
          </table:table-cell>
          <table:table-cell table:style-name="ce40" office:value-type="string">
            <text:p>3</text:p>
          </table:table-cell>
          <table:table-cell table:style-name="ce29" table:formula="of:=LEFT([.$C336];1)" office:value-type="string" office:string-value="D">
            <text:p>D</text:p>
          </table:table-cell>
          <table:table-cell table:style-name="ce49" table:formula="of:=MID([.$C336];2;1)">
            <text:p/>
          </table:table-cell>
          <table:table-cell table:style-name="ce49" table:formula="of:=MID([.$C336];3;1)">
            <text:p/>
          </table:table-cell>
          <table:table-cell table:style-name="ce49" table:formula="of:=IF(LEN([.$C336])&gt;3;MID([.$C336];4;1);-1)" office:value-type="float" office:value="-1">
            <text:p>-1</text:p>
          </table:table-cell>
          <table:table-cell table:style-name="ce49" table:formula="of:=IF(LEN([.$C336])&gt;3;MID([.$C336];5;1);-1)" office:value-type="float" office:value="-1">
            <text:p>-1</text:p>
          </table:table-cell>
          <table:table-cell table:style-name="ce49" table:formula="of:=VLOOKUP([.I336];['1'.$A$2:.$B$14];2)" office:value-type="string" office:string-value="レモン">
            <text:p>レモン</text:p>
          </table:table-cell>
          <table:table-cell table:style-name="ce49" table:formula="of:=VLOOKUP([.J336];['1'.$A$2:.$B$16];2)" office:value-type="float" office:value="0">
            <text:p>#N/A</text:p>
          </table:table-cell>
          <table:table-cell table:style-name="ce49" table:formula="of:=VLOOKUP([.K336];['1'.$A$2:.$B$16];2)" office:value-type="float" office:value="0">
            <text:p>#N/A</text:p>
          </table:table-cell>
          <table:table-cell table:style-name="ce49" table:formula="of:=VLOOKUP([.L336];['1'.$A$2:.$B$16];2)" office:value-type="float" office:value="0">
            <text:p>#N/A</text:p>
          </table:table-cell>
          <table:table-cell table:style-name="ce49" table:formula="of:=VLOOKUP([.M336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36">
            <text:p>336</text:p>
          </table:table-cell>
          <table:table-cell table:style-name="ce30" office:value-type="date" office:date-value="2023-03-01T02:53:18.860001">
            <text:p>03/01 2:53</text:p>
          </table:table-cell>
          <table:table-cell table:style-name="ce34" office:value-type="string">
            <text:p>焼酎</text:p>
          </table:table-cell>
          <table:table-cell table:style-name="ce37" table:number-columns-repeated="3"/>
          <table:table-cell table:style-name="ce40" office:value-type="string">
            <text:p>1'</text:p>
          </table:table-cell>
          <table:table-cell table:style-name="ce40"/>
          <table:table-cell table:style-name="ce29" table:formula="of:=LEFT([.$C337];1)" office:value-type="string" office:string-value="焼">
            <text:p>焼</text:p>
          </table:table-cell>
          <table:table-cell table:style-name="ce49" table:formula="of:=MID([.$C337];2;1)" office:value-type="string" office:string-value="酎">
            <text:p>酎</text:p>
          </table:table-cell>
          <table:table-cell table:style-name="ce49" table:formula="of:=MID([.$C337];3;1)">
            <text:p/>
          </table:table-cell>
          <table:table-cell table:style-name="ce49" table:formula="of:=IF(LEN([.$C337])&gt;3;MID([.$C337];4;1);-1)" office:value-type="float" office:value="-1">
            <text:p>-1</text:p>
          </table:table-cell>
          <table:table-cell table:style-name="ce49" table:formula="of:=IF(LEN([.$C337])&gt;3;MID([.$C337];5;1);-1)" office:value-type="float" office:value="-1">
            <text:p>-1</text:p>
          </table:table-cell>
          <table:table-cell table:style-name="ce49" table:formula="of:=VLOOKUP([.I337];['1'.$A$2:.$B$14];2)" office:value-type="string" office:string-value="お湯">
            <text:p>お湯</text:p>
          </table:table-cell>
          <table:table-cell table:style-name="ce49" table:formula="of:=VLOOKUP([.J337];['1'.$A$2:.$B$16];2)" office:value-type="string" office:string-value="ウーロン茶">
            <text:p>ウーロン茶</text:p>
          </table:table-cell>
          <table:table-cell table:style-name="ce49" table:formula="of:=VLOOKUP([.K337];['1'.$A$2:.$B$16];2)" office:value-type="float" office:value="0">
            <text:p>#N/A</text:p>
          </table:table-cell>
          <table:table-cell table:style-name="ce49" table:formula="of:=VLOOKUP([.L337];['1'.$A$2:.$B$16];2)" office:value-type="float" office:value="0">
            <text:p>#N/A</text:p>
          </table:table-cell>
          <table:table-cell table:style-name="ce49" table:formula="of:=VLOOKUP([.M337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37">
            <text:p>337</text:p>
          </table:table-cell>
          <table:table-cell table:style-name="ce30" office:value-type="date" office:date-value="2023-03-02T01:15:22.69">
            <text:p>03/02 1:15</text:p>
          </table:table-cell>
          <table:table-cell table:style-name="ce34" office:value-type="string">
            <text:p>BDEFIM</text:p>
          </table:table-cell>
          <table:table-cell table:style-name="ce37" table:number-columns-repeated="3"/>
          <table:table-cell table:style-name="ce40" office:value-type="string">
            <office:annotation draw:style-name="gr8" draw:text-style-name="P1" svg:width="2.899cm" svg:height="1.344cm" svg:x="9.632cm" svg:y="210.736cm" draw:caption-point-x="-0.61cm" draw:caption-point-y="1.513cm">
              <dc:creator>ik</dc:creator>
              <dc:date>2023-03-02T00:00:00</dc:date>
              <text:p text:style-name="P1"><text:span text:style-name="T1">数字は、混合比</text:span></text:p>
              <text:p text:style-name="P1"><text:span text:style-name="T1">スプーン</text:span><text:span text:style-name="T1">8</text:span></text:p>
              <text:p text:style-name="P1"><text:span text:style-name="T1">お湯</text:span><text:span text:style-name="T1">10</text:span></text:p>
            </office:annotation>
            <text:p>3:4:4:4:3</text:p>
          </table:table-cell>
          <table:table-cell table:style-name="ce40" office:value-type="string">
            <text:p>濁り</text:p>
          </table:table-cell>
          <table:table-cell table:style-name="ce29" table:formula="of:=LEFT([.$C338];1)" office:value-type="string" office:string-value="B">
            <text:p>B</text:p>
          </table:table-cell>
          <table:table-cell table:style-name="ce49" table:formula="of:=MID([.$C338];2;1)" office:value-type="string" office:string-value="D">
            <text:p>D</text:p>
          </table:table-cell>
          <table:table-cell table:style-name="ce49" table:formula="of:=MID([.$C338];3;1)" office:value-type="string" office:string-value="E">
            <text:p>E</text:p>
          </table:table-cell>
          <table:table-cell table:style-name="ce49" table:formula="of:=IF(LEN([.$C338])&gt;3;MID([.$C338];4;1);-1)" office:value-type="string" office:string-value="F">
            <text:p>F</text:p>
          </table:table-cell>
          <table:table-cell table:style-name="ce49" table:formula="of:=IF(LEN([.$C338])&gt;3;MID([.$C338];5;1);-1)" office:value-type="string" office:string-value="I">
            <text:p>I</text:p>
          </table:table-cell>
          <table:table-cell table:style-name="ce49" table:formula="of:=VLOOKUP([.I338];['1'.$A$2:.$B$14];2)" office:value-type="string" office:string-value="ディル">
            <text:p>ディル</text:p>
          </table:table-cell>
          <table:table-cell table:style-name="ce49" table:formula="of:=VLOOKUP([.J338];['1'.$A$2:.$B$16];2)" office:value-type="string" office:string-value="レモン">
            <text:p>レモン</text:p>
          </table:table-cell>
          <table:table-cell table:style-name="ce49" table:formula="of:=VLOOKUP([.K338];['1'.$A$2:.$B$16];2)" office:value-type="string" office:string-value="ニンニク">
            <text:p>ニンニク</text:p>
          </table:table-cell>
          <table:table-cell table:style-name="ce49" table:formula="of:=VLOOKUP([.L338];['1'.$A$2:.$B$16];2)" office:value-type="string" office:string-value="生姜">
            <text:p>生姜</text:p>
          </table:table-cell>
          <table:table-cell table:style-name="ce49" table:formula="of:=VLOOKUP([.M338];['1'.$A$2:.$B$16];2)" office:value-type="string" office:string-value="ローズマリー">
            <text:p>ローズマリー</text:p>
          </table:table-cell>
          <table:table-cell table:style-name="ce51" office:value-type="string">
            <text:p>맛 : (1) 맛있다. (2) 주요한 맛은... 레몬일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38">
            <text:p>338</text:p>
          </table:table-cell>
          <table:table-cell table:style-name="ce30" office:value-type="date" office:date-value="2023-03-02T01:30:48.53">
            <text:p>03/02 1:30</text:p>
          </table:table-cell>
          <table:table-cell table:style-name="ce34" office:value-type="string">
            <text:p>DEF</text:p>
          </table:table-cell>
          <table:table-cell table:style-name="ce37" table:number-columns-repeated="3"/>
          <table:table-cell table:style-name="ce40" office:value-type="string">
            <text:p>2:2:2</text:p>
          </table:table-cell>
          <table:table-cell table:style-name="ce40" office:value-type="string">
            <text:p>4:4:1</text:p>
          </table:table-cell>
          <table:table-cell table:style-name="ce29" table:formula="of:=LEFT([.$C339];1)" office:value-type="string" office:string-value="D">
            <text:p>D</text:p>
          </table:table-cell>
          <table:table-cell table:style-name="ce49" table:formula="of:=MID([.$C339];2;1)" office:value-type="string" office:string-value="E">
            <text:p>E</text:p>
          </table:table-cell>
          <table:table-cell table:style-name="ce49" table:formula="of:=MID([.$C339];3;1)" office:value-type="string" office:string-value="F">
            <text:p>F</text:p>
          </table:table-cell>
          <table:table-cell table:style-name="ce49" table:formula="of:=IF(LEN([.$C339])&gt;3;MID([.$C339];4;1);-1)" office:value-type="float" office:value="-1">
            <text:p>-1</text:p>
          </table:table-cell>
          <table:table-cell table:style-name="ce49" table:formula="of:=IF(LEN([.$C339])&gt;3;MID([.$C339];5;1);-1)" office:value-type="float" office:value="-1">
            <text:p>-1</text:p>
          </table:table-cell>
          <table:table-cell table:style-name="ce49" table:formula="of:=VLOOKUP([.I339];['1'.$A$2:.$B$14];2)" office:value-type="string" office:string-value="レモン">
            <text:p>レモン</text:p>
          </table:table-cell>
          <table:table-cell table:style-name="ce49" table:formula="of:=VLOOKUP([.J339];['1'.$A$2:.$B$16];2)" office:value-type="string" office:string-value="ニンニク">
            <text:p>ニンニク</text:p>
          </table:table-cell>
          <table:table-cell table:style-name="ce49" table:formula="of:=VLOOKUP([.K339];['1'.$A$2:.$B$16];2)" office:value-type="string" office:string-value="生姜">
            <text:p>生姜</text:p>
          </table:table-cell>
          <table:table-cell table:style-name="ce49" table:formula="of:=VLOOKUP([.L339];['1'.$A$2:.$B$16];2)" office:value-type="float" office:value="0">
            <text:p>#N/A</text:p>
          </table:table-cell>
          <table:table-cell table:style-name="ce49" table:formula="of:=VLOOKUP([.M339];['1'.$A$2:.$B$16];2)" office:value-type="float" office:value="0">
            <text:p>#N/A</text:p>
          </table:table-cell>
          <table:table-cell table:style-name="ce51" office:value-type="string">
            <text:p>맛 : (1) 313와 비슷하다. (2) 맛있다. 레몬의 상쾌한 맛, 아직 있다. (3) 마늘의 감칠맛도 아직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39">
            <text:p>339</text:p>
          </table:table-cell>
          <table:table-cell table:style-name="ce30" office:value-type="date" office:date-value="2023-03-02T01:55:39.91">
            <text:p>03/02 1:55</text:p>
          </table:table-cell>
          <table:table-cell table:style-name="ce34" office:value-type="string">
            <text:p>DEF</text:p>
          </table:table-cell>
          <table:table-cell table:style-name="ce37" table:number-columns-repeated="3"/>
          <table:table-cell table:style-name="ce40" office:value-type="string">
            <text:p>2:1:2</text:p>
          </table:table-cell>
          <table:table-cell table:style-name="ce40" office:value-type="string">
            <text:p>4:4:1</text:p>
          </table:table-cell>
          <table:table-cell table:style-name="ce29" table:formula="of:=LEFT([.$C340];1)" office:value-type="string" office:string-value="D">
            <text:p>D</text:p>
          </table:table-cell>
          <table:table-cell table:style-name="ce49" table:formula="of:=MID([.$C340];2;1)" office:value-type="string" office:string-value="E">
            <text:p>E</text:p>
          </table:table-cell>
          <table:table-cell table:style-name="ce49" table:formula="of:=MID([.$C340];3;1)" office:value-type="string" office:string-value="F">
            <text:p>F</text:p>
          </table:table-cell>
          <table:table-cell table:style-name="ce49" table:formula="of:=IF(LEN([.$C340])&gt;3;MID([.$C340];4;1);-1)" office:value-type="float" office:value="-1">
            <text:p>-1</text:p>
          </table:table-cell>
          <table:table-cell table:style-name="ce49" table:formula="of:=IF(LEN([.$C340])&gt;3;MID([.$C340];5;1);-1)" office:value-type="float" office:value="-1">
            <text:p>-1</text:p>
          </table:table-cell>
          <table:table-cell table:style-name="ce49" table:formula="of:=VLOOKUP([.I340];['1'.$A$2:.$B$14];2)" office:value-type="string" office:string-value="レモン">
            <text:p>レモン</text:p>
          </table:table-cell>
          <table:table-cell table:style-name="ce49" table:formula="of:=VLOOKUP([.J340];['1'.$A$2:.$B$16];2)" office:value-type="string" office:string-value="ニンニク">
            <text:p>ニンニク</text:p>
          </table:table-cell>
          <table:table-cell table:style-name="ce49" table:formula="of:=VLOOKUP([.K340];['1'.$A$2:.$B$16];2)" office:value-type="string" office:string-value="生姜">
            <text:p>生姜</text:p>
          </table:table-cell>
          <table:table-cell table:style-name="ce49" table:formula="of:=VLOOKUP([.L340];['1'.$A$2:.$B$16];2)" office:value-type="float" office:value="0">
            <text:p>#N/A</text:p>
          </table:table-cell>
          <table:table-cell table:style-name="ce49" table:formula="of:=VLOOKUP([.M340];['1'.$A$2:.$B$16];2)" office:value-type="float" office:value="0">
            <text:p>#N/A</text:p>
          </table:table-cell>
          <table:table-cell table:style-name="ce51" office:value-type="string">
            <text:p>맛 : (1) 생강 --&gt; 중심. (2) 마늘 : 느끼지 않다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40">
            <text:p>340</text:p>
          </table:table-cell>
          <table:table-cell table:style-name="ce30" office:value-type="date" office:date-value="2023-03-02T02:04:00.86">
            <text:p>03/02 2:4</text:p>
          </table:table-cell>
          <table:table-cell table:style-name="ce34" office:value-type="string">
            <text:p>DE</text:p>
          </table:table-cell>
          <table:table-cell table:style-name="ce37" table:number-columns-repeated="3"/>
          <table:table-cell table:style-name="ce40" office:value-type="string">
            <text:p>3:2</text:p>
          </table:table-cell>
          <table:table-cell table:style-name="ce40" office:value-type="string">
            <text:p>4:4</text:p>
          </table:table-cell>
          <table:table-cell table:style-name="ce29" table:formula="of:=LEFT([.$C341];1)" office:value-type="string" office:string-value="D">
            <text:p>D</text:p>
          </table:table-cell>
          <table:table-cell table:style-name="ce49" table:formula="of:=MID([.$C341];2;1)" office:value-type="string" office:string-value="E">
            <text:p>E</text:p>
          </table:table-cell>
          <table:table-cell table:style-name="ce49" table:formula="of:=MID([.$C341];3;1)">
            <text:p/>
          </table:table-cell>
          <table:table-cell table:style-name="ce49" table:formula="of:=IF(LEN([.$C341])&gt;3;MID([.$C341];4;1);-1)" office:value-type="float" office:value="-1">
            <text:p>-1</text:p>
          </table:table-cell>
          <table:table-cell table:style-name="ce49" table:formula="of:=IF(LEN([.$C341])&gt;3;MID([.$C341];5;1);-1)" office:value-type="float" office:value="-1">
            <text:p>-1</text:p>
          </table:table-cell>
          <table:table-cell table:style-name="ce49" table:formula="of:=VLOOKUP([.I341];['1'.$A$2:.$B$14];2)" office:value-type="string" office:string-value="レモン">
            <text:p>レモン</text:p>
          </table:table-cell>
          <table:table-cell table:style-name="ce49" table:formula="of:=VLOOKUP([.J341];['1'.$A$2:.$B$16];2)" office:value-type="string" office:string-value="ニンニク">
            <text:p>ニンニク</text:p>
          </table:table-cell>
          <table:table-cell table:style-name="ce49" table:formula="of:=VLOOKUP([.K341];['1'.$A$2:.$B$16];2)" office:value-type="float" office:value="0">
            <text:p>#N/A</text:p>
          </table:table-cell>
          <table:table-cell table:style-name="ce49" table:formula="of:=VLOOKUP([.L341];['1'.$A$2:.$B$16];2)" office:value-type="float" office:value="0">
            <text:p>#N/A</text:p>
          </table:table-cell>
          <table:table-cell table:style-name="ce49" table:formula="of:=VLOOKUP([.M341];['1'.$A$2:.$B$16];2)" office:value-type="float" office:value="0">
            <text:p>#N/A</text:p>
          </table:table-cell>
          <table:table-cell table:style-name="ce51" office:value-type="string">
            <text:p>맛 : (1) 레몬. (2) 감칠맛, 있음. 혹은, 안정함 있음라고 말할까.</text:p>
          </table:table-cell>
          <table:table-cell table:style-name="ce51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41">
            <text:p>341</text:p>
          </table:table-cell>
          <table:table-cell table:style-name="ce30" office:value-type="date" office:date-value="2023-03-02T02:20:06.41">
            <text:p>03/02 2:20</text:p>
          </table:table-cell>
          <table:table-cell table:style-name="ce34" office:value-type="string">
            <text:p>DE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 office:value-type="string">
            <text:p>4:4</text:p>
          </table:table-cell>
          <table:table-cell table:style-name="ce29" table:formula="of:=LEFT([.$C342];1)" office:value-type="string" office:string-value="D">
            <text:p>D</text:p>
          </table:table-cell>
          <table:table-cell table:style-name="ce49" table:formula="of:=MID([.$C342];2;1)" office:value-type="string" office:string-value="E">
            <text:p>E</text:p>
          </table:table-cell>
          <table:table-cell table:style-name="ce49" table:formula="of:=MID([.$C342];3;1)">
            <text:p/>
          </table:table-cell>
          <table:table-cell table:style-name="ce49" table:formula="of:=IF(LEN([.$C342])&gt;3;MID([.$C342];4;1);-1)" office:value-type="float" office:value="-1">
            <text:p>-1</text:p>
          </table:table-cell>
          <table:table-cell table:style-name="ce49" table:formula="of:=IF(LEN([.$C342])&gt;3;MID([.$C342];5;1);-1)" office:value-type="float" office:value="-1">
            <text:p>-1</text:p>
          </table:table-cell>
          <table:table-cell table:style-name="ce49" table:formula="of:=VLOOKUP([.I342];['1'.$A$2:.$B$14];2)" office:value-type="string" office:string-value="レモン">
            <text:p>レモン</text:p>
          </table:table-cell>
          <table:table-cell table:style-name="ce49" table:formula="of:=VLOOKUP([.J342];['1'.$A$2:.$B$16];2)" office:value-type="string" office:string-value="ニンニク">
            <text:p>ニンニク</text:p>
          </table:table-cell>
          <table:table-cell table:style-name="ce49" table:formula="of:=VLOOKUP([.K342];['1'.$A$2:.$B$16];2)" office:value-type="float" office:value="0">
            <text:p>#N/A</text:p>
          </table:table-cell>
          <table:table-cell table:style-name="ce49" table:formula="of:=VLOOKUP([.L342];['1'.$A$2:.$B$16];2)" office:value-type="float" office:value="0">
            <text:p>#N/A</text:p>
          </table:table-cell>
          <table:table-cell table:style-name="ce49" table:formula="of:=VLOOKUP([.M34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42">
            <text:p>342</text:p>
          </table:table-cell>
          <table:table-cell table:style-name="ce30" office:value-type="date" office:date-value="2023-03-02T02:27:38.2">
            <text:p>03/02 2:27</text:p>
          </table:table-cell>
          <table:table-cell table:style-name="ce34" office:value-type="string">
            <text:p>DEF</text:p>
          </table:table-cell>
          <table:table-cell table:style-name="ce37" table:number-columns-repeated="3"/>
          <table:table-cell table:style-name="ce40" office:value-type="string">
            <text:p>2:2:1</text:p>
          </table:table-cell>
          <table:table-cell table:style-name="ce40" office:value-type="string">
            <text:p>4:4:1</text:p>
          </table:table-cell>
          <table:table-cell table:style-name="ce29" table:formula="of:=LEFT([.$C343];1)" office:value-type="string" office:string-value="D">
            <text:p>D</text:p>
          </table:table-cell>
          <table:table-cell table:style-name="ce49" table:formula="of:=MID([.$C343];2;1)" office:value-type="string" office:string-value="E">
            <text:p>E</text:p>
          </table:table-cell>
          <table:table-cell table:style-name="ce49" table:formula="of:=MID([.$C343];3;1)" office:value-type="string" office:string-value="F">
            <text:p>F</text:p>
          </table:table-cell>
          <table:table-cell table:style-name="ce49" table:formula="of:=IF(LEN([.$C343])&gt;3;MID([.$C343];4;1);-1)" office:value-type="float" office:value="-1">
            <text:p>-1</text:p>
          </table:table-cell>
          <table:table-cell table:style-name="ce49" table:formula="of:=IF(LEN([.$C343])&gt;3;MID([.$C343];5;1);-1)" office:value-type="float" office:value="-1">
            <text:p>-1</text:p>
          </table:table-cell>
          <table:table-cell table:style-name="ce49" table:formula="of:=VLOOKUP([.I343];['1'.$A$2:.$B$14];2)" office:value-type="string" office:string-value="レモン">
            <text:p>レモン</text:p>
          </table:table-cell>
          <table:table-cell table:style-name="ce49" table:formula="of:=VLOOKUP([.J343];['1'.$A$2:.$B$16];2)" office:value-type="string" office:string-value="ニンニク">
            <text:p>ニンニク</text:p>
          </table:table-cell>
          <table:table-cell table:style-name="ce49" table:formula="of:=VLOOKUP([.K343];['1'.$A$2:.$B$16];2)" office:value-type="string" office:string-value="生姜">
            <text:p>生姜</text:p>
          </table:table-cell>
          <table:table-cell table:style-name="ce49" table:formula="of:=VLOOKUP([.L343];['1'.$A$2:.$B$16];2)" office:value-type="float" office:value="0">
            <text:p>#N/A</text:p>
          </table:table-cell>
          <table:table-cell table:style-name="ce49" table:formula="of:=VLOOKUP([.M34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43">
            <text:p>343</text:p>
          </table:table-cell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44];1)">
            <text:p/>
          </table:table-cell>
          <table:table-cell table:style-name="ce49" table:formula="of:=MID([.$C344];2;1)">
            <text:p/>
          </table:table-cell>
          <table:table-cell table:style-name="ce49" table:formula="of:=MID([.$C344];3;1)">
            <text:p/>
          </table:table-cell>
          <table:table-cell table:style-name="ce49" table:formula="of:=IF(LEN([.$C344])&gt;3;MID([.$C344];4;1);-1)" office:value-type="float" office:value="-1">
            <text:p>-1</text:p>
          </table:table-cell>
          <table:table-cell table:style-name="ce49" table:formula="of:=IF(LEN([.$C344])&gt;3;MID([.$C344];5;1);-1)" office:value-type="float" office:value="-1">
            <text:p>-1</text:p>
          </table:table-cell>
          <table:table-cell table:style-name="ce49" table:formula="of:=VLOOKUP([.I344];['1'.$A$2:.$B$14];2)" office:value-type="float" office:value="0">
            <text:p>#N/A</text:p>
          </table:table-cell>
          <table:table-cell table:style-name="ce49" table:formula="of:=VLOOKUP([.J344];['1'.$A$2:.$B$16];2)" office:value-type="float" office:value="0">
            <text:p>#N/A</text:p>
          </table:table-cell>
          <table:table-cell table:style-name="ce49" table:formula="of:=VLOOKUP([.K344];['1'.$A$2:.$B$16];2)" office:value-type="float" office:value="0">
            <text:p>#N/A</text:p>
          </table:table-cell>
          <table:table-cell table:style-name="ce49" table:formula="of:=VLOOKUP([.L344];['1'.$A$2:.$B$16];2)" office:value-type="float" office:value="0">
            <text:p>#N/A</text:p>
          </table:table-cell>
          <table:table-cell table:style-name="ce49" table:formula="of:=VLOOKUP([.M344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44">
            <text:p>344</text:p>
          </table:table-cell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45];1)">
            <text:p/>
          </table:table-cell>
          <table:table-cell table:style-name="ce49" table:formula="of:=MID([.$C345];2;1)">
            <text:p/>
          </table:table-cell>
          <table:table-cell table:style-name="ce49" table:formula="of:=MID([.$C345];3;1)">
            <text:p/>
          </table:table-cell>
          <table:table-cell table:style-name="ce49" table:formula="of:=IF(LEN([.$C345])&gt;3;MID([.$C345];4;1);-1)" office:value-type="float" office:value="-1">
            <text:p>-1</text:p>
          </table:table-cell>
          <table:table-cell table:style-name="ce49" table:formula="of:=IF(LEN([.$C345])&gt;3;MID([.$C345];5;1);-1)" office:value-type="float" office:value="-1">
            <text:p>-1</text:p>
          </table:table-cell>
          <table:table-cell table:style-name="ce49" table:formula="of:=VLOOKUP([.I345];['1'.$A$2:.$B$14];2)" office:value-type="float" office:value="0">
            <text:p>#N/A</text:p>
          </table:table-cell>
          <table:table-cell table:style-name="ce49" table:formula="of:=VLOOKUP([.J345];['1'.$A$2:.$B$16];2)" office:value-type="float" office:value="0">
            <text:p>#N/A</text:p>
          </table:table-cell>
          <table:table-cell table:style-name="ce49" table:formula="of:=VLOOKUP([.K345];['1'.$A$2:.$B$16];2)" office:value-type="float" office:value="0">
            <text:p>#N/A</text:p>
          </table:table-cell>
          <table:table-cell table:style-name="ce49" table:formula="of:=VLOOKUP([.L345];['1'.$A$2:.$B$16];2)" office:value-type="float" office:value="0">
            <text:p>#N/A</text:p>
          </table:table-cell>
          <table:table-cell table:style-name="ce49" table:formula="of:=VLOOKUP([.M345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45">
            <text:p>345</text:p>
          </table:table-cell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46];1)">
            <text:p/>
          </table:table-cell>
          <table:table-cell table:style-name="ce49" table:formula="of:=MID([.$C346];2;1)">
            <text:p/>
          </table:table-cell>
          <table:table-cell table:style-name="ce49" table:formula="of:=MID([.$C346];3;1)">
            <text:p/>
          </table:table-cell>
          <table:table-cell table:style-name="ce49" table:formula="of:=IF(LEN([.$C346])&gt;3;MID([.$C346];4;1);-1)" office:value-type="float" office:value="-1">
            <text:p>-1</text:p>
          </table:table-cell>
          <table:table-cell table:style-name="ce49" table:formula="of:=IF(LEN([.$C346])&gt;3;MID([.$C346];5;1);-1)" office:value-type="float" office:value="-1">
            <text:p>-1</text:p>
          </table:table-cell>
          <table:table-cell table:style-name="ce49" table:formula="of:=VLOOKUP([.I346];['1'.$A$2:.$B$14];2)" office:value-type="float" office:value="0">
            <text:p>#N/A</text:p>
          </table:table-cell>
          <table:table-cell table:style-name="ce49" table:formula="of:=VLOOKUP([.J346];['1'.$A$2:.$B$16];2)" office:value-type="float" office:value="0">
            <text:p>#N/A</text:p>
          </table:table-cell>
          <table:table-cell table:style-name="ce49" table:formula="of:=VLOOKUP([.K346];['1'.$A$2:.$B$16];2)" office:value-type="float" office:value="0">
            <text:p>#N/A</text:p>
          </table:table-cell>
          <table:table-cell table:style-name="ce49" table:formula="of:=VLOOKUP([.L346];['1'.$A$2:.$B$16];2)" office:value-type="float" office:value="0">
            <text:p>#N/A</text:p>
          </table:table-cell>
          <table:table-cell table:style-name="ce49" table:formula="of:=VLOOKUP([.M346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46">
            <text:p>346</text:p>
          </table:table-cell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47];1)">
            <text:p/>
          </table:table-cell>
          <table:table-cell table:style-name="ce49" table:formula="of:=MID([.$C347];2;1)">
            <text:p/>
          </table:table-cell>
          <table:table-cell table:style-name="ce49" table:formula="of:=MID([.$C347];3;1)">
            <text:p/>
          </table:table-cell>
          <table:table-cell table:style-name="ce49" table:formula="of:=IF(LEN([.$C347])&gt;3;MID([.$C347];4;1);-1)" office:value-type="float" office:value="-1">
            <text:p>-1</text:p>
          </table:table-cell>
          <table:table-cell table:style-name="ce49" table:formula="of:=IF(LEN([.$C347])&gt;3;MID([.$C347];5;1);-1)" office:value-type="float" office:value="-1">
            <text:p>-1</text:p>
          </table:table-cell>
          <table:table-cell table:style-name="ce49" table:formula="of:=VLOOKUP([.I347];['1'.$A$2:.$B$14];2)" office:value-type="float" office:value="0">
            <text:p>#N/A</text:p>
          </table:table-cell>
          <table:table-cell table:style-name="ce49" table:formula="of:=VLOOKUP([.J347];['1'.$A$2:.$B$16];2)" office:value-type="float" office:value="0">
            <text:p>#N/A</text:p>
          </table:table-cell>
          <table:table-cell table:style-name="ce49" table:formula="of:=VLOOKUP([.K347];['1'.$A$2:.$B$16];2)" office:value-type="float" office:value="0">
            <text:p>#N/A</text:p>
          </table:table-cell>
          <table:table-cell table:style-name="ce49" table:formula="of:=VLOOKUP([.L347];['1'.$A$2:.$B$16];2)" office:value-type="float" office:value="0">
            <text:p>#N/A</text:p>
          </table:table-cell>
          <table:table-cell table:style-name="ce49" table:formula="of:=VLOOKUP([.M347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47">
            <text:p>347</text:p>
          </table:table-cell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48];1)">
            <text:p/>
          </table:table-cell>
          <table:table-cell table:style-name="ce49" table:formula="of:=MID([.$C348];2;1)">
            <text:p/>
          </table:table-cell>
          <table:table-cell table:style-name="ce49" table:formula="of:=MID([.$C348];3;1)">
            <text:p/>
          </table:table-cell>
          <table:table-cell table:style-name="ce49" table:formula="of:=IF(LEN([.$C348])&gt;3;MID([.$C348];4;1);-1)" office:value-type="float" office:value="-1">
            <text:p>-1</text:p>
          </table:table-cell>
          <table:table-cell table:style-name="ce49" table:formula="of:=IF(LEN([.$C348])&gt;3;MID([.$C348];5;1);-1)" office:value-type="float" office:value="-1">
            <text:p>-1</text:p>
          </table:table-cell>
          <table:table-cell table:style-name="ce49" table:formula="of:=VLOOKUP([.I348];['1'.$A$2:.$B$14];2)" office:value-type="float" office:value="0">
            <text:p>#N/A</text:p>
          </table:table-cell>
          <table:table-cell table:style-name="ce49" table:formula="of:=VLOOKUP([.J348];['1'.$A$2:.$B$16];2)" office:value-type="float" office:value="0">
            <text:p>#N/A</text:p>
          </table:table-cell>
          <table:table-cell table:style-name="ce49" table:formula="of:=VLOOKUP([.K348];['1'.$A$2:.$B$16];2)" office:value-type="float" office:value="0">
            <text:p>#N/A</text:p>
          </table:table-cell>
          <table:table-cell table:style-name="ce49" table:formula="of:=VLOOKUP([.L348];['1'.$A$2:.$B$16];2)" office:value-type="float" office:value="0">
            <text:p>#N/A</text:p>
          </table:table-cell>
          <table:table-cell table:style-name="ce49" table:formula="of:=VLOOKUP([.M348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 office:value-type="float" office:value="348">
            <text:p>348</text:p>
          </table:table-cell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49];1)">
            <text:p/>
          </table:table-cell>
          <table:table-cell table:style-name="ce49" table:formula="of:=MID([.$C349];2;1)">
            <text:p/>
          </table:table-cell>
          <table:table-cell table:style-name="ce49" table:formula="of:=MID([.$C349];3;1)">
            <text:p/>
          </table:table-cell>
          <table:table-cell table:style-name="ce49" table:formula="of:=IF(LEN([.$C349])&gt;3;MID([.$C349];4;1);-1)" office:value-type="float" office:value="-1">
            <text:p>-1</text:p>
          </table:table-cell>
          <table:table-cell table:style-name="ce49" table:formula="of:=IF(LEN([.$C349])&gt;3;MID([.$C349];5;1);-1)" office:value-type="float" office:value="-1">
            <text:p>-1</text:p>
          </table:table-cell>
          <table:table-cell table:style-name="ce49" table:formula="of:=VLOOKUP([.I349];['1'.$A$2:.$B$14];2)" office:value-type="float" office:value="0">
            <text:p>#N/A</text:p>
          </table:table-cell>
          <table:table-cell table:style-name="ce49" table:formula="of:=VLOOKUP([.J349];['1'.$A$2:.$B$16];2)" office:value-type="float" office:value="0">
            <text:p>#N/A</text:p>
          </table:table-cell>
          <table:table-cell table:style-name="ce49" table:formula="of:=VLOOKUP([.K349];['1'.$A$2:.$B$16];2)" office:value-type="float" office:value="0">
            <text:p>#N/A</text:p>
          </table:table-cell>
          <table:table-cell table:style-name="ce49" table:formula="of:=VLOOKUP([.L349];['1'.$A$2:.$B$16];2)" office:value-type="float" office:value="0">
            <text:p>#N/A</text:p>
          </table:table-cell>
          <table:table-cell table:style-name="ce49" table:formula="of:=VLOOKUP([.M349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32" table:formula="of:=NOW()" office:value-type="date" office:date-value="2023-03-02T02:27:44.01">
            <text:p>23/03/02 02:27:44</text:p>
          </table:table-cell>
          <table:table-cell table:number-columns-repeated="5" table:style-name="ce3" office:value-type="string">
            <text:p>*</text:p>
          </table:table-cell>
          <table:table-cell table:style-name="ce9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9" office:value-type="string">
            <text:p>*</text:p>
          </table:table-cell>
          <table:table-cell table:style-name="ce17" table:formula="of:=NOW()" office:value-type="date" office:date-value="2023-03-02T02:27:45.32">
            <text:p>2023/3/2 2:27</text:p>
          </table:table-cell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8">
          <table:table-cell table:style-name="ce28"/>
          <table:table-cell table:style-name="ce33" office:value-type="string">
            <text:p>후보</text:p>
          </table:table-cell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51];1)">
            <text:p/>
          </table:table-cell>
          <table:table-cell table:style-name="ce49" table:formula="of:=MID([.$C351];2;1)">
            <text:p/>
          </table:table-cell>
          <table:table-cell table:style-name="ce49" table:formula="of:=MID([.$C351];3;1)">
            <text:p/>
          </table:table-cell>
          <table:table-cell table:style-name="ce49" table:formula="of:=IF(LEN([.$C351])&gt;3;MID([.$C351];4;1);-1)" office:value-type="float" office:value="-1">
            <text:p>-1</text:p>
          </table:table-cell>
          <table:table-cell table:style-name="ce49" table:formula="of:=IF(LEN([.$C351])&gt;3;MID([.$C351];5;1);-1)" office:value-type="float" office:value="-1">
            <text:p>-1</text:p>
          </table:table-cell>
          <table:table-cell table:style-name="ce49" table:formula="of:=VLOOKUP([.I351];['1'.$A$2:.$B$14];2)" office:value-type="float" office:value="0">
            <text:p>#N/A</text:p>
          </table:table-cell>
          <table:table-cell table:style-name="ce49" table:formula="of:=VLOOKUP([.J351];['1'.$A$2:.$B$16];2)" office:value-type="float" office:value="0">
            <text:p>#N/A</text:p>
          </table:table-cell>
          <table:table-cell table:style-name="ce49" table:formula="of:=VLOOKUP([.K351];['1'.$A$2:.$B$16];2)" office:value-type="float" office:value="0">
            <text:p>#N/A</text:p>
          </table:table-cell>
          <table:table-cell table:style-name="ce49" table:formula="of:=VLOOKUP([.L351];['1'.$A$2:.$B$16];2)" office:value-type="float" office:value="0">
            <text:p>#N/A</text:p>
          </table:table-cell>
          <table:table-cell table:style-name="ce49" table:formula="of:=VLOOKUP([.M351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8" table:visibility="collapse">
          <table:table-cell table:style-name="ce28"/>
          <table:table-cell table:style-name="ce30" office:value-type="date" office:date-value="2023-02-23T01:20:19.85">
            <text:p>02/23 1:20</text:p>
          </table:table-cell>
          <table:table-cell table:style-name="ce34" office:value-type="string">
            <text:p>EFIKM</text:p>
          </table:table-cell>
          <table:table-cell table:style-name="ce37" table:number-columns-repeated="3"/>
          <table:table-cell table:style-name="ce40" office:value-type="string">
            <text:p>2:3:2:2:13</text:p>
          </table:table-cell>
          <table:table-cell table:style-name="ce33" office:value-type="string">
            <text:p>후보</text:p>
          </table:table-cell>
          <table:table-cell table:style-name="ce29" table:formula="of:=LEFT([.$C352];1)" office:value-type="string" office:string-value="E">
            <text:p>E</text:p>
          </table:table-cell>
          <table:table-cell table:style-name="ce49" table:formula="of:=MID([.$C352];2;1)" office:value-type="string" office:string-value="F">
            <text:p>F</text:p>
          </table:table-cell>
          <table:table-cell table:style-name="ce49" table:formula="of:=MID([.$C352];3;1)" office:value-type="string" office:string-value="I">
            <text:p>I</text:p>
          </table:table-cell>
          <table:table-cell table:style-name="ce49" table:formula="of:=IF(LEN([.$C352])&gt;3;MID([.$C352];4;1);-1)" office:value-type="string" office:string-value="K">
            <text:p>K</text:p>
          </table:table-cell>
          <table:table-cell table:style-name="ce49" table:formula="of:=IF(LEN([.$C352])&gt;3;MID([.$C352];5;1);-1)" office:value-type="string" office:string-value="M">
            <text:p>M</text:p>
          </table:table-cell>
          <table:table-cell table:style-name="ce49" table:formula="of:=VLOOKUP([.I352];['1'.$A$2:.$B$14];2)" office:value-type="string" office:string-value="ニンニク">
            <text:p>ニンニク</text:p>
          </table:table-cell>
          <table:table-cell table:style-name="ce49" table:formula="of:=VLOOKUP([.J352];['1'.$A$2:.$B$16];2)" office:value-type="string" office:string-value="生姜">
            <text:p>生姜</text:p>
          </table:table-cell>
          <table:table-cell table:style-name="ce49" table:formula="of:=VLOOKUP([.K352];['1'.$A$2:.$B$16];2)" office:value-type="string" office:string-value="ローズマリー">
            <text:p>ローズマリー</text:p>
          </table:table-cell>
          <table:table-cell table:style-name="ce49" table:formula="of:=VLOOKUP([.L352];['1'.$A$2:.$B$16];2)" office:value-type="string" office:string-value="スペアミント">
            <text:p>スペアミント</text:p>
          </table:table-cell>
          <table:table-cell table:style-name="ce49" table:formula="of:=VLOOKUP([.M352];['1'.$A$2:.$B$16];2)" office:value-type="string" office:string-value="お湯">
            <text:p>お湯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 office:value-type="date" office:date-value="2023-02-23T01:22:32">
            <text:p>02/23 1:22</text:p>
          </table:table-cell>
          <table:table-cell table:style-name="ce34" office:value-type="string">
            <text:p>DEI</text:p>
          </table:table-cell>
          <table:table-cell table:style-name="ce37" table:number-columns-repeated="3"/>
          <table:table-cell table:number-columns-repeated="2" table:style-name="ce40" office:value-type="string">
            <text:p>2:2:1</text:p>
          </table:table-cell>
          <table:table-cell table:style-name="ce29" table:formula="of:=LEFT([.$C353];1)" office:value-type="string" office:string-value="D">
            <text:p>D</text:p>
          </table:table-cell>
          <table:table-cell table:style-name="ce49" table:formula="of:=MID([.$C353];2;1)" office:value-type="string" office:string-value="E">
            <text:p>E</text:p>
          </table:table-cell>
          <table:table-cell table:style-name="ce49" table:formula="of:=MID([.$C353];3;1)" office:value-type="string" office:string-value="I">
            <text:p>I</text:p>
          </table:table-cell>
          <table:table-cell table:style-name="ce49" table:formula="of:=IF(LEN([.$C353])&gt;3;MID([.$C353];4;1);-1)" office:value-type="float" office:value="-1">
            <text:p>-1</text:p>
          </table:table-cell>
          <table:table-cell table:style-name="ce49" table:formula="of:=IF(LEN([.$C353])&gt;3;MID([.$C353];5;1);-1)" office:value-type="float" office:value="-1">
            <text:p>-1</text:p>
          </table:table-cell>
          <table:table-cell table:style-name="ce49" table:formula="of:=VLOOKUP([.I353];['1'.$A$2:.$B$14];2)" office:value-type="string" office:string-value="レモン">
            <text:p>レモン</text:p>
          </table:table-cell>
          <table:table-cell table:style-name="ce49" table:formula="of:=VLOOKUP([.J353];['1'.$A$2:.$B$16];2)" office:value-type="string" office:string-value="ニンニク">
            <text:p>ニンニク</text:p>
          </table:table-cell>
          <table:table-cell table:style-name="ce49" table:formula="of:=VLOOKUP([.K353];['1'.$A$2:.$B$16];2)" office:value-type="string" office:string-value="ローズマリー">
            <text:p>ローズマリー</text:p>
          </table:table-cell>
          <table:table-cell table:style-name="ce49" table:formula="of:=VLOOKUP([.L353];['1'.$A$2:.$B$16];2)" office:value-type="float" office:value="0">
            <text:p>#N/A</text:p>
          </table:table-cell>
          <table:table-cell table:style-name="ce49" table:formula="of:=VLOOKUP([.M35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 office:value-type="date" office:date-value="2023-02-23T01:24:26.57">
            <text:p>02/23 1:24</text:p>
          </table:table-cell>
          <table:table-cell table:style-name="ce34" office:value-type="string">
            <text:p>EI</text:p>
          </table:table-cell>
          <table:table-cell table:style-name="ce37" table:number-columns-repeated="3"/>
          <table:table-cell table:number-columns-repeated="2" table:style-name="ce40" office:value-type="string">
            <text:p>2:2</text:p>
          </table:table-cell>
          <table:table-cell table:style-name="ce29" table:formula="of:=LEFT([.$C354];1)" office:value-type="string" office:string-value="E">
            <text:p>E</text:p>
          </table:table-cell>
          <table:table-cell table:style-name="ce49" table:formula="of:=MID([.$C354];2;1)" office:value-type="string" office:string-value="I">
            <text:p>I</text:p>
          </table:table-cell>
          <table:table-cell table:style-name="ce49" table:formula="of:=MID([.$C354];3;1)">
            <text:p/>
          </table:table-cell>
          <table:table-cell table:style-name="ce49" table:formula="of:=IF(LEN([.$C354])&gt;3;MID([.$C354];4;1);-1)" office:value-type="float" office:value="-1">
            <text:p>-1</text:p>
          </table:table-cell>
          <table:table-cell table:style-name="ce49" table:formula="of:=IF(LEN([.$C354])&gt;3;MID([.$C354];5;1);-1)" office:value-type="float" office:value="-1">
            <text:p>-1</text:p>
          </table:table-cell>
          <table:table-cell table:style-name="ce49" table:formula="of:=VLOOKUP([.I354];['1'.$A$2:.$B$14];2)" office:value-type="string" office:string-value="ニンニク">
            <text:p>ニンニク</text:p>
          </table:table-cell>
          <table:table-cell table:style-name="ce49" table:formula="of:=VLOOKUP([.J354];['1'.$A$2:.$B$16];2)" office:value-type="string" office:string-value="ローズマリー">
            <text:p>ローズマリー</text:p>
          </table:table-cell>
          <table:table-cell table:style-name="ce49" table:formula="of:=VLOOKUP([.K354];['1'.$A$2:.$B$16];2)" office:value-type="float" office:value="0">
            <text:p>#N/A</text:p>
          </table:table-cell>
          <table:table-cell table:style-name="ce49" table:formula="of:=VLOOKUP([.L354];['1'.$A$2:.$B$16];2)" office:value-type="float" office:value="0">
            <text:p>#N/A</text:p>
          </table:table-cell>
          <table:table-cell table:style-name="ce49" table:formula="of:=VLOOKUP([.M354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 office:value-type="date" office:date-value="2023-02-24T00:59:00.33">
            <text:p>02/24 0:59</text:p>
          </table:table-cell>
          <table:table-cell table:style-name="ce34" office:value-type="string">
            <text:p>IK</text:p>
          </table:table-cell>
          <table:table-cell table:style-name="ce37" table:formula="of:=FIND(&quot;C&quot;;[.$C355];1)" office:value-type="float" office:value="0">
            <text:p>#VALUE!</text:p>
          </table:table-cell>
          <table:table-cell table:style-name="ce37" table:formula="of:=FIND(&quot;K&quot;;[.$C355];1)" office:value-type="float" office:value="2">
            <text:p>2</text:p>
          </table:table-cell>
          <table:table-cell table:style-name="ce37" table:formula="of:=[.D355]*[.E355]" office:value-type="float" office:value="0">
            <text:p>#VALUE!</text:p>
          </table:table-cell>
          <table:table-cell table:style-name="ce40" office:value-type="string">
            <text:p>1:3</text:p>
          </table:table-cell>
          <table:table-cell table:style-name="ce40" office:value-type="string">
            <text:p>1:1</text:p>
          </table:table-cell>
          <table:table-cell table:style-name="ce29" table:formula="of:=LEFT([.$C355];1)" office:value-type="string" office:string-value="I">
            <text:p>I</text:p>
          </table:table-cell>
          <table:table-cell table:style-name="ce49" table:formula="of:=MID([.$C355];2;1)" office:value-type="string" office:string-value="K">
            <text:p>K</text:p>
          </table:table-cell>
          <table:table-cell table:style-name="ce49" table:formula="of:=MID([.$C355];3;1)">
            <text:p/>
          </table:table-cell>
          <table:table-cell table:style-name="ce49" table:formula="of:=IF(LEN([.$C355])&gt;3;MID([.$C355];4;1);-1)" office:value-type="float" office:value="-1">
            <text:p>-1</text:p>
          </table:table-cell>
          <table:table-cell table:style-name="ce49" table:formula="of:=IF(LEN([.$C355])&gt;3;MID([.$C355];5;1);-1)" office:value-type="float" office:value="-1">
            <text:p>-1</text:p>
          </table:table-cell>
          <table:table-cell table:style-name="ce49" table:formula="of:=VLOOKUP([.I355];['1'.$A$2:.$B$14];2)" office:value-type="string" office:string-value="ローズマリー">
            <text:p>ローズマリー</text:p>
          </table:table-cell>
          <table:table-cell table:style-name="ce49" table:formula="of:=VLOOKUP([.J355];['1'.$A$2:.$B$16];2)" office:value-type="string" office:string-value="スペアミント">
            <text:p>スペアミント</text:p>
          </table:table-cell>
          <table:table-cell table:style-name="ce49" table:formula="of:=VLOOKUP([.K355];['1'.$A$2:.$B$16];2)" office:value-type="float" office:value="0">
            <text:p>#N/A</text:p>
          </table:table-cell>
          <table:table-cell table:style-name="ce49" table:formula="of:=VLOOKUP([.L355];['1'.$A$2:.$B$16];2)" office:value-type="float" office:value="0">
            <text:p>#N/A</text:p>
          </table:table-cell>
          <table:table-cell table:style-name="ce49" table:formula="of:=VLOOKUP([.M355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 office:value-type="date" office:date-value="2023-02-25T01:27:43.16">
            <text:p>02/25 1:27</text:p>
          </table:table-cell>
          <table:table-cell table:style-name="ce34" office:value-type="string">
            <text:p>BEFIKM</text:p>
          </table:table-cell>
          <table:table-cell table:style-name="ce37" table:number-columns-repeated="3"/>
          <table:table-cell table:style-name="ce42" office:value-type="string">
            <text:p>2:2:3:2:3:18</text:p>
          </table:table-cell>
          <table:table-cell table:style-name="ce40"/>
          <table:table-cell table:style-name="ce29" table:formula="of:=LEFT([.$C356];1)" office:value-type="string" office:string-value="B">
            <text:p>B</text:p>
          </table:table-cell>
          <table:table-cell table:style-name="ce49" table:formula="of:=MID([.$C356];2;1)" office:value-type="string" office:string-value="E">
            <text:p>E</text:p>
          </table:table-cell>
          <table:table-cell table:style-name="ce49" table:formula="of:=MID([.$C356];3;1)" office:value-type="string" office:string-value="F">
            <text:p>F</text:p>
          </table:table-cell>
          <table:table-cell table:style-name="ce49" table:formula="of:=IF(LEN([.$C356])&gt;3;MID([.$C356];4;1);-1)" office:value-type="string" office:string-value="I">
            <text:p>I</text:p>
          </table:table-cell>
          <table:table-cell table:style-name="ce49" table:formula="of:=IF(LEN([.$C356])&gt;3;MID([.$C356];5;1);-1)" office:value-type="string" office:string-value="K">
            <text:p>K</text:p>
          </table:table-cell>
          <table:table-cell table:style-name="ce49" table:formula="of:=VLOOKUP([.I356];['1'.$A$2:.$B$14];2)" office:value-type="string" office:string-value="ディル">
            <text:p>ディル</text:p>
          </table:table-cell>
          <table:table-cell table:style-name="ce49" table:formula="of:=VLOOKUP([.J356];['1'.$A$2:.$B$16];2)" office:value-type="string" office:string-value="ニンニク">
            <text:p>ニンニク</text:p>
          </table:table-cell>
          <table:table-cell table:style-name="ce49" table:formula="of:=VLOOKUP([.K356];['1'.$A$2:.$B$16];2)" office:value-type="string" office:string-value="生姜">
            <text:p>生姜</text:p>
          </table:table-cell>
          <table:table-cell table:style-name="ce49" table:formula="of:=VLOOKUP([.L356];['1'.$A$2:.$B$16];2)" office:value-type="string" office:string-value="ローズマリー">
            <text:p>ローズマリー</text:p>
          </table:table-cell>
          <table:table-cell table:style-name="ce49" table:formula="of:=VLOOKUP([.M356];['1'.$A$2:.$B$16];2)" office:value-type="string" office:string-value="スペアミント">
            <text:p>スペアミント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 office:value-type="date" office:date-value="2023-02-25T01:30:28.11">
            <text:p>02/25 1:30</text:p>
          </table:table-cell>
          <table:table-cell table:style-name="ce34" office:value-type="string">
            <text:p>DK</text:p>
          </table:table-cell>
          <table:table-cell table:style-name="ce37" table:formula="of:=FIND(&quot;C&quot;;[.$C357];1)" office:value-type="float" office:value="0">
            <text:p>#VALUE!</text:p>
          </table:table-cell>
          <table:table-cell table:style-name="ce37" table:formula="of:=FIND(&quot;K&quot;;[.$C357];1)" office:value-type="float" office:value="2">
            <text:p>2</text:p>
          </table:table-cell>
          <table:table-cell table:style-name="ce37" table:formula="of:=[.D357]*[.E357]" office:value-type="float" office:value="0">
            <text:p>#VALUE!</text:p>
          </table:table-cell>
          <table:table-cell table:style-name="ce40" office:value-type="string">
            <text:p>1:4</text:p>
          </table:table-cell>
          <table:table-cell table:style-name="ce40" office:value-type="string">
            <text:p>2:1</text:p>
          </table:table-cell>
          <table:table-cell table:style-name="ce29" table:formula="of:=LEFT([.$C357];1)" office:value-type="string" office:string-value="D">
            <text:p>D</text:p>
          </table:table-cell>
          <table:table-cell table:style-name="ce49" table:formula="of:=MID([.$C357];2;1)" office:value-type="string" office:string-value="K">
            <text:p>K</text:p>
          </table:table-cell>
          <table:table-cell table:style-name="ce49" table:formula="of:=MID([.$C357];3;1)">
            <text:p/>
          </table:table-cell>
          <table:table-cell table:style-name="ce49" table:formula="of:=IF(LEN([.$C357])&gt;3;MID([.$C357];4;1);-1)" office:value-type="float" office:value="-1">
            <text:p>-1</text:p>
          </table:table-cell>
          <table:table-cell table:style-name="ce49" table:formula="of:=IF(LEN([.$C357])&gt;3;MID([.$C357];5;1);-1)" office:value-type="float" office:value="-1">
            <text:p>-1</text:p>
          </table:table-cell>
          <table:table-cell table:style-name="ce49" table:formula="of:=VLOOKUP([.I357];['1'.$A$2:.$B$14];2)" office:value-type="string" office:string-value="レモン">
            <text:p>レモン</text:p>
          </table:table-cell>
          <table:table-cell table:style-name="ce49" table:formula="of:=VLOOKUP([.J357];['1'.$A$2:.$B$16];2)" office:value-type="string" office:string-value="スペアミント">
            <text:p>スペアミント</text:p>
          </table:table-cell>
          <table:table-cell table:style-name="ce49" table:formula="of:=VLOOKUP([.K357];['1'.$A$2:.$B$16];2)" office:value-type="float" office:value="0">
            <text:p>#N/A</text:p>
          </table:table-cell>
          <table:table-cell table:style-name="ce49" table:formula="of:=VLOOKUP([.L357];['1'.$A$2:.$B$16];2)" office:value-type="float" office:value="0">
            <text:p>#N/A</text:p>
          </table:table-cell>
          <table:table-cell table:style-name="ce49" table:formula="of:=VLOOKUP([.M357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 office:value-type="date" office:date-value="2023-02-25T01:40:38.91">
            <text:p>02/25 1:40</text:p>
          </table:table-cell>
          <table:table-cell table:style-name="ce34" office:value-type="string">
            <text:p>BD</text:p>
          </table:table-cell>
          <table:table-cell table:style-name="ce37" table:number-columns-repeated="3"/>
          <table:table-cell table:style-name="ce40" office:value-type="string">
            <text:p>3:1</text:p>
          </table:table-cell>
          <table:table-cell table:style-name="ce40" office:value-type="string">
            <text:p>1:2</text:p>
          </table:table-cell>
          <table:table-cell table:style-name="ce29" table:formula="of:=LEFT([.$C358];1)" office:value-type="string" office:string-value="B">
            <text:p>B</text:p>
          </table:table-cell>
          <table:table-cell table:style-name="ce49" table:formula="of:=MID([.$C358];2;1)" office:value-type="string" office:string-value="D">
            <text:p>D</text:p>
          </table:table-cell>
          <table:table-cell table:style-name="ce49" table:formula="of:=MID([.$C358];3;1)">
            <text:p/>
          </table:table-cell>
          <table:table-cell table:style-name="ce49" table:formula="of:=IF(LEN([.$C358])&gt;3;MID([.$C358];4;1);-1)" office:value-type="float" office:value="-1">
            <text:p>-1</text:p>
          </table:table-cell>
          <table:table-cell table:style-name="ce49" table:formula="of:=IF(LEN([.$C358])&gt;3;MID([.$C358];5;1);-1)" office:value-type="float" office:value="-1">
            <text:p>-1</text:p>
          </table:table-cell>
          <table:table-cell table:style-name="ce49" table:formula="of:=VLOOKUP([.I358];['1'.$A$2:.$B$14];2)" office:value-type="string" office:string-value="ディル">
            <text:p>ディル</text:p>
          </table:table-cell>
          <table:table-cell table:style-name="ce49" table:formula="of:=VLOOKUP([.J358];['1'.$A$2:.$B$16];2)" office:value-type="string" office:string-value="レモン">
            <text:p>レモン</text:p>
          </table:table-cell>
          <table:table-cell table:style-name="ce49" table:formula="of:=VLOOKUP([.K358];['1'.$A$2:.$B$16];2)" office:value-type="float" office:value="0">
            <text:p>#N/A</text:p>
          </table:table-cell>
          <table:table-cell table:style-name="ce49" table:formula="of:=VLOOKUP([.L358];['1'.$A$2:.$B$16];2)" office:value-type="float" office:value="0">
            <text:p>#N/A</text:p>
          </table:table-cell>
          <table:table-cell table:style-name="ce49" table:formula="of:=VLOOKUP([.M358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 office:value-type="date" office:date-value="2023-02-25T01:43:11.81">
            <text:p>02/25 1:43</text:p>
          </table:table-cell>
          <table:table-cell table:style-name="ce34" office:value-type="string">
            <text:p>BL</text:p>
          </table:table-cell>
          <table:table-cell table:style-name="ce37" table:number-columns-repeated="3"/>
          <table:table-cell table:style-name="ce40" office:value-type="string">
            <text:p>2:2</text:p>
          </table:table-cell>
          <table:table-cell table:style-name="ce40"/>
          <table:table-cell table:style-name="ce29" table:formula="of:=LEFT([.$C359];1)" office:value-type="string" office:string-value="B">
            <text:p>B</text:p>
          </table:table-cell>
          <table:table-cell table:style-name="ce49" table:formula="of:=MID([.$C359];2;1)" office:value-type="string" office:string-value="L">
            <text:p>L</text:p>
          </table:table-cell>
          <table:table-cell table:style-name="ce49" table:formula="of:=MID([.$C359];3;1)">
            <text:p/>
          </table:table-cell>
          <table:table-cell table:style-name="ce49" table:formula="of:=IF(LEN([.$C359])&gt;3;MID([.$C359];4;1);-1)" office:value-type="float" office:value="-1">
            <text:p>-1</text:p>
          </table:table-cell>
          <table:table-cell table:style-name="ce49" table:formula="of:=IF(LEN([.$C359])&gt;3;MID([.$C359];5;1);-1)" office:value-type="float" office:value="-1">
            <text:p>-1</text:p>
          </table:table-cell>
          <table:table-cell table:style-name="ce49" table:formula="of:=VLOOKUP([.I359];['1'.$A$2:.$B$14];2)" office:value-type="string" office:string-value="ディル">
            <text:p>ディル</text:p>
          </table:table-cell>
          <table:table-cell table:style-name="ce49" table:formula="of:=VLOOKUP([.J359];['1'.$A$2:.$B$16];2)" office:value-type="string" office:string-value="日本酒（米だけの）">
            <text:p>日本酒（米だけの）</text:p>
          </table:table-cell>
          <table:table-cell table:style-name="ce49" table:formula="of:=VLOOKUP([.K359];['1'.$A$2:.$B$16];2)" office:value-type="float" office:value="0">
            <text:p>#N/A</text:p>
          </table:table-cell>
          <table:table-cell table:style-name="ce49" table:formula="of:=VLOOKUP([.L359];['1'.$A$2:.$B$16];2)" office:value-type="float" office:value="0">
            <text:p>#N/A</text:p>
          </table:table-cell>
          <table:table-cell table:style-name="ce49" table:formula="of:=VLOOKUP([.M359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 office:value-type="date" office:date-value="2023-02-25T01:43:11.81">
            <text:p>02/25 1:43</text:p>
          </table:table-cell>
          <table:table-cell table:style-name="ce34" office:value-type="string">
            <text:p>BL</text:p>
          </table:table-cell>
          <table:table-cell table:style-name="ce37" table:number-columns-repeated="3"/>
          <table:table-cell table:style-name="ce40" office:value-type="string">
            <text:p>2:3</text:p>
          </table:table-cell>
          <table:table-cell table:style-name="ce40"/>
          <table:table-cell table:style-name="ce29" table:formula="of:=LEFT([.$C360];1)" office:value-type="string" office:string-value="B">
            <text:p>B</text:p>
          </table:table-cell>
          <table:table-cell table:style-name="ce49" table:formula="of:=MID([.$C360];2;1)" office:value-type="string" office:string-value="L">
            <text:p>L</text:p>
          </table:table-cell>
          <table:table-cell table:style-name="ce49" table:formula="of:=MID([.$C360];3;1)">
            <text:p/>
          </table:table-cell>
          <table:table-cell table:style-name="ce49" table:formula="of:=IF(LEN([.$C360])&gt;3;MID([.$C360];4;1);-1)" office:value-type="float" office:value="-1">
            <text:p>-1</text:p>
          </table:table-cell>
          <table:table-cell table:style-name="ce49" table:formula="of:=IF(LEN([.$C360])&gt;3;MID([.$C360];5;1);-1)" office:value-type="float" office:value="-1">
            <text:p>-1</text:p>
          </table:table-cell>
          <table:table-cell table:style-name="ce49" table:formula="of:=VLOOKUP([.I360];['1'.$A$2:.$B$14];2)" office:value-type="string" office:string-value="ディル">
            <text:p>ディル</text:p>
          </table:table-cell>
          <table:table-cell table:style-name="ce49" table:formula="of:=VLOOKUP([.J360];['1'.$A$2:.$B$16];2)" office:value-type="string" office:string-value="日本酒（米だけの）">
            <text:p>日本酒（米だけの）</text:p>
          </table:table-cell>
          <table:table-cell table:style-name="ce49" table:formula="of:=VLOOKUP([.K360];['1'.$A$2:.$B$16];2)" office:value-type="float" office:value="0">
            <text:p>#N/A</text:p>
          </table:table-cell>
          <table:table-cell table:style-name="ce49" table:formula="of:=VLOOKUP([.L360];['1'.$A$2:.$B$16];2)" office:value-type="float" office:value="0">
            <text:p>#N/A</text:p>
          </table:table-cell>
          <table:table-cell table:style-name="ce49" table:formula="of:=VLOOKUP([.M360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61];1)">
            <text:p/>
          </table:table-cell>
          <table:table-cell table:style-name="ce49" table:formula="of:=MID([.$C361];2;1)">
            <text:p/>
          </table:table-cell>
          <table:table-cell table:style-name="ce49" table:formula="of:=MID([.$C361];3;1)">
            <text:p/>
          </table:table-cell>
          <table:table-cell table:style-name="ce49" table:formula="of:=IF(LEN([.$C361])&gt;3;MID([.$C361];4;1);-1)" office:value-type="float" office:value="-1">
            <text:p>-1</text:p>
          </table:table-cell>
          <table:table-cell table:style-name="ce49" table:formula="of:=IF(LEN([.$C361])&gt;3;MID([.$C361];5;1);-1)" office:value-type="float" office:value="-1">
            <text:p>-1</text:p>
          </table:table-cell>
          <table:table-cell table:style-name="ce49" table:formula="of:=VLOOKUP([.I361];['1'.$A$2:.$B$14];2)" office:value-type="float" office:value="0">
            <text:p>#N/A</text:p>
          </table:table-cell>
          <table:table-cell table:style-name="ce49" table:formula="of:=VLOOKUP([.J361];['1'.$A$2:.$B$16];2)" office:value-type="float" office:value="0">
            <text:p>#N/A</text:p>
          </table:table-cell>
          <table:table-cell table:style-name="ce49" table:formula="of:=VLOOKUP([.K361];['1'.$A$2:.$B$16];2)" office:value-type="float" office:value="0">
            <text:p>#N/A</text:p>
          </table:table-cell>
          <table:table-cell table:style-name="ce49" table:formula="of:=VLOOKUP([.L361];['1'.$A$2:.$B$16];2)" office:value-type="float" office:value="0">
            <text:p>#N/A</text:p>
          </table:table-cell>
          <table:table-cell table:style-name="ce49" table:formula="of:=VLOOKUP([.M361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62];1)">
            <text:p/>
          </table:table-cell>
          <table:table-cell table:style-name="ce49" table:formula="of:=MID([.$C362];2;1)">
            <text:p/>
          </table:table-cell>
          <table:table-cell table:style-name="ce49" table:formula="of:=MID([.$C362];3;1)">
            <text:p/>
          </table:table-cell>
          <table:table-cell table:style-name="ce49" table:formula="of:=IF(LEN([.$C362])&gt;3;MID([.$C362];4;1);-1)" office:value-type="float" office:value="-1">
            <text:p>-1</text:p>
          </table:table-cell>
          <table:table-cell table:style-name="ce49" table:formula="of:=IF(LEN([.$C362])&gt;3;MID([.$C362];5;1);-1)" office:value-type="float" office:value="-1">
            <text:p>-1</text:p>
          </table:table-cell>
          <table:table-cell table:style-name="ce49" table:formula="of:=VLOOKUP([.I362];['1'.$A$2:.$B$14];2)" office:value-type="float" office:value="0">
            <text:p>#N/A</text:p>
          </table:table-cell>
          <table:table-cell table:style-name="ce49" table:formula="of:=VLOOKUP([.J362];['1'.$A$2:.$B$16];2)" office:value-type="float" office:value="0">
            <text:p>#N/A</text:p>
          </table:table-cell>
          <table:table-cell table:style-name="ce49" table:formula="of:=VLOOKUP([.K362];['1'.$A$2:.$B$16];2)" office:value-type="float" office:value="0">
            <text:p>#N/A</text:p>
          </table:table-cell>
          <table:table-cell table:style-name="ce49" table:formula="of:=VLOOKUP([.L362];['1'.$A$2:.$B$16];2)" office:value-type="float" office:value="0">
            <text:p>#N/A</text:p>
          </table:table-cell>
          <table:table-cell table:style-name="ce49" table:formula="of:=VLOOKUP([.M362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63];1)">
            <text:p/>
          </table:table-cell>
          <table:table-cell table:style-name="ce49" table:formula="of:=MID([.$C363];2;1)">
            <text:p/>
          </table:table-cell>
          <table:table-cell table:style-name="ce49" table:formula="of:=MID([.$C363];3;1)">
            <text:p/>
          </table:table-cell>
          <table:table-cell table:style-name="ce49" table:formula="of:=IF(LEN([.$C363])&gt;3;MID([.$C363];4;1);-1)" office:value-type="float" office:value="-1">
            <text:p>-1</text:p>
          </table:table-cell>
          <table:table-cell table:style-name="ce49" table:formula="of:=IF(LEN([.$C363])&gt;3;MID([.$C363];5;1);-1)" office:value-type="float" office:value="-1">
            <text:p>-1</text:p>
          </table:table-cell>
          <table:table-cell table:style-name="ce49" table:formula="of:=VLOOKUP([.I363];['1'.$A$2:.$B$14];2)" office:value-type="float" office:value="0">
            <text:p>#N/A</text:p>
          </table:table-cell>
          <table:table-cell table:style-name="ce49" table:formula="of:=VLOOKUP([.J363];['1'.$A$2:.$B$16];2)" office:value-type="float" office:value="0">
            <text:p>#N/A</text:p>
          </table:table-cell>
          <table:table-cell table:style-name="ce49" table:formula="of:=VLOOKUP([.K363];['1'.$A$2:.$B$16];2)" office:value-type="float" office:value="0">
            <text:p>#N/A</text:p>
          </table:table-cell>
          <table:table-cell table:style-name="ce49" table:formula="of:=VLOOKUP([.L363];['1'.$A$2:.$B$16];2)" office:value-type="float" office:value="0">
            <text:p>#N/A</text:p>
          </table:table-cell>
          <table:table-cell table:style-name="ce49" table:formula="of:=VLOOKUP([.M363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28"/>
          <table:table-cell table:style-name="ce30"/>
          <table:table-cell table:style-name="ce34"/>
          <table:table-cell table:style-name="ce37" table:number-columns-repeated="3"/>
          <table:table-cell table:style-name="ce40" table:number-columns-repeated="2"/>
          <table:table-cell table:style-name="ce29" table:formula="of:=LEFT([.$C364];1)">
            <text:p/>
          </table:table-cell>
          <table:table-cell table:style-name="ce49" table:formula="of:=MID([.$C364];2;1)">
            <text:p/>
          </table:table-cell>
          <table:table-cell table:style-name="ce49" table:formula="of:=MID([.$C364];3;1)">
            <text:p/>
          </table:table-cell>
          <table:table-cell table:style-name="ce49" table:formula="of:=IF(LEN([.$C364])&gt;3;MID([.$C364];4;1);-1)" office:value-type="float" office:value="-1">
            <text:p>-1</text:p>
          </table:table-cell>
          <table:table-cell table:style-name="ce49" table:formula="of:=IF(LEN([.$C364])&gt;3;MID([.$C364];5;1);-1)" office:value-type="float" office:value="-1">
            <text:p>-1</text:p>
          </table:table-cell>
          <table:table-cell table:style-name="ce49" table:formula="of:=VLOOKUP([.I364];['1'.$A$2:.$B$14];2)" office:value-type="float" office:value="0">
            <text:p>#N/A</text:p>
          </table:table-cell>
          <table:table-cell table:style-name="ce49" table:formula="of:=VLOOKUP([.J364];['1'.$A$2:.$B$16];2)" office:value-type="float" office:value="0">
            <text:p>#N/A</text:p>
          </table:table-cell>
          <table:table-cell table:style-name="ce49" table:formula="of:=VLOOKUP([.K364];['1'.$A$2:.$B$16];2)" office:value-type="float" office:value="0">
            <text:p>#N/A</text:p>
          </table:table-cell>
          <table:table-cell table:style-name="ce49" table:formula="of:=VLOOKUP([.L364];['1'.$A$2:.$B$16];2)" office:value-type="float" office:value="0">
            <text:p>#N/A</text:p>
          </table:table-cell>
          <table:table-cell table:style-name="ce49" table:formula="of:=VLOOKUP([.M364];['1'.$A$2:.$B$16];2)" office:value-type="float" office:value="0">
            <text:p>#N/A</text:p>
          </table:table-cell>
          <table:table-cell table:style-name="ce51" table:number-columns-repeated="2"/>
          <table:table-cell table:style-name="ce52"/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32" table:formula="of:=NOW()" office:value-type="date" office:date-value="2023-03-02T02:27:45.32">
            <text:p>23/03/02 02:27:45</text:p>
          </table:table-cell>
          <table:table-cell table:number-columns-repeated="5" table:style-name="ce3" office:value-type="string">
            <text:p>*</text:p>
          </table:table-cell>
          <table:table-cell table:style-name="ce9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9" office:value-type="string">
            <text:p>*</text:p>
          </table:table-cell>
          <table:table-cell table:style-name="ce17" table:formula="of:=NOW()" office:value-type="date" office:date-value="2023-03-02T02:27:45.32">
            <text:p>2023/3/2 2:27</text:p>
          </table:table-cell>
          <table:table-cell table:style-name="ce9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4" table:number-columns-repeated="3"/>
          <table:table-cell table:style-name="ce38" table:number-columns-repeated="3"/>
          <table:table-cell table:style-name="ce4" table:number-columns-repeated="2"/>
          <table:table-cell table:style-name="ce11" table:number-columns-repeated="4"/>
          <table:table-cell table:style-name="ce50" office:value-type="string">
            <text:p>C:\WORKS_2\WS\WS_Others.JVEMV6\JVEMV6\37_miscs\26_non-numbered\1MPF_20221220_010422.ods </text:p>
          </table:table-cell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4" table:number-columns-repeated="3"/>
          <table:table-cell table:style-name="ce38" table:number-columns-repeated="3"/>
          <table:table-cell table:style-name="ce4" table:number-columns-repeated="2"/>
          <table:table-cell table:style-name="ce11" table:number-columns-repeated="4"/>
          <table:table-cell table:style-name="ce50" office:value-type="string">
            <text:p>C:\WORKS_2\WS\WS_Others.JVEMV6\JVEMV6\37_miscs\26_non-numbered</text:p>
          </table:table-cell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4" table:number-columns-repeated="3"/>
          <table:table-cell table:style-name="ce38" table:number-columns-repeated="3"/>
          <table:table-cell table:style-name="ce43"/>
          <table:table-cell table:style-name="ce8" table:formula="of:=COUNTIF([.$C$2:.$C$260];[.G368])" office:value-type="float" office:value="0">
            <text:p>0</text:p>
          </table:table-cell>
          <table:table-cell table:style-name="ce29" table:formula="of:=LEFT([.$G368];1)">
            <text:p/>
          </table:table-cell>
          <table:table-cell table:style-name="ce49" table:formula="of:=MID([.$G368];2;1)">
            <text:p/>
          </table:table-cell>
          <table:table-cell table:style-name="ce49" table:formula="of:=MID([.$G368];3;1)">
            <text:p/>
          </table:table-cell>
          <table:table-cell table:style-name="ce49" table:formula="of:=MID([.$G368];4;1)">
            <text:p/>
          </table:table-cell>
          <table:table-cell table:style-name="ce49" table:formula="of:=MID([.$G368];5;1)">
            <text:p/>
          </table:table-cell>
          <table:table-cell table:style-name="ce49" table:formula="of:=VLOOKUP([.I368];['1'.$A$2:.$B$11];2)" office:value-type="float" office:value="0">
            <text:p>#N/A</text:p>
          </table:table-cell>
          <table:table-cell table:style-name="ce49" table:formula="of:=VLOOKUP([.J368];['1'.$A$2:.$B$11];2)" office:value-type="float" office:value="0">
            <text:p>#N/A</text:p>
          </table:table-cell>
          <table:table-cell table:style-name="ce49" table:formula="of:=VLOOKUP([.K368];['1'.$A$2:.$B$11];2)" office:value-type="float" office:value="0">
            <text:p>#N/A</text:p>
          </table:table-cell>
          <table:table-cell table:style-name="ce49"/>
          <table:table-cell table:style-name="ce49" table:formula="of:=VLOOKUP([.M3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38" table:number-columns-repeated="3"/>
          <table:table-cell table:style-name="ce44" office:value-type="string">
            <text:p>(BEFI)BCLM</text:p>
          </table:table-cell>
          <table:table-cell table:style-name="ce8" table:formula="of:=COUNTIF([.$C$2:.$C$325];[.G369])" office:value-type="float" office:value="0">
            <text:p>0</text:p>
          </table:table-cell>
          <table:table-cell table:style-name="ce29" table:formula="of:=LEFT([.$G369];1)" office:value-type="string" office:string-value="(">
            <text:p>(</text:p>
          </table:table-cell>
          <table:table-cell table:style-name="ce49" table:formula="of:=MID([.$G369];2;1)" office:value-type="string" office:string-value="B">
            <text:p>B</text:p>
          </table:table-cell>
          <table:table-cell table:style-name="ce49" table:formula="of:=MID([.$G369];3;1)" office:value-type="string" office:string-value="E">
            <text:p>E</text:p>
          </table:table-cell>
          <table:table-cell table:style-name="ce49" table:formula="of:=MID([.$G369];4;1)" office:value-type="string" office:string-value="F">
            <text:p>F</text:p>
          </table:table-cell>
          <table:table-cell table:style-name="ce49" table:formula="of:=MID([.$G369];5;1)" office:value-type="string" office:string-value="I">
            <text:p>I</text:p>
          </table:table-cell>
          <table:table-cell table:style-name="ce49" table:formula="of:=VLOOKUP([.I369];['1'.$A$2:.$B$14];2)" office:value-type="float" office:value="0">
            <text:p>#N/A</text:p>
          </table:table-cell>
          <table:table-cell table:style-name="ce49" table:formula="of:=VLOOKUP([.J369];['1'.$A$2:.$B$14];2)" office:value-type="string" office:string-value="ディル">
            <text:p>ディル</text:p>
          </table:table-cell>
          <table:table-cell table:style-name="ce49" table:formula="of:=VLOOKUP([.K369];['1'.$A$2:.$B$14];2)" office:value-type="string" office:string-value="ニンニク">
            <text:p>ニンニク</text:p>
          </table:table-cell>
          <table:table-cell table:style-name="ce49" table:formula="of:=VLOOKUP([.L369];['1'.$A$2:.$B$14];2)" office:value-type="string" office:string-value="生姜">
            <text:p>生姜</text:p>
          </table:table-cell>
          <table:table-cell table:style-name="ce49" table:formula="of:=VLOOKUP([.M369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38" table:number-columns-repeated="3"/>
          <table:table-cell table:style-name="ce44" office:value-type="string">
            <text:p>A</text:p>
          </table:table-cell>
          <table:table-cell table:style-name="ce8" table:formula="of:=COUNTIF([.$C$2:.$C$325];[.G370])" office:value-type="float" office:value="1">
            <text:p>1</text:p>
          </table:table-cell>
          <table:table-cell table:style-name="ce29" table:formula="of:=LEFT([.$G370];1)" office:value-type="string" office:string-value="A">
            <text:p>A</text:p>
          </table:table-cell>
          <table:table-cell table:style-name="ce49" table:formula="of:=MID([.$G370];2;1)">
            <text:p/>
          </table:table-cell>
          <table:table-cell table:style-name="ce49" table:formula="of:=MID([.$G370];3;1)">
            <text:p/>
          </table:table-cell>
          <table:table-cell table:style-name="ce49" table:formula="of:=MID([.$G370];4;1)">
            <text:p/>
          </table:table-cell>
          <table:table-cell table:style-name="ce49" table:formula="of:=MID([.$G370];5;1)">
            <text:p/>
          </table:table-cell>
          <table:table-cell table:style-name="ce49" table:formula="of:=VLOOKUP([.I370];['1'.$A$2:.$B$14];2)" office:value-type="string" office:string-value="ゆず">
            <text:p>ゆず</text:p>
          </table:table-cell>
          <table:table-cell table:style-name="ce49" table:formula="of:=VLOOKUP([.J370];['1'.$A$2:.$B$14];2)" office:value-type="float" office:value="0">
            <text:p>#N/A</text:p>
          </table:table-cell>
          <table:table-cell table:style-name="ce49" table:formula="of:=VLOOKUP([.K370];['1'.$A$2:.$B$14];2)" office:value-type="float" office:value="0">
            <text:p>#N/A</text:p>
          </table:table-cell>
          <table:table-cell table:style-name="ce49" table:formula="of:=VLOOKUP([.L370];['1'.$A$2:.$B$14];2)" office:value-type="float" office:value="0">
            <text:p>#N/A</text:p>
          </table:table-cell>
          <table:table-cell table:style-name="ce49" table:formula="of:=VLOOKUP([.M3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38" table:number-columns-repeated="3"/>
          <table:table-cell table:style-name="ce45" office:value-type="string">
            <text:p>AB</text:p>
          </table:table-cell>
          <table:table-cell table:style-name="ce8" table:formula="of:=COUNTIF([.$C$2:.$C$325];[.G371])" office:value-type="float" office:value="1">
            <text:p>1</text:p>
          </table:table-cell>
          <table:table-cell table:style-name="ce29" table:formula="of:=LEFT([.$G371];1)" office:value-type="string" office:string-value="A">
            <text:p>A</text:p>
          </table:table-cell>
          <table:table-cell table:style-name="ce49" table:formula="of:=MID([.$G371];2;1)" office:value-type="string" office:string-value="B">
            <text:p>B</text:p>
          </table:table-cell>
          <table:table-cell table:style-name="ce49" table:formula="of:=MID([.$G371];3;1)">
            <text:p/>
          </table:table-cell>
          <table:table-cell table:style-name="ce49" table:formula="of:=MID([.$G371];4;1)">
            <text:p/>
          </table:table-cell>
          <table:table-cell table:style-name="ce49" table:formula="of:=MID([.$G371];5;1)">
            <text:p/>
          </table:table-cell>
          <table:table-cell table:style-name="ce49" table:formula="of:=VLOOKUP([.I371];['1'.$A$2:.$B$14];2)" office:value-type="string" office:string-value="ゆず">
            <text:p>ゆず</text:p>
          </table:table-cell>
          <table:table-cell table:style-name="ce49" table:formula="of:=VLOOKUP([.J371];['1'.$A$2:.$B$14];2)" office:value-type="string" office:string-value="ディル">
            <text:p>ディル</text:p>
          </table:table-cell>
          <table:table-cell table:style-name="ce49" table:formula="of:=VLOOKUP([.K371];['1'.$A$2:.$B$14];2)" office:value-type="float" office:value="0">
            <text:p>#N/A</text:p>
          </table:table-cell>
          <table:table-cell table:style-name="ce49" table:formula="of:=VLOOKUP([.L371];['1'.$A$2:.$B$14];2)" office:value-type="float" office:value="0">
            <text:p>#N/A</text:p>
          </table:table-cell>
          <table:table-cell table:style-name="ce49" table:formula="of:=VLOOKUP([.M3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38" table:number-columns-repeated="3"/>
          <table:table-cell table:style-name="ce44" office:value-type="string">
            <text:p>ABC</text:p>
          </table:table-cell>
          <table:table-cell table:style-name="ce8" table:formula="of:=COUNTIF([.$C$2:.$C$325];[.G372])" office:value-type="float" office:value="1">
            <text:p>1</text:p>
          </table:table-cell>
          <table:table-cell table:style-name="ce29" table:formula="of:=LEFT([.$G372];1)" office:value-type="string" office:string-value="A">
            <text:p>A</text:p>
          </table:table-cell>
          <table:table-cell table:style-name="ce49" table:formula="of:=MID([.$G372];2;1)" office:value-type="string" office:string-value="B">
            <text:p>B</text:p>
          </table:table-cell>
          <table:table-cell table:style-name="ce49" table:formula="of:=MID([.$G372];3;1)" office:value-type="string" office:string-value="C">
            <text:p>C</text:p>
          </table:table-cell>
          <table:table-cell table:style-name="ce49" table:formula="of:=MID([.$G372];4;1)">
            <text:p/>
          </table:table-cell>
          <table:table-cell table:style-name="ce49" table:formula="of:=MID([.$G372];5;1)">
            <text:p/>
          </table:table-cell>
          <table:table-cell table:style-name="ce49" table:formula="of:=VLOOKUP([.I372];['1'.$A$2:.$B$14];2)" office:value-type="string" office:string-value="ゆず">
            <text:p>ゆず</text:p>
          </table:table-cell>
          <table:table-cell table:style-name="ce49" table:formula="of:=VLOOKUP([.J372];['1'.$A$2:.$B$14];2)" office:value-type="string" office:string-value="ディル">
            <text:p>ディル</text:p>
          </table:table-cell>
          <table:table-cell table:style-name="ce49" table:formula="of:=VLOOKUP([.K372];['1'.$A$2:.$B$14];2)" office:value-type="string" office:string-value="オオバ">
            <text:p>オオバ</text:p>
          </table:table-cell>
          <table:table-cell table:style-name="ce49" table:formula="of:=VLOOKUP([.L372];['1'.$A$2:.$B$14];2)" office:value-type="float" office:value="0">
            <text:p>#N/A</text:p>
          </table:table-cell>
          <table:table-cell table:style-name="ce49" table:formula="of:=VLOOKUP([.M3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38" table:number-columns-repeated="3"/>
          <table:table-cell table:style-name="ce44" office:value-type="string">
            <text:p>ABD</text:p>
          </table:table-cell>
          <table:table-cell table:style-name="ce8" table:formula="of:=COUNTIF([.$C$2:.$C$325];[.G373])" office:value-type="float" office:value="2">
            <text:p>2</text:p>
          </table:table-cell>
          <table:table-cell table:style-name="ce29" table:formula="of:=LEFT([.$G373];1)" office:value-type="string" office:string-value="A">
            <text:p>A</text:p>
          </table:table-cell>
          <table:table-cell table:style-name="ce49" table:formula="of:=MID([.$G373];2;1)" office:value-type="string" office:string-value="B">
            <text:p>B</text:p>
          </table:table-cell>
          <table:table-cell table:style-name="ce49" table:formula="of:=MID([.$G373];3;1)" office:value-type="string" office:string-value="D">
            <text:p>D</text:p>
          </table:table-cell>
          <table:table-cell table:style-name="ce49" table:formula="of:=MID([.$G373];4;1)">
            <text:p/>
          </table:table-cell>
          <table:table-cell table:style-name="ce49" table:formula="of:=MID([.$G373];5;1)">
            <text:p/>
          </table:table-cell>
          <table:table-cell table:style-name="ce49" table:formula="of:=VLOOKUP([.I373];['1'.$A$2:.$B$14];2)" office:value-type="string" office:string-value="ゆず">
            <text:p>ゆず</text:p>
          </table:table-cell>
          <table:table-cell table:style-name="ce49" table:formula="of:=VLOOKUP([.J373];['1'.$A$2:.$B$14];2)" office:value-type="string" office:string-value="ディル">
            <text:p>ディル</text:p>
          </table:table-cell>
          <table:table-cell table:style-name="ce49" table:formula="of:=VLOOKUP([.K373];['1'.$A$2:.$B$14];2)" office:value-type="string" office:string-value="レモン">
            <text:p>レモン</text:p>
          </table:table-cell>
          <table:table-cell table:style-name="ce49" table:formula="of:=VLOOKUP([.L373];['1'.$A$2:.$B$14];2)" office:value-type="float" office:value="0">
            <text:p>#N/A</text:p>
          </table:table-cell>
          <table:table-cell table:style-name="ce49" table:formula="of:=VLOOKUP([.M3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38" table:number-columns-repeated="3"/>
          <table:table-cell table:style-name="ce44" office:value-type="string">
            <text:p>ABE</text:p>
          </table:table-cell>
          <table:table-cell table:style-name="ce8" table:formula="of:=COUNTIF([.$C$2:.$C$325];[.G374])" office:value-type="float" office:value="1">
            <text:p>1</text:p>
          </table:table-cell>
          <table:table-cell table:style-name="ce29" table:formula="of:=LEFT([.$G374];1)" office:value-type="string" office:string-value="A">
            <text:p>A</text:p>
          </table:table-cell>
          <table:table-cell table:style-name="ce49" table:formula="of:=MID([.$G374];2;1)" office:value-type="string" office:string-value="B">
            <text:p>B</text:p>
          </table:table-cell>
          <table:table-cell table:style-name="ce49" table:formula="of:=MID([.$G374];3;1)" office:value-type="string" office:string-value="E">
            <text:p>E</text:p>
          </table:table-cell>
          <table:table-cell table:style-name="ce49" table:formula="of:=MID([.$G374];4;1)">
            <text:p/>
          </table:table-cell>
          <table:table-cell table:style-name="ce49" table:formula="of:=MID([.$G374];5;1)">
            <text:p/>
          </table:table-cell>
          <table:table-cell table:style-name="ce49" table:formula="of:=VLOOKUP([.I374];['1'.$A$2:.$B$14];2)" office:value-type="string" office:string-value="ゆず">
            <text:p>ゆず</text:p>
          </table:table-cell>
          <table:table-cell table:style-name="ce49" table:formula="of:=VLOOKUP([.J374];['1'.$A$2:.$B$14];2)" office:value-type="string" office:string-value="ディル">
            <text:p>ディル</text:p>
          </table:table-cell>
          <table:table-cell table:style-name="ce49" table:formula="of:=VLOOKUP([.K374];['1'.$A$2:.$B$14];2)" office:value-type="string" office:string-value="ニンニク">
            <text:p>ニンニク</text:p>
          </table:table-cell>
          <table:table-cell table:style-name="ce49" table:formula="of:=VLOOKUP([.L374];['1'.$A$2:.$B$14];2)" office:value-type="float" office:value="0">
            <text:p>#N/A</text:p>
          </table:table-cell>
          <table:table-cell table:style-name="ce49" table:formula="of:=VLOOKUP([.M3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2"/>
          <table:table-cell table:style-name="ce4" office:value-type="float" office:value="7">
            <text:p>7</text:p>
          </table:table-cell>
          <table:table-cell table:style-name="ce38" table:number-columns-repeated="3"/>
          <table:table-cell table:style-name="ce44" office:value-type="string">
            <text:p>ABI</text:p>
          </table:table-cell>
          <table:table-cell table:style-name="ce8" table:formula="of:=COUNTIF([.$C$2:.$C$325];[.G375])" office:value-type="float" office:value="1">
            <text:p>1</text:p>
          </table:table-cell>
          <table:table-cell table:style-name="ce29" table:formula="of:=LEFT([.$G375];1)" office:value-type="string" office:string-value="A">
            <text:p>A</text:p>
          </table:table-cell>
          <table:table-cell table:style-name="ce49" table:formula="of:=MID([.$G375];2;1)" office:value-type="string" office:string-value="B">
            <text:p>B</text:p>
          </table:table-cell>
          <table:table-cell table:style-name="ce49" table:formula="of:=MID([.$G375];3;1)" office:value-type="string" office:string-value="I">
            <text:p>I</text:p>
          </table:table-cell>
          <table:table-cell table:style-name="ce49" table:formula="of:=MID([.$G375];4;1)">
            <text:p/>
          </table:table-cell>
          <table:table-cell table:style-name="ce49" table:formula="of:=MID([.$G375];5;1)">
            <text:p/>
          </table:table-cell>
          <table:table-cell table:style-name="ce49" table:formula="of:=VLOOKUP([.I375];['1'.$A$2:.$B$14];2)" office:value-type="string" office:string-value="ゆず">
            <text:p>ゆず</text:p>
          </table:table-cell>
          <table:table-cell table:style-name="ce49" table:formula="of:=VLOOKUP([.J375];['1'.$A$2:.$B$14];2)" office:value-type="string" office:string-value="ディル">
            <text:p>ディル</text:p>
          </table:table-cell>
          <table:table-cell table:style-name="ce49" table:formula="of:=VLOOKUP([.K375];['1'.$A$2:.$B$14];2)" office:value-type="string" office:string-value="ローズマリー">
            <text:p>ローズマリー</text:p>
          </table:table-cell>
          <table:table-cell table:style-name="ce49" table:formula="of:=VLOOKUP([.L375];['1'.$A$2:.$B$14];2)" office:value-type="float" office:value="0">
            <text:p>#N/A</text:p>
          </table:table-cell>
          <table:table-cell table:style-name="ce49" table:formula="of:=VLOOKUP([.M3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style-name="ce4" table:number-columns-repeated="2"/>
          <table:table-cell table:style-name="ce4" office:value-type="float" office:value="8">
            <text:p>8</text:p>
          </table:table-cell>
          <table:table-cell table:style-name="ce38" table:number-columns-repeated="3"/>
          <table:table-cell table:style-name="ce44" office:value-type="string">
            <text:p>AC</text:p>
          </table:table-cell>
          <table:table-cell table:style-name="ce8" table:formula="of:=COUNTIF([.$C$2:.$C$325];[.G376])" office:value-type="float" office:value="4">
            <text:p>4</text:p>
          </table:table-cell>
          <table:table-cell table:style-name="ce29" table:formula="of:=LEFT([.$G376];1)" office:value-type="string" office:string-value="A">
            <text:p>A</text:p>
          </table:table-cell>
          <table:table-cell table:style-name="ce49" table:formula="of:=MID([.$G376];2;1)" office:value-type="string" office:string-value="C">
            <text:p>C</text:p>
          </table:table-cell>
          <table:table-cell table:style-name="ce49" table:formula="of:=MID([.$G376];3;1)">
            <text:p/>
          </table:table-cell>
          <table:table-cell table:style-name="ce49" table:formula="of:=MID([.$G376];4;1)">
            <text:p/>
          </table:table-cell>
          <table:table-cell table:style-name="ce49" table:formula="of:=MID([.$G376];5;1)">
            <text:p/>
          </table:table-cell>
          <table:table-cell table:style-name="ce49" table:formula="of:=VLOOKUP([.I376];['1'.$A$2:.$B$14];2)" office:value-type="string" office:string-value="ゆず">
            <text:p>ゆず</text:p>
          </table:table-cell>
          <table:table-cell table:style-name="ce49" table:formula="of:=VLOOKUP([.J376];['1'.$A$2:.$B$14];2)" office:value-type="string" office:string-value="オオバ">
            <text:p>オオバ</text:p>
          </table:table-cell>
          <table:table-cell table:style-name="ce49" table:formula="of:=VLOOKUP([.K376];['1'.$A$2:.$B$14];2)" office:value-type="float" office:value="0">
            <text:p>#N/A</text:p>
          </table:table-cell>
          <table:table-cell table:style-name="ce49" table:formula="of:=VLOOKUP([.L376];['1'.$A$2:.$B$14];2)" office:value-type="float" office:value="0">
            <text:p>#N/A</text:p>
          </table:table-cell>
          <table:table-cell table:style-name="ce49" table:formula="of:=VLOOKUP([.M3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4" table:number-columns-repeated="1005"/>
        </table:table-row>
        <table:table-row table:style-name="ro2">
          <table:table-cell table:number-columns-repeated="2"/>
          <table:table-cell table:style-name="ce4" office:value-type="float" office:value="9">
            <text:p>9</text:p>
          </table:table-cell>
          <table:table-cell table:number-columns-repeated="3"/>
          <table:table-cell table:style-name="ce44" office:value-type="string">
            <text:p>ACD</text:p>
          </table:table-cell>
          <table:table-cell table:style-name="ce8" table:formula="of:=COUNTIF([.$C$2:.$C$325];[.G377])" office:value-type="float" office:value="2">
            <text:p>2</text:p>
          </table:table-cell>
          <table:table-cell table:style-name="ce29" table:formula="of:=LEFT([.$G377];1)" office:value-type="string" office:string-value="A">
            <text:p>A</text:p>
          </table:table-cell>
          <table:table-cell table:style-name="ce49" table:formula="of:=MID([.$G377];2;1)" office:value-type="string" office:string-value="C">
            <text:p>C</text:p>
          </table:table-cell>
          <table:table-cell table:style-name="ce49" table:formula="of:=MID([.$G377];3;1)" office:value-type="string" office:string-value="D">
            <text:p>D</text:p>
          </table:table-cell>
          <table:table-cell table:style-name="ce49" table:formula="of:=MID([.$G377];4;1)">
            <text:p/>
          </table:table-cell>
          <table:table-cell table:style-name="ce49" table:formula="of:=MID([.$G377];5;1)">
            <text:p/>
          </table:table-cell>
          <table:table-cell table:style-name="ce49" table:formula="of:=VLOOKUP([.I377];['1'.$A$2:.$B$14];2)" office:value-type="string" office:string-value="ゆず">
            <text:p>ゆず</text:p>
          </table:table-cell>
          <table:table-cell table:style-name="ce49" table:formula="of:=VLOOKUP([.J377];['1'.$A$2:.$B$14];2)" office:value-type="string" office:string-value="オオバ">
            <text:p>オオバ</text:p>
          </table:table-cell>
          <table:table-cell table:style-name="ce49" table:formula="of:=VLOOKUP([.K377];['1'.$A$2:.$B$14];2)" office:value-type="string" office:string-value="レモン">
            <text:p>レモン</text:p>
          </table:table-cell>
          <table:table-cell table:style-name="ce49" table:formula="of:=VLOOKUP([.L377];['1'.$A$2:.$B$14];2)" office:value-type="float" office:value="0">
            <text:p>#N/A</text:p>
          </table:table-cell>
          <table:table-cell table:style-name="ce49" table:formula="of:=VLOOKUP([.M3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3"/>
          <table:table-cell table:style-name="ce44" office:value-type="string">
            <text:p>ACE</text:p>
          </table:table-cell>
          <table:table-cell table:style-name="ce8" table:formula="of:=COUNTIF([.$C$2:.$C$325];[.G378])" office:value-type="float" office:value="2">
            <text:p>2</text:p>
          </table:table-cell>
          <table:table-cell table:style-name="ce29" table:formula="of:=LEFT([.$G378];1)" office:value-type="string" office:string-value="A">
            <text:p>A</text:p>
          </table:table-cell>
          <table:table-cell table:style-name="ce49" table:formula="of:=MID([.$G378];2;1)" office:value-type="string" office:string-value="C">
            <text:p>C</text:p>
          </table:table-cell>
          <table:table-cell table:style-name="ce49" table:formula="of:=MID([.$G378];3;1)" office:value-type="string" office:string-value="E">
            <text:p>E</text:p>
          </table:table-cell>
          <table:table-cell table:style-name="ce49" table:formula="of:=MID([.$G378];4;1)">
            <text:p/>
          </table:table-cell>
          <table:table-cell table:style-name="ce49" table:formula="of:=MID([.$G378];5;1)">
            <text:p/>
          </table:table-cell>
          <table:table-cell table:style-name="ce49" table:formula="of:=VLOOKUP([.I378];['1'.$A$2:.$B$14];2)" office:value-type="string" office:string-value="ゆず">
            <text:p>ゆず</text:p>
          </table:table-cell>
          <table:table-cell table:style-name="ce49" table:formula="of:=VLOOKUP([.J378];['1'.$A$2:.$B$14];2)" office:value-type="string" office:string-value="オオバ">
            <text:p>オオバ</text:p>
          </table:table-cell>
          <table:table-cell table:style-name="ce49" table:formula="of:=VLOOKUP([.K378];['1'.$A$2:.$B$14];2)" office:value-type="string" office:string-value="ニンニク">
            <text:p>ニンニク</text:p>
          </table:table-cell>
          <table:table-cell table:style-name="ce49" table:formula="of:=VLOOKUP([.L378];['1'.$A$2:.$B$14];2)" office:value-type="float" office:value="0">
            <text:p>#N/A</text:p>
          </table:table-cell>
          <table:table-cell table:style-name="ce49" table:formula="of:=VLOOKUP([.M3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">
            <text:p>11</text:p>
          </table:table-cell>
          <table:table-cell table:number-columns-repeated="3"/>
          <table:table-cell table:style-name="ce44" office:value-type="string">
            <text:p>ACEF</text:p>
          </table:table-cell>
          <table:table-cell table:style-name="ce8" table:formula="of:=COUNTIF([.$C$2:.$C$325];[.G379])" office:value-type="float" office:value="1">
            <text:p>1</text:p>
          </table:table-cell>
          <table:table-cell table:style-name="ce29" table:formula="of:=LEFT([.$G379];1)" office:value-type="string" office:string-value="A">
            <text:p>A</text:p>
          </table:table-cell>
          <table:table-cell table:style-name="ce49" table:formula="of:=MID([.$G379];2;1)" office:value-type="string" office:string-value="C">
            <text:p>C</text:p>
          </table:table-cell>
          <table:table-cell table:style-name="ce49" table:formula="of:=MID([.$G379];3;1)" office:value-type="string" office:string-value="E">
            <text:p>E</text:p>
          </table:table-cell>
          <table:table-cell table:style-name="ce49" table:formula="of:=MID([.$G379];4;1)" office:value-type="string" office:string-value="F">
            <text:p>F</text:p>
          </table:table-cell>
          <table:table-cell table:style-name="ce49" table:formula="of:=MID([.$G379];5;1)">
            <text:p/>
          </table:table-cell>
          <table:table-cell table:style-name="ce49" table:formula="of:=VLOOKUP([.I379];['1'.$A$2:.$B$14];2)" office:value-type="string" office:string-value="ゆず">
            <text:p>ゆず</text:p>
          </table:table-cell>
          <table:table-cell table:style-name="ce49" table:formula="of:=VLOOKUP([.J379];['1'.$A$2:.$B$14];2)" office:value-type="string" office:string-value="オオバ">
            <text:p>オオバ</text:p>
          </table:table-cell>
          <table:table-cell table:style-name="ce49" table:formula="of:=VLOOKUP([.K379];['1'.$A$2:.$B$14];2)" office:value-type="string" office:string-value="ニンニク">
            <text:p>ニンニク</text:p>
          </table:table-cell>
          <table:table-cell table:style-name="ce49" table:formula="of:=VLOOKUP([.L379];['1'.$A$2:.$B$14];2)" office:value-type="string" office:string-value="生姜">
            <text:p>生姜</text:p>
          </table:table-cell>
          <table:table-cell table:style-name="ce49" table:formula="of:=VLOOKUP([.M3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">
            <text:p>12</text:p>
          </table:table-cell>
          <table:table-cell table:number-columns-repeated="3"/>
          <table:table-cell table:style-name="ce44" office:value-type="string">
            <text:p>ACEFM</text:p>
          </table:table-cell>
          <table:table-cell table:style-name="ce8" table:formula="of:=COUNTIF([.$C$2:.$C$325];[.G380])" office:value-type="float" office:value="1">
            <text:p>1</text:p>
          </table:table-cell>
          <table:table-cell table:style-name="ce29" table:formula="of:=LEFT([.$G380];1)" office:value-type="string" office:string-value="A">
            <text:p>A</text:p>
          </table:table-cell>
          <table:table-cell table:style-name="ce49" table:formula="of:=MID([.$G380];2;1)" office:value-type="string" office:string-value="C">
            <text:p>C</text:p>
          </table:table-cell>
          <table:table-cell table:style-name="ce49" table:formula="of:=MID([.$G380];3;1)" office:value-type="string" office:string-value="E">
            <text:p>E</text:p>
          </table:table-cell>
          <table:table-cell table:style-name="ce49" table:formula="of:=MID([.$G380];4;1)" office:value-type="string" office:string-value="F">
            <text:p>F</text:p>
          </table:table-cell>
          <table:table-cell table:style-name="ce49" table:formula="of:=MID([.$G380];5;1)" office:value-type="string" office:string-value="M">
            <text:p>M</text:p>
          </table:table-cell>
          <table:table-cell table:style-name="ce49" table:formula="of:=VLOOKUP([.I380];['1'.$A$2:.$B$14];2)" office:value-type="string" office:string-value="ゆず">
            <text:p>ゆず</text:p>
          </table:table-cell>
          <table:table-cell table:style-name="ce49" table:formula="of:=VLOOKUP([.J380];['1'.$A$2:.$B$14];2)" office:value-type="string" office:string-value="オオバ">
            <text:p>オオバ</text:p>
          </table:table-cell>
          <table:table-cell table:style-name="ce49" table:formula="of:=VLOOKUP([.K380];['1'.$A$2:.$B$14];2)" office:value-type="string" office:string-value="ニンニク">
            <text:p>ニンニク</text:p>
          </table:table-cell>
          <table:table-cell table:style-name="ce49" table:formula="of:=VLOOKUP([.L380];['1'.$A$2:.$B$14];2)" office:value-type="string" office:string-value="生姜">
            <text:p>生姜</text:p>
          </table:table-cell>
          <table:table-cell table:style-name="ce49" table:formula="of:=VLOOKUP([.M38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3">
            <text:p>13</text:p>
          </table:table-cell>
          <table:table-cell table:number-columns-repeated="3"/>
          <table:table-cell table:style-name="ce44" office:value-type="string">
            <text:p>ACEM</text:p>
          </table:table-cell>
          <table:table-cell table:style-name="ce8" table:formula="of:=COUNTIF([.$C$2:.$C$325];[.G381])" office:value-type="float" office:value="1">
            <text:p>1</text:p>
          </table:table-cell>
          <table:table-cell table:style-name="ce29" table:formula="of:=LEFT([.$G381];1)" office:value-type="string" office:string-value="A">
            <text:p>A</text:p>
          </table:table-cell>
          <table:table-cell table:style-name="ce49" table:formula="of:=MID([.$G381];2;1)" office:value-type="string" office:string-value="C">
            <text:p>C</text:p>
          </table:table-cell>
          <table:table-cell table:style-name="ce49" table:formula="of:=MID([.$G381];3;1)" office:value-type="string" office:string-value="E">
            <text:p>E</text:p>
          </table:table-cell>
          <table:table-cell table:style-name="ce49" table:formula="of:=MID([.$G381];4;1)" office:value-type="string" office:string-value="M">
            <text:p>M</text:p>
          </table:table-cell>
          <table:table-cell table:style-name="ce49" table:formula="of:=MID([.$G381];5;1)">
            <text:p/>
          </table:table-cell>
          <table:table-cell table:style-name="ce49" table:formula="of:=VLOOKUP([.I381];['1'.$A$2:.$B$14];2)" office:value-type="string" office:string-value="ゆず">
            <text:p>ゆず</text:p>
          </table:table-cell>
          <table:table-cell table:style-name="ce49" table:formula="of:=VLOOKUP([.J381];['1'.$A$2:.$B$14];2)" office:value-type="string" office:string-value="オオバ">
            <text:p>オオバ</text:p>
          </table:table-cell>
          <table:table-cell table:style-name="ce49" table:formula="of:=VLOOKUP([.K381];['1'.$A$2:.$B$14];2)" office:value-type="string" office:string-value="ニンニク">
            <text:p>ニンニク</text:p>
          </table:table-cell>
          <table:table-cell table:style-name="ce49" table:formula="of:=VLOOKUP([.L381];['1'.$A$2:.$B$14];2)" office:value-type="string" office:string-value="お湯">
            <text:p>お湯</text:p>
          </table:table-cell>
          <table:table-cell table:style-name="ce49" table:formula="of:=VLOOKUP([.M3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4">
            <text:p>14</text:p>
          </table:table-cell>
          <table:table-cell table:number-columns-repeated="3"/>
          <table:table-cell table:style-name="ce44" office:value-type="string">
            <text:p>ACFM</text:p>
          </table:table-cell>
          <table:table-cell table:style-name="ce8" table:formula="of:=COUNTIF([.$C$2:.$C$325];[.G382])" office:value-type="float" office:value="2">
            <text:p>2</text:p>
          </table:table-cell>
          <table:table-cell table:style-name="ce29" table:formula="of:=LEFT([.$G382];1)" office:value-type="string" office:string-value="A">
            <text:p>A</text:p>
          </table:table-cell>
          <table:table-cell table:style-name="ce49" table:formula="of:=MID([.$G382];2;1)" office:value-type="string" office:string-value="C">
            <text:p>C</text:p>
          </table:table-cell>
          <table:table-cell table:style-name="ce49" table:formula="of:=MID([.$G382];3;1)" office:value-type="string" office:string-value="F">
            <text:p>F</text:p>
          </table:table-cell>
          <table:table-cell table:style-name="ce49" table:formula="of:=MID([.$G382];4;1)" office:value-type="string" office:string-value="M">
            <text:p>M</text:p>
          </table:table-cell>
          <table:table-cell table:style-name="ce49" table:formula="of:=MID([.$G382];5;1)">
            <text:p/>
          </table:table-cell>
          <table:table-cell table:style-name="ce49" table:formula="of:=VLOOKUP([.I382];['1'.$A$2:.$B$14];2)" office:value-type="string" office:string-value="ゆず">
            <text:p>ゆず</text:p>
          </table:table-cell>
          <table:table-cell table:style-name="ce49" table:formula="of:=VLOOKUP([.J382];['1'.$A$2:.$B$14];2)" office:value-type="string" office:string-value="オオバ">
            <text:p>オオバ</text:p>
          </table:table-cell>
          <table:table-cell table:style-name="ce49" table:formula="of:=VLOOKUP([.K382];['1'.$A$2:.$B$14];2)" office:value-type="string" office:string-value="生姜">
            <text:p>生姜</text:p>
          </table:table-cell>
          <table:table-cell table:style-name="ce49" table:formula="of:=VLOOKUP([.L382];['1'.$A$2:.$B$14];2)" office:value-type="string" office:string-value="お湯">
            <text:p>お湯</text:p>
          </table:table-cell>
          <table:table-cell table:style-name="ce49" table:formula="of:=VLOOKUP([.M3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5">
            <text:p>15</text:p>
          </table:table-cell>
          <table:table-cell table:number-columns-repeated="3"/>
          <table:table-cell table:style-name="ce45" office:value-type="string">
            <text:p>ACM</text:p>
          </table:table-cell>
          <table:table-cell table:style-name="ce8" table:formula="of:=COUNTIF([.$C$2:.$C$325];[.G383])" office:value-type="float" office:value="1">
            <text:p>1</text:p>
          </table:table-cell>
          <table:table-cell table:style-name="ce29" table:formula="of:=LEFT([.$G383];1)" office:value-type="string" office:string-value="A">
            <text:p>A</text:p>
          </table:table-cell>
          <table:table-cell table:style-name="ce49" table:formula="of:=MID([.$G383];2;1)" office:value-type="string" office:string-value="C">
            <text:p>C</text:p>
          </table:table-cell>
          <table:table-cell table:style-name="ce49" table:formula="of:=MID([.$G383];3;1)" office:value-type="string" office:string-value="M">
            <text:p>M</text:p>
          </table:table-cell>
          <table:table-cell table:style-name="ce49" table:formula="of:=MID([.$G383];4;1)">
            <text:p/>
          </table:table-cell>
          <table:table-cell table:style-name="ce49" table:formula="of:=MID([.$G383];5;1)">
            <text:p/>
          </table:table-cell>
          <table:table-cell table:style-name="ce49" table:formula="of:=VLOOKUP([.I383];['1'.$A$2:.$B$14];2)" office:value-type="string" office:string-value="ゆず">
            <text:p>ゆず</text:p>
          </table:table-cell>
          <table:table-cell table:style-name="ce49" table:formula="of:=VLOOKUP([.J383];['1'.$A$2:.$B$14];2)" office:value-type="string" office:string-value="オオバ">
            <text:p>オオバ</text:p>
          </table:table-cell>
          <table:table-cell table:style-name="ce49" table:formula="of:=VLOOKUP([.K383];['1'.$A$2:.$B$14];2)" office:value-type="string" office:string-value="お湯">
            <text:p>お湯</text:p>
          </table:table-cell>
          <table:table-cell table:style-name="ce49" table:formula="of:=VLOOKUP([.L383];['1'.$A$2:.$B$14];2)" office:value-type="float" office:value="0">
            <text:p>#N/A</text:p>
          </table:table-cell>
          <table:table-cell table:style-name="ce49" table:formula="of:=VLOOKUP([.M3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6">
            <text:p>16</text:p>
          </table:table-cell>
          <table:table-cell table:number-columns-repeated="3"/>
          <table:table-cell table:style-name="ce44" office:value-type="string">
            <text:p>ADE</text:p>
          </table:table-cell>
          <table:table-cell table:style-name="ce8" table:formula="of:=COUNTIF([.$C$2:.$C$325];[.G384])" office:value-type="float" office:value="2">
            <text:p>2</text:p>
          </table:table-cell>
          <table:table-cell table:style-name="ce29" table:formula="of:=LEFT([.$G384];1)" office:value-type="string" office:string-value="A">
            <text:p>A</text:p>
          </table:table-cell>
          <table:table-cell table:style-name="ce49" table:formula="of:=MID([.$G384];2;1)" office:value-type="string" office:string-value="D">
            <text:p>D</text:p>
          </table:table-cell>
          <table:table-cell table:style-name="ce49" table:formula="of:=MID([.$G384];3;1)" office:value-type="string" office:string-value="E">
            <text:p>E</text:p>
          </table:table-cell>
          <table:table-cell table:style-name="ce49" table:formula="of:=MID([.$G384];4;1)">
            <text:p/>
          </table:table-cell>
          <table:table-cell table:style-name="ce49" table:formula="of:=MID([.$G384];5;1)">
            <text:p/>
          </table:table-cell>
          <table:table-cell table:style-name="ce49" table:formula="of:=VLOOKUP([.I384];['1'.$A$2:.$B$14];2)" office:value-type="string" office:string-value="ゆず">
            <text:p>ゆず</text:p>
          </table:table-cell>
          <table:table-cell table:style-name="ce49" table:formula="of:=VLOOKUP([.J384];['1'.$A$2:.$B$14];2)" office:value-type="string" office:string-value="レモン">
            <text:p>レモン</text:p>
          </table:table-cell>
          <table:table-cell table:style-name="ce49" table:formula="of:=VLOOKUP([.K384];['1'.$A$2:.$B$14];2)" office:value-type="string" office:string-value="ニンニク">
            <text:p>ニンニク</text:p>
          </table:table-cell>
          <table:table-cell table:style-name="ce49" table:formula="of:=VLOOKUP([.L384];['1'.$A$2:.$B$14];2)" office:value-type="float" office:value="0">
            <text:p>#N/A</text:p>
          </table:table-cell>
          <table:table-cell table:style-name="ce49" table:formula="of:=VLOOKUP([.M3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7">
            <text:p>17</text:p>
          </table:table-cell>
          <table:table-cell table:number-columns-repeated="3"/>
          <table:table-cell table:style-name="ce44" office:value-type="string">
            <text:p>ADH</text:p>
          </table:table-cell>
          <table:table-cell table:style-name="ce8" table:formula="of:=COUNTIF([.$C$2:.$C$325];[.G385])" office:value-type="float" office:value="3">
            <text:p>3</text:p>
          </table:table-cell>
          <table:table-cell table:style-name="ce29" table:formula="of:=LEFT([.$G385];1)" office:value-type="string" office:string-value="A">
            <text:p>A</text:p>
          </table:table-cell>
          <table:table-cell table:style-name="ce49" table:formula="of:=MID([.$G385];2;1)" office:value-type="string" office:string-value="D">
            <text:p>D</text:p>
          </table:table-cell>
          <table:table-cell table:style-name="ce49" table:formula="of:=MID([.$G385];3;1)" office:value-type="string" office:string-value="H">
            <text:p>H</text:p>
          </table:table-cell>
          <table:table-cell table:style-name="ce49" table:formula="of:=MID([.$G385];4;1)">
            <text:p/>
          </table:table-cell>
          <table:table-cell table:style-name="ce49" table:formula="of:=MID([.$G385];5;1)">
            <text:p/>
          </table:table-cell>
          <table:table-cell table:style-name="ce49" table:formula="of:=VLOOKUP([.I385];['1'.$A$2:.$B$14];2)" office:value-type="string" office:string-value="ゆず">
            <text:p>ゆず</text:p>
          </table:table-cell>
          <table:table-cell table:style-name="ce49" table:formula="of:=VLOOKUP([.J385];['1'.$A$2:.$B$14];2)" office:value-type="string" office:string-value="レモン">
            <text:p>レモン</text:p>
          </table:table-cell>
          <table:table-cell table:style-name="ce49" table:formula="of:=VLOOKUP([.K385];['1'.$A$2:.$B$14];2)" office:value-type="string" office:string-value="ペパーミント">
            <text:p>ペパーミント</text:p>
          </table:table-cell>
          <table:table-cell table:style-name="ce49" table:formula="of:=VLOOKUP([.L385];['1'.$A$2:.$B$14];2)" office:value-type="float" office:value="0">
            <text:p>#N/A</text:p>
          </table:table-cell>
          <table:table-cell table:style-name="ce49" table:formula="of:=VLOOKUP([.M3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8">
            <text:p>18</text:p>
          </table:table-cell>
          <table:table-cell table:number-columns-repeated="3"/>
          <table:table-cell table:style-name="ce44" office:value-type="string">
            <text:p>AEFIM</text:p>
          </table:table-cell>
          <table:table-cell table:style-name="ce8" table:formula="of:=COUNTIF([.$C$2:.$C$325];[.G386])" office:value-type="float" office:value="1">
            <text:p>1</text:p>
          </table:table-cell>
          <table:table-cell table:style-name="ce29" table:formula="of:=LEFT([.$G386];1)" office:value-type="string" office:string-value="A">
            <text:p>A</text:p>
          </table:table-cell>
          <table:table-cell table:style-name="ce49" table:formula="of:=MID([.$G386];2;1)" office:value-type="string" office:string-value="E">
            <text:p>E</text:p>
          </table:table-cell>
          <table:table-cell table:style-name="ce49" table:formula="of:=MID([.$G386];3;1)" office:value-type="string" office:string-value="F">
            <text:p>F</text:p>
          </table:table-cell>
          <table:table-cell table:style-name="ce49" table:formula="of:=MID([.$G386];4;1)" office:value-type="string" office:string-value="I">
            <text:p>I</text:p>
          </table:table-cell>
          <table:table-cell table:style-name="ce49" table:formula="of:=MID([.$G386];5;1)" office:value-type="string" office:string-value="M">
            <text:p>M</text:p>
          </table:table-cell>
          <table:table-cell table:style-name="ce49" table:formula="of:=VLOOKUP([.I386];['1'.$A$2:.$B$14];2)" office:value-type="string" office:string-value="ゆず">
            <text:p>ゆず</text:p>
          </table:table-cell>
          <table:table-cell table:style-name="ce49" table:formula="of:=VLOOKUP([.J386];['1'.$A$2:.$B$14];2)" office:value-type="string" office:string-value="ニンニク">
            <text:p>ニンニク</text:p>
          </table:table-cell>
          <table:table-cell table:style-name="ce49" table:formula="of:=VLOOKUP([.K386];['1'.$A$2:.$B$14];2)" office:value-type="string" office:string-value="生姜">
            <text:p>生姜</text:p>
          </table:table-cell>
          <table:table-cell table:style-name="ce49" table:formula="of:=VLOOKUP([.L386];['1'.$A$2:.$B$14];2)" office:value-type="string" office:string-value="ローズマリー">
            <text:p>ローズマリー</text:p>
          </table:table-cell>
          <table:table-cell table:style-name="ce49" table:formula="of:=VLOOKUP([.M38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9">
            <text:p>19</text:p>
          </table:table-cell>
          <table:table-cell table:number-columns-repeated="3"/>
          <table:table-cell table:style-name="ce44" office:value-type="string">
            <text:p>AEH</text:p>
          </table:table-cell>
          <table:table-cell table:style-name="ce8" table:formula="of:=COUNTIF([.$C$2:.$C$325];[.G387])" office:value-type="float" office:value="2">
            <text:p>2</text:p>
          </table:table-cell>
          <table:table-cell table:style-name="ce29" table:formula="of:=LEFT([.$G387];1)" office:value-type="string" office:string-value="A">
            <text:p>A</text:p>
          </table:table-cell>
          <table:table-cell table:style-name="ce49" table:formula="of:=MID([.$G387];2;1)" office:value-type="string" office:string-value="E">
            <text:p>E</text:p>
          </table:table-cell>
          <table:table-cell table:style-name="ce49" table:formula="of:=MID([.$G387];3;1)" office:value-type="string" office:string-value="H">
            <text:p>H</text:p>
          </table:table-cell>
          <table:table-cell table:style-name="ce49" table:formula="of:=MID([.$G387];4;1)">
            <text:p/>
          </table:table-cell>
          <table:table-cell table:style-name="ce49" table:formula="of:=MID([.$G387];5;1)">
            <text:p/>
          </table:table-cell>
          <table:table-cell table:style-name="ce49" table:formula="of:=VLOOKUP([.I387];['1'.$A$2:.$B$14];2)" office:value-type="string" office:string-value="ゆず">
            <text:p>ゆず</text:p>
          </table:table-cell>
          <table:table-cell table:style-name="ce49" table:formula="of:=VLOOKUP([.J387];['1'.$A$2:.$B$14];2)" office:value-type="string" office:string-value="ニンニク">
            <text:p>ニンニク</text:p>
          </table:table-cell>
          <table:table-cell table:style-name="ce49" table:formula="of:=VLOOKUP([.K387];['1'.$A$2:.$B$14];2)" office:value-type="string" office:string-value="ペパーミント">
            <text:p>ペパーミント</text:p>
          </table:table-cell>
          <table:table-cell table:style-name="ce49" table:formula="of:=VLOOKUP([.L387];['1'.$A$2:.$B$14];2)" office:value-type="float" office:value="0">
            <text:p>#N/A</text:p>
          </table:table-cell>
          <table:table-cell table:style-name="ce49" table:formula="of:=VLOOKUP([.M3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0">
            <text:p>20</text:p>
          </table:table-cell>
          <table:table-cell table:number-columns-repeated="3"/>
          <table:table-cell table:style-name="ce44" office:value-type="string">
            <text:p>AEKM</text:p>
          </table:table-cell>
          <table:table-cell table:style-name="ce8" table:formula="of:=COUNTIF([.$C$2:.$C$325];[.G388])" office:value-type="float" office:value="1">
            <text:p>1</text:p>
          </table:table-cell>
          <table:table-cell table:style-name="ce29" table:formula="of:=LEFT([.$G388];1)" office:value-type="string" office:string-value="A">
            <text:p>A</text:p>
          </table:table-cell>
          <table:table-cell table:style-name="ce49" table:formula="of:=MID([.$G388];2;1)" office:value-type="string" office:string-value="E">
            <text:p>E</text:p>
          </table:table-cell>
          <table:table-cell table:style-name="ce49" table:formula="of:=MID([.$G388];3;1)" office:value-type="string" office:string-value="K">
            <text:p>K</text:p>
          </table:table-cell>
          <table:table-cell table:style-name="ce49" table:formula="of:=MID([.$G388];4;1)" office:value-type="string" office:string-value="M">
            <text:p>M</text:p>
          </table:table-cell>
          <table:table-cell table:style-name="ce49" table:formula="of:=MID([.$G388];5;1)">
            <text:p/>
          </table:table-cell>
          <table:table-cell table:style-name="ce49" table:formula="of:=VLOOKUP([.I388];['1'.$A$2:.$B$14];2)" office:value-type="string" office:string-value="ゆず">
            <text:p>ゆず</text:p>
          </table:table-cell>
          <table:table-cell table:style-name="ce49" table:formula="of:=VLOOKUP([.J388];['1'.$A$2:.$B$14];2)" office:value-type="string" office:string-value="ニンニク">
            <text:p>ニンニク</text:p>
          </table:table-cell>
          <table:table-cell table:style-name="ce49" table:formula="of:=VLOOKUP([.K388];['1'.$A$2:.$B$14];2)" office:value-type="string" office:string-value="スペアミント">
            <text:p>スペアミント</text:p>
          </table:table-cell>
          <table:table-cell table:style-name="ce49" table:formula="of:=VLOOKUP([.L388];['1'.$A$2:.$B$14];2)" office:value-type="string" office:string-value="お湯">
            <text:p>お湯</text:p>
          </table:table-cell>
          <table:table-cell table:style-name="ce49" table:formula="of:=VLOOKUP([.M3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"/>
          <table:table-cell table:style-name="ce44" office:value-type="string">
            <text:p>AF</text:p>
          </table:table-cell>
          <table:table-cell table:style-name="ce8" table:formula="of:=COUNTIF([.$C$2:.$C$325];[.G389])" office:value-type="float" office:value="1">
            <text:p>1</text:p>
          </table:table-cell>
          <table:table-cell table:style-name="ce29" table:formula="of:=LEFT([.$G389];1)" office:value-type="string" office:string-value="A">
            <text:p>A</text:p>
          </table:table-cell>
          <table:table-cell table:style-name="ce49" table:formula="of:=MID([.$G389];2;1)" office:value-type="string" office:string-value="F">
            <text:p>F</text:p>
          </table:table-cell>
          <table:table-cell table:style-name="ce49" table:formula="of:=MID([.$G389];3;1)">
            <text:p/>
          </table:table-cell>
          <table:table-cell table:style-name="ce49" table:formula="of:=MID([.$G389];4;1)">
            <text:p/>
          </table:table-cell>
          <table:table-cell table:style-name="ce49" table:formula="of:=MID([.$G389];5;1)">
            <text:p/>
          </table:table-cell>
          <table:table-cell table:style-name="ce49" table:formula="of:=VLOOKUP([.I389];['1'.$A$2:.$B$14];2)" office:value-type="string" office:string-value="ゆず">
            <text:p>ゆず</text:p>
          </table:table-cell>
          <table:table-cell table:style-name="ce49" table:formula="of:=VLOOKUP([.J389];['1'.$A$2:.$B$14];2)" office:value-type="string" office:string-value="生姜">
            <text:p>生姜</text:p>
          </table:table-cell>
          <table:table-cell table:style-name="ce49" table:formula="of:=VLOOKUP([.K389];['1'.$A$2:.$B$14];2)" office:value-type="float" office:value="0">
            <text:p>#N/A</text:p>
          </table:table-cell>
          <table:table-cell table:style-name="ce49" table:formula="of:=VLOOKUP([.L389];['1'.$A$2:.$B$14];2)" office:value-type="float" office:value="0">
            <text:p>#N/A</text:p>
          </table:table-cell>
          <table:table-cell table:style-name="ce49" table:formula="of:=VLOOKUP([.M3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2">
            <text:p>22</text:p>
          </table:table-cell>
          <table:table-cell table:number-columns-repeated="3"/>
          <table:table-cell table:style-name="ce44" office:value-type="string">
            <text:p>AFH</text:p>
          </table:table-cell>
          <table:table-cell table:style-name="ce8" table:formula="of:=COUNTIF([.$C$2:.$C$325];[.G390])" office:value-type="float" office:value="1">
            <text:p>1</text:p>
          </table:table-cell>
          <table:table-cell table:style-name="ce29" table:formula="of:=LEFT([.$G390];1)" office:value-type="string" office:string-value="A">
            <text:p>A</text:p>
          </table:table-cell>
          <table:table-cell table:style-name="ce49" table:formula="of:=MID([.$G390];2;1)" office:value-type="string" office:string-value="F">
            <text:p>F</text:p>
          </table:table-cell>
          <table:table-cell table:style-name="ce49" table:formula="of:=MID([.$G390];3;1)" office:value-type="string" office:string-value="H">
            <text:p>H</text:p>
          </table:table-cell>
          <table:table-cell table:style-name="ce49" table:formula="of:=MID([.$G390];4;1)">
            <text:p/>
          </table:table-cell>
          <table:table-cell table:style-name="ce49" table:formula="of:=MID([.$G390];5;1)">
            <text:p/>
          </table:table-cell>
          <table:table-cell table:style-name="ce49" table:formula="of:=VLOOKUP([.I390];['1'.$A$2:.$B$14];2)" office:value-type="string" office:string-value="ゆず">
            <text:p>ゆず</text:p>
          </table:table-cell>
          <table:table-cell table:style-name="ce49" table:formula="of:=VLOOKUP([.J390];['1'.$A$2:.$B$14];2)" office:value-type="string" office:string-value="生姜">
            <text:p>生姜</text:p>
          </table:table-cell>
          <table:table-cell table:style-name="ce49" table:formula="of:=VLOOKUP([.K390];['1'.$A$2:.$B$14];2)" office:value-type="string" office:string-value="ペパーミント">
            <text:p>ペパーミント</text:p>
          </table:table-cell>
          <table:table-cell table:style-name="ce49" table:formula="of:=VLOOKUP([.L390];['1'.$A$2:.$B$14];2)" office:value-type="float" office:value="0">
            <text:p>#N/A</text:p>
          </table:table-cell>
          <table:table-cell table:style-name="ce49" table:formula="of:=VLOOKUP([.M3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3">
            <text:p>23</text:p>
          </table:table-cell>
          <table:table-cell table:number-columns-repeated="3"/>
          <table:table-cell table:style-name="ce44" office:value-type="string">
            <text:p>AH</text:p>
          </table:table-cell>
          <table:table-cell table:style-name="ce8" table:formula="of:=COUNTIF([.$C$2:.$C$325];[.G391])" office:value-type="float" office:value="2">
            <text:p>2</text:p>
          </table:table-cell>
          <table:table-cell table:style-name="ce29" table:formula="of:=LEFT([.$G391];1)" office:value-type="string" office:string-value="A">
            <text:p>A</text:p>
          </table:table-cell>
          <table:table-cell table:style-name="ce49" table:formula="of:=MID([.$G391];2;1)" office:value-type="string" office:string-value="H">
            <text:p>H</text:p>
          </table:table-cell>
          <table:table-cell table:style-name="ce49" table:formula="of:=MID([.$G391];3;1)">
            <text:p/>
          </table:table-cell>
          <table:table-cell table:style-name="ce49" table:formula="of:=MID([.$G391];4;1)">
            <text:p/>
          </table:table-cell>
          <table:table-cell table:style-name="ce49" table:formula="of:=MID([.$G391];5;1)">
            <text:p/>
          </table:table-cell>
          <table:table-cell table:style-name="ce49" table:formula="of:=VLOOKUP([.I391];['1'.$A$2:.$B$14];2)" office:value-type="string" office:string-value="ゆず">
            <text:p>ゆず</text:p>
          </table:table-cell>
          <table:table-cell table:style-name="ce49" table:formula="of:=VLOOKUP([.J391];['1'.$A$2:.$B$14];2)" office:value-type="string" office:string-value="ペパーミント">
            <text:p>ペパーミント</text:p>
          </table:table-cell>
          <table:table-cell table:style-name="ce49" table:formula="of:=VLOOKUP([.K391];['1'.$A$2:.$B$14];2)" office:value-type="float" office:value="0">
            <text:p>#N/A</text:p>
          </table:table-cell>
          <table:table-cell table:style-name="ce49" table:formula="of:=VLOOKUP([.L391];['1'.$A$2:.$B$14];2)" office:value-type="float" office:value="0">
            <text:p>#N/A</text:p>
          </table:table-cell>
          <table:table-cell table:style-name="ce49" table:formula="of:=VLOOKUP([.M3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4">
            <text:p>24</text:p>
          </table:table-cell>
          <table:table-cell table:number-columns-repeated="3"/>
          <table:table-cell table:style-name="ce44" office:value-type="string">
            <text:p>AHI</text:p>
          </table:table-cell>
          <table:table-cell table:style-name="ce8" table:formula="of:=COUNTIF([.$C$2:.$C$325];[.G392])" office:value-type="float" office:value="1">
            <text:p>1</text:p>
          </table:table-cell>
          <table:table-cell table:style-name="ce29" table:formula="of:=LEFT([.$G392];1)" office:value-type="string" office:string-value="A">
            <text:p>A</text:p>
          </table:table-cell>
          <table:table-cell table:style-name="ce49" table:formula="of:=MID([.$G392];2;1)" office:value-type="string" office:string-value="H">
            <text:p>H</text:p>
          </table:table-cell>
          <table:table-cell table:style-name="ce49" table:formula="of:=MID([.$G392];3;1)" office:value-type="string" office:string-value="I">
            <text:p>I</text:p>
          </table:table-cell>
          <table:table-cell table:style-name="ce49" table:formula="of:=MID([.$G392];4;1)">
            <text:p/>
          </table:table-cell>
          <table:table-cell table:style-name="ce49" table:formula="of:=MID([.$G392];5;1)">
            <text:p/>
          </table:table-cell>
          <table:table-cell table:style-name="ce49" table:formula="of:=VLOOKUP([.I392];['1'.$A$2:.$B$14];2)" office:value-type="string" office:string-value="ゆず">
            <text:p>ゆず</text:p>
          </table:table-cell>
          <table:table-cell table:style-name="ce49" table:formula="of:=VLOOKUP([.J392];['1'.$A$2:.$B$14];2)" office:value-type="string" office:string-value="ペパーミント">
            <text:p>ペパーミント</text:p>
          </table:table-cell>
          <table:table-cell table:style-name="ce49" table:formula="of:=VLOOKUP([.K392];['1'.$A$2:.$B$14];2)" office:value-type="string" office:string-value="ローズマリー">
            <text:p>ローズマリー</text:p>
          </table:table-cell>
          <table:table-cell table:style-name="ce49" table:formula="of:=VLOOKUP([.L392];['1'.$A$2:.$B$14];2)" office:value-type="float" office:value="0">
            <text:p>#N/A</text:p>
          </table:table-cell>
          <table:table-cell table:style-name="ce49" table:formula="of:=VLOOKUP([.M3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5">
            <text:p>25</text:p>
          </table:table-cell>
          <table:table-cell table:number-columns-repeated="3"/>
          <table:table-cell table:style-name="ce44" office:value-type="string">
            <text:p>AHM</text:p>
          </table:table-cell>
          <table:table-cell table:style-name="ce8" table:formula="of:=COUNTIF([.$C$2:.$C$325];[.G393])" office:value-type="float" office:value="1">
            <text:p>1</text:p>
          </table:table-cell>
          <table:table-cell table:style-name="ce29" table:formula="of:=LEFT([.$G393];1)" office:value-type="string" office:string-value="A">
            <text:p>A</text:p>
          </table:table-cell>
          <table:table-cell table:style-name="ce49" table:formula="of:=MID([.$G393];2;1)" office:value-type="string" office:string-value="H">
            <text:p>H</text:p>
          </table:table-cell>
          <table:table-cell table:style-name="ce49" table:formula="of:=MID([.$G393];3;1)" office:value-type="string" office:string-value="M">
            <text:p>M</text:p>
          </table:table-cell>
          <table:table-cell table:style-name="ce49" table:formula="of:=MID([.$G393];4;1)">
            <text:p/>
          </table:table-cell>
          <table:table-cell table:style-name="ce49" table:formula="of:=MID([.$G393];5;1)">
            <text:p/>
          </table:table-cell>
          <table:table-cell table:style-name="ce49" table:formula="of:=VLOOKUP([.I393];['1'.$A$2:.$B$14];2)" office:value-type="string" office:string-value="ゆず">
            <text:p>ゆず</text:p>
          </table:table-cell>
          <table:table-cell table:style-name="ce49" table:formula="of:=VLOOKUP([.J393];['1'.$A$2:.$B$14];2)" office:value-type="string" office:string-value="ペパーミント">
            <text:p>ペパーミント</text:p>
          </table:table-cell>
          <table:table-cell table:style-name="ce49" table:formula="of:=VLOOKUP([.K393];['1'.$A$2:.$B$14];2)" office:value-type="string" office:string-value="お湯">
            <text:p>お湯</text:p>
          </table:table-cell>
          <table:table-cell table:style-name="ce49" table:formula="of:=VLOOKUP([.L393];['1'.$A$2:.$B$14];2)" office:value-type="float" office:value="0">
            <text:p>#N/A</text:p>
          </table:table-cell>
          <table:table-cell table:style-name="ce49" table:formula="of:=VLOOKUP([.M3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6">
            <text:p>26</text:p>
          </table:table-cell>
          <table:table-cell table:number-columns-repeated="3"/>
          <table:table-cell table:style-name="ce44" office:value-type="string">
            <text:p>AK</text:p>
          </table:table-cell>
          <table:table-cell table:style-name="ce8" table:formula="of:=COUNTIF([.$C$2:.$C$325];[.G394])" office:value-type="float" office:value="1">
            <text:p>1</text:p>
          </table:table-cell>
          <table:table-cell table:style-name="ce29" table:formula="of:=LEFT([.$G394];1)" office:value-type="string" office:string-value="A">
            <text:p>A</text:p>
          </table:table-cell>
          <table:table-cell table:style-name="ce49" table:formula="of:=MID([.$G394];2;1)" office:value-type="string" office:string-value="K">
            <text:p>K</text:p>
          </table:table-cell>
          <table:table-cell table:style-name="ce49" table:formula="of:=MID([.$G394];3;1)">
            <text:p/>
          </table:table-cell>
          <table:table-cell table:style-name="ce49" table:formula="of:=MID([.$G394];4;1)">
            <text:p/>
          </table:table-cell>
          <table:table-cell table:style-name="ce49" table:formula="of:=MID([.$G394];5;1)">
            <text:p/>
          </table:table-cell>
          <table:table-cell table:style-name="ce49" table:formula="of:=VLOOKUP([.I394];['1'.$A$2:.$B$14];2)" office:value-type="string" office:string-value="ゆず">
            <text:p>ゆず</text:p>
          </table:table-cell>
          <table:table-cell table:style-name="ce49" table:formula="of:=VLOOKUP([.J394];['1'.$A$2:.$B$14];2)" office:value-type="string" office:string-value="スペアミント">
            <text:p>スペアミント</text:p>
          </table:table-cell>
          <table:table-cell table:style-name="ce49" table:formula="of:=VLOOKUP([.K394];['1'.$A$2:.$B$14];2)" office:value-type="float" office:value="0">
            <text:p>#N/A</text:p>
          </table:table-cell>
          <table:table-cell table:style-name="ce49" table:formula="of:=VLOOKUP([.L394];['1'.$A$2:.$B$14];2)" office:value-type="float" office:value="0">
            <text:p>#N/A</text:p>
          </table:table-cell>
          <table:table-cell table:style-name="ce49" table:formula="of:=VLOOKUP([.M39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7">
            <text:p>27</text:p>
          </table:table-cell>
          <table:table-cell table:number-columns-repeated="3"/>
          <table:table-cell table:style-name="ce44" office:value-type="string">
            <text:p>AKM</text:p>
          </table:table-cell>
          <table:table-cell table:style-name="ce8" table:formula="of:=COUNTIF([.$C$2:.$C$325];[.G395])" office:value-type="float" office:value="2">
            <text:p>2</text:p>
          </table:table-cell>
          <table:table-cell table:style-name="ce29" table:formula="of:=LEFT([.$G395];1)" office:value-type="string" office:string-value="A">
            <text:p>A</text:p>
          </table:table-cell>
          <table:table-cell table:style-name="ce49" table:formula="of:=MID([.$G395];2;1)" office:value-type="string" office:string-value="K">
            <text:p>K</text:p>
          </table:table-cell>
          <table:table-cell table:style-name="ce49" table:formula="of:=MID([.$G395];3;1)" office:value-type="string" office:string-value="M">
            <text:p>M</text:p>
          </table:table-cell>
          <table:table-cell table:style-name="ce49" table:formula="of:=MID([.$G395];4;1)">
            <text:p/>
          </table:table-cell>
          <table:table-cell table:style-name="ce49" table:formula="of:=MID([.$G395];5;1)">
            <text:p/>
          </table:table-cell>
          <table:table-cell table:style-name="ce49" table:formula="of:=VLOOKUP([.I395];['1'.$A$2:.$B$14];2)" office:value-type="string" office:string-value="ゆず">
            <text:p>ゆず</text:p>
          </table:table-cell>
          <table:table-cell table:style-name="ce49" table:formula="of:=VLOOKUP([.J395];['1'.$A$2:.$B$14];2)" office:value-type="string" office:string-value="スペアミント">
            <text:p>スペアミント</text:p>
          </table:table-cell>
          <table:table-cell table:style-name="ce49" table:formula="of:=VLOOKUP([.K395];['1'.$A$2:.$B$14];2)" office:value-type="string" office:string-value="お湯">
            <text:p>お湯</text:p>
          </table:table-cell>
          <table:table-cell table:style-name="ce49" table:formula="of:=VLOOKUP([.L395];['1'.$A$2:.$B$14];2)" office:value-type="float" office:value="0">
            <text:p>#N/A</text:p>
          </table:table-cell>
          <table:table-cell table:style-name="ce49" table:formula="of:=VLOOKUP([.M3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8">
            <text:p>28</text:p>
          </table:table-cell>
          <table:table-cell table:number-columns-repeated="3"/>
          <table:table-cell table:style-name="ce44" office:value-type="string">
            <text:p>BC</text:p>
          </table:table-cell>
          <table:table-cell table:style-name="ce8" table:formula="of:=COUNTIF([.$C$2:.$C$325];[.G396])" office:value-type="float" office:value="1">
            <text:p>1</text:p>
          </table:table-cell>
          <table:table-cell table:style-name="ce29" table:formula="of:=LEFT([.$G396];1)" office:value-type="string" office:string-value="B">
            <text:p>B</text:p>
          </table:table-cell>
          <table:table-cell table:style-name="ce49" table:formula="of:=MID([.$G396];2;1)" office:value-type="string" office:string-value="C">
            <text:p>C</text:p>
          </table:table-cell>
          <table:table-cell table:style-name="ce49" table:formula="of:=MID([.$G396];3;1)">
            <text:p/>
          </table:table-cell>
          <table:table-cell table:style-name="ce49" table:formula="of:=MID([.$G396];4;1)">
            <text:p/>
          </table:table-cell>
          <table:table-cell table:style-name="ce49" table:formula="of:=MID([.$G396];5;1)">
            <text:p/>
          </table:table-cell>
          <table:table-cell table:style-name="ce49" table:formula="of:=VLOOKUP([.I396];['1'.$A$2:.$B$14];2)" office:value-type="string" office:string-value="ディル">
            <text:p>ディル</text:p>
          </table:table-cell>
          <table:table-cell table:style-name="ce49" table:formula="of:=VLOOKUP([.J396];['1'.$A$2:.$B$14];2)" office:value-type="string" office:string-value="オオバ">
            <text:p>オオバ</text:p>
          </table:table-cell>
          <table:table-cell table:style-name="ce49" table:formula="of:=VLOOKUP([.K396];['1'.$A$2:.$B$14];2)" office:value-type="float" office:value="0">
            <text:p>#N/A</text:p>
          </table:table-cell>
          <table:table-cell table:style-name="ce49" table:formula="of:=VLOOKUP([.L396];['1'.$A$2:.$B$14];2)" office:value-type="float" office:value="0">
            <text:p>#N/A</text:p>
          </table:table-cell>
          <table:table-cell table:style-name="ce49" table:formula="of:=VLOOKUP([.M3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29">
            <text:p>29</text:p>
          </table:table-cell>
          <table:table-cell table:number-columns-repeated="3"/>
          <table:table-cell table:style-name="ce44" office:value-type="string">
            <text:p>BCDEFM</text:p>
          </table:table-cell>
          <table:table-cell table:style-name="ce8" table:formula="of:=COUNTIF([.$C$2:.$C$325];[.G397])" office:value-type="float" office:value="1">
            <text:p>1</text:p>
          </table:table-cell>
          <table:table-cell table:style-name="ce29" table:formula="of:=LEFT([.$G397];1)" office:value-type="string" office:string-value="B">
            <text:p>B</text:p>
          </table:table-cell>
          <table:table-cell table:style-name="ce49" table:formula="of:=MID([.$G397];2;1)" office:value-type="string" office:string-value="C">
            <text:p>C</text:p>
          </table:table-cell>
          <table:table-cell table:style-name="ce49" table:formula="of:=MID([.$G397];3;1)" office:value-type="string" office:string-value="D">
            <text:p>D</text:p>
          </table:table-cell>
          <table:table-cell table:style-name="ce49" table:formula="of:=MID([.$G397];4;1)" office:value-type="string" office:string-value="E">
            <text:p>E</text:p>
          </table:table-cell>
          <table:table-cell table:style-name="ce49" table:formula="of:=MID([.$G397];5;1)" office:value-type="string" office:string-value="F">
            <text:p>F</text:p>
          </table:table-cell>
          <table:table-cell table:style-name="ce49" table:formula="of:=VLOOKUP([.I397];['1'.$A$2:.$B$14];2)" office:value-type="string" office:string-value="ディル">
            <text:p>ディル</text:p>
          </table:table-cell>
          <table:table-cell table:style-name="ce49" table:formula="of:=VLOOKUP([.J397];['1'.$A$2:.$B$14];2)" office:value-type="string" office:string-value="オオバ">
            <text:p>オオバ</text:p>
          </table:table-cell>
          <table:table-cell table:style-name="ce49" table:formula="of:=VLOOKUP([.K397];['1'.$A$2:.$B$14];2)" office:value-type="string" office:string-value="レモン">
            <text:p>レモン</text:p>
          </table:table-cell>
          <table:table-cell table:style-name="ce49" table:formula="of:=VLOOKUP([.L397];['1'.$A$2:.$B$14];2)" office:value-type="string" office:string-value="ニンニク">
            <text:p>ニンニク</text:p>
          </table:table-cell>
          <table:table-cell table:style-name="ce49" table:formula="of:=VLOOKUP([.M397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0">
            <text:p>30</text:p>
          </table:table-cell>
          <table:table-cell table:number-columns-repeated="3"/>
          <table:table-cell table:style-name="ce44" office:value-type="string">
            <text:p>BCDM</text:p>
          </table:table-cell>
          <table:table-cell table:style-name="ce8" table:formula="of:=COUNTIF([.$C$2:.$C$325];[.G398])" office:value-type="float" office:value="1">
            <text:p>1</text:p>
          </table:table-cell>
          <table:table-cell table:style-name="ce29" table:formula="of:=LEFT([.$G398];1)" office:value-type="string" office:string-value="B">
            <text:p>B</text:p>
          </table:table-cell>
          <table:table-cell table:style-name="ce49" table:formula="of:=MID([.$G398];2;1)" office:value-type="string" office:string-value="C">
            <text:p>C</text:p>
          </table:table-cell>
          <table:table-cell table:style-name="ce49" table:formula="of:=MID([.$G398];3;1)" office:value-type="string" office:string-value="D">
            <text:p>D</text:p>
          </table:table-cell>
          <table:table-cell table:style-name="ce49" table:formula="of:=MID([.$G398];4;1)" office:value-type="string" office:string-value="M">
            <text:p>M</text:p>
          </table:table-cell>
          <table:table-cell table:style-name="ce49" table:formula="of:=MID([.$G398];5;1)">
            <text:p/>
          </table:table-cell>
          <table:table-cell table:style-name="ce49" table:formula="of:=VLOOKUP([.I398];['1'.$A$2:.$B$14];2)" office:value-type="string" office:string-value="ディル">
            <text:p>ディル</text:p>
          </table:table-cell>
          <table:table-cell table:style-name="ce49" table:formula="of:=VLOOKUP([.J398];['1'.$A$2:.$B$14];2)" office:value-type="string" office:string-value="オオバ">
            <text:p>オオバ</text:p>
          </table:table-cell>
          <table:table-cell table:style-name="ce49" table:formula="of:=VLOOKUP([.K398];['1'.$A$2:.$B$14];2)" office:value-type="string" office:string-value="レモン">
            <text:p>レモン</text:p>
          </table:table-cell>
          <table:table-cell table:style-name="ce49" table:formula="of:=VLOOKUP([.L398];['1'.$A$2:.$B$14];2)" office:value-type="string" office:string-value="お湯">
            <text:p>お湯</text:p>
          </table:table-cell>
          <table:table-cell table:style-name="ce49" table:formula="of:=VLOOKUP([.M3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1">
            <text:p>31</text:p>
          </table:table-cell>
          <table:table-cell table:number-columns-repeated="3"/>
          <table:table-cell table:style-name="ce44" office:value-type="string">
            <text:p>BCK</text:p>
          </table:table-cell>
          <table:table-cell table:style-name="ce8" table:formula="of:=COUNTIF([.$C$2:.$C$325];[.G399])" office:value-type="float" office:value="1">
            <text:p>1</text:p>
          </table:table-cell>
          <table:table-cell table:style-name="ce29" table:formula="of:=LEFT([.$G399];1)" office:value-type="string" office:string-value="B">
            <text:p>B</text:p>
          </table:table-cell>
          <table:table-cell table:style-name="ce49" table:formula="of:=MID([.$G399];2;1)" office:value-type="string" office:string-value="C">
            <text:p>C</text:p>
          </table:table-cell>
          <table:table-cell table:style-name="ce49" table:formula="of:=MID([.$G399];3;1)" office:value-type="string" office:string-value="K">
            <text:p>K</text:p>
          </table:table-cell>
          <table:table-cell table:style-name="ce49" table:formula="of:=MID([.$G399];4;1)">
            <text:p/>
          </table:table-cell>
          <table:table-cell table:style-name="ce49" table:formula="of:=MID([.$G399];5;1)">
            <text:p/>
          </table:table-cell>
          <table:table-cell table:style-name="ce49" table:formula="of:=VLOOKUP([.I399];['1'.$A$2:.$B$14];2)" office:value-type="string" office:string-value="ディル">
            <text:p>ディル</text:p>
          </table:table-cell>
          <table:table-cell table:style-name="ce49" table:formula="of:=VLOOKUP([.J399];['1'.$A$2:.$B$14];2)" office:value-type="string" office:string-value="オオバ">
            <text:p>オオバ</text:p>
          </table:table-cell>
          <table:table-cell table:style-name="ce49" table:formula="of:=VLOOKUP([.K399];['1'.$A$2:.$B$14];2)" office:value-type="string" office:string-value="スペアミント">
            <text:p>スペアミント</text:p>
          </table:table-cell>
          <table:table-cell table:style-name="ce49" table:formula="of:=VLOOKUP([.L399];['1'.$A$2:.$B$14];2)" office:value-type="float" office:value="0">
            <text:p>#N/A</text:p>
          </table:table-cell>
          <table:table-cell table:style-name="ce49" table:formula="of:=VLOOKUP([.M3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2">
            <text:p>32</text:p>
          </table:table-cell>
          <table:table-cell table:number-columns-repeated="3"/>
          <table:table-cell table:style-name="ce44" office:value-type="string">
            <text:p>BCLM</text:p>
          </table:table-cell>
          <table:table-cell table:style-name="ce8" table:formula="of:=COUNTIF([.$C$2:.$C$325];[.G400])" office:value-type="float" office:value="2">
            <text:p>2</text:p>
          </table:table-cell>
          <table:table-cell table:style-name="ce29" table:formula="of:=LEFT([.$G400];1)" office:value-type="string" office:string-value="B">
            <text:p>B</text:p>
          </table:table-cell>
          <table:table-cell table:style-name="ce49" table:formula="of:=MID([.$G400];2;1)" office:value-type="string" office:string-value="C">
            <text:p>C</text:p>
          </table:table-cell>
          <table:table-cell table:style-name="ce49" table:formula="of:=MID([.$G400];3;1)" office:value-type="string" office:string-value="L">
            <text:p>L</text:p>
          </table:table-cell>
          <table:table-cell table:style-name="ce49" table:formula="of:=MID([.$G400];4;1)" office:value-type="string" office:string-value="M">
            <text:p>M</text:p>
          </table:table-cell>
          <table:table-cell table:style-name="ce49" table:formula="of:=MID([.$G400];5;1)">
            <text:p/>
          </table:table-cell>
          <table:table-cell table:style-name="ce49" table:formula="of:=VLOOKUP([.I400];['1'.$A$2:.$B$14];2)" office:value-type="string" office:string-value="ディル">
            <text:p>ディル</text:p>
          </table:table-cell>
          <table:table-cell table:style-name="ce49" table:formula="of:=VLOOKUP([.J400];['1'.$A$2:.$B$14];2)" office:value-type="string" office:string-value="オオバ">
            <text:p>オオバ</text:p>
          </table:table-cell>
          <table:table-cell table:style-name="ce49" table:formula="of:=VLOOKUP([.K400];['1'.$A$2:.$B$14];2)" office:value-type="string" office:string-value="日本酒（米だけの）">
            <text:p>日本酒（米だけの）</text:p>
          </table:table-cell>
          <table:table-cell table:style-name="ce49" table:formula="of:=VLOOKUP([.L400];['1'.$A$2:.$B$14];2)" office:value-type="string" office:string-value="お湯">
            <text:p>お湯</text:p>
          </table:table-cell>
          <table:table-cell table:style-name="ce49" table:formula="of:=VLOOKUP([.M4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3">
            <text:p>33</text:p>
          </table:table-cell>
          <table:table-cell table:number-columns-repeated="3"/>
          <table:table-cell table:style-name="ce44" office:value-type="string">
            <text:p>BD</text:p>
          </table:table-cell>
          <table:table-cell table:style-name="ce8" table:formula="of:=COUNTIF([.$C$2:.$C$325];[.G401])" office:value-type="float" office:value="1">
            <text:p>1</text:p>
          </table:table-cell>
          <table:table-cell table:style-name="ce29" table:formula="of:=LEFT([.$G401];1)" office:value-type="string" office:string-value="B">
            <text:p>B</text:p>
          </table:table-cell>
          <table:table-cell table:style-name="ce49" table:formula="of:=MID([.$G401];2;1)" office:value-type="string" office:string-value="D">
            <text:p>D</text:p>
          </table:table-cell>
          <table:table-cell table:style-name="ce49" table:formula="of:=MID([.$G401];3;1)">
            <text:p/>
          </table:table-cell>
          <table:table-cell table:style-name="ce49" table:formula="of:=MID([.$G401];4;1)">
            <text:p/>
          </table:table-cell>
          <table:table-cell table:style-name="ce49" table:formula="of:=MID([.$G401];5;1)">
            <text:p/>
          </table:table-cell>
          <table:table-cell table:style-name="ce49" table:formula="of:=VLOOKUP([.I401];['1'.$A$2:.$B$14];2)" office:value-type="string" office:string-value="ディル">
            <text:p>ディル</text:p>
          </table:table-cell>
          <table:table-cell table:style-name="ce49" table:formula="of:=VLOOKUP([.J401];['1'.$A$2:.$B$14];2)" office:value-type="string" office:string-value="レモン">
            <text:p>レモン</text:p>
          </table:table-cell>
          <table:table-cell table:style-name="ce49" table:formula="of:=VLOOKUP([.K401];['1'.$A$2:.$B$14];2)" office:value-type="float" office:value="0">
            <text:p>#N/A</text:p>
          </table:table-cell>
          <table:table-cell table:style-name="ce49" table:formula="of:=VLOOKUP([.L401];['1'.$A$2:.$B$14];2)" office:value-type="float" office:value="0">
            <text:p>#N/A</text:p>
          </table:table-cell>
          <table:table-cell table:style-name="ce49" table:formula="of:=VLOOKUP([.M4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4">
            <text:p>34</text:p>
          </table:table-cell>
          <table:table-cell table:number-columns-repeated="3"/>
          <table:table-cell table:style-name="ce44" office:value-type="string">
            <text:p>BDEFIM</text:p>
          </table:table-cell>
          <table:table-cell table:style-name="ce8" table:formula="of:=COUNTIF([.$C$2:.$C$325];[.G402])" office:value-type="float" office:value="6">
            <text:p>6</text:p>
          </table:table-cell>
          <table:table-cell table:style-name="ce29" table:formula="of:=LEFT([.$G402];1)" office:value-type="string" office:string-value="B">
            <text:p>B</text:p>
          </table:table-cell>
          <table:table-cell table:style-name="ce49" table:formula="of:=MID([.$G402];2;1)" office:value-type="string" office:string-value="D">
            <text:p>D</text:p>
          </table:table-cell>
          <table:table-cell table:style-name="ce49" table:formula="of:=MID([.$G402];3;1)" office:value-type="string" office:string-value="E">
            <text:p>E</text:p>
          </table:table-cell>
          <table:table-cell table:style-name="ce49" table:formula="of:=MID([.$G402];4;1)" office:value-type="string" office:string-value="F">
            <text:p>F</text:p>
          </table:table-cell>
          <table:table-cell table:style-name="ce49" table:formula="of:=MID([.$G402];5;1)" office:value-type="string" office:string-value="I">
            <text:p>I</text:p>
          </table:table-cell>
          <table:table-cell table:style-name="ce49" table:formula="of:=VLOOKUP([.I402];['1'.$A$2:.$B$14];2)" office:value-type="string" office:string-value="ディル">
            <text:p>ディル</text:p>
          </table:table-cell>
          <table:table-cell table:style-name="ce49" table:formula="of:=VLOOKUP([.J402];['1'.$A$2:.$B$14];2)" office:value-type="string" office:string-value="レモン">
            <text:p>レモン</text:p>
          </table:table-cell>
          <table:table-cell table:style-name="ce49" table:formula="of:=VLOOKUP([.K402];['1'.$A$2:.$B$14];2)" office:value-type="string" office:string-value="ニンニク">
            <text:p>ニンニク</text:p>
          </table:table-cell>
          <table:table-cell table:style-name="ce49" table:formula="of:=VLOOKUP([.L402];['1'.$A$2:.$B$14];2)" office:value-type="string" office:string-value="生姜">
            <text:p>生姜</text:p>
          </table:table-cell>
          <table:table-cell table:style-name="ce49" table:formula="of:=VLOOKUP([.M402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5">
            <text:p>35</text:p>
          </table:table-cell>
          <table:table-cell table:number-columns-repeated="3"/>
          <table:table-cell table:style-name="ce44" office:value-type="string">
            <text:p>BDEFK</text:p>
          </table:table-cell>
          <table:table-cell table:style-name="ce8" table:formula="of:=COUNTIF([.$C$2:.$C$325];[.G403])" office:value-type="float" office:value="1">
            <text:p>1</text:p>
          </table:table-cell>
          <table:table-cell table:style-name="ce29" table:formula="of:=LEFT([.$G403];1)" office:value-type="string" office:string-value="B">
            <text:p>B</text:p>
          </table:table-cell>
          <table:table-cell table:style-name="ce49" table:formula="of:=MID([.$G403];2;1)" office:value-type="string" office:string-value="D">
            <text:p>D</text:p>
          </table:table-cell>
          <table:table-cell table:style-name="ce49" table:formula="of:=MID([.$G403];3;1)" office:value-type="string" office:string-value="E">
            <text:p>E</text:p>
          </table:table-cell>
          <table:table-cell table:style-name="ce49" table:formula="of:=MID([.$G403];4;1)" office:value-type="string" office:string-value="F">
            <text:p>F</text:p>
          </table:table-cell>
          <table:table-cell table:style-name="ce49" table:formula="of:=MID([.$G403];5;1)" office:value-type="string" office:string-value="K">
            <text:p>K</text:p>
          </table:table-cell>
          <table:table-cell table:style-name="ce49" table:formula="of:=VLOOKUP([.I403];['1'.$A$2:.$B$14];2)" office:value-type="string" office:string-value="ディル">
            <text:p>ディル</text:p>
          </table:table-cell>
          <table:table-cell table:style-name="ce49" table:formula="of:=VLOOKUP([.J403];['1'.$A$2:.$B$14];2)" office:value-type="string" office:string-value="レモン">
            <text:p>レモン</text:p>
          </table:table-cell>
          <table:table-cell table:style-name="ce49" table:formula="of:=VLOOKUP([.K403];['1'.$A$2:.$B$14];2)" office:value-type="string" office:string-value="ニンニク">
            <text:p>ニンニク</text:p>
          </table:table-cell>
          <table:table-cell table:style-name="ce49" table:formula="of:=VLOOKUP([.L403];['1'.$A$2:.$B$14];2)" office:value-type="string" office:string-value="生姜">
            <text:p>生姜</text:p>
          </table:table-cell>
          <table:table-cell table:style-name="ce49" table:formula="of:=VLOOKUP([.M403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6">
            <text:p>36</text:p>
          </table:table-cell>
          <table:table-cell table:number-columns-repeated="3"/>
          <table:table-cell table:style-name="ce44" office:value-type="string">
            <text:p>BDEFKM</text:p>
          </table:table-cell>
          <table:table-cell table:style-name="ce8" table:formula="of:=COUNTIF([.$C$2:.$C$325];[.G404])" office:value-type="float" office:value="9">
            <text:p>9</text:p>
          </table:table-cell>
          <table:table-cell table:style-name="ce29" table:formula="of:=LEFT([.$G404];1)" office:value-type="string" office:string-value="B">
            <text:p>B</text:p>
          </table:table-cell>
          <table:table-cell table:style-name="ce49" table:formula="of:=MID([.$G404];2;1)" office:value-type="string" office:string-value="D">
            <text:p>D</text:p>
          </table:table-cell>
          <table:table-cell table:style-name="ce49" table:formula="of:=MID([.$G404];3;1)" office:value-type="string" office:string-value="E">
            <text:p>E</text:p>
          </table:table-cell>
          <table:table-cell table:style-name="ce49" table:formula="of:=MID([.$G404];4;1)" office:value-type="string" office:string-value="F">
            <text:p>F</text:p>
          </table:table-cell>
          <table:table-cell table:style-name="ce49" table:formula="of:=MID([.$G404];5;1)" office:value-type="string" office:string-value="K">
            <text:p>K</text:p>
          </table:table-cell>
          <table:table-cell table:style-name="ce49" table:formula="of:=VLOOKUP([.I404];['1'.$A$2:.$B$14];2)" office:value-type="string" office:string-value="ディル">
            <text:p>ディル</text:p>
          </table:table-cell>
          <table:table-cell table:style-name="ce49" table:formula="of:=VLOOKUP([.J404];['1'.$A$2:.$B$14];2)" office:value-type="string" office:string-value="レモン">
            <text:p>レモン</text:p>
          </table:table-cell>
          <table:table-cell table:style-name="ce49" table:formula="of:=VLOOKUP([.K404];['1'.$A$2:.$B$14];2)" office:value-type="string" office:string-value="ニンニク">
            <text:p>ニンニク</text:p>
          </table:table-cell>
          <table:table-cell table:style-name="ce49" table:formula="of:=VLOOKUP([.L404];['1'.$A$2:.$B$14];2)" office:value-type="string" office:string-value="生姜">
            <text:p>生姜</text:p>
          </table:table-cell>
          <table:table-cell table:style-name="ce49" table:formula="of:=VLOOKUP([.M404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7">
            <text:p>37</text:p>
          </table:table-cell>
          <table:table-cell table:number-columns-repeated="3"/>
          <table:table-cell table:style-name="ce44" office:value-type="string">
            <text:p>BDKM</text:p>
          </table:table-cell>
          <table:table-cell table:style-name="ce8" table:formula="of:=COUNTIF([.$C$2:.$C$325];[.G405])" office:value-type="float" office:value="1">
            <text:p>1</text:p>
          </table:table-cell>
          <table:table-cell table:style-name="ce29" table:formula="of:=LEFT([.$G405];1)" office:value-type="string" office:string-value="B">
            <text:p>B</text:p>
          </table:table-cell>
          <table:table-cell table:style-name="ce49" table:formula="of:=MID([.$G405];2;1)" office:value-type="string" office:string-value="D">
            <text:p>D</text:p>
          </table:table-cell>
          <table:table-cell table:style-name="ce49" table:formula="of:=MID([.$G405];3;1)" office:value-type="string" office:string-value="K">
            <text:p>K</text:p>
          </table:table-cell>
          <table:table-cell table:style-name="ce49" table:formula="of:=MID([.$G405];4;1)" office:value-type="string" office:string-value="M">
            <text:p>M</text:p>
          </table:table-cell>
          <table:table-cell table:style-name="ce49" table:formula="of:=MID([.$G405];5;1)">
            <text:p/>
          </table:table-cell>
          <table:table-cell table:style-name="ce49" table:formula="of:=VLOOKUP([.I405];['1'.$A$2:.$B$14];2)" office:value-type="string" office:string-value="ディル">
            <text:p>ディル</text:p>
          </table:table-cell>
          <table:table-cell table:style-name="ce49" table:formula="of:=VLOOKUP([.J405];['1'.$A$2:.$B$14];2)" office:value-type="string" office:string-value="レモン">
            <text:p>レモン</text:p>
          </table:table-cell>
          <table:table-cell table:style-name="ce49" table:formula="of:=VLOOKUP([.K405];['1'.$A$2:.$B$14];2)" office:value-type="string" office:string-value="スペアミント">
            <text:p>スペアミント</text:p>
          </table:table-cell>
          <table:table-cell table:style-name="ce49" table:formula="of:=VLOOKUP([.L405];['1'.$A$2:.$B$14];2)" office:value-type="string" office:string-value="お湯">
            <text:p>お湯</text:p>
          </table:table-cell>
          <table:table-cell table:style-name="ce49" table:formula="of:=VLOOKUP([.M4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8">
            <text:p>38</text:p>
          </table:table-cell>
          <table:table-cell table:number-columns-repeated="3"/>
          <table:table-cell table:style-name="ce44" office:value-type="string">
            <text:p>BE</text:p>
          </table:table-cell>
          <table:table-cell table:style-name="ce8" table:formula="of:=COUNTIF([.$C$2:.$C$325];[.G406])" office:value-type="float" office:value="1">
            <text:p>1</text:p>
          </table:table-cell>
          <table:table-cell table:style-name="ce29" table:formula="of:=LEFT([.$G406];1)" office:value-type="string" office:string-value="B">
            <text:p>B</text:p>
          </table:table-cell>
          <table:table-cell table:style-name="ce49" table:formula="of:=MID([.$G406];2;1)" office:value-type="string" office:string-value="E">
            <text:p>E</text:p>
          </table:table-cell>
          <table:table-cell table:style-name="ce49" table:formula="of:=MID([.$G406];3;1)">
            <text:p/>
          </table:table-cell>
          <table:table-cell table:style-name="ce49" table:formula="of:=MID([.$G406];4;1)">
            <text:p/>
          </table:table-cell>
          <table:table-cell table:style-name="ce49" table:formula="of:=MID([.$G406];5;1)">
            <text:p/>
          </table:table-cell>
          <table:table-cell table:style-name="ce49" table:formula="of:=VLOOKUP([.I406];['1'.$A$2:.$B$14];2)" office:value-type="string" office:string-value="ディル">
            <text:p>ディル</text:p>
          </table:table-cell>
          <table:table-cell table:style-name="ce49" table:formula="of:=VLOOKUP([.J406];['1'.$A$2:.$B$14];2)" office:value-type="string" office:string-value="ニンニク">
            <text:p>ニンニク</text:p>
          </table:table-cell>
          <table:table-cell table:style-name="ce49" table:formula="of:=VLOOKUP([.K406];['1'.$A$2:.$B$14];2)" office:value-type="float" office:value="0">
            <text:p>#N/A</text:p>
          </table:table-cell>
          <table:table-cell table:style-name="ce49" table:formula="of:=VLOOKUP([.L406];['1'.$A$2:.$B$14];2)" office:value-type="float" office:value="0">
            <text:p>#N/A</text:p>
          </table:table-cell>
          <table:table-cell table:style-name="ce49" table:formula="of:=VLOOKUP([.M4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39">
            <text:p>39</text:p>
          </table:table-cell>
          <table:table-cell table:number-columns-repeated="3"/>
          <table:table-cell table:style-name="ce44" office:value-type="string">
            <text:p>BEFIKM</text:p>
          </table:table-cell>
          <table:table-cell table:style-name="ce8" table:formula="of:=COUNTIF([.$C$2:.$C$325];[.G407])" office:value-type="float" office:value="4">
            <text:p>4</text:p>
          </table:table-cell>
          <table:table-cell table:style-name="ce29" table:formula="of:=LEFT([.$G407];1)" office:value-type="string" office:string-value="B">
            <text:p>B</text:p>
          </table:table-cell>
          <table:table-cell table:style-name="ce49" table:formula="of:=MID([.$G407];2;1)" office:value-type="string" office:string-value="E">
            <text:p>E</text:p>
          </table:table-cell>
          <table:table-cell table:style-name="ce49" table:formula="of:=MID([.$G407];3;1)" office:value-type="string" office:string-value="F">
            <text:p>F</text:p>
          </table:table-cell>
          <table:table-cell table:style-name="ce49" table:formula="of:=MID([.$G407];4;1)" office:value-type="string" office:string-value="I">
            <text:p>I</text:p>
          </table:table-cell>
          <table:table-cell table:style-name="ce49" table:formula="of:=MID([.$G407];5;1)" office:value-type="string" office:string-value="K">
            <text:p>K</text:p>
          </table:table-cell>
          <table:table-cell table:style-name="ce49" table:formula="of:=VLOOKUP([.I407];['1'.$A$2:.$B$14];2)" office:value-type="string" office:string-value="ディル">
            <text:p>ディル</text:p>
          </table:table-cell>
          <table:table-cell table:style-name="ce49" table:formula="of:=VLOOKUP([.J407];['1'.$A$2:.$B$14];2)" office:value-type="string" office:string-value="ニンニク">
            <text:p>ニンニク</text:p>
          </table:table-cell>
          <table:table-cell table:style-name="ce49" table:formula="of:=VLOOKUP([.K407];['1'.$A$2:.$B$14];2)" office:value-type="string" office:string-value="生姜">
            <text:p>生姜</text:p>
          </table:table-cell>
          <table:table-cell table:style-name="ce49" table:formula="of:=VLOOKUP([.L407];['1'.$A$2:.$B$14];2)" office:value-type="string" office:string-value="ローズマリー">
            <text:p>ローズマリー</text:p>
          </table:table-cell>
          <table:table-cell table:style-name="ce49" table:formula="of:=VLOOKUP([.M407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0">
            <text:p>40</text:p>
          </table:table-cell>
          <table:table-cell table:number-columns-repeated="3"/>
          <table:table-cell table:style-name="ce44" office:value-type="string">
            <text:p>BEFIM</text:p>
          </table:table-cell>
          <table:table-cell table:style-name="ce8" table:formula="of:=COUNTIF([.$C$2:.$C$325];[.G408])" office:value-type="float" office:value="2">
            <text:p>2</text:p>
          </table:table-cell>
          <table:table-cell table:style-name="ce29" table:formula="of:=LEFT([.$G408];1)" office:value-type="string" office:string-value="B">
            <text:p>B</text:p>
          </table:table-cell>
          <table:table-cell table:style-name="ce49" table:formula="of:=MID([.$G408];2;1)" office:value-type="string" office:string-value="E">
            <text:p>E</text:p>
          </table:table-cell>
          <table:table-cell table:style-name="ce49" table:formula="of:=MID([.$G408];3;1)" office:value-type="string" office:string-value="F">
            <text:p>F</text:p>
          </table:table-cell>
          <table:table-cell table:style-name="ce49" table:formula="of:=MID([.$G408];4;1)" office:value-type="string" office:string-value="I">
            <text:p>I</text:p>
          </table:table-cell>
          <table:table-cell table:style-name="ce49" table:formula="of:=MID([.$G408];5;1)" office:value-type="string" office:string-value="M">
            <text:p>M</text:p>
          </table:table-cell>
          <table:table-cell table:style-name="ce49" table:formula="of:=VLOOKUP([.I408];['1'.$A$2:.$B$14];2)" office:value-type="string" office:string-value="ディル">
            <text:p>ディル</text:p>
          </table:table-cell>
          <table:table-cell table:style-name="ce49" table:formula="of:=VLOOKUP([.J408];['1'.$A$2:.$B$14];2)" office:value-type="string" office:string-value="ニンニク">
            <text:p>ニンニク</text:p>
          </table:table-cell>
          <table:table-cell table:style-name="ce49" table:formula="of:=VLOOKUP([.K408];['1'.$A$2:.$B$14];2)" office:value-type="string" office:string-value="生姜">
            <text:p>生姜</text:p>
          </table:table-cell>
          <table:table-cell table:style-name="ce49" table:formula="of:=VLOOKUP([.L408];['1'.$A$2:.$B$14];2)" office:value-type="string" office:string-value="ローズマリー">
            <text:p>ローズマリー</text:p>
          </table:table-cell>
          <table:table-cell table:style-name="ce49" table:formula="of:=VLOOKUP([.M40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1">
            <text:p>41</text:p>
          </table:table-cell>
          <table:table-cell table:number-columns-repeated="3"/>
          <table:table-cell table:style-name="ce44" office:value-type="string">
            <text:p>BEFKM</text:p>
          </table:table-cell>
          <table:table-cell table:style-name="ce8" table:formula="of:=COUNTIF([.$C$2:.$C$325];[.G409])" office:value-type="float" office:value="1">
            <text:p>1</text:p>
          </table:table-cell>
          <table:table-cell table:style-name="ce29" table:formula="of:=LEFT([.$G409];1)" office:value-type="string" office:string-value="B">
            <text:p>B</text:p>
          </table:table-cell>
          <table:table-cell table:style-name="ce49" table:formula="of:=MID([.$G409];2;1)" office:value-type="string" office:string-value="E">
            <text:p>E</text:p>
          </table:table-cell>
          <table:table-cell table:style-name="ce49" table:formula="of:=MID([.$G409];3;1)" office:value-type="string" office:string-value="F">
            <text:p>F</text:p>
          </table:table-cell>
          <table:table-cell table:style-name="ce49" table:formula="of:=MID([.$G409];4;1)" office:value-type="string" office:string-value="K">
            <text:p>K</text:p>
          </table:table-cell>
          <table:table-cell table:style-name="ce49" table:formula="of:=MID([.$G409];5;1)" office:value-type="string" office:string-value="M">
            <text:p>M</text:p>
          </table:table-cell>
          <table:table-cell table:style-name="ce49" table:formula="of:=VLOOKUP([.I409];['1'.$A$2:.$B$14];2)" office:value-type="string" office:string-value="ディル">
            <text:p>ディル</text:p>
          </table:table-cell>
          <table:table-cell table:style-name="ce49" table:formula="of:=VLOOKUP([.J409];['1'.$A$2:.$B$14];2)" office:value-type="string" office:string-value="ニンニク">
            <text:p>ニンニク</text:p>
          </table:table-cell>
          <table:table-cell table:style-name="ce49" table:formula="of:=VLOOKUP([.K409];['1'.$A$2:.$B$14];2)" office:value-type="string" office:string-value="生姜">
            <text:p>生姜</text:p>
          </table:table-cell>
          <table:table-cell table:style-name="ce49" table:formula="of:=VLOOKUP([.L409];['1'.$A$2:.$B$14];2)" office:value-type="string" office:string-value="スペアミント">
            <text:p>スペアミント</text:p>
          </table:table-cell>
          <table:table-cell table:style-name="ce49" table:formula="of:=VLOOKUP([.M40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2">
            <text:p>42</text:p>
          </table:table-cell>
          <table:table-cell table:number-columns-repeated="3"/>
          <table:table-cell table:style-name="ce44" office:value-type="string">
            <text:p>BHI</text:p>
          </table:table-cell>
          <table:table-cell table:style-name="ce8" table:formula="of:=COUNTIF([.$C$2:.$C$325];[.G410])" office:value-type="float" office:value="2">
            <text:p>2</text:p>
          </table:table-cell>
          <table:table-cell table:style-name="ce29" table:formula="of:=LEFT([.$G410];1)" office:value-type="string" office:string-value="B">
            <text:p>B</text:p>
          </table:table-cell>
          <table:table-cell table:style-name="ce49" table:formula="of:=MID([.$G410];2;1)" office:value-type="string" office:string-value="H">
            <text:p>H</text:p>
          </table:table-cell>
          <table:table-cell table:style-name="ce49" table:formula="of:=MID([.$G410];3;1)" office:value-type="string" office:string-value="I">
            <text:p>I</text:p>
          </table:table-cell>
          <table:table-cell table:style-name="ce49" table:formula="of:=MID([.$G410];4;1)">
            <text:p/>
          </table:table-cell>
          <table:table-cell table:style-name="ce49" table:formula="of:=MID([.$G410];5;1)">
            <text:p/>
          </table:table-cell>
          <table:table-cell table:style-name="ce49" table:formula="of:=VLOOKUP([.I410];['1'.$A$2:.$B$14];2)" office:value-type="string" office:string-value="ディル">
            <text:p>ディル</text:p>
          </table:table-cell>
          <table:table-cell table:style-name="ce49" table:formula="of:=VLOOKUP([.J410];['1'.$A$2:.$B$14];2)" office:value-type="string" office:string-value="ペパーミント">
            <text:p>ペパーミント</text:p>
          </table:table-cell>
          <table:table-cell table:style-name="ce49" table:formula="of:=VLOOKUP([.K410];['1'.$A$2:.$B$14];2)" office:value-type="string" office:string-value="ローズマリー">
            <text:p>ローズマリー</text:p>
          </table:table-cell>
          <table:table-cell table:style-name="ce49" table:formula="of:=VLOOKUP([.L410];['1'.$A$2:.$B$14];2)" office:value-type="float" office:value="0">
            <text:p>#N/A</text:p>
          </table:table-cell>
          <table:table-cell table:style-name="ce49" table:formula="of:=VLOOKUP([.M4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3">
            <text:p>43</text:p>
          </table:table-cell>
          <table:table-cell table:number-columns-repeated="3"/>
          <table:table-cell table:style-name="ce44" office:value-type="string">
            <text:p>BK</text:p>
          </table:table-cell>
          <table:table-cell table:style-name="ce8" table:formula="of:=COUNTIF([.$C$2:.$C$325];[.G411])" office:value-type="float" office:value="2">
            <text:p>2</text:p>
          </table:table-cell>
          <table:table-cell table:style-name="ce29" table:formula="of:=LEFT([.$G411];1)" office:value-type="string" office:string-value="B">
            <text:p>B</text:p>
          </table:table-cell>
          <table:table-cell table:style-name="ce49" table:formula="of:=MID([.$G411];2;1)" office:value-type="string" office:string-value="K">
            <text:p>K</text:p>
          </table:table-cell>
          <table:table-cell table:style-name="ce49" table:formula="of:=MID([.$G411];3;1)">
            <text:p/>
          </table:table-cell>
          <table:table-cell table:style-name="ce49" table:formula="of:=MID([.$G411];4;1)">
            <text:p/>
          </table:table-cell>
          <table:table-cell table:style-name="ce49" table:formula="of:=MID([.$G411];5;1)">
            <text:p/>
          </table:table-cell>
          <table:table-cell table:style-name="ce49" table:formula="of:=VLOOKUP([.I411];['1'.$A$2:.$B$14];2)" office:value-type="string" office:string-value="ディル">
            <text:p>ディル</text:p>
          </table:table-cell>
          <table:table-cell table:style-name="ce49" table:formula="of:=VLOOKUP([.J411];['1'.$A$2:.$B$14];2)" office:value-type="string" office:string-value="スペアミント">
            <text:p>スペアミント</text:p>
          </table:table-cell>
          <table:table-cell table:style-name="ce49" table:formula="of:=VLOOKUP([.K411];['1'.$A$2:.$B$14];2)" office:value-type="float" office:value="0">
            <text:p>#N/A</text:p>
          </table:table-cell>
          <table:table-cell table:style-name="ce49" table:formula="of:=VLOOKUP([.L411];['1'.$A$2:.$B$14];2)" office:value-type="float" office:value="0">
            <text:p>#N/A</text:p>
          </table:table-cell>
          <table:table-cell table:style-name="ce49" table:formula="of:=VLOOKUP([.M4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4">
            <text:p>44</text:p>
          </table:table-cell>
          <table:table-cell table:number-columns-repeated="3"/>
          <table:table-cell table:style-name="ce44" office:value-type="string">
            <text:p>BL</text:p>
          </table:table-cell>
          <table:table-cell table:style-name="ce8" table:formula="of:=COUNTIF([.$C$2:.$C$325];[.G412])" office:value-type="float" office:value="1">
            <text:p>1</text:p>
          </table:table-cell>
          <table:table-cell table:style-name="ce29" table:formula="of:=LEFT([.$G412];1)" office:value-type="string" office:string-value="B">
            <text:p>B</text:p>
          </table:table-cell>
          <table:table-cell table:style-name="ce49" table:formula="of:=MID([.$G412];2;1)" office:value-type="string" office:string-value="L">
            <text:p>L</text:p>
          </table:table-cell>
          <table:table-cell table:style-name="ce49" table:formula="of:=MID([.$G412];3;1)">
            <text:p/>
          </table:table-cell>
          <table:table-cell table:style-name="ce49" table:formula="of:=MID([.$G412];4;1)">
            <text:p/>
          </table:table-cell>
          <table:table-cell table:style-name="ce49" table:formula="of:=MID([.$G412];5;1)">
            <text:p/>
          </table:table-cell>
          <table:table-cell table:style-name="ce49" table:formula="of:=VLOOKUP([.I412];['1'.$A$2:.$B$14];2)" office:value-type="string" office:string-value="ディル">
            <text:p>ディル</text:p>
          </table:table-cell>
          <table:table-cell table:style-name="ce49" table:formula="of:=VLOOKUP([.J412];['1'.$A$2:.$B$14];2)" office:value-type="string" office:string-value="日本酒（米だけの）">
            <text:p>日本酒（米だけの）</text:p>
          </table:table-cell>
          <table:table-cell table:style-name="ce49" table:formula="of:=VLOOKUP([.K412];['1'.$A$2:.$B$14];2)" office:value-type="float" office:value="0">
            <text:p>#N/A</text:p>
          </table:table-cell>
          <table:table-cell table:style-name="ce49" table:formula="of:=VLOOKUP([.L412];['1'.$A$2:.$B$14];2)" office:value-type="float" office:value="0">
            <text:p>#N/A</text:p>
          </table:table-cell>
          <table:table-cell table:style-name="ce49" table:formula="of:=VLOOKUP([.M4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5">
            <text:p>45</text:p>
          </table:table-cell>
          <table:table-cell table:number-columns-repeated="3"/>
          <table:table-cell table:style-name="ce44" office:value-type="string">
            <text:p>C</text:p>
          </table:table-cell>
          <table:table-cell table:style-name="ce8" table:formula="of:=COUNTIF([.$C$2:.$C$325];[.G413])" office:value-type="float" office:value="9">
            <text:p>9</text:p>
          </table:table-cell>
          <table:table-cell table:style-name="ce29" table:formula="of:=LEFT([.$G413];1)" office:value-type="string" office:string-value="C">
            <text:p>C</text:p>
          </table:table-cell>
          <table:table-cell table:style-name="ce49" table:formula="of:=MID([.$G413];2;1)">
            <text:p/>
          </table:table-cell>
          <table:table-cell table:style-name="ce49" table:formula="of:=MID([.$G413];3;1)">
            <text:p/>
          </table:table-cell>
          <table:table-cell table:style-name="ce49" table:formula="of:=MID([.$G413];4;1)">
            <text:p/>
          </table:table-cell>
          <table:table-cell table:style-name="ce49" table:formula="of:=MID([.$G413];5;1)">
            <text:p/>
          </table:table-cell>
          <table:table-cell table:style-name="ce49" table:formula="of:=VLOOKUP([.I413];['1'.$A$2:.$B$14];2)" office:value-type="string" office:string-value="オオバ">
            <text:p>オオバ</text:p>
          </table:table-cell>
          <table:table-cell table:style-name="ce49" table:formula="of:=VLOOKUP([.J413];['1'.$A$2:.$B$14];2)" office:value-type="float" office:value="0">
            <text:p>#N/A</text:p>
          </table:table-cell>
          <table:table-cell table:style-name="ce49" table:formula="of:=VLOOKUP([.K413];['1'.$A$2:.$B$14];2)" office:value-type="float" office:value="0">
            <text:p>#N/A</text:p>
          </table:table-cell>
          <table:table-cell table:style-name="ce49" table:formula="of:=VLOOKUP([.L413];['1'.$A$2:.$B$14];2)" office:value-type="float" office:value="0">
            <text:p>#N/A</text:p>
          </table:table-cell>
          <table:table-cell table:style-name="ce49" table:formula="of:=VLOOKUP([.M4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6">
            <text:p>46</text:p>
          </table:table-cell>
          <table:table-cell table:number-columns-repeated="3"/>
          <table:table-cell table:style-name="ce44" office:value-type="string">
            <text:p>CD</text:p>
          </table:table-cell>
          <table:table-cell table:style-name="ce8" table:formula="of:=COUNTIF([.$C$2:.$C$325];[.G414])" office:value-type="float" office:value="5">
            <text:p>5</text:p>
          </table:table-cell>
          <table:table-cell table:style-name="ce29" table:formula="of:=LEFT([.$G414];1)" office:value-type="string" office:string-value="C">
            <text:p>C</text:p>
          </table:table-cell>
          <table:table-cell table:style-name="ce49" table:formula="of:=MID([.$G414];2;1)" office:value-type="string" office:string-value="D">
            <text:p>D</text:p>
          </table:table-cell>
          <table:table-cell table:style-name="ce49" table:formula="of:=MID([.$G414];3;1)">
            <text:p/>
          </table:table-cell>
          <table:table-cell table:style-name="ce49" table:formula="of:=MID([.$G414];4;1)">
            <text:p/>
          </table:table-cell>
          <table:table-cell table:style-name="ce49" table:formula="of:=MID([.$G414];5;1)">
            <text:p/>
          </table:table-cell>
          <table:table-cell table:style-name="ce49" table:formula="of:=VLOOKUP([.I414];['1'.$A$2:.$B$14];2)" office:value-type="string" office:string-value="オオバ">
            <text:p>オオバ</text:p>
          </table:table-cell>
          <table:table-cell table:style-name="ce49" table:formula="of:=VLOOKUP([.J414];['1'.$A$2:.$B$14];2)" office:value-type="string" office:string-value="レモン">
            <text:p>レモン</text:p>
          </table:table-cell>
          <table:table-cell table:style-name="ce49" table:formula="of:=VLOOKUP([.K414];['1'.$A$2:.$B$14];2)" office:value-type="float" office:value="0">
            <text:p>#N/A</text:p>
          </table:table-cell>
          <table:table-cell table:style-name="ce49" table:formula="of:=VLOOKUP([.L414];['1'.$A$2:.$B$14];2)" office:value-type="float" office:value="0">
            <text:p>#N/A</text:p>
          </table:table-cell>
          <table:table-cell table:style-name="ce49" table:formula="of:=VLOOKUP([.M4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7">
            <text:p>47</text:p>
          </table:table-cell>
          <table:table-cell table:number-columns-repeated="3"/>
          <table:table-cell table:style-name="ce44" office:value-type="string">
            <text:p>CDE</text:p>
          </table:table-cell>
          <table:table-cell table:style-name="ce8" table:formula="of:=COUNTIF([.$C$2:.$C$325];[.G415])" office:value-type="float" office:value="1">
            <text:p>1</text:p>
          </table:table-cell>
          <table:table-cell table:style-name="ce29" table:formula="of:=LEFT([.$G415];1)" office:value-type="string" office:string-value="C">
            <text:p>C</text:p>
          </table:table-cell>
          <table:table-cell table:style-name="ce49" table:formula="of:=MID([.$G415];2;1)" office:value-type="string" office:string-value="D">
            <text:p>D</text:p>
          </table:table-cell>
          <table:table-cell table:style-name="ce49" table:formula="of:=MID([.$G415];3;1)" office:value-type="string" office:string-value="E">
            <text:p>E</text:p>
          </table:table-cell>
          <table:table-cell table:style-name="ce49" table:formula="of:=MID([.$G415];4;1)">
            <text:p/>
          </table:table-cell>
          <table:table-cell table:style-name="ce49" table:formula="of:=MID([.$G415];5;1)">
            <text:p/>
          </table:table-cell>
          <table:table-cell table:style-name="ce49" table:formula="of:=VLOOKUP([.I415];['1'.$A$2:.$B$14];2)" office:value-type="string" office:string-value="オオバ">
            <text:p>オオバ</text:p>
          </table:table-cell>
          <table:table-cell table:style-name="ce49" table:formula="of:=VLOOKUP([.J415];['1'.$A$2:.$B$14];2)" office:value-type="string" office:string-value="レモン">
            <text:p>レモン</text:p>
          </table:table-cell>
          <table:table-cell table:style-name="ce49" table:formula="of:=VLOOKUP([.K415];['1'.$A$2:.$B$14];2)" office:value-type="string" office:string-value="ニンニク">
            <text:p>ニンニク</text:p>
          </table:table-cell>
          <table:table-cell table:style-name="ce49" table:formula="of:=VLOOKUP([.L415];['1'.$A$2:.$B$14];2)" office:value-type="float" office:value="0">
            <text:p>#N/A</text:p>
          </table:table-cell>
          <table:table-cell table:style-name="ce49" table:formula="of:=VLOOKUP([.M4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8">
            <text:p>48</text:p>
          </table:table-cell>
          <table:table-cell table:number-columns-repeated="3"/>
          <table:table-cell table:style-name="ce44" office:value-type="string">
            <text:p>CDEFM</text:p>
          </table:table-cell>
          <table:table-cell table:style-name="ce8" table:formula="of:=COUNTIF([.$C$2:.$C$325];[.G416])" office:value-type="float" office:value="3">
            <text:p>3</text:p>
          </table:table-cell>
          <table:table-cell table:style-name="ce29" table:formula="of:=LEFT([.$G416];1)" office:value-type="string" office:string-value="C">
            <text:p>C</text:p>
          </table:table-cell>
          <table:table-cell table:style-name="ce49" table:formula="of:=MID([.$G416];2;1)" office:value-type="string" office:string-value="D">
            <text:p>D</text:p>
          </table:table-cell>
          <table:table-cell table:style-name="ce49" table:formula="of:=MID([.$G416];3;1)" office:value-type="string" office:string-value="E">
            <text:p>E</text:p>
          </table:table-cell>
          <table:table-cell table:style-name="ce49" table:formula="of:=MID([.$G416];4;1)" office:value-type="string" office:string-value="F">
            <text:p>F</text:p>
          </table:table-cell>
          <table:table-cell table:style-name="ce49" table:formula="of:=MID([.$G416];5;1)" office:value-type="string" office:string-value="M">
            <text:p>M</text:p>
          </table:table-cell>
          <table:table-cell table:style-name="ce49" table:formula="of:=VLOOKUP([.I416];['1'.$A$2:.$B$14];2)" office:value-type="string" office:string-value="オオバ">
            <text:p>オオバ</text:p>
          </table:table-cell>
          <table:table-cell table:style-name="ce49" table:formula="of:=VLOOKUP([.J416];['1'.$A$2:.$B$14];2)" office:value-type="string" office:string-value="レモン">
            <text:p>レモン</text:p>
          </table:table-cell>
          <table:table-cell table:style-name="ce49" table:formula="of:=VLOOKUP([.K416];['1'.$A$2:.$B$14];2)" office:value-type="string" office:string-value="ニンニク">
            <text:p>ニンニク</text:p>
          </table:table-cell>
          <table:table-cell table:style-name="ce49" table:formula="of:=VLOOKUP([.L416];['1'.$A$2:.$B$14];2)" office:value-type="string" office:string-value="生姜">
            <text:p>生姜</text:p>
          </table:table-cell>
          <table:table-cell table:style-name="ce49" table:formula="of:=VLOOKUP([.M41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49">
            <text:p>49</text:p>
          </table:table-cell>
          <table:table-cell table:number-columns-repeated="3"/>
          <table:table-cell table:style-name="ce44" office:value-type="string">
            <text:p>CDEM</text:p>
          </table:table-cell>
          <table:table-cell table:style-name="ce8" table:formula="of:=COUNTIF([.$C$2:.$C$325];[.G417])" office:value-type="float" office:value="3">
            <text:p>3</text:p>
          </table:table-cell>
          <table:table-cell table:style-name="ce29" table:formula="of:=LEFT([.$G417];1)" office:value-type="string" office:string-value="C">
            <text:p>C</text:p>
          </table:table-cell>
          <table:table-cell table:style-name="ce49" table:formula="of:=MID([.$G417];2;1)" office:value-type="string" office:string-value="D">
            <text:p>D</text:p>
          </table:table-cell>
          <table:table-cell table:style-name="ce49" table:formula="of:=MID([.$G417];3;1)" office:value-type="string" office:string-value="E">
            <text:p>E</text:p>
          </table:table-cell>
          <table:table-cell table:style-name="ce49" table:formula="of:=MID([.$G417];4;1)" office:value-type="string" office:string-value="M">
            <text:p>M</text:p>
          </table:table-cell>
          <table:table-cell table:style-name="ce49" table:formula="of:=MID([.$G417];5;1)">
            <text:p/>
          </table:table-cell>
          <table:table-cell table:style-name="ce49" table:formula="of:=VLOOKUP([.I417];['1'.$A$2:.$B$14];2)" office:value-type="string" office:string-value="オオバ">
            <text:p>オオバ</text:p>
          </table:table-cell>
          <table:table-cell table:style-name="ce49" table:formula="of:=VLOOKUP([.J417];['1'.$A$2:.$B$14];2)" office:value-type="string" office:string-value="レモン">
            <text:p>レモン</text:p>
          </table:table-cell>
          <table:table-cell table:style-name="ce49" table:formula="of:=VLOOKUP([.K417];['1'.$A$2:.$B$14];2)" office:value-type="string" office:string-value="ニンニク">
            <text:p>ニンニク</text:p>
          </table:table-cell>
          <table:table-cell table:style-name="ce49" table:formula="of:=VLOOKUP([.L417];['1'.$A$2:.$B$14];2)" office:value-type="string" office:string-value="お湯">
            <text:p>お湯</text:p>
          </table:table-cell>
          <table:table-cell table:style-name="ce49" table:formula="of:=VLOOKUP([.M4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0">
            <text:p>50</text:p>
          </table:table-cell>
          <table:table-cell table:number-columns-repeated="3"/>
          <table:table-cell table:style-name="ce44" office:value-type="string">
            <text:p>CDFO</text:p>
          </table:table-cell>
          <table:table-cell table:style-name="ce8" table:formula="of:=COUNTIF([.$C$2:.$C$325];[.G418])" office:value-type="float" office:value="1">
            <text:p>1</text:p>
          </table:table-cell>
          <table:table-cell table:style-name="ce29" table:formula="of:=LEFT([.$G418];1)" office:value-type="string" office:string-value="C">
            <text:p>C</text:p>
          </table:table-cell>
          <table:table-cell table:style-name="ce49" table:formula="of:=MID([.$G418];2;1)" office:value-type="string" office:string-value="D">
            <text:p>D</text:p>
          </table:table-cell>
          <table:table-cell table:style-name="ce49" table:formula="of:=MID([.$G418];3;1)" office:value-type="string" office:string-value="F">
            <text:p>F</text:p>
          </table:table-cell>
          <table:table-cell table:style-name="ce49" table:formula="of:=MID([.$G418];4;1)" office:value-type="string" office:string-value="O">
            <text:p>O</text:p>
          </table:table-cell>
          <table:table-cell table:style-name="ce49" table:formula="of:=MID([.$G418];5;1)">
            <text:p/>
          </table:table-cell>
          <table:table-cell table:style-name="ce49" table:formula="of:=VLOOKUP([.I418];['1'.$A$2:.$B$14];2)" office:value-type="string" office:string-value="オオバ">
            <text:p>オオバ</text:p>
          </table:table-cell>
          <table:table-cell table:style-name="ce49" table:formula="of:=VLOOKUP([.J418];['1'.$A$2:.$B$14];2)" office:value-type="string" office:string-value="レモン">
            <text:p>レモン</text:p>
          </table:table-cell>
          <table:table-cell table:style-name="ce49" table:formula="of:=VLOOKUP([.K418];['1'.$A$2:.$B$14];2)" office:value-type="string" office:string-value="生姜">
            <text:p>生姜</text:p>
          </table:table-cell>
          <table:table-cell table:style-name="ce49" table:formula="of:=VLOOKUP([.L418];['1'.$A$2:.$B$14];2)" office:value-type="string" office:string-value="お湯">
            <text:p>お湯</text:p>
          </table:table-cell>
          <table:table-cell table:style-name="ce49" table:formula="of:=VLOOKUP([.M4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1">
            <text:p>51</text:p>
          </table:table-cell>
          <table:table-cell table:number-columns-repeated="3"/>
          <table:table-cell table:style-name="ce44" office:value-type="string">
            <text:p>CDIM</text:p>
          </table:table-cell>
          <table:table-cell table:style-name="ce8" table:formula="of:=COUNTIF([.$C$2:.$C$325];[.G419])" office:value-type="float" office:value="2">
            <text:p>2</text:p>
          </table:table-cell>
          <table:table-cell table:style-name="ce29" table:formula="of:=LEFT([.$G419];1)" office:value-type="string" office:string-value="C">
            <text:p>C</text:p>
          </table:table-cell>
          <table:table-cell table:style-name="ce49" table:formula="of:=MID([.$G419];2;1)" office:value-type="string" office:string-value="D">
            <text:p>D</text:p>
          </table:table-cell>
          <table:table-cell table:style-name="ce49" table:formula="of:=MID([.$G419];3;1)" office:value-type="string" office:string-value="I">
            <text:p>I</text:p>
          </table:table-cell>
          <table:table-cell table:style-name="ce49" table:formula="of:=MID([.$G419];4;1)" office:value-type="string" office:string-value="M">
            <text:p>M</text:p>
          </table:table-cell>
          <table:table-cell table:style-name="ce49" table:formula="of:=MID([.$G419];5;1)">
            <text:p/>
          </table:table-cell>
          <table:table-cell table:style-name="ce49" table:formula="of:=VLOOKUP([.I419];['1'.$A$2:.$B$14];2)" office:value-type="string" office:string-value="オオバ">
            <text:p>オオバ</text:p>
          </table:table-cell>
          <table:table-cell table:style-name="ce49" table:formula="of:=VLOOKUP([.J419];['1'.$A$2:.$B$14];2)" office:value-type="string" office:string-value="レモン">
            <text:p>レモン</text:p>
          </table:table-cell>
          <table:table-cell table:style-name="ce49" table:formula="of:=VLOOKUP([.K419];['1'.$A$2:.$B$14];2)" office:value-type="string" office:string-value="ローズマリー">
            <text:p>ローズマリー</text:p>
          </table:table-cell>
          <table:table-cell table:style-name="ce49" table:formula="of:=VLOOKUP([.L419];['1'.$A$2:.$B$14];2)" office:value-type="string" office:string-value="お湯">
            <text:p>お湯</text:p>
          </table:table-cell>
          <table:table-cell table:style-name="ce49" table:formula="of:=VLOOKUP([.M4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2">
            <text:p>52</text:p>
          </table:table-cell>
          <table:table-cell table:number-columns-repeated="3"/>
          <table:table-cell table:style-name="ce44" office:value-type="string">
            <text:p>CDK</text:p>
          </table:table-cell>
          <table:table-cell table:style-name="ce8" table:formula="of:=COUNTIF([.$C$2:.$C$325];[.G420])" office:value-type="float" office:value="1">
            <text:p>1</text:p>
          </table:table-cell>
          <table:table-cell table:style-name="ce29" table:formula="of:=LEFT([.$G420];1)" office:value-type="string" office:string-value="C">
            <text:p>C</text:p>
          </table:table-cell>
          <table:table-cell table:style-name="ce49" table:formula="of:=MID([.$G420];2;1)" office:value-type="string" office:string-value="D">
            <text:p>D</text:p>
          </table:table-cell>
          <table:table-cell table:style-name="ce49" table:formula="of:=MID([.$G420];3;1)" office:value-type="string" office:string-value="K">
            <text:p>K</text:p>
          </table:table-cell>
          <table:table-cell table:style-name="ce49" table:formula="of:=MID([.$G420];4;1)">
            <text:p/>
          </table:table-cell>
          <table:table-cell table:style-name="ce49" table:formula="of:=MID([.$G420];5;1)">
            <text:p/>
          </table:table-cell>
          <table:table-cell table:style-name="ce49" table:formula="of:=VLOOKUP([.I420];['1'.$A$2:.$B$14];2)" office:value-type="string" office:string-value="オオバ">
            <text:p>オオバ</text:p>
          </table:table-cell>
          <table:table-cell table:style-name="ce49" table:formula="of:=VLOOKUP([.J420];['1'.$A$2:.$B$14];2)" office:value-type="string" office:string-value="レモン">
            <text:p>レモン</text:p>
          </table:table-cell>
          <table:table-cell table:style-name="ce49" table:formula="of:=VLOOKUP([.K420];['1'.$A$2:.$B$14];2)" office:value-type="string" office:string-value="スペアミント">
            <text:p>スペアミント</text:p>
          </table:table-cell>
          <table:table-cell table:style-name="ce49" table:formula="of:=VLOOKUP([.L420];['1'.$A$2:.$B$14];2)" office:value-type="float" office:value="0">
            <text:p>#N/A</text:p>
          </table:table-cell>
          <table:table-cell table:style-name="ce49" table:formula="of:=VLOOKUP([.M4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3">
            <text:p>53</text:p>
          </table:table-cell>
          <table:table-cell table:number-columns-repeated="3"/>
          <table:table-cell table:style-name="ce44" office:value-type="string">
            <text:p>CDKM</text:p>
          </table:table-cell>
          <table:table-cell table:style-name="ce8" table:formula="of:=COUNTIF([.$C$2:.$C$325];[.G421])" office:value-type="float" office:value="1">
            <text:p>1</text:p>
          </table:table-cell>
          <table:table-cell table:style-name="ce29" table:formula="of:=LEFT([.$G421];1)" office:value-type="string" office:string-value="C">
            <text:p>C</text:p>
          </table:table-cell>
          <table:table-cell table:style-name="ce49" table:formula="of:=MID([.$G421];2;1)" office:value-type="string" office:string-value="D">
            <text:p>D</text:p>
          </table:table-cell>
          <table:table-cell table:style-name="ce49" table:formula="of:=MID([.$G421];3;1)" office:value-type="string" office:string-value="K">
            <text:p>K</text:p>
          </table:table-cell>
          <table:table-cell table:style-name="ce49" table:formula="of:=MID([.$G421];4;1)" office:value-type="string" office:string-value="M">
            <text:p>M</text:p>
          </table:table-cell>
          <table:table-cell table:style-name="ce49" table:formula="of:=MID([.$G421];5;1)">
            <text:p/>
          </table:table-cell>
          <table:table-cell table:style-name="ce49" table:formula="of:=VLOOKUP([.I421];['1'.$A$2:.$B$14];2)" office:value-type="string" office:string-value="オオバ">
            <text:p>オオバ</text:p>
          </table:table-cell>
          <table:table-cell table:style-name="ce49" table:formula="of:=VLOOKUP([.J421];['1'.$A$2:.$B$14];2)" office:value-type="string" office:string-value="レモン">
            <text:p>レモン</text:p>
          </table:table-cell>
          <table:table-cell table:style-name="ce49" table:formula="of:=VLOOKUP([.K421];['1'.$A$2:.$B$14];2)" office:value-type="string" office:string-value="スペアミント">
            <text:p>スペアミント</text:p>
          </table:table-cell>
          <table:table-cell table:style-name="ce49" table:formula="of:=VLOOKUP([.L421];['1'.$A$2:.$B$14];2)" office:value-type="string" office:string-value="お湯">
            <text:p>お湯</text:p>
          </table:table-cell>
          <table:table-cell table:style-name="ce49" table:formula="of:=VLOOKUP([.M4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4">
            <text:p>54</text:p>
          </table:table-cell>
          <table:table-cell table:number-columns-repeated="3"/>
          <table:table-cell table:style-name="ce44" office:value-type="string">
            <text:p>CDLM</text:p>
          </table:table-cell>
          <table:table-cell table:style-name="ce8" table:formula="of:=COUNTIF([.$C$2:.$C$325];[.G422])" office:value-type="float" office:value="1">
            <text:p>1</text:p>
          </table:table-cell>
          <table:table-cell table:style-name="ce29" table:formula="of:=LEFT([.$G422];1)" office:value-type="string" office:string-value="C">
            <text:p>C</text:p>
          </table:table-cell>
          <table:table-cell table:style-name="ce49" table:formula="of:=MID([.$G422];2;1)" office:value-type="string" office:string-value="D">
            <text:p>D</text:p>
          </table:table-cell>
          <table:table-cell table:style-name="ce49" table:formula="of:=MID([.$G422];3;1)" office:value-type="string" office:string-value="L">
            <text:p>L</text:p>
          </table:table-cell>
          <table:table-cell table:style-name="ce49" table:formula="of:=MID([.$G422];4;1)" office:value-type="string" office:string-value="M">
            <text:p>M</text:p>
          </table:table-cell>
          <table:table-cell table:style-name="ce49" table:formula="of:=MID([.$G422];5;1)">
            <text:p/>
          </table:table-cell>
          <table:table-cell table:style-name="ce49" table:formula="of:=VLOOKUP([.I422];['1'.$A$2:.$B$14];2)" office:value-type="string" office:string-value="オオバ">
            <text:p>オオバ</text:p>
          </table:table-cell>
          <table:table-cell table:style-name="ce49" table:formula="of:=VLOOKUP([.J422];['1'.$A$2:.$B$14];2)" office:value-type="string" office:string-value="レモン">
            <text:p>レモン</text:p>
          </table:table-cell>
          <table:table-cell table:style-name="ce49" table:formula="of:=VLOOKUP([.K422];['1'.$A$2:.$B$14];2)" office:value-type="string" office:string-value="日本酒（米だけの）">
            <text:p>日本酒（米だけの）</text:p>
          </table:table-cell>
          <table:table-cell table:style-name="ce49" table:formula="of:=VLOOKUP([.L422];['1'.$A$2:.$B$14];2)" office:value-type="string" office:string-value="お湯">
            <text:p>お湯</text:p>
          </table:table-cell>
          <table:table-cell table:style-name="ce49" table:formula="of:=VLOOKUP([.M4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5">
            <text:p>55</text:p>
          </table:table-cell>
          <table:table-cell table:number-columns-repeated="3"/>
          <table:table-cell table:style-name="ce44" office:value-type="string">
            <text:p>CDM</text:p>
          </table:table-cell>
          <table:table-cell table:style-name="ce8" table:formula="of:=COUNTIF([.$C$2:.$C$325];[.G423])" office:value-type="float" office:value="1">
            <text:p>1</text:p>
          </table:table-cell>
          <table:table-cell table:style-name="ce29" table:formula="of:=LEFT([.$G423];1)" office:value-type="string" office:string-value="C">
            <text:p>C</text:p>
          </table:table-cell>
          <table:table-cell table:style-name="ce49" table:formula="of:=MID([.$G423];2;1)" office:value-type="string" office:string-value="D">
            <text:p>D</text:p>
          </table:table-cell>
          <table:table-cell table:style-name="ce49" table:formula="of:=MID([.$G423];3;1)" office:value-type="string" office:string-value="M">
            <text:p>M</text:p>
          </table:table-cell>
          <table:table-cell table:style-name="ce49" table:formula="of:=MID([.$G423];4;1)">
            <text:p/>
          </table:table-cell>
          <table:table-cell table:style-name="ce49" table:formula="of:=MID([.$G423];5;1)">
            <text:p/>
          </table:table-cell>
          <table:table-cell table:style-name="ce49" table:formula="of:=VLOOKUP([.I423];['1'.$A$2:.$B$14];2)" office:value-type="string" office:string-value="オオバ">
            <text:p>オオバ</text:p>
          </table:table-cell>
          <table:table-cell table:style-name="ce49" table:formula="of:=VLOOKUP([.J423];['1'.$A$2:.$B$14];2)" office:value-type="string" office:string-value="レモン">
            <text:p>レモン</text:p>
          </table:table-cell>
          <table:table-cell table:style-name="ce49" table:formula="of:=VLOOKUP([.K423];['1'.$A$2:.$B$14];2)" office:value-type="string" office:string-value="お湯">
            <text:p>お湯</text:p>
          </table:table-cell>
          <table:table-cell table:style-name="ce49" table:formula="of:=VLOOKUP([.L423];['1'.$A$2:.$B$14];2)" office:value-type="float" office:value="0">
            <text:p>#N/A</text:p>
          </table:table-cell>
          <table:table-cell table:style-name="ce49" table:formula="of:=VLOOKUP([.M4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6">
            <text:p>56</text:p>
          </table:table-cell>
          <table:table-cell table:number-columns-repeated="3"/>
          <table:table-cell table:style-name="ce44" office:value-type="string">
            <text:p>CE</text:p>
          </table:table-cell>
          <table:table-cell table:style-name="ce8" table:formula="of:=COUNTIF([.$C$2:.$C$325];[.G424])" office:value-type="float" office:value="9">
            <text:p>9</text:p>
          </table:table-cell>
          <table:table-cell table:style-name="ce29" table:formula="of:=LEFT([.$G424];1)" office:value-type="string" office:string-value="C">
            <text:p>C</text:p>
          </table:table-cell>
          <table:table-cell table:style-name="ce49" table:formula="of:=MID([.$G424];2;1)" office:value-type="string" office:string-value="E">
            <text:p>E</text:p>
          </table:table-cell>
          <table:table-cell table:style-name="ce49" table:formula="of:=MID([.$G424];3;1)">
            <text:p/>
          </table:table-cell>
          <table:table-cell table:style-name="ce49" table:formula="of:=MID([.$G424];4;1)">
            <text:p/>
          </table:table-cell>
          <table:table-cell table:style-name="ce49" table:formula="of:=MID([.$G424];5;1)">
            <text:p/>
          </table:table-cell>
          <table:table-cell table:style-name="ce49" table:formula="of:=VLOOKUP([.I424];['1'.$A$2:.$B$14];2)" office:value-type="string" office:string-value="オオバ">
            <text:p>オオバ</text:p>
          </table:table-cell>
          <table:table-cell table:style-name="ce49" table:formula="of:=VLOOKUP([.J424];['1'.$A$2:.$B$14];2)" office:value-type="string" office:string-value="ニンニク">
            <text:p>ニンニク</text:p>
          </table:table-cell>
          <table:table-cell table:style-name="ce49" table:formula="of:=VLOOKUP([.K424];['1'.$A$2:.$B$14];2)" office:value-type="float" office:value="0">
            <text:p>#N/A</text:p>
          </table:table-cell>
          <table:table-cell table:style-name="ce49" table:formula="of:=VLOOKUP([.L424];['1'.$A$2:.$B$14];2)" office:value-type="float" office:value="0">
            <text:p>#N/A</text:p>
          </table:table-cell>
          <table:table-cell table:style-name="ce49" table:formula="of:=VLOOKUP([.M4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7">
            <text:p>57</text:p>
          </table:table-cell>
          <table:table-cell table:number-columns-repeated="3"/>
          <table:table-cell table:style-name="ce44" office:value-type="string">
            <text:p>CEFH</text:p>
          </table:table-cell>
          <table:table-cell table:style-name="ce8" table:formula="of:=COUNTIF([.$C$2:.$C$325];[.G425])" office:value-type="float" office:value="1">
            <text:p>1</text:p>
          </table:table-cell>
          <table:table-cell table:style-name="ce29" table:formula="of:=LEFT([.$G425];1)" office:value-type="string" office:string-value="C">
            <text:p>C</text:p>
          </table:table-cell>
          <table:table-cell table:style-name="ce49" table:formula="of:=MID([.$G425];2;1)" office:value-type="string" office:string-value="E">
            <text:p>E</text:p>
          </table:table-cell>
          <table:table-cell table:style-name="ce49" table:formula="of:=MID([.$G425];3;1)" office:value-type="string" office:string-value="F">
            <text:p>F</text:p>
          </table:table-cell>
          <table:table-cell table:style-name="ce49" table:formula="of:=MID([.$G425];4;1)" office:value-type="string" office:string-value="H">
            <text:p>H</text:p>
          </table:table-cell>
          <table:table-cell table:style-name="ce49" table:formula="of:=MID([.$G425];5;1)">
            <text:p/>
          </table:table-cell>
          <table:table-cell table:style-name="ce49" table:formula="of:=VLOOKUP([.I425];['1'.$A$2:.$B$14];2)" office:value-type="string" office:string-value="オオバ">
            <text:p>オオバ</text:p>
          </table:table-cell>
          <table:table-cell table:style-name="ce49" table:formula="of:=VLOOKUP([.J425];['1'.$A$2:.$B$14];2)" office:value-type="string" office:string-value="ニンニク">
            <text:p>ニンニク</text:p>
          </table:table-cell>
          <table:table-cell table:style-name="ce49" table:formula="of:=VLOOKUP([.K425];['1'.$A$2:.$B$14];2)" office:value-type="string" office:string-value="生姜">
            <text:p>生姜</text:p>
          </table:table-cell>
          <table:table-cell table:style-name="ce49" table:formula="of:=VLOOKUP([.L425];['1'.$A$2:.$B$14];2)" office:value-type="string" office:string-value="ペパーミント">
            <text:p>ペパーミント</text:p>
          </table:table-cell>
          <table:table-cell table:style-name="ce49" table:formula="of:=VLOOKUP([.M4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8">
            <text:p>58</text:p>
          </table:table-cell>
          <table:table-cell table:number-columns-repeated="3"/>
          <table:table-cell table:style-name="ce44" office:value-type="string">
            <text:p>CEFI</text:p>
          </table:table-cell>
          <table:table-cell table:style-name="ce8" table:formula="of:=COUNTIF([.$C$2:.$C$325];[.G426])" office:value-type="float" office:value="1">
            <text:p>1</text:p>
          </table:table-cell>
          <table:table-cell table:style-name="ce29" table:formula="of:=LEFT([.$G426];1)" office:value-type="string" office:string-value="C">
            <text:p>C</text:p>
          </table:table-cell>
          <table:table-cell table:style-name="ce49" table:formula="of:=MID([.$G426];2;1)" office:value-type="string" office:string-value="E">
            <text:p>E</text:p>
          </table:table-cell>
          <table:table-cell table:style-name="ce49" table:formula="of:=MID([.$G426];3;1)" office:value-type="string" office:string-value="F">
            <text:p>F</text:p>
          </table:table-cell>
          <table:table-cell table:style-name="ce49" table:formula="of:=MID([.$G426];4;1)" office:value-type="string" office:string-value="I">
            <text:p>I</text:p>
          </table:table-cell>
          <table:table-cell table:style-name="ce49" table:formula="of:=MID([.$G426];5;1)">
            <text:p/>
          </table:table-cell>
          <table:table-cell table:style-name="ce49" table:formula="of:=VLOOKUP([.I426];['1'.$A$2:.$B$14];2)" office:value-type="string" office:string-value="オオバ">
            <text:p>オオバ</text:p>
          </table:table-cell>
          <table:table-cell table:style-name="ce49" table:formula="of:=VLOOKUP([.J426];['1'.$A$2:.$B$14];2)" office:value-type="string" office:string-value="ニンニク">
            <text:p>ニンニク</text:p>
          </table:table-cell>
          <table:table-cell table:style-name="ce49" table:formula="of:=VLOOKUP([.K426];['1'.$A$2:.$B$14];2)" office:value-type="string" office:string-value="生姜">
            <text:p>生姜</text:p>
          </table:table-cell>
          <table:table-cell table:style-name="ce49" table:formula="of:=VLOOKUP([.L426];['1'.$A$2:.$B$14];2)" office:value-type="string" office:string-value="ローズマリー">
            <text:p>ローズマリー</text:p>
          </table:table-cell>
          <table:table-cell table:style-name="ce49" table:formula="of:=VLOOKUP([.M4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59">
            <text:p>59</text:p>
          </table:table-cell>
          <table:table-cell table:number-columns-repeated="3"/>
          <table:table-cell table:style-name="ce44" office:value-type="string">
            <text:p>CEFIKM</text:p>
          </table:table-cell>
          <table:table-cell table:style-name="ce8" table:formula="of:=COUNTIF([.$C$2:.$C$325];[.G427])" office:value-type="float" office:value="2">
            <text:p>2</text:p>
          </table:table-cell>
          <table:table-cell table:style-name="ce29" table:formula="of:=LEFT([.$G427];1)" office:value-type="string" office:string-value="C">
            <text:p>C</text:p>
          </table:table-cell>
          <table:table-cell table:style-name="ce49" table:formula="of:=MID([.$G427];2;1)" office:value-type="string" office:string-value="E">
            <text:p>E</text:p>
          </table:table-cell>
          <table:table-cell table:style-name="ce49" table:formula="of:=MID([.$G427];3;1)" office:value-type="string" office:string-value="F">
            <text:p>F</text:p>
          </table:table-cell>
          <table:table-cell table:style-name="ce49" table:formula="of:=MID([.$G427];4;1)" office:value-type="string" office:string-value="I">
            <text:p>I</text:p>
          </table:table-cell>
          <table:table-cell table:style-name="ce49" table:formula="of:=MID([.$G427];5;1)" office:value-type="string" office:string-value="K">
            <text:p>K</text:p>
          </table:table-cell>
          <table:table-cell table:style-name="ce49" table:formula="of:=VLOOKUP([.I427];['1'.$A$2:.$B$14];2)" office:value-type="string" office:string-value="オオバ">
            <text:p>オオバ</text:p>
          </table:table-cell>
          <table:table-cell table:style-name="ce49" table:formula="of:=VLOOKUP([.J427];['1'.$A$2:.$B$14];2)" office:value-type="string" office:string-value="ニンニク">
            <text:p>ニンニク</text:p>
          </table:table-cell>
          <table:table-cell table:style-name="ce49" table:formula="of:=VLOOKUP([.K427];['1'.$A$2:.$B$14];2)" office:value-type="string" office:string-value="生姜">
            <text:p>生姜</text:p>
          </table:table-cell>
          <table:table-cell table:style-name="ce49" table:formula="of:=VLOOKUP([.L427];['1'.$A$2:.$B$14];2)" office:value-type="string" office:string-value="ローズマリー">
            <text:p>ローズマリー</text:p>
          </table:table-cell>
          <table:table-cell table:style-name="ce49" table:formula="of:=VLOOKUP([.M427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0">
            <text:p>60</text:p>
          </table:table-cell>
          <table:table-cell table:number-columns-repeated="3"/>
          <table:table-cell table:style-name="ce44" office:value-type="string">
            <text:p>CEFIM</text:p>
          </table:table-cell>
          <table:table-cell table:style-name="ce8" table:formula="of:=COUNTIF([.$C$2:.$C$325];[.G428])" office:value-type="float" office:value="3">
            <text:p>3</text:p>
          </table:table-cell>
          <table:table-cell table:style-name="ce29" table:formula="of:=LEFT([.$G428];1)" office:value-type="string" office:string-value="C">
            <text:p>C</text:p>
          </table:table-cell>
          <table:table-cell table:style-name="ce49" table:formula="of:=MID([.$G428];2;1)" office:value-type="string" office:string-value="E">
            <text:p>E</text:p>
          </table:table-cell>
          <table:table-cell table:style-name="ce49" table:formula="of:=MID([.$G428];3;1)" office:value-type="string" office:string-value="F">
            <text:p>F</text:p>
          </table:table-cell>
          <table:table-cell table:style-name="ce49" table:formula="of:=MID([.$G428];4;1)" office:value-type="string" office:string-value="I">
            <text:p>I</text:p>
          </table:table-cell>
          <table:table-cell table:style-name="ce49" table:formula="of:=MID([.$G428];5;1)" office:value-type="string" office:string-value="M">
            <text:p>M</text:p>
          </table:table-cell>
          <table:table-cell table:style-name="ce49" table:formula="of:=VLOOKUP([.I428];['1'.$A$2:.$B$14];2)" office:value-type="string" office:string-value="オオバ">
            <text:p>オオバ</text:p>
          </table:table-cell>
          <table:table-cell table:style-name="ce49" table:formula="of:=VLOOKUP([.J428];['1'.$A$2:.$B$14];2)" office:value-type="string" office:string-value="ニンニク">
            <text:p>ニンニク</text:p>
          </table:table-cell>
          <table:table-cell table:style-name="ce49" table:formula="of:=VLOOKUP([.K428];['1'.$A$2:.$B$14];2)" office:value-type="string" office:string-value="生姜">
            <text:p>生姜</text:p>
          </table:table-cell>
          <table:table-cell table:style-name="ce49" table:formula="of:=VLOOKUP([.L428];['1'.$A$2:.$B$14];2)" office:value-type="string" office:string-value="ローズマリー">
            <text:p>ローズマリー</text:p>
          </table:table-cell>
          <table:table-cell table:style-name="ce49" table:formula="of:=VLOOKUP([.M42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1">
            <text:p>61</text:p>
          </table:table-cell>
          <table:table-cell table:number-columns-repeated="3"/>
          <table:table-cell table:style-name="ce44" office:value-type="string">
            <text:p>CEFKM</text:p>
          </table:table-cell>
          <table:table-cell table:style-name="ce8" table:formula="of:=COUNTIF([.$C$2:.$C$325];[.G429])" office:value-type="float" office:value="4">
            <text:p>4</text:p>
          </table:table-cell>
          <table:table-cell table:style-name="ce29" table:formula="of:=LEFT([.$G429];1)" office:value-type="string" office:string-value="C">
            <text:p>C</text:p>
          </table:table-cell>
          <table:table-cell table:style-name="ce49" table:formula="of:=MID([.$G429];2;1)" office:value-type="string" office:string-value="E">
            <text:p>E</text:p>
          </table:table-cell>
          <table:table-cell table:style-name="ce49" table:formula="of:=MID([.$G429];3;1)" office:value-type="string" office:string-value="F">
            <text:p>F</text:p>
          </table:table-cell>
          <table:table-cell table:style-name="ce49" table:formula="of:=MID([.$G429];4;1)" office:value-type="string" office:string-value="K">
            <text:p>K</text:p>
          </table:table-cell>
          <table:table-cell table:style-name="ce49" table:formula="of:=MID([.$G429];5;1)" office:value-type="string" office:string-value="M">
            <text:p>M</text:p>
          </table:table-cell>
          <table:table-cell table:style-name="ce49" table:formula="of:=VLOOKUP([.I429];['1'.$A$2:.$B$14];2)" office:value-type="string" office:string-value="オオバ">
            <text:p>オオバ</text:p>
          </table:table-cell>
          <table:table-cell table:style-name="ce49" table:formula="of:=VLOOKUP([.J429];['1'.$A$2:.$B$14];2)" office:value-type="string" office:string-value="ニンニク">
            <text:p>ニンニク</text:p>
          </table:table-cell>
          <table:table-cell table:style-name="ce49" table:formula="of:=VLOOKUP([.K429];['1'.$A$2:.$B$14];2)" office:value-type="string" office:string-value="生姜">
            <text:p>生姜</text:p>
          </table:table-cell>
          <table:table-cell table:style-name="ce49" table:formula="of:=VLOOKUP([.L429];['1'.$A$2:.$B$14];2)" office:value-type="string" office:string-value="スペアミント">
            <text:p>スペアミント</text:p>
          </table:table-cell>
          <table:table-cell table:style-name="ce49" table:formula="of:=VLOOKUP([.M42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2">
            <text:p>62</text:p>
          </table:table-cell>
          <table:table-cell table:number-columns-repeated="3"/>
          <table:table-cell table:style-name="ce44" office:value-type="string">
            <text:p>CEFLM</text:p>
          </table:table-cell>
          <table:table-cell table:style-name="ce8" table:formula="of:=COUNTIF([.$C$2:.$C$325];[.G430])" office:value-type="float" office:value="1">
            <text:p>1</text:p>
          </table:table-cell>
          <table:table-cell table:style-name="ce29" table:formula="of:=LEFT([.$G430];1)" office:value-type="string" office:string-value="C">
            <text:p>C</text:p>
          </table:table-cell>
          <table:table-cell table:style-name="ce49" table:formula="of:=MID([.$G430];2;1)" office:value-type="string" office:string-value="E">
            <text:p>E</text:p>
          </table:table-cell>
          <table:table-cell table:style-name="ce49" table:formula="of:=MID([.$G430];3;1)" office:value-type="string" office:string-value="F">
            <text:p>F</text:p>
          </table:table-cell>
          <table:table-cell table:style-name="ce49" table:formula="of:=MID([.$G430];4;1)" office:value-type="string" office:string-value="L">
            <text:p>L</text:p>
          </table:table-cell>
          <table:table-cell table:style-name="ce49" table:formula="of:=MID([.$G430];5;1)" office:value-type="string" office:string-value="M">
            <text:p>M</text:p>
          </table:table-cell>
          <table:table-cell table:style-name="ce49" table:formula="of:=VLOOKUP([.I430];['1'.$A$2:.$B$14];2)" office:value-type="string" office:string-value="オオバ">
            <text:p>オオバ</text:p>
          </table:table-cell>
          <table:table-cell table:style-name="ce49" table:formula="of:=VLOOKUP([.J430];['1'.$A$2:.$B$14];2)" office:value-type="string" office:string-value="ニンニク">
            <text:p>ニンニク</text:p>
          </table:table-cell>
          <table:table-cell table:style-name="ce49" table:formula="of:=VLOOKUP([.K430];['1'.$A$2:.$B$14];2)" office:value-type="string" office:string-value="生姜">
            <text:p>生姜</text:p>
          </table:table-cell>
          <table:table-cell table:style-name="ce49" table:formula="of:=VLOOKUP([.L430];['1'.$A$2:.$B$14];2)" office:value-type="string" office:string-value="日本酒（米だけの）">
            <text:p>日本酒（米だけの）</text:p>
          </table:table-cell>
          <table:table-cell table:style-name="ce49" table:formula="of:=VLOOKUP([.M43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3">
            <text:p>63</text:p>
          </table:table-cell>
          <table:table-cell table:number-columns-repeated="3"/>
          <table:table-cell table:style-name="ce44" office:value-type="string">
            <text:p>CEI</text:p>
          </table:table-cell>
          <table:table-cell table:style-name="ce8" table:formula="of:=COUNTIF([.$C$2:.$C$325];[.G431])" office:value-type="float" office:value="1">
            <text:p>1</text:p>
          </table:table-cell>
          <table:table-cell table:style-name="ce29" table:formula="of:=LEFT([.$G431];1)" office:value-type="string" office:string-value="C">
            <text:p>C</text:p>
          </table:table-cell>
          <table:table-cell table:style-name="ce49" table:formula="of:=MID([.$G431];2;1)" office:value-type="string" office:string-value="E">
            <text:p>E</text:p>
          </table:table-cell>
          <table:table-cell table:style-name="ce49" table:formula="of:=MID([.$G431];3;1)" office:value-type="string" office:string-value="I">
            <text:p>I</text:p>
          </table:table-cell>
          <table:table-cell table:style-name="ce49" table:formula="of:=MID([.$G431];4;1)">
            <text:p/>
          </table:table-cell>
          <table:table-cell table:style-name="ce49" table:formula="of:=MID([.$G431];5;1)">
            <text:p/>
          </table:table-cell>
          <table:table-cell table:style-name="ce49" table:formula="of:=VLOOKUP([.I431];['1'.$A$2:.$B$14];2)" office:value-type="string" office:string-value="オオバ">
            <text:p>オオバ</text:p>
          </table:table-cell>
          <table:table-cell table:style-name="ce49" table:formula="of:=VLOOKUP([.J431];['1'.$A$2:.$B$14];2)" office:value-type="string" office:string-value="ニンニク">
            <text:p>ニンニク</text:p>
          </table:table-cell>
          <table:table-cell table:style-name="ce49" table:formula="of:=VLOOKUP([.K431];['1'.$A$2:.$B$14];2)" office:value-type="string" office:string-value="ローズマリー">
            <text:p>ローズマリー</text:p>
          </table:table-cell>
          <table:table-cell table:style-name="ce49" table:formula="of:=VLOOKUP([.L431];['1'.$A$2:.$B$14];2)" office:value-type="float" office:value="0">
            <text:p>#N/A</text:p>
          </table:table-cell>
          <table:table-cell table:style-name="ce49" table:formula="of:=VLOOKUP([.M4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4">
            <text:p>64</text:p>
          </table:table-cell>
          <table:table-cell table:number-columns-repeated="3"/>
          <table:table-cell table:style-name="ce44" office:value-type="string">
            <text:p>CEILM</text:p>
          </table:table-cell>
          <table:table-cell table:style-name="ce8" table:formula="of:=COUNTIF([.$C$2:.$C$325];[.G432])" office:value-type="float" office:value="1">
            <text:p>1</text:p>
          </table:table-cell>
          <table:table-cell table:style-name="ce29" table:formula="of:=LEFT([.$G432];1)" office:value-type="string" office:string-value="C">
            <text:p>C</text:p>
          </table:table-cell>
          <table:table-cell table:style-name="ce49" table:formula="of:=MID([.$G432];2;1)" office:value-type="string" office:string-value="E">
            <text:p>E</text:p>
          </table:table-cell>
          <table:table-cell table:style-name="ce49" table:formula="of:=MID([.$G432];3;1)" office:value-type="string" office:string-value="I">
            <text:p>I</text:p>
          </table:table-cell>
          <table:table-cell table:style-name="ce49" table:formula="of:=MID([.$G432];4;1)" office:value-type="string" office:string-value="L">
            <text:p>L</text:p>
          </table:table-cell>
          <table:table-cell table:style-name="ce49" table:formula="of:=MID([.$G432];5;1)" office:value-type="string" office:string-value="M">
            <text:p>M</text:p>
          </table:table-cell>
          <table:table-cell table:style-name="ce49" table:formula="of:=VLOOKUP([.I432];['1'.$A$2:.$B$14];2)" office:value-type="string" office:string-value="オオバ">
            <text:p>オオバ</text:p>
          </table:table-cell>
          <table:table-cell table:style-name="ce49" table:formula="of:=VLOOKUP([.J432];['1'.$A$2:.$B$14];2)" office:value-type="string" office:string-value="ニンニク">
            <text:p>ニンニク</text:p>
          </table:table-cell>
          <table:table-cell table:style-name="ce49" table:formula="of:=VLOOKUP([.K432];['1'.$A$2:.$B$14];2)" office:value-type="string" office:string-value="ローズマリー">
            <text:p>ローズマリー</text:p>
          </table:table-cell>
          <table:table-cell table:style-name="ce49" table:formula="of:=VLOOKUP([.L432];['1'.$A$2:.$B$14];2)" office:value-type="string" office:string-value="日本酒（米だけの）">
            <text:p>日本酒（米だけの）</text:p>
          </table:table-cell>
          <table:table-cell table:style-name="ce49" table:formula="of:=VLOOKUP([.M43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5">
            <text:p>65</text:p>
          </table:table-cell>
          <table:table-cell table:number-columns-repeated="3"/>
          <table:table-cell table:style-name="ce44" office:value-type="string">
            <text:p>CEK</text:p>
          </table:table-cell>
          <table:table-cell table:style-name="ce8" table:formula="of:=COUNTIF([.$C$2:.$C$325];[.G433])" office:value-type="float" office:value="1">
            <text:p>1</text:p>
          </table:table-cell>
          <table:table-cell table:style-name="ce29" table:formula="of:=LEFT([.$G433];1)" office:value-type="string" office:string-value="C">
            <text:p>C</text:p>
          </table:table-cell>
          <table:table-cell table:style-name="ce49" table:formula="of:=MID([.$G433];2;1)" office:value-type="string" office:string-value="E">
            <text:p>E</text:p>
          </table:table-cell>
          <table:table-cell table:style-name="ce49" table:formula="of:=MID([.$G433];3;1)" office:value-type="string" office:string-value="K">
            <text:p>K</text:p>
          </table:table-cell>
          <table:table-cell table:style-name="ce49" table:formula="of:=MID([.$G433];4;1)">
            <text:p/>
          </table:table-cell>
          <table:table-cell table:style-name="ce49" table:formula="of:=MID([.$G433];5;1)">
            <text:p/>
          </table:table-cell>
          <table:table-cell table:style-name="ce49" table:formula="of:=VLOOKUP([.I433];['1'.$A$2:.$B$14];2)" office:value-type="string" office:string-value="オオバ">
            <text:p>オオバ</text:p>
          </table:table-cell>
          <table:table-cell table:style-name="ce49" table:formula="of:=VLOOKUP([.J433];['1'.$A$2:.$B$14];2)" office:value-type="string" office:string-value="ニンニク">
            <text:p>ニンニク</text:p>
          </table:table-cell>
          <table:table-cell table:style-name="ce49" table:formula="of:=VLOOKUP([.K433];['1'.$A$2:.$B$14];2)" office:value-type="string" office:string-value="スペアミント">
            <text:p>スペアミント</text:p>
          </table:table-cell>
          <table:table-cell table:style-name="ce49" table:formula="of:=VLOOKUP([.L433];['1'.$A$2:.$B$14];2)" office:value-type="float" office:value="0">
            <text:p>#N/A</text:p>
          </table:table-cell>
          <table:table-cell table:style-name="ce49" table:formula="of:=VLOOKUP([.M4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6">
            <text:p>66</text:p>
          </table:table-cell>
          <table:table-cell table:number-columns-repeated="3"/>
          <table:table-cell table:style-name="ce44" office:value-type="string">
            <text:p>CEKM</text:p>
          </table:table-cell>
          <table:table-cell table:style-name="ce8" table:formula="of:=COUNTIF([.$C$2:.$C$325];[.G434])" office:value-type="float" office:value="1">
            <text:p>1</text:p>
          </table:table-cell>
          <table:table-cell table:style-name="ce29" table:formula="of:=LEFT([.$G434];1)" office:value-type="string" office:string-value="C">
            <text:p>C</text:p>
          </table:table-cell>
          <table:table-cell table:style-name="ce49" table:formula="of:=MID([.$G434];2;1)" office:value-type="string" office:string-value="E">
            <text:p>E</text:p>
          </table:table-cell>
          <table:table-cell table:style-name="ce49" table:formula="of:=MID([.$G434];3;1)" office:value-type="string" office:string-value="K">
            <text:p>K</text:p>
          </table:table-cell>
          <table:table-cell table:style-name="ce49" table:formula="of:=MID([.$G434];4;1)" office:value-type="string" office:string-value="M">
            <text:p>M</text:p>
          </table:table-cell>
          <table:table-cell table:style-name="ce49" table:formula="of:=MID([.$G434];5;1)">
            <text:p/>
          </table:table-cell>
          <table:table-cell table:style-name="ce49" table:formula="of:=VLOOKUP([.I434];['1'.$A$2:.$B$14];2)" office:value-type="string" office:string-value="オオバ">
            <text:p>オオバ</text:p>
          </table:table-cell>
          <table:table-cell table:style-name="ce49" table:formula="of:=VLOOKUP([.J434];['1'.$A$2:.$B$14];2)" office:value-type="string" office:string-value="ニンニク">
            <text:p>ニンニク</text:p>
          </table:table-cell>
          <table:table-cell table:style-name="ce49" table:formula="of:=VLOOKUP([.K434];['1'.$A$2:.$B$14];2)" office:value-type="string" office:string-value="スペアミント">
            <text:p>スペアミント</text:p>
          </table:table-cell>
          <table:table-cell table:style-name="ce49" table:formula="of:=VLOOKUP([.L434];['1'.$A$2:.$B$14];2)" office:value-type="string" office:string-value="お湯">
            <text:p>お湯</text:p>
          </table:table-cell>
          <table:table-cell table:style-name="ce49" table:formula="of:=VLOOKUP([.M4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7">
            <text:p>67</text:p>
          </table:table-cell>
          <table:table-cell table:number-columns-repeated="3"/>
          <table:table-cell table:style-name="ce44" office:value-type="string">
            <text:p>CELM</text:p>
          </table:table-cell>
          <table:table-cell table:style-name="ce8" table:formula="of:=COUNTIF([.$C$2:.$C$325];[.G435])" office:value-type="float" office:value="1">
            <text:p>1</text:p>
          </table:table-cell>
          <table:table-cell table:style-name="ce29" table:formula="of:=LEFT([.$G435];1)" office:value-type="string" office:string-value="C">
            <text:p>C</text:p>
          </table:table-cell>
          <table:table-cell table:style-name="ce49" table:formula="of:=MID([.$G435];2;1)" office:value-type="string" office:string-value="E">
            <text:p>E</text:p>
          </table:table-cell>
          <table:table-cell table:style-name="ce49" table:formula="of:=MID([.$G435];3;1)" office:value-type="string" office:string-value="L">
            <text:p>L</text:p>
          </table:table-cell>
          <table:table-cell table:style-name="ce49" table:formula="of:=MID([.$G435];4;1)" office:value-type="string" office:string-value="M">
            <text:p>M</text:p>
          </table:table-cell>
          <table:table-cell table:style-name="ce49" table:formula="of:=MID([.$G435];5;1)">
            <text:p/>
          </table:table-cell>
          <table:table-cell table:style-name="ce49" table:formula="of:=VLOOKUP([.I435];['1'.$A$2:.$B$14];2)" office:value-type="string" office:string-value="オオバ">
            <text:p>オオバ</text:p>
          </table:table-cell>
          <table:table-cell table:style-name="ce49" table:formula="of:=VLOOKUP([.J435];['1'.$A$2:.$B$14];2)" office:value-type="string" office:string-value="ニンニク">
            <text:p>ニンニク</text:p>
          </table:table-cell>
          <table:table-cell table:style-name="ce49" table:formula="of:=VLOOKUP([.K435];['1'.$A$2:.$B$14];2)" office:value-type="string" office:string-value="日本酒（米だけの）">
            <text:p>日本酒（米だけの）</text:p>
          </table:table-cell>
          <table:table-cell table:style-name="ce49" table:formula="of:=VLOOKUP([.L435];['1'.$A$2:.$B$14];2)" office:value-type="string" office:string-value="お湯">
            <text:p>お湯</text:p>
          </table:table-cell>
          <table:table-cell table:style-name="ce49" table:formula="of:=VLOOKUP([.M4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8">
            <text:p>68</text:p>
          </table:table-cell>
          <table:table-cell table:number-columns-repeated="3"/>
          <table:table-cell table:style-name="ce44" office:value-type="string">
            <text:p>CFH</text:p>
          </table:table-cell>
          <table:table-cell table:style-name="ce8" table:formula="of:=COUNTIF([.$C$2:.$C$325];[.G436])" office:value-type="float" office:value="2">
            <text:p>2</text:p>
          </table:table-cell>
          <table:table-cell table:style-name="ce29" table:formula="of:=LEFT([.$G436];1)" office:value-type="string" office:string-value="C">
            <text:p>C</text:p>
          </table:table-cell>
          <table:table-cell table:style-name="ce49" table:formula="of:=MID([.$G436];2;1)" office:value-type="string" office:string-value="F">
            <text:p>F</text:p>
          </table:table-cell>
          <table:table-cell table:style-name="ce49" table:formula="of:=MID([.$G436];3;1)" office:value-type="string" office:string-value="H">
            <text:p>H</text:p>
          </table:table-cell>
          <table:table-cell table:style-name="ce49" table:formula="of:=MID([.$G436];4;1)">
            <text:p/>
          </table:table-cell>
          <table:table-cell table:style-name="ce49" table:formula="of:=MID([.$G436];5;1)">
            <text:p/>
          </table:table-cell>
          <table:table-cell table:style-name="ce49" table:formula="of:=VLOOKUP([.I436];['1'.$A$2:.$B$14];2)" office:value-type="string" office:string-value="オオバ">
            <text:p>オオバ</text:p>
          </table:table-cell>
          <table:table-cell table:style-name="ce49" table:formula="of:=VLOOKUP([.J436];['1'.$A$2:.$B$14];2)" office:value-type="string" office:string-value="生姜">
            <text:p>生姜</text:p>
          </table:table-cell>
          <table:table-cell table:style-name="ce49" table:formula="of:=VLOOKUP([.K436];['1'.$A$2:.$B$14];2)" office:value-type="string" office:string-value="ペパーミント">
            <text:p>ペパーミント</text:p>
          </table:table-cell>
          <table:table-cell table:style-name="ce49" table:formula="of:=VLOOKUP([.L436];['1'.$A$2:.$B$14];2)" office:value-type="float" office:value="0">
            <text:p>#N/A</text:p>
          </table:table-cell>
          <table:table-cell table:style-name="ce49" table:formula="of:=VLOOKUP([.M4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69">
            <text:p>69</text:p>
          </table:table-cell>
          <table:table-cell table:number-columns-repeated="3"/>
          <table:table-cell table:style-name="ce44" office:value-type="string">
            <text:p>CI</text:p>
          </table:table-cell>
          <table:table-cell table:style-name="ce8" table:formula="of:=COUNTIF([.$C$2:.$C$325];[.G437])" office:value-type="float" office:value="6">
            <text:p>6</text:p>
          </table:table-cell>
          <table:table-cell table:style-name="ce29" table:formula="of:=LEFT([.$G437];1)" office:value-type="string" office:string-value="C">
            <text:p>C</text:p>
          </table:table-cell>
          <table:table-cell table:style-name="ce49" table:formula="of:=MID([.$G437];2;1)" office:value-type="string" office:string-value="I">
            <text:p>I</text:p>
          </table:table-cell>
          <table:table-cell table:style-name="ce49" table:formula="of:=MID([.$G437];3;1)">
            <text:p/>
          </table:table-cell>
          <table:table-cell table:style-name="ce49" table:formula="of:=MID([.$G437];4;1)">
            <text:p/>
          </table:table-cell>
          <table:table-cell table:style-name="ce49" table:formula="of:=MID([.$G437];5;1)">
            <text:p/>
          </table:table-cell>
          <table:table-cell table:style-name="ce49" table:formula="of:=VLOOKUP([.I437];['1'.$A$2:.$B$14];2)" office:value-type="string" office:string-value="オオバ">
            <text:p>オオバ</text:p>
          </table:table-cell>
          <table:table-cell table:style-name="ce49" table:formula="of:=VLOOKUP([.J437];['1'.$A$2:.$B$14];2)" office:value-type="string" office:string-value="ローズマリー">
            <text:p>ローズマリー</text:p>
          </table:table-cell>
          <table:table-cell table:style-name="ce49" table:formula="of:=VLOOKUP([.K437];['1'.$A$2:.$B$14];2)" office:value-type="float" office:value="0">
            <text:p>#N/A</text:p>
          </table:table-cell>
          <table:table-cell table:style-name="ce49" table:formula="of:=VLOOKUP([.L437];['1'.$A$2:.$B$14];2)" office:value-type="float" office:value="0">
            <text:p>#N/A</text:p>
          </table:table-cell>
          <table:table-cell table:style-name="ce49" table:formula="of:=VLOOKUP([.M4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0">
            <text:p>70</text:p>
          </table:table-cell>
          <table:table-cell table:number-columns-repeated="3"/>
          <table:table-cell table:style-name="ce44" office:value-type="string">
            <text:p>CIM</text:p>
          </table:table-cell>
          <table:table-cell table:style-name="ce8" table:formula="of:=COUNTIF([.$C$2:.$C$325];[.G438])" office:value-type="float" office:value="1">
            <text:p>1</text:p>
          </table:table-cell>
          <table:table-cell table:style-name="ce29" table:formula="of:=LEFT([.$G438];1)" office:value-type="string" office:string-value="C">
            <text:p>C</text:p>
          </table:table-cell>
          <table:table-cell table:style-name="ce49" table:formula="of:=MID([.$G438];2;1)" office:value-type="string" office:string-value="I">
            <text:p>I</text:p>
          </table:table-cell>
          <table:table-cell table:style-name="ce49" table:formula="of:=MID([.$G438];3;1)" office:value-type="string" office:string-value="M">
            <text:p>M</text:p>
          </table:table-cell>
          <table:table-cell table:style-name="ce49" table:formula="of:=MID([.$G438];4;1)">
            <text:p/>
          </table:table-cell>
          <table:table-cell table:style-name="ce49" table:formula="of:=MID([.$G438];5;1)">
            <text:p/>
          </table:table-cell>
          <table:table-cell table:style-name="ce49" table:formula="of:=VLOOKUP([.I438];['1'.$A$2:.$B$14];2)" office:value-type="string" office:string-value="オオバ">
            <text:p>オオバ</text:p>
          </table:table-cell>
          <table:table-cell table:style-name="ce49" table:formula="of:=VLOOKUP([.J438];['1'.$A$2:.$B$14];2)" office:value-type="string" office:string-value="ローズマリー">
            <text:p>ローズマリー</text:p>
          </table:table-cell>
          <table:table-cell table:style-name="ce49" table:formula="of:=VLOOKUP([.K438];['1'.$A$2:.$B$14];2)" office:value-type="string" office:string-value="お湯">
            <text:p>お湯</text:p>
          </table:table-cell>
          <table:table-cell table:style-name="ce49" table:formula="of:=VLOOKUP([.L438];['1'.$A$2:.$B$14];2)" office:value-type="float" office:value="0">
            <text:p>#N/A</text:p>
          </table:table-cell>
          <table:table-cell table:style-name="ce49" table:formula="of:=VLOOKUP([.M4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1">
            <text:p>71</text:p>
          </table:table-cell>
          <table:table-cell table:number-columns-repeated="3"/>
          <table:table-cell table:style-name="ce44" office:value-type="string">
            <text:p>CK</text:p>
          </table:table-cell>
          <table:table-cell table:style-name="ce8" table:formula="of:=COUNTIF([.$C$2:.$C$325];[.G439])" office:value-type="float" office:value="4">
            <text:p>4</text:p>
          </table:table-cell>
          <table:table-cell table:style-name="ce29" table:formula="of:=LEFT([.$G439];1)" office:value-type="string" office:string-value="C">
            <text:p>C</text:p>
          </table:table-cell>
          <table:table-cell table:style-name="ce49" table:formula="of:=MID([.$G439];2;1)" office:value-type="string" office:string-value="K">
            <text:p>K</text:p>
          </table:table-cell>
          <table:table-cell table:style-name="ce49" table:formula="of:=MID([.$G439];3;1)">
            <text:p/>
          </table:table-cell>
          <table:table-cell table:style-name="ce49" table:formula="of:=MID([.$G439];4;1)">
            <text:p/>
          </table:table-cell>
          <table:table-cell table:style-name="ce49" table:formula="of:=MID([.$G439];5;1)">
            <text:p/>
          </table:table-cell>
          <table:table-cell table:style-name="ce49" table:formula="of:=VLOOKUP([.I439];['1'.$A$2:.$B$14];2)" office:value-type="string" office:string-value="オオバ">
            <text:p>オオバ</text:p>
          </table:table-cell>
          <table:table-cell table:style-name="ce49" table:formula="of:=VLOOKUP([.J439];['1'.$A$2:.$B$14];2)" office:value-type="string" office:string-value="スペアミント">
            <text:p>スペアミント</text:p>
          </table:table-cell>
          <table:table-cell table:style-name="ce49" table:formula="of:=VLOOKUP([.K439];['1'.$A$2:.$B$14];2)" office:value-type="float" office:value="0">
            <text:p>#N/A</text:p>
          </table:table-cell>
          <table:table-cell table:style-name="ce49" table:formula="of:=VLOOKUP([.L439];['1'.$A$2:.$B$14];2)" office:value-type="float" office:value="0">
            <text:p>#N/A</text:p>
          </table:table-cell>
          <table:table-cell table:style-name="ce49" table:formula="of:=VLOOKUP([.M4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2">
            <text:p>72</text:p>
          </table:table-cell>
          <table:table-cell table:number-columns-repeated="3"/>
          <table:table-cell table:style-name="ce34" office:value-type="string">
            <text:p>CKM</text:p>
          </table:table-cell>
          <table:table-cell table:style-name="ce8" table:formula="of:=COUNTIF([.$C$2:.$C$325];[.G440])" office:value-type="float" office:value="3">
            <text:p>3</text:p>
          </table:table-cell>
          <table:table-cell table:style-name="ce29" table:formula="of:=LEFT([.$G440];1)" office:value-type="string" office:string-value="C">
            <text:p>C</text:p>
          </table:table-cell>
          <table:table-cell table:style-name="ce49" table:formula="of:=MID([.$G440];2;1)" office:value-type="string" office:string-value="K">
            <text:p>K</text:p>
          </table:table-cell>
          <table:table-cell table:style-name="ce49" table:formula="of:=MID([.$G440];3;1)" office:value-type="string" office:string-value="M">
            <text:p>M</text:p>
          </table:table-cell>
          <table:table-cell table:style-name="ce49" table:formula="of:=MID([.$G440];4;1)">
            <text:p/>
          </table:table-cell>
          <table:table-cell table:style-name="ce49" table:formula="of:=MID([.$G440];5;1)">
            <text:p/>
          </table:table-cell>
          <table:table-cell table:style-name="ce49" table:formula="of:=VLOOKUP([.I440];['1'.$A$2:.$B$14];2)" office:value-type="string" office:string-value="オオバ">
            <text:p>オオバ</text:p>
          </table:table-cell>
          <table:table-cell table:style-name="ce49" table:formula="of:=VLOOKUP([.J440];['1'.$A$2:.$B$14];2)" office:value-type="string" office:string-value="スペアミント">
            <text:p>スペアミント</text:p>
          </table:table-cell>
          <table:table-cell table:style-name="ce49" table:formula="of:=VLOOKUP([.K440];['1'.$A$2:.$B$14];2)" office:value-type="string" office:string-value="お湯">
            <text:p>お湯</text:p>
          </table:table-cell>
          <table:table-cell table:style-name="ce49" table:formula="of:=VLOOKUP([.L440];['1'.$A$2:.$B$14];2)" office:value-type="float" office:value="0">
            <text:p>#N/A</text:p>
          </table:table-cell>
          <table:table-cell table:style-name="ce49" table:formula="of:=VLOOKUP([.M4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3">
            <text:p>73</text:p>
          </table:table-cell>
          <table:table-cell table:number-columns-repeated="3"/>
          <table:table-cell table:style-name="ce34" office:value-type="string">
            <text:p>CL</text:p>
          </table:table-cell>
          <table:table-cell table:style-name="ce8" table:formula="of:=COUNTIF([.$C$2:.$C$325];[.G441])" office:value-type="float" office:value="2">
            <text:p>2</text:p>
          </table:table-cell>
          <table:table-cell table:style-name="ce29" table:formula="of:=LEFT([.$G441];1)" office:value-type="string" office:string-value="C">
            <text:p>C</text:p>
          </table:table-cell>
          <table:table-cell table:style-name="ce49" table:formula="of:=MID([.$G441];2;1)" office:value-type="string" office:string-value="L">
            <text:p>L</text:p>
          </table:table-cell>
          <table:table-cell table:style-name="ce49" table:formula="of:=MID([.$G441];3;1)">
            <text:p/>
          </table:table-cell>
          <table:table-cell table:style-name="ce49" table:formula="of:=MID([.$G441];4;1)">
            <text:p/>
          </table:table-cell>
          <table:table-cell table:style-name="ce49" table:formula="of:=MID([.$G441];5;1)">
            <text:p/>
          </table:table-cell>
          <table:table-cell table:style-name="ce49" table:formula="of:=VLOOKUP([.I441];['1'.$A$2:.$B$14];2)" office:value-type="string" office:string-value="オオバ">
            <text:p>オオバ</text:p>
          </table:table-cell>
          <table:table-cell table:style-name="ce49" table:formula="of:=VLOOKUP([.J441];['1'.$A$2:.$B$14];2)" office:value-type="string" office:string-value="日本酒（米だけの）">
            <text:p>日本酒（米だけの）</text:p>
          </table:table-cell>
          <table:table-cell table:style-name="ce49" table:formula="of:=VLOOKUP([.K441];['1'.$A$2:.$B$14];2)" office:value-type="float" office:value="0">
            <text:p>#N/A</text:p>
          </table:table-cell>
          <table:table-cell table:style-name="ce49" table:formula="of:=VLOOKUP([.L441];['1'.$A$2:.$B$14];2)" office:value-type="float" office:value="0">
            <text:p>#N/A</text:p>
          </table:table-cell>
          <table:table-cell table:style-name="ce49" table:formula="of:=VLOOKUP([.M4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4">
            <text:p>74</text:p>
          </table:table-cell>
          <table:table-cell table:number-columns-repeated="3"/>
          <table:table-cell table:style-name="ce34" office:value-type="string">
            <text:p>CLM</text:p>
          </table:table-cell>
          <table:table-cell table:style-name="ce8" table:formula="of:=COUNTIF([.$C$2:.$C$325];[.G442])" office:value-type="float" office:value="5">
            <text:p>5</text:p>
          </table:table-cell>
          <table:table-cell table:style-name="ce29" table:formula="of:=LEFT([.$G442];1)" office:value-type="string" office:string-value="C">
            <text:p>C</text:p>
          </table:table-cell>
          <table:table-cell table:style-name="ce49" table:formula="of:=MID([.$G442];2;1)" office:value-type="string" office:string-value="L">
            <text:p>L</text:p>
          </table:table-cell>
          <table:table-cell table:style-name="ce49" table:formula="of:=MID([.$G442];3;1)" office:value-type="string" office:string-value="M">
            <text:p>M</text:p>
          </table:table-cell>
          <table:table-cell table:style-name="ce49" table:formula="of:=MID([.$G442];4;1)">
            <text:p/>
          </table:table-cell>
          <table:table-cell table:style-name="ce49" table:formula="of:=MID([.$G442];5;1)">
            <text:p/>
          </table:table-cell>
          <table:table-cell table:style-name="ce49" table:formula="of:=VLOOKUP([.I442];['1'.$A$2:.$B$14];2)" office:value-type="string" office:string-value="オオバ">
            <text:p>オオバ</text:p>
          </table:table-cell>
          <table:table-cell table:style-name="ce49" table:formula="of:=VLOOKUP([.J442];['1'.$A$2:.$B$14];2)" office:value-type="string" office:string-value="日本酒（米だけの）">
            <text:p>日本酒（米だけの）</text:p>
          </table:table-cell>
          <table:table-cell table:style-name="ce49" table:formula="of:=VLOOKUP([.K442];['1'.$A$2:.$B$14];2)" office:value-type="string" office:string-value="お湯">
            <text:p>お湯</text:p>
          </table:table-cell>
          <table:table-cell table:style-name="ce49" table:formula="of:=VLOOKUP([.L442];['1'.$A$2:.$B$14];2)" office:value-type="float" office:value="0">
            <text:p>#N/A</text:p>
          </table:table-cell>
          <table:table-cell table:style-name="ce49" table:formula="of:=VLOOKUP([.M4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5">
            <text:p>75</text:p>
          </table:table-cell>
          <table:table-cell table:number-columns-repeated="3"/>
          <table:table-cell table:style-name="ce34" office:value-type="string">
            <text:p>CM</text:p>
          </table:table-cell>
          <table:table-cell table:style-name="ce8" table:formula="of:=COUNTIF([.$C$2:.$C$325];[.G443])" office:value-type="float" office:value="4">
            <text:p>4</text:p>
          </table:table-cell>
          <table:table-cell table:style-name="ce29" table:formula="of:=LEFT([.$G443];1)" office:value-type="string" office:string-value="C">
            <text:p>C</text:p>
          </table:table-cell>
          <table:table-cell table:style-name="ce49" table:formula="of:=MID([.$G443];2;1)" office:value-type="string" office:string-value="M">
            <text:p>M</text:p>
          </table:table-cell>
          <table:table-cell table:style-name="ce49" table:formula="of:=MID([.$G443];3;1)">
            <text:p/>
          </table:table-cell>
          <table:table-cell table:style-name="ce49" table:formula="of:=MID([.$G443];4;1)">
            <text:p/>
          </table:table-cell>
          <table:table-cell table:style-name="ce49" table:formula="of:=MID([.$G443];5;1)">
            <text:p/>
          </table:table-cell>
          <table:table-cell table:style-name="ce49" table:formula="of:=VLOOKUP([.I443];['1'.$A$2:.$B$14];2)" office:value-type="string" office:string-value="オオバ">
            <text:p>オオバ</text:p>
          </table:table-cell>
          <table:table-cell table:style-name="ce49" table:formula="of:=VLOOKUP([.J443];['1'.$A$2:.$B$14];2)" office:value-type="string" office:string-value="お湯">
            <text:p>お湯</text:p>
          </table:table-cell>
          <table:table-cell table:style-name="ce49" table:formula="of:=VLOOKUP([.K443];['1'.$A$2:.$B$14];2)" office:value-type="float" office:value="0">
            <text:p>#N/A</text:p>
          </table:table-cell>
          <table:table-cell table:style-name="ce49" table:formula="of:=VLOOKUP([.L443];['1'.$A$2:.$B$14];2)" office:value-type="float" office:value="0">
            <text:p>#N/A</text:p>
          </table:table-cell>
          <table:table-cell table:style-name="ce49" table:formula="of:=VLOOKUP([.M4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6">
            <text:p>76</text:p>
          </table:table-cell>
          <table:table-cell table:number-columns-repeated="3"/>
          <table:table-cell table:style-name="ce34" office:value-type="string">
            <text:p>D</text:p>
          </table:table-cell>
          <table:table-cell table:style-name="ce8" table:formula="of:=COUNTIF([.$C$2:.$C$325];[.G444])" office:value-type="float" office:value="4">
            <text:p>4</text:p>
          </table:table-cell>
          <table:table-cell table:style-name="ce29" table:formula="of:=LEFT([.$G444];1)" office:value-type="string" office:string-value="D">
            <text:p>D</text:p>
          </table:table-cell>
          <table:table-cell table:style-name="ce49" table:formula="of:=MID([.$G444];2;1)">
            <text:p/>
          </table:table-cell>
          <table:table-cell table:style-name="ce49" table:formula="of:=MID([.$G444];3;1)">
            <text:p/>
          </table:table-cell>
          <table:table-cell table:style-name="ce49" table:formula="of:=MID([.$G444];4;1)">
            <text:p/>
          </table:table-cell>
          <table:table-cell table:style-name="ce49" table:formula="of:=MID([.$G444];5;1)">
            <text:p/>
          </table:table-cell>
          <table:table-cell table:style-name="ce49" table:formula="of:=VLOOKUP([.I444];['1'.$A$2:.$B$14];2)" office:value-type="string" office:string-value="レモン">
            <text:p>レモン</text:p>
          </table:table-cell>
          <table:table-cell table:style-name="ce49" table:formula="of:=VLOOKUP([.J444];['1'.$A$2:.$B$14];2)" office:value-type="float" office:value="0">
            <text:p>#N/A</text:p>
          </table:table-cell>
          <table:table-cell table:style-name="ce49" table:formula="of:=VLOOKUP([.K444];['1'.$A$2:.$B$14];2)" office:value-type="float" office:value="0">
            <text:p>#N/A</text:p>
          </table:table-cell>
          <table:table-cell table:style-name="ce49" table:formula="of:=VLOOKUP([.L444];['1'.$A$2:.$B$14];2)" office:value-type="float" office:value="0">
            <text:p>#N/A</text:p>
          </table:table-cell>
          <table:table-cell table:style-name="ce49" table:formula="of:=VLOOKUP([.M4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7">
            <text:p>77</text:p>
          </table:table-cell>
          <table:table-cell table:number-columns-repeated="3"/>
          <table:table-cell table:style-name="ce34" office:value-type="string">
            <text:p>DE</text:p>
          </table:table-cell>
          <table:table-cell table:style-name="ce8" table:formula="of:=COUNTIF([.$C$2:.$C$325];[.G445])" office:value-type="float" office:value="3">
            <text:p>3</text:p>
          </table:table-cell>
          <table:table-cell table:style-name="ce29" table:formula="of:=LEFT([.$G445];1)" office:value-type="string" office:string-value="D">
            <text:p>D</text:p>
          </table:table-cell>
          <table:table-cell table:style-name="ce49" table:formula="of:=MID([.$G445];2;1)" office:value-type="string" office:string-value="E">
            <text:p>E</text:p>
          </table:table-cell>
          <table:table-cell table:style-name="ce49" table:formula="of:=MID([.$G445];3;1)">
            <text:p/>
          </table:table-cell>
          <table:table-cell table:style-name="ce49" table:formula="of:=MID([.$G445];4;1)">
            <text:p/>
          </table:table-cell>
          <table:table-cell table:style-name="ce49" table:formula="of:=MID([.$G445];5;1)">
            <text:p/>
          </table:table-cell>
          <table:table-cell table:style-name="ce49" table:formula="of:=VLOOKUP([.I445];['1'.$A$2:.$B$14];2)" office:value-type="string" office:string-value="レモン">
            <text:p>レモン</text:p>
          </table:table-cell>
          <table:table-cell table:style-name="ce49" table:formula="of:=VLOOKUP([.J445];['1'.$A$2:.$B$14];2)" office:value-type="string" office:string-value="ニンニク">
            <text:p>ニンニク</text:p>
          </table:table-cell>
          <table:table-cell table:style-name="ce49" table:formula="of:=VLOOKUP([.K445];['1'.$A$2:.$B$14];2)" office:value-type="float" office:value="0">
            <text:p>#N/A</text:p>
          </table:table-cell>
          <table:table-cell table:style-name="ce49" table:formula="of:=VLOOKUP([.L445];['1'.$A$2:.$B$14];2)" office:value-type="float" office:value="0">
            <text:p>#N/A</text:p>
          </table:table-cell>
          <table:table-cell table:style-name="ce49" table:formula="of:=VLOOKUP([.M4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8">
            <text:p>78</text:p>
          </table:table-cell>
          <table:table-cell table:number-columns-repeated="3"/>
          <table:table-cell table:style-name="ce34" office:value-type="string">
            <text:p>DEF</text:p>
          </table:table-cell>
          <table:table-cell table:style-name="ce8" table:formula="of:=COUNTIF([.$C$2:.$C$325];[.G446])" office:value-type="float" office:value="1">
            <text:p>1</text:p>
          </table:table-cell>
          <table:table-cell table:style-name="ce29" table:formula="of:=LEFT([.$G446];1)" office:value-type="string" office:string-value="D">
            <text:p>D</text:p>
          </table:table-cell>
          <table:table-cell table:style-name="ce49" table:formula="of:=MID([.$G446];2;1)" office:value-type="string" office:string-value="E">
            <text:p>E</text:p>
          </table:table-cell>
          <table:table-cell table:style-name="ce49" table:formula="of:=MID([.$G446];3;1)" office:value-type="string" office:string-value="F">
            <text:p>F</text:p>
          </table:table-cell>
          <table:table-cell table:style-name="ce49" table:formula="of:=MID([.$G446];4;1)">
            <text:p/>
          </table:table-cell>
          <table:table-cell table:style-name="ce49" table:formula="of:=MID([.$G446];5;1)">
            <text:p/>
          </table:table-cell>
          <table:table-cell table:style-name="ce49" table:formula="of:=VLOOKUP([.I446];['1'.$A$2:.$B$14];2)" office:value-type="string" office:string-value="レモン">
            <text:p>レモン</text:p>
          </table:table-cell>
          <table:table-cell table:style-name="ce49" table:formula="of:=VLOOKUP([.J446];['1'.$A$2:.$B$14];2)" office:value-type="string" office:string-value="ニンニク">
            <text:p>ニンニク</text:p>
          </table:table-cell>
          <table:table-cell table:style-name="ce49" table:formula="of:=VLOOKUP([.K446];['1'.$A$2:.$B$14];2)" office:value-type="string" office:string-value="生姜">
            <text:p>生姜</text:p>
          </table:table-cell>
          <table:table-cell table:style-name="ce49" table:formula="of:=VLOOKUP([.L446];['1'.$A$2:.$B$14];2)" office:value-type="float" office:value="0">
            <text:p>#N/A</text:p>
          </table:table-cell>
          <table:table-cell table:style-name="ce49" table:formula="of:=VLOOKUP([.M4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79">
            <text:p>79</text:p>
          </table:table-cell>
          <table:table-cell table:number-columns-repeated="3"/>
          <table:table-cell table:style-name="ce34" office:value-type="string">
            <text:p>DEFHM</text:p>
          </table:table-cell>
          <table:table-cell table:style-name="ce8" table:formula="of:=COUNTIF([.$C$2:.$C$325];[.G447])" office:value-type="float" office:value="2">
            <text:p>2</text:p>
          </table:table-cell>
          <table:table-cell table:style-name="ce29" table:formula="of:=LEFT([.$G447];1)" office:value-type="string" office:string-value="D">
            <text:p>D</text:p>
          </table:table-cell>
          <table:table-cell table:style-name="ce49" table:formula="of:=MID([.$G447];2;1)" office:value-type="string" office:string-value="E">
            <text:p>E</text:p>
          </table:table-cell>
          <table:table-cell table:style-name="ce49" table:formula="of:=MID([.$G447];3;1)" office:value-type="string" office:string-value="F">
            <text:p>F</text:p>
          </table:table-cell>
          <table:table-cell table:style-name="ce49" table:formula="of:=MID([.$G447];4;1)" office:value-type="string" office:string-value="H">
            <text:p>H</text:p>
          </table:table-cell>
          <table:table-cell table:style-name="ce49" table:formula="of:=MID([.$G447];5;1)" office:value-type="string" office:string-value="M">
            <text:p>M</text:p>
          </table:table-cell>
          <table:table-cell table:style-name="ce49" table:formula="of:=VLOOKUP([.I447];['1'.$A$2:.$B$14];2)" office:value-type="string" office:string-value="レモン">
            <text:p>レモン</text:p>
          </table:table-cell>
          <table:table-cell table:style-name="ce49" table:formula="of:=VLOOKUP([.J447];['1'.$A$2:.$B$14];2)" office:value-type="string" office:string-value="ニンニク">
            <text:p>ニンニク</text:p>
          </table:table-cell>
          <table:table-cell table:style-name="ce49" table:formula="of:=VLOOKUP([.K447];['1'.$A$2:.$B$14];2)" office:value-type="string" office:string-value="生姜">
            <text:p>生姜</text:p>
          </table:table-cell>
          <table:table-cell table:style-name="ce49" table:formula="of:=VLOOKUP([.L447];['1'.$A$2:.$B$14];2)" office:value-type="string" office:string-value="ペパーミント">
            <text:p>ペパーミント</text:p>
          </table:table-cell>
          <table:table-cell table:style-name="ce49" table:formula="of:=VLOOKUP([.M44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0">
            <text:p>80</text:p>
          </table:table-cell>
          <table:table-cell table:number-columns-repeated="3"/>
          <table:table-cell table:style-name="ce34" office:value-type="string">
            <text:p>DEFIK</text:p>
          </table:table-cell>
          <table:table-cell table:style-name="ce8" table:formula="of:=COUNTIF([.$C$2:.$C$325];[.G448])" office:value-type="float" office:value="3">
            <text:p>3</text:p>
          </table:table-cell>
          <table:table-cell table:style-name="ce29" table:formula="of:=LEFT([.$G448];1)" office:value-type="string" office:string-value="D">
            <text:p>D</text:p>
          </table:table-cell>
          <table:table-cell table:style-name="ce49" table:formula="of:=MID([.$G448];2;1)" office:value-type="string" office:string-value="E">
            <text:p>E</text:p>
          </table:table-cell>
          <table:table-cell table:style-name="ce49" table:formula="of:=MID([.$G448];3;1)" office:value-type="string" office:string-value="F">
            <text:p>F</text:p>
          </table:table-cell>
          <table:table-cell table:style-name="ce49" table:formula="of:=MID([.$G448];4;1)" office:value-type="string" office:string-value="I">
            <text:p>I</text:p>
          </table:table-cell>
          <table:table-cell table:style-name="ce49" table:formula="of:=MID([.$G448];5;1)" office:value-type="string" office:string-value="K">
            <text:p>K</text:p>
          </table:table-cell>
          <table:table-cell table:style-name="ce49" table:formula="of:=VLOOKUP([.I448];['1'.$A$2:.$B$14];2)" office:value-type="string" office:string-value="レモン">
            <text:p>レモン</text:p>
          </table:table-cell>
          <table:table-cell table:style-name="ce49" table:formula="of:=VLOOKUP([.J448];['1'.$A$2:.$B$14];2)" office:value-type="string" office:string-value="ニンニク">
            <text:p>ニンニク</text:p>
          </table:table-cell>
          <table:table-cell table:style-name="ce49" table:formula="of:=VLOOKUP([.K448];['1'.$A$2:.$B$14];2)" office:value-type="string" office:string-value="生姜">
            <text:p>生姜</text:p>
          </table:table-cell>
          <table:table-cell table:style-name="ce49" table:formula="of:=VLOOKUP([.L448];['1'.$A$2:.$B$14];2)" office:value-type="string" office:string-value="ローズマリー">
            <text:p>ローズマリー</text:p>
          </table:table-cell>
          <table:table-cell table:style-name="ce49" table:formula="of:=VLOOKUP([.M448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1">
            <text:p>81</text:p>
          </table:table-cell>
          <table:table-cell table:number-columns-repeated="3"/>
          <table:table-cell table:style-name="ce34" office:value-type="string">
            <text:p>DEFIKM</text:p>
          </table:table-cell>
          <table:table-cell table:style-name="ce8" table:formula="of:=COUNTIF([.$C$2:.$C$325];[.G449])" office:value-type="float" office:value="4">
            <text:p>4</text:p>
          </table:table-cell>
          <table:table-cell table:style-name="ce29" table:formula="of:=LEFT([.$G449];1)" office:value-type="string" office:string-value="D">
            <text:p>D</text:p>
          </table:table-cell>
          <table:table-cell table:style-name="ce49" table:formula="of:=MID([.$G449];2;1)" office:value-type="string" office:string-value="E">
            <text:p>E</text:p>
          </table:table-cell>
          <table:table-cell table:style-name="ce49" table:formula="of:=MID([.$G449];3;1)" office:value-type="string" office:string-value="F">
            <text:p>F</text:p>
          </table:table-cell>
          <table:table-cell table:style-name="ce49" table:formula="of:=MID([.$G449];4;1)" office:value-type="string" office:string-value="I">
            <text:p>I</text:p>
          </table:table-cell>
          <table:table-cell table:style-name="ce49" table:formula="of:=MID([.$G449];5;1)" office:value-type="string" office:string-value="K">
            <text:p>K</text:p>
          </table:table-cell>
          <table:table-cell table:style-name="ce49" table:formula="of:=VLOOKUP([.I449];['1'.$A$2:.$B$14];2)" office:value-type="string" office:string-value="レモン">
            <text:p>レモン</text:p>
          </table:table-cell>
          <table:table-cell table:style-name="ce49" table:formula="of:=VLOOKUP([.J449];['1'.$A$2:.$B$14];2)" office:value-type="string" office:string-value="ニンニク">
            <text:p>ニンニク</text:p>
          </table:table-cell>
          <table:table-cell table:style-name="ce49" table:formula="of:=VLOOKUP([.K449];['1'.$A$2:.$B$14];2)" office:value-type="string" office:string-value="生姜">
            <text:p>生姜</text:p>
          </table:table-cell>
          <table:table-cell table:style-name="ce49" table:formula="of:=VLOOKUP([.L449];['1'.$A$2:.$B$14];2)" office:value-type="string" office:string-value="ローズマリー">
            <text:p>ローズマリー</text:p>
          </table:table-cell>
          <table:table-cell table:style-name="ce49" table:formula="of:=VLOOKUP([.M449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2">
            <text:p>82</text:p>
          </table:table-cell>
          <table:table-cell table:number-columns-repeated="3"/>
          <table:table-cell table:style-name="ce34" office:value-type="string">
            <text:p>DEFIM</text:p>
          </table:table-cell>
          <table:table-cell table:style-name="ce8" table:formula="of:=COUNTIF([.$C$2:.$C$325];[.G450])" office:value-type="float" office:value="4">
            <text:p>4</text:p>
          </table:table-cell>
          <table:table-cell table:style-name="ce29" table:formula="of:=LEFT([.$G450];1)" office:value-type="string" office:string-value="D">
            <text:p>D</text:p>
          </table:table-cell>
          <table:table-cell table:style-name="ce49" table:formula="of:=MID([.$G450];2;1)" office:value-type="string" office:string-value="E">
            <text:p>E</text:p>
          </table:table-cell>
          <table:table-cell table:style-name="ce49" table:formula="of:=MID([.$G450];3;1)" office:value-type="string" office:string-value="F">
            <text:p>F</text:p>
          </table:table-cell>
          <table:table-cell table:style-name="ce49" table:formula="of:=MID([.$G450];4;1)" office:value-type="string" office:string-value="I">
            <text:p>I</text:p>
          </table:table-cell>
          <table:table-cell table:style-name="ce49" table:formula="of:=MID([.$G450];5;1)" office:value-type="string" office:string-value="M">
            <text:p>M</text:p>
          </table:table-cell>
          <table:table-cell table:style-name="ce49" table:formula="of:=VLOOKUP([.I450];['1'.$A$2:.$B$14];2)" office:value-type="string" office:string-value="レモン">
            <text:p>レモン</text:p>
          </table:table-cell>
          <table:table-cell table:style-name="ce49" table:formula="of:=VLOOKUP([.J450];['1'.$A$2:.$B$14];2)" office:value-type="string" office:string-value="ニンニク">
            <text:p>ニンニク</text:p>
          </table:table-cell>
          <table:table-cell table:style-name="ce49" table:formula="of:=VLOOKUP([.K450];['1'.$A$2:.$B$14];2)" office:value-type="string" office:string-value="生姜">
            <text:p>生姜</text:p>
          </table:table-cell>
          <table:table-cell table:style-name="ce49" table:formula="of:=VLOOKUP([.L450];['1'.$A$2:.$B$14];2)" office:value-type="string" office:string-value="ローズマリー">
            <text:p>ローズマリー</text:p>
          </table:table-cell>
          <table:table-cell table:style-name="ce49" table:formula="of:=VLOOKUP([.M45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3">
            <text:p>83</text:p>
          </table:table-cell>
          <table:table-cell table:number-columns-repeated="3"/>
          <table:table-cell table:style-name="ce34" office:value-type="string">
            <text:p>DEFKM</text:p>
          </table:table-cell>
          <table:table-cell table:style-name="ce8" table:formula="of:=COUNTIF([.$C$2:.$C$325];[.G451])" office:value-type="float" office:value="2">
            <text:p>2</text:p>
          </table:table-cell>
          <table:table-cell table:style-name="ce29" table:formula="of:=LEFT([.$G451];1)" office:value-type="string" office:string-value="D">
            <text:p>D</text:p>
          </table:table-cell>
          <table:table-cell table:style-name="ce49" table:formula="of:=MID([.$G451];2;1)" office:value-type="string" office:string-value="E">
            <text:p>E</text:p>
          </table:table-cell>
          <table:table-cell table:style-name="ce49" table:formula="of:=MID([.$G451];3;1)" office:value-type="string" office:string-value="F">
            <text:p>F</text:p>
          </table:table-cell>
          <table:table-cell table:style-name="ce49" table:formula="of:=MID([.$G451];4;1)" office:value-type="string" office:string-value="K">
            <text:p>K</text:p>
          </table:table-cell>
          <table:table-cell table:style-name="ce49" table:formula="of:=MID([.$G451];5;1)" office:value-type="string" office:string-value="M">
            <text:p>M</text:p>
          </table:table-cell>
          <table:table-cell table:style-name="ce49" table:formula="of:=VLOOKUP([.I451];['1'.$A$2:.$B$14];2)" office:value-type="string" office:string-value="レモン">
            <text:p>レモン</text:p>
          </table:table-cell>
          <table:table-cell table:style-name="ce49" table:formula="of:=VLOOKUP([.J451];['1'.$A$2:.$B$14];2)" office:value-type="string" office:string-value="ニンニク">
            <text:p>ニンニク</text:p>
          </table:table-cell>
          <table:table-cell table:style-name="ce49" table:formula="of:=VLOOKUP([.K451];['1'.$A$2:.$B$14];2)" office:value-type="string" office:string-value="生姜">
            <text:p>生姜</text:p>
          </table:table-cell>
          <table:table-cell table:style-name="ce49" table:formula="of:=VLOOKUP([.L451];['1'.$A$2:.$B$14];2)" office:value-type="string" office:string-value="スペアミント">
            <text:p>スペアミント</text:p>
          </table:table-cell>
          <table:table-cell table:style-name="ce49" table:formula="of:=VLOOKUP([.M45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4">
            <text:p>84</text:p>
          </table:table-cell>
          <table:table-cell table:number-columns-repeated="3"/>
          <table:table-cell table:style-name="ce34" office:value-type="string">
            <text:p>DEFKO</text:p>
          </table:table-cell>
          <table:table-cell table:style-name="ce8" table:formula="of:=COUNTIF([.$C$2:.$C$325];[.G452])" office:value-type="float" office:value="1">
            <text:p>1</text:p>
          </table:table-cell>
          <table:table-cell table:style-name="ce29" table:formula="of:=LEFT([.$G452];1)" office:value-type="string" office:string-value="D">
            <text:p>D</text:p>
          </table:table-cell>
          <table:table-cell table:style-name="ce49" table:formula="of:=MID([.$G452];2;1)" office:value-type="string" office:string-value="E">
            <text:p>E</text:p>
          </table:table-cell>
          <table:table-cell table:style-name="ce49" table:formula="of:=MID([.$G452];3;1)" office:value-type="string" office:string-value="F">
            <text:p>F</text:p>
          </table:table-cell>
          <table:table-cell table:style-name="ce49" table:formula="of:=MID([.$G452];4;1)" office:value-type="string" office:string-value="K">
            <text:p>K</text:p>
          </table:table-cell>
          <table:table-cell table:style-name="ce49" table:formula="of:=MID([.$G452];5;1)" office:value-type="string" office:string-value="O">
            <text:p>O</text:p>
          </table:table-cell>
          <table:table-cell table:style-name="ce49" table:formula="of:=VLOOKUP([.I452];['1'.$A$2:.$B$14];2)" office:value-type="string" office:string-value="レモン">
            <text:p>レモン</text:p>
          </table:table-cell>
          <table:table-cell table:style-name="ce49" table:formula="of:=VLOOKUP([.J452];['1'.$A$2:.$B$14];2)" office:value-type="string" office:string-value="ニンニク">
            <text:p>ニンニク</text:p>
          </table:table-cell>
          <table:table-cell table:style-name="ce49" table:formula="of:=VLOOKUP([.K452];['1'.$A$2:.$B$14];2)" office:value-type="string" office:string-value="生姜">
            <text:p>生姜</text:p>
          </table:table-cell>
          <table:table-cell table:style-name="ce49" table:formula="of:=VLOOKUP([.L452];['1'.$A$2:.$B$14];2)" office:value-type="string" office:string-value="スペアミント">
            <text:p>スペアミント</text:p>
          </table:table-cell>
          <table:table-cell table:style-name="ce49" table:formula="of:=VLOOKUP([.M45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5">
            <text:p>85</text:p>
          </table:table-cell>
          <table:table-cell table:number-columns-repeated="3"/>
          <table:table-cell table:style-name="ce34" office:value-type="string">
            <text:p>DEH</text:p>
          </table:table-cell>
          <table:table-cell table:style-name="ce8" table:formula="of:=COUNTIF([.$C$2:.$C$325];[.G453])" office:value-type="float" office:value="2">
            <text:p>2</text:p>
          </table:table-cell>
          <table:table-cell table:style-name="ce29" table:formula="of:=LEFT([.$G453];1)" office:value-type="string" office:string-value="D">
            <text:p>D</text:p>
          </table:table-cell>
          <table:table-cell table:style-name="ce49" table:formula="of:=MID([.$G453];2;1)" office:value-type="string" office:string-value="E">
            <text:p>E</text:p>
          </table:table-cell>
          <table:table-cell table:style-name="ce49" table:formula="of:=MID([.$G453];3;1)" office:value-type="string" office:string-value="H">
            <text:p>H</text:p>
          </table:table-cell>
          <table:table-cell table:style-name="ce49" table:formula="of:=MID([.$G453];4;1)">
            <text:p/>
          </table:table-cell>
          <table:table-cell table:style-name="ce49" table:formula="of:=MID([.$G453];5;1)">
            <text:p/>
          </table:table-cell>
          <table:table-cell table:style-name="ce49" table:formula="of:=VLOOKUP([.I453];['1'.$A$2:.$B$14];2)" office:value-type="string" office:string-value="レモン">
            <text:p>レモン</text:p>
          </table:table-cell>
          <table:table-cell table:style-name="ce49" table:formula="of:=VLOOKUP([.J453];['1'.$A$2:.$B$14];2)" office:value-type="string" office:string-value="ニンニク">
            <text:p>ニンニク</text:p>
          </table:table-cell>
          <table:table-cell table:style-name="ce49" table:formula="of:=VLOOKUP([.K453];['1'.$A$2:.$B$14];2)" office:value-type="string" office:string-value="ペパーミント">
            <text:p>ペパーミント</text:p>
          </table:table-cell>
          <table:table-cell table:style-name="ce49" table:formula="of:=VLOOKUP([.L453];['1'.$A$2:.$B$14];2)" office:value-type="float" office:value="0">
            <text:p>#N/A</text:p>
          </table:table-cell>
          <table:table-cell table:style-name="ce49" table:formula="of:=VLOOKUP([.M4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6">
            <text:p>86</text:p>
          </table:table-cell>
          <table:table-cell table:number-columns-repeated="3"/>
          <table:table-cell table:style-name="ce34" office:value-type="string">
            <text:p>DFKM</text:p>
          </table:table-cell>
          <table:table-cell table:style-name="ce8" table:formula="of:=COUNTIF([.$C$2:.$C$325];[.G454])" office:value-type="float" office:value="1">
            <text:p>1</text:p>
          </table:table-cell>
          <table:table-cell table:style-name="ce29" table:formula="of:=LEFT([.$G454];1)" office:value-type="string" office:string-value="D">
            <text:p>D</text:p>
          </table:table-cell>
          <table:table-cell table:style-name="ce49" table:formula="of:=MID([.$G454];2;1)" office:value-type="string" office:string-value="F">
            <text:p>F</text:p>
          </table:table-cell>
          <table:table-cell table:style-name="ce49" table:formula="of:=MID([.$G454];3;1)" office:value-type="string" office:string-value="K">
            <text:p>K</text:p>
          </table:table-cell>
          <table:table-cell table:style-name="ce49" table:formula="of:=MID([.$G454];4;1)" office:value-type="string" office:string-value="M">
            <text:p>M</text:p>
          </table:table-cell>
          <table:table-cell table:style-name="ce49" table:formula="of:=MID([.$G454];5;1)">
            <text:p/>
          </table:table-cell>
          <table:table-cell table:style-name="ce49" table:formula="of:=VLOOKUP([.I454];['1'.$A$2:.$B$14];2)" office:value-type="string" office:string-value="レモン">
            <text:p>レモン</text:p>
          </table:table-cell>
          <table:table-cell table:style-name="ce49" table:formula="of:=VLOOKUP([.J454];['1'.$A$2:.$B$14];2)" office:value-type="string" office:string-value="生姜">
            <text:p>生姜</text:p>
          </table:table-cell>
          <table:table-cell table:style-name="ce49" table:formula="of:=VLOOKUP([.K454];['1'.$A$2:.$B$14];2)" office:value-type="string" office:string-value="スペアミント">
            <text:p>スペアミント</text:p>
          </table:table-cell>
          <table:table-cell table:style-name="ce49" table:formula="of:=VLOOKUP([.L454];['1'.$A$2:.$B$14];2)" office:value-type="string" office:string-value="お湯">
            <text:p>お湯</text:p>
          </table:table-cell>
          <table:table-cell table:style-name="ce49" table:formula="of:=VLOOKUP([.M4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7">
            <text:p>87</text:p>
          </table:table-cell>
          <table:table-cell table:number-columns-repeated="3"/>
          <table:table-cell table:style-name="ce34" office:value-type="string">
            <text:p>DHI</text:p>
          </table:table-cell>
          <table:table-cell table:style-name="ce8" table:formula="of:=COUNTIF([.$C$2:.$C$325];[.G455])" office:value-type="float" office:value="2">
            <text:p>2</text:p>
          </table:table-cell>
          <table:table-cell table:style-name="ce29" table:formula="of:=LEFT([.$G455];1)" office:value-type="string" office:string-value="D">
            <text:p>D</text:p>
          </table:table-cell>
          <table:table-cell table:style-name="ce49" table:formula="of:=MID([.$G455];2;1)" office:value-type="string" office:string-value="H">
            <text:p>H</text:p>
          </table:table-cell>
          <table:table-cell table:style-name="ce49" table:formula="of:=MID([.$G455];3;1)" office:value-type="string" office:string-value="I">
            <text:p>I</text:p>
          </table:table-cell>
          <table:table-cell table:style-name="ce49" table:formula="of:=MID([.$G455];4;1)">
            <text:p/>
          </table:table-cell>
          <table:table-cell table:style-name="ce49" table:formula="of:=MID([.$G455];5;1)">
            <text:p/>
          </table:table-cell>
          <table:table-cell table:style-name="ce49" table:formula="of:=VLOOKUP([.I455];['1'.$A$2:.$B$14];2)" office:value-type="string" office:string-value="レモン">
            <text:p>レモン</text:p>
          </table:table-cell>
          <table:table-cell table:style-name="ce49" table:formula="of:=VLOOKUP([.J455];['1'.$A$2:.$B$14];2)" office:value-type="string" office:string-value="ペパーミント">
            <text:p>ペパーミント</text:p>
          </table:table-cell>
          <table:table-cell table:style-name="ce49" table:formula="of:=VLOOKUP([.K455];['1'.$A$2:.$B$14];2)" office:value-type="string" office:string-value="ローズマリー">
            <text:p>ローズマリー</text:p>
          </table:table-cell>
          <table:table-cell table:style-name="ce49" table:formula="of:=VLOOKUP([.L455];['1'.$A$2:.$B$14];2)" office:value-type="float" office:value="0">
            <text:p>#N/A</text:p>
          </table:table-cell>
          <table:table-cell table:style-name="ce49" table:formula="of:=VLOOKUP([.M4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8">
            <text:p>88</text:p>
          </table:table-cell>
          <table:table-cell table:number-columns-repeated="3"/>
          <table:table-cell table:style-name="ce34" office:value-type="string">
            <text:p>DHLM</text:p>
          </table:table-cell>
          <table:table-cell table:style-name="ce8" table:formula="of:=COUNTIF([.$C$2:.$C$325];[.G456])" office:value-type="float" office:value="1">
            <text:p>1</text:p>
          </table:table-cell>
          <table:table-cell table:style-name="ce29" table:formula="of:=LEFT([.$G456];1)" office:value-type="string" office:string-value="D">
            <text:p>D</text:p>
          </table:table-cell>
          <table:table-cell table:style-name="ce49" table:formula="of:=MID([.$G456];2;1)" office:value-type="string" office:string-value="H">
            <text:p>H</text:p>
          </table:table-cell>
          <table:table-cell table:style-name="ce49" table:formula="of:=MID([.$G456];3;1)" office:value-type="string" office:string-value="L">
            <text:p>L</text:p>
          </table:table-cell>
          <table:table-cell table:style-name="ce49" table:formula="of:=MID([.$G456];4;1)" office:value-type="string" office:string-value="M">
            <text:p>M</text:p>
          </table:table-cell>
          <table:table-cell table:style-name="ce49" table:formula="of:=MID([.$G456];5;1)">
            <text:p/>
          </table:table-cell>
          <table:table-cell table:style-name="ce49" table:formula="of:=VLOOKUP([.I456];['1'.$A$2:.$B$14];2)" office:value-type="string" office:string-value="レモン">
            <text:p>レモン</text:p>
          </table:table-cell>
          <table:table-cell table:style-name="ce49" table:formula="of:=VLOOKUP([.J456];['1'.$A$2:.$B$14];2)" office:value-type="string" office:string-value="ペパーミント">
            <text:p>ペパーミント</text:p>
          </table:table-cell>
          <table:table-cell table:style-name="ce49" table:formula="of:=VLOOKUP([.K456];['1'.$A$2:.$B$14];2)" office:value-type="string" office:string-value="日本酒（米だけの）">
            <text:p>日本酒（米だけの）</text:p>
          </table:table-cell>
          <table:table-cell table:style-name="ce49" table:formula="of:=VLOOKUP([.L456];['1'.$A$2:.$B$14];2)" office:value-type="string" office:string-value="お湯">
            <text:p>お湯</text:p>
          </table:table-cell>
          <table:table-cell table:style-name="ce49" table:formula="of:=VLOOKUP([.M4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89">
            <text:p>89</text:p>
          </table:table-cell>
          <table:table-cell table:number-columns-repeated="3"/>
          <table:table-cell table:style-name="ce34" office:value-type="string">
            <text:p>DI</text:p>
          </table:table-cell>
          <table:table-cell table:style-name="ce8" table:formula="of:=COUNTIF([.$C$2:.$C$325];[.G457])" office:value-type="float" office:value="2">
            <text:p>2</text:p>
          </table:table-cell>
          <table:table-cell table:style-name="ce29" table:formula="of:=LEFT([.$G457];1)" office:value-type="string" office:string-value="D">
            <text:p>D</text:p>
          </table:table-cell>
          <table:table-cell table:style-name="ce49" table:formula="of:=MID([.$G457];2;1)" office:value-type="string" office:string-value="I">
            <text:p>I</text:p>
          </table:table-cell>
          <table:table-cell table:style-name="ce49" table:formula="of:=MID([.$G457];3;1)">
            <text:p/>
          </table:table-cell>
          <table:table-cell table:style-name="ce49" table:formula="of:=MID([.$G457];4;1)">
            <text:p/>
          </table:table-cell>
          <table:table-cell table:style-name="ce49" table:formula="of:=MID([.$G457];5;1)">
            <text:p/>
          </table:table-cell>
          <table:table-cell table:style-name="ce49" table:formula="of:=VLOOKUP([.I457];['1'.$A$2:.$B$14];2)" office:value-type="string" office:string-value="レモン">
            <text:p>レモン</text:p>
          </table:table-cell>
          <table:table-cell table:style-name="ce49" table:formula="of:=VLOOKUP([.J457];['1'.$A$2:.$B$14];2)" office:value-type="string" office:string-value="ローズマリー">
            <text:p>ローズマリー</text:p>
          </table:table-cell>
          <table:table-cell table:style-name="ce49" table:formula="of:=VLOOKUP([.K457];['1'.$A$2:.$B$14];2)" office:value-type="float" office:value="0">
            <text:p>#N/A</text:p>
          </table:table-cell>
          <table:table-cell table:style-name="ce49" table:formula="of:=VLOOKUP([.L457];['1'.$A$2:.$B$14];2)" office:value-type="float" office:value="0">
            <text:p>#N/A</text:p>
          </table:table-cell>
          <table:table-cell table:style-name="ce49" table:formula="of:=VLOOKUP([.M4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0">
            <text:p>90</text:p>
          </table:table-cell>
          <table:table-cell table:number-columns-repeated="3"/>
          <table:table-cell table:style-name="ce34" office:value-type="string">
            <text:p>DK</text:p>
          </table:table-cell>
          <table:table-cell table:style-name="ce8" table:formula="of:=COUNTIF([.$C$2:.$C$325];[.G458])" office:value-type="float" office:value="2">
            <text:p>2</text:p>
          </table:table-cell>
          <table:table-cell table:style-name="ce29" table:formula="of:=LEFT([.$G458];1)" office:value-type="string" office:string-value="D">
            <text:p>D</text:p>
          </table:table-cell>
          <table:table-cell table:style-name="ce49" table:formula="of:=MID([.$G458];2;1)" office:value-type="string" office:string-value="K">
            <text:p>K</text:p>
          </table:table-cell>
          <table:table-cell table:style-name="ce49" table:formula="of:=MID([.$G458];3;1)">
            <text:p/>
          </table:table-cell>
          <table:table-cell table:style-name="ce49" table:formula="of:=MID([.$G458];4;1)">
            <text:p/>
          </table:table-cell>
          <table:table-cell table:style-name="ce49" table:formula="of:=MID([.$G458];5;1)">
            <text:p/>
          </table:table-cell>
          <table:table-cell table:style-name="ce49" table:formula="of:=VLOOKUP([.I458];['1'.$A$2:.$B$14];2)" office:value-type="string" office:string-value="レモン">
            <text:p>レモン</text:p>
          </table:table-cell>
          <table:table-cell table:style-name="ce49" table:formula="of:=VLOOKUP([.J458];['1'.$A$2:.$B$14];2)" office:value-type="string" office:string-value="スペアミント">
            <text:p>スペアミント</text:p>
          </table:table-cell>
          <table:table-cell table:style-name="ce49" table:formula="of:=VLOOKUP([.K458];['1'.$A$2:.$B$14];2)" office:value-type="float" office:value="0">
            <text:p>#N/A</text:p>
          </table:table-cell>
          <table:table-cell table:style-name="ce49" table:formula="of:=VLOOKUP([.L458];['1'.$A$2:.$B$14];2)" office:value-type="float" office:value="0">
            <text:p>#N/A</text:p>
          </table:table-cell>
          <table:table-cell table:style-name="ce49" table:formula="of:=VLOOKUP([.M4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1">
            <text:p>91</text:p>
          </table:table-cell>
          <table:table-cell table:number-columns-repeated="3"/>
          <table:table-cell table:style-name="ce34" office:value-type="string">
            <text:p>DL</text:p>
          </table:table-cell>
          <table:table-cell table:style-name="ce8" table:formula="of:=COUNTIF([.$C$2:.$C$325];[.G459])" office:value-type="float" office:value="2">
            <text:p>2</text:p>
          </table:table-cell>
          <table:table-cell table:style-name="ce29" table:formula="of:=LEFT([.$G459];1)" office:value-type="string" office:string-value="D">
            <text:p>D</text:p>
          </table:table-cell>
          <table:table-cell table:style-name="ce49" table:formula="of:=MID([.$G459];2;1)" office:value-type="string" office:string-value="L">
            <text:p>L</text:p>
          </table:table-cell>
          <table:table-cell table:style-name="ce49" table:formula="of:=MID([.$G459];3;1)">
            <text:p/>
          </table:table-cell>
          <table:table-cell table:style-name="ce49" table:formula="of:=MID([.$G459];4;1)">
            <text:p/>
          </table:table-cell>
          <table:table-cell table:style-name="ce49" table:formula="of:=MID([.$G459];5;1)">
            <text:p/>
          </table:table-cell>
          <table:table-cell table:style-name="ce49" table:formula="of:=VLOOKUP([.I459];['1'.$A$2:.$B$14];2)" office:value-type="string" office:string-value="レモン">
            <text:p>レモン</text:p>
          </table:table-cell>
          <table:table-cell table:style-name="ce49" table:formula="of:=VLOOKUP([.J459];['1'.$A$2:.$B$14];2)" office:value-type="string" office:string-value="日本酒（米だけの）">
            <text:p>日本酒（米だけの）</text:p>
          </table:table-cell>
          <table:table-cell table:style-name="ce49" table:formula="of:=VLOOKUP([.K459];['1'.$A$2:.$B$14];2)" office:value-type="float" office:value="0">
            <text:p>#N/A</text:p>
          </table:table-cell>
          <table:table-cell table:style-name="ce49" table:formula="of:=VLOOKUP([.L459];['1'.$A$2:.$B$14];2)" office:value-type="float" office:value="0">
            <text:p>#N/A</text:p>
          </table:table-cell>
          <table:table-cell table:style-name="ce49" table:formula="of:=VLOOKUP([.M4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2">
            <text:p>92</text:p>
          </table:table-cell>
          <table:table-cell table:number-columns-repeated="3"/>
          <table:table-cell table:style-name="ce34" office:value-type="string">
            <text:p>EFHI</text:p>
          </table:table-cell>
          <table:table-cell table:style-name="ce8" table:formula="of:=COUNTIF([.$C$2:.$C$325];[.G460])" office:value-type="float" office:value="1">
            <text:p>1</text:p>
          </table:table-cell>
          <table:table-cell table:style-name="ce29" table:formula="of:=LEFT([.$G460];1)" office:value-type="string" office:string-value="E">
            <text:p>E</text:p>
          </table:table-cell>
          <table:table-cell table:style-name="ce49" table:formula="of:=MID([.$G460];2;1)" office:value-type="string" office:string-value="F">
            <text:p>F</text:p>
          </table:table-cell>
          <table:table-cell table:style-name="ce49" table:formula="of:=MID([.$G460];3;1)" office:value-type="string" office:string-value="H">
            <text:p>H</text:p>
          </table:table-cell>
          <table:table-cell table:style-name="ce49" table:formula="of:=MID([.$G460];4;1)" office:value-type="string" office:string-value="I">
            <text:p>I</text:p>
          </table:table-cell>
          <table:table-cell table:style-name="ce49" table:formula="of:=MID([.$G460];5;1)">
            <text:p/>
          </table:table-cell>
          <table:table-cell table:style-name="ce49" table:formula="of:=VLOOKUP([.I460];['1'.$A$2:.$B$14];2)" office:value-type="string" office:string-value="ニンニク">
            <text:p>ニンニク</text:p>
          </table:table-cell>
          <table:table-cell table:style-name="ce49" table:formula="of:=VLOOKUP([.J460];['1'.$A$2:.$B$14];2)" office:value-type="string" office:string-value="生姜">
            <text:p>生姜</text:p>
          </table:table-cell>
          <table:table-cell table:style-name="ce49" table:formula="of:=VLOOKUP([.K460];['1'.$A$2:.$B$14];2)" office:value-type="string" office:string-value="ペパーミント">
            <text:p>ペパーミント</text:p>
          </table:table-cell>
          <table:table-cell table:style-name="ce49" table:formula="of:=VLOOKUP([.L460];['1'.$A$2:.$B$14];2)" office:value-type="string" office:string-value="ローズマリー">
            <text:p>ローズマリー</text:p>
          </table:table-cell>
          <table:table-cell table:style-name="ce49" table:formula="of:=VLOOKUP([.M4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3">
            <text:p>93</text:p>
          </table:table-cell>
          <table:table-cell table:number-columns-repeated="3"/>
          <table:table-cell table:style-name="ce34" office:value-type="string">
            <text:p>EFHIN</text:p>
          </table:table-cell>
          <table:table-cell table:style-name="ce8" table:formula="of:=COUNTIF([.$C$2:.$C$325];[.G461])" office:value-type="float" office:value="1">
            <text:p>1</text:p>
          </table:table-cell>
          <table:table-cell table:style-name="ce29" table:formula="of:=LEFT([.$G461];1)" office:value-type="string" office:string-value="E">
            <text:p>E</text:p>
          </table:table-cell>
          <table:table-cell table:style-name="ce49" table:formula="of:=MID([.$G461];2;1)" office:value-type="string" office:string-value="F">
            <text:p>F</text:p>
          </table:table-cell>
          <table:table-cell table:style-name="ce49" table:formula="of:=MID([.$G461];3;1)" office:value-type="string" office:string-value="H">
            <text:p>H</text:p>
          </table:table-cell>
          <table:table-cell table:style-name="ce49" table:formula="of:=MID([.$G461];4;1)" office:value-type="string" office:string-value="I">
            <text:p>I</text:p>
          </table:table-cell>
          <table:table-cell table:style-name="ce49" table:formula="of:=MID([.$G461];5;1)" office:value-type="string" office:string-value="N">
            <text:p>N</text:p>
          </table:table-cell>
          <table:table-cell table:style-name="ce49" table:formula="of:=VLOOKUP([.I461];['1'.$A$2:.$B$14];2)" office:value-type="string" office:string-value="ニンニク">
            <text:p>ニンニク</text:p>
          </table:table-cell>
          <table:table-cell table:style-name="ce49" table:formula="of:=VLOOKUP([.J461];['1'.$A$2:.$B$14];2)" office:value-type="string" office:string-value="生姜">
            <text:p>生姜</text:p>
          </table:table-cell>
          <table:table-cell table:style-name="ce49" table:formula="of:=VLOOKUP([.K461];['1'.$A$2:.$B$14];2)" office:value-type="string" office:string-value="ペパーミント">
            <text:p>ペパーミント</text:p>
          </table:table-cell>
          <table:table-cell table:style-name="ce49" table:formula="of:=VLOOKUP([.L461];['1'.$A$2:.$B$14];2)" office:value-type="string" office:string-value="ローズマリー">
            <text:p>ローズマリー</text:p>
          </table:table-cell>
          <table:table-cell table:style-name="ce49" table:formula="of:=VLOOKUP([.M46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4">
            <text:p>94</text:p>
          </table:table-cell>
          <table:table-cell table:number-columns-repeated="3"/>
          <table:table-cell table:style-name="ce34" office:value-type="string">
            <text:p>EFI</text:p>
          </table:table-cell>
          <table:table-cell table:style-name="ce8" table:formula="of:=COUNTIF([.$C$2:.$C$325];[.G462])" office:value-type="float" office:value="1">
            <text:p>1</text:p>
          </table:table-cell>
          <table:table-cell table:style-name="ce29" table:formula="of:=LEFT([.$G462];1)" office:value-type="string" office:string-value="E">
            <text:p>E</text:p>
          </table:table-cell>
          <table:table-cell table:style-name="ce49" table:formula="of:=MID([.$G462];2;1)" office:value-type="string" office:string-value="F">
            <text:p>F</text:p>
          </table:table-cell>
          <table:table-cell table:style-name="ce49" table:formula="of:=MID([.$G462];3;1)" office:value-type="string" office:string-value="I">
            <text:p>I</text:p>
          </table:table-cell>
          <table:table-cell table:style-name="ce49" table:formula="of:=MID([.$G462];4;1)">
            <text:p/>
          </table:table-cell>
          <table:table-cell table:style-name="ce49" table:formula="of:=MID([.$G462];5;1)">
            <text:p/>
          </table:table-cell>
          <table:table-cell table:style-name="ce49" table:formula="of:=VLOOKUP([.I462];['1'.$A$2:.$B$14];2)" office:value-type="string" office:string-value="ニンニク">
            <text:p>ニンニク</text:p>
          </table:table-cell>
          <table:table-cell table:style-name="ce49" table:formula="of:=VLOOKUP([.J462];['1'.$A$2:.$B$14];2)" office:value-type="string" office:string-value="生姜">
            <text:p>生姜</text:p>
          </table:table-cell>
          <table:table-cell table:style-name="ce49" table:formula="of:=VLOOKUP([.K462];['1'.$A$2:.$B$14];2)" office:value-type="string" office:string-value="ローズマリー">
            <text:p>ローズマリー</text:p>
          </table:table-cell>
          <table:table-cell table:style-name="ce49" table:formula="of:=VLOOKUP([.L462];['1'.$A$2:.$B$14];2)" office:value-type="float" office:value="0">
            <text:p>#N/A</text:p>
          </table:table-cell>
          <table:table-cell table:style-name="ce49" table:formula="of:=VLOOKUP([.M4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5">
            <text:p>95</text:p>
          </table:table-cell>
          <table:table-cell table:number-columns-repeated="3"/>
          <table:table-cell table:style-name="ce34" office:value-type="string">
            <text:p>EFIKM</text:p>
          </table:table-cell>
          <table:table-cell table:style-name="ce8" table:formula="of:=COUNTIF([.$C$2:.$C$325];[.G463])" office:value-type="float" office:value="4">
            <text:p>4</text:p>
          </table:table-cell>
          <table:table-cell table:style-name="ce29" table:formula="of:=LEFT([.$G463];1)" office:value-type="string" office:string-value="E">
            <text:p>E</text:p>
          </table:table-cell>
          <table:table-cell table:style-name="ce49" table:formula="of:=MID([.$G463];2;1)" office:value-type="string" office:string-value="F">
            <text:p>F</text:p>
          </table:table-cell>
          <table:table-cell table:style-name="ce49" table:formula="of:=MID([.$G463];3;1)" office:value-type="string" office:string-value="I">
            <text:p>I</text:p>
          </table:table-cell>
          <table:table-cell table:style-name="ce49" table:formula="of:=MID([.$G463];4;1)" office:value-type="string" office:string-value="K">
            <text:p>K</text:p>
          </table:table-cell>
          <table:table-cell table:style-name="ce49" table:formula="of:=MID([.$G463];5;1)" office:value-type="string" office:string-value="M">
            <text:p>M</text:p>
          </table:table-cell>
          <table:table-cell table:style-name="ce49" table:formula="of:=VLOOKUP([.I463];['1'.$A$2:.$B$14];2)" office:value-type="string" office:string-value="ニンニク">
            <text:p>ニンニク</text:p>
          </table:table-cell>
          <table:table-cell table:style-name="ce49" table:formula="of:=VLOOKUP([.J463];['1'.$A$2:.$B$14];2)" office:value-type="string" office:string-value="生姜">
            <text:p>生姜</text:p>
          </table:table-cell>
          <table:table-cell table:style-name="ce49" table:formula="of:=VLOOKUP([.K463];['1'.$A$2:.$B$14];2)" office:value-type="string" office:string-value="ローズマリー">
            <text:p>ローズマリー</text:p>
          </table:table-cell>
          <table:table-cell table:style-name="ce49" table:formula="of:=VLOOKUP([.L463];['1'.$A$2:.$B$14];2)" office:value-type="string" office:string-value="スペアミント">
            <text:p>スペアミント</text:p>
          </table:table-cell>
          <table:table-cell table:style-name="ce49" table:formula="of:=VLOOKUP([.M46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6">
            <text:p>96</text:p>
          </table:table-cell>
          <table:table-cell table:number-columns-repeated="3"/>
          <table:table-cell table:style-name="ce34" office:value-type="string">
            <text:p>EFIKO</text:p>
          </table:table-cell>
          <table:table-cell table:style-name="ce8" table:formula="of:=COUNTIF([.$C$2:.$C$325];[.G464])" office:value-type="float" office:value="2">
            <text:p>2</text:p>
          </table:table-cell>
          <table:table-cell table:style-name="ce29" table:formula="of:=LEFT([.$G464];1)" office:value-type="string" office:string-value="E">
            <text:p>E</text:p>
          </table:table-cell>
          <table:table-cell table:style-name="ce49" table:formula="of:=MID([.$G464];2;1)" office:value-type="string" office:string-value="F">
            <text:p>F</text:p>
          </table:table-cell>
          <table:table-cell table:style-name="ce49" table:formula="of:=MID([.$G464];3;1)" office:value-type="string" office:string-value="I">
            <text:p>I</text:p>
          </table:table-cell>
          <table:table-cell table:style-name="ce49" table:formula="of:=MID([.$G464];4;1)" office:value-type="string" office:string-value="K">
            <text:p>K</text:p>
          </table:table-cell>
          <table:table-cell table:style-name="ce49" table:formula="of:=MID([.$G464];5;1)" office:value-type="string" office:string-value="O">
            <text:p>O</text:p>
          </table:table-cell>
          <table:table-cell table:style-name="ce49" table:formula="of:=VLOOKUP([.I464];['1'.$A$2:.$B$14];2)" office:value-type="string" office:string-value="ニンニク">
            <text:p>ニンニク</text:p>
          </table:table-cell>
          <table:table-cell table:style-name="ce49" table:formula="of:=VLOOKUP([.J464];['1'.$A$2:.$B$14];2)" office:value-type="string" office:string-value="生姜">
            <text:p>生姜</text:p>
          </table:table-cell>
          <table:table-cell table:style-name="ce49" table:formula="of:=VLOOKUP([.K464];['1'.$A$2:.$B$14];2)" office:value-type="string" office:string-value="ローズマリー">
            <text:p>ローズマリー</text:p>
          </table:table-cell>
          <table:table-cell table:style-name="ce49" table:formula="of:=VLOOKUP([.L464];['1'.$A$2:.$B$14];2)" office:value-type="string" office:string-value="スペアミント">
            <text:p>スペアミント</text:p>
          </table:table-cell>
          <table:table-cell table:style-name="ce49" table:formula="of:=VLOOKUP([.M46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7">
            <text:p>97</text:p>
          </table:table-cell>
          <table:table-cell table:number-columns-repeated="3"/>
          <table:table-cell table:style-name="ce34" office:value-type="string">
            <text:p>EFKIM</text:p>
          </table:table-cell>
          <table:table-cell table:style-name="ce8" table:formula="of:=COUNTIF([.$C$2:.$C$325];[.G465])" office:value-type="float" office:value="1">
            <text:p>1</text:p>
          </table:table-cell>
          <table:table-cell table:style-name="ce29" table:formula="of:=LEFT([.$G465];1)" office:value-type="string" office:string-value="E">
            <text:p>E</text:p>
          </table:table-cell>
          <table:table-cell table:style-name="ce49" table:formula="of:=MID([.$G465];2;1)" office:value-type="string" office:string-value="F">
            <text:p>F</text:p>
          </table:table-cell>
          <table:table-cell table:style-name="ce49" table:formula="of:=MID([.$G465];3;1)" office:value-type="string" office:string-value="K">
            <text:p>K</text:p>
          </table:table-cell>
          <table:table-cell table:style-name="ce49" table:formula="of:=MID([.$G465];4;1)" office:value-type="string" office:string-value="I">
            <text:p>I</text:p>
          </table:table-cell>
          <table:table-cell table:style-name="ce49" table:formula="of:=MID([.$G465];5;1)" office:value-type="string" office:string-value="M">
            <text:p>M</text:p>
          </table:table-cell>
          <table:table-cell table:style-name="ce49" table:formula="of:=VLOOKUP([.I465];['1'.$A$2:.$B$14];2)" office:value-type="string" office:string-value="ニンニク">
            <text:p>ニンニク</text:p>
          </table:table-cell>
          <table:table-cell table:style-name="ce49" table:formula="of:=VLOOKUP([.J465];['1'.$A$2:.$B$14];2)" office:value-type="string" office:string-value="生姜">
            <text:p>生姜</text:p>
          </table:table-cell>
          <table:table-cell table:style-name="ce49" table:formula="of:=VLOOKUP([.K465];['1'.$A$2:.$B$14];2)" office:value-type="string" office:string-value="スペアミント">
            <text:p>スペアミント</text:p>
          </table:table-cell>
          <table:table-cell table:style-name="ce49" table:formula="of:=VLOOKUP([.L465];['1'.$A$2:.$B$14];2)" office:value-type="string" office:string-value="ローズマリー">
            <text:p>ローズマリー</text:p>
          </table:table-cell>
          <table:table-cell table:style-name="ce49" table:formula="of:=VLOOKUP([.M46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8">
            <text:p>98</text:p>
          </table:table-cell>
          <table:table-cell table:number-columns-repeated="3"/>
          <table:table-cell table:style-name="ce34" office:value-type="string">
            <text:p>EHHN</text:p>
          </table:table-cell>
          <table:table-cell table:style-name="ce8" table:formula="of:=COUNTIF([.$C$2:.$C$325];[.G466])" office:value-type="float" office:value="1">
            <text:p>1</text:p>
          </table:table-cell>
          <table:table-cell table:style-name="ce29" table:formula="of:=LEFT([.$G466];1)" office:value-type="string" office:string-value="E">
            <text:p>E</text:p>
          </table:table-cell>
          <table:table-cell table:style-name="ce49" table:formula="of:=MID([.$G466];2;1)" office:value-type="string" office:string-value="H">
            <text:p>H</text:p>
          </table:table-cell>
          <table:table-cell table:style-name="ce49" table:formula="of:=MID([.$G466];3;1)" office:value-type="string" office:string-value="H">
            <text:p>H</text:p>
          </table:table-cell>
          <table:table-cell table:style-name="ce49" table:formula="of:=MID([.$G466];4;1)" office:value-type="string" office:string-value="N">
            <text:p>N</text:p>
          </table:table-cell>
          <table:table-cell table:style-name="ce49" table:formula="of:=MID([.$G466];5;1)">
            <text:p/>
          </table:table-cell>
          <table:table-cell table:style-name="ce49" table:formula="of:=VLOOKUP([.I466];['1'.$A$2:.$B$14];2)" office:value-type="string" office:string-value="ニンニク">
            <text:p>ニンニク</text:p>
          </table:table-cell>
          <table:table-cell table:style-name="ce49" table:formula="of:=VLOOKUP([.J466];['1'.$A$2:.$B$14];2)" office:value-type="string" office:string-value="ペパーミント">
            <text:p>ペパーミント</text:p>
          </table:table-cell>
          <table:table-cell table:style-name="ce49" table:formula="of:=VLOOKUP([.K466];['1'.$A$2:.$B$14];2)" office:value-type="string" office:string-value="ペパーミント">
            <text:p>ペパーミント</text:p>
          </table:table-cell>
          <table:table-cell table:style-name="ce49" table:formula="of:=VLOOKUP([.L466];['1'.$A$2:.$B$14];2)" office:value-type="string" office:string-value="お湯">
            <text:p>お湯</text:p>
          </table:table-cell>
          <table:table-cell table:style-name="ce49" table:formula="of:=VLOOKUP([.M4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99">
            <text:p>99</text:p>
          </table:table-cell>
          <table:table-cell table:number-columns-repeated="3"/>
          <table:table-cell table:style-name="ce34" office:value-type="string">
            <text:p>EHI</text:p>
          </table:table-cell>
          <table:table-cell table:style-name="ce8" table:formula="of:=COUNTIF([.$C$2:.$C$325];[.G467])" office:value-type="float" office:value="3">
            <text:p>3</text:p>
          </table:table-cell>
          <table:table-cell table:style-name="ce29" table:formula="of:=LEFT([.$G467];1)" office:value-type="string" office:string-value="E">
            <text:p>E</text:p>
          </table:table-cell>
          <table:table-cell table:style-name="ce49" table:formula="of:=MID([.$G467];2;1)" office:value-type="string" office:string-value="H">
            <text:p>H</text:p>
          </table:table-cell>
          <table:table-cell table:style-name="ce49" table:formula="of:=MID([.$G467];3;1)" office:value-type="string" office:string-value="I">
            <text:p>I</text:p>
          </table:table-cell>
          <table:table-cell table:style-name="ce49" table:formula="of:=MID([.$G467];4;1)">
            <text:p/>
          </table:table-cell>
          <table:table-cell table:style-name="ce49" table:formula="of:=MID([.$G467];5;1)">
            <text:p/>
          </table:table-cell>
          <table:table-cell table:style-name="ce49" table:formula="of:=VLOOKUP([.I467];['1'.$A$2:.$B$14];2)" office:value-type="string" office:string-value="ニンニク">
            <text:p>ニンニク</text:p>
          </table:table-cell>
          <table:table-cell table:style-name="ce49" table:formula="of:=VLOOKUP([.J467];['1'.$A$2:.$B$14];2)" office:value-type="string" office:string-value="ペパーミント">
            <text:p>ペパーミント</text:p>
          </table:table-cell>
          <table:table-cell table:style-name="ce49" table:formula="of:=VLOOKUP([.K467];['1'.$A$2:.$B$14];2)" office:value-type="string" office:string-value="ローズマリー">
            <text:p>ローズマリー</text:p>
          </table:table-cell>
          <table:table-cell table:style-name="ce49" table:formula="of:=VLOOKUP([.L467];['1'.$A$2:.$B$14];2)" office:value-type="float" office:value="0">
            <text:p>#N/A</text:p>
          </table:table-cell>
          <table:table-cell table:style-name="ce49" table:formula="of:=VLOOKUP([.M4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0">
            <text:p>100</text:p>
          </table:table-cell>
          <table:table-cell table:number-columns-repeated="3"/>
          <table:table-cell table:style-name="ce34" office:value-type="string">
            <text:p>EI</text:p>
          </table:table-cell>
          <table:table-cell table:style-name="ce8" table:formula="of:=COUNTIF([.$C$2:.$C$325];[.G468])" office:value-type="float" office:value="4">
            <text:p>4</text:p>
          </table:table-cell>
          <table:table-cell table:style-name="ce29" table:formula="of:=LEFT([.$G468];1)" office:value-type="string" office:string-value="E">
            <text:p>E</text:p>
          </table:table-cell>
          <table:table-cell table:style-name="ce49" table:formula="of:=MID([.$G468];2;1)" office:value-type="string" office:string-value="I">
            <text:p>I</text:p>
          </table:table-cell>
          <table:table-cell table:style-name="ce49" table:formula="of:=MID([.$G468];3;1)">
            <text:p/>
          </table:table-cell>
          <table:table-cell table:style-name="ce49" table:formula="of:=MID([.$G468];4;1)">
            <text:p/>
          </table:table-cell>
          <table:table-cell table:style-name="ce49" table:formula="of:=MID([.$G468];5;1)">
            <text:p/>
          </table:table-cell>
          <table:table-cell table:style-name="ce49" table:formula="of:=VLOOKUP([.I468];['1'.$A$2:.$B$14];2)" office:value-type="string" office:string-value="ニンニク">
            <text:p>ニンニク</text:p>
          </table:table-cell>
          <table:table-cell table:style-name="ce49" table:formula="of:=VLOOKUP([.J468];['1'.$A$2:.$B$14];2)" office:value-type="string" office:string-value="ローズマリー">
            <text:p>ローズマリー</text:p>
          </table:table-cell>
          <table:table-cell table:style-name="ce49" table:formula="of:=VLOOKUP([.K468];['1'.$A$2:.$B$14];2)" office:value-type="float" office:value="0">
            <text:p>#N/A</text:p>
          </table:table-cell>
          <table:table-cell table:style-name="ce49" table:formula="of:=VLOOKUP([.L468];['1'.$A$2:.$B$14];2)" office:value-type="float" office:value="0">
            <text:p>#N/A</text:p>
          </table:table-cell>
          <table:table-cell table:style-name="ce49" table:formula="of:=VLOOKUP([.M4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1">
            <text:p>101</text:p>
          </table:table-cell>
          <table:table-cell table:number-columns-repeated="3"/>
          <table:table-cell table:style-name="ce34" office:value-type="string">
            <text:p>FL</text:p>
          </table:table-cell>
          <table:table-cell table:style-name="ce8" table:formula="of:=COUNTIF([.$C$2:.$C$325];[.G469])" office:value-type="float" office:value="2">
            <text:p>2</text:p>
          </table:table-cell>
          <table:table-cell table:style-name="ce29" table:formula="of:=LEFT([.$G469];1)" office:value-type="string" office:string-value="F">
            <text:p>F</text:p>
          </table:table-cell>
          <table:table-cell table:style-name="ce49" table:formula="of:=MID([.$G469];2;1)" office:value-type="string" office:string-value="L">
            <text:p>L</text:p>
          </table:table-cell>
          <table:table-cell table:style-name="ce49" table:formula="of:=MID([.$G469];3;1)">
            <text:p/>
          </table:table-cell>
          <table:table-cell table:style-name="ce49" table:formula="of:=MID([.$G469];4;1)">
            <text:p/>
          </table:table-cell>
          <table:table-cell table:style-name="ce49" table:formula="of:=MID([.$G469];5;1)">
            <text:p/>
          </table:table-cell>
          <table:table-cell table:style-name="ce49" table:formula="of:=VLOOKUP([.I469];['1'.$A$2:.$B$14];2)" office:value-type="string" office:string-value="生姜">
            <text:p>生姜</text:p>
          </table:table-cell>
          <table:table-cell table:style-name="ce49" table:formula="of:=VLOOKUP([.J469];['1'.$A$2:.$B$14];2)" office:value-type="string" office:string-value="日本酒（米だけの）">
            <text:p>日本酒（米だけの）</text:p>
          </table:table-cell>
          <table:table-cell table:style-name="ce49" table:formula="of:=VLOOKUP([.K469];['1'.$A$2:.$B$14];2)" office:value-type="float" office:value="0">
            <text:p>#N/A</text:p>
          </table:table-cell>
          <table:table-cell table:style-name="ce49" table:formula="of:=VLOOKUP([.L469];['1'.$A$2:.$B$14];2)" office:value-type="float" office:value="0">
            <text:p>#N/A</text:p>
          </table:table-cell>
          <table:table-cell table:style-name="ce49" table:formula="of:=VLOOKUP([.M4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2">
            <text:p>102</text:p>
          </table:table-cell>
          <table:table-cell table:number-columns-repeated="3"/>
          <table:table-cell table:style-name="ce34" office:value-type="string">
            <text:p>H</text:p>
          </table:table-cell>
          <table:table-cell table:style-name="ce8" table:formula="of:=COUNTIF([.$C$2:.$C$325];[.G470])" office:value-type="float" office:value="3">
            <text:p>3</text:p>
          </table:table-cell>
          <table:table-cell table:style-name="ce29" table:formula="of:=LEFT([.$G470];1)" office:value-type="string" office:string-value="H">
            <text:p>H</text:p>
          </table:table-cell>
          <table:table-cell table:style-name="ce49" table:formula="of:=MID([.$G470];2;1)">
            <text:p/>
          </table:table-cell>
          <table:table-cell table:style-name="ce49" table:formula="of:=MID([.$G470];3;1)">
            <text:p/>
          </table:table-cell>
          <table:table-cell table:style-name="ce49" table:formula="of:=MID([.$G470];4;1)">
            <text:p/>
          </table:table-cell>
          <table:table-cell table:style-name="ce49" table:formula="of:=MID([.$G470];5;1)">
            <text:p/>
          </table:table-cell>
          <table:table-cell table:style-name="ce49" table:formula="of:=VLOOKUP([.I470];['1'.$A$2:.$B$14];2)" office:value-type="string" office:string-value="ペパーミント">
            <text:p>ペパーミント</text:p>
          </table:table-cell>
          <table:table-cell table:style-name="ce49" table:formula="of:=VLOOKUP([.J470];['1'.$A$2:.$B$14];2)" office:value-type="float" office:value="0">
            <text:p>#N/A</text:p>
          </table:table-cell>
          <table:table-cell table:style-name="ce49" table:formula="of:=VLOOKUP([.K470];['1'.$A$2:.$B$14];2)" office:value-type="float" office:value="0">
            <text:p>#N/A</text:p>
          </table:table-cell>
          <table:table-cell table:style-name="ce49" table:formula="of:=VLOOKUP([.L470];['1'.$A$2:.$B$14];2)" office:value-type="float" office:value="0">
            <text:p>#N/A</text:p>
          </table:table-cell>
          <table:table-cell table:style-name="ce49" table:formula="of:=VLOOKUP([.M4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3">
            <text:p>103</text:p>
          </table:table-cell>
          <table:table-cell table:number-columns-repeated="3"/>
          <table:table-cell table:style-name="ce34" office:value-type="string">
            <text:p>HK</text:p>
          </table:table-cell>
          <table:table-cell table:style-name="ce8" table:formula="of:=COUNTIF([.$C$2:.$C$325];[.G471])" office:value-type="float" office:value="1">
            <text:p>1</text:p>
          </table:table-cell>
          <table:table-cell table:style-name="ce29" table:formula="of:=LEFT([.$G471];1)" office:value-type="string" office:string-value="H">
            <text:p>H</text:p>
          </table:table-cell>
          <table:table-cell table:style-name="ce49" table:formula="of:=MID([.$G471];2;1)" office:value-type="string" office:string-value="K">
            <text:p>K</text:p>
          </table:table-cell>
          <table:table-cell table:style-name="ce49" table:formula="of:=MID([.$G471];3;1)">
            <text:p/>
          </table:table-cell>
          <table:table-cell table:style-name="ce49" table:formula="of:=MID([.$G471];4;1)">
            <text:p/>
          </table:table-cell>
          <table:table-cell table:style-name="ce49" table:formula="of:=MID([.$G471];5;1)">
            <text:p/>
          </table:table-cell>
          <table:table-cell table:style-name="ce49" table:formula="of:=VLOOKUP([.I471];['1'.$A$2:.$B$14];2)" office:value-type="string" office:string-value="ペパーミント">
            <text:p>ペパーミント</text:p>
          </table:table-cell>
          <table:table-cell table:style-name="ce49" table:formula="of:=VLOOKUP([.J471];['1'.$A$2:.$B$14];2)" office:value-type="string" office:string-value="スペアミント">
            <text:p>スペアミント</text:p>
          </table:table-cell>
          <table:table-cell table:style-name="ce49" table:formula="of:=VLOOKUP([.K471];['1'.$A$2:.$B$14];2)" office:value-type="float" office:value="0">
            <text:p>#N/A</text:p>
          </table:table-cell>
          <table:table-cell table:style-name="ce49" table:formula="of:=VLOOKUP([.L471];['1'.$A$2:.$B$14];2)" office:value-type="float" office:value="0">
            <text:p>#N/A</text:p>
          </table:table-cell>
          <table:table-cell table:style-name="ce49" table:formula="of:=VLOOKUP([.M4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4">
            <text:p>104</text:p>
          </table:table-cell>
          <table:table-cell table:number-columns-repeated="3"/>
          <table:table-cell table:style-name="ce34" office:value-type="string">
            <text:p>I</text:p>
          </table:table-cell>
          <table:table-cell table:style-name="ce8" table:formula="of:=COUNTIF([.$C$2:.$C$325];[.G472])" office:value-type="float" office:value="1">
            <text:p>1</text:p>
          </table:table-cell>
          <table:table-cell table:style-name="ce29" table:formula="of:=LEFT([.$G472];1)" office:value-type="string" office:string-value="I">
            <text:p>I</text:p>
          </table:table-cell>
          <table:table-cell table:style-name="ce49" table:formula="of:=MID([.$G472];2;1)">
            <text:p/>
          </table:table-cell>
          <table:table-cell table:style-name="ce49" table:formula="of:=MID([.$G472];3;1)">
            <text:p/>
          </table:table-cell>
          <table:table-cell table:style-name="ce49" table:formula="of:=MID([.$G472];4;1)">
            <text:p/>
          </table:table-cell>
          <table:table-cell table:style-name="ce49" table:formula="of:=MID([.$G472];5;1)">
            <text:p/>
          </table:table-cell>
          <table:table-cell table:style-name="ce49" table:formula="of:=VLOOKUP([.I472];['1'.$A$2:.$B$14];2)" office:value-type="string" office:string-value="ローズマリー">
            <text:p>ローズマリー</text:p>
          </table:table-cell>
          <table:table-cell table:style-name="ce49" table:formula="of:=VLOOKUP([.J472];['1'.$A$2:.$B$14];2)" office:value-type="float" office:value="0">
            <text:p>#N/A</text:p>
          </table:table-cell>
          <table:table-cell table:style-name="ce49" table:formula="of:=VLOOKUP([.K472];['1'.$A$2:.$B$14];2)" office:value-type="float" office:value="0">
            <text:p>#N/A</text:p>
          </table:table-cell>
          <table:table-cell table:style-name="ce49" table:formula="of:=VLOOKUP([.L472];['1'.$A$2:.$B$14];2)" office:value-type="float" office:value="0">
            <text:p>#N/A</text:p>
          </table:table-cell>
          <table:table-cell table:style-name="ce49" table:formula="of:=VLOOKUP([.M4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5">
            <text:p>105</text:p>
          </table:table-cell>
          <table:table-cell table:number-columns-repeated="3"/>
          <table:table-cell table:style-name="ce34" office:value-type="string">
            <text:p>IKM</text:p>
          </table:table-cell>
          <table:table-cell table:style-name="ce8" table:formula="of:=COUNTIF([.$C$2:.$C$325];[.G473])" office:value-type="float" office:value="1">
            <text:p>1</text:p>
          </table:table-cell>
          <table:table-cell table:style-name="ce29" table:formula="of:=LEFT([.$G473];1)" office:value-type="string" office:string-value="I">
            <text:p>I</text:p>
          </table:table-cell>
          <table:table-cell table:style-name="ce49" table:formula="of:=MID([.$G473];2;1)" office:value-type="string" office:string-value="K">
            <text:p>K</text:p>
          </table:table-cell>
          <table:table-cell table:style-name="ce49" table:formula="of:=MID([.$G473];3;1)" office:value-type="string" office:string-value="M">
            <text:p>M</text:p>
          </table:table-cell>
          <table:table-cell table:style-name="ce49" table:formula="of:=MID([.$G473];4;1)">
            <text:p/>
          </table:table-cell>
          <table:table-cell table:style-name="ce49" table:formula="of:=MID([.$G473];5;1)">
            <text:p/>
          </table:table-cell>
          <table:table-cell table:style-name="ce49" table:formula="of:=VLOOKUP([.I473];['1'.$A$2:.$B$14];2)" office:value-type="string" office:string-value="ローズマリー">
            <text:p>ローズマリー</text:p>
          </table:table-cell>
          <table:table-cell table:style-name="ce49" table:formula="of:=VLOOKUP([.J473];['1'.$A$2:.$B$14];2)" office:value-type="string" office:string-value="スペアミント">
            <text:p>スペアミント</text:p>
          </table:table-cell>
          <table:table-cell table:style-name="ce49" table:formula="of:=VLOOKUP([.K473];['1'.$A$2:.$B$14];2)" office:value-type="string" office:string-value="お湯">
            <text:p>お湯</text:p>
          </table:table-cell>
          <table:table-cell table:style-name="ce49" table:formula="of:=VLOOKUP([.L473];['1'.$A$2:.$B$14];2)" office:value-type="float" office:value="0">
            <text:p>#N/A</text:p>
          </table:table-cell>
          <table:table-cell table:style-name="ce49" table:formula="of:=VLOOKUP([.M4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6">
            <text:p>106</text:p>
          </table:table-cell>
          <table:table-cell table:number-columns-repeated="3"/>
          <table:table-cell table:style-name="ce34" office:value-type="string">
            <text:p>ILM</text:p>
          </table:table-cell>
          <table:table-cell table:style-name="ce8" table:formula="of:=COUNTIF([.$C$2:.$C$325];[.G474])" office:value-type="float" office:value="1">
            <text:p>1</text:p>
          </table:table-cell>
          <table:table-cell table:style-name="ce29" table:formula="of:=LEFT([.$G474];1)" office:value-type="string" office:string-value="I">
            <text:p>I</text:p>
          </table:table-cell>
          <table:table-cell table:style-name="ce49" table:formula="of:=MID([.$G474];2;1)" office:value-type="string" office:string-value="L">
            <text:p>L</text:p>
          </table:table-cell>
          <table:table-cell table:style-name="ce49" table:formula="of:=MID([.$G474];3;1)" office:value-type="string" office:string-value="M">
            <text:p>M</text:p>
          </table:table-cell>
          <table:table-cell table:style-name="ce49" table:formula="of:=MID([.$G474];4;1)">
            <text:p/>
          </table:table-cell>
          <table:table-cell table:style-name="ce49" table:formula="of:=MID([.$G474];5;1)">
            <text:p/>
          </table:table-cell>
          <table:table-cell table:style-name="ce49" table:formula="of:=VLOOKUP([.I474];['1'.$A$2:.$B$14];2)" office:value-type="string" office:string-value="ローズマリー">
            <text:p>ローズマリー</text:p>
          </table:table-cell>
          <table:table-cell table:style-name="ce49" table:formula="of:=VLOOKUP([.J474];['1'.$A$2:.$B$14];2)" office:value-type="string" office:string-value="日本酒（米だけの）">
            <text:p>日本酒（米だけの）</text:p>
          </table:table-cell>
          <table:table-cell table:style-name="ce49" table:formula="of:=VLOOKUP([.K474];['1'.$A$2:.$B$14];2)" office:value-type="string" office:string-value="お湯">
            <text:p>お湯</text:p>
          </table:table-cell>
          <table:table-cell table:style-name="ce49" table:formula="of:=VLOOKUP([.L474];['1'.$A$2:.$B$14];2)" office:value-type="float" office:value="0">
            <text:p>#N/A</text:p>
          </table:table-cell>
          <table:table-cell table:style-name="ce49" table:formula="of:=VLOOKUP([.M4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7">
            <text:p>107</text:p>
          </table:table-cell>
          <table:table-cell table:number-columns-repeated="3"/>
          <table:table-cell table:style-name="ce34" office:value-type="string">
            <text:p>J</text:p>
          </table:table-cell>
          <table:table-cell table:style-name="ce8" table:formula="of:=COUNTIF([.$C$2:.$C$325];[.G475])" office:value-type="float" office:value="2">
            <text:p>2</text:p>
          </table:table-cell>
          <table:table-cell table:style-name="ce29" table:formula="of:=LEFT([.$G475];1)" office:value-type="string" office:string-value="J">
            <text:p>J</text:p>
          </table:table-cell>
          <table:table-cell table:style-name="ce49" table:formula="of:=MID([.$G475];2;1)">
            <text:p/>
          </table:table-cell>
          <table:table-cell table:style-name="ce49" table:formula="of:=MID([.$G475];3;1)">
            <text:p/>
          </table:table-cell>
          <table:table-cell table:style-name="ce49" table:formula="of:=MID([.$G475];4;1)">
            <text:p/>
          </table:table-cell>
          <table:table-cell table:style-name="ce49" table:formula="of:=MID([.$G475];5;1)">
            <text:p/>
          </table:table-cell>
          <table:table-cell table:style-name="ce49" table:formula="of:=VLOOKUP([.I475];['1'.$A$2:.$B$14];2)" office:value-type="string" office:string-value="焼酎">
            <text:p>焼酎</text:p>
          </table:table-cell>
          <table:table-cell table:style-name="ce49" table:formula="of:=VLOOKUP([.J475];['1'.$A$2:.$B$14];2)" office:value-type="float" office:value="0">
            <text:p>#N/A</text:p>
          </table:table-cell>
          <table:table-cell table:style-name="ce49" table:formula="of:=VLOOKUP([.K475];['1'.$A$2:.$B$14];2)" office:value-type="float" office:value="0">
            <text:p>#N/A</text:p>
          </table:table-cell>
          <table:table-cell table:style-name="ce49" table:formula="of:=VLOOKUP([.L475];['1'.$A$2:.$B$14];2)" office:value-type="float" office:value="0">
            <text:p>#N/A</text:p>
          </table:table-cell>
          <table:table-cell table:style-name="ce49" table:formula="of:=VLOOKUP([.M4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8">
            <text:p>108</text:p>
          </table:table-cell>
          <table:table-cell table:number-columns-repeated="3"/>
          <table:table-cell table:style-name="ce34" office:value-type="string">
            <text:p>K</text:p>
          </table:table-cell>
          <table:table-cell table:style-name="ce8" table:formula="of:=COUNTIF([.$C$2:.$C$325];[.G476])" office:value-type="float" office:value="2">
            <text:p>2</text:p>
          </table:table-cell>
          <table:table-cell table:style-name="ce29" table:formula="of:=LEFT([.$G476];1)" office:value-type="string" office:string-value="K">
            <text:p>K</text:p>
          </table:table-cell>
          <table:table-cell table:style-name="ce49" table:formula="of:=MID([.$G476];2;1)">
            <text:p/>
          </table:table-cell>
          <table:table-cell table:style-name="ce49" table:formula="of:=MID([.$G476];3;1)">
            <text:p/>
          </table:table-cell>
          <table:table-cell table:style-name="ce49" table:formula="of:=MID([.$G476];4;1)">
            <text:p/>
          </table:table-cell>
          <table:table-cell table:style-name="ce49" table:formula="of:=MID([.$G476];5;1)">
            <text:p/>
          </table:table-cell>
          <table:table-cell table:style-name="ce49" table:formula="of:=VLOOKUP([.I476];['1'.$A$2:.$B$14];2)" office:value-type="string" office:string-value="スペアミント">
            <text:p>スペアミント</text:p>
          </table:table-cell>
          <table:table-cell table:style-name="ce49" table:formula="of:=VLOOKUP([.J476];['1'.$A$2:.$B$14];2)" office:value-type="float" office:value="0">
            <text:p>#N/A</text:p>
          </table:table-cell>
          <table:table-cell table:style-name="ce49" table:formula="of:=VLOOKUP([.K476];['1'.$A$2:.$B$14];2)" office:value-type="float" office:value="0">
            <text:p>#N/A</text:p>
          </table:table-cell>
          <table:table-cell table:style-name="ce49" table:formula="of:=VLOOKUP([.L476];['1'.$A$2:.$B$14];2)" office:value-type="float" office:value="0">
            <text:p>#N/A</text:p>
          </table:table-cell>
          <table:table-cell table:style-name="ce49" table:formula="of:=VLOOKUP([.M4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09">
            <text:p>109</text:p>
          </table:table-cell>
          <table:table-cell table:number-columns-repeated="3"/>
          <table:table-cell table:style-name="ce34" office:value-type="string">
            <text:p>KLM</text:p>
          </table:table-cell>
          <table:table-cell table:style-name="ce8" table:formula="of:=COUNTIF([.$C$2:.$C$325];[.G477])" office:value-type="float" office:value="1">
            <text:p>1</text:p>
          </table:table-cell>
          <table:table-cell table:style-name="ce29" table:formula="of:=LEFT([.$G477];1)" office:value-type="string" office:string-value="K">
            <text:p>K</text:p>
          </table:table-cell>
          <table:table-cell table:style-name="ce49" table:formula="of:=MID([.$G477];2;1)" office:value-type="string" office:string-value="L">
            <text:p>L</text:p>
          </table:table-cell>
          <table:table-cell table:style-name="ce49" table:formula="of:=MID([.$G477];3;1)" office:value-type="string" office:string-value="M">
            <text:p>M</text:p>
          </table:table-cell>
          <table:table-cell table:style-name="ce49" table:formula="of:=MID([.$G477];4;1)">
            <text:p/>
          </table:table-cell>
          <table:table-cell table:style-name="ce49" table:formula="of:=MID([.$G477];5;1)">
            <text:p/>
          </table:table-cell>
          <table:table-cell table:style-name="ce49" table:formula="of:=VLOOKUP([.I477];['1'.$A$2:.$B$14];2)" office:value-type="string" office:string-value="スペアミント">
            <text:p>スペアミント</text:p>
          </table:table-cell>
          <table:table-cell table:style-name="ce49" table:formula="of:=VLOOKUP([.J477];['1'.$A$2:.$B$14];2)" office:value-type="string" office:string-value="日本酒（米だけの）">
            <text:p>日本酒（米だけの）</text:p>
          </table:table-cell>
          <table:table-cell table:style-name="ce49" table:formula="of:=VLOOKUP([.K477];['1'.$A$2:.$B$14];2)" office:value-type="string" office:string-value="お湯">
            <text:p>お湯</text:p>
          </table:table-cell>
          <table:table-cell table:style-name="ce49" table:formula="of:=VLOOKUP([.L477];['1'.$A$2:.$B$14];2)" office:value-type="float" office:value="0">
            <text:p>#N/A</text:p>
          </table:table-cell>
          <table:table-cell table:style-name="ce49" table:formula="of:=VLOOKUP([.M4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0">
            <text:p>110</text:p>
          </table:table-cell>
          <table:table-cell table:number-columns-repeated="3"/>
          <table:table-cell table:style-name="ce34" office:value-type="string">
            <text:p>L</text:p>
          </table:table-cell>
          <table:table-cell table:style-name="ce8" table:formula="of:=COUNTIF([.$C$2:.$C$325];[.G478])" office:value-type="float" office:value="32">
            <text:p>32</text:p>
          </table:table-cell>
          <table:table-cell table:style-name="ce29" table:formula="of:=LEFT([.$G478];1)" office:value-type="string" office:string-value="L">
            <text:p>L</text:p>
          </table:table-cell>
          <table:table-cell table:style-name="ce49" table:formula="of:=MID([.$G478];2;1)">
            <text:p/>
          </table:table-cell>
          <table:table-cell table:style-name="ce49" table:formula="of:=MID([.$G478];3;1)">
            <text:p/>
          </table:table-cell>
          <table:table-cell table:style-name="ce49" table:formula="of:=MID([.$G478];4;1)">
            <text:p/>
          </table:table-cell>
          <table:table-cell table:style-name="ce49" table:formula="of:=MID([.$G478];5;1)">
            <text:p/>
          </table:table-cell>
          <table:table-cell table:style-name="ce49" table:formula="of:=VLOOKUP([.I478];['1'.$A$2:.$B$14];2)" office:value-type="string" office:string-value="日本酒（米だけの）">
            <text:p>日本酒（米だけの）</text:p>
          </table:table-cell>
          <table:table-cell table:style-name="ce49" table:formula="of:=VLOOKUP([.J478];['1'.$A$2:.$B$14];2)" office:value-type="float" office:value="0">
            <text:p>#N/A</text:p>
          </table:table-cell>
          <table:table-cell table:style-name="ce49" table:formula="of:=VLOOKUP([.K478];['1'.$A$2:.$B$14];2)" office:value-type="float" office:value="0">
            <text:p>#N/A</text:p>
          </table:table-cell>
          <table:table-cell table:style-name="ce49" table:formula="of:=VLOOKUP([.L478];['1'.$A$2:.$B$14];2)" office:value-type="float" office:value="0">
            <text:p>#N/A</text:p>
          </table:table-cell>
          <table:table-cell table:style-name="ce49" table:formula="of:=VLOOKUP([.M4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1">
            <text:p>111</text:p>
          </table:table-cell>
          <table:table-cell table:number-columns-repeated="3"/>
          <table:table-cell table:style-name="ce34" office:value-type="string">
            <text:p>LA</text:p>
          </table:table-cell>
          <table:table-cell table:style-name="ce8" table:formula="of:=COUNTIF([.$C$2:.$C$325];[.G479])" office:value-type="float" office:value="3">
            <text:p>3</text:p>
          </table:table-cell>
          <table:table-cell table:style-name="ce29" table:formula="of:=LEFT([.$G479];1)" office:value-type="string" office:string-value="L">
            <text:p>L</text:p>
          </table:table-cell>
          <table:table-cell table:style-name="ce49" table:formula="of:=MID([.$G479];2;1)" office:value-type="string" office:string-value="A">
            <text:p>A</text:p>
          </table:table-cell>
          <table:table-cell table:style-name="ce49" table:formula="of:=MID([.$G479];3;1)">
            <text:p/>
          </table:table-cell>
          <table:table-cell table:style-name="ce49" table:formula="of:=MID([.$G479];4;1)">
            <text:p/>
          </table:table-cell>
          <table:table-cell table:style-name="ce49" table:formula="of:=MID([.$G479];5;1)">
            <text:p/>
          </table:table-cell>
          <table:table-cell table:style-name="ce49" table:formula="of:=VLOOKUP([.I479];['1'.$A$2:.$B$14];2)" office:value-type="string" office:string-value="日本酒（米だけの）">
            <text:p>日本酒（米だけの）</text:p>
          </table:table-cell>
          <table:table-cell table:style-name="ce49" table:formula="of:=VLOOKUP([.J479];['1'.$A$2:.$B$14];2)" office:value-type="string" office:string-value="ゆず">
            <text:p>ゆず</text:p>
          </table:table-cell>
          <table:table-cell table:style-name="ce49" table:formula="of:=VLOOKUP([.K479];['1'.$A$2:.$B$14];2)" office:value-type="float" office:value="0">
            <text:p>#N/A</text:p>
          </table:table-cell>
          <table:table-cell table:style-name="ce49" table:formula="of:=VLOOKUP([.L479];['1'.$A$2:.$B$14];2)" office:value-type="float" office:value="0">
            <text:p>#N/A</text:p>
          </table:table-cell>
          <table:table-cell table:style-name="ce49" table:formula="of:=VLOOKUP([.M4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2">
            <text:p>112</text:p>
          </table:table-cell>
          <table:table-cell table:number-columns-repeated="3"/>
          <table:table-cell table:style-name="ce34" office:value-type="string">
            <text:p>LC</text:p>
          </table:table-cell>
          <table:table-cell table:style-name="ce8" table:formula="of:=COUNTIF([.$C$2:.$C$325];[.G480])" office:value-type="float" office:value="7">
            <text:p>7</text:p>
          </table:table-cell>
          <table:table-cell table:style-name="ce29" table:formula="of:=LEFT([.$G480];1)" office:value-type="string" office:string-value="L">
            <text:p>L</text:p>
          </table:table-cell>
          <table:table-cell table:style-name="ce49" table:formula="of:=MID([.$G480];2;1)" office:value-type="string" office:string-value="C">
            <text:p>C</text:p>
          </table:table-cell>
          <table:table-cell table:style-name="ce49" table:formula="of:=MID([.$G480];3;1)">
            <text:p/>
          </table:table-cell>
          <table:table-cell table:style-name="ce49" table:formula="of:=MID([.$G480];4;1)">
            <text:p/>
          </table:table-cell>
          <table:table-cell table:style-name="ce49" table:formula="of:=MID([.$G480];5;1)">
            <text:p/>
          </table:table-cell>
          <table:table-cell table:style-name="ce49" table:formula="of:=VLOOKUP([.I480];['1'.$A$2:.$B$14];2)" office:value-type="string" office:string-value="日本酒（米だけの）">
            <text:p>日本酒（米だけの）</text:p>
          </table:table-cell>
          <table:table-cell table:style-name="ce49" table:formula="of:=VLOOKUP([.J480];['1'.$A$2:.$B$14];2)" office:value-type="string" office:string-value="オオバ">
            <text:p>オオバ</text:p>
          </table:table-cell>
          <table:table-cell table:style-name="ce49" table:formula="of:=VLOOKUP([.K480];['1'.$A$2:.$B$14];2)" office:value-type="float" office:value="0">
            <text:p>#N/A</text:p>
          </table:table-cell>
          <table:table-cell table:style-name="ce49" table:formula="of:=VLOOKUP([.L480];['1'.$A$2:.$B$14];2)" office:value-type="float" office:value="0">
            <text:p>#N/A</text:p>
          </table:table-cell>
          <table:table-cell table:style-name="ce49" table:formula="of:=VLOOKUP([.M4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3">
            <text:p>113</text:p>
          </table:table-cell>
          <table:table-cell table:number-columns-repeated="3"/>
          <table:table-cell table:style-name="ce34" office:value-type="string">
            <text:p>LCDM</text:p>
          </table:table-cell>
          <table:table-cell table:style-name="ce8" table:formula="of:=COUNTIF([.$C$2:.$C$325];[.G481])" office:value-type="float" office:value="3">
            <text:p>3</text:p>
          </table:table-cell>
          <table:table-cell table:style-name="ce29" table:formula="of:=LEFT([.$G481];1)" office:value-type="string" office:string-value="L">
            <text:p>L</text:p>
          </table:table-cell>
          <table:table-cell table:style-name="ce49" table:formula="of:=MID([.$G481];2;1)" office:value-type="string" office:string-value="C">
            <text:p>C</text:p>
          </table:table-cell>
          <table:table-cell table:style-name="ce49" table:formula="of:=MID([.$G481];3;1)" office:value-type="string" office:string-value="D">
            <text:p>D</text:p>
          </table:table-cell>
          <table:table-cell table:style-name="ce49" table:formula="of:=MID([.$G481];4;1)" office:value-type="string" office:string-value="M">
            <text:p>M</text:p>
          </table:table-cell>
          <table:table-cell table:style-name="ce49" table:formula="of:=MID([.$G481];5;1)">
            <text:p/>
          </table:table-cell>
          <table:table-cell table:style-name="ce49" table:formula="of:=VLOOKUP([.I481];['1'.$A$2:.$B$14];2)" office:value-type="string" office:string-value="日本酒（米だけの）">
            <text:p>日本酒（米だけの）</text:p>
          </table:table-cell>
          <table:table-cell table:style-name="ce49" table:formula="of:=VLOOKUP([.J481];['1'.$A$2:.$B$14];2)" office:value-type="string" office:string-value="オオバ">
            <text:p>オオバ</text:p>
          </table:table-cell>
          <table:table-cell table:style-name="ce49" table:formula="of:=VLOOKUP([.K481];['1'.$A$2:.$B$14];2)" office:value-type="string" office:string-value="レモン">
            <text:p>レモン</text:p>
          </table:table-cell>
          <table:table-cell table:style-name="ce49" table:formula="of:=VLOOKUP([.L481];['1'.$A$2:.$B$14];2)" office:value-type="string" office:string-value="お湯">
            <text:p>お湯</text:p>
          </table:table-cell>
          <table:table-cell table:style-name="ce49" table:formula="of:=VLOOKUP([.M4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4">
            <text:p>114</text:p>
          </table:table-cell>
          <table:table-cell table:number-columns-repeated="3"/>
          <table:table-cell table:style-name="ce34" office:value-type="string">
            <text:p>LCE</text:p>
          </table:table-cell>
          <table:table-cell table:style-name="ce8" table:formula="of:=COUNTIF([.$C$2:.$C$325];[.G482])" office:value-type="float" office:value="1">
            <text:p>1</text:p>
          </table:table-cell>
          <table:table-cell table:style-name="ce29" table:formula="of:=LEFT([.$G482];1)" office:value-type="string" office:string-value="L">
            <text:p>L</text:p>
          </table:table-cell>
          <table:table-cell table:style-name="ce49" table:formula="of:=MID([.$G482];2;1)" office:value-type="string" office:string-value="C">
            <text:p>C</text:p>
          </table:table-cell>
          <table:table-cell table:style-name="ce49" table:formula="of:=MID([.$G482];3;1)" office:value-type="string" office:string-value="E">
            <text:p>E</text:p>
          </table:table-cell>
          <table:table-cell table:style-name="ce49" table:formula="of:=MID([.$G482];4;1)">
            <text:p/>
          </table:table-cell>
          <table:table-cell table:style-name="ce49" table:formula="of:=MID([.$G482];5;1)">
            <text:p/>
          </table:table-cell>
          <table:table-cell table:style-name="ce49" table:formula="of:=VLOOKUP([.I482];['1'.$A$2:.$B$14];2)" office:value-type="string" office:string-value="日本酒（米だけの）">
            <text:p>日本酒（米だけの）</text:p>
          </table:table-cell>
          <table:table-cell table:style-name="ce49" table:formula="of:=VLOOKUP([.J482];['1'.$A$2:.$B$14];2)" office:value-type="string" office:string-value="オオバ">
            <text:p>オオバ</text:p>
          </table:table-cell>
          <table:table-cell table:style-name="ce49" table:formula="of:=VLOOKUP([.K482];['1'.$A$2:.$B$14];2)" office:value-type="string" office:string-value="ニンニク">
            <text:p>ニンニク</text:p>
          </table:table-cell>
          <table:table-cell table:style-name="ce49" table:formula="of:=VLOOKUP([.L482];['1'.$A$2:.$B$14];2)" office:value-type="float" office:value="0">
            <text:p>#N/A</text:p>
          </table:table-cell>
          <table:table-cell table:style-name="ce49" table:formula="of:=VLOOKUP([.M4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5">
            <text:p>115</text:p>
          </table:table-cell>
          <table:table-cell table:number-columns-repeated="3"/>
          <table:table-cell table:style-name="ce34" office:value-type="string">
            <text:p>LCM</text:p>
          </table:table-cell>
          <table:table-cell table:style-name="ce8" table:formula="of:=COUNTIF([.$C$2:.$C$325];[.G483])" office:value-type="float" office:value="3">
            <text:p>3</text:p>
          </table:table-cell>
          <table:table-cell table:style-name="ce29" table:formula="of:=LEFT([.$G483];1)" office:value-type="string" office:string-value="L">
            <text:p>L</text:p>
          </table:table-cell>
          <table:table-cell table:style-name="ce49" table:formula="of:=MID([.$G483];2;1)" office:value-type="string" office:string-value="C">
            <text:p>C</text:p>
          </table:table-cell>
          <table:table-cell table:style-name="ce49" table:formula="of:=MID([.$G483];3;1)" office:value-type="string" office:string-value="M">
            <text:p>M</text:p>
          </table:table-cell>
          <table:table-cell table:style-name="ce49" table:formula="of:=MID([.$G483];4;1)">
            <text:p/>
          </table:table-cell>
          <table:table-cell table:style-name="ce49" table:formula="of:=MID([.$G483];5;1)">
            <text:p/>
          </table:table-cell>
          <table:table-cell table:style-name="ce49" table:formula="of:=VLOOKUP([.I483];['1'.$A$2:.$B$14];2)" office:value-type="string" office:string-value="日本酒（米だけの）">
            <text:p>日本酒（米だけの）</text:p>
          </table:table-cell>
          <table:table-cell table:style-name="ce49" table:formula="of:=VLOOKUP([.J483];['1'.$A$2:.$B$14];2)" office:value-type="string" office:string-value="オオバ">
            <text:p>オオバ</text:p>
          </table:table-cell>
          <table:table-cell table:style-name="ce49" table:formula="of:=VLOOKUP([.K483];['1'.$A$2:.$B$14];2)" office:value-type="string" office:string-value="お湯">
            <text:p>お湯</text:p>
          </table:table-cell>
          <table:table-cell table:style-name="ce49" table:formula="of:=VLOOKUP([.L483];['1'.$A$2:.$B$14];2)" office:value-type="float" office:value="0">
            <text:p>#N/A</text:p>
          </table:table-cell>
          <table:table-cell table:style-name="ce49" table:formula="of:=VLOOKUP([.M4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6">
            <text:p>116</text:p>
          </table:table-cell>
          <table:table-cell table:number-columns-repeated="3"/>
          <table:table-cell table:style-name="ce34" office:value-type="string">
            <text:p>LD</text:p>
          </table:table-cell>
          <table:table-cell table:style-name="ce8" table:formula="of:=COUNTIF([.$C$2:.$C$325];[.G484])" office:value-type="float" office:value="5">
            <text:p>5</text:p>
          </table:table-cell>
          <table:table-cell table:style-name="ce29" table:formula="of:=LEFT([.$G484];1)" office:value-type="string" office:string-value="L">
            <text:p>L</text:p>
          </table:table-cell>
          <table:table-cell table:style-name="ce49" table:formula="of:=MID([.$G484];2;1)" office:value-type="string" office:string-value="D">
            <text:p>D</text:p>
          </table:table-cell>
          <table:table-cell table:style-name="ce49" table:formula="of:=MID([.$G484];3;1)">
            <text:p/>
          </table:table-cell>
          <table:table-cell table:style-name="ce49" table:formula="of:=MID([.$G484];4;1)">
            <text:p/>
          </table:table-cell>
          <table:table-cell table:style-name="ce49" table:formula="of:=MID([.$G484];5;1)">
            <text:p/>
          </table:table-cell>
          <table:table-cell table:style-name="ce49" table:formula="of:=VLOOKUP([.I484];['1'.$A$2:.$B$14];2)" office:value-type="string" office:string-value="日本酒（米だけの）">
            <text:p>日本酒（米だけの）</text:p>
          </table:table-cell>
          <table:table-cell table:style-name="ce49" table:formula="of:=VLOOKUP([.J484];['1'.$A$2:.$B$14];2)" office:value-type="string" office:string-value="レモン">
            <text:p>レモン</text:p>
          </table:table-cell>
          <table:table-cell table:style-name="ce49" table:formula="of:=VLOOKUP([.K484];['1'.$A$2:.$B$14];2)" office:value-type="float" office:value="0">
            <text:p>#N/A</text:p>
          </table:table-cell>
          <table:table-cell table:style-name="ce49" table:formula="of:=VLOOKUP([.L484];['1'.$A$2:.$B$14];2)" office:value-type="float" office:value="0">
            <text:p>#N/A</text:p>
          </table:table-cell>
          <table:table-cell table:style-name="ce49" table:formula="of:=VLOOKUP([.M4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7">
            <text:p>117</text:p>
          </table:table-cell>
          <table:table-cell table:number-columns-repeated="3"/>
          <table:table-cell table:style-name="ce34" office:value-type="string">
            <text:p>LDM</text:p>
          </table:table-cell>
          <table:table-cell table:style-name="ce8" table:formula="of:=COUNTIF([.$C$2:.$C$325];[.G485])" office:value-type="float" office:value="2">
            <text:p>2</text:p>
          </table:table-cell>
          <table:table-cell table:style-name="ce29" table:formula="of:=LEFT([.$G485];1)" office:value-type="string" office:string-value="L">
            <text:p>L</text:p>
          </table:table-cell>
          <table:table-cell table:style-name="ce49" table:formula="of:=MID([.$G485];2;1)" office:value-type="string" office:string-value="D">
            <text:p>D</text:p>
          </table:table-cell>
          <table:table-cell table:style-name="ce49" table:formula="of:=MID([.$G485];3;1)" office:value-type="string" office:string-value="M">
            <text:p>M</text:p>
          </table:table-cell>
          <table:table-cell table:style-name="ce49" table:formula="of:=MID([.$G485];4;1)">
            <text:p/>
          </table:table-cell>
          <table:table-cell table:style-name="ce49" table:formula="of:=MID([.$G485];5;1)">
            <text:p/>
          </table:table-cell>
          <table:table-cell table:style-name="ce49" table:formula="of:=VLOOKUP([.I485];['1'.$A$2:.$B$14];2)" office:value-type="string" office:string-value="日本酒（米だけの）">
            <text:p>日本酒（米だけの）</text:p>
          </table:table-cell>
          <table:table-cell table:style-name="ce49" table:formula="of:=VLOOKUP([.J485];['1'.$A$2:.$B$14];2)" office:value-type="string" office:string-value="レモン">
            <text:p>レモン</text:p>
          </table:table-cell>
          <table:table-cell table:style-name="ce49" table:formula="of:=VLOOKUP([.K485];['1'.$A$2:.$B$14];2)" office:value-type="string" office:string-value="お湯">
            <text:p>お湯</text:p>
          </table:table-cell>
          <table:table-cell table:style-name="ce49" table:formula="of:=VLOOKUP([.L485];['1'.$A$2:.$B$14];2)" office:value-type="float" office:value="0">
            <text:p>#N/A</text:p>
          </table:table-cell>
          <table:table-cell table:style-name="ce49" table:formula="of:=VLOOKUP([.M4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8">
            <text:p>118</text:p>
          </table:table-cell>
          <table:table-cell table:number-columns-repeated="3"/>
          <table:table-cell table:style-name="ce34" office:value-type="string">
            <text:p>LH</text:p>
          </table:table-cell>
          <table:table-cell table:style-name="ce8" table:formula="of:=COUNTIF([.$C$2:.$C$325];[.G486])" office:value-type="float" office:value="2">
            <text:p>2</text:p>
          </table:table-cell>
          <table:table-cell table:style-name="ce29" table:formula="of:=LEFT([.$G486];1)" office:value-type="string" office:string-value="L">
            <text:p>L</text:p>
          </table:table-cell>
          <table:table-cell table:style-name="ce49" table:formula="of:=MID([.$G486];2;1)" office:value-type="string" office:string-value="H">
            <text:p>H</text:p>
          </table:table-cell>
          <table:table-cell table:style-name="ce49" table:formula="of:=MID([.$G486];3;1)">
            <text:p/>
          </table:table-cell>
          <table:table-cell table:style-name="ce49" table:formula="of:=MID([.$G486];4;1)">
            <text:p/>
          </table:table-cell>
          <table:table-cell table:style-name="ce49" table:formula="of:=MID([.$G486];5;1)">
            <text:p/>
          </table:table-cell>
          <table:table-cell table:style-name="ce49" table:formula="of:=VLOOKUP([.I486];['1'.$A$2:.$B$14];2)" office:value-type="string" office:string-value="日本酒（米だけの）">
            <text:p>日本酒（米だけの）</text:p>
          </table:table-cell>
          <table:table-cell table:style-name="ce49" table:formula="of:=VLOOKUP([.J486];['1'.$A$2:.$B$14];2)" office:value-type="string" office:string-value="ペパーミント">
            <text:p>ペパーミント</text:p>
          </table:table-cell>
          <table:table-cell table:style-name="ce49" table:formula="of:=VLOOKUP([.K486];['1'.$A$2:.$B$14];2)" office:value-type="float" office:value="0">
            <text:p>#N/A</text:p>
          </table:table-cell>
          <table:table-cell table:style-name="ce49" table:formula="of:=VLOOKUP([.L486];['1'.$A$2:.$B$14];2)" office:value-type="float" office:value="0">
            <text:p>#N/A</text:p>
          </table:table-cell>
          <table:table-cell table:style-name="ce49" table:formula="of:=VLOOKUP([.M4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19">
            <text:p>119</text:p>
          </table:table-cell>
          <table:table-cell table:number-columns-repeated="3"/>
          <table:table-cell table:style-name="ce34" office:value-type="string">
            <text:p>LK</text:p>
          </table:table-cell>
          <table:table-cell table:style-name="ce8" table:formula="of:=COUNTIF([.$C$2:.$C$325];[.G487])" office:value-type="float" office:value="7">
            <text:p>7</text:p>
          </table:table-cell>
          <table:table-cell table:style-name="ce29" table:formula="of:=LEFT([.$G487];1)" office:value-type="string" office:string-value="L">
            <text:p>L</text:p>
          </table:table-cell>
          <table:table-cell table:style-name="ce49" table:formula="of:=MID([.$G487];2;1)" office:value-type="string" office:string-value="K">
            <text:p>K</text:p>
          </table:table-cell>
          <table:table-cell table:style-name="ce49" table:formula="of:=MID([.$G487];3;1)">
            <text:p/>
          </table:table-cell>
          <table:table-cell table:style-name="ce49" table:formula="of:=MID([.$G487];4;1)">
            <text:p/>
          </table:table-cell>
          <table:table-cell table:style-name="ce49" table:formula="of:=MID([.$G487];5;1)">
            <text:p/>
          </table:table-cell>
          <table:table-cell table:style-name="ce49" table:formula="of:=VLOOKUP([.I487];['1'.$A$2:.$B$14];2)" office:value-type="string" office:string-value="日本酒（米だけの）">
            <text:p>日本酒（米だけの）</text:p>
          </table:table-cell>
          <table:table-cell table:style-name="ce49" table:formula="of:=VLOOKUP([.J487];['1'.$A$2:.$B$14];2)" office:value-type="string" office:string-value="スペアミント">
            <text:p>スペアミント</text:p>
          </table:table-cell>
          <table:table-cell table:style-name="ce49" table:formula="of:=VLOOKUP([.K487];['1'.$A$2:.$B$14];2)" office:value-type="float" office:value="0">
            <text:p>#N/A</text:p>
          </table:table-cell>
          <table:table-cell table:style-name="ce49" table:formula="of:=VLOOKUP([.L487];['1'.$A$2:.$B$14];2)" office:value-type="float" office:value="0">
            <text:p>#N/A</text:p>
          </table:table-cell>
          <table:table-cell table:style-name="ce49" table:formula="of:=VLOOKUP([.M4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0">
            <text:p>120</text:p>
          </table:table-cell>
          <table:table-cell table:number-columns-repeated="3"/>
          <table:table-cell table:style-name="ce34" office:value-type="string">
            <text:p>LO</text:p>
          </table:table-cell>
          <table:table-cell table:style-name="ce8" table:formula="of:=COUNTIF([.$C$2:.$C$325];[.G488])" office:value-type="float" office:value="2">
            <text:p>2</text:p>
          </table:table-cell>
          <table:table-cell table:style-name="ce29" table:formula="of:=LEFT([.$G488];1)" office:value-type="string" office:string-value="L">
            <text:p>L</text:p>
          </table:table-cell>
          <table:table-cell table:style-name="ce49" table:formula="of:=MID([.$G488];2;1)" office:value-type="string" office:string-value="O">
            <text:p>O</text:p>
          </table:table-cell>
          <table:table-cell table:style-name="ce49" table:formula="of:=MID([.$G488];3;1)">
            <text:p/>
          </table:table-cell>
          <table:table-cell table:style-name="ce49" table:formula="of:=MID([.$G488];4;1)">
            <text:p/>
          </table:table-cell>
          <table:table-cell table:style-name="ce49" table:formula="of:=MID([.$G488];5;1)">
            <text:p/>
          </table:table-cell>
          <table:table-cell table:style-name="ce49" table:formula="of:=VLOOKUP([.I488];['1'.$A$2:.$B$14];2)" office:value-type="string" office:string-value="日本酒（米だけの）">
            <text:p>日本酒（米だけの）</text:p>
          </table:table-cell>
          <table:table-cell table:style-name="ce49" table:formula="of:=VLOOKUP([.J488];['1'.$A$2:.$B$14];2)" office:value-type="string" office:string-value="お湯">
            <text:p>お湯</text:p>
          </table:table-cell>
          <table:table-cell table:style-name="ce49" table:formula="of:=VLOOKUP([.K488];['1'.$A$2:.$B$14];2)" office:value-type="float" office:value="0">
            <text:p>#N/A</text:p>
          </table:table-cell>
          <table:table-cell table:style-name="ce49" table:formula="of:=VLOOKUP([.L488];['1'.$A$2:.$B$14];2)" office:value-type="float" office:value="0">
            <text:p>#N/A</text:p>
          </table:table-cell>
          <table:table-cell table:style-name="ce49" table:formula="of:=VLOOKUP([.M4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1">
            <text:p>121</text:p>
          </table:table-cell>
          <table:table-cell table:number-columns-repeated="3"/>
          <table:table-cell table:style-name="ce34" office:value-type="string">
            <text:p>смесь</text:p>
          </table:table-cell>
          <table:table-cell table:style-name="ce8" table:formula="of:=COUNTIF([.$C$2:.$C$325];[.G489])" office:value-type="float" office:value="4">
            <text:p>4</text:p>
          </table:table-cell>
          <table:table-cell table:style-name="ce29" table:formula="of:=LEFT([.$G489];1)" office:value-type="string" office:string-value="с">
            <text:p>с</text:p>
          </table:table-cell>
          <table:table-cell table:style-name="ce49" table:formula="of:=MID([.$G489];2;1)" office:value-type="string" office:string-value="м">
            <text:p>м</text:p>
          </table:table-cell>
          <table:table-cell table:style-name="ce49" table:formula="of:=MID([.$G489];3;1)" office:value-type="string" office:string-value="е">
            <text:p>е</text:p>
          </table:table-cell>
          <table:table-cell table:style-name="ce49" table:formula="of:=MID([.$G489];4;1)" office:value-type="string" office:string-value="с">
            <text:p>с</text:p>
          </table:table-cell>
          <table:table-cell table:style-name="ce49" table:formula="of:=MID([.$G489];5;1)" office:value-type="string" office:string-value="ь">
            <text:p>ь</text:p>
          </table:table-cell>
          <table:table-cell table:style-name="ce49" table:formula="of:=VLOOKUP([.I489];['1'.$A$2:.$B$14];2)" office:value-type="string" office:string-value="お湯">
            <text:p>お湯</text:p>
          </table:table-cell>
          <table:table-cell table:style-name="ce49" table:formula="of:=VLOOKUP([.J489];['1'.$A$2:.$B$14];2)" office:value-type="string" office:string-value="お湯">
            <text:p>お湯</text:p>
          </table:table-cell>
          <table:table-cell table:style-name="ce49" table:formula="of:=VLOOKUP([.K489];['1'.$A$2:.$B$14];2)" office:value-type="string" office:string-value="お湯">
            <text:p>お湯</text:p>
          </table:table-cell>
          <table:table-cell table:style-name="ce49" table:formula="of:=VLOOKUP([.L489];['1'.$A$2:.$B$14];2)" office:value-type="string" office:string-value="お湯">
            <text:p>お湯</text:p>
          </table:table-cell>
          <table:table-cell table:style-name="ce49" table:formula="of:=VLOOKUP([.M48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2">
            <text:p>122</text:p>
          </table:table-cell>
          <table:table-cell table:number-columns-repeated="3"/>
          <table:table-cell table:style-name="ce34" office:value-type="string">
            <text:p>смесь-1</text:p>
          </table:table-cell>
          <table:table-cell table:style-name="ce8" table:formula="of:=COUNTIF([.$C$2:.$C$325];[.G490])" office:value-type="float" office:value="1">
            <text:p>1</text:p>
          </table:table-cell>
          <table:table-cell table:style-name="ce29" table:formula="of:=LEFT([.$G490];1)" office:value-type="string" office:string-value="с">
            <text:p>с</text:p>
          </table:table-cell>
          <table:table-cell table:style-name="ce49" table:formula="of:=MID([.$G490];2;1)" office:value-type="string" office:string-value="м">
            <text:p>м</text:p>
          </table:table-cell>
          <table:table-cell table:style-name="ce49" table:formula="of:=MID([.$G490];3;1)" office:value-type="string" office:string-value="е">
            <text:p>е</text:p>
          </table:table-cell>
          <table:table-cell table:style-name="ce49" table:formula="of:=MID([.$G490];4;1)" office:value-type="string" office:string-value="с">
            <text:p>с</text:p>
          </table:table-cell>
          <table:table-cell table:style-name="ce49" table:formula="of:=MID([.$G490];5;1)" office:value-type="string" office:string-value="ь">
            <text:p>ь</text:p>
          </table:table-cell>
          <table:table-cell table:style-name="ce49" table:formula="of:=VLOOKUP([.I490];['1'.$A$2:.$B$14];2)" office:value-type="string" office:string-value="お湯">
            <text:p>お湯</text:p>
          </table:table-cell>
          <table:table-cell table:style-name="ce49" table:formula="of:=VLOOKUP([.J490];['1'.$A$2:.$B$14];2)" office:value-type="string" office:string-value="お湯">
            <text:p>お湯</text:p>
          </table:table-cell>
          <table:table-cell table:style-name="ce49" table:formula="of:=VLOOKUP([.K490];['1'.$A$2:.$B$14];2)" office:value-type="string" office:string-value="お湯">
            <text:p>お湯</text:p>
          </table:table-cell>
          <table:table-cell table:style-name="ce49" table:formula="of:=VLOOKUP([.L490];['1'.$A$2:.$B$14];2)" office:value-type="string" office:string-value="お湯">
            <text:p>お湯</text:p>
          </table:table-cell>
          <table:table-cell table:style-name="ce49" table:formula="of:=VLOOKUP([.M49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3">
            <text:p>123</text:p>
          </table:table-cell>
          <table:table-cell table:number-columns-repeated="3"/>
          <table:table-cell table:style-name="ce34" office:value-type="string">
            <text:p>смесь-2</text:p>
          </table:table-cell>
          <table:table-cell table:style-name="ce8" table:formula="of:=COUNTIF([.$C$2:.$C$325];[.G491])" office:value-type="float" office:value="7">
            <text:p>7</text:p>
          </table:table-cell>
          <table:table-cell table:style-name="ce29" table:formula="of:=LEFT([.$G491];1)" office:value-type="string" office:string-value="с">
            <text:p>с</text:p>
          </table:table-cell>
          <table:table-cell table:style-name="ce49" table:formula="of:=MID([.$G491];2;1)" office:value-type="string" office:string-value="м">
            <text:p>м</text:p>
          </table:table-cell>
          <table:table-cell table:style-name="ce49" table:formula="of:=MID([.$G491];3;1)" office:value-type="string" office:string-value="е">
            <text:p>е</text:p>
          </table:table-cell>
          <table:table-cell table:style-name="ce49" table:formula="of:=MID([.$G491];4;1)" office:value-type="string" office:string-value="с">
            <text:p>с</text:p>
          </table:table-cell>
          <table:table-cell table:style-name="ce49" table:formula="of:=MID([.$G491];5;1)" office:value-type="string" office:string-value="ь">
            <text:p>ь</text:p>
          </table:table-cell>
          <table:table-cell table:style-name="ce49" table:formula="of:=VLOOKUP([.I491];['1'.$A$2:.$B$14];2)" office:value-type="string" office:string-value="お湯">
            <text:p>お湯</text:p>
          </table:table-cell>
          <table:table-cell table:style-name="ce49" table:formula="of:=VLOOKUP([.J491];['1'.$A$2:.$B$14];2)" office:value-type="string" office:string-value="お湯">
            <text:p>お湯</text:p>
          </table:table-cell>
          <table:table-cell table:style-name="ce49" table:formula="of:=VLOOKUP([.K491];['1'.$A$2:.$B$14];2)" office:value-type="string" office:string-value="お湯">
            <text:p>お湯</text:p>
          </table:table-cell>
          <table:table-cell table:style-name="ce49" table:formula="of:=VLOOKUP([.L491];['1'.$A$2:.$B$14];2)" office:value-type="string" office:string-value="お湯">
            <text:p>お湯</text:p>
          </table:table-cell>
          <table:table-cell table:style-name="ce49" table:formula="of:=VLOOKUP([.M49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4">
            <text:p>124</text:p>
          </table:table-cell>
          <table:table-cell table:number-columns-repeated="3"/>
          <table:table-cell table:style-name="ce34" office:value-type="string">
            <text:p>смесь-3</text:p>
          </table:table-cell>
          <table:table-cell table:style-name="ce8" table:formula="of:=COUNTIF([.$C$2:.$C$325];[.G492])" office:value-type="float" office:value="9">
            <text:p>9</text:p>
          </table:table-cell>
          <table:table-cell table:style-name="ce29" table:formula="of:=LEFT([.$G492];1)" office:value-type="string" office:string-value="с">
            <text:p>с</text:p>
          </table:table-cell>
          <table:table-cell table:style-name="ce49" table:formula="of:=MID([.$G492];2;1)" office:value-type="string" office:string-value="м">
            <text:p>м</text:p>
          </table:table-cell>
          <table:table-cell table:style-name="ce49" table:formula="of:=MID([.$G492];3;1)" office:value-type="string" office:string-value="е">
            <text:p>е</text:p>
          </table:table-cell>
          <table:table-cell table:style-name="ce49" table:formula="of:=MID([.$G492];4;1)" office:value-type="string" office:string-value="с">
            <text:p>с</text:p>
          </table:table-cell>
          <table:table-cell table:style-name="ce49" table:formula="of:=MID([.$G492];5;1)" office:value-type="string" office:string-value="ь">
            <text:p>ь</text:p>
          </table:table-cell>
          <table:table-cell table:style-name="ce49" table:formula="of:=VLOOKUP([.I492];['1'.$A$2:.$B$14];2)" office:value-type="string" office:string-value="お湯">
            <text:p>お湯</text:p>
          </table:table-cell>
          <table:table-cell table:style-name="ce49" table:formula="of:=VLOOKUP([.J492];['1'.$A$2:.$B$14];2)" office:value-type="string" office:string-value="お湯">
            <text:p>お湯</text:p>
          </table:table-cell>
          <table:table-cell table:style-name="ce49" table:formula="of:=VLOOKUP([.K492];['1'.$A$2:.$B$14];2)" office:value-type="string" office:string-value="お湯">
            <text:p>お湯</text:p>
          </table:table-cell>
          <table:table-cell table:style-name="ce49" table:formula="of:=VLOOKUP([.L492];['1'.$A$2:.$B$14];2)" office:value-type="string" office:string-value="お湯">
            <text:p>お湯</text:p>
          </table:table-cell>
          <table:table-cell table:style-name="ce49" table:formula="of:=VLOOKUP([.M49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5">
            <text:p>125</text:p>
          </table:table-cell>
          <table:table-cell table:number-columns-repeated="3"/>
          <table:table-cell table:style-name="ce34" office:value-type="string">
            <text:p>焼酎</text:p>
          </table:table-cell>
          <table:table-cell table:style-name="ce8" table:formula="of:=COUNTIF([.$C$2:.$C$325];[.G493])" office:value-type="float" office:value="9">
            <text:p>9</text:p>
          </table:table-cell>
          <table:table-cell table:style-name="ce29" table:formula="of:=LEFT([.$G493];1)" office:value-type="string" office:string-value="焼">
            <text:p>焼</text:p>
          </table:table-cell>
          <table:table-cell table:style-name="ce49" table:formula="of:=MID([.$G493];2;1)" office:value-type="string" office:string-value="酎">
            <text:p>酎</text:p>
          </table:table-cell>
          <table:table-cell table:style-name="ce49" table:formula="of:=MID([.$G493];3;1)">
            <text:p/>
          </table:table-cell>
          <table:table-cell table:style-name="ce49" table:formula="of:=MID([.$G493];4;1)">
            <text:p/>
          </table:table-cell>
          <table:table-cell table:style-name="ce49" table:formula="of:=MID([.$G493];5;1)">
            <text:p/>
          </table:table-cell>
          <table:table-cell table:style-name="ce49" table:formula="of:=VLOOKUP([.I493];['1'.$A$2:.$B$14];2)" office:value-type="string" office:string-value="お湯">
            <text:p>お湯</text:p>
          </table:table-cell>
          <table:table-cell table:style-name="ce49" table:formula="of:=VLOOKUP([.J493];['1'.$A$2:.$B$14];2)" office:value-type="string" office:string-value="お湯">
            <text:p>お湯</text:p>
          </table:table-cell>
          <table:table-cell table:style-name="ce49" table:formula="of:=VLOOKUP([.K493];['1'.$A$2:.$B$14];2)" office:value-type="float" office:value="0">
            <text:p>#N/A</text:p>
          </table:table-cell>
          <table:table-cell table:style-name="ce49" table:formula="of:=VLOOKUP([.L493];['1'.$A$2:.$B$14];2)" office:value-type="float" office:value="0">
            <text:p>#N/A</text:p>
          </table:table-cell>
          <table:table-cell table:style-name="ce49" table:formula="of:=VLOOKUP([.M4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6">
            <text:p>126</text:p>
          </table:table-cell>
          <table:table-cell table:number-columns-repeated="3"/>
          <table:table-cell table:style-name="ce34"/>
          <table:table-cell table:style-name="ce8" table:formula="of:=COUNTIF([.$C$2:.$C$325];[.G494])" office:value-type="float" office:value="0">
            <text:p>0</text:p>
          </table:table-cell>
          <table:table-cell table:style-name="ce29" table:formula="of:=LEFT([.$G494];1)">
            <text:p/>
          </table:table-cell>
          <table:table-cell table:style-name="ce49" table:formula="of:=MID([.$G494];2;1)">
            <text:p/>
          </table:table-cell>
          <table:table-cell table:style-name="ce49" table:formula="of:=MID([.$G494];3;1)">
            <text:p/>
          </table:table-cell>
          <table:table-cell table:style-name="ce49" table:formula="of:=MID([.$G494];4;1)">
            <text:p/>
          </table:table-cell>
          <table:table-cell table:style-name="ce49" table:formula="of:=MID([.$G494];5;1)">
            <text:p/>
          </table:table-cell>
          <table:table-cell table:style-name="ce49" table:formula="of:=VLOOKUP([.I494];['1'.$A$2:.$B$14];2)" office:value-type="float" office:value="0">
            <text:p>#N/A</text:p>
          </table:table-cell>
          <table:table-cell table:style-name="ce49" table:formula="of:=VLOOKUP([.J494];['1'.$A$2:.$B$14];2)" office:value-type="float" office:value="0">
            <text:p>#N/A</text:p>
          </table:table-cell>
          <table:table-cell table:style-name="ce49" table:formula="of:=VLOOKUP([.K494];['1'.$A$2:.$B$14];2)" office:value-type="float" office:value="0">
            <text:p>#N/A</text:p>
          </table:table-cell>
          <table:table-cell table:style-name="ce49" table:formula="of:=VLOOKUP([.L494];['1'.$A$2:.$B$14];2)" office:value-type="float" office:value="0">
            <text:p>#N/A</text:p>
          </table:table-cell>
          <table:table-cell table:style-name="ce49" table:formula="of:=VLOOKUP([.M49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7">
            <text:p>127</text:p>
          </table:table-cell>
          <table:table-cell table:number-columns-repeated="3"/>
          <table:table-cell table:style-name="ce34"/>
          <table:table-cell table:style-name="ce8" table:formula="of:=COUNTIF([.$C$2:.$C$325];[.G495])" office:value-type="float" office:value="0">
            <text:p>0</text:p>
          </table:table-cell>
          <table:table-cell table:style-name="ce29" table:formula="of:=LEFT([.$G495];1)">
            <text:p/>
          </table:table-cell>
          <table:table-cell table:style-name="ce49" table:formula="of:=MID([.$G495];2;1)">
            <text:p/>
          </table:table-cell>
          <table:table-cell table:style-name="ce49" table:formula="of:=MID([.$G495];3;1)">
            <text:p/>
          </table:table-cell>
          <table:table-cell table:style-name="ce49" table:formula="of:=MID([.$G495];4;1)">
            <text:p/>
          </table:table-cell>
          <table:table-cell table:style-name="ce49" table:formula="of:=MID([.$G495];5;1)">
            <text:p/>
          </table:table-cell>
          <table:table-cell table:style-name="ce49" table:formula="of:=VLOOKUP([.I495];['1'.$A$2:.$B$14];2)" office:value-type="float" office:value="0">
            <text:p>#N/A</text:p>
          </table:table-cell>
          <table:table-cell table:style-name="ce49" table:formula="of:=VLOOKUP([.J495];['1'.$A$2:.$B$14];2)" office:value-type="float" office:value="0">
            <text:p>#N/A</text:p>
          </table:table-cell>
          <table:table-cell table:style-name="ce49" table:formula="of:=VLOOKUP([.K495];['1'.$A$2:.$B$14];2)" office:value-type="float" office:value="0">
            <text:p>#N/A</text:p>
          </table:table-cell>
          <table:table-cell table:style-name="ce49" table:formula="of:=VLOOKUP([.L495];['1'.$A$2:.$B$14];2)" office:value-type="float" office:value="0">
            <text:p>#N/A</text:p>
          </table:table-cell>
          <table:table-cell table:style-name="ce49" table:formula="of:=VLOOKUP([.M4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8">
            <text:p>128</text:p>
          </table:table-cell>
          <table:table-cell table:number-columns-repeated="3"/>
          <table:table-cell table:style-name="ce34"/>
          <table:table-cell table:style-name="ce8" table:formula="of:=COUNTIF([.$C$2:.$C$325];[.G496])" office:value-type="float" office:value="0">
            <text:p>0</text:p>
          </table:table-cell>
          <table:table-cell table:style-name="ce29" table:formula="of:=LEFT([.$G496];1)">
            <text:p/>
          </table:table-cell>
          <table:table-cell table:style-name="ce49" table:formula="of:=MID([.$G496];2;1)">
            <text:p/>
          </table:table-cell>
          <table:table-cell table:style-name="ce49" table:formula="of:=MID([.$G496];3;1)">
            <text:p/>
          </table:table-cell>
          <table:table-cell table:style-name="ce49" table:formula="of:=MID([.$G496];4;1)">
            <text:p/>
          </table:table-cell>
          <table:table-cell table:style-name="ce49" table:formula="of:=MID([.$G496];5;1)">
            <text:p/>
          </table:table-cell>
          <table:table-cell table:style-name="ce49" table:formula="of:=VLOOKUP([.I496];['1'.$A$2:.$B$14];2)" office:value-type="float" office:value="0">
            <text:p>#N/A</text:p>
          </table:table-cell>
          <table:table-cell table:style-name="ce49" table:formula="of:=VLOOKUP([.J496];['1'.$A$2:.$B$14];2)" office:value-type="float" office:value="0">
            <text:p>#N/A</text:p>
          </table:table-cell>
          <table:table-cell table:style-name="ce49" table:formula="of:=VLOOKUP([.K496];['1'.$A$2:.$B$14];2)" office:value-type="float" office:value="0">
            <text:p>#N/A</text:p>
          </table:table-cell>
          <table:table-cell table:style-name="ce49" table:formula="of:=VLOOKUP([.L496];['1'.$A$2:.$B$14];2)" office:value-type="float" office:value="0">
            <text:p>#N/A</text:p>
          </table:table-cell>
          <table:table-cell table:style-name="ce49" table:formula="of:=VLOOKUP([.M4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29">
            <text:p>129</text:p>
          </table:table-cell>
          <table:table-cell table:number-columns-repeated="3"/>
          <table:table-cell table:style-name="ce34"/>
          <table:table-cell table:style-name="ce8" table:formula="of:=COUNTIF([.$C$2:.$C$325];[.G497])" office:value-type="float" office:value="0">
            <text:p>0</text:p>
          </table:table-cell>
          <table:table-cell table:style-name="ce29" table:formula="of:=LEFT([.$G497];1)">
            <text:p/>
          </table:table-cell>
          <table:table-cell table:style-name="ce49" table:formula="of:=MID([.$G497];2;1)">
            <text:p/>
          </table:table-cell>
          <table:table-cell table:style-name="ce49" table:formula="of:=MID([.$G497];3;1)">
            <text:p/>
          </table:table-cell>
          <table:table-cell table:style-name="ce49" table:formula="of:=MID([.$G497];4;1)">
            <text:p/>
          </table:table-cell>
          <table:table-cell table:style-name="ce49" table:formula="of:=MID([.$G497];5;1)">
            <text:p/>
          </table:table-cell>
          <table:table-cell table:style-name="ce49" table:formula="of:=VLOOKUP([.I497];['1'.$A$2:.$B$14];2)" office:value-type="float" office:value="0">
            <text:p>#N/A</text:p>
          </table:table-cell>
          <table:table-cell table:style-name="ce49" table:formula="of:=VLOOKUP([.J497];['1'.$A$2:.$B$14];2)" office:value-type="float" office:value="0">
            <text:p>#N/A</text:p>
          </table:table-cell>
          <table:table-cell table:style-name="ce49" table:formula="of:=VLOOKUP([.K497];['1'.$A$2:.$B$14];2)" office:value-type="float" office:value="0">
            <text:p>#N/A</text:p>
          </table:table-cell>
          <table:table-cell table:style-name="ce49" table:formula="of:=VLOOKUP([.L497];['1'.$A$2:.$B$14];2)" office:value-type="float" office:value="0">
            <text:p>#N/A</text:p>
          </table:table-cell>
          <table:table-cell table:style-name="ce49" table:formula="of:=VLOOKUP([.M4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30">
            <text:p>130</text:p>
          </table:table-cell>
          <table:table-cell table:number-columns-repeated="3"/>
          <table:table-cell table:style-name="ce34"/>
          <table:table-cell table:style-name="ce8" table:formula="of:=COUNTIF([.$C$2:.$C$325];[.G498])" office:value-type="float" office:value="0">
            <text:p>0</text:p>
          </table:table-cell>
          <table:table-cell table:style-name="ce29" table:formula="of:=LEFT([.$G498];1)">
            <text:p/>
          </table:table-cell>
          <table:table-cell table:style-name="ce49" table:formula="of:=MID([.$G498];2;1)">
            <text:p/>
          </table:table-cell>
          <table:table-cell table:style-name="ce49" table:formula="of:=MID([.$G498];3;1)">
            <text:p/>
          </table:table-cell>
          <table:table-cell table:style-name="ce49" table:formula="of:=MID([.$G498];4;1)">
            <text:p/>
          </table:table-cell>
          <table:table-cell table:style-name="ce49" table:formula="of:=MID([.$G498];5;1)">
            <text:p/>
          </table:table-cell>
          <table:table-cell table:style-name="ce49" table:formula="of:=VLOOKUP([.I498];['1'.$A$2:.$B$14];2)" office:value-type="float" office:value="0">
            <text:p>#N/A</text:p>
          </table:table-cell>
          <table:table-cell table:style-name="ce49" table:formula="of:=VLOOKUP([.J498];['1'.$A$2:.$B$14];2)" office:value-type="float" office:value="0">
            <text:p>#N/A</text:p>
          </table:table-cell>
          <table:table-cell table:style-name="ce49" table:formula="of:=VLOOKUP([.K498];['1'.$A$2:.$B$14];2)" office:value-type="float" office:value="0">
            <text:p>#N/A</text:p>
          </table:table-cell>
          <table:table-cell table:style-name="ce49" table:formula="of:=VLOOKUP([.L498];['1'.$A$2:.$B$14];2)" office:value-type="float" office:value="0">
            <text:p>#N/A</text:p>
          </table:table-cell>
          <table:table-cell table:style-name="ce49" table:formula="of:=VLOOKUP([.M4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31">
            <text:p>131</text:p>
          </table:table-cell>
          <table:table-cell table:number-columns-repeated="3"/>
          <table:table-cell table:style-name="ce34"/>
          <table:table-cell table:style-name="ce8" table:formula="of:=COUNTIF([.$C$2:.$C$325];[.G499])" office:value-type="float" office:value="0">
            <text:p>0</text:p>
          </table:table-cell>
          <table:table-cell table:style-name="ce29" table:formula="of:=LEFT([.$G499];1)">
            <text:p/>
          </table:table-cell>
          <table:table-cell table:style-name="ce49" table:formula="of:=MID([.$G499];2;1)">
            <text:p/>
          </table:table-cell>
          <table:table-cell table:style-name="ce49" table:formula="of:=MID([.$G499];3;1)">
            <text:p/>
          </table:table-cell>
          <table:table-cell table:style-name="ce49" table:formula="of:=MID([.$G499];4;1)">
            <text:p/>
          </table:table-cell>
          <table:table-cell table:style-name="ce49" table:formula="of:=MID([.$G499];5;1)">
            <text:p/>
          </table:table-cell>
          <table:table-cell table:style-name="ce49" table:formula="of:=VLOOKUP([.I499];['1'.$A$2:.$B$14];2)" office:value-type="float" office:value="0">
            <text:p>#N/A</text:p>
          </table:table-cell>
          <table:table-cell table:style-name="ce49" table:formula="of:=VLOOKUP([.J499];['1'.$A$2:.$B$14];2)" office:value-type="float" office:value="0">
            <text:p>#N/A</text:p>
          </table:table-cell>
          <table:table-cell table:style-name="ce49" table:formula="of:=VLOOKUP([.K499];['1'.$A$2:.$B$14];2)" office:value-type="float" office:value="0">
            <text:p>#N/A</text:p>
          </table:table-cell>
          <table:table-cell table:style-name="ce49" table:formula="of:=VLOOKUP([.L499];['1'.$A$2:.$B$14];2)" office:value-type="float" office:value="0">
            <text:p>#N/A</text:p>
          </table:table-cell>
          <table:table-cell table:style-name="ce49" table:formula="of:=VLOOKUP([.M4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32">
            <text:p>132</text:p>
          </table:table-cell>
          <table:table-cell table:number-columns-repeated="3"/>
          <table:table-cell table:style-name="ce34"/>
          <table:table-cell table:style-name="ce8" table:formula="of:=COUNTIF([.$C$2:.$C$325];[.G500])" office:value-type="float" office:value="0">
            <text:p>0</text:p>
          </table:table-cell>
          <table:table-cell table:style-name="ce29" table:formula="of:=LEFT([.$G500];1)">
            <text:p/>
          </table:table-cell>
          <table:table-cell table:style-name="ce49" table:formula="of:=MID([.$G500];2;1)">
            <text:p/>
          </table:table-cell>
          <table:table-cell table:style-name="ce49" table:formula="of:=MID([.$G500];3;1)">
            <text:p/>
          </table:table-cell>
          <table:table-cell table:style-name="ce49" table:formula="of:=MID([.$G500];4;1)">
            <text:p/>
          </table:table-cell>
          <table:table-cell table:style-name="ce49" table:formula="of:=MID([.$G500];5;1)">
            <text:p/>
          </table:table-cell>
          <table:table-cell table:style-name="ce49" table:formula="of:=VLOOKUP([.I500];['1'.$A$2:.$B$14];2)" office:value-type="float" office:value="0">
            <text:p>#N/A</text:p>
          </table:table-cell>
          <table:table-cell table:style-name="ce49" table:formula="of:=VLOOKUP([.J500];['1'.$A$2:.$B$14];2)" office:value-type="float" office:value="0">
            <text:p>#N/A</text:p>
          </table:table-cell>
          <table:table-cell table:style-name="ce49" table:formula="of:=VLOOKUP([.K500];['1'.$A$2:.$B$14];2)" office:value-type="float" office:value="0">
            <text:p>#N/A</text:p>
          </table:table-cell>
          <table:table-cell table:style-name="ce49" table:formula="of:=VLOOKUP([.L500];['1'.$A$2:.$B$14];2)" office:value-type="float" office:value="0">
            <text:p>#N/A</text:p>
          </table:table-cell>
          <table:table-cell table:style-name="ce49" table:formula="of:=VLOOKUP([.M5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33">
            <text:p>133</text:p>
          </table:table-cell>
          <table:table-cell table:number-columns-repeated="3"/>
          <table:table-cell table:style-name="ce34"/>
          <table:table-cell table:style-name="ce8" table:formula="of:=COUNTIF([.$C$2:.$C$325];[.G501])" office:value-type="float" office:value="0">
            <text:p>0</text:p>
          </table:table-cell>
          <table:table-cell table:style-name="ce29" table:formula="of:=LEFT([.$G501];1)">
            <text:p/>
          </table:table-cell>
          <table:table-cell table:style-name="ce49" table:formula="of:=MID([.$G501];2;1)">
            <text:p/>
          </table:table-cell>
          <table:table-cell table:style-name="ce49" table:formula="of:=MID([.$G501];3;1)">
            <text:p/>
          </table:table-cell>
          <table:table-cell table:style-name="ce49" table:formula="of:=MID([.$G501];4;1)">
            <text:p/>
          </table:table-cell>
          <table:table-cell table:style-name="ce49" table:formula="of:=MID([.$G501];5;1)">
            <text:p/>
          </table:table-cell>
          <table:table-cell table:style-name="ce49" table:formula="of:=VLOOKUP([.I501];['1'.$A$2:.$B$14];2)" office:value-type="float" office:value="0">
            <text:p>#N/A</text:p>
          </table:table-cell>
          <table:table-cell table:style-name="ce49" table:formula="of:=VLOOKUP([.J501];['1'.$A$2:.$B$14];2)" office:value-type="float" office:value="0">
            <text:p>#N/A</text:p>
          </table:table-cell>
          <table:table-cell table:style-name="ce49" table:formula="of:=VLOOKUP([.K501];['1'.$A$2:.$B$14];2)" office:value-type="float" office:value="0">
            <text:p>#N/A</text:p>
          </table:table-cell>
          <table:table-cell table:style-name="ce49" table:formula="of:=VLOOKUP([.L501];['1'.$A$2:.$B$14];2)" office:value-type="float" office:value="0">
            <text:p>#N/A</text:p>
          </table:table-cell>
          <table:table-cell table:style-name="ce49" table:formula="of:=VLOOKUP([.M5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34">
            <text:p>134</text:p>
          </table:table-cell>
          <table:table-cell table:number-columns-repeated="3"/>
          <table:table-cell table:style-name="ce34"/>
          <table:table-cell table:style-name="ce8" table:formula="of:=COUNTIF([.$C$2:.$C$325];[.G502])" office:value-type="float" office:value="0">
            <text:p>0</text:p>
          </table:table-cell>
          <table:table-cell table:style-name="ce29" table:formula="of:=LEFT([.$G502];1)">
            <text:p/>
          </table:table-cell>
          <table:table-cell table:style-name="ce49" table:formula="of:=MID([.$G502];2;1)">
            <text:p/>
          </table:table-cell>
          <table:table-cell table:style-name="ce49" table:formula="of:=MID([.$G502];3;1)">
            <text:p/>
          </table:table-cell>
          <table:table-cell table:style-name="ce49" table:formula="of:=MID([.$G502];4;1)">
            <text:p/>
          </table:table-cell>
          <table:table-cell table:style-name="ce49" table:formula="of:=MID([.$G502];5;1)">
            <text:p/>
          </table:table-cell>
          <table:table-cell table:style-name="ce49" table:formula="of:=VLOOKUP([.I502];['1'.$A$2:.$B$14];2)" office:value-type="float" office:value="0">
            <text:p>#N/A</text:p>
          </table:table-cell>
          <table:table-cell table:style-name="ce49" table:formula="of:=VLOOKUP([.J502];['1'.$A$2:.$B$14];2)" office:value-type="float" office:value="0">
            <text:p>#N/A</text:p>
          </table:table-cell>
          <table:table-cell table:style-name="ce49" table:formula="of:=VLOOKUP([.K502];['1'.$A$2:.$B$14];2)" office:value-type="float" office:value="0">
            <text:p>#N/A</text:p>
          </table:table-cell>
          <table:table-cell table:style-name="ce49" table:formula="of:=VLOOKUP([.L502];['1'.$A$2:.$B$14];2)" office:value-type="float" office:value="0">
            <text:p>#N/A</text:p>
          </table:table-cell>
          <table:table-cell table:style-name="ce49" table:formula="of:=VLOOKUP([.M5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35">
            <text:p>135</text:p>
          </table:table-cell>
          <table:table-cell table:number-columns-repeated="3"/>
          <table:table-cell table:style-name="ce34"/>
          <table:table-cell table:style-name="ce8" table:formula="of:=COUNTIF([.$C$2:.$C$325];[.G503])" office:value-type="float" office:value="0">
            <text:p>0</text:p>
          </table:table-cell>
          <table:table-cell table:style-name="ce29" table:formula="of:=LEFT([.$G503];1)">
            <text:p/>
          </table:table-cell>
          <table:table-cell table:style-name="ce49" table:formula="of:=MID([.$G503];2;1)">
            <text:p/>
          </table:table-cell>
          <table:table-cell table:style-name="ce49" table:formula="of:=MID([.$G503];3;1)">
            <text:p/>
          </table:table-cell>
          <table:table-cell table:style-name="ce49" table:formula="of:=MID([.$G503];4;1)">
            <text:p/>
          </table:table-cell>
          <table:table-cell table:style-name="ce49" table:formula="of:=MID([.$G503];5;1)">
            <text:p/>
          </table:table-cell>
          <table:table-cell table:style-name="ce49" table:formula="of:=VLOOKUP([.I503];['1'.$A$2:.$B$14];2)" office:value-type="float" office:value="0">
            <text:p>#N/A</text:p>
          </table:table-cell>
          <table:table-cell table:style-name="ce49" table:formula="of:=VLOOKUP([.J503];['1'.$A$2:.$B$14];2)" office:value-type="float" office:value="0">
            <text:p>#N/A</text:p>
          </table:table-cell>
          <table:table-cell table:style-name="ce49" table:formula="of:=VLOOKUP([.K503];['1'.$A$2:.$B$14];2)" office:value-type="float" office:value="0">
            <text:p>#N/A</text:p>
          </table:table-cell>
          <table:table-cell table:style-name="ce49" table:formula="of:=VLOOKUP([.L503];['1'.$A$2:.$B$14];2)" office:value-type="float" office:value="0">
            <text:p>#N/A</text:p>
          </table:table-cell>
          <table:table-cell table:style-name="ce49" table:formula="of:=VLOOKUP([.M5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4" office:value-type="float" office:value="136">
            <text:p>136</text:p>
          </table:table-cell>
          <table:table-cell table:number-columns-repeated="3"/>
          <table:table-cell table:style-name="ce34"/>
          <table:table-cell table:style-name="ce8" table:formula="of:=COUNTIF([.$C$2:.$C$325];[.G504])" office:value-type="float" office:value="0">
            <text:p>0</text:p>
          </table:table-cell>
          <table:table-cell table:style-name="ce29" table:formula="of:=LEFT([.$G504];1)">
            <text:p/>
          </table:table-cell>
          <table:table-cell table:style-name="ce49" table:formula="of:=MID([.$G504];2;1)">
            <text:p/>
          </table:table-cell>
          <table:table-cell table:style-name="ce49" table:formula="of:=MID([.$G504];3;1)">
            <text:p/>
          </table:table-cell>
          <table:table-cell table:style-name="ce49" table:formula="of:=MID([.$G504];4;1)">
            <text:p/>
          </table:table-cell>
          <table:table-cell table:style-name="ce49" table:formula="of:=MID([.$G504];5;1)">
            <text:p/>
          </table:table-cell>
          <table:table-cell table:style-name="ce49" table:formula="of:=VLOOKUP([.I504];['1'.$A$2:.$B$14];2)" office:value-type="float" office:value="0">
            <text:p>#N/A</text:p>
          </table:table-cell>
          <table:table-cell table:style-name="ce49" table:formula="of:=VLOOKUP([.J504];['1'.$A$2:.$B$14];2)" office:value-type="float" office:value="0">
            <text:p>#N/A</text:p>
          </table:table-cell>
          <table:table-cell table:style-name="ce49" table:formula="of:=VLOOKUP([.K504];['1'.$A$2:.$B$14];2)" office:value-type="float" office:value="0">
            <text:p>#N/A</text:p>
          </table:table-cell>
          <table:table-cell table:style-name="ce49" table:formula="of:=VLOOKUP([.L504];['1'.$A$2:.$B$14];2)" office:value-type="float" office:value="0">
            <text:p>#N/A</text:p>
          </table:table-cell>
          <table:table-cell table:style-name="ce49" table:formula="of:=VLOOKUP([.M5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5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number-columns-repeated="2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46" office:value-type="string" table:number-columns-spanned="2" table:number-rows-spanned="1">
            <text:p>steps : リストを作る</text:p>
          </table:table-cell>
          <table:covered-table-cell/>
          <table:table-cell table:style-name="ce48" office:value-type="string">
            <text:p>20230105_013920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47" office:value-type="string">
            <text:p>column C</text:p>
          </table:table-cell>
          <table:table-cell office:value-type="string">
            <text:p>cop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47"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47" office:value-type="string">
            <text:p>-</text:p>
          </table:table-cell>
          <table:table-cell office:value-type="string">
            <text:p>paste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47"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48"/>
          <table:table-cell/>
          <table:table-cell table:style-name="ce48" office:value-type="string">
            <text:p>sort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47" office:value-type="string">
            <text:p>lines</text:p>
          </table:table-cell>
          <table:table-cell office:value-type="string">
            <text:p>M – m</text:p>
          </table:table-cell>
          <table:table-cell table:style-name="ce48" office:value-type="string">
            <text:p>delete doubles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47" office:value-type="string">
            <text:p>lines</text:p>
          </table:table-cell>
          <table:table-cell office:value-type="string">
            <text:p>C/P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3"/>
          <table:table-cell table:style-name="ce47" office:value-type="string">
            <text:p>“countif”</text:p>
          </table:table-cell>
          <table:table-cell office:value-type="string">
            <text:p>update area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*</text:p>
          </table:table-cell>
          <table:table-cell table:number-columns-repeated="1021"/>
        </table:table-row>
        <table:table-row table:style-name="ro3" table:number-rows-repeated="104806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table:table-column table:style-name="co1" table:default-cell-style-name="ce55"/>
        <table:table-column table:style-name="co21" table:default-cell-style-name="ce56"/>
        <table:table-column table:style-name="co1" table:default-cell-style-name="ce55"/>
        <table:table-column table:style-name="co22" table:default-cell-style-name="ce59"/>
        <table:table-column table:style-name="co1" table:default-cell-style-name="ce56"/>
        <table:table-column table:style-name="co1" table:default-cell-style-name="ce60"/>
        <table:table-column table:style-name="co1" table:default-cell-style-name="ce55"/>
        <table:table-column table:style-name="co1" table:default-cell-style-name="ce61"/>
        <table:table-column table:style-name="co3" table:default-cell-style-name="ce62"/>
        <table:table-column table:style-name="co1" table:default-cell-style-name="ce9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8" office:value-type="string">
            <text:p>*</text:p>
          </table:table-cell>
        </table:table-row>
        <table:table-row table:style-name="ro2">
          <table:table-cell table:style-name="ce54" office:value-type="string">
            <text:p>A</text:p>
          </table:table-cell>
          <table:table-cell office:value-type="string">
            <text:p>ゆず</text:p>
          </table:table-cell>
          <table:table-cell table:style-name="ce54" office:value-type="string">
            <text:p>A</text:p>
          </table:table-cell>
          <table:table-cell table:style-name="ce5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8" office:value-type="string">
            <text:p>*</text:p>
          </table:table-cell>
        </table:table-row>
        <table:table-row table:style-name="ro2">
          <table:table-cell table:style-name="ce54" office:value-type="string">
            <text:p>B</text:p>
          </table:table-cell>
          <table:table-cell office:value-type="string">
            <text:p>ディル</text:p>
          </table:table-cell>
          <table:table-cell table:style-name="ce54" office:value-type="string">
            <text:p>B</text:p>
          </table:table-cell>
          <table:table-cell table:style-name="ce58"/>
          <table:table-cell table:number-columns-repeated="2"/>
          <table:table-cell table:style-name="ce54"/>
          <table:table-cell table:number-columns-repeated="2"/>
          <table:table-cell table:style-name="ce18" office:value-type="string">
            <text:p>*</text:p>
          </table:table-cell>
        </table:table-row>
        <table:table-row table:style-name="ro2">
          <table:table-cell table:style-name="ce54" office:value-type="string">
            <text:p>C</text:p>
          </table:table-cell>
          <table:table-cell office:value-type="string">
            <text:p>オオバ</text:p>
          </table:table-cell>
          <table:table-cell table:style-name="ce54" office:value-type="string">
            <text:p>C</text:p>
          </table:table-cell>
          <table:table-cell table:style-name="ce58"/>
          <table:table-cell table:number-columns-repeated="2"/>
          <table:table-cell table:style-name="ce54"/>
          <table:table-cell table:number-columns-repeated="2"/>
          <table:table-cell table:style-name="ce18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5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9" office:value-type="string">
            <text:p>*</text:p>
          </table:table-cell>
          <table:table-cell table:style-name="ce17" table:formula="of:=NOW()" office:value-type="date" office:date-value="2023-03-02T02:27:45.4">
            <text:p>2023/3/2 2:27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expression table:name="entries_item_list_3" table:base-cell-address="$list_mix.$D$41" table:expression="$data.$f$#ref!:$g$#ref!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data.C8:data.E19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number:percentage-style style:name="N113">
      <number:number number:decimal-places="1" number:min-integer-digits="1"/>
      <number:text>%</number:text>
    </number:percentage-style>
    <number:date-style style:name="N114">
      <number:year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2">2023/03/02</text:date>, <text:time>02:27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3-02T02:27:44.46</dc:date>
    <dc:creator>iwabuchi ken</dc:creator>
    <meta:editing-duration>P4DT18H42M15S</meta:editing-duration>
    <meta:editing-cycles>1302</meta:editing-cycles>
    <meta:generator>OpenOffice/4.1.3$Win32 OpenOffice.org_project/413m1$Build-9783</meta:generator>
    <meta:document-statistic meta:table-count="4" meta:cell-count="8992" meta:object-count="0"/>
  </office:meta>
</office:document-meta>
</file>